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2" svg:font-family="Cambria"/>
    <style:font-face style:name="Cambria1" svg:font-family="Cambria" style:font-family-generic="roman"/>
    <style:font-face style:name="Cambria" svg:font-family="Cambria" style:font-family-generic="swiss"/>
    <style:font-face style:name="Franklin Gothic Book" svg:font-family="'Franklin Gothic Book'"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3mm"/>
    </style:style>
    <style:style style:name="co2" style:family="table-column">
      <style:table-column-properties fo:break-before="auto" style:column-width="43.18mm"/>
    </style:style>
    <style:style style:name="co3" style:family="table-column">
      <style:table-column-properties fo:break-before="auto" style:column-width="31.33mm"/>
    </style:style>
    <style:style style:name="co4" style:family="table-column">
      <style:table-column-properties fo:break-before="auto" style:column-width="25.4mm"/>
    </style:style>
    <style:style style:name="co5" style:family="table-column">
      <style:table-column-properties fo:break-before="auto" style:column-width="34.29mm"/>
    </style:style>
    <style:style style:name="co6" style:family="table-column">
      <style:table-column-properties fo:break-before="auto" style:column-width="25.82mm"/>
    </style:style>
    <style:style style:name="co7" style:family="table-column">
      <style:table-column-properties fo:break-before="auto" style:column-width="8.68mm"/>
    </style:style>
    <style:style style:name="co8" style:family="table-column">
      <style:table-column-properties fo:break-before="page" style:column-width="5.5mm"/>
    </style:style>
    <style:style style:name="co9" style:family="table-column">
      <style:table-column-properties fo:break-before="auto" style:column-width="53.13mm"/>
    </style:style>
    <style:style style:name="co10" style:family="table-column">
      <style:table-column-properties fo:break-before="auto" style:column-width="34.93mm"/>
    </style:style>
    <style:style style:name="co11" style:family="table-column">
      <style:table-column-properties fo:break-before="auto" style:column-width="36.41mm"/>
    </style:style>
    <style:style style:name="co12" style:family="table-column">
      <style:table-column-properties fo:break-before="auto" style:column-width="32.17mm"/>
    </style:style>
    <style:style style:name="co13" style:family="table-column">
      <style:table-column-properties fo:break-before="auto" style:column-width="1.91mm"/>
    </style:style>
    <style:style style:name="co14" style:family="table-column">
      <style:table-column-properties fo:break-before="auto" style:column-width="19.47mm"/>
    </style:style>
    <style:style style:name="co15" style:family="table-column">
      <style:table-column-properties fo:break-before="auto" style:column-width="19.9mm"/>
    </style:style>
    <style:style style:name="co16" style:family="table-column">
      <style:table-column-properties fo:break-before="auto" style:column-width="4.02mm"/>
    </style:style>
    <style:style style:name="co17" style:family="table-column">
      <style:table-column-properties fo:break-before="auto" style:column-width="59.06mm"/>
    </style:style>
    <style:style style:name="co18" style:family="table-column">
      <style:table-column-properties fo:break-before="auto" style:column-width="47.84mm"/>
    </style:style>
    <style:style style:name="co19" style:family="table-column">
      <style:table-column-properties fo:break-before="auto" style:column-width="38.52mm"/>
    </style:style>
    <style:style style:name="co20" style:family="table-column">
      <style:table-column-properties fo:break-before="auto" style:column-width="34.71mm"/>
    </style:style>
    <style:style style:name="co21" style:family="table-column">
      <style:table-column-properties fo:break-before="auto" style:column-width="29.21mm"/>
    </style:style>
    <style:style style:name="co22" style:family="table-column">
      <style:table-column-properties fo:break-before="auto" style:column-width="52.49mm"/>
    </style:style>
    <style:style style:name="co23" style:family="table-column">
      <style:table-column-properties fo:break-before="auto" style:column-width="18.63mm"/>
    </style:style>
    <style:style style:name="co24" style:family="table-column">
      <style:table-column-properties fo:break-before="auto" style:column-width="44.24mm"/>
    </style:style>
    <style:style style:name="co25" style:family="table-column">
      <style:table-column-properties fo:break-before="auto" style:column-width="30.06mm"/>
    </style:style>
    <style:style style:name="co26" style:family="table-column">
      <style:table-column-properties fo:break-before="auto" style:column-width="10.16mm"/>
    </style:style>
    <style:style style:name="co27" style:family="table-column">
      <style:table-column-properties fo:break-before="auto" style:column-width="70.91mm"/>
    </style:style>
    <style:style style:name="ro1" style:family="table-row">
      <style:table-row-properties style:row-height="21.43mm" fo:break-before="auto" style:use-optimal-row-height="false"/>
    </style:style>
    <style:style style:name="ro2" style:family="table-row">
      <style:table-row-properties style:row-height="10.85mm" fo:break-before="auto" style:use-optimal-row-height="false"/>
    </style:style>
    <style:style style:name="ro3" style:family="table-row">
      <style:table-row-properties style:row-height="5.29mm" fo:break-before="auto" style:use-optimal-row-height="false"/>
    </style:style>
    <style:style style:name="ro4" style:family="table-row">
      <style:table-row-properties style:row-height="10.58mm" fo:break-before="auto" style:use-optimal-row-height="false"/>
    </style:style>
    <style:style style:name="ro5" style:family="table-row">
      <style:table-row-properties style:row-height="4.87mm" fo:break-before="auto" style:use-optimal-row-height="true"/>
    </style:style>
    <style:style style:name="ro6" style:family="table-row">
      <style:table-row-properties style:row-height="16.4mm" fo:break-before="auto" style:use-optimal-row-height="false"/>
    </style:style>
    <style:style style:name="ro7" style:family="table-row">
      <style:table-row-properties style:row-height="9mm" fo:break-before="auto" style:use-optimal-row-height="false"/>
    </style:style>
    <style:style style:name="ro8" style:family="table-row">
      <style:table-row-properties style:row-height="5.82mm" fo:break-before="auto" style:use-optimal-row-height="false"/>
    </style:style>
    <style:style style:name="ro9" style:family="table-row">
      <style:table-row-properties style:row-height="8.2mm" fo:break-before="auto" style:use-optimal-row-height="false"/>
    </style:style>
    <style:style style:name="ta1" style:family="table" style:master-page-name="PageStyle_5f_mesečno_20_poročilo">
      <style:table-properties table:display="true" style:writing-mode="lr-tb"/>
    </style:style>
    <style:style style:name="ta2" style:family="table" style:master-page-name="PageStyle_5f_mesečni_20_stroški">
      <style:table-properties table:display="true" style:writing-mode="lr-tb"/>
    </style:style>
    <style:style style:name="ta3" style:family="table" style:master-page-name="PageStyle_5f_dodatno">
      <style:table-properties table:display="true" style:writing-mode="lr-tb"/>
    </style:style>
    <number:percentage-style style:name="N11">
      <number:number number:decimal-places="2" loext:min-decimal-places="2" number:min-integer-digits="1"/>
      <number:text> %</number:text>
    </number:percentage-style>
    <style:style style:name="ce1" style:family="table-cell" style:parent-style-name="Excel_20_Built-in_20_Heading_20_1" style:data-style-name="N0">
      <style:table-cell-properties fo:background-color="#ffffff" style:cell-protect="protected" style:print-content="true"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style>
    <style:style style:name="ce2" style:family="table-cell" style:parent-style-name="Default">
      <style:table-cell-properties fo:background-color="#ffffff" style:diagonal-bl-tr="none" style:diagonal-tl-br="none" fo:border="none" style:rotation-align="none"/>
    </style:style>
    <style:style style:name="ce3" style:family="table-cell" style:parent-style-name="Default">
      <style:table-cell-properties fo:background-color="#ffffff" style:rotation-align="none"/>
    </style:style>
    <style:style style:name="ce4" style:family="table-cell" style:parent-style-name="Excel_20_Built-in_20_Title" style:data-style-name="N0">
      <style:table-cell-properties fo:border-bottom="0.74pt solid #bfbfbf"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9.31mm" style:writing-mode="page"/>
      <style:text-properties fo:color="#60594e" style:text-outline="false" style:text-line-through-style="none" style:text-line-through-type="none" style:font-name="Cambria1" fo:font-size="30pt" fo:font-style="normal" fo:text-shadow="none" style:text-underline-style="none" fo:font-weight="normal" style:font-size-asian="30pt" style:font-style-asian="normal" style:font-weight-asian="normal" style:font-size-complex="30pt" style:font-style-complex="normal" style:font-weight-complex="normal"/>
    </style:style>
    <style:style style:name="ce5" style:family="table-cell" style:parent-style-name="Excel_20_Built-in_20_Heading_20_1"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9.31mm" style:writing-mode="page"/>
      <style:text-properties fo:color="#9dab6d" style:text-outline="false" style:text-line-through-style="none" style:text-line-through-type="none" style:font-name="Cambria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9.31mm" style:writing-mode="page"/>
    </style:style>
    <style:style style:name="ce7" style:family="table-cell" style:parent-style-name="Default">
      <style:table-cell-properties fo:border-bottom="0.74pt solid #bfbfbf"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mm" style:writing-mode="page"/>
    </style:style>
    <style:style style:name="ce8" style:family="table-cell" style:parent-style-name="Excel_20_Built-in_20_Heading_20_1"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bfbfbf" style:vertical-align="middle" loext:vertical-justify="auto"/>
      <style:paragraph-properties fo:text-align="start" css3t:text-justify="auto" fo:margin-left="9.31mm" style:writing-mode="page"/>
      <style:text-properties fo:color="#9dab6d" style:text-outline="false" style:text-line-through-style="none" style:text-line-through-type="none" style:font-name="Cambria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9.31mm" style:writing-mode="page"/>
      <style:text-properties fo:color="#60594e" style:text-outline="false" style:text-line-through-style="none" style:text-line-through-type="none" style:font-name="Franklin Gothic Book"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fo:border-bottom="0.74pt solid #bfbfb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60594e" style:text-outline="false" style:text-line-through-style="none" style:text-line-through-type="none" style:font-name="Franklin Gothic Book"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74pt solid #bfbfbf" style:vertical-align="middle" loext:vertical-justify="auto"/>
      <style:paragraph-properties fo:text-align="start" css3t:text-justify="auto" fo:margin-left="9.31mm" style:writing-mode="page"/>
      <style:text-properties fo:color="#60594e" style:text-outline="false" style:text-line-through-style="none" style:text-line-through-type="none" style:font-name="Franklin Gothic Book"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9.31mm" style:writing-mode="page"/>
      <style:text-properties fo:color="#60594e" style:text-outline="false" style:text-line-through-style="none" style:text-line-through-type="none" style:font-name="Franklin Gothic Book"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fo:border-bottom="0.74pt solid #bfbfbf"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60594e" style:text-outline="false" style:text-line-through-style="none" style:text-line-through-type="none" style:font-name="Franklin Gothic Book"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fo:border-bottom="0.74pt solid #bfbfbf" fo:background-color="#ffffff" style:diagonal-bl-tr="none" style:diagonal-tl-br="none" fo:border-left="none" fo:border-right="none" style:rotation-align="none" fo:border-top="none"/>
    </style:style>
    <style:style style:name="ce1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37.25mm" style:writing-mode="page"/>
    </style:style>
    <style:style style:name="ce16" style:family="table-cell" style:parent-style-name="Default">
      <style:table-cell-properties fo:border-bottom="none" fo:background-color="#ffffff" style:diagonal-bl-tr="none" style:diagonal-tl-br="none" fo:border-left="none" fo:border-right="none" style:rotation-align="none" fo:border-top="0.74pt solid #bfbfbf"/>
    </style:style>
    <style:style style:name="ce17" style:family="table-cell" style:parent-style-name="Default">
      <style:table-cell-properties fo:background-color="#ffffff" style:diagonal-bl-tr="none" style:diagonal-tl-br="none" fo:border="none" style:rotation-align="none"/>
      <style:text-properties fo:color="#9dab6d" style:text-outline="false" style:text-line-through-style="none" style:text-line-through-type="none" style:font-name="Franklin Gothic Book"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Excel_20_Built-in_20_Title" style:data-style-name="N0">
      <style:table-cell-properties fo:border-bottom="0.74pt solid #bfbfbf"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style>
    <style:style style:name="ce19" style:family="table-cell" style:parent-style-name="Default" style:data-style-name="N119">
      <style:table-cell-properties fo:border-bottom="0.74pt solid #bfbfbf" fo:background-color="#ffffff" style:diagonal-bl-tr="none" style:diagonal-tl-br="none" fo:border-left="none" fo:border-right="none" style:rotation-align="none" fo:border-top="none"/>
    </style:style>
    <style:style style:name="ce20" style:family="table-cell" style:parent-style-name="Default" style:data-style-name="N119">
      <style:table-cell-properties fo:border-bottom="none" fo:background-color="#ffffff" style:diagonal-bl-tr="none" style:diagonal-tl-br="none" fo:border-left="none" fo:border-right="none" style:rotation-align="none" fo:border-top="0.74pt solid #bfbfbf"/>
    </style:style>
    <style:style style:name="ce21" style:family="table-cell" style:parent-style-name="Default" style:data-style-name="N121">
      <style:table-cell-properties fo:background-color="#ffffff" style:cell-protect="none" style:print-content="true" style:diagonal-bl-tr="none" style:diagonal-tl-br="none" fo:border="none" style:rotation-align="none"/>
    </style:style>
    <style:style style:name="ce22" style:family="table-cell" style:parent-style-name="Default" style:data-style-name="N121">
      <style:table-cell-properties fo:background-color="#ffffff" style:diagonal-bl-tr="none" style:diagonal-tl-br="none" fo:border="none" style:rotation-align="none"/>
      <style:text-properties fo:color="#9dab6d" style:text-outline="false" style:text-line-through-style="none" style:text-line-through-type="none" style:font-name="Franklin Gothic Book"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Excel_20_Built-in_20_Heading_20_1" style:data-style-name="N119">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0.74pt solid #bfbfbf" style:rotation-angle="90" style:rotation-align="bottom" style:shrink-to-fit="false" fo:border-top="0.74pt solid #bfbfbf" style:vertical-align="middle" loext:vertical-justify="auto"/>
      <style:paragraph-properties css3t:text-justify="auto" fo:margin-left="0mm" style:writing-mode="page"/>
    </style:style>
    <style:style style:name="ce24" style:family="table-cell" style:parent-style-name="Excel_20_Built-in_20_Heading_20_1" style:data-style-name="N119">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0.74pt solid #bfbfbf" style:rotation-angle="90" style:rotation-align="bottom" style:shrink-to-fit="false" fo:border-top="none" style:vertical-align="middle" loext:vertical-justify="auto"/>
      <style:paragraph-properties css3t:text-justify="auto" fo:margin-left="0mm" style:writing-mode="page"/>
    </style:style>
    <style:style style:name="ce25" style:family="table-cell" style:parent-style-name="Excel_20_Built-in_20_Heading_20_1" style:data-style-name="N119">
      <style:table-cell-properties fo:border-bottom="0.74pt solid #bfbfbf" fo:background-color="#ffffff" style:cell-protect="protected" style:print-content="true" style:diagonal-bl-tr="none" style:diagonal-tl-br="none" style:text-align-source="value-type" style:repeat-content="false" fo:wrap-option="no-wrap" fo:border-left="none" style:direction="ltr" fo:border-right="0.74pt solid #bfbfbf" style:rotation-angle="90" style:rotation-align="bottom" style:shrink-to-fit="false" fo:border-top="none" style:vertical-align="middle" loext:vertical-justify="auto"/>
      <style:paragraph-properties css3t:text-justify="auto" fo:margin-left="0mm" style:writing-mode="page"/>
    </style:style>
    <style:style style:name="ce26" style:family="table-cell" style:parent-style-name="Default">
      <style:table-cell-properties fo:border-bottom="none" fo:background-color="#ffffff" style:diagonal-bl-tr="none" style:diagonal-tl-br="none" fo:border-left="none" fo:border-right="0.74pt solid #bfbfbf" style:rotation-align="none" fo:border-top="none"/>
    </style:style>
    <style:style style:name="ce27" style:family="table-cell" style:parent-style-name="Excel_20_Built-in_20_Title" style:data-style-name="N0">
      <style:table-cell-properties fo:border-bottom="0.74pt solid #bfbfbf" fo:background-color="#ffffff" style:cell-protect="protected" style:print-content="true" style:diagonal-bl-tr="none" style:diagonal-tl-br="none" style:text-align-source="value-type" style:repeat-content="false" fo:wrap-option="no-wrap" fo:border-left="none" style:direction="ltr" fo:border-right="0.74pt solid #bfbfbf" style:rotation-angle="0" style:rotation-align="none" style:shrink-to-fit="false" fo:border-top="none" style:vertical-align="middle" loext:vertical-justify="auto"/>
      <style:paragraph-properties css3t:text-justify="auto" fo:margin-left="0mm" style:writing-mode="page"/>
    </style:style>
    <style:style style:name="ce28" style:family="table-cell" style:parent-style-name="Default" style:data-style-name="N11">
      <style:table-cell-properties fo:background-color="#ffffff" style:rotation-align="none"/>
    </style:style>
    <style:style style:name="ce29" style:family="table-cell" style:parent-style-name="Default">
      <style:table-cell-properties fo:border-bottom="0.74pt solid #bfbfbf" fo:background-color="#ffffff" style:diagonal-bl-tr="none" style:diagonal-tl-br="none" style:text-align-source="value-type" style:repeat-content="false" fo:wrap-option="no-wrap" fo:border-left="0.74pt solid #bfbfbf" style:direction="ltr" fo:border-right="none" style:rotation-angle="0" style:rotation-align="none" style:shrink-to-fit="false" fo:border-top="none" style:vertical-align="middle" loext:vertical-justify="auto"/>
      <style:paragraph-properties css3t:text-justify="auto" fo:margin-left="0mm" style:writing-mode="page"/>
      <style:text-properties fo:color="#60594e" style:text-outline="false" style:text-line-through-style="none" style:text-line-through-type="none" style:font-name="Franklin Gothic Book"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31" style:family="table-cell" style:parent-style-name="Default" style:data-style-name="N121">
      <style:table-cell-properties fo:background-color="#ffffff" style:diagonal-bl-tr="none" style:diagonal-tl-br="none" fo:border="none" style:rotation-align="none"/>
    </style:style>
    <style:style style:name="ce32" style:family="table-cell" style:parent-style-name="Excel_20_Built-in_20_Heading_20_1"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bfbfbf" style:vertical-align="middle" loext:vertical-justify="auto"/>
      <style:paragraph-properties css3t:text-justify="auto" fo:margin-left="0mm" style:writing-mode="page"/>
      <style:text-properties fo:color="#9dab6d" style:text-outline="false" style:text-line-through-style="none" style:text-line-through-type="none" style:font-name="Cambria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3" style:family="table-cell" style:parent-style-name="Excel_20_Built-in_20_Currency">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2f2b20" style:text-outline="false" style:text-line-through-style="none" style:text-line-through-type="none" style:font-name="Franklin Gothic Book"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120">
      <style:table-cell-properties fo:border-bottom="0.74pt solid #bfbfb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style>
    <style:style style:name="ce35" style:family="table-cell" style:parent-style-name="Excel_20_Built-in_20_Currency">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bfbfbf" style:vertical-align="middle" loext:vertical-justify="auto"/>
      <style:paragraph-properties css3t:text-justify="auto" fo:margin-left="0mm" style:writing-mode="page"/>
      <style:text-properties fo:color="#2f2b20" style:text-outline="false" style:text-line-through-style="none" style:text-line-through-type="none" style:font-name="Franklin Gothic Book"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data-style-name="N119">
      <style:table-cell-properties fo:background-color="#ffffff" style:diagonal-bl-tr="none" style:diagonal-tl-br="none" fo:border="none" style:rotation-align="none"/>
    </style:style>
    <style:style style:name="ce37" style:family="table-cell" style:parent-style-name="Default" style:data-style-name="N120">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style>
    <style:style style:name="ce38" style:family="table-cell" style:parent-style-name="Default" style:data-style-name="N120">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39"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style>
    <style:style style:name="ce40" style:family="table-cell" style:parent-style-name="Excel_20_Built-in_20_Title"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style>
    <style:style style:name="ce41" style:family="table-cell" style:parent-style-name="Default">
      <style:table-cell-properties fo:border-bottom="0.74pt solid #bfbfb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9.31mm" style:writing-mode="page"/>
      <style:text-properties fo:color="#2f2b20" style:text-outline="false" style:text-line-through-style="none" style:text-line-through-type="none" style:font-name="Franklin Gothic Book"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2" style:family="table-cell" style:parent-style-name="Excel_20_Built-in_20_Title"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Excel_20_Built-in_20_Title" style:data-style-name="N0">
      <style:table-cell-properties fo:border-bottom="0.74pt solid #bfbfbf"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Excel_20_Built-in_20_Heading_20_1"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style>
    <style:style style:name="ce45" style:family="table-cell" style:parent-style-name="Default">
      <style:table-cell-properties style:rotation-align="none"/>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47" style:family="table-cell" style:parent-style-name="Excel_20_Built-in_20_Title" style:data-style-name="N107">
      <style:table-cell-properties fo:border-bottom="0.74pt solid #bfbfbf"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9.31mm" style:writing-mode="page"/>
      <style:text-properties fo:color="#60594e" style:text-outline="false" style:text-line-through-style="none" style:text-line-through-type="none" style:font-name="Cambria1" fo:font-size="30pt" fo:font-style="normal" fo:text-shadow="none" style:text-underline-style="none" fo:font-weight="normal" style:font-size-asian="30pt" style:font-style-asian="normal" style:font-weight-asian="normal" style:font-size-complex="30pt" style:font-style-complex="normal" style:font-weight-complex="normal"/>
    </style:style>
    <style:style style:name="ce48" style:family="table-cell" style:parent-style-name="Excel_20_Built-in_20_Title" style:data-style-name="N107">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49" style:family="table-cell" style:parent-style-name="Excel_20_Built-in_20_Title" style:data-style-name="N107">
      <style:table-cell-properties fo:border-bottom="0.74pt solid #bfbfbf"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0" style:family="table-cell" style:parent-style-name="Excel_20_Built-in_20_Heading_20_1" style:data-style-name="N107">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ce52" style:family="table-cell" style:parent-style-name="Default" style:data-style-name="N107">
      <style:table-cell-properties style:rotation-align="none"/>
    </style:style>
    <style:style style:name="ce53" style:family="table-cell" style:parent-style-name="Default" style:data-style-name="N107">
      <style:table-cell-properties fo:background-color="#ffffff" style:rotation-align="none"/>
    </style:style>
    <style:style style:name="ce54" style:family="table-cell" style:parent-style-name="Default" style:data-style-name="N107">
      <style:table-cell-properties fo:background-color="#ffffff" style:diagonal-bl-tr="none" style:diagonal-tl-br="none" fo:border="none" style:rotation-align="none"/>
    </style:style>
    <style:style style:name="ce55" style:family="table-cell" style:parent-style-name="Excel_20_Built-in_20_Title" style:data-style-name="N0">
      <style:table-cell-properties fo:border-bottom="0.74pt solid #bfbfb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fo:color="#60594e" style:text-outline="false" style:text-line-through-style="none" style:text-line-through-type="none" style:font-name="Cambria1" fo:font-size="30pt" fo:font-style="normal" fo:text-shadow="none" style:text-underline-style="none" fo:font-weight="normal" style:font-size-asian="30pt" style:font-style-asian="normal" style:font-weight-asian="normal" style:font-size-complex="30pt" style:font-style-complex="normal" style:font-weight-complex="normal"/>
    </style:style>
    <style:style style:name="ce56" style:family="table-cell" style:parent-style-name="Default">
      <style:table-cell-properties style:diagonal-bl-tr="none" style:diagonal-tl-br="none" fo:background-color="transparent" fo:border="none" style:rotation-align="none"/>
      <style:text-properties fo:color="#2f2b2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style:diagonal-bl-tr="none" style:diagonal-tl-br="none" fo:background-color="transparent" fo:border="none" style:rotation-align="none"/>
      <style:text-properties fo:color="#2f2b20" style:text-outline="false" style:text-line-through-style="none" style:text-line-through-type="none" style:font-name="Franklin Gothic Book"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fo:border-bottom="0.74pt solid #bfbfbf" style:diagonal-bl-tr="none" style:diagonal-tl-br="none" fo:border-left="none" fo:border-right="none" style:rotation-align="none" fo:border-top="none"/>
    </style:style>
    <style:style style:name="ce59" style:family="table-cell" style:parent-style-name="Default" style:data-style-name="N107">
      <style:table-cell-properties fo:border-bottom="0.74pt solid #bfbfbf" style:diagonal-bl-tr="none" style:diagonal-tl-br="none" fo:border-left="none" fo:border-right="none" style:rotation-align="none" fo:border-top="none"/>
    </style:style>
    <style:style style:name="ce60" style:family="table-cell" style:parent-style-name="Default" style:data-style-name="N107">
      <style:table-cell-properties style:diagonal-bl-tr="none" style:diagonal-tl-br="none" fo:background-color="transparent" fo:border="none" style:rotation-align="none"/>
      <style:text-properties fo:color="#2f2b2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data-style-name="N107">
      <style:table-cell-properties style:cell-protect="none" style:print-content="true" style:diagonal-bl-tr="none" style:diagonal-tl-br="none" fo:background-color="transparent" fo:border="none" style:rotation-align="none"/>
      <style:text-properties fo:color="#2f2b20" style:text-outline="false" style:text-line-through-style="none" style:text-line-through-type="none" style:font-name="Franklin Gothic Book"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data-style-name="N107">
      <style:table-cell-properties style:cell-protect="none" style:print-content="true" style:diagonal-bl-tr="none" style:diagonal-tl-br="none" fo:background-color="transparent" fo:border="none" style:rotation-align="none"/>
      <style:text-properties fo:color="#2f2b20" style:text-outline="false" style:text-line-through-style="none" style:text-line-through-type="none" style:font-name="Franklin Gothic Book"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F3]&lt;0)" style:apply-style-name="ConditionalStyle_5f_14" style:base-cell-address="'mesečni stroški'.F3"/>
    </style:style>
    <style:style style:name="ce63" style:family="table-cell" style:parent-style-name="Default" style:data-style-name="N119">
      <style:table-cell-properties style:diagonal-bl-tr="none" style:diagonal-tl-br="none" fo:background-color="transparent" fo:border="none" style:rotation-align="none"/>
      <style:text-properties fo:color="#2f2b20" style:text-outline="false" style:text-line-through-style="none" style:text-line-through-type="none" style:font-name="Franklin Gothic Book"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data-style-name="N119">
      <style:table-cell-properties style:rotation-align="none"/>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2f2b20" style:text-outline="false" style:text-line-through-style="none" style:text-line-through-type="none" style:font-name="Franklin Gothic Book"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66" style:family="table-cell" style:parent-style-name="Default" style:data-style-name="N107">
      <style:table-cell-properties style:rotation-align="none"/>
      <style:text-properties fo:color="#2f2b20" style:text-outline="false" style:text-line-through-style="none" style:text-line-through-type="none" style:font-name="Cambria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rotation-align="none"/>
      <style:text-properties fo:color="#2f2b2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solid" svg:stroke-width="0mm" svg:stroke-color="#c4cda7" draw:fill="solid" draw:fill-color="#d8ddc5" draw:textarea-vertical-align="middle" draw:auto-grow-height="false" draw:fit-to-size="false" fo:min-height="0mm" fo:min-width="0mm" fo:padding-top="1.25mm" fo:padding-bottom="1.25mm" fo:padding-left="2.5mm" fo:padding-right="2.5mm" fo:wrap-option="wrap" draw:shadow="visible" draw:shadow-offset-x="0mm" draw:shadow-offset-y="0mm" draw:shadow-color="#000000" draw:shadow-opacity="18%"/>
    </style:style>
    <style:style style:name="gr2" style:family="graphic">
      <style:graphic-properties draw:stroke="solid" svg:stroke-width="0.09mm" svg:stroke-color="#bfbfbf" draw:fill="none" draw:textarea-horizontal-align="center" draw:textarea-vertical-align="top" draw:auto-grow-height="false" fo:padding-top="1.25mm" fo:padding-bottom="1.25mm" fo:padding-left="2.5mm" fo:padding-right="2.5mm" fo:wrap-option="wrap" draw:shadow="visible" draw:shadow-offset-x="0mm" draw:shadow-offset-y="0.56mm" draw:shadow-color="#000000" draw:shadow-opacity="38%"/>
    </style:style>
    <style:style style:name="gr3" style:family="graphic">
      <style:graphic-properties draw:stroke="none" svg:stroke-width="0mm" draw:stroke-linejoin="round" draw:fill="solid" draw:fill-color="#9dab6d" draw:textarea-vertical-align="top" draw:auto-grow-height="false" fo:min-height="0mm" fo:min-width="0mm" fo:padding-top="1.25mm" fo:padding-bottom="1.25mm" fo:padding-left="2.5mm" fo:padding-right="2.5mm" fo:wrap-option="wrap"/>
    </style:style>
    <style:style style:name="gr4" style:family="graphic">
      <style:graphic-properties draw:stroke="solid" svg:stroke-width="0mm" svg:stroke-color="#008000" draw:fill="solid" draw:fill-color="#ffffff" draw:textarea-vertical-align="top" draw:auto-grow-height="false" draw:fit-to-size="false" fo:min-height="0mm" fo:min-width="0mm" fo:padding-top="1.25mm" fo:padding-bottom="1.25mm" fo:padding-left="2.5mm" fo:padding-right="2.5mm" fo:wrap-option="wrap"/>
    </style:style>
    <style:style style:name="gr5"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P1" style:family="paragraph">
      <style:paragraph-properties fo:margin-left="0mm" fo:margin-right="0mm" fo:margin-top="0mm" fo:margin-bottom="0mm" fo:line-height="100%" fo:text-align="center" fo:text-indent="0mm">
        <style:tab-stops>
          <style:tab-stop style:position="0mm"/>
        </style:tab-stops>
      </style:paragraph-properties>
    </style:style>
    <style:style style:name="P2" style:family="paragraph">
      <loext:graphic-properties draw:fill="solid" draw:fill-color="#d8ddc5"/>
      <style:paragraph-properties fo:text-align="start"/>
      <style:text-properties fo:font-size="18pt"/>
    </style:style>
    <style:style style:name="P3" style:family="paragraph">
      <loext:graphic-properties draw:fill="none"/>
      <style:paragraph-properties fo:text-align="start"/>
      <style:text-properties fo:font-size="18pt"/>
    </style:style>
    <style:style style:name="P4" style:family="paragraph">
      <loext:graphic-properties draw:fill="solid" draw:fill-color="#9dab6d"/>
      <style:paragraph-properties fo:text-align="start"/>
      <style:text-properties fo:font-size="18pt"/>
    </style:style>
    <style:style style:name="P5" style:family="paragraph">
      <style:paragraph-properties fo:margin-top="0mm" fo:margin-bottom="0mm" fo:text-align="start"/>
    </style:style>
    <style:style style:name="P6" style:family="paragraph">
      <loext:graphic-properties draw:fill="solid" draw:fill-color="#ffffff"/>
      <style:paragraph-properties fo:text-align="start"/>
      <style:text-properties fo:font-size="18pt"/>
    </style:style>
    <style:style style:name="T1" style:family="text">
      <style:text-properties fo:font-variant="normal" fo:text-transform="none" fo:color="#60594e" style:text-line-through-style="none" style:text-line-through-type="none" style:text-position="0% 100%"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2f2b20" style:font-name="Franklin Gothic Book" fo:font-size="10pt" fo:font-weight="bold" style:text-underline-style="none" style:text-underline-color="font-color" style:text-line-through-type="none" fo:font-style="italic" style:text-outline="false" fo:text-shadow="none" style:text-position="0%" style:font-size-asian="10pt" style:font-size-complex="10pt" style:font-weight-asian="bold" style:font-weight-complex="bold" style:font-style-asian="italic" style:font-style-complex="italic"/>
    </style:style>
    <style:style style:name="T4" style:family="text">
      <style:text-properties fo:color="#2f2b20" fo:font-size="10pt" style:text-underline-style="none" style:text-underline-color="font-color" style:text-line-through-type="none" fo:font-style="italic" style:text-outline="false" fo:text-shadow="none" style:text-position="0%" style:font-size-asian="10pt" style:font-size-complex="10pt" style:font-style-asian="italic" style:font-style-complex="italic" style:font-name="Franklin Gothic Book"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BudgetCategory)" table:allow-empty-cell="true" table:display-list="unsorted" table:base-cell-address="dodatno.C3">
          <table:help-message table:display="true"/>
          <table:error-message table:message-type="stop" table:title="Invalid Data" table:display="true">
            <text:p>If you need to add a new category to this list, you can add new list items to the Budget Category Lookup column on the worksheet named Lookup Lists.</text:p>
          </table:error-message>
        </table:content-validation>
      </table:content-validations>
      <table:table table:name="mesečno poročilo" table:style-name="ta1" table:protected="true">
        <loext:table-protection loext:select-unprotected-cells="true"/>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1"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6" table:default-cell-style-name="ce3"/>
        <table:table-header-columns>
          <table:table-column table:style-name="co9" table:default-cell-style-name="ce3"/>
        </table:table-header-columns>
        <table:table-column table:style-name="co10" table:default-cell-style-name="ce53"/>
        <table:table-column table:style-name="co11" table:default-cell-style-name="ce53"/>
        <table:table-column table:style-name="co12" table:default-cell-style-name="ce53"/>
        <table:table-column table:style-name="co13" table:default-cell-style-name="ce3"/>
        <table:table-column table:style-name="co14" table:default-cell-style-name="Default"/>
        <table:table-column table:style-name="co15" table:number-columns-repeated="1008" table:default-cell-style-name="ce3"/>
        <table:table-row table:style-name="ro1">
          <table:table-cell table:style-name="Default"/>
          <table:table-cell table:style-name="ce4" office:value-type="string" calcext:value-type="string">
            <text:p>Pregled proračuna</text:p>
          </table:table-cell>
          <table:table-cell table:style-name="ce14" table:number-columns-repeated="3"/>
          <table:table-cell table:style-name="ce18">
            <draw:a xlink:type="simple" xlink:href="#'mesečni stroški'.A1">
              <draw:custom-shape table:end-cell-address="'mesečno poročilo'.H1" table:end-x="6.31mm" table:end-y="11.86mm" draw:z-index="0" draw:name="Enter Expenses" draw:style-name="gr1" draw:text-style-name="P2" svg:width="43.5mm" svg:height="7.61mm" svg:x="22.92mm" svg:y="4.25mm">
                <text:p text:style-name="P1"><text:span text:style-name="T1">Vnos stroško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a>
          </table:table-cell>
          <table:table-cell table:style-name="ce18" table:number-columns-repeated="2"/>
          <table:table-cell table:style-name="ce40">
            <draw:line table:end-cell-address="'mesečno poročilo'.I36" table:end-x="3.98mm" table:end-y="0.33mm" draw:z-index="2" draw:name="Page Divider" draw:style-name="gr2" draw:text-style-name="P3" svg:x1="3.39mm" svg:y1="0.04mm" svg:x2="3.98mm" svg:y2="212.52mm">
              <text:p/>
            </draw:line>
          </table:table-cell>
          <table:table-cell table:style-name="ce4" office:value-type="string" calcext:value-type="string">
            <text:p>Povzetek proračuna</text:p>
          </table:table-cell>
          <table:table-cell table:style-name="ce4"/>
          <table:table-cell table:style-name="ce47">
            <draw:g table:end-cell-address="'mesečno poročilo'.N1" table:end-x="29.85mm" table:end-y="14.56mm" draw:z-index="3">
              <draw:custom-shape draw:name="Freeform 5" draw:style-name="gr3" draw:text-style-name="P4" svg:width="12.86mm" svg:height="7.4mm" svg:x="53.9mm" svg:y="2.4mm">
                <text:p/>
                <draw:enhanced-geometry draw:mirror-horizontal="false" draw:mirror-vertical="false" drawooo:sub-view-size="597 371" draw:text-areas="0 0 ?f112 ?f113" svg:viewBox="0 0 0 0" draw:type="ooxml-non-primitive" draw:enhanced-path="M 597 0 L 587 43 570 83 547 122 519 158 488 193 453 224 415 252 377 275 337 296 296 312 286 316 235 333 185 349 129 363 121 366 112 370 103 371 94 371 83 367 72 365 76 364 81 363 87 360 92 358 96 357 133 343 169 326 153 332 136 336 118 341 102 347 86 353 70 359 52 360 35 360 18 358 0 357 12 355 25 351 48 346 106 332 161 315 216 296 245 285 276 272 310 257 346 239 381 218 418 196 453 170 486 142 518 111 548 77 575 40 597 0 Z N">
                  <draw:equation draw:name="f0" draw:formula="597*logwidth/597"/>
                  <draw:equation draw:name="f1" draw:formula="0*logheight/371"/>
                  <draw:equation draw:name="f2" draw:formula="587*logwidth/597"/>
                  <draw:equation draw:name="f3" draw:formula="43*logheight/371"/>
                  <draw:equation draw:name="f4" draw:formula="570*logwidth/597"/>
                  <draw:equation draw:name="f5" draw:formula="83*logheight/371"/>
                  <draw:equation draw:name="f6" draw:formula="547*logwidth/597"/>
                  <draw:equation draw:name="f7" draw:formula="122*logheight/371"/>
                  <draw:equation draw:name="f8" draw:formula="519*logwidth/597"/>
                  <draw:equation draw:name="f9" draw:formula="158*logheight/371"/>
                  <draw:equation draw:name="f10" draw:formula="488*logwidth/597"/>
                  <draw:equation draw:name="f11" draw:formula="193*logheight/371"/>
                  <draw:equation draw:name="f12" draw:formula="453*logwidth/597"/>
                  <draw:equation draw:name="f13" draw:formula="224*logheight/371"/>
                  <draw:equation draw:name="f14" draw:formula="415*logwidth/597"/>
                  <draw:equation draw:name="f15" draw:formula="252*logheight/371"/>
                  <draw:equation draw:name="f16" draw:formula="377*logwidth/597"/>
                  <draw:equation draw:name="f17" draw:formula="275*logheight/371"/>
                  <draw:equation draw:name="f18" draw:formula="337*logwidth/597"/>
                  <draw:equation draw:name="f19" draw:formula="296*logheight/371"/>
                  <draw:equation draw:name="f20" draw:formula="296*logwidth/597"/>
                  <draw:equation draw:name="f21" draw:formula="312*logheight/371"/>
                  <draw:equation draw:name="f22" draw:formula="286*logwidth/597"/>
                  <draw:equation draw:name="f23" draw:formula="316*logheight/371"/>
                  <draw:equation draw:name="f24" draw:formula="235*logwidth/597"/>
                  <draw:equation draw:name="f25" draw:formula="333*logheight/371"/>
                  <draw:equation draw:name="f26" draw:formula="185*logwidth/597"/>
                  <draw:equation draw:name="f27" draw:formula="349*logheight/371"/>
                  <draw:equation draw:name="f28" draw:formula="129*logwidth/597"/>
                  <draw:equation draw:name="f29" draw:formula="363*logheight/371"/>
                  <draw:equation draw:name="f30" draw:formula="121*logwidth/597"/>
                  <draw:equation draw:name="f31" draw:formula="366*logheight/371"/>
                  <draw:equation draw:name="f32" draw:formula="112*logwidth/597"/>
                  <draw:equation draw:name="f33" draw:formula="370*logheight/371"/>
                  <draw:equation draw:name="f34" draw:formula="103*logwidth/597"/>
                  <draw:equation draw:name="f35" draw:formula="371*logheight/371"/>
                  <draw:equation draw:name="f36" draw:formula="94*logwidth/597"/>
                  <draw:equation draw:name="f37" draw:formula="371*logheight/371"/>
                  <draw:equation draw:name="f38" draw:formula="83*logwidth/597"/>
                  <draw:equation draw:name="f39" draw:formula="367*logheight/371"/>
                  <draw:equation draw:name="f40" draw:formula="72*logwidth/597"/>
                  <draw:equation draw:name="f41" draw:formula="365*logheight/371"/>
                  <draw:equation draw:name="f42" draw:formula="76*logwidth/597"/>
                  <draw:equation draw:name="f43" draw:formula="364*logheight/371"/>
                  <draw:equation draw:name="f44" draw:formula="81*logwidth/597"/>
                  <draw:equation draw:name="f45" draw:formula="363*logheight/371"/>
                  <draw:equation draw:name="f46" draw:formula="87*logwidth/597"/>
                  <draw:equation draw:name="f47" draw:formula="360*logheight/371"/>
                  <draw:equation draw:name="f48" draw:formula="92*logwidth/597"/>
                  <draw:equation draw:name="f49" draw:formula="358*logheight/371"/>
                  <draw:equation draw:name="f50" draw:formula="96*logwidth/597"/>
                  <draw:equation draw:name="f51" draw:formula="357*logheight/371"/>
                  <draw:equation draw:name="f52" draw:formula="133*logwidth/597"/>
                  <draw:equation draw:name="f53" draw:formula="343*logheight/371"/>
                  <draw:equation draw:name="f54" draw:formula="169*logwidth/597"/>
                  <draw:equation draw:name="f55" draw:formula="326*logheight/371"/>
                  <draw:equation draw:name="f56" draw:formula="153*logwidth/597"/>
                  <draw:equation draw:name="f57" draw:formula="332*logheight/371"/>
                  <draw:equation draw:name="f58" draw:formula="136*logwidth/597"/>
                  <draw:equation draw:name="f59" draw:formula="336*logheight/371"/>
                  <draw:equation draw:name="f60" draw:formula="118*logwidth/597"/>
                  <draw:equation draw:name="f61" draw:formula="341*logheight/371"/>
                  <draw:equation draw:name="f62" draw:formula="102*logwidth/597"/>
                  <draw:equation draw:name="f63" draw:formula="347*logheight/371"/>
                  <draw:equation draw:name="f64" draw:formula="86*logwidth/597"/>
                  <draw:equation draw:name="f65" draw:formula="353*logheight/371"/>
                  <draw:equation draw:name="f66" draw:formula="70*logwidth/597"/>
                  <draw:equation draw:name="f67" draw:formula="359*logheight/371"/>
                  <draw:equation draw:name="f68" draw:formula="52*logwidth/597"/>
                  <draw:equation draw:name="f69" draw:formula="360*logheight/371"/>
                  <draw:equation draw:name="f70" draw:formula="35*logwidth/597"/>
                  <draw:equation draw:name="f71" draw:formula="360*logheight/371"/>
                  <draw:equation draw:name="f72" draw:formula="18*logwidth/597"/>
                  <draw:equation draw:name="f73" draw:formula="358*logheight/371"/>
                  <draw:equation draw:name="f74" draw:formula="0*logwidth/597"/>
                  <draw:equation draw:name="f75" draw:formula="357*logheight/371"/>
                  <draw:equation draw:name="f76" draw:formula="12*logwidth/597"/>
                  <draw:equation draw:name="f77" draw:formula="355*logheight/371"/>
                  <draw:equation draw:name="f78" draw:formula="25*logwidth/597"/>
                  <draw:equation draw:name="f79" draw:formula="351*logheight/371"/>
                  <draw:equation draw:name="f80" draw:formula="48*logwidth/597"/>
                  <draw:equation draw:name="f81" draw:formula="346*logheight/371"/>
                  <draw:equation draw:name="f82" draw:formula="106*logwidth/597"/>
                  <draw:equation draw:name="f83" draw:formula="332*logheight/371"/>
                  <draw:equation draw:name="f84" draw:formula="161*logwidth/597"/>
                  <draw:equation draw:name="f85" draw:formula="315*logheight/371"/>
                  <draw:equation draw:name="f86" draw:formula="216*logwidth/597"/>
                  <draw:equation draw:name="f87" draw:formula="296*logheight/371"/>
                  <draw:equation draw:name="f88" draw:formula="245*logwidth/597"/>
                  <draw:equation draw:name="f89" draw:formula="285*logheight/371"/>
                  <draw:equation draw:name="f90" draw:formula="276*logwidth/597"/>
                  <draw:equation draw:name="f91" draw:formula="272*logheight/371"/>
                  <draw:equation draw:name="f92" draw:formula="310*logwidth/597"/>
                  <draw:equation draw:name="f93" draw:formula="257*logheight/371"/>
                  <draw:equation draw:name="f94" draw:formula="346*logwidth/597"/>
                  <draw:equation draw:name="f95" draw:formula="239*logheight/371"/>
                  <draw:equation draw:name="f96" draw:formula="381*logwidth/597"/>
                  <draw:equation draw:name="f97" draw:formula="218*logheight/371"/>
                  <draw:equation draw:name="f98" draw:formula="418*logwidth/597"/>
                  <draw:equation draw:name="f99" draw:formula="196*logheight/371"/>
                  <draw:equation draw:name="f100" draw:formula="453*logwidth/597"/>
                  <draw:equation draw:name="f101" draw:formula="170*logheight/371"/>
                  <draw:equation draw:name="f102" draw:formula="486*logwidth/597"/>
                  <draw:equation draw:name="f103" draw:formula="142*logheight/371"/>
                  <draw:equation draw:name="f104" draw:formula="518*logwidth/597"/>
                  <draw:equation draw:name="f105" draw:formula="111*logheight/371"/>
                  <draw:equation draw:name="f106" draw:formula="548*logwidth/597"/>
                  <draw:equation draw:name="f107" draw:formula="77*logheight/371"/>
                  <draw:equation draw:name="f108" draw:formula="575*logwidth/597"/>
                  <draw:equation draw:name="f109" draw:formula="40*logheight/371"/>
                  <draw:equation draw:name="f110" draw:formula="597*logwidth/597"/>
                  <draw:equation draw:name="f111" draw:formula="0*logheight/371"/>
                  <draw:equation draw:name="f112" draw:formula="logwidth"/>
                  <draw:equation draw:name="f113" draw:formula="logheight"/>
                </draw:enhanced-geometry>
              </draw:custom-shape>
              <draw:custom-shape draw:name="Freeform 6" draw:style-name="gr3" draw:text-style-name="P4" svg:width="3.35mm" svg:height="0.78mm" svg:x="96.99mm" svg:y="10.33mm">
                <text:p/>
                <draw:enhanced-geometry draw:mirror-horizontal="false" draw:mirror-vertical="false" drawooo:sub-view-size="154 45" draw:text-areas="0 0 ?f50 ?f51" svg:viewBox="0 0 0 0" draw:type="ooxml-non-primitive" draw:enhanced-path="M 33 0 L 50 1 67 5 84 10 101 16 128 23 154 28 146 29 136 33 125 37 117 39 104 43 91 44 67 45 44 44 21 39 14 36 6 32 2 27 0 20 3 13 6 9 15 4 23 2 33 0 Z N">
                  <draw:equation draw:name="f0" draw:formula="33*logwidth/154"/>
                  <draw:equation draw:name="f1" draw:formula="0*logheight/45"/>
                  <draw:equation draw:name="f2" draw:formula="50*logwidth/154"/>
                  <draw:equation draw:name="f3" draw:formula="1*logheight/45"/>
                  <draw:equation draw:name="f4" draw:formula="67*logwidth/154"/>
                  <draw:equation draw:name="f5" draw:formula="5*logheight/45"/>
                  <draw:equation draw:name="f6" draw:formula="84*logwidth/154"/>
                  <draw:equation draw:name="f7" draw:formula="10*logheight/45"/>
                  <draw:equation draw:name="f8" draw:formula="101*logwidth/154"/>
                  <draw:equation draw:name="f9" draw:formula="16*logheight/45"/>
                  <draw:equation draw:name="f10" draw:formula="128*logwidth/154"/>
                  <draw:equation draw:name="f11" draw:formula="23*logheight/45"/>
                  <draw:equation draw:name="f12" draw:formula="154*logwidth/154"/>
                  <draw:equation draw:name="f13" draw:formula="28*logheight/45"/>
                  <draw:equation draw:name="f14" draw:formula="146*logwidth/154"/>
                  <draw:equation draw:name="f15" draw:formula="29*logheight/45"/>
                  <draw:equation draw:name="f16" draw:formula="136*logwidth/154"/>
                  <draw:equation draw:name="f17" draw:formula="33*logheight/45"/>
                  <draw:equation draw:name="f18" draw:formula="125*logwidth/154"/>
                  <draw:equation draw:name="f19" draw:formula="37*logheight/45"/>
                  <draw:equation draw:name="f20" draw:formula="117*logwidth/154"/>
                  <draw:equation draw:name="f21" draw:formula="39*logheight/45"/>
                  <draw:equation draw:name="f22" draw:formula="104*logwidth/154"/>
                  <draw:equation draw:name="f23" draw:formula="43*logheight/45"/>
                  <draw:equation draw:name="f24" draw:formula="91*logwidth/154"/>
                  <draw:equation draw:name="f25" draw:formula="44*logheight/45"/>
                  <draw:equation draw:name="f26" draw:formula="67*logwidth/154"/>
                  <draw:equation draw:name="f27" draw:formula="45*logheight/45"/>
                  <draw:equation draw:name="f28" draw:formula="44*logwidth/154"/>
                  <draw:equation draw:name="f29" draw:formula="44*logheight/45"/>
                  <draw:equation draw:name="f30" draw:formula="21*logwidth/154"/>
                  <draw:equation draw:name="f31" draw:formula="39*logheight/45"/>
                  <draw:equation draw:name="f32" draw:formula="14*logwidth/154"/>
                  <draw:equation draw:name="f33" draw:formula="36*logheight/45"/>
                  <draw:equation draw:name="f34" draw:formula="6*logwidth/154"/>
                  <draw:equation draw:name="f35" draw:formula="32*logheight/45"/>
                  <draw:equation draw:name="f36" draw:formula="2*logwidth/154"/>
                  <draw:equation draw:name="f37" draw:formula="27*logheight/45"/>
                  <draw:equation draw:name="f38" draw:formula="0*logwidth/154"/>
                  <draw:equation draw:name="f39" draw:formula="20*logheight/45"/>
                  <draw:equation draw:name="f40" draw:formula="3*logwidth/154"/>
                  <draw:equation draw:name="f41" draw:formula="13*logheight/45"/>
                  <draw:equation draw:name="f42" draw:formula="6*logwidth/154"/>
                  <draw:equation draw:name="f43" draw:formula="9*logheight/45"/>
                  <draw:equation draw:name="f44" draw:formula="15*logwidth/154"/>
                  <draw:equation draw:name="f45" draw:formula="4*logheight/45"/>
                  <draw:equation draw:name="f46" draw:formula="23*logwidth/154"/>
                  <draw:equation draw:name="f47" draw:formula="2*logheight/45"/>
                  <draw:equation draw:name="f48" draw:formula="33*logwidth/154"/>
                  <draw:equation draw:name="f49" draw:formula="0*logheight/45"/>
                  <draw:equation draw:name="f50" draw:formula="logwidth"/>
                  <draw:equation draw:name="f51" draw:formula="logheight"/>
                </draw:enhanced-geometry>
              </draw:custom-shape>
              <draw:custom-shape draw:name="Freeform 7" draw:style-name="gr3" draw:text-style-name="P4" svg:width="3.35mm" svg:height="0.78mm" svg:x="96.99mm" svg:y="10.33mm">
                <text:p/>
                <draw:enhanced-geometry draw:mirror-horizontal="false" draw:mirror-vertical="false" drawooo:sub-view-size="154 45" draw:text-areas="0 0 ?f50 ?f51" svg:viewBox="0 0 0 0" draw:type="ooxml-non-primitive" draw:enhanced-path="M 33 0 L 50 1 67 5 84 10 101 16 128 23 154 28 146 29 136 33 125 37 117 39 104 43 91 44 67 45 44 44 21 39 14 36 6 32 2 27 0 20 3 13 6 9 15 4 23 2 33 0 Z N">
                  <draw:equation draw:name="f0" draw:formula="33*logwidth/154"/>
                  <draw:equation draw:name="f1" draw:formula="0*logheight/45"/>
                  <draw:equation draw:name="f2" draw:formula="50*logwidth/154"/>
                  <draw:equation draw:name="f3" draw:formula="1*logheight/45"/>
                  <draw:equation draw:name="f4" draw:formula="67*logwidth/154"/>
                  <draw:equation draw:name="f5" draw:formula="5*logheight/45"/>
                  <draw:equation draw:name="f6" draw:formula="84*logwidth/154"/>
                  <draw:equation draw:name="f7" draw:formula="10*logheight/45"/>
                  <draw:equation draw:name="f8" draw:formula="101*logwidth/154"/>
                  <draw:equation draw:name="f9" draw:formula="16*logheight/45"/>
                  <draw:equation draw:name="f10" draw:formula="128*logwidth/154"/>
                  <draw:equation draw:name="f11" draw:formula="23*logheight/45"/>
                  <draw:equation draw:name="f12" draw:formula="154*logwidth/154"/>
                  <draw:equation draw:name="f13" draw:formula="28*logheight/45"/>
                  <draw:equation draw:name="f14" draw:formula="146*logwidth/154"/>
                  <draw:equation draw:name="f15" draw:formula="29*logheight/45"/>
                  <draw:equation draw:name="f16" draw:formula="136*logwidth/154"/>
                  <draw:equation draw:name="f17" draw:formula="33*logheight/45"/>
                  <draw:equation draw:name="f18" draw:formula="125*logwidth/154"/>
                  <draw:equation draw:name="f19" draw:formula="37*logheight/45"/>
                  <draw:equation draw:name="f20" draw:formula="117*logwidth/154"/>
                  <draw:equation draw:name="f21" draw:formula="39*logheight/45"/>
                  <draw:equation draw:name="f22" draw:formula="104*logwidth/154"/>
                  <draw:equation draw:name="f23" draw:formula="43*logheight/45"/>
                  <draw:equation draw:name="f24" draw:formula="91*logwidth/154"/>
                  <draw:equation draw:name="f25" draw:formula="44*logheight/45"/>
                  <draw:equation draw:name="f26" draw:formula="67*logwidth/154"/>
                  <draw:equation draw:name="f27" draw:formula="45*logheight/45"/>
                  <draw:equation draw:name="f28" draw:formula="44*logwidth/154"/>
                  <draw:equation draw:name="f29" draw:formula="44*logheight/45"/>
                  <draw:equation draw:name="f30" draw:formula="21*logwidth/154"/>
                  <draw:equation draw:name="f31" draw:formula="39*logheight/45"/>
                  <draw:equation draw:name="f32" draw:formula="14*logwidth/154"/>
                  <draw:equation draw:name="f33" draw:formula="36*logheight/45"/>
                  <draw:equation draw:name="f34" draw:formula="6*logwidth/154"/>
                  <draw:equation draw:name="f35" draw:formula="32*logheight/45"/>
                  <draw:equation draw:name="f36" draw:formula="2*logwidth/154"/>
                  <draw:equation draw:name="f37" draw:formula="27*logheight/45"/>
                  <draw:equation draw:name="f38" draw:formula="0*logwidth/154"/>
                  <draw:equation draw:name="f39" draw:formula="20*logheight/45"/>
                  <draw:equation draw:name="f40" draw:formula="3*logwidth/154"/>
                  <draw:equation draw:name="f41" draw:formula="13*logheight/45"/>
                  <draw:equation draw:name="f42" draw:formula="6*logwidth/154"/>
                  <draw:equation draw:name="f43" draw:formula="9*logheight/45"/>
                  <draw:equation draw:name="f44" draw:formula="15*logwidth/154"/>
                  <draw:equation draw:name="f45" draw:formula="4*logheight/45"/>
                  <draw:equation draw:name="f46" draw:formula="23*logwidth/154"/>
                  <draw:equation draw:name="f47" draw:formula="2*logheight/45"/>
                  <draw:equation draw:name="f48" draw:formula="33*logwidth/154"/>
                  <draw:equation draw:name="f49" draw:formula="0*logheight/45"/>
                  <draw:equation draw:name="f50" draw:formula="logwidth"/>
                  <draw:equation draw:name="f51" draw:formula="logheight"/>
                </draw:enhanced-geometry>
              </draw:custom-shape>
              <draw:custom-shape draw:name="Freeform 8" draw:style-name="gr3" draw:text-style-name="P4" svg:width="3.07mm" svg:height="1.31mm" svg:x="93.07mm" svg:y="10.6mm">
                <text:p/>
                <draw:enhanced-geometry draw:mirror-horizontal="false" draw:mirror-vertical="false" drawooo:sub-view-size="148 54" draw:text-areas="0 0 ?f48 ?f49" svg:viewBox="0 0 0 0" draw:type="ooxml-non-primitive" draw:enhanced-path="M 148 0 L 140 5 132 11 123 18 117 24 93 36 72 44 49 51 26 54 18 54 9 52 3 48 0 43 0 36 2 31 8 24 16 17 23 13 39 9 58 7 76 7 92 6 121 5 148 0 Z N">
                  <draw:equation draw:name="f0" draw:formula="148*logwidth/148"/>
                  <draw:equation draw:name="f1" draw:formula="0*logheight/54"/>
                  <draw:equation draw:name="f2" draw:formula="140*logwidth/148"/>
                  <draw:equation draw:name="f3" draw:formula="5*logheight/54"/>
                  <draw:equation draw:name="f4" draw:formula="132*logwidth/148"/>
                  <draw:equation draw:name="f5" draw:formula="11*logheight/54"/>
                  <draw:equation draw:name="f6" draw:formula="123*logwidth/148"/>
                  <draw:equation draw:name="f7" draw:formula="18*logheight/54"/>
                  <draw:equation draw:name="f8" draw:formula="117*logwidth/148"/>
                  <draw:equation draw:name="f9" draw:formula="24*logheight/54"/>
                  <draw:equation draw:name="f10" draw:formula="93*logwidth/148"/>
                  <draw:equation draw:name="f11" draw:formula="36*logheight/54"/>
                  <draw:equation draw:name="f12" draw:formula="72*logwidth/148"/>
                  <draw:equation draw:name="f13" draw:formula="44*logheight/54"/>
                  <draw:equation draw:name="f14" draw:formula="49*logwidth/148"/>
                  <draw:equation draw:name="f15" draw:formula="51*logheight/54"/>
                  <draw:equation draw:name="f16" draw:formula="26*logwidth/148"/>
                  <draw:equation draw:name="f17" draw:formula="54*logheight/54"/>
                  <draw:equation draw:name="f18" draw:formula="18*logwidth/148"/>
                  <draw:equation draw:name="f19" draw:formula="54*logheight/54"/>
                  <draw:equation draw:name="f20" draw:formula="9*logwidth/148"/>
                  <draw:equation draw:name="f21" draw:formula="52*logheight/54"/>
                  <draw:equation draw:name="f22" draw:formula="3*logwidth/148"/>
                  <draw:equation draw:name="f23" draw:formula="48*logheight/54"/>
                  <draw:equation draw:name="f24" draw:formula="0*logwidth/148"/>
                  <draw:equation draw:name="f25" draw:formula="43*logheight/54"/>
                  <draw:equation draw:name="f26" draw:formula="0*logwidth/148"/>
                  <draw:equation draw:name="f27" draw:formula="36*logheight/54"/>
                  <draw:equation draw:name="f28" draw:formula="2*logwidth/148"/>
                  <draw:equation draw:name="f29" draw:formula="31*logheight/54"/>
                  <draw:equation draw:name="f30" draw:formula="8*logwidth/148"/>
                  <draw:equation draw:name="f31" draw:formula="24*logheight/54"/>
                  <draw:equation draw:name="f32" draw:formula="16*logwidth/148"/>
                  <draw:equation draw:name="f33" draw:formula="17*logheight/54"/>
                  <draw:equation draw:name="f34" draw:formula="23*logwidth/148"/>
                  <draw:equation draw:name="f35" draw:formula="13*logheight/54"/>
                  <draw:equation draw:name="f36" draw:formula="39*logwidth/148"/>
                  <draw:equation draw:name="f37" draw:formula="9*logheight/54"/>
                  <draw:equation draw:name="f38" draw:formula="58*logwidth/148"/>
                  <draw:equation draw:name="f39" draw:formula="7*logheight/54"/>
                  <draw:equation draw:name="f40" draw:formula="76*logwidth/148"/>
                  <draw:equation draw:name="f41" draw:formula="7*logheight/54"/>
                  <draw:equation draw:name="f42" draw:formula="92*logwidth/148"/>
                  <draw:equation draw:name="f43" draw:formula="6*logheight/54"/>
                  <draw:equation draw:name="f44" draw:formula="121*logwidth/148"/>
                  <draw:equation draw:name="f45" draw:formula="5*logheight/54"/>
                  <draw:equation draw:name="f46" draw:formula="148*logwidth/148"/>
                  <draw:equation draw:name="f47" draw:formula="0*logheight/54"/>
                  <draw:equation draw:name="f48" draw:formula="logwidth"/>
                  <draw:equation draw:name="f49" draw:formula="logheight"/>
                </draw:enhanced-geometry>
              </draw:custom-shape>
              <draw:custom-shape draw:name="Freeform 9" draw:style-name="gr3" draw:text-style-name="P4" svg:width="2.79mm" svg:height="1.84mm" svg:x="90.83mm" svg:y="10.86mm">
                <text:p/>
                <draw:enhanced-geometry draw:mirror-horizontal="false" draw:mirror-vertical="false" drawooo:sub-view-size="129 93" draw:text-areas="0 0 ?f50 ?f51" svg:viewBox="0 0 0 0" draw:type="ooxml-non-primitive" draw:enhanced-path="M 14 0 L 24 0 32 2 41 5 55 16 66 28 78 42 89 53 108 75 129 93 120 90 109 87 99 86 90 83 78 79 66 73 46 62 27 48 10 32 5 25 1 19 0 12 2 5 9 1 14 0 Z N">
                  <draw:equation draw:name="f0" draw:formula="14*logwidth/129"/>
                  <draw:equation draw:name="f1" draw:formula="0*logheight/93"/>
                  <draw:equation draw:name="f2" draw:formula="24*logwidth/129"/>
                  <draw:equation draw:name="f3" draw:formula="0*logheight/93"/>
                  <draw:equation draw:name="f4" draw:formula="32*logwidth/129"/>
                  <draw:equation draw:name="f5" draw:formula="2*logheight/93"/>
                  <draw:equation draw:name="f6" draw:formula="41*logwidth/129"/>
                  <draw:equation draw:name="f7" draw:formula="5*logheight/93"/>
                  <draw:equation draw:name="f8" draw:formula="55*logwidth/129"/>
                  <draw:equation draw:name="f9" draw:formula="16*logheight/93"/>
                  <draw:equation draw:name="f10" draw:formula="66*logwidth/129"/>
                  <draw:equation draw:name="f11" draw:formula="28*logheight/93"/>
                  <draw:equation draw:name="f12" draw:formula="78*logwidth/129"/>
                  <draw:equation draw:name="f13" draw:formula="42*logheight/93"/>
                  <draw:equation draw:name="f14" draw:formula="89*logwidth/129"/>
                  <draw:equation draw:name="f15" draw:formula="53*logheight/93"/>
                  <draw:equation draw:name="f16" draw:formula="108*logwidth/129"/>
                  <draw:equation draw:name="f17" draw:formula="75*logheight/93"/>
                  <draw:equation draw:name="f18" draw:formula="129*logwidth/129"/>
                  <draw:equation draw:name="f19" draw:formula="93*logheight/93"/>
                  <draw:equation draw:name="f20" draw:formula="120*logwidth/129"/>
                  <draw:equation draw:name="f21" draw:formula="90*logheight/93"/>
                  <draw:equation draw:name="f22" draw:formula="109*logwidth/129"/>
                  <draw:equation draw:name="f23" draw:formula="87*logheight/93"/>
                  <draw:equation draw:name="f24" draw:formula="99*logwidth/129"/>
                  <draw:equation draw:name="f25" draw:formula="86*logheight/93"/>
                  <draw:equation draw:name="f26" draw:formula="90*logwidth/129"/>
                  <draw:equation draw:name="f27" draw:formula="83*logheight/93"/>
                  <draw:equation draw:name="f28" draw:formula="78*logwidth/129"/>
                  <draw:equation draw:name="f29" draw:formula="79*logheight/93"/>
                  <draw:equation draw:name="f30" draw:formula="66*logwidth/129"/>
                  <draw:equation draw:name="f31" draw:formula="73*logheight/93"/>
                  <draw:equation draw:name="f32" draw:formula="46*logwidth/129"/>
                  <draw:equation draw:name="f33" draw:formula="62*logheight/93"/>
                  <draw:equation draw:name="f34" draw:formula="27*logwidth/129"/>
                  <draw:equation draw:name="f35" draw:formula="48*logheight/93"/>
                  <draw:equation draw:name="f36" draw:formula="10*logwidth/129"/>
                  <draw:equation draw:name="f37" draw:formula="32*logheight/93"/>
                  <draw:equation draw:name="f38" draw:formula="5*logwidth/129"/>
                  <draw:equation draw:name="f39" draw:formula="25*logheight/93"/>
                  <draw:equation draw:name="f40" draw:formula="1*logwidth/129"/>
                  <draw:equation draw:name="f41" draw:formula="19*logheight/93"/>
                  <draw:equation draw:name="f42" draw:formula="0*logwidth/129"/>
                  <draw:equation draw:name="f43" draw:formula="12*logheight/93"/>
                  <draw:equation draw:name="f44" draw:formula="2*logwidth/129"/>
                  <draw:equation draw:name="f45" draw:formula="5*logheight/93"/>
                  <draw:equation draw:name="f46" draw:formula="9*logwidth/129"/>
                  <draw:equation draw:name="f47" draw:formula="1*logheight/93"/>
                  <draw:equation draw:name="f48" draw:formula="14*logwidth/129"/>
                  <draw:equation draw:name="f49" draw:formula="0*logheight/93"/>
                  <draw:equation draw:name="f50" draw:formula="logwidth"/>
                  <draw:equation draw:name="f51" draw:formula="logheight"/>
                </draw:enhanced-geometry>
              </draw:custom-shape>
              <draw:custom-shape draw:name="Freeform 10" draw:style-name="gr3" draw:text-style-name="P4" svg:width="2.79mm" svg:height="1.58mm" svg:x="91.67mm" svg:y="9.28mm">
                <text:p/>
                <draw:enhanced-geometry draw:mirror-horizontal="false" draw:mirror-vertical="false" drawooo:sub-view-size="137 82" draw:text-areas="0 0 ?f48 ?f49" svg:viewBox="0 0 0 0" draw:type="ooxml-non-primitive" draw:enhanced-path="M 137 0 L 131 5 125 13 118 23 112 30 102 39 92 47 73 61 52 72 30 81 22 82 14 82 7 80 1 76 0 68 1 64 9 51 18 41 33 34 51 27 68 22 85 18 113 10 137 0 Z N">
                  <draw:equation draw:name="f0" draw:formula="137*logwidth/137"/>
                  <draw:equation draw:name="f1" draw:formula="0*logheight/82"/>
                  <draw:equation draw:name="f2" draw:formula="131*logwidth/137"/>
                  <draw:equation draw:name="f3" draw:formula="5*logheight/82"/>
                  <draw:equation draw:name="f4" draw:formula="125*logwidth/137"/>
                  <draw:equation draw:name="f5" draw:formula="13*logheight/82"/>
                  <draw:equation draw:name="f6" draw:formula="118*logwidth/137"/>
                  <draw:equation draw:name="f7" draw:formula="23*logheight/82"/>
                  <draw:equation draw:name="f8" draw:formula="112*logwidth/137"/>
                  <draw:equation draw:name="f9" draw:formula="30*logheight/82"/>
                  <draw:equation draw:name="f10" draw:formula="102*logwidth/137"/>
                  <draw:equation draw:name="f11" draw:formula="39*logheight/82"/>
                  <draw:equation draw:name="f12" draw:formula="92*logwidth/137"/>
                  <draw:equation draw:name="f13" draw:formula="47*logheight/82"/>
                  <draw:equation draw:name="f14" draw:formula="73*logwidth/137"/>
                  <draw:equation draw:name="f15" draw:formula="61*logheight/82"/>
                  <draw:equation draw:name="f16" draw:formula="52*logwidth/137"/>
                  <draw:equation draw:name="f17" draw:formula="72*logheight/82"/>
                  <draw:equation draw:name="f18" draw:formula="30*logwidth/137"/>
                  <draw:equation draw:name="f19" draw:formula="81*logheight/82"/>
                  <draw:equation draw:name="f20" draw:formula="22*logwidth/137"/>
                  <draw:equation draw:name="f21" draw:formula="82*logheight/82"/>
                  <draw:equation draw:name="f22" draw:formula="14*logwidth/137"/>
                  <draw:equation draw:name="f23" draw:formula="82*logheight/82"/>
                  <draw:equation draw:name="f24" draw:formula="7*logwidth/137"/>
                  <draw:equation draw:name="f25" draw:formula="80*logheight/82"/>
                  <draw:equation draw:name="f26" draw:formula="1*logwidth/137"/>
                  <draw:equation draw:name="f27" draw:formula="76*logheight/82"/>
                  <draw:equation draw:name="f28" draw:formula="0*logwidth/137"/>
                  <draw:equation draw:name="f29" draw:formula="68*logheight/82"/>
                  <draw:equation draw:name="f30" draw:formula="1*logwidth/137"/>
                  <draw:equation draw:name="f31" draw:formula="64*logheight/82"/>
                  <draw:equation draw:name="f32" draw:formula="9*logwidth/137"/>
                  <draw:equation draw:name="f33" draw:formula="51*logheight/82"/>
                  <draw:equation draw:name="f34" draw:formula="18*logwidth/137"/>
                  <draw:equation draw:name="f35" draw:formula="41*logheight/82"/>
                  <draw:equation draw:name="f36" draw:formula="33*logwidth/137"/>
                  <draw:equation draw:name="f37" draw:formula="34*logheight/82"/>
                  <draw:equation draw:name="f38" draw:formula="51*logwidth/137"/>
                  <draw:equation draw:name="f39" draw:formula="27*logheight/82"/>
                  <draw:equation draw:name="f40" draw:formula="68*logwidth/137"/>
                  <draw:equation draw:name="f41" draw:formula="22*logheight/82"/>
                  <draw:equation draw:name="f42" draw:formula="85*logwidth/137"/>
                  <draw:equation draw:name="f43" draw:formula="18*logheight/82"/>
                  <draw:equation draw:name="f44" draw:formula="113*logwidth/137"/>
                  <draw:equation draw:name="f45" draw:formula="10*logheight/82"/>
                  <draw:equation draw:name="f46" draw:formula="137*logwidth/137"/>
                  <draw:equation draw:name="f47" draw:formula="0*logheight/82"/>
                  <draw:equation draw:name="f48" draw:formula="logwidth"/>
                  <draw:equation draw:name="f49" draw:formula="logheight"/>
                </draw:enhanced-geometry>
              </draw:custom-shape>
              <draw:custom-shape draw:name="Freeform 11" draw:style-name="gr3" draw:text-style-name="P4" svg:width="3.07mm" svg:height="1.31mm" svg:x="84.68mm" svg:y="11.13mm">
                <text:p/>
                <draw:enhanced-geometry draw:mirror-horizontal="false" draw:mirror-vertical="false" drawooo:sub-view-size="145 65" draw:text-areas="0 0 ?f48 ?f49" svg:viewBox="0 0 0 0" draw:type="ooxml-non-primitive" draw:enhanced-path="M 29 0 L 37 2 58 10 78 23 96 36 121 52 145 65 136 63 125 64 113 65 105 65 92 63 79 61 57 54 34 46 14 35 7 30 2 24 0 17 0 10 5 5 9 3 18 1 29 0 Z N">
                  <draw:equation draw:name="f0" draw:formula="29*logwidth/145"/>
                  <draw:equation draw:name="f1" draw:formula="0*logheight/65"/>
                  <draw:equation draw:name="f2" draw:formula="37*logwidth/145"/>
                  <draw:equation draw:name="f3" draw:formula="2*logheight/65"/>
                  <draw:equation draw:name="f4" draw:formula="58*logwidth/145"/>
                  <draw:equation draw:name="f5" draw:formula="10*logheight/65"/>
                  <draw:equation draw:name="f6" draw:formula="78*logwidth/145"/>
                  <draw:equation draw:name="f7" draw:formula="23*logheight/65"/>
                  <draw:equation draw:name="f8" draw:formula="96*logwidth/145"/>
                  <draw:equation draw:name="f9" draw:formula="36*logheight/65"/>
                  <draw:equation draw:name="f10" draw:formula="121*logwidth/145"/>
                  <draw:equation draw:name="f11" draw:formula="52*logheight/65"/>
                  <draw:equation draw:name="f12" draw:formula="145*logwidth/145"/>
                  <draw:equation draw:name="f13" draw:formula="65*logheight/65"/>
                  <draw:equation draw:name="f14" draw:formula="136*logwidth/145"/>
                  <draw:equation draw:name="f15" draw:formula="63*logheight/65"/>
                  <draw:equation draw:name="f16" draw:formula="125*logwidth/145"/>
                  <draw:equation draw:name="f17" draw:formula="64*logheight/65"/>
                  <draw:equation draw:name="f18" draw:formula="113*logwidth/145"/>
                  <draw:equation draw:name="f19" draw:formula="65*logheight/65"/>
                  <draw:equation draw:name="f20" draw:formula="105*logwidth/145"/>
                  <draw:equation draw:name="f21" draw:formula="65*logheight/65"/>
                  <draw:equation draw:name="f22" draw:formula="92*logwidth/145"/>
                  <draw:equation draw:name="f23" draw:formula="63*logheight/65"/>
                  <draw:equation draw:name="f24" draw:formula="79*logwidth/145"/>
                  <draw:equation draw:name="f25" draw:formula="61*logheight/65"/>
                  <draw:equation draw:name="f26" draw:formula="57*logwidth/145"/>
                  <draw:equation draw:name="f27" draw:formula="54*logheight/65"/>
                  <draw:equation draw:name="f28" draw:formula="34*logwidth/145"/>
                  <draw:equation draw:name="f29" draw:formula="46*logheight/65"/>
                  <draw:equation draw:name="f30" draw:formula="14*logwidth/145"/>
                  <draw:equation draw:name="f31" draw:formula="35*logheight/65"/>
                  <draw:equation draw:name="f32" draw:formula="7*logwidth/145"/>
                  <draw:equation draw:name="f33" draw:formula="30*logheight/65"/>
                  <draw:equation draw:name="f34" draw:formula="2*logwidth/145"/>
                  <draw:equation draw:name="f35" draw:formula="24*logheight/65"/>
                  <draw:equation draw:name="f36" draw:formula="0*logwidth/145"/>
                  <draw:equation draw:name="f37" draw:formula="17*logheight/65"/>
                  <draw:equation draw:name="f38" draw:formula="0*logwidth/145"/>
                  <draw:equation draw:name="f39" draw:formula="10*logheight/65"/>
                  <draw:equation draw:name="f40" draw:formula="5*logwidth/145"/>
                  <draw:equation draw:name="f41" draw:formula="5*logheight/65"/>
                  <draw:equation draw:name="f42" draw:formula="9*logwidth/145"/>
                  <draw:equation draw:name="f43" draw:formula="3*logheight/65"/>
                  <draw:equation draw:name="f44" draw:formula="18*logwidth/145"/>
                  <draw:equation draw:name="f45" draw:formula="1*logheight/65"/>
                  <draw:equation draw:name="f46" draw:formula="29*logwidth/145"/>
                  <draw:equation draw:name="f47" draw:formula="0*logheight/65"/>
                  <draw:equation draw:name="f48" draw:formula="logwidth"/>
                  <draw:equation draw:name="f49" draw:formula="logheight"/>
                </draw:enhanced-geometry>
              </draw:custom-shape>
              <draw:custom-shape draw:name="Freeform 12" draw:style-name="gr3" draw:text-style-name="P4" svg:width="3.07mm" svg:height="1.31mm" svg:x="85.51mm" svg:y="9.28mm">
                <text:p/>
                <draw:enhanced-geometry draw:mirror-horizontal="false" draw:mirror-vertical="false" drawooo:sub-view-size="147 63" draw:text-areas="0 0 ?f48 ?f49" svg:viewBox="0 0 0 0" draw:type="ooxml-non-primitive" draw:enhanced-path="M 147 0 L 139 4 131 12 123 19 117 25 105 33 94 39 73 49 50 58 27 63 19 63 11 62 4 59 0 53 0 46 1 42 11 30 23 22 39 17 56 14 74 12 91 9 120 6 147 0 Z N">
                  <draw:equation draw:name="f0" draw:formula="147*logwidth/147"/>
                  <draw:equation draw:name="f1" draw:formula="0*logheight/63"/>
                  <draw:equation draw:name="f2" draw:formula="139*logwidth/147"/>
                  <draw:equation draw:name="f3" draw:formula="4*logheight/63"/>
                  <draw:equation draw:name="f4" draw:formula="131*logwidth/147"/>
                  <draw:equation draw:name="f5" draw:formula="12*logheight/63"/>
                  <draw:equation draw:name="f6" draw:formula="123*logwidth/147"/>
                  <draw:equation draw:name="f7" draw:formula="19*logheight/63"/>
                  <draw:equation draw:name="f8" draw:formula="117*logwidth/147"/>
                  <draw:equation draw:name="f9" draw:formula="25*logheight/63"/>
                  <draw:equation draw:name="f10" draw:formula="105*logwidth/147"/>
                  <draw:equation draw:name="f11" draw:formula="33*logheight/63"/>
                  <draw:equation draw:name="f12" draw:formula="94*logwidth/147"/>
                  <draw:equation draw:name="f13" draw:formula="39*logheight/63"/>
                  <draw:equation draw:name="f14" draw:formula="73*logwidth/147"/>
                  <draw:equation draw:name="f15" draw:formula="49*logheight/63"/>
                  <draw:equation draw:name="f16" draw:formula="50*logwidth/147"/>
                  <draw:equation draw:name="f17" draw:formula="58*logheight/63"/>
                  <draw:equation draw:name="f18" draw:formula="27*logwidth/147"/>
                  <draw:equation draw:name="f19" draw:formula="63*logheight/63"/>
                  <draw:equation draw:name="f20" draw:formula="19*logwidth/147"/>
                  <draw:equation draw:name="f21" draw:formula="63*logheight/63"/>
                  <draw:equation draw:name="f22" draw:formula="11*logwidth/147"/>
                  <draw:equation draw:name="f23" draw:formula="62*logheight/63"/>
                  <draw:equation draw:name="f24" draw:formula="4*logwidth/147"/>
                  <draw:equation draw:name="f25" draw:formula="59*logheight/63"/>
                  <draw:equation draw:name="f26" draw:formula="0*logwidth/147"/>
                  <draw:equation draw:name="f27" draw:formula="53*logheight/63"/>
                  <draw:equation draw:name="f28" draw:formula="0*logwidth/147"/>
                  <draw:equation draw:name="f29" draw:formula="46*logheight/63"/>
                  <draw:equation draw:name="f30" draw:formula="1*logwidth/147"/>
                  <draw:equation draw:name="f31" draw:formula="42*logheight/63"/>
                  <draw:equation draw:name="f32" draw:formula="11*logwidth/147"/>
                  <draw:equation draw:name="f33" draw:formula="30*logheight/63"/>
                  <draw:equation draw:name="f34" draw:formula="23*logwidth/147"/>
                  <draw:equation draw:name="f35" draw:formula="22*logheight/63"/>
                  <draw:equation draw:name="f36" draw:formula="39*logwidth/147"/>
                  <draw:equation draw:name="f37" draw:formula="17*logheight/63"/>
                  <draw:equation draw:name="f38" draw:formula="56*logwidth/147"/>
                  <draw:equation draw:name="f39" draw:formula="14*logheight/63"/>
                  <draw:equation draw:name="f40" draw:formula="74*logwidth/147"/>
                  <draw:equation draw:name="f41" draw:formula="12*logheight/63"/>
                  <draw:equation draw:name="f42" draw:formula="91*logwidth/147"/>
                  <draw:equation draw:name="f43" draw:formula="9*logheight/63"/>
                  <draw:equation draw:name="f44" draw:formula="120*logwidth/147"/>
                  <draw:equation draw:name="f45" draw:formula="6*logheight/63"/>
                  <draw:equation draw:name="f46" draw:formula="147*logwidth/147"/>
                  <draw:equation draw:name="f47" draw:formula="0*logheight/63"/>
                  <draw:equation draw:name="f48" draw:formula="logwidth"/>
                  <draw:equation draw:name="f49" draw:formula="logheight"/>
                </draw:enhanced-geometry>
              </draw:custom-shape>
              <draw:custom-shape draw:name="Freeform 13" draw:style-name="gr3" draw:text-style-name="P4" svg:width="3.35mm" svg:height="1.31mm" svg:x="81.6mm" svg:y="8.22mm">
                <text:p/>
                <draw:enhanced-geometry draw:mirror-horizontal="false" draw:mirror-vertical="false" drawooo:sub-view-size="156 67" draw:text-areas="0 0 ?f54 ?f55" svg:viewBox="0 0 0 0" draw:type="ooxml-non-primitive" draw:enhanced-path="M 156 0 L 147 4 139 13 131 21 124 29 113 36 101 44 79 54 55 62 31 67 24 67 16 66 10 63 4 59 1 53 0 45 2 40 8 31 15 24 24 19 41 14 59 10 78 9 97 8 117 6 137 4 156 0 Z N">
                  <draw:equation draw:name="f0" draw:formula="156*logwidth/156"/>
                  <draw:equation draw:name="f1" draw:formula="0*logheight/67"/>
                  <draw:equation draw:name="f2" draw:formula="147*logwidth/156"/>
                  <draw:equation draw:name="f3" draw:formula="4*logheight/67"/>
                  <draw:equation draw:name="f4" draw:formula="139*logwidth/156"/>
                  <draw:equation draw:name="f5" draw:formula="13*logheight/67"/>
                  <draw:equation draw:name="f6" draw:formula="131*logwidth/156"/>
                  <draw:equation draw:name="f7" draw:formula="21*logheight/67"/>
                  <draw:equation draw:name="f8" draw:formula="124*logwidth/156"/>
                  <draw:equation draw:name="f9" draw:formula="29*logheight/67"/>
                  <draw:equation draw:name="f10" draw:formula="113*logwidth/156"/>
                  <draw:equation draw:name="f11" draw:formula="36*logheight/67"/>
                  <draw:equation draw:name="f12" draw:formula="101*logwidth/156"/>
                  <draw:equation draw:name="f13" draw:formula="44*logheight/67"/>
                  <draw:equation draw:name="f14" draw:formula="79*logwidth/156"/>
                  <draw:equation draw:name="f15" draw:formula="54*logheight/67"/>
                  <draw:equation draw:name="f16" draw:formula="55*logwidth/156"/>
                  <draw:equation draw:name="f17" draw:formula="62*logheight/67"/>
                  <draw:equation draw:name="f18" draw:formula="31*logwidth/156"/>
                  <draw:equation draw:name="f19" draw:formula="67*logheight/67"/>
                  <draw:equation draw:name="f20" draw:formula="24*logwidth/156"/>
                  <draw:equation draw:name="f21" draw:formula="67*logheight/67"/>
                  <draw:equation draw:name="f22" draw:formula="16*logwidth/156"/>
                  <draw:equation draw:name="f23" draw:formula="66*logheight/67"/>
                  <draw:equation draw:name="f24" draw:formula="10*logwidth/156"/>
                  <draw:equation draw:name="f25" draw:formula="63*logheight/67"/>
                  <draw:equation draw:name="f26" draw:formula="4*logwidth/156"/>
                  <draw:equation draw:name="f27" draw:formula="59*logheight/67"/>
                  <draw:equation draw:name="f28" draw:formula="1*logwidth/156"/>
                  <draw:equation draw:name="f29" draw:formula="53*logheight/67"/>
                  <draw:equation draw:name="f30" draw:formula="0*logwidth/156"/>
                  <draw:equation draw:name="f31" draw:formula="45*logheight/67"/>
                  <draw:equation draw:name="f32" draw:formula="2*logwidth/156"/>
                  <draw:equation draw:name="f33" draw:formula="40*logheight/67"/>
                  <draw:equation draw:name="f34" draw:formula="8*logwidth/156"/>
                  <draw:equation draw:name="f35" draw:formula="31*logheight/67"/>
                  <draw:equation draw:name="f36" draw:formula="15*logwidth/156"/>
                  <draw:equation draw:name="f37" draw:formula="24*logheight/67"/>
                  <draw:equation draw:name="f38" draw:formula="24*logwidth/156"/>
                  <draw:equation draw:name="f39" draw:formula="19*logheight/67"/>
                  <draw:equation draw:name="f40" draw:formula="41*logwidth/156"/>
                  <draw:equation draw:name="f41" draw:formula="14*logheight/67"/>
                  <draw:equation draw:name="f42" draw:formula="59*logwidth/156"/>
                  <draw:equation draw:name="f43" draw:formula="10*logheight/67"/>
                  <draw:equation draw:name="f44" draw:formula="78*logwidth/156"/>
                  <draw:equation draw:name="f45" draw:formula="9*logheight/67"/>
                  <draw:equation draw:name="f46" draw:formula="97*logwidth/156"/>
                  <draw:equation draw:name="f47" draw:formula="8*logheight/67"/>
                  <draw:equation draw:name="f48" draw:formula="117*logwidth/156"/>
                  <draw:equation draw:name="f49" draw:formula="6*logheight/67"/>
                  <draw:equation draw:name="f50" draw:formula="137*logwidth/156"/>
                  <draw:equation draw:name="f51" draw:formula="4*logheight/67"/>
                  <draw:equation draw:name="f52" draw:formula="156*logwidth/156"/>
                  <draw:equation draw:name="f53" draw:formula="0*logheight/67"/>
                  <draw:equation draw:name="f54" draw:formula="logwidth"/>
                  <draw:equation draw:name="f55" draw:formula="logheight"/>
                </draw:enhanced-geometry>
              </draw:custom-shape>
              <draw:custom-shape draw:name="Freeform 14" draw:style-name="gr3" draw:text-style-name="P4" svg:width="2.79mm" svg:height="1.31mm" svg:x="78.52mm" svg:y="7.95mm">
                <text:p/>
                <draw:enhanced-geometry draw:mirror-horizontal="false" draw:mirror-vertical="false" drawooo:sub-view-size="133 66" draw:text-areas="0 0 ?f48 ?f49" svg:viewBox="0 0 0 0" draw:type="ooxml-non-primitive" draw:enhanced-path="M 95 0 L 104 0 114 1 125 1 133 0 111 12 90 29 74 42 55 55 37 64 29 66 19 66 10 63 6 60 1 55 0 47 2 41 6 34 12 29 30 18 50 10 72 3 83 1 95 0 Z N">
                  <draw:equation draw:name="f0" draw:formula="95*logwidth/133"/>
                  <draw:equation draw:name="f1" draw:formula="0*logheight/66"/>
                  <draw:equation draw:name="f2" draw:formula="104*logwidth/133"/>
                  <draw:equation draw:name="f3" draw:formula="0*logheight/66"/>
                  <draw:equation draw:name="f4" draw:formula="114*logwidth/133"/>
                  <draw:equation draw:name="f5" draw:formula="1*logheight/66"/>
                  <draw:equation draw:name="f6" draw:formula="125*logwidth/133"/>
                  <draw:equation draw:name="f7" draw:formula="1*logheight/66"/>
                  <draw:equation draw:name="f8" draw:formula="133*logwidth/133"/>
                  <draw:equation draw:name="f9" draw:formula="0*logheight/66"/>
                  <draw:equation draw:name="f10" draw:formula="111*logwidth/133"/>
                  <draw:equation draw:name="f11" draw:formula="12*logheight/66"/>
                  <draw:equation draw:name="f12" draw:formula="90*logwidth/133"/>
                  <draw:equation draw:name="f13" draw:formula="29*logheight/66"/>
                  <draw:equation draw:name="f14" draw:formula="74*logwidth/133"/>
                  <draw:equation draw:name="f15" draw:formula="42*logheight/66"/>
                  <draw:equation draw:name="f16" draw:formula="55*logwidth/133"/>
                  <draw:equation draw:name="f17" draw:formula="55*logheight/66"/>
                  <draw:equation draw:name="f18" draw:formula="37*logwidth/133"/>
                  <draw:equation draw:name="f19" draw:formula="64*logheight/66"/>
                  <draw:equation draw:name="f20" draw:formula="29*logwidth/133"/>
                  <draw:equation draw:name="f21" draw:formula="66*logheight/66"/>
                  <draw:equation draw:name="f22" draw:formula="19*logwidth/133"/>
                  <draw:equation draw:name="f23" draw:formula="66*logheight/66"/>
                  <draw:equation draw:name="f24" draw:formula="10*logwidth/133"/>
                  <draw:equation draw:name="f25" draw:formula="63*logheight/66"/>
                  <draw:equation draw:name="f26" draw:formula="6*logwidth/133"/>
                  <draw:equation draw:name="f27" draw:formula="60*logheight/66"/>
                  <draw:equation draw:name="f28" draw:formula="1*logwidth/133"/>
                  <draw:equation draw:name="f29" draw:formula="55*logheight/66"/>
                  <draw:equation draw:name="f30" draw:formula="0*logwidth/133"/>
                  <draw:equation draw:name="f31" draw:formula="47*logheight/66"/>
                  <draw:equation draw:name="f32" draw:formula="2*logwidth/133"/>
                  <draw:equation draw:name="f33" draw:formula="41*logheight/66"/>
                  <draw:equation draw:name="f34" draw:formula="6*logwidth/133"/>
                  <draw:equation draw:name="f35" draw:formula="34*logheight/66"/>
                  <draw:equation draw:name="f36" draw:formula="12*logwidth/133"/>
                  <draw:equation draw:name="f37" draw:formula="29*logheight/66"/>
                  <draw:equation draw:name="f38" draw:formula="30*logwidth/133"/>
                  <draw:equation draw:name="f39" draw:formula="18*logheight/66"/>
                  <draw:equation draw:name="f40" draw:formula="50*logwidth/133"/>
                  <draw:equation draw:name="f41" draw:formula="10*logheight/66"/>
                  <draw:equation draw:name="f42" draw:formula="72*logwidth/133"/>
                  <draw:equation draw:name="f43" draw:formula="3*logheight/66"/>
                  <draw:equation draw:name="f44" draw:formula="83*logwidth/133"/>
                  <draw:equation draw:name="f45" draw:formula="1*logheight/66"/>
                  <draw:equation draw:name="f46" draw:formula="95*logwidth/133"/>
                  <draw:equation draw:name="f47" draw:formula="0*logheight/66"/>
                  <draw:equation draw:name="f48" draw:formula="logwidth"/>
                  <draw:equation draw:name="f49" draw:formula="logheight"/>
                </draw:enhanced-geometry>
              </draw:custom-shape>
              <draw:custom-shape draw:name="Freeform 15" draw:style-name="gr3" draw:text-style-name="P4" svg:width="2.79mm" svg:height="1.31mm" svg:x="74.32mm" svg:y="9.28mm">
                <text:p/>
                <draw:enhanced-geometry draw:mirror-horizontal="false" draw:mirror-vertical="false" drawooo:sub-view-size="132 65" draw:text-areas="0 0 ?f48 ?f49" svg:viewBox="0 0 0 0" draw:type="ooxml-non-primitive" draw:enhanced-path="M 95 0 L 104 0 114 1 125 2 132 0 112 13 90 29 74 42 56 56 37 64 29 65 19 65 10 63 6 61 1 55 0 48 2 41 6 34 11 30 30 18 50 9 71 3 83 1 95 0 Z N">
                  <draw:equation draw:name="f0" draw:formula="95*logwidth/132"/>
                  <draw:equation draw:name="f1" draw:formula="0*logheight/65"/>
                  <draw:equation draw:name="f2" draw:formula="104*logwidth/132"/>
                  <draw:equation draw:name="f3" draw:formula="0*logheight/65"/>
                  <draw:equation draw:name="f4" draw:formula="114*logwidth/132"/>
                  <draw:equation draw:name="f5" draw:formula="1*logheight/65"/>
                  <draw:equation draw:name="f6" draw:formula="125*logwidth/132"/>
                  <draw:equation draw:name="f7" draw:formula="2*logheight/65"/>
                  <draw:equation draw:name="f8" draw:formula="132*logwidth/132"/>
                  <draw:equation draw:name="f9" draw:formula="0*logheight/65"/>
                  <draw:equation draw:name="f10" draw:formula="112*logwidth/132"/>
                  <draw:equation draw:name="f11" draw:formula="13*logheight/65"/>
                  <draw:equation draw:name="f12" draw:formula="90*logwidth/132"/>
                  <draw:equation draw:name="f13" draw:formula="29*logheight/65"/>
                  <draw:equation draw:name="f14" draw:formula="74*logwidth/132"/>
                  <draw:equation draw:name="f15" draw:formula="42*logheight/65"/>
                  <draw:equation draw:name="f16" draw:formula="56*logwidth/132"/>
                  <draw:equation draw:name="f17" draw:formula="56*logheight/65"/>
                  <draw:equation draw:name="f18" draw:formula="37*logwidth/132"/>
                  <draw:equation draw:name="f19" draw:formula="64*logheight/65"/>
                  <draw:equation draw:name="f20" draw:formula="29*logwidth/132"/>
                  <draw:equation draw:name="f21" draw:formula="65*logheight/65"/>
                  <draw:equation draw:name="f22" draw:formula="19*logwidth/132"/>
                  <draw:equation draw:name="f23" draw:formula="65*logheight/65"/>
                  <draw:equation draw:name="f24" draw:formula="10*logwidth/132"/>
                  <draw:equation draw:name="f25" draw:formula="63*logheight/65"/>
                  <draw:equation draw:name="f26" draw:formula="6*logwidth/132"/>
                  <draw:equation draw:name="f27" draw:formula="61*logheight/65"/>
                  <draw:equation draw:name="f28" draw:formula="1*logwidth/132"/>
                  <draw:equation draw:name="f29" draw:formula="55*logheight/65"/>
                  <draw:equation draw:name="f30" draw:formula="0*logwidth/132"/>
                  <draw:equation draw:name="f31" draw:formula="48*logheight/65"/>
                  <draw:equation draw:name="f32" draw:formula="2*logwidth/132"/>
                  <draw:equation draw:name="f33" draw:formula="41*logheight/65"/>
                  <draw:equation draw:name="f34" draw:formula="6*logwidth/132"/>
                  <draw:equation draw:name="f35" draw:formula="34*logheight/65"/>
                  <draw:equation draw:name="f36" draw:formula="11*logwidth/132"/>
                  <draw:equation draw:name="f37" draw:formula="30*logheight/65"/>
                  <draw:equation draw:name="f38" draw:formula="30*logwidth/132"/>
                  <draw:equation draw:name="f39" draw:formula="18*logheight/65"/>
                  <draw:equation draw:name="f40" draw:formula="50*logwidth/132"/>
                  <draw:equation draw:name="f41" draw:formula="9*logheight/65"/>
                  <draw:equation draw:name="f42" draw:formula="71*logwidth/132"/>
                  <draw:equation draw:name="f43" draw:formula="3*logheight/65"/>
                  <draw:equation draw:name="f44" draw:formula="83*logwidth/132"/>
                  <draw:equation draw:name="f45" draw:formula="1*logheight/65"/>
                  <draw:equation draw:name="f46" draw:formula="95*logwidth/132"/>
                  <draw:equation draw:name="f47" draw:formula="0*logheight/65"/>
                  <draw:equation draw:name="f48" draw:formula="logwidth"/>
                  <draw:equation draw:name="f49" draw:formula="logheight"/>
                </draw:enhanced-geometry>
              </draw:custom-shape>
              <draw:custom-shape draw:name="Freeform 16" draw:style-name="gr3" draw:text-style-name="P4" svg:width="3.35mm" svg:height="1.05mm" svg:x="75.44mm" svg:y="10.33mm">
                <text:p/>
                <draw:enhanced-geometry draw:mirror-horizontal="false" draw:mirror-vertical="false" drawooo:sub-view-size="163 55" draw:text-areas="0 0 ?f52 ?f53" svg:viewBox="0 0 0 0" draw:type="ooxml-non-primitive" draw:enhanced-path="M 35 0 L 53 2 72 8 89 14 106 20 125 28 145 34 163 39 153 40 142 43 132 48 122 51 108 54 94 55 69 55 45 53 20 46 13 42 6 36 1 30 0 21 3 14 7 10 16 4 26 1 35 0 Z N">
                  <draw:equation draw:name="f0" draw:formula="35*logwidth/163"/>
                  <draw:equation draw:name="f1" draw:formula="0*logheight/55"/>
                  <draw:equation draw:name="f2" draw:formula="53*logwidth/163"/>
                  <draw:equation draw:name="f3" draw:formula="2*logheight/55"/>
                  <draw:equation draw:name="f4" draw:formula="72*logwidth/163"/>
                  <draw:equation draw:name="f5" draw:formula="8*logheight/55"/>
                  <draw:equation draw:name="f6" draw:formula="89*logwidth/163"/>
                  <draw:equation draw:name="f7" draw:formula="14*logheight/55"/>
                  <draw:equation draw:name="f8" draw:formula="106*logwidth/163"/>
                  <draw:equation draw:name="f9" draw:formula="20*logheight/55"/>
                  <draw:equation draw:name="f10" draw:formula="125*logwidth/163"/>
                  <draw:equation draw:name="f11" draw:formula="28*logheight/55"/>
                  <draw:equation draw:name="f12" draw:formula="145*logwidth/163"/>
                  <draw:equation draw:name="f13" draw:formula="34*logheight/55"/>
                  <draw:equation draw:name="f14" draw:formula="163*logwidth/163"/>
                  <draw:equation draw:name="f15" draw:formula="39*logheight/55"/>
                  <draw:equation draw:name="f16" draw:formula="153*logwidth/163"/>
                  <draw:equation draw:name="f17" draw:formula="40*logheight/55"/>
                  <draw:equation draw:name="f18" draw:formula="142*logwidth/163"/>
                  <draw:equation draw:name="f19" draw:formula="43*logheight/55"/>
                  <draw:equation draw:name="f20" draw:formula="132*logwidth/163"/>
                  <draw:equation draw:name="f21" draw:formula="48*logheight/55"/>
                  <draw:equation draw:name="f22" draw:formula="122*logwidth/163"/>
                  <draw:equation draw:name="f23" draw:formula="51*logheight/55"/>
                  <draw:equation draw:name="f24" draw:formula="108*logwidth/163"/>
                  <draw:equation draw:name="f25" draw:formula="54*logheight/55"/>
                  <draw:equation draw:name="f26" draw:formula="94*logwidth/163"/>
                  <draw:equation draw:name="f27" draw:formula="55*logheight/55"/>
                  <draw:equation draw:name="f28" draw:formula="69*logwidth/163"/>
                  <draw:equation draw:name="f29" draw:formula="55*logheight/55"/>
                  <draw:equation draw:name="f30" draw:formula="45*logwidth/163"/>
                  <draw:equation draw:name="f31" draw:formula="53*logheight/55"/>
                  <draw:equation draw:name="f32" draw:formula="20*logwidth/163"/>
                  <draw:equation draw:name="f33" draw:formula="46*logheight/55"/>
                  <draw:equation draw:name="f34" draw:formula="13*logwidth/163"/>
                  <draw:equation draw:name="f35" draw:formula="42*logheight/55"/>
                  <draw:equation draw:name="f36" draw:formula="6*logwidth/163"/>
                  <draw:equation draw:name="f37" draw:formula="36*logheight/55"/>
                  <draw:equation draw:name="f38" draw:formula="1*logwidth/163"/>
                  <draw:equation draw:name="f39" draw:formula="30*logheight/55"/>
                  <draw:equation draw:name="f40" draw:formula="0*logwidth/163"/>
                  <draw:equation draw:name="f41" draw:formula="21*logheight/55"/>
                  <draw:equation draw:name="f42" draw:formula="3*logwidth/163"/>
                  <draw:equation draw:name="f43" draw:formula="14*logheight/55"/>
                  <draw:equation draw:name="f44" draw:formula="7*logwidth/163"/>
                  <draw:equation draw:name="f45" draw:formula="10*logheight/55"/>
                  <draw:equation draw:name="f46" draw:formula="16*logwidth/163"/>
                  <draw:equation draw:name="f47" draw:formula="4*logheight/55"/>
                  <draw:equation draw:name="f48" draw:formula="26*logwidth/163"/>
                  <draw:equation draw:name="f49" draw:formula="1*logheight/55"/>
                  <draw:equation draw:name="f50" draw:formula="35*logwidth/163"/>
                  <draw:equation draw:name="f51" draw:formula="0*logheight/55"/>
                  <draw:equation draw:name="f52" draw:formula="logwidth"/>
                  <draw:equation draw:name="f53" draw:formula="logheight"/>
                </draw:enhanced-geometry>
              </draw:custom-shape>
              <draw:custom-shape draw:name="Freeform 17" draw:style-name="gr3" draw:text-style-name="P4" svg:width="3.07mm" svg:height="2.9mm" svg:x="82.16mm" svg:y="11.66mm">
                <text:p/>
                <draw:enhanced-geometry draw:mirror-horizontal="false" draw:mirror-vertical="false" drawooo:sub-view-size="139 143" draw:text-areas="0 0 ?f56 ?f57" svg:viewBox="0 0 0 0" draw:type="ooxml-non-primitive" draw:enhanced-path="M 21 0 L 29 1 38 5 45 8 69 26 89 48 106 70 115 83 122 97 125 105 128 116 130 127 134 137 139 143 121 129 102 116 81 103 62 93 43 81 25 68 10 53 5 43 0 31 0 20 1 14 6 6 12 1 21 0 Z N">
                  <draw:equation draw:name="f0" draw:formula="21*logwidth/139"/>
                  <draw:equation draw:name="f1" draw:formula="0*logheight/143"/>
                  <draw:equation draw:name="f2" draw:formula="29*logwidth/139"/>
                  <draw:equation draw:name="f3" draw:formula="1*logheight/143"/>
                  <draw:equation draw:name="f4" draw:formula="38*logwidth/139"/>
                  <draw:equation draw:name="f5" draw:formula="5*logheight/143"/>
                  <draw:equation draw:name="f6" draw:formula="45*logwidth/139"/>
                  <draw:equation draw:name="f7" draw:formula="8*logheight/143"/>
                  <draw:equation draw:name="f8" draw:formula="69*logwidth/139"/>
                  <draw:equation draw:name="f9" draw:formula="26*logheight/143"/>
                  <draw:equation draw:name="f10" draw:formula="89*logwidth/139"/>
                  <draw:equation draw:name="f11" draw:formula="48*logheight/143"/>
                  <draw:equation draw:name="f12" draw:formula="106*logwidth/139"/>
                  <draw:equation draw:name="f13" draw:formula="70*logheight/143"/>
                  <draw:equation draw:name="f14" draw:formula="115*logwidth/139"/>
                  <draw:equation draw:name="f15" draw:formula="83*logheight/143"/>
                  <draw:equation draw:name="f16" draw:formula="122*logwidth/139"/>
                  <draw:equation draw:name="f17" draw:formula="97*logheight/143"/>
                  <draw:equation draw:name="f18" draw:formula="125*logwidth/139"/>
                  <draw:equation draw:name="f19" draw:formula="105*logheight/143"/>
                  <draw:equation draw:name="f20" draw:formula="128*logwidth/139"/>
                  <draw:equation draw:name="f21" draw:formula="116*logheight/143"/>
                  <draw:equation draw:name="f22" draw:formula="130*logwidth/139"/>
                  <draw:equation draw:name="f23" draw:formula="127*logheight/143"/>
                  <draw:equation draw:name="f24" draw:formula="134*logwidth/139"/>
                  <draw:equation draw:name="f25" draw:formula="137*logheight/143"/>
                  <draw:equation draw:name="f26" draw:formula="139*logwidth/139"/>
                  <draw:equation draw:name="f27" draw:formula="143*logheight/143"/>
                  <draw:equation draw:name="f28" draw:formula="121*logwidth/139"/>
                  <draw:equation draw:name="f29" draw:formula="129*logheight/143"/>
                  <draw:equation draw:name="f30" draw:formula="102*logwidth/139"/>
                  <draw:equation draw:name="f31" draw:formula="116*logheight/143"/>
                  <draw:equation draw:name="f32" draw:formula="81*logwidth/139"/>
                  <draw:equation draw:name="f33" draw:formula="103*logheight/143"/>
                  <draw:equation draw:name="f34" draw:formula="62*logwidth/139"/>
                  <draw:equation draw:name="f35" draw:formula="93*logheight/143"/>
                  <draw:equation draw:name="f36" draw:formula="43*logwidth/139"/>
                  <draw:equation draw:name="f37" draw:formula="81*logheight/143"/>
                  <draw:equation draw:name="f38" draw:formula="25*logwidth/139"/>
                  <draw:equation draw:name="f39" draw:formula="68*logheight/143"/>
                  <draw:equation draw:name="f40" draw:formula="10*logwidth/139"/>
                  <draw:equation draw:name="f41" draw:formula="53*logheight/143"/>
                  <draw:equation draw:name="f42" draw:formula="5*logwidth/139"/>
                  <draw:equation draw:name="f43" draw:formula="43*logheight/143"/>
                  <draw:equation draw:name="f44" draw:formula="0*logwidth/139"/>
                  <draw:equation draw:name="f45" draw:formula="31*logheight/143"/>
                  <draw:equation draw:name="f46" draw:formula="0*logwidth/139"/>
                  <draw:equation draw:name="f47" draw:formula="20*logheight/143"/>
                  <draw:equation draw:name="f48" draw:formula="1*logwidth/139"/>
                  <draw:equation draw:name="f49" draw:formula="14*logheight/143"/>
                  <draw:equation draw:name="f50" draw:formula="6*logwidth/139"/>
                  <draw:equation draw:name="f51" draw:formula="6*logheight/143"/>
                  <draw:equation draw:name="f52" draw:formula="12*logwidth/139"/>
                  <draw:equation draw:name="f53" draw:formula="1*logheight/143"/>
                  <draw:equation draw:name="f54" draw:formula="21*logwidth/139"/>
                  <draw:equation draw:name="f55" draw:formula="0*logheight/143"/>
                  <draw:equation draw:name="f56" draw:formula="logwidth"/>
                  <draw:equation draw:name="f57" draw:formula="logheight"/>
                </draw:enhanced-geometry>
              </draw:custom-shape>
              <draw:custom-shape draw:name="Freeform 18" draw:style-name="gr3" draw:text-style-name="P4" svg:width="1.95mm" svg:height="3.17mm" svg:x="80.2mm" svg:y="10.33mm">
                <text:p/>
                <draw:enhanced-geometry draw:mirror-horizontal="false" draw:mirror-vertical="false" drawooo:sub-view-size="94 152" draw:text-areas="0 0 ?f50 ?f51" svg:viewBox="0 0 0 0" draw:type="ooxml-non-primitive" draw:enhanced-path="M 20 0 L 30 3 38 8 45 13 61 35 74 57 83 81 88 95 91 108 91 118 91 130 91 142 94 152 76 127 53 103 39 89 25 75 13 59 3 43 1 34 0 23 2 13 5 8 11 2 20 0 Z N">
                  <draw:equation draw:name="f0" draw:formula="20*logwidth/94"/>
                  <draw:equation draw:name="f1" draw:formula="0*logheight/152"/>
                  <draw:equation draw:name="f2" draw:formula="30*logwidth/94"/>
                  <draw:equation draw:name="f3" draw:formula="3*logheight/152"/>
                  <draw:equation draw:name="f4" draw:formula="38*logwidth/94"/>
                  <draw:equation draw:name="f5" draw:formula="8*logheight/152"/>
                  <draw:equation draw:name="f6" draw:formula="45*logwidth/94"/>
                  <draw:equation draw:name="f7" draw:formula="13*logheight/152"/>
                  <draw:equation draw:name="f8" draw:formula="61*logwidth/94"/>
                  <draw:equation draw:name="f9" draw:formula="35*logheight/152"/>
                  <draw:equation draw:name="f10" draw:formula="74*logwidth/94"/>
                  <draw:equation draw:name="f11" draw:formula="57*logheight/152"/>
                  <draw:equation draw:name="f12" draw:formula="83*logwidth/94"/>
                  <draw:equation draw:name="f13" draw:formula="81*logheight/152"/>
                  <draw:equation draw:name="f14" draw:formula="88*logwidth/94"/>
                  <draw:equation draw:name="f15" draw:formula="95*logheight/152"/>
                  <draw:equation draw:name="f16" draw:formula="91*logwidth/94"/>
                  <draw:equation draw:name="f17" draw:formula="108*logheight/152"/>
                  <draw:equation draw:name="f18" draw:formula="91*logwidth/94"/>
                  <draw:equation draw:name="f19" draw:formula="118*logheight/152"/>
                  <draw:equation draw:name="f20" draw:formula="91*logwidth/94"/>
                  <draw:equation draw:name="f21" draw:formula="130*logheight/152"/>
                  <draw:equation draw:name="f22" draw:formula="91*logwidth/94"/>
                  <draw:equation draw:name="f23" draw:formula="142*logheight/152"/>
                  <draw:equation draw:name="f24" draw:formula="94*logwidth/94"/>
                  <draw:equation draw:name="f25" draw:formula="152*logheight/152"/>
                  <draw:equation draw:name="f26" draw:formula="76*logwidth/94"/>
                  <draw:equation draw:name="f27" draw:formula="127*logheight/152"/>
                  <draw:equation draw:name="f28" draw:formula="53*logwidth/94"/>
                  <draw:equation draw:name="f29" draw:formula="103*logheight/152"/>
                  <draw:equation draw:name="f30" draw:formula="39*logwidth/94"/>
                  <draw:equation draw:name="f31" draw:formula="89*logheight/152"/>
                  <draw:equation draw:name="f32" draw:formula="25*logwidth/94"/>
                  <draw:equation draw:name="f33" draw:formula="75*logheight/152"/>
                  <draw:equation draw:name="f34" draw:formula="13*logwidth/94"/>
                  <draw:equation draw:name="f35" draw:formula="59*logheight/152"/>
                  <draw:equation draw:name="f36" draw:formula="3*logwidth/94"/>
                  <draw:equation draw:name="f37" draw:formula="43*logheight/152"/>
                  <draw:equation draw:name="f38" draw:formula="1*logwidth/94"/>
                  <draw:equation draw:name="f39" draw:formula="34*logheight/152"/>
                  <draw:equation draw:name="f40" draw:formula="0*logwidth/94"/>
                  <draw:equation draw:name="f41" draw:formula="23*logheight/152"/>
                  <draw:equation draw:name="f42" draw:formula="2*logwidth/94"/>
                  <draw:equation draw:name="f43" draw:formula="13*logheight/152"/>
                  <draw:equation draw:name="f44" draw:formula="5*logwidth/94"/>
                  <draw:equation draw:name="f45" draw:formula="8*logheight/152"/>
                  <draw:equation draw:name="f46" draw:formula="11*logwidth/94"/>
                  <draw:equation draw:name="f47" draw:formula="2*logheight/152"/>
                  <draw:equation draw:name="f48" draw:formula="20*logwidth/94"/>
                  <draw:equation draw:name="f49" draw:formula="0*logheight/152"/>
                  <draw:equation draw:name="f50" draw:formula="logwidth"/>
                  <draw:equation draw:name="f51" draw:formula="logheight"/>
                </draw:enhanced-geometry>
              </draw:custom-shape>
              <draw:custom-shape draw:name="Freeform 19" draw:style-name="gr3" draw:text-style-name="P4" svg:width="3.35mm" svg:height="1.31mm" svg:x="87.47mm" svg:y="11.13mm">
                <text:p/>
                <draw:enhanced-geometry draw:mirror-horizontal="false" draw:mirror-vertical="false" drawooo:sub-view-size="160 64" draw:text-areas="0 0 ?f44 ?f45" svg:viewBox="0 0 0 0" draw:type="ooxml-non-primitive" draw:enhanced-path="M 23 0 L 43 2 65 6 86 14 109 24 128 36 146 48 160 59 134 62 109 63 87 64 67 64 46 60 27 52 18 47 10 39 4 30 0 21 0 12 5 6 12 3 23 0 Z N">
                  <draw:equation draw:name="f0" draw:formula="23*logwidth/160"/>
                  <draw:equation draw:name="f1" draw:formula="0*logheight/64"/>
                  <draw:equation draw:name="f2" draw:formula="43*logwidth/160"/>
                  <draw:equation draw:name="f3" draw:formula="2*logheight/64"/>
                  <draw:equation draw:name="f4" draw:formula="65*logwidth/160"/>
                  <draw:equation draw:name="f5" draw:formula="6*logheight/64"/>
                  <draw:equation draw:name="f6" draw:formula="86*logwidth/160"/>
                  <draw:equation draw:name="f7" draw:formula="14*logheight/64"/>
                  <draw:equation draw:name="f8" draw:formula="109*logwidth/160"/>
                  <draw:equation draw:name="f9" draw:formula="24*logheight/64"/>
                  <draw:equation draw:name="f10" draw:formula="128*logwidth/160"/>
                  <draw:equation draw:name="f11" draw:formula="36*logheight/64"/>
                  <draw:equation draw:name="f12" draw:formula="146*logwidth/160"/>
                  <draw:equation draw:name="f13" draw:formula="48*logheight/64"/>
                  <draw:equation draw:name="f14" draw:formula="160*logwidth/160"/>
                  <draw:equation draw:name="f15" draw:formula="59*logheight/64"/>
                  <draw:equation draw:name="f16" draw:formula="134*logwidth/160"/>
                  <draw:equation draw:name="f17" draw:formula="62*logheight/64"/>
                  <draw:equation draw:name="f18" draw:formula="109*logwidth/160"/>
                  <draw:equation draw:name="f19" draw:formula="63*logheight/64"/>
                  <draw:equation draw:name="f20" draw:formula="87*logwidth/160"/>
                  <draw:equation draw:name="f21" draw:formula="64*logheight/64"/>
                  <draw:equation draw:name="f22" draw:formula="67*logwidth/160"/>
                  <draw:equation draw:name="f23" draw:formula="64*logheight/64"/>
                  <draw:equation draw:name="f24" draw:formula="46*logwidth/160"/>
                  <draw:equation draw:name="f25" draw:formula="60*logheight/64"/>
                  <draw:equation draw:name="f26" draw:formula="27*logwidth/160"/>
                  <draw:equation draw:name="f27" draw:formula="52*logheight/64"/>
                  <draw:equation draw:name="f28" draw:formula="18*logwidth/160"/>
                  <draw:equation draw:name="f29" draw:formula="47*logheight/64"/>
                  <draw:equation draw:name="f30" draw:formula="10*logwidth/160"/>
                  <draw:equation draw:name="f31" draw:formula="39*logheight/64"/>
                  <draw:equation draw:name="f32" draw:formula="4*logwidth/160"/>
                  <draw:equation draw:name="f33" draw:formula="30*logheight/64"/>
                  <draw:equation draw:name="f34" draw:formula="0*logwidth/160"/>
                  <draw:equation draw:name="f35" draw:formula="21*logheight/64"/>
                  <draw:equation draw:name="f36" draw:formula="0*logwidth/160"/>
                  <draw:equation draw:name="f37" draw:formula="12*logheight/64"/>
                  <draw:equation draw:name="f38" draw:formula="5*logwidth/160"/>
                  <draw:equation draw:name="f39" draw:formula="6*logheight/64"/>
                  <draw:equation draw:name="f40" draw:formula="12*logwidth/160"/>
                  <draw:equation draw:name="f41" draw:formula="3*logheight/64"/>
                  <draw:equation draw:name="f42" draw:formula="23*logwidth/160"/>
                  <draw:equation draw:name="f43" draw:formula="0*logheight/64"/>
                  <draw:equation draw:name="f44" draw:formula="logwidth"/>
                  <draw:equation draw:name="f45" draw:formula="logheight"/>
                </draw:enhanced-geometry>
              </draw:custom-shape>
              <draw:custom-shape draw:name="Freeform 20" draw:style-name="gr3" draw:text-style-name="P4" svg:width="3.35mm" svg:height="1.58mm" svg:x="88.59mm" svg:y="9.28mm">
                <text:p/>
                <draw:enhanced-geometry draw:mirror-horizontal="false" draw:mirror-vertical="false" drawooo:sub-view-size="154 83" draw:text-areas="0 0 ?f48 ?f49" svg:viewBox="0 0 0 0" draw:type="ooxml-non-primitive" draw:enhanced-path="M 154 0 L 134 18 117 36 101 51 85 63 68 74 47 81 37 83 26 82 15 78 7 74 1 68 0 60 1 56 3 53 6 48 10 44 26 32 45 22 68 13 90 7 113 2 134 0 154 0 Z N">
                  <draw:equation draw:name="f0" draw:formula="154*logwidth/154"/>
                  <draw:equation draw:name="f1" draw:formula="0*logheight/83"/>
                  <draw:equation draw:name="f2" draw:formula="134*logwidth/154"/>
                  <draw:equation draw:name="f3" draw:formula="18*logheight/83"/>
                  <draw:equation draw:name="f4" draw:formula="117*logwidth/154"/>
                  <draw:equation draw:name="f5" draw:formula="36*logheight/83"/>
                  <draw:equation draw:name="f6" draw:formula="101*logwidth/154"/>
                  <draw:equation draw:name="f7" draw:formula="51*logheight/83"/>
                  <draw:equation draw:name="f8" draw:formula="85*logwidth/154"/>
                  <draw:equation draw:name="f9" draw:formula="63*logheight/83"/>
                  <draw:equation draw:name="f10" draw:formula="68*logwidth/154"/>
                  <draw:equation draw:name="f11" draw:formula="74*logheight/83"/>
                  <draw:equation draw:name="f12" draw:formula="47*logwidth/154"/>
                  <draw:equation draw:name="f13" draw:formula="81*logheight/83"/>
                  <draw:equation draw:name="f14" draw:formula="37*logwidth/154"/>
                  <draw:equation draw:name="f15" draw:formula="83*logheight/83"/>
                  <draw:equation draw:name="f16" draw:formula="26*logwidth/154"/>
                  <draw:equation draw:name="f17" draw:formula="82*logheight/83"/>
                  <draw:equation draw:name="f18" draw:formula="15*logwidth/154"/>
                  <draw:equation draw:name="f19" draw:formula="78*logheight/83"/>
                  <draw:equation draw:name="f20" draw:formula="7*logwidth/154"/>
                  <draw:equation draw:name="f21" draw:formula="74*logheight/83"/>
                  <draw:equation draw:name="f22" draw:formula="1*logwidth/154"/>
                  <draw:equation draw:name="f23" draw:formula="68*logheight/83"/>
                  <draw:equation draw:name="f24" draw:formula="0*logwidth/154"/>
                  <draw:equation draw:name="f25" draw:formula="60*logheight/83"/>
                  <draw:equation draw:name="f26" draw:formula="1*logwidth/154"/>
                  <draw:equation draw:name="f27" draw:formula="56*logheight/83"/>
                  <draw:equation draw:name="f28" draw:formula="3*logwidth/154"/>
                  <draw:equation draw:name="f29" draw:formula="53*logheight/83"/>
                  <draw:equation draw:name="f30" draw:formula="6*logwidth/154"/>
                  <draw:equation draw:name="f31" draw:formula="48*logheight/83"/>
                  <draw:equation draw:name="f32" draw:formula="10*logwidth/154"/>
                  <draw:equation draw:name="f33" draw:formula="44*logheight/83"/>
                  <draw:equation draw:name="f34" draw:formula="26*logwidth/154"/>
                  <draw:equation draw:name="f35" draw:formula="32*logheight/83"/>
                  <draw:equation draw:name="f36" draw:formula="45*logwidth/154"/>
                  <draw:equation draw:name="f37" draw:formula="22*logheight/83"/>
                  <draw:equation draw:name="f38" draw:formula="68*logwidth/154"/>
                  <draw:equation draw:name="f39" draw:formula="13*logheight/83"/>
                  <draw:equation draw:name="f40" draw:formula="90*logwidth/154"/>
                  <draw:equation draw:name="f41" draw:formula="7*logheight/83"/>
                  <draw:equation draw:name="f42" draw:formula="113*logwidth/154"/>
                  <draw:equation draw:name="f43" draw:formula="2*logheight/83"/>
                  <draw:equation draw:name="f44" draw:formula="134*logwidth/154"/>
                  <draw:equation draw:name="f45" draw:formula="0*logheight/83"/>
                  <draw:equation draw:name="f46" draw:formula="154*logwidth/154"/>
                  <draw:equation draw:name="f47" draw:formula="0*logheight/83"/>
                  <draw:equation draw:name="f48" draw:formula="logwidth"/>
                  <draw:equation draw:name="f49" draw:formula="logheight"/>
                </draw:enhanced-geometry>
              </draw:custom-shape>
              <draw:custom-shape draw:name="Freeform 21" draw:style-name="gr3" draw:text-style-name="P4" svg:width="3.63mm" svg:height="2.11mm" svg:x="74.32mm" svg:y="8.75mm">
                <text:p/>
                <draw:enhanced-geometry draw:mirror-horizontal="false" draw:mirror-vertical="false" drawooo:sub-view-size="164 105" draw:text-areas="0 0 ?f100 ?f101" svg:viewBox="0 0 0 0" draw:type="ooxml-non-primitive" draw:enhanced-path="M 126 12 L 105 20 82 30 60 40 39 53 23 67 10 83 5 99 23 100 40 97 55 89 68 78 79 65 90 51 100 37 112 23 126 12 Z M 158 0 L 162 1 164 1 157 3 150 6 143 8 133 14 123 20 112 30 103 41 93 54 84 66 75 77 64 88 53 96 39 101 23 105 14 105 2 103 0 103 0 100 4 81 13 64 24 49 39 37 57 26 76 18 95 11 115 6 135 3 153 1 156 1 158 0 Z N">
                  <draw:equation draw:name="f0" draw:formula="126*logwidth/164"/>
                  <draw:equation draw:name="f1" draw:formula="12*logheight/105"/>
                  <draw:equation draw:name="f2" draw:formula="105*logwidth/164"/>
                  <draw:equation draw:name="f3" draw:formula="20*logheight/105"/>
                  <draw:equation draw:name="f4" draw:formula="82*logwidth/164"/>
                  <draw:equation draw:name="f5" draw:formula="30*logheight/105"/>
                  <draw:equation draw:name="f6" draw:formula="60*logwidth/164"/>
                  <draw:equation draw:name="f7" draw:formula="40*logheight/105"/>
                  <draw:equation draw:name="f8" draw:formula="39*logwidth/164"/>
                  <draw:equation draw:name="f9" draw:formula="53*logheight/105"/>
                  <draw:equation draw:name="f10" draw:formula="23*logwidth/164"/>
                  <draw:equation draw:name="f11" draw:formula="67*logheight/105"/>
                  <draw:equation draw:name="f12" draw:formula="10*logwidth/164"/>
                  <draw:equation draw:name="f13" draw:formula="83*logheight/105"/>
                  <draw:equation draw:name="f14" draw:formula="5*logwidth/164"/>
                  <draw:equation draw:name="f15" draw:formula="99*logheight/105"/>
                  <draw:equation draw:name="f16" draw:formula="23*logwidth/164"/>
                  <draw:equation draw:name="f17" draw:formula="100*logheight/105"/>
                  <draw:equation draw:name="f18" draw:formula="40*logwidth/164"/>
                  <draw:equation draw:name="f19" draw:formula="97*logheight/105"/>
                  <draw:equation draw:name="f20" draw:formula="55*logwidth/164"/>
                  <draw:equation draw:name="f21" draw:formula="89*logheight/105"/>
                  <draw:equation draw:name="f22" draw:formula="68*logwidth/164"/>
                  <draw:equation draw:name="f23" draw:formula="78*logheight/105"/>
                  <draw:equation draw:name="f24" draw:formula="79*logwidth/164"/>
                  <draw:equation draw:name="f25" draw:formula="65*logheight/105"/>
                  <draw:equation draw:name="f26" draw:formula="90*logwidth/164"/>
                  <draw:equation draw:name="f27" draw:formula="51*logheight/105"/>
                  <draw:equation draw:name="f28" draw:formula="100*logwidth/164"/>
                  <draw:equation draw:name="f29" draw:formula="37*logheight/105"/>
                  <draw:equation draw:name="f30" draw:formula="112*logwidth/164"/>
                  <draw:equation draw:name="f31" draw:formula="23*logheight/105"/>
                  <draw:equation draw:name="f32" draw:formula="126*logwidth/164"/>
                  <draw:equation draw:name="f33" draw:formula="12*logheight/105"/>
                  <draw:equation draw:name="f34" draw:formula="158*logwidth/164"/>
                  <draw:equation draw:name="f35" draw:formula="0*logheight/105"/>
                  <draw:equation draw:name="f36" draw:formula="162*logwidth/164"/>
                  <draw:equation draw:name="f37" draw:formula="1*logheight/105"/>
                  <draw:equation draw:name="f38" draw:formula="164*logwidth/164"/>
                  <draw:equation draw:name="f39" draw:formula="1*logheight/105"/>
                  <draw:equation draw:name="f40" draw:formula="157*logwidth/164"/>
                  <draw:equation draw:name="f41" draw:formula="3*logheight/105"/>
                  <draw:equation draw:name="f42" draw:formula="150*logwidth/164"/>
                  <draw:equation draw:name="f43" draw:formula="6*logheight/105"/>
                  <draw:equation draw:name="f44" draw:formula="143*logwidth/164"/>
                  <draw:equation draw:name="f45" draw:formula="8*logheight/105"/>
                  <draw:equation draw:name="f46" draw:formula="133*logwidth/164"/>
                  <draw:equation draw:name="f47" draw:formula="14*logheight/105"/>
                  <draw:equation draw:name="f48" draw:formula="123*logwidth/164"/>
                  <draw:equation draw:name="f49" draw:formula="20*logheight/105"/>
                  <draw:equation draw:name="f50" draw:formula="112*logwidth/164"/>
                  <draw:equation draw:name="f51" draw:formula="30*logheight/105"/>
                  <draw:equation draw:name="f52" draw:formula="103*logwidth/164"/>
                  <draw:equation draw:name="f53" draw:formula="41*logheight/105"/>
                  <draw:equation draw:name="f54" draw:formula="93*logwidth/164"/>
                  <draw:equation draw:name="f55" draw:formula="54*logheight/105"/>
                  <draw:equation draw:name="f56" draw:formula="84*logwidth/164"/>
                  <draw:equation draw:name="f57" draw:formula="66*logheight/105"/>
                  <draw:equation draw:name="f58" draw:formula="75*logwidth/164"/>
                  <draw:equation draw:name="f59" draw:formula="77*logheight/105"/>
                  <draw:equation draw:name="f60" draw:formula="64*logwidth/164"/>
                  <draw:equation draw:name="f61" draw:formula="88*logheight/105"/>
                  <draw:equation draw:name="f62" draw:formula="53*logwidth/164"/>
                  <draw:equation draw:name="f63" draw:formula="96*logheight/105"/>
                  <draw:equation draw:name="f64" draw:formula="39*logwidth/164"/>
                  <draw:equation draw:name="f65" draw:formula="101*logheight/105"/>
                  <draw:equation draw:name="f66" draw:formula="23*logwidth/164"/>
                  <draw:equation draw:name="f67" draw:formula="105*logheight/105"/>
                  <draw:equation draw:name="f68" draw:formula="14*logwidth/164"/>
                  <draw:equation draw:name="f69" draw:formula="105*logheight/105"/>
                  <draw:equation draw:name="f70" draw:formula="2*logwidth/164"/>
                  <draw:equation draw:name="f71" draw:formula="103*logheight/105"/>
                  <draw:equation draw:name="f72" draw:formula="0*logwidth/164"/>
                  <draw:equation draw:name="f73" draw:formula="103*logheight/105"/>
                  <draw:equation draw:name="f74" draw:formula="0*logwidth/164"/>
                  <draw:equation draw:name="f75" draw:formula="100*logheight/105"/>
                  <draw:equation draw:name="f76" draw:formula="4*logwidth/164"/>
                  <draw:equation draw:name="f77" draw:formula="81*logheight/105"/>
                  <draw:equation draw:name="f78" draw:formula="13*logwidth/164"/>
                  <draw:equation draw:name="f79" draw:formula="64*logheight/105"/>
                  <draw:equation draw:name="f80" draw:formula="24*logwidth/164"/>
                  <draw:equation draw:name="f81" draw:formula="49*logheight/105"/>
                  <draw:equation draw:name="f82" draw:formula="39*logwidth/164"/>
                  <draw:equation draw:name="f83" draw:formula="37*logheight/105"/>
                  <draw:equation draw:name="f84" draw:formula="57*logwidth/164"/>
                  <draw:equation draw:name="f85" draw:formula="26*logheight/105"/>
                  <draw:equation draw:name="f86" draw:formula="76*logwidth/164"/>
                  <draw:equation draw:name="f87" draw:formula="18*logheight/105"/>
                  <draw:equation draw:name="f88" draw:formula="95*logwidth/164"/>
                  <draw:equation draw:name="f89" draw:formula="11*logheight/105"/>
                  <draw:equation draw:name="f90" draw:formula="115*logwidth/164"/>
                  <draw:equation draw:name="f91" draw:formula="6*logheight/105"/>
                  <draw:equation draw:name="f92" draw:formula="135*logwidth/164"/>
                  <draw:equation draw:name="f93" draw:formula="3*logheight/105"/>
                  <draw:equation draw:name="f94" draw:formula="153*logwidth/164"/>
                  <draw:equation draw:name="f95" draw:formula="1*logheight/105"/>
                  <draw:equation draw:name="f96" draw:formula="156*logwidth/164"/>
                  <draw:equation draw:name="f97" draw:formula="1*logheight/105"/>
                  <draw:equation draw:name="f98" draw:formula="158*logwidth/164"/>
                  <draw:equation draw:name="f99" draw:formula="0*logheight/105"/>
                  <draw:equation draw:name="f100" draw:formula="logwidth"/>
                  <draw:equation draw:name="f101" draw:formula="logheight"/>
                </draw:enhanced-geometry>
              </draw:custom-shape>
              <draw:custom-shape draw:name="Freeform 22" draw:style-name="gr3" draw:text-style-name="P4" svg:width="5.03mm" svg:height="1.05mm" svg:x="74.88mm" svg:y="10.33mm">
                <text:p/>
                <draw:enhanced-geometry draw:mirror-horizontal="false" draw:mirror-vertical="false" drawooo:sub-view-size="230 52" draw:text-areas="0 0 ?f114 ?f115" svg:viewBox="0 0 0 0" draw:type="ooxml-non-primitive" draw:enhanced-path="M 71 4 L 66 4 57 4 49 5 40 7 34 11 32 16 33 25 38 31 48 36 59 41 70 43 82 45 92 47 99 48 111 48 124 47 138 44 150 40 161 37 180 33 193 31 202 30 181 21 156 13 128 7 99 4 71 4 Z M 72 0 L 100 0 129 3 156 8 175 15 194 22 213 30 221 32 230 34 214 34 199 34 181 37 163 42 145 45 128 48 113 50 101 52 92 52 76 50 56 47 37 43 18 37 2 30 0 29 2 27 15 15 32 7 51 2 72 0 Z N">
                  <draw:equation draw:name="f0" draw:formula="71*logwidth/230"/>
                  <draw:equation draw:name="f1" draw:formula="4*logheight/52"/>
                  <draw:equation draw:name="f2" draw:formula="66*logwidth/230"/>
                  <draw:equation draw:name="f3" draw:formula="4*logheight/52"/>
                  <draw:equation draw:name="f4" draw:formula="57*logwidth/230"/>
                  <draw:equation draw:name="f5" draw:formula="4*logheight/52"/>
                  <draw:equation draw:name="f6" draw:formula="49*logwidth/230"/>
                  <draw:equation draw:name="f7" draw:formula="5*logheight/52"/>
                  <draw:equation draw:name="f8" draw:formula="40*logwidth/230"/>
                  <draw:equation draw:name="f9" draw:formula="7*logheight/52"/>
                  <draw:equation draw:name="f10" draw:formula="34*logwidth/230"/>
                  <draw:equation draw:name="f11" draw:formula="11*logheight/52"/>
                  <draw:equation draw:name="f12" draw:formula="32*logwidth/230"/>
                  <draw:equation draw:name="f13" draw:formula="16*logheight/52"/>
                  <draw:equation draw:name="f14" draw:formula="33*logwidth/230"/>
                  <draw:equation draw:name="f15" draw:formula="25*logheight/52"/>
                  <draw:equation draw:name="f16" draw:formula="38*logwidth/230"/>
                  <draw:equation draw:name="f17" draw:formula="31*logheight/52"/>
                  <draw:equation draw:name="f18" draw:formula="48*logwidth/230"/>
                  <draw:equation draw:name="f19" draw:formula="36*logheight/52"/>
                  <draw:equation draw:name="f20" draw:formula="59*logwidth/230"/>
                  <draw:equation draw:name="f21" draw:formula="41*logheight/52"/>
                  <draw:equation draw:name="f22" draw:formula="70*logwidth/230"/>
                  <draw:equation draw:name="f23" draw:formula="43*logheight/52"/>
                  <draw:equation draw:name="f24" draw:formula="82*logwidth/230"/>
                  <draw:equation draw:name="f25" draw:formula="45*logheight/52"/>
                  <draw:equation draw:name="f26" draw:formula="92*logwidth/230"/>
                  <draw:equation draw:name="f27" draw:formula="47*logheight/52"/>
                  <draw:equation draw:name="f28" draw:formula="99*logwidth/230"/>
                  <draw:equation draw:name="f29" draw:formula="48*logheight/52"/>
                  <draw:equation draw:name="f30" draw:formula="111*logwidth/230"/>
                  <draw:equation draw:name="f31" draw:formula="48*logheight/52"/>
                  <draw:equation draw:name="f32" draw:formula="124*logwidth/230"/>
                  <draw:equation draw:name="f33" draw:formula="47*logheight/52"/>
                  <draw:equation draw:name="f34" draw:formula="138*logwidth/230"/>
                  <draw:equation draw:name="f35" draw:formula="44*logheight/52"/>
                  <draw:equation draw:name="f36" draw:formula="150*logwidth/230"/>
                  <draw:equation draw:name="f37" draw:formula="40*logheight/52"/>
                  <draw:equation draw:name="f38" draw:formula="161*logwidth/230"/>
                  <draw:equation draw:name="f39" draw:formula="37*logheight/52"/>
                  <draw:equation draw:name="f40" draw:formula="180*logwidth/230"/>
                  <draw:equation draw:name="f41" draw:formula="33*logheight/52"/>
                  <draw:equation draw:name="f42" draw:formula="193*logwidth/230"/>
                  <draw:equation draw:name="f43" draw:formula="31*logheight/52"/>
                  <draw:equation draw:name="f44" draw:formula="202*logwidth/230"/>
                  <draw:equation draw:name="f45" draw:formula="30*logheight/52"/>
                  <draw:equation draw:name="f46" draw:formula="181*logwidth/230"/>
                  <draw:equation draw:name="f47" draw:formula="21*logheight/52"/>
                  <draw:equation draw:name="f48" draw:formula="156*logwidth/230"/>
                  <draw:equation draw:name="f49" draw:formula="13*logheight/52"/>
                  <draw:equation draw:name="f50" draw:formula="128*logwidth/230"/>
                  <draw:equation draw:name="f51" draw:formula="7*logheight/52"/>
                  <draw:equation draw:name="f52" draw:formula="99*logwidth/230"/>
                  <draw:equation draw:name="f53" draw:formula="4*logheight/52"/>
                  <draw:equation draw:name="f54" draw:formula="71*logwidth/230"/>
                  <draw:equation draw:name="f55" draw:formula="4*logheight/52"/>
                  <draw:equation draw:name="f56" draw:formula="72*logwidth/230"/>
                  <draw:equation draw:name="f57" draw:formula="0*logheight/52"/>
                  <draw:equation draw:name="f58" draw:formula="100*logwidth/230"/>
                  <draw:equation draw:name="f59" draw:formula="0*logheight/52"/>
                  <draw:equation draw:name="f60" draw:formula="129*logwidth/230"/>
                  <draw:equation draw:name="f61" draw:formula="3*logheight/52"/>
                  <draw:equation draw:name="f62" draw:formula="156*logwidth/230"/>
                  <draw:equation draw:name="f63" draw:formula="8*logheight/52"/>
                  <draw:equation draw:name="f64" draw:formula="175*logwidth/230"/>
                  <draw:equation draw:name="f65" draw:formula="15*logheight/52"/>
                  <draw:equation draw:name="f66" draw:formula="194*logwidth/230"/>
                  <draw:equation draw:name="f67" draw:formula="22*logheight/52"/>
                  <draw:equation draw:name="f68" draw:formula="213*logwidth/230"/>
                  <draw:equation draw:name="f69" draw:formula="30*logheight/52"/>
                  <draw:equation draw:name="f70" draw:formula="221*logwidth/230"/>
                  <draw:equation draw:name="f71" draw:formula="32*logheight/52"/>
                  <draw:equation draw:name="f72" draw:formula="230*logwidth/230"/>
                  <draw:equation draw:name="f73" draw:formula="34*logheight/52"/>
                  <draw:equation draw:name="f74" draw:formula="214*logwidth/230"/>
                  <draw:equation draw:name="f75" draw:formula="34*logheight/52"/>
                  <draw:equation draw:name="f76" draw:formula="199*logwidth/230"/>
                  <draw:equation draw:name="f77" draw:formula="34*logheight/52"/>
                  <draw:equation draw:name="f78" draw:formula="181*logwidth/230"/>
                  <draw:equation draw:name="f79" draw:formula="37*logheight/52"/>
                  <draw:equation draw:name="f80" draw:formula="163*logwidth/230"/>
                  <draw:equation draw:name="f81" draw:formula="42*logheight/52"/>
                  <draw:equation draw:name="f82" draw:formula="145*logwidth/230"/>
                  <draw:equation draw:name="f83" draw:formula="45*logheight/52"/>
                  <draw:equation draw:name="f84" draw:formula="128*logwidth/230"/>
                  <draw:equation draw:name="f85" draw:formula="48*logheight/52"/>
                  <draw:equation draw:name="f86" draw:formula="113*logwidth/230"/>
                  <draw:equation draw:name="f87" draw:formula="50*logheight/52"/>
                  <draw:equation draw:name="f88" draw:formula="101*logwidth/230"/>
                  <draw:equation draw:name="f89" draw:formula="52*logheight/52"/>
                  <draw:equation draw:name="f90" draw:formula="92*logwidth/230"/>
                  <draw:equation draw:name="f91" draw:formula="52*logheight/52"/>
                  <draw:equation draw:name="f92" draw:formula="76*logwidth/230"/>
                  <draw:equation draw:name="f93" draw:formula="50*logheight/52"/>
                  <draw:equation draw:name="f94" draw:formula="56*logwidth/230"/>
                  <draw:equation draw:name="f95" draw:formula="47*logheight/52"/>
                  <draw:equation draw:name="f96" draw:formula="37*logwidth/230"/>
                  <draw:equation draw:name="f97" draw:formula="43*logheight/52"/>
                  <draw:equation draw:name="f98" draw:formula="18*logwidth/230"/>
                  <draw:equation draw:name="f99" draw:formula="37*logheight/52"/>
                  <draw:equation draw:name="f100" draw:formula="2*logwidth/230"/>
                  <draw:equation draw:name="f101" draw:formula="30*logheight/52"/>
                  <draw:equation draw:name="f102" draw:formula="0*logwidth/230"/>
                  <draw:equation draw:name="f103" draw:formula="29*logheight/52"/>
                  <draw:equation draw:name="f104" draw:formula="2*logwidth/230"/>
                  <draw:equation draw:name="f105" draw:formula="27*logheight/52"/>
                  <draw:equation draw:name="f106" draw:formula="15*logwidth/230"/>
                  <draw:equation draw:name="f107" draw:formula="15*logheight/52"/>
                  <draw:equation draw:name="f108" draw:formula="32*logwidth/230"/>
                  <draw:equation draw:name="f109" draw:formula="7*logheight/52"/>
                  <draw:equation draw:name="f110" draw:formula="51*logwidth/230"/>
                  <draw:equation draw:name="f111" draw:formula="2*logheight/52"/>
                  <draw:equation draw:name="f112" draw:formula="72*logwidth/230"/>
                  <draw:equation draw:name="f113" draw:formula="0*logheight/52"/>
                  <draw:equation draw:name="f114" draw:formula="logwidth"/>
                  <draw:equation draw:name="f115" draw:formula="logheight"/>
                </draw:enhanced-geometry>
              </draw:custom-shape>
              <draw:custom-shape draw:name="Freeform 23" draw:style-name="gr3" draw:text-style-name="P4" svg:width="1.95mm" svg:height="3.43mm" svg:x="80.2mm" svg:y="10.6mm">
                <text:p/>
                <draw:enhanced-geometry draw:mirror-horizontal="false" draw:mirror-vertical="false" drawooo:sub-view-size="91 180" draw:text-areas="0 0 ?f94 ?f95" svg:viewBox="0 0 0 0" draw:type="ooxml-non-primitive" draw:enhanced-path="M 25 18 L 20 21 18 28 17 39 20 53 25 65 32 76 40 85 49 96 64 113 77 130 86 149 84 128 79 106 73 83 64 61 54 41 41 25 41 25 33 19 25 18 Z M 1 0 L 17 4 32 12 45 22 45 23 57 39 68 57 76 77 82 96 86 116 90 137 91 157 89 177 89 180 86 165 82 152 77 139 62 117 46 98 33 84 21 69 11 53 4 35 2 23 0 11 1 0 Z N">
                  <draw:equation draw:name="f0" draw:formula="25*logwidth/91"/>
                  <draw:equation draw:name="f1" draw:formula="18*logheight/180"/>
                  <draw:equation draw:name="f2" draw:formula="20*logwidth/91"/>
                  <draw:equation draw:name="f3" draw:formula="21*logheight/180"/>
                  <draw:equation draw:name="f4" draw:formula="18*logwidth/91"/>
                  <draw:equation draw:name="f5" draw:formula="28*logheight/180"/>
                  <draw:equation draw:name="f6" draw:formula="17*logwidth/91"/>
                  <draw:equation draw:name="f7" draw:formula="39*logheight/180"/>
                  <draw:equation draw:name="f8" draw:formula="20*logwidth/91"/>
                  <draw:equation draw:name="f9" draw:formula="53*logheight/180"/>
                  <draw:equation draw:name="f10" draw:formula="25*logwidth/91"/>
                  <draw:equation draw:name="f11" draw:formula="65*logheight/180"/>
                  <draw:equation draw:name="f12" draw:formula="32*logwidth/91"/>
                  <draw:equation draw:name="f13" draw:formula="76*logheight/180"/>
                  <draw:equation draw:name="f14" draw:formula="40*logwidth/91"/>
                  <draw:equation draw:name="f15" draw:formula="85*logheight/180"/>
                  <draw:equation draw:name="f16" draw:formula="49*logwidth/91"/>
                  <draw:equation draw:name="f17" draw:formula="96*logheight/180"/>
                  <draw:equation draw:name="f18" draw:formula="64*logwidth/91"/>
                  <draw:equation draw:name="f19" draw:formula="113*logheight/180"/>
                  <draw:equation draw:name="f20" draw:formula="77*logwidth/91"/>
                  <draw:equation draw:name="f21" draw:formula="130*logheight/180"/>
                  <draw:equation draw:name="f22" draw:formula="86*logwidth/91"/>
                  <draw:equation draw:name="f23" draw:formula="149*logheight/180"/>
                  <draw:equation draw:name="f24" draw:formula="84*logwidth/91"/>
                  <draw:equation draw:name="f25" draw:formula="128*logheight/180"/>
                  <draw:equation draw:name="f26" draw:formula="79*logwidth/91"/>
                  <draw:equation draw:name="f27" draw:formula="106*logheight/180"/>
                  <draw:equation draw:name="f28" draw:formula="73*logwidth/91"/>
                  <draw:equation draw:name="f29" draw:formula="83*logheight/180"/>
                  <draw:equation draw:name="f30" draw:formula="64*logwidth/91"/>
                  <draw:equation draw:name="f31" draw:formula="61*logheight/180"/>
                  <draw:equation draw:name="f32" draw:formula="54*logwidth/91"/>
                  <draw:equation draw:name="f33" draw:formula="41*logheight/180"/>
                  <draw:equation draw:name="f34" draw:formula="41*logwidth/91"/>
                  <draw:equation draw:name="f35" draw:formula="25*logheight/180"/>
                  <draw:equation draw:name="f36" draw:formula="41*logwidth/91"/>
                  <draw:equation draw:name="f37" draw:formula="25*logheight/180"/>
                  <draw:equation draw:name="f38" draw:formula="33*logwidth/91"/>
                  <draw:equation draw:name="f39" draw:formula="19*logheight/180"/>
                  <draw:equation draw:name="f40" draw:formula="25*logwidth/91"/>
                  <draw:equation draw:name="f41" draw:formula="18*logheight/180"/>
                  <draw:equation draw:name="f42" draw:formula="1*logwidth/91"/>
                  <draw:equation draw:name="f43" draw:formula="0*logheight/180"/>
                  <draw:equation draw:name="f44" draw:formula="17*logwidth/91"/>
                  <draw:equation draw:name="f45" draw:formula="4*logheight/180"/>
                  <draw:equation draw:name="f46" draw:formula="32*logwidth/91"/>
                  <draw:equation draw:name="f47" draw:formula="12*logheight/180"/>
                  <draw:equation draw:name="f48" draw:formula="45*logwidth/91"/>
                  <draw:equation draw:name="f49" draw:formula="22*logheight/180"/>
                  <draw:equation draw:name="f50" draw:formula="45*logwidth/91"/>
                  <draw:equation draw:name="f51" draw:formula="23*logheight/180"/>
                  <draw:equation draw:name="f52" draw:formula="57*logwidth/91"/>
                  <draw:equation draw:name="f53" draw:formula="39*logheight/180"/>
                  <draw:equation draw:name="f54" draw:formula="68*logwidth/91"/>
                  <draw:equation draw:name="f55" draw:formula="57*logheight/180"/>
                  <draw:equation draw:name="f56" draw:formula="76*logwidth/91"/>
                  <draw:equation draw:name="f57" draw:formula="77*logheight/180"/>
                  <draw:equation draw:name="f58" draw:formula="82*logwidth/91"/>
                  <draw:equation draw:name="f59" draw:formula="96*logheight/180"/>
                  <draw:equation draw:name="f60" draw:formula="86*logwidth/91"/>
                  <draw:equation draw:name="f61" draw:formula="116*logheight/180"/>
                  <draw:equation draw:name="f62" draw:formula="90*logwidth/91"/>
                  <draw:equation draw:name="f63" draw:formula="137*logheight/180"/>
                  <draw:equation draw:name="f64" draw:formula="91*logwidth/91"/>
                  <draw:equation draw:name="f65" draw:formula="157*logheight/180"/>
                  <draw:equation draw:name="f66" draw:formula="89*logwidth/91"/>
                  <draw:equation draw:name="f67" draw:formula="177*logheight/180"/>
                  <draw:equation draw:name="f68" draw:formula="89*logwidth/91"/>
                  <draw:equation draw:name="f69" draw:formula="180*logheight/180"/>
                  <draw:equation draw:name="f70" draw:formula="86*logwidth/91"/>
                  <draw:equation draw:name="f71" draw:formula="165*logheight/180"/>
                  <draw:equation draw:name="f72" draw:formula="82*logwidth/91"/>
                  <draw:equation draw:name="f73" draw:formula="152*logheight/180"/>
                  <draw:equation draw:name="f74" draw:formula="77*logwidth/91"/>
                  <draw:equation draw:name="f75" draw:formula="139*logheight/180"/>
                  <draw:equation draw:name="f76" draw:formula="62*logwidth/91"/>
                  <draw:equation draw:name="f77" draw:formula="117*logheight/180"/>
                  <draw:equation draw:name="f78" draw:formula="46*logwidth/91"/>
                  <draw:equation draw:name="f79" draw:formula="98*logheight/180"/>
                  <draw:equation draw:name="f80" draw:formula="33*logwidth/91"/>
                  <draw:equation draw:name="f81" draw:formula="84*logheight/180"/>
                  <draw:equation draw:name="f82" draw:formula="21*logwidth/91"/>
                  <draw:equation draw:name="f83" draw:formula="69*logheight/180"/>
                  <draw:equation draw:name="f84" draw:formula="11*logwidth/91"/>
                  <draw:equation draw:name="f85" draw:formula="53*logheight/180"/>
                  <draw:equation draw:name="f86" draw:formula="4*logwidth/91"/>
                  <draw:equation draw:name="f87" draw:formula="35*logheight/180"/>
                  <draw:equation draw:name="f88" draw:formula="2*logwidth/91"/>
                  <draw:equation draw:name="f89" draw:formula="23*logheight/180"/>
                  <draw:equation draw:name="f90" draw:formula="0*logwidth/91"/>
                  <draw:equation draw:name="f91" draw:formula="11*logheight/180"/>
                  <draw:equation draw:name="f92" draw:formula="1*logwidth/91"/>
                  <draw:equation draw:name="f93" draw:formula="0*logheight/180"/>
                  <draw:equation draw:name="f94" draw:formula="logwidth"/>
                  <draw:equation draw:name="f95" draw:formula="logheight"/>
                </draw:enhanced-geometry>
              </draw:custom-shape>
              <draw:custom-shape draw:name="Freeform 24" draw:style-name="gr3" draw:text-style-name="P4" svg:width="3.63mm" svg:height="2.37mm" svg:x="78.24mm" svg:y="7.16mm">
                <text:p/>
                <draw:enhanced-geometry draw:mirror-horizontal="false" draw:mirror-vertical="false" drawooo:sub-view-size="165 112" draw:text-areas="0 0 ?f116 ?f117" svg:viewBox="0 0 0 0" draw:type="ooxml-non-primitive" draw:enhanced-path="M 139 15 L 134 15 129 16 106 22 85 28 63 38 43 50 43 50 42 50 42 51 39 54 34 57 28 64 23 71 18 78 17 85 19 92 26 97 38 99 49 97 60 91 71 82 79 75 116 43 123 38 133 31 140 23 144 15 139 15 Z M 165 0 L 159 5 153 12 148 19 131 36 109 55 88 74 78 82 66 91 54 100 39 108 25 112 12 111 4 107 1 100 0 93 1 85 4 78 11 66 21 56 33 48 59 34 86 22 108 16 131 10 143 7 154 5 160 3 165 0 Z N">
                  <draw:equation draw:name="f0" draw:formula="139*logwidth/165"/>
                  <draw:equation draw:name="f1" draw:formula="15*logheight/112"/>
                  <draw:equation draw:name="f2" draw:formula="134*logwidth/165"/>
                  <draw:equation draw:name="f3" draw:formula="15*logheight/112"/>
                  <draw:equation draw:name="f4" draw:formula="129*logwidth/165"/>
                  <draw:equation draw:name="f5" draw:formula="16*logheight/112"/>
                  <draw:equation draw:name="f6" draw:formula="106*logwidth/165"/>
                  <draw:equation draw:name="f7" draw:formula="22*logheight/112"/>
                  <draw:equation draw:name="f8" draw:formula="85*logwidth/165"/>
                  <draw:equation draw:name="f9" draw:formula="28*logheight/112"/>
                  <draw:equation draw:name="f10" draw:formula="63*logwidth/165"/>
                  <draw:equation draw:name="f11" draw:formula="38*logheight/112"/>
                  <draw:equation draw:name="f12" draw:formula="43*logwidth/165"/>
                  <draw:equation draw:name="f13" draw:formula="50*logheight/112"/>
                  <draw:equation draw:name="f14" draw:formula="43*logwidth/165"/>
                  <draw:equation draw:name="f15" draw:formula="50*logheight/112"/>
                  <draw:equation draw:name="f16" draw:formula="42*logwidth/165"/>
                  <draw:equation draw:name="f17" draw:formula="50*logheight/112"/>
                  <draw:equation draw:name="f18" draw:formula="42*logwidth/165"/>
                  <draw:equation draw:name="f19" draw:formula="51*logheight/112"/>
                  <draw:equation draw:name="f20" draw:formula="39*logwidth/165"/>
                  <draw:equation draw:name="f21" draw:formula="54*logheight/112"/>
                  <draw:equation draw:name="f22" draw:formula="34*logwidth/165"/>
                  <draw:equation draw:name="f23" draw:formula="57*logheight/112"/>
                  <draw:equation draw:name="f24" draw:formula="28*logwidth/165"/>
                  <draw:equation draw:name="f25" draw:formula="64*logheight/112"/>
                  <draw:equation draw:name="f26" draw:formula="23*logwidth/165"/>
                  <draw:equation draw:name="f27" draw:formula="71*logheight/112"/>
                  <draw:equation draw:name="f28" draw:formula="18*logwidth/165"/>
                  <draw:equation draw:name="f29" draw:formula="78*logheight/112"/>
                  <draw:equation draw:name="f30" draw:formula="17*logwidth/165"/>
                  <draw:equation draw:name="f31" draw:formula="85*logheight/112"/>
                  <draw:equation draw:name="f32" draw:formula="19*logwidth/165"/>
                  <draw:equation draw:name="f33" draw:formula="92*logheight/112"/>
                  <draw:equation draw:name="f34" draw:formula="26*logwidth/165"/>
                  <draw:equation draw:name="f35" draw:formula="97*logheight/112"/>
                  <draw:equation draw:name="f36" draw:formula="38*logwidth/165"/>
                  <draw:equation draw:name="f37" draw:formula="99*logheight/112"/>
                  <draw:equation draw:name="f38" draw:formula="49*logwidth/165"/>
                  <draw:equation draw:name="f39" draw:formula="97*logheight/112"/>
                  <draw:equation draw:name="f40" draw:formula="60*logwidth/165"/>
                  <draw:equation draw:name="f41" draw:formula="91*logheight/112"/>
                  <draw:equation draw:name="f42" draw:formula="71*logwidth/165"/>
                  <draw:equation draw:name="f43" draw:formula="82*logheight/112"/>
                  <draw:equation draw:name="f44" draw:formula="79*logwidth/165"/>
                  <draw:equation draw:name="f45" draw:formula="75*logheight/112"/>
                  <draw:equation draw:name="f46" draw:formula="116*logwidth/165"/>
                  <draw:equation draw:name="f47" draw:formula="43*logheight/112"/>
                  <draw:equation draw:name="f48" draw:formula="123*logwidth/165"/>
                  <draw:equation draw:name="f49" draw:formula="38*logheight/112"/>
                  <draw:equation draw:name="f50" draw:formula="133*logwidth/165"/>
                  <draw:equation draw:name="f51" draw:formula="31*logheight/112"/>
                  <draw:equation draw:name="f52" draw:formula="140*logwidth/165"/>
                  <draw:equation draw:name="f53" draw:formula="23*logheight/112"/>
                  <draw:equation draw:name="f54" draw:formula="144*logwidth/165"/>
                  <draw:equation draw:name="f55" draw:formula="15*logheight/112"/>
                  <draw:equation draw:name="f56" draw:formula="139*logwidth/165"/>
                  <draw:equation draw:name="f57" draw:formula="15*logheight/112"/>
                  <draw:equation draw:name="f58" draw:formula="165*logwidth/165"/>
                  <draw:equation draw:name="f59" draw:formula="0*logheight/112"/>
                  <draw:equation draw:name="f60" draw:formula="159*logwidth/165"/>
                  <draw:equation draw:name="f61" draw:formula="5*logheight/112"/>
                  <draw:equation draw:name="f62" draw:formula="153*logwidth/165"/>
                  <draw:equation draw:name="f63" draw:formula="12*logheight/112"/>
                  <draw:equation draw:name="f64" draw:formula="148*logwidth/165"/>
                  <draw:equation draw:name="f65" draw:formula="19*logheight/112"/>
                  <draw:equation draw:name="f66" draw:formula="131*logwidth/165"/>
                  <draw:equation draw:name="f67" draw:formula="36*logheight/112"/>
                  <draw:equation draw:name="f68" draw:formula="109*logwidth/165"/>
                  <draw:equation draw:name="f69" draw:formula="55*logheight/112"/>
                  <draw:equation draw:name="f70" draw:formula="88*logwidth/165"/>
                  <draw:equation draw:name="f71" draw:formula="74*logheight/112"/>
                  <draw:equation draw:name="f72" draw:formula="78*logwidth/165"/>
                  <draw:equation draw:name="f73" draw:formula="82*logheight/112"/>
                  <draw:equation draw:name="f74" draw:formula="66*logwidth/165"/>
                  <draw:equation draw:name="f75" draw:formula="91*logheight/112"/>
                  <draw:equation draw:name="f76" draw:formula="54*logwidth/165"/>
                  <draw:equation draw:name="f77" draw:formula="100*logheight/112"/>
                  <draw:equation draw:name="f78" draw:formula="39*logwidth/165"/>
                  <draw:equation draw:name="f79" draw:formula="108*logheight/112"/>
                  <draw:equation draw:name="f80" draw:formula="25*logwidth/165"/>
                  <draw:equation draw:name="f81" draw:formula="112*logheight/112"/>
                  <draw:equation draw:name="f82" draw:formula="12*logwidth/165"/>
                  <draw:equation draw:name="f83" draw:formula="111*logheight/112"/>
                  <draw:equation draw:name="f84" draw:formula="4*logwidth/165"/>
                  <draw:equation draw:name="f85" draw:formula="107*logheight/112"/>
                  <draw:equation draw:name="f86" draw:formula="1*logwidth/165"/>
                  <draw:equation draw:name="f87" draw:formula="100*logheight/112"/>
                  <draw:equation draw:name="f88" draw:formula="0*logwidth/165"/>
                  <draw:equation draw:name="f89" draw:formula="93*logheight/112"/>
                  <draw:equation draw:name="f90" draw:formula="1*logwidth/165"/>
                  <draw:equation draw:name="f91" draw:formula="85*logheight/112"/>
                  <draw:equation draw:name="f92" draw:formula="4*logwidth/165"/>
                  <draw:equation draw:name="f93" draw:formula="78*logheight/112"/>
                  <draw:equation draw:name="f94" draw:formula="11*logwidth/165"/>
                  <draw:equation draw:name="f95" draw:formula="66*logheight/112"/>
                  <draw:equation draw:name="f96" draw:formula="21*logwidth/165"/>
                  <draw:equation draw:name="f97" draw:formula="56*logheight/112"/>
                  <draw:equation draw:name="f98" draw:formula="33*logwidth/165"/>
                  <draw:equation draw:name="f99" draw:formula="48*logheight/112"/>
                  <draw:equation draw:name="f100" draw:formula="59*logwidth/165"/>
                  <draw:equation draw:name="f101" draw:formula="34*logheight/112"/>
                  <draw:equation draw:name="f102" draw:formula="86*logwidth/165"/>
                  <draw:equation draw:name="f103" draw:formula="22*logheight/112"/>
                  <draw:equation draw:name="f104" draw:formula="108*logwidth/165"/>
                  <draw:equation draw:name="f105" draw:formula="16*logheight/112"/>
                  <draw:equation draw:name="f106" draw:formula="131*logwidth/165"/>
                  <draw:equation draw:name="f107" draw:formula="10*logheight/112"/>
                  <draw:equation draw:name="f108" draw:formula="143*logwidth/165"/>
                  <draw:equation draw:name="f109" draw:formula="7*logheight/112"/>
                  <draw:equation draw:name="f110" draw:formula="154*logwidth/165"/>
                  <draw:equation draw:name="f111" draw:formula="5*logheight/112"/>
                  <draw:equation draw:name="f112" draw:formula="160*logwidth/165"/>
                  <draw:equation draw:name="f113" draw:formula="3*logheight/112"/>
                  <draw:equation draw:name="f114" draw:formula="165*logwidth/165"/>
                  <draw:equation draw:name="f115" draw:formula="0*logheight/112"/>
                  <draw:equation draw:name="f116" draw:formula="logwidth"/>
                  <draw:equation draw:name="f117" draw:formula="logheight"/>
                </draw:enhanced-geometry>
              </draw:custom-shape>
              <draw:custom-shape draw:name="Freeform 25" draw:style-name="gr3" draw:text-style-name="P4" svg:width="4.75mm" svg:height="2.11mm" svg:x="81.32mm" svg:y="7.69mm">
                <text:p/>
                <draw:enhanced-geometry draw:mirror-horizontal="false" draw:mirror-vertical="false" drawooo:sub-view-size="215 116" draw:text-areas="0 0 ?f112 ?f113" svg:viewBox="0 0 0 0" draw:type="ooxml-non-primitive" draw:enhanced-path="M 189 21 L 175 24 158 28 141 30 128 31 116 33 108 35 90 41 75 44 58 48 40 53 26 62 22 68 22 77 26 85 32 91 39 95 52 98 64 96 76 93 91 89 104 83 136 63 164 43 189 21 Z M 215 0 L 210 9 202 17 194 23 153 56 110 85 94 94 77 104 58 111 38 116 20 116 10 111 4 105 0 95 0 83 5 73 15 64 28 57 43 50 59 45 75 40 89 36 107 31 115 29 127 28 141 26 163 22 183 18 201 11 209 5 215 0 Z N">
                  <draw:equation draw:name="f0" draw:formula="189*logwidth/215"/>
                  <draw:equation draw:name="f1" draw:formula="21*logheight/116"/>
                  <draw:equation draw:name="f2" draw:formula="175*logwidth/215"/>
                  <draw:equation draw:name="f3" draw:formula="24*logheight/116"/>
                  <draw:equation draw:name="f4" draw:formula="158*logwidth/215"/>
                  <draw:equation draw:name="f5" draw:formula="28*logheight/116"/>
                  <draw:equation draw:name="f6" draw:formula="141*logwidth/215"/>
                  <draw:equation draw:name="f7" draw:formula="30*logheight/116"/>
                  <draw:equation draw:name="f8" draw:formula="128*logwidth/215"/>
                  <draw:equation draw:name="f9" draw:formula="31*logheight/116"/>
                  <draw:equation draw:name="f10" draw:formula="116*logwidth/215"/>
                  <draw:equation draw:name="f11" draw:formula="33*logheight/116"/>
                  <draw:equation draw:name="f12" draw:formula="108*logwidth/215"/>
                  <draw:equation draw:name="f13" draw:formula="35*logheight/116"/>
                  <draw:equation draw:name="f14" draw:formula="90*logwidth/215"/>
                  <draw:equation draw:name="f15" draw:formula="41*logheight/116"/>
                  <draw:equation draw:name="f16" draw:formula="75*logwidth/215"/>
                  <draw:equation draw:name="f17" draw:formula="44*logheight/116"/>
                  <draw:equation draw:name="f18" draw:formula="58*logwidth/215"/>
                  <draw:equation draw:name="f19" draw:formula="48*logheight/116"/>
                  <draw:equation draw:name="f20" draw:formula="40*logwidth/215"/>
                  <draw:equation draw:name="f21" draw:formula="53*logheight/116"/>
                  <draw:equation draw:name="f22" draw:formula="26*logwidth/215"/>
                  <draw:equation draw:name="f23" draw:formula="62*logheight/116"/>
                  <draw:equation draw:name="f24" draw:formula="22*logwidth/215"/>
                  <draw:equation draw:name="f25" draw:formula="68*logheight/116"/>
                  <draw:equation draw:name="f26" draw:formula="22*logwidth/215"/>
                  <draw:equation draw:name="f27" draw:formula="77*logheight/116"/>
                  <draw:equation draw:name="f28" draw:formula="26*logwidth/215"/>
                  <draw:equation draw:name="f29" draw:formula="85*logheight/116"/>
                  <draw:equation draw:name="f30" draw:formula="32*logwidth/215"/>
                  <draw:equation draw:name="f31" draw:formula="91*logheight/116"/>
                  <draw:equation draw:name="f32" draw:formula="39*logwidth/215"/>
                  <draw:equation draw:name="f33" draw:formula="95*logheight/116"/>
                  <draw:equation draw:name="f34" draw:formula="52*logwidth/215"/>
                  <draw:equation draw:name="f35" draw:formula="98*logheight/116"/>
                  <draw:equation draw:name="f36" draw:formula="64*logwidth/215"/>
                  <draw:equation draw:name="f37" draw:formula="96*logheight/116"/>
                  <draw:equation draw:name="f38" draw:formula="76*logwidth/215"/>
                  <draw:equation draw:name="f39" draw:formula="93*logheight/116"/>
                  <draw:equation draw:name="f40" draw:formula="91*logwidth/215"/>
                  <draw:equation draw:name="f41" draw:formula="89*logheight/116"/>
                  <draw:equation draw:name="f42" draw:formula="104*logwidth/215"/>
                  <draw:equation draw:name="f43" draw:formula="83*logheight/116"/>
                  <draw:equation draw:name="f44" draw:formula="136*logwidth/215"/>
                  <draw:equation draw:name="f45" draw:formula="63*logheight/116"/>
                  <draw:equation draw:name="f46" draw:formula="164*logwidth/215"/>
                  <draw:equation draw:name="f47" draw:formula="43*logheight/116"/>
                  <draw:equation draw:name="f48" draw:formula="189*logwidth/215"/>
                  <draw:equation draw:name="f49" draw:formula="21*logheight/116"/>
                  <draw:equation draw:name="f50" draw:formula="215*logwidth/215"/>
                  <draw:equation draw:name="f51" draw:formula="0*logheight/116"/>
                  <draw:equation draw:name="f52" draw:formula="210*logwidth/215"/>
                  <draw:equation draw:name="f53" draw:formula="9*logheight/116"/>
                  <draw:equation draw:name="f54" draw:formula="202*logwidth/215"/>
                  <draw:equation draw:name="f55" draw:formula="17*logheight/116"/>
                  <draw:equation draw:name="f56" draw:formula="194*logwidth/215"/>
                  <draw:equation draw:name="f57" draw:formula="23*logheight/116"/>
                  <draw:equation draw:name="f58" draw:formula="153*logwidth/215"/>
                  <draw:equation draw:name="f59" draw:formula="56*logheight/116"/>
                  <draw:equation draw:name="f60" draw:formula="110*logwidth/215"/>
                  <draw:equation draw:name="f61" draw:formula="85*logheight/116"/>
                  <draw:equation draw:name="f62" draw:formula="94*logwidth/215"/>
                  <draw:equation draw:name="f63" draw:formula="94*logheight/116"/>
                  <draw:equation draw:name="f64" draw:formula="77*logwidth/215"/>
                  <draw:equation draw:name="f65" draw:formula="104*logheight/116"/>
                  <draw:equation draw:name="f66" draw:formula="58*logwidth/215"/>
                  <draw:equation draw:name="f67" draw:formula="111*logheight/116"/>
                  <draw:equation draw:name="f68" draw:formula="38*logwidth/215"/>
                  <draw:equation draw:name="f69" draw:formula="116*logheight/116"/>
                  <draw:equation draw:name="f70" draw:formula="20*logwidth/215"/>
                  <draw:equation draw:name="f71" draw:formula="116*logheight/116"/>
                  <draw:equation draw:name="f72" draw:formula="10*logwidth/215"/>
                  <draw:equation draw:name="f73" draw:formula="111*logheight/116"/>
                  <draw:equation draw:name="f74" draw:formula="4*logwidth/215"/>
                  <draw:equation draw:name="f75" draw:formula="105*logheight/116"/>
                  <draw:equation draw:name="f76" draw:formula="0*logwidth/215"/>
                  <draw:equation draw:name="f77" draw:formula="95*logheight/116"/>
                  <draw:equation draw:name="f78" draw:formula="0*logwidth/215"/>
                  <draw:equation draw:name="f79" draw:formula="83*logheight/116"/>
                  <draw:equation draw:name="f80" draw:formula="5*logwidth/215"/>
                  <draw:equation draw:name="f81" draw:formula="73*logheight/116"/>
                  <draw:equation draw:name="f82" draw:formula="15*logwidth/215"/>
                  <draw:equation draw:name="f83" draw:formula="64*logheight/116"/>
                  <draw:equation draw:name="f84" draw:formula="28*logwidth/215"/>
                  <draw:equation draw:name="f85" draw:formula="57*logheight/116"/>
                  <draw:equation draw:name="f86" draw:formula="43*logwidth/215"/>
                  <draw:equation draw:name="f87" draw:formula="50*logheight/116"/>
                  <draw:equation draw:name="f88" draw:formula="59*logwidth/215"/>
                  <draw:equation draw:name="f89" draw:formula="45*logheight/116"/>
                  <draw:equation draw:name="f90" draw:formula="75*logwidth/215"/>
                  <draw:equation draw:name="f91" draw:formula="40*logheight/116"/>
                  <draw:equation draw:name="f92" draw:formula="89*logwidth/215"/>
                  <draw:equation draw:name="f93" draw:formula="36*logheight/116"/>
                  <draw:equation draw:name="f94" draw:formula="107*logwidth/215"/>
                  <draw:equation draw:name="f95" draw:formula="31*logheight/116"/>
                  <draw:equation draw:name="f96" draw:formula="115*logwidth/215"/>
                  <draw:equation draw:name="f97" draw:formula="29*logheight/116"/>
                  <draw:equation draw:name="f98" draw:formula="127*logwidth/215"/>
                  <draw:equation draw:name="f99" draw:formula="28*logheight/116"/>
                  <draw:equation draw:name="f100" draw:formula="141*logwidth/215"/>
                  <draw:equation draw:name="f101" draw:formula="26*logheight/116"/>
                  <draw:equation draw:name="f102" draw:formula="163*logwidth/215"/>
                  <draw:equation draw:name="f103" draw:formula="22*logheight/116"/>
                  <draw:equation draw:name="f104" draw:formula="183*logwidth/215"/>
                  <draw:equation draw:name="f105" draw:formula="18*logheight/116"/>
                  <draw:equation draw:name="f106" draw:formula="201*logwidth/215"/>
                  <draw:equation draw:name="f107" draw:formula="11*logheight/116"/>
                  <draw:equation draw:name="f108" draw:formula="209*logwidth/215"/>
                  <draw:equation draw:name="f109" draw:formula="5*logheight/116"/>
                  <draw:equation draw:name="f110" draw:formula="215*logwidth/215"/>
                  <draw:equation draw:name="f111" draw:formula="0*logheight/116"/>
                  <draw:equation draw:name="f112" draw:formula="logwidth"/>
                  <draw:equation draw:name="f113" draw:formula="logheight"/>
                </draw:enhanced-geometry>
              </draw:custom-shape>
              <draw:custom-shape draw:name="Freeform 26" draw:style-name="gr3" draw:text-style-name="P4" svg:width="3.91mm" svg:height="1.31mm" svg:x="84.12mm" svg:y="11.13mm">
                <text:p/>
                <draw:enhanced-geometry draw:mirror-horizontal="false" draw:mirror-vertical="false" drawooo:sub-view-size="186 69" draw:text-areas="0 0 ?f122 ?f123" svg:viewBox="0 0 0 0" draw:type="ooxml-non-primitive" draw:enhanced-path="M 32 5 L 28 6 24 7 22 9 21 11 19 19 22 26 29 33 37 37 48 41 59 45 70 47 78 49 85 50 109 56 135 61 160 62 173 61 156 54 138 45 130 39 121 35 115 33 100 26 88 22 74 16 59 9 45 5 32 5 Z M 18 0 L 31 1 46 4 64 9 82 16 102 23 116 29 139 38 161 50 181 65 186 69 182 68 176 67 168 67 163 67 139 66 116 65 88 62 61 55 34 47 27 43 18 38 9 32 3 24 0 17 0 13 1 9 4 6 8 2 12 1 14 0 18 0 Z N">
                  <draw:equation draw:name="f0" draw:formula="32*logwidth/186"/>
                  <draw:equation draw:name="f1" draw:formula="5*logheight/69"/>
                  <draw:equation draw:name="f2" draw:formula="28*logwidth/186"/>
                  <draw:equation draw:name="f3" draw:formula="6*logheight/69"/>
                  <draw:equation draw:name="f4" draw:formula="24*logwidth/186"/>
                  <draw:equation draw:name="f5" draw:formula="7*logheight/69"/>
                  <draw:equation draw:name="f6" draw:formula="22*logwidth/186"/>
                  <draw:equation draw:name="f7" draw:formula="9*logheight/69"/>
                  <draw:equation draw:name="f8" draw:formula="21*logwidth/186"/>
                  <draw:equation draw:name="f9" draw:formula="11*logheight/69"/>
                  <draw:equation draw:name="f10" draw:formula="19*logwidth/186"/>
                  <draw:equation draw:name="f11" draw:formula="19*logheight/69"/>
                  <draw:equation draw:name="f12" draw:formula="22*logwidth/186"/>
                  <draw:equation draw:name="f13" draw:formula="26*logheight/69"/>
                  <draw:equation draw:name="f14" draw:formula="29*logwidth/186"/>
                  <draw:equation draw:name="f15" draw:formula="33*logheight/69"/>
                  <draw:equation draw:name="f16" draw:formula="37*logwidth/186"/>
                  <draw:equation draw:name="f17" draw:formula="37*logheight/69"/>
                  <draw:equation draw:name="f18" draw:formula="48*logwidth/186"/>
                  <draw:equation draw:name="f19" draw:formula="41*logheight/69"/>
                  <draw:equation draw:name="f20" draw:formula="59*logwidth/186"/>
                  <draw:equation draw:name="f21" draw:formula="45*logheight/69"/>
                  <draw:equation draw:name="f22" draw:formula="70*logwidth/186"/>
                  <draw:equation draw:name="f23" draw:formula="47*logheight/69"/>
                  <draw:equation draw:name="f24" draw:formula="78*logwidth/186"/>
                  <draw:equation draw:name="f25" draw:formula="49*logheight/69"/>
                  <draw:equation draw:name="f26" draw:formula="85*logwidth/186"/>
                  <draw:equation draw:name="f27" draw:formula="50*logheight/69"/>
                  <draw:equation draw:name="f28" draw:formula="109*logwidth/186"/>
                  <draw:equation draw:name="f29" draw:formula="56*logheight/69"/>
                  <draw:equation draw:name="f30" draw:formula="135*logwidth/186"/>
                  <draw:equation draw:name="f31" draw:formula="61*logheight/69"/>
                  <draw:equation draw:name="f32" draw:formula="160*logwidth/186"/>
                  <draw:equation draw:name="f33" draw:formula="62*logheight/69"/>
                  <draw:equation draw:name="f34" draw:formula="173*logwidth/186"/>
                  <draw:equation draw:name="f35" draw:formula="61*logheight/69"/>
                  <draw:equation draw:name="f36" draw:formula="156*logwidth/186"/>
                  <draw:equation draw:name="f37" draw:formula="54*logheight/69"/>
                  <draw:equation draw:name="f38" draw:formula="138*logwidth/186"/>
                  <draw:equation draw:name="f39" draw:formula="45*logheight/69"/>
                  <draw:equation draw:name="f40" draw:formula="130*logwidth/186"/>
                  <draw:equation draw:name="f41" draw:formula="39*logheight/69"/>
                  <draw:equation draw:name="f42" draw:formula="121*logwidth/186"/>
                  <draw:equation draw:name="f43" draw:formula="35*logheight/69"/>
                  <draw:equation draw:name="f44" draw:formula="115*logwidth/186"/>
                  <draw:equation draw:name="f45" draw:formula="33*logheight/69"/>
                  <draw:equation draw:name="f46" draw:formula="100*logwidth/186"/>
                  <draw:equation draw:name="f47" draw:formula="26*logheight/69"/>
                  <draw:equation draw:name="f48" draw:formula="88*logwidth/186"/>
                  <draw:equation draw:name="f49" draw:formula="22*logheight/69"/>
                  <draw:equation draw:name="f50" draw:formula="74*logwidth/186"/>
                  <draw:equation draw:name="f51" draw:formula="16*logheight/69"/>
                  <draw:equation draw:name="f52" draw:formula="59*logwidth/186"/>
                  <draw:equation draw:name="f53" draw:formula="9*logheight/69"/>
                  <draw:equation draw:name="f54" draw:formula="45*logwidth/186"/>
                  <draw:equation draw:name="f55" draw:formula="5*logheight/69"/>
                  <draw:equation draw:name="f56" draw:formula="32*logwidth/186"/>
                  <draw:equation draw:name="f57" draw:formula="5*logheight/69"/>
                  <draw:equation draw:name="f58" draw:formula="18*logwidth/186"/>
                  <draw:equation draw:name="f59" draw:formula="0*logheight/69"/>
                  <draw:equation draw:name="f60" draw:formula="31*logwidth/186"/>
                  <draw:equation draw:name="f61" draw:formula="1*logheight/69"/>
                  <draw:equation draw:name="f62" draw:formula="46*logwidth/186"/>
                  <draw:equation draw:name="f63" draw:formula="4*logheight/69"/>
                  <draw:equation draw:name="f64" draw:formula="64*logwidth/186"/>
                  <draw:equation draw:name="f65" draw:formula="9*logheight/69"/>
                  <draw:equation draw:name="f66" draw:formula="82*logwidth/186"/>
                  <draw:equation draw:name="f67" draw:formula="16*logheight/69"/>
                  <draw:equation draw:name="f68" draw:formula="102*logwidth/186"/>
                  <draw:equation draw:name="f69" draw:formula="23*logheight/69"/>
                  <draw:equation draw:name="f70" draw:formula="116*logwidth/186"/>
                  <draw:equation draw:name="f71" draw:formula="29*logheight/69"/>
                  <draw:equation draw:name="f72" draw:formula="139*logwidth/186"/>
                  <draw:equation draw:name="f73" draw:formula="38*logheight/69"/>
                  <draw:equation draw:name="f74" draw:formula="161*logwidth/186"/>
                  <draw:equation draw:name="f75" draw:formula="50*logheight/69"/>
                  <draw:equation draw:name="f76" draw:formula="181*logwidth/186"/>
                  <draw:equation draw:name="f77" draw:formula="65*logheight/69"/>
                  <draw:equation draw:name="f78" draw:formula="186*logwidth/186"/>
                  <draw:equation draw:name="f79" draw:formula="69*logheight/69"/>
                  <draw:equation draw:name="f80" draw:formula="182*logwidth/186"/>
                  <draw:equation draw:name="f81" draw:formula="68*logheight/69"/>
                  <draw:equation draw:name="f82" draw:formula="176*logwidth/186"/>
                  <draw:equation draw:name="f83" draw:formula="67*logheight/69"/>
                  <draw:equation draw:name="f84" draw:formula="168*logwidth/186"/>
                  <draw:equation draw:name="f85" draw:formula="67*logheight/69"/>
                  <draw:equation draw:name="f86" draw:formula="163*logwidth/186"/>
                  <draw:equation draw:name="f87" draw:formula="67*logheight/69"/>
                  <draw:equation draw:name="f88" draw:formula="139*logwidth/186"/>
                  <draw:equation draw:name="f89" draw:formula="66*logheight/69"/>
                  <draw:equation draw:name="f90" draw:formula="116*logwidth/186"/>
                  <draw:equation draw:name="f91" draw:formula="65*logheight/69"/>
                  <draw:equation draw:name="f92" draw:formula="88*logwidth/186"/>
                  <draw:equation draw:name="f93" draw:formula="62*logheight/69"/>
                  <draw:equation draw:name="f94" draw:formula="61*logwidth/186"/>
                  <draw:equation draw:name="f95" draw:formula="55*logheight/69"/>
                  <draw:equation draw:name="f96" draw:formula="34*logwidth/186"/>
                  <draw:equation draw:name="f97" draw:formula="47*logheight/69"/>
                  <draw:equation draw:name="f98" draw:formula="27*logwidth/186"/>
                  <draw:equation draw:name="f99" draw:formula="43*logheight/69"/>
                  <draw:equation draw:name="f100" draw:formula="18*logwidth/186"/>
                  <draw:equation draw:name="f101" draw:formula="38*logheight/69"/>
                  <draw:equation draw:name="f102" draw:formula="9*logwidth/186"/>
                  <draw:equation draw:name="f103" draw:formula="32*logheight/69"/>
                  <draw:equation draw:name="f104" draw:formula="3*logwidth/186"/>
                  <draw:equation draw:name="f105" draw:formula="24*logheight/69"/>
                  <draw:equation draw:name="f106" draw:formula="0*logwidth/186"/>
                  <draw:equation draw:name="f107" draw:formula="17*logheight/69"/>
                  <draw:equation draw:name="f108" draw:formula="0*logwidth/186"/>
                  <draw:equation draw:name="f109" draw:formula="13*logheight/69"/>
                  <draw:equation draw:name="f110" draw:formula="1*logwidth/186"/>
                  <draw:equation draw:name="f111" draw:formula="9*logheight/69"/>
                  <draw:equation draw:name="f112" draw:formula="4*logwidth/186"/>
                  <draw:equation draw:name="f113" draw:formula="6*logheight/69"/>
                  <draw:equation draw:name="f114" draw:formula="8*logwidth/186"/>
                  <draw:equation draw:name="f115" draw:formula="2*logheight/69"/>
                  <draw:equation draw:name="f116" draw:formula="12*logwidth/186"/>
                  <draw:equation draw:name="f117" draw:formula="1*logheight/69"/>
                  <draw:equation draw:name="f118" draw:formula="14*logwidth/186"/>
                  <draw:equation draw:name="f119" draw:formula="0*logheight/69"/>
                  <draw:equation draw:name="f120" draw:formula="18*logwidth/186"/>
                  <draw:equation draw:name="f121" draw:formula="0*logheight/69"/>
                  <draw:equation draw:name="f122" draw:formula="logwidth"/>
                  <draw:equation draw:name="f123" draw:formula="logheight"/>
                </draw:enhanced-geometry>
              </draw:custom-shape>
              <draw:custom-shape draw:name="Freeform 27" draw:style-name="gr3" draw:text-style-name="P4" svg:width="4.19mm" svg:height="2.11mm" svg:x="84.95mm" svg:y="9.01mm">
                <text:p/>
                <draw:enhanced-geometry draw:mirror-horizontal="false" draw:mirror-vertical="false" drawooo:sub-view-size="189 94" draw:text-areas="0 0 ?f64 ?f65" svg:viewBox="0 0 0 0" draw:type="ooxml-non-primitive" draw:enhanced-path="M 168 20 L 151 25 130 28 115 30 104 32 89 36 76 40 62 43 47 47 36 52 33 56 32 59 31 62 31 65 32 69 34 71 38 73 43 75 54 76 67 76 82 73 95 69 106 63 127 51 149 36 168 20 Z M 189 0 L 178 19 160 36 140 51 116 65 93 76 70 85 49 91 40 92 31 93 20 94 10 92 3 88 1 85 0 80 0 76 1 71 6 63 17 57 32 50 49 44 68 37 88 32 103 28 118 25 134 24 149 21 159 19 169 14 170 13 172 12 174 11 176 9 180 6 183 4 185 2 187 1 188 0 189 0 Z N">
                  <draw:equation draw:name="f0" draw:formula="151*logwidth/189"/>
                  <draw:equation draw:name="f1" draw:formula="25*logheight/94"/>
                  <draw:equation draw:name="f2" draw:formula="115*logwidth/189"/>
                  <draw:equation draw:name="f3" draw:formula="30*logheight/94"/>
                  <draw:equation draw:name="f4" draw:formula="89*logwidth/189"/>
                  <draw:equation draw:name="f5" draw:formula="36*logheight/94"/>
                  <draw:equation draw:name="f6" draw:formula="62*logwidth/189"/>
                  <draw:equation draw:name="f7" draw:formula="43*logheight/94"/>
                  <draw:equation draw:name="f8" draw:formula="36*logwidth/189"/>
                  <draw:equation draw:name="f9" draw:formula="52*logheight/94"/>
                  <draw:equation draw:name="f10" draw:formula="32*logwidth/189"/>
                  <draw:equation draw:name="f11" draw:formula="59*logheight/94"/>
                  <draw:equation draw:name="f12" draw:formula="31*logwidth/189"/>
                  <draw:equation draw:name="f13" draw:formula="65*logheight/94"/>
                  <draw:equation draw:name="f14" draw:formula="34*logwidth/189"/>
                  <draw:equation draw:name="f15" draw:formula="71*logheight/94"/>
                  <draw:equation draw:name="f16" draw:formula="43*logwidth/189"/>
                  <draw:equation draw:name="f17" draw:formula="75*logheight/94"/>
                  <draw:equation draw:name="f18" draw:formula="67*logwidth/189"/>
                  <draw:equation draw:name="f19" draw:formula="76*logheight/94"/>
                  <draw:equation draw:name="f20" draw:formula="95*logwidth/189"/>
                  <draw:equation draw:name="f21" draw:formula="69*logheight/94"/>
                  <draw:equation draw:name="f22" draw:formula="127*logwidth/189"/>
                  <draw:equation draw:name="f23" draw:formula="51*logheight/94"/>
                  <draw:equation draw:name="f24" draw:formula="168*logwidth/189"/>
                  <draw:equation draw:name="f25" draw:formula="20*logheight/94"/>
                  <draw:equation draw:name="f26" draw:formula="178*logwidth/189"/>
                  <draw:equation draw:name="f27" draw:formula="19*logheight/94"/>
                  <draw:equation draw:name="f28" draw:formula="140*logwidth/189"/>
                  <draw:equation draw:name="f29" draw:formula="51*logheight/94"/>
                  <draw:equation draw:name="f30" draw:formula="93*logwidth/189"/>
                  <draw:equation draw:name="f31" draw:formula="76*logheight/94"/>
                  <draw:equation draw:name="f32" draw:formula="49*logwidth/189"/>
                  <draw:equation draw:name="f33" draw:formula="91*logheight/94"/>
                  <draw:equation draw:name="f34" draw:formula="31*logwidth/189"/>
                  <draw:equation draw:name="f35" draw:formula="93*logheight/94"/>
                  <draw:equation draw:name="f36" draw:formula="10*logwidth/189"/>
                  <draw:equation draw:name="f37" draw:formula="92*logheight/94"/>
                  <draw:equation draw:name="f38" draw:formula="1*logwidth/189"/>
                  <draw:equation draw:name="f39" draw:formula="85*logheight/94"/>
                  <draw:equation draw:name="f40" draw:formula="0*logwidth/189"/>
                  <draw:equation draw:name="f41" draw:formula="76*logheight/94"/>
                  <draw:equation draw:name="f42" draw:formula="6*logwidth/189"/>
                  <draw:equation draw:name="f43" draw:formula="63*logheight/94"/>
                  <draw:equation draw:name="f44" draw:formula="32*logwidth/189"/>
                  <draw:equation draw:name="f45" draw:formula="50*logheight/94"/>
                  <draw:equation draw:name="f46" draw:formula="68*logwidth/189"/>
                  <draw:equation draw:name="f47" draw:formula="37*logheight/94"/>
                  <draw:equation draw:name="f48" draw:formula="103*logwidth/189"/>
                  <draw:equation draw:name="f49" draw:formula="28*logheight/94"/>
                  <draw:equation draw:name="f50" draw:formula="134*logwidth/189"/>
                  <draw:equation draw:name="f51" draw:formula="24*logheight/94"/>
                  <draw:equation draw:name="f52" draw:formula="159*logwidth/189"/>
                  <draw:equation draw:name="f53" draw:formula="19*logheight/94"/>
                  <draw:equation draw:name="f54" draw:formula="170*logwidth/189"/>
                  <draw:equation draw:name="f55" draw:formula="13*logheight/94"/>
                  <draw:equation draw:name="f56" draw:formula="174*logwidth/189"/>
                  <draw:equation draw:name="f57" draw:formula="11*logheight/94"/>
                  <draw:equation draw:name="f58" draw:formula="180*logwidth/189"/>
                  <draw:equation draw:name="f59" draw:formula="6*logheight/94"/>
                  <draw:equation draw:name="f60" draw:formula="185*logwidth/189"/>
                  <draw:equation draw:name="f61" draw:formula="2*logheight/94"/>
                  <draw:equation draw:name="f62" draw:formula="188*logwidth/189"/>
                  <draw:equation draw:name="f63" draw:formula="0*logheight/94"/>
                  <draw:equation draw:name="f64" draw:formula="logwidth"/>
                  <draw:equation draw:name="f65" draw:formula="logheight"/>
                </draw:enhanced-geometry>
              </draw:custom-shape>
              <draw:custom-shape draw:name="Freeform 28" draw:style-name="gr3" draw:text-style-name="P4" svg:width="4.47mm" svg:height="1.58mm" svg:x="87.47mm" svg:y="10.86mm">
                <text:p/>
                <draw:enhanced-geometry draw:mirror-horizontal="false" draw:mirror-vertical="false" drawooo:sub-view-size="214 74" draw:text-areas="0 0 ?f106 ?f107" svg:viewBox="0 0 0 0" draw:type="ooxml-non-primitive" draw:enhanced-path="M 42 4 L 31 6 25 9 20 16 20 24 24 34 29 42 38 50 46 56 67 64 86 67 107 67 129 66 154 65 180 63 165 51 148 39 128 27 106 18 84 10 62 5 42 4 Z M 56 0 L 74 2 91 7 109 14 124 20 147 33 170 48 179 54 189 60 201 66 214 74 199 72 184 70 169 68 149 69 129 70 113 72 96 74 80 74 63 71 51 67 37 62 23 54 11 46 3 37 0 27 2 19 9 10 22 4 39 0 56 0 Z N">
                  <draw:equation draw:name="f0" draw:formula="42*logwidth/214"/>
                  <draw:equation draw:name="f1" draw:formula="4*logheight/74"/>
                  <draw:equation draw:name="f2" draw:formula="31*logwidth/214"/>
                  <draw:equation draw:name="f3" draw:formula="6*logheight/74"/>
                  <draw:equation draw:name="f4" draw:formula="25*logwidth/214"/>
                  <draw:equation draw:name="f5" draw:formula="9*logheight/74"/>
                  <draw:equation draw:name="f6" draw:formula="20*logwidth/214"/>
                  <draw:equation draw:name="f7" draw:formula="16*logheight/74"/>
                  <draw:equation draw:name="f8" draw:formula="20*logwidth/214"/>
                  <draw:equation draw:name="f9" draw:formula="24*logheight/74"/>
                  <draw:equation draw:name="f10" draw:formula="24*logwidth/214"/>
                  <draw:equation draw:name="f11" draw:formula="34*logheight/74"/>
                  <draw:equation draw:name="f12" draw:formula="29*logwidth/214"/>
                  <draw:equation draw:name="f13" draw:formula="42*logheight/74"/>
                  <draw:equation draw:name="f14" draw:formula="38*logwidth/214"/>
                  <draw:equation draw:name="f15" draw:formula="50*logheight/74"/>
                  <draw:equation draw:name="f16" draw:formula="46*logwidth/214"/>
                  <draw:equation draw:name="f17" draw:formula="56*logheight/74"/>
                  <draw:equation draw:name="f18" draw:formula="67*logwidth/214"/>
                  <draw:equation draw:name="f19" draw:formula="64*logheight/74"/>
                  <draw:equation draw:name="f20" draw:formula="86*logwidth/214"/>
                  <draw:equation draw:name="f21" draw:formula="67*logheight/74"/>
                  <draw:equation draw:name="f22" draw:formula="107*logwidth/214"/>
                  <draw:equation draw:name="f23" draw:formula="67*logheight/74"/>
                  <draw:equation draw:name="f24" draw:formula="129*logwidth/214"/>
                  <draw:equation draw:name="f25" draw:formula="66*logheight/74"/>
                  <draw:equation draw:name="f26" draw:formula="154*logwidth/214"/>
                  <draw:equation draw:name="f27" draw:formula="65*logheight/74"/>
                  <draw:equation draw:name="f28" draw:formula="180*logwidth/214"/>
                  <draw:equation draw:name="f29" draw:formula="63*logheight/74"/>
                  <draw:equation draw:name="f30" draw:formula="165*logwidth/214"/>
                  <draw:equation draw:name="f31" draw:formula="51*logheight/74"/>
                  <draw:equation draw:name="f32" draw:formula="148*logwidth/214"/>
                  <draw:equation draw:name="f33" draw:formula="39*logheight/74"/>
                  <draw:equation draw:name="f34" draw:formula="128*logwidth/214"/>
                  <draw:equation draw:name="f35" draw:formula="27*logheight/74"/>
                  <draw:equation draw:name="f36" draw:formula="106*logwidth/214"/>
                  <draw:equation draw:name="f37" draw:formula="18*logheight/74"/>
                  <draw:equation draw:name="f38" draw:formula="84*logwidth/214"/>
                  <draw:equation draw:name="f39" draw:formula="10*logheight/74"/>
                  <draw:equation draw:name="f40" draw:formula="62*logwidth/214"/>
                  <draw:equation draw:name="f41" draw:formula="5*logheight/74"/>
                  <draw:equation draw:name="f42" draw:formula="42*logwidth/214"/>
                  <draw:equation draw:name="f43" draw:formula="4*logheight/74"/>
                  <draw:equation draw:name="f44" draw:formula="56*logwidth/214"/>
                  <draw:equation draw:name="f45" draw:formula="0*logheight/74"/>
                  <draw:equation draw:name="f46" draw:formula="74*logwidth/214"/>
                  <draw:equation draw:name="f47" draw:formula="2*logheight/74"/>
                  <draw:equation draw:name="f48" draw:formula="91*logwidth/214"/>
                  <draw:equation draw:name="f49" draw:formula="7*logheight/74"/>
                  <draw:equation draw:name="f50" draw:formula="109*logwidth/214"/>
                  <draw:equation draw:name="f51" draw:formula="14*logheight/74"/>
                  <draw:equation draw:name="f52" draw:formula="124*logwidth/214"/>
                  <draw:equation draw:name="f53" draw:formula="20*logheight/74"/>
                  <draw:equation draw:name="f54" draw:formula="147*logwidth/214"/>
                  <draw:equation draw:name="f55" draw:formula="33*logheight/74"/>
                  <draw:equation draw:name="f56" draw:formula="170*logwidth/214"/>
                  <draw:equation draw:name="f57" draw:formula="48*logheight/74"/>
                  <draw:equation draw:name="f58" draw:formula="179*logwidth/214"/>
                  <draw:equation draw:name="f59" draw:formula="54*logheight/74"/>
                  <draw:equation draw:name="f60" draw:formula="189*logwidth/214"/>
                  <draw:equation draw:name="f61" draw:formula="60*logheight/74"/>
                  <draw:equation draw:name="f62" draw:formula="201*logwidth/214"/>
                  <draw:equation draw:name="f63" draw:formula="66*logheight/74"/>
                  <draw:equation draw:name="f64" draw:formula="214*logwidth/214"/>
                  <draw:equation draw:name="f65" draw:formula="74*logheight/74"/>
                  <draw:equation draw:name="f66" draw:formula="199*logwidth/214"/>
                  <draw:equation draw:name="f67" draw:formula="72*logheight/74"/>
                  <draw:equation draw:name="f68" draw:formula="184*logwidth/214"/>
                  <draw:equation draw:name="f69" draw:formula="70*logheight/74"/>
                  <draw:equation draw:name="f70" draw:formula="169*logwidth/214"/>
                  <draw:equation draw:name="f71" draw:formula="68*logheight/74"/>
                  <draw:equation draw:name="f72" draw:formula="149*logwidth/214"/>
                  <draw:equation draw:name="f73" draw:formula="69*logheight/74"/>
                  <draw:equation draw:name="f74" draw:formula="129*logwidth/214"/>
                  <draw:equation draw:name="f75" draw:formula="70*logheight/74"/>
                  <draw:equation draw:name="f76" draw:formula="113*logwidth/214"/>
                  <draw:equation draw:name="f77" draw:formula="72*logheight/74"/>
                  <draw:equation draw:name="f78" draw:formula="96*logwidth/214"/>
                  <draw:equation draw:name="f79" draw:formula="74*logheight/74"/>
                  <draw:equation draw:name="f80" draw:formula="80*logwidth/214"/>
                  <draw:equation draw:name="f81" draw:formula="74*logheight/74"/>
                  <draw:equation draw:name="f82" draw:formula="63*logwidth/214"/>
                  <draw:equation draw:name="f83" draw:formula="71*logheight/74"/>
                  <draw:equation draw:name="f84" draw:formula="51*logwidth/214"/>
                  <draw:equation draw:name="f85" draw:formula="67*logheight/74"/>
                  <draw:equation draw:name="f86" draw:formula="37*logwidth/214"/>
                  <draw:equation draw:name="f87" draw:formula="62*logheight/74"/>
                  <draw:equation draw:name="f88" draw:formula="23*logwidth/214"/>
                  <draw:equation draw:name="f89" draw:formula="54*logheight/74"/>
                  <draw:equation draw:name="f90" draw:formula="11*logwidth/214"/>
                  <draw:equation draw:name="f91" draw:formula="46*logheight/74"/>
                  <draw:equation draw:name="f92" draw:formula="3*logwidth/214"/>
                  <draw:equation draw:name="f93" draw:formula="37*logheight/74"/>
                  <draw:equation draw:name="f94" draw:formula="0*logwidth/214"/>
                  <draw:equation draw:name="f95" draw:formula="27*logheight/74"/>
                  <draw:equation draw:name="f96" draw:formula="2*logwidth/214"/>
                  <draw:equation draw:name="f97" draw:formula="19*logheight/74"/>
                  <draw:equation draw:name="f98" draw:formula="9*logwidth/214"/>
                  <draw:equation draw:name="f99" draw:formula="10*logheight/74"/>
                  <draw:equation draw:name="f100" draw:formula="22*logwidth/214"/>
                  <draw:equation draw:name="f101" draw:formula="4*logheight/74"/>
                  <draw:equation draw:name="f102" draw:formula="39*logwidth/214"/>
                  <draw:equation draw:name="f103" draw:formula="0*logheight/74"/>
                  <draw:equation draw:name="f104" draw:formula="56*logwidth/214"/>
                  <draw:equation draw:name="f105" draw:formula="0*logheight/74"/>
                  <draw:equation draw:name="f106" draw:formula="logwidth"/>
                  <draw:equation draw:name="f107" draw:formula="logheight"/>
                </draw:enhanced-geometry>
              </draw:custom-shape>
              <draw:custom-shape draw:name="Freeform 29" draw:style-name="gr3" draw:text-style-name="P4" svg:width="4.47mm" svg:height="1.58mm" svg:x="88.59mm" svg:y="9.28mm">
                <text:p/>
                <draw:enhanced-geometry draw:mirror-horizontal="false" draw:mirror-vertical="false" drawooo:sub-view-size="208 77" draw:text-areas="0 0 ?f114 ?f115" svg:viewBox="0 0 0 0" draw:type="ooxml-non-primitive" draw:enhanced-path="M 135 9 L 112 9 93 12 75 15 58 20 41 29 28 42 23 46 20 54 21 62 26 68 34 72 45 73 60 71 74 68 80 66 91 61 105 53 120 45 138 35 156 24 174 14 156 10 135 9 Z M 208 0 L 199 5 189 10 181 15 172 20 160 27 147 34 133 43 118 51 104 59 92 65 81 69 75 73 62 75 47 77 32 77 19 76 8 72 1 66 0 59 3 49 11 38 28 25 46 17 66 10 87 7 107 5 123 5 142 7 162 9 181 8 196 6 208 0 Z N">
                  <draw:equation draw:name="f0" draw:formula="135*logwidth/208"/>
                  <draw:equation draw:name="f1" draw:formula="9*logheight/77"/>
                  <draw:equation draw:name="f2" draw:formula="112*logwidth/208"/>
                  <draw:equation draw:name="f3" draw:formula="9*logheight/77"/>
                  <draw:equation draw:name="f4" draw:formula="93*logwidth/208"/>
                  <draw:equation draw:name="f5" draw:formula="12*logheight/77"/>
                  <draw:equation draw:name="f6" draw:formula="75*logwidth/208"/>
                  <draw:equation draw:name="f7" draw:formula="15*logheight/77"/>
                  <draw:equation draw:name="f8" draw:formula="58*logwidth/208"/>
                  <draw:equation draw:name="f9" draw:formula="20*logheight/77"/>
                  <draw:equation draw:name="f10" draw:formula="41*logwidth/208"/>
                  <draw:equation draw:name="f11" draw:formula="29*logheight/77"/>
                  <draw:equation draw:name="f12" draw:formula="28*logwidth/208"/>
                  <draw:equation draw:name="f13" draw:formula="42*logheight/77"/>
                  <draw:equation draw:name="f14" draw:formula="23*logwidth/208"/>
                  <draw:equation draw:name="f15" draw:formula="46*logheight/77"/>
                  <draw:equation draw:name="f16" draw:formula="20*logwidth/208"/>
                  <draw:equation draw:name="f17" draw:formula="54*logheight/77"/>
                  <draw:equation draw:name="f18" draw:formula="21*logwidth/208"/>
                  <draw:equation draw:name="f19" draw:formula="62*logheight/77"/>
                  <draw:equation draw:name="f20" draw:formula="26*logwidth/208"/>
                  <draw:equation draw:name="f21" draw:formula="68*logheight/77"/>
                  <draw:equation draw:name="f22" draw:formula="34*logwidth/208"/>
                  <draw:equation draw:name="f23" draw:formula="72*logheight/77"/>
                  <draw:equation draw:name="f24" draw:formula="45*logwidth/208"/>
                  <draw:equation draw:name="f25" draw:formula="73*logheight/77"/>
                  <draw:equation draw:name="f26" draw:formula="60*logwidth/208"/>
                  <draw:equation draw:name="f27" draw:formula="71*logheight/77"/>
                  <draw:equation draw:name="f28" draw:formula="74*logwidth/208"/>
                  <draw:equation draw:name="f29" draw:formula="68*logheight/77"/>
                  <draw:equation draw:name="f30" draw:formula="80*logwidth/208"/>
                  <draw:equation draw:name="f31" draw:formula="66*logheight/77"/>
                  <draw:equation draw:name="f32" draw:formula="91*logwidth/208"/>
                  <draw:equation draw:name="f33" draw:formula="61*logheight/77"/>
                  <draw:equation draw:name="f34" draw:formula="105*logwidth/208"/>
                  <draw:equation draw:name="f35" draw:formula="53*logheight/77"/>
                  <draw:equation draw:name="f36" draw:formula="120*logwidth/208"/>
                  <draw:equation draw:name="f37" draw:formula="45*logheight/77"/>
                  <draw:equation draw:name="f38" draw:formula="138*logwidth/208"/>
                  <draw:equation draw:name="f39" draw:formula="35*logheight/77"/>
                  <draw:equation draw:name="f40" draw:formula="156*logwidth/208"/>
                  <draw:equation draw:name="f41" draw:formula="24*logheight/77"/>
                  <draw:equation draw:name="f42" draw:formula="174*logwidth/208"/>
                  <draw:equation draw:name="f43" draw:formula="14*logheight/77"/>
                  <draw:equation draw:name="f44" draw:formula="156*logwidth/208"/>
                  <draw:equation draw:name="f45" draw:formula="10*logheight/77"/>
                  <draw:equation draw:name="f46" draw:formula="135*logwidth/208"/>
                  <draw:equation draw:name="f47" draw:formula="9*logheight/77"/>
                  <draw:equation draw:name="f48" draw:formula="208*logwidth/208"/>
                  <draw:equation draw:name="f49" draw:formula="0*logheight/77"/>
                  <draw:equation draw:name="f50" draw:formula="199*logwidth/208"/>
                  <draw:equation draw:name="f51" draw:formula="5*logheight/77"/>
                  <draw:equation draw:name="f52" draw:formula="189*logwidth/208"/>
                  <draw:equation draw:name="f53" draw:formula="10*logheight/77"/>
                  <draw:equation draw:name="f54" draw:formula="181*logwidth/208"/>
                  <draw:equation draw:name="f55" draw:formula="15*logheight/77"/>
                  <draw:equation draw:name="f56" draw:formula="172*logwidth/208"/>
                  <draw:equation draw:name="f57" draw:formula="20*logheight/77"/>
                  <draw:equation draw:name="f58" draw:formula="160*logwidth/208"/>
                  <draw:equation draw:name="f59" draw:formula="27*logheight/77"/>
                  <draw:equation draw:name="f60" draw:formula="147*logwidth/208"/>
                  <draw:equation draw:name="f61" draw:formula="34*logheight/77"/>
                  <draw:equation draw:name="f62" draw:formula="133*logwidth/208"/>
                  <draw:equation draw:name="f63" draw:formula="43*logheight/77"/>
                  <draw:equation draw:name="f64" draw:formula="118*logwidth/208"/>
                  <draw:equation draw:name="f65" draw:formula="51*logheight/77"/>
                  <draw:equation draw:name="f66" draw:formula="104*logwidth/208"/>
                  <draw:equation draw:name="f67" draw:formula="59*logheight/77"/>
                  <draw:equation draw:name="f68" draw:formula="92*logwidth/208"/>
                  <draw:equation draw:name="f69" draw:formula="65*logheight/77"/>
                  <draw:equation draw:name="f70" draw:formula="81*logwidth/208"/>
                  <draw:equation draw:name="f71" draw:formula="69*logheight/77"/>
                  <draw:equation draw:name="f72" draw:formula="75*logwidth/208"/>
                  <draw:equation draw:name="f73" draw:formula="73*logheight/77"/>
                  <draw:equation draw:name="f74" draw:formula="62*logwidth/208"/>
                  <draw:equation draw:name="f75" draw:formula="75*logheight/77"/>
                  <draw:equation draw:name="f76" draw:formula="47*logwidth/208"/>
                  <draw:equation draw:name="f77" draw:formula="77*logheight/77"/>
                  <draw:equation draw:name="f78" draw:formula="32*logwidth/208"/>
                  <draw:equation draw:name="f79" draw:formula="77*logheight/77"/>
                  <draw:equation draw:name="f80" draw:formula="19*logwidth/208"/>
                  <draw:equation draw:name="f81" draw:formula="76*logheight/77"/>
                  <draw:equation draw:name="f82" draw:formula="8*logwidth/208"/>
                  <draw:equation draw:name="f83" draw:formula="72*logheight/77"/>
                  <draw:equation draw:name="f84" draw:formula="1*logwidth/208"/>
                  <draw:equation draw:name="f85" draw:formula="66*logheight/77"/>
                  <draw:equation draw:name="f86" draw:formula="0*logwidth/208"/>
                  <draw:equation draw:name="f87" draw:formula="59*logheight/77"/>
                  <draw:equation draw:name="f88" draw:formula="3*logwidth/208"/>
                  <draw:equation draw:name="f89" draw:formula="49*logheight/77"/>
                  <draw:equation draw:name="f90" draw:formula="11*logwidth/208"/>
                  <draw:equation draw:name="f91" draw:formula="38*logheight/77"/>
                  <draw:equation draw:name="f92" draw:formula="28*logwidth/208"/>
                  <draw:equation draw:name="f93" draw:formula="25*logheight/77"/>
                  <draw:equation draw:name="f94" draw:formula="46*logwidth/208"/>
                  <draw:equation draw:name="f95" draw:formula="17*logheight/77"/>
                  <draw:equation draw:name="f96" draw:formula="66*logwidth/208"/>
                  <draw:equation draw:name="f97" draw:formula="10*logheight/77"/>
                  <draw:equation draw:name="f98" draw:formula="87*logwidth/208"/>
                  <draw:equation draw:name="f99" draw:formula="7*logheight/77"/>
                  <draw:equation draw:name="f100" draw:formula="107*logwidth/208"/>
                  <draw:equation draw:name="f101" draw:formula="5*logheight/77"/>
                  <draw:equation draw:name="f102" draw:formula="123*logwidth/208"/>
                  <draw:equation draw:name="f103" draw:formula="5*logheight/77"/>
                  <draw:equation draw:name="f104" draw:formula="142*logwidth/208"/>
                  <draw:equation draw:name="f105" draw:formula="7*logheight/77"/>
                  <draw:equation draw:name="f106" draw:formula="162*logwidth/208"/>
                  <draw:equation draw:name="f107" draw:formula="9*logheight/77"/>
                  <draw:equation draw:name="f108" draw:formula="181*logwidth/208"/>
                  <draw:equation draw:name="f109" draw:formula="8*logheight/77"/>
                  <draw:equation draw:name="f110" draw:formula="196*logwidth/208"/>
                  <draw:equation draw:name="f111" draw:formula="6*logheight/77"/>
                  <draw:equation draw:name="f112" draw:formula="208*logwidth/208"/>
                  <draw:equation draw:name="f113" draw:formula="0*logheight/77"/>
                  <draw:equation draw:name="f114" draw:formula="logwidth"/>
                  <draw:equation draw:name="f115" draw:formula="logheight"/>
                </draw:enhanced-geometry>
              </draw:custom-shape>
              <draw:custom-shape draw:name="Freeform 30" draw:style-name="gr3" draw:text-style-name="P4" svg:width="3.63mm" svg:height="1.84mm" svg:x="90.55mm" svg:y="10.86mm">
                <text:p/>
                <draw:enhanced-geometry draw:mirror-horizontal="false" draw:mirror-vertical="false" drawooo:sub-view-size="170 95" draw:text-areas="0 0 ?f110 ?f111" svg:viewBox="0 0 0 0" draw:type="ooxml-non-primitive" draw:enhanced-path="M 41 6 L 37 6 33 6 31 7 30 10 28 15 31 22 36 30 40 35 56 47 73 56 91 61 112 66 131 73 112 56 98 43 84 30 68 18 59 13 51 8 41 6 Z M 25 0 L 42 2 58 7 74 17 89 29 103 41 115 52 133 67 151 81 170 95 164 93 157 90 150 88 131 78 112 71 90 65 71 61 53 56 35 47 32 46 27 43 20 38 12 32 6 26 1 19 0 13 1 8 3 6 8 4 13 2 17 1 17 1 21 0 25 0 Z N">
                  <draw:equation draw:name="f0" draw:formula="41*logwidth/170"/>
                  <draw:equation draw:name="f1" draw:formula="6*logheight/95"/>
                  <draw:equation draw:name="f2" draw:formula="37*logwidth/170"/>
                  <draw:equation draw:name="f3" draw:formula="6*logheight/95"/>
                  <draw:equation draw:name="f4" draw:formula="33*logwidth/170"/>
                  <draw:equation draw:name="f5" draw:formula="6*logheight/95"/>
                  <draw:equation draw:name="f6" draw:formula="31*logwidth/170"/>
                  <draw:equation draw:name="f7" draw:formula="7*logheight/95"/>
                  <draw:equation draw:name="f8" draw:formula="30*logwidth/170"/>
                  <draw:equation draw:name="f9" draw:formula="10*logheight/95"/>
                  <draw:equation draw:name="f10" draw:formula="28*logwidth/170"/>
                  <draw:equation draw:name="f11" draw:formula="15*logheight/95"/>
                  <draw:equation draw:name="f12" draw:formula="31*logwidth/170"/>
                  <draw:equation draw:name="f13" draw:formula="22*logheight/95"/>
                  <draw:equation draw:name="f14" draw:formula="36*logwidth/170"/>
                  <draw:equation draw:name="f15" draw:formula="30*logheight/95"/>
                  <draw:equation draw:name="f16" draw:formula="40*logwidth/170"/>
                  <draw:equation draw:name="f17" draw:formula="35*logheight/95"/>
                  <draw:equation draw:name="f18" draw:formula="56*logwidth/170"/>
                  <draw:equation draw:name="f19" draw:formula="47*logheight/95"/>
                  <draw:equation draw:name="f20" draw:formula="73*logwidth/170"/>
                  <draw:equation draw:name="f21" draw:formula="56*logheight/95"/>
                  <draw:equation draw:name="f22" draw:formula="91*logwidth/170"/>
                  <draw:equation draw:name="f23" draw:formula="61*logheight/95"/>
                  <draw:equation draw:name="f24" draw:formula="112*logwidth/170"/>
                  <draw:equation draw:name="f25" draw:formula="66*logheight/95"/>
                  <draw:equation draw:name="f26" draw:formula="131*logwidth/170"/>
                  <draw:equation draw:name="f27" draw:formula="73*logheight/95"/>
                  <draw:equation draw:name="f28" draw:formula="112*logwidth/170"/>
                  <draw:equation draw:name="f29" draw:formula="56*logheight/95"/>
                  <draw:equation draw:name="f30" draw:formula="98*logwidth/170"/>
                  <draw:equation draw:name="f31" draw:formula="43*logheight/95"/>
                  <draw:equation draw:name="f32" draw:formula="84*logwidth/170"/>
                  <draw:equation draw:name="f33" draw:formula="30*logheight/95"/>
                  <draw:equation draw:name="f34" draw:formula="68*logwidth/170"/>
                  <draw:equation draw:name="f35" draw:formula="18*logheight/95"/>
                  <draw:equation draw:name="f36" draw:formula="59*logwidth/170"/>
                  <draw:equation draw:name="f37" draw:formula="13*logheight/95"/>
                  <draw:equation draw:name="f38" draw:formula="51*logwidth/170"/>
                  <draw:equation draw:name="f39" draw:formula="8*logheight/95"/>
                  <draw:equation draw:name="f40" draw:formula="41*logwidth/170"/>
                  <draw:equation draw:name="f41" draw:formula="6*logheight/95"/>
                  <draw:equation draw:name="f42" draw:formula="25*logwidth/170"/>
                  <draw:equation draw:name="f43" draw:formula="0*logheight/95"/>
                  <draw:equation draw:name="f44" draw:formula="42*logwidth/170"/>
                  <draw:equation draw:name="f45" draw:formula="2*logheight/95"/>
                  <draw:equation draw:name="f46" draw:formula="58*logwidth/170"/>
                  <draw:equation draw:name="f47" draw:formula="7*logheight/95"/>
                  <draw:equation draw:name="f48" draw:formula="74*logwidth/170"/>
                  <draw:equation draw:name="f49" draw:formula="17*logheight/95"/>
                  <draw:equation draw:name="f50" draw:formula="89*logwidth/170"/>
                  <draw:equation draw:name="f51" draw:formula="29*logheight/95"/>
                  <draw:equation draw:name="f52" draw:formula="103*logwidth/170"/>
                  <draw:equation draw:name="f53" draw:formula="41*logheight/95"/>
                  <draw:equation draw:name="f54" draw:formula="115*logwidth/170"/>
                  <draw:equation draw:name="f55" draw:formula="52*logheight/95"/>
                  <draw:equation draw:name="f56" draw:formula="133*logwidth/170"/>
                  <draw:equation draw:name="f57" draw:formula="67*logheight/95"/>
                  <draw:equation draw:name="f58" draw:formula="151*logwidth/170"/>
                  <draw:equation draw:name="f59" draw:formula="81*logheight/95"/>
                  <draw:equation draw:name="f60" draw:formula="170*logwidth/170"/>
                  <draw:equation draw:name="f61" draw:formula="95*logheight/95"/>
                  <draw:equation draw:name="f62" draw:formula="164*logwidth/170"/>
                  <draw:equation draw:name="f63" draw:formula="93*logheight/95"/>
                  <draw:equation draw:name="f64" draw:formula="157*logwidth/170"/>
                  <draw:equation draw:name="f65" draw:formula="90*logheight/95"/>
                  <draw:equation draw:name="f66" draw:formula="150*logwidth/170"/>
                  <draw:equation draw:name="f67" draw:formula="88*logheight/95"/>
                  <draw:equation draw:name="f68" draw:formula="131*logwidth/170"/>
                  <draw:equation draw:name="f69" draw:formula="78*logheight/95"/>
                  <draw:equation draw:name="f70" draw:formula="112*logwidth/170"/>
                  <draw:equation draw:name="f71" draw:formula="71*logheight/95"/>
                  <draw:equation draw:name="f72" draw:formula="90*logwidth/170"/>
                  <draw:equation draw:name="f73" draw:formula="65*logheight/95"/>
                  <draw:equation draw:name="f74" draw:formula="71*logwidth/170"/>
                  <draw:equation draw:name="f75" draw:formula="61*logheight/95"/>
                  <draw:equation draw:name="f76" draw:formula="53*logwidth/170"/>
                  <draw:equation draw:name="f77" draw:formula="56*logheight/95"/>
                  <draw:equation draw:name="f78" draw:formula="35*logwidth/170"/>
                  <draw:equation draw:name="f79" draw:formula="47*logheight/95"/>
                  <draw:equation draw:name="f80" draw:formula="32*logwidth/170"/>
                  <draw:equation draw:name="f81" draw:formula="46*logheight/95"/>
                  <draw:equation draw:name="f82" draw:formula="27*logwidth/170"/>
                  <draw:equation draw:name="f83" draw:formula="43*logheight/95"/>
                  <draw:equation draw:name="f84" draw:formula="20*logwidth/170"/>
                  <draw:equation draw:name="f85" draw:formula="38*logheight/95"/>
                  <draw:equation draw:name="f86" draw:formula="12*logwidth/170"/>
                  <draw:equation draw:name="f87" draw:formula="32*logheight/95"/>
                  <draw:equation draw:name="f88" draw:formula="6*logwidth/170"/>
                  <draw:equation draw:name="f89" draw:formula="26*logheight/95"/>
                  <draw:equation draw:name="f90" draw:formula="1*logwidth/170"/>
                  <draw:equation draw:name="f91" draw:formula="19*logheight/95"/>
                  <draw:equation draw:name="f92" draw:formula="0*logwidth/170"/>
                  <draw:equation draw:name="f93" draw:formula="13*logheight/95"/>
                  <draw:equation draw:name="f94" draw:formula="1*logwidth/170"/>
                  <draw:equation draw:name="f95" draw:formula="8*logheight/95"/>
                  <draw:equation draw:name="f96" draw:formula="3*logwidth/170"/>
                  <draw:equation draw:name="f97" draw:formula="6*logheight/95"/>
                  <draw:equation draw:name="f98" draw:formula="8*logwidth/170"/>
                  <draw:equation draw:name="f99" draw:formula="4*logheight/95"/>
                  <draw:equation draw:name="f100" draw:formula="13*logwidth/170"/>
                  <draw:equation draw:name="f101" draw:formula="2*logheight/95"/>
                  <draw:equation draw:name="f102" draw:formula="17*logwidth/170"/>
                  <draw:equation draw:name="f103" draw:formula="1*logheight/95"/>
                  <draw:equation draw:name="f104" draw:formula="17*logwidth/170"/>
                  <draw:equation draw:name="f105" draw:formula="1*logheight/95"/>
                  <draw:equation draw:name="f106" draw:formula="21*logwidth/170"/>
                  <draw:equation draw:name="f107" draw:formula="0*logheight/95"/>
                  <draw:equation draw:name="f108" draw:formula="25*logwidth/170"/>
                  <draw:equation draw:name="f109" draw:formula="0*logheight/95"/>
                  <draw:equation draw:name="f110" draw:formula="logwidth"/>
                  <draw:equation draw:name="f111" draw:formula="logheight"/>
                </draw:enhanced-geometry>
              </draw:custom-shape>
              <draw:custom-shape draw:name="Freeform 31" draw:style-name="gr3" draw:text-style-name="P4" svg:width="3.35mm" svg:height="1.31mm" svg:x="91.67mm" svg:y="9.8mm">
                <text:p/>
                <draw:enhanced-geometry draw:mirror-horizontal="false" draw:mirror-vertical="false" drawooo:sub-view-size="157 64" draw:text-areas="0 0 ?f110 ?f111" svg:viewBox="0 0 0 0" draw:type="ooxml-non-primitive" draw:enhanced-path="M 57 6 L 51 6 44 7 38 11 29 15 20 20 12 27 7 34 6 42 10 48 19 53 29 55 41 54 53 50 64 46 73 42 82 39 97 30 112 20 126 11 110 11 93 9 74 6 57 6 Z M 157 0 L 144 10 129 17 114 26 100 34 86 44 73 53 58 59 42 63 27 64 16 62 9 59 5 56 1 51 0 48 1 38 7 27 16 17 29 9 43 3 50 2 56 2 74 2 94 4 110 6 127 6 133 5 141 3 146 1 151 0 157 0 Z N">
                  <draw:equation draw:name="f0" draw:formula="57*logwidth/157"/>
                  <draw:equation draw:name="f1" draw:formula="6*logheight/64"/>
                  <draw:equation draw:name="f2" draw:formula="51*logwidth/157"/>
                  <draw:equation draw:name="f3" draw:formula="6*logheight/64"/>
                  <draw:equation draw:name="f4" draw:formula="44*logwidth/157"/>
                  <draw:equation draw:name="f5" draw:formula="7*logheight/64"/>
                  <draw:equation draw:name="f6" draw:formula="38*logwidth/157"/>
                  <draw:equation draw:name="f7" draw:formula="11*logheight/64"/>
                  <draw:equation draw:name="f8" draw:formula="29*logwidth/157"/>
                  <draw:equation draw:name="f9" draw:formula="15*logheight/64"/>
                  <draw:equation draw:name="f10" draw:formula="20*logwidth/157"/>
                  <draw:equation draw:name="f11" draw:formula="20*logheight/64"/>
                  <draw:equation draw:name="f12" draw:formula="12*logwidth/157"/>
                  <draw:equation draw:name="f13" draw:formula="27*logheight/64"/>
                  <draw:equation draw:name="f14" draw:formula="7*logwidth/157"/>
                  <draw:equation draw:name="f15" draw:formula="34*logheight/64"/>
                  <draw:equation draw:name="f16" draw:formula="6*logwidth/157"/>
                  <draw:equation draw:name="f17" draw:formula="42*logheight/64"/>
                  <draw:equation draw:name="f18" draw:formula="10*logwidth/157"/>
                  <draw:equation draw:name="f19" draw:formula="48*logheight/64"/>
                  <draw:equation draw:name="f20" draw:formula="19*logwidth/157"/>
                  <draw:equation draw:name="f21" draw:formula="53*logheight/64"/>
                  <draw:equation draw:name="f22" draw:formula="29*logwidth/157"/>
                  <draw:equation draw:name="f23" draw:formula="55*logheight/64"/>
                  <draw:equation draw:name="f24" draw:formula="41*logwidth/157"/>
                  <draw:equation draw:name="f25" draw:formula="54*logheight/64"/>
                  <draw:equation draw:name="f26" draw:formula="53*logwidth/157"/>
                  <draw:equation draw:name="f27" draw:formula="50*logheight/64"/>
                  <draw:equation draw:name="f28" draw:formula="64*logwidth/157"/>
                  <draw:equation draw:name="f29" draw:formula="46*logheight/64"/>
                  <draw:equation draw:name="f30" draw:formula="73*logwidth/157"/>
                  <draw:equation draw:name="f31" draw:formula="42*logheight/64"/>
                  <draw:equation draw:name="f32" draw:formula="82*logwidth/157"/>
                  <draw:equation draw:name="f33" draw:formula="39*logheight/64"/>
                  <draw:equation draw:name="f34" draw:formula="97*logwidth/157"/>
                  <draw:equation draw:name="f35" draw:formula="30*logheight/64"/>
                  <draw:equation draw:name="f36" draw:formula="112*logwidth/157"/>
                  <draw:equation draw:name="f37" draw:formula="20*logheight/64"/>
                  <draw:equation draw:name="f38" draw:formula="126*logwidth/157"/>
                  <draw:equation draw:name="f39" draw:formula="11*logheight/64"/>
                  <draw:equation draw:name="f40" draw:formula="110*logwidth/157"/>
                  <draw:equation draw:name="f41" draw:formula="11*logheight/64"/>
                  <draw:equation draw:name="f42" draw:formula="93*logwidth/157"/>
                  <draw:equation draw:name="f43" draw:formula="9*logheight/64"/>
                  <draw:equation draw:name="f44" draw:formula="74*logwidth/157"/>
                  <draw:equation draw:name="f45" draw:formula="6*logheight/64"/>
                  <draw:equation draw:name="f46" draw:formula="57*logwidth/157"/>
                  <draw:equation draw:name="f47" draw:formula="6*logheight/64"/>
                  <draw:equation draw:name="f48" draw:formula="157*logwidth/157"/>
                  <draw:equation draw:name="f49" draw:formula="0*logheight/64"/>
                  <draw:equation draw:name="f50" draw:formula="144*logwidth/157"/>
                  <draw:equation draw:name="f51" draw:formula="10*logheight/64"/>
                  <draw:equation draw:name="f52" draw:formula="129*logwidth/157"/>
                  <draw:equation draw:name="f53" draw:formula="17*logheight/64"/>
                  <draw:equation draw:name="f54" draw:formula="114*logwidth/157"/>
                  <draw:equation draw:name="f55" draw:formula="26*logheight/64"/>
                  <draw:equation draw:name="f56" draw:formula="100*logwidth/157"/>
                  <draw:equation draw:name="f57" draw:formula="34*logheight/64"/>
                  <draw:equation draw:name="f58" draw:formula="86*logwidth/157"/>
                  <draw:equation draw:name="f59" draw:formula="44*logheight/64"/>
                  <draw:equation draw:name="f60" draw:formula="73*logwidth/157"/>
                  <draw:equation draw:name="f61" draw:formula="53*logheight/64"/>
                  <draw:equation draw:name="f62" draw:formula="58*logwidth/157"/>
                  <draw:equation draw:name="f63" draw:formula="59*logheight/64"/>
                  <draw:equation draw:name="f64" draw:formula="42*logwidth/157"/>
                  <draw:equation draw:name="f65" draw:formula="63*logheight/64"/>
                  <draw:equation draw:name="f66" draw:formula="27*logwidth/157"/>
                  <draw:equation draw:name="f67" draw:formula="64*logheight/64"/>
                  <draw:equation draw:name="f68" draw:formula="16*logwidth/157"/>
                  <draw:equation draw:name="f69" draw:formula="62*logheight/64"/>
                  <draw:equation draw:name="f70" draw:formula="9*logwidth/157"/>
                  <draw:equation draw:name="f71" draw:formula="59*logheight/64"/>
                  <draw:equation draw:name="f72" draw:formula="5*logwidth/157"/>
                  <draw:equation draw:name="f73" draw:formula="56*logheight/64"/>
                  <draw:equation draw:name="f74" draw:formula="1*logwidth/157"/>
                  <draw:equation draw:name="f75" draw:formula="51*logheight/64"/>
                  <draw:equation draw:name="f76" draw:formula="0*logwidth/157"/>
                  <draw:equation draw:name="f77" draw:formula="48*logheight/64"/>
                  <draw:equation draw:name="f78" draw:formula="1*logwidth/157"/>
                  <draw:equation draw:name="f79" draw:formula="38*logheight/64"/>
                  <draw:equation draw:name="f80" draw:formula="7*logwidth/157"/>
                  <draw:equation draw:name="f81" draw:formula="27*logheight/64"/>
                  <draw:equation draw:name="f82" draw:formula="16*logwidth/157"/>
                  <draw:equation draw:name="f83" draw:formula="17*logheight/64"/>
                  <draw:equation draw:name="f84" draw:formula="29*logwidth/157"/>
                  <draw:equation draw:name="f85" draw:formula="9*logheight/64"/>
                  <draw:equation draw:name="f86" draw:formula="43*logwidth/157"/>
                  <draw:equation draw:name="f87" draw:formula="3*logheight/64"/>
                  <draw:equation draw:name="f88" draw:formula="50*logwidth/157"/>
                  <draw:equation draw:name="f89" draw:formula="2*logheight/64"/>
                  <draw:equation draw:name="f90" draw:formula="56*logwidth/157"/>
                  <draw:equation draw:name="f91" draw:formula="2*logheight/64"/>
                  <draw:equation draw:name="f92" draw:formula="74*logwidth/157"/>
                  <draw:equation draw:name="f93" draw:formula="2*logheight/64"/>
                  <draw:equation draw:name="f94" draw:formula="94*logwidth/157"/>
                  <draw:equation draw:name="f95" draw:formula="4*logheight/64"/>
                  <draw:equation draw:name="f96" draw:formula="110*logwidth/157"/>
                  <draw:equation draw:name="f97" draw:formula="6*logheight/64"/>
                  <draw:equation draw:name="f98" draw:formula="127*logwidth/157"/>
                  <draw:equation draw:name="f99" draw:formula="6*logheight/64"/>
                  <draw:equation draw:name="f100" draw:formula="133*logwidth/157"/>
                  <draw:equation draw:name="f101" draw:formula="5*logheight/64"/>
                  <draw:equation draw:name="f102" draw:formula="141*logwidth/157"/>
                  <draw:equation draw:name="f103" draw:formula="3*logheight/64"/>
                  <draw:equation draw:name="f104" draw:formula="146*logwidth/157"/>
                  <draw:equation draw:name="f105" draw:formula="1*logheight/64"/>
                  <draw:equation draw:name="f106" draw:formula="151*logwidth/157"/>
                  <draw:equation draw:name="f107" draw:formula="0*logheight/64"/>
                  <draw:equation draw:name="f108" draw:formula="157*logwidth/157"/>
                  <draw:equation draw:name="f109" draw:formula="0*logheight/64"/>
                  <draw:equation draw:name="f110" draw:formula="logwidth"/>
                  <draw:equation draw:name="f111" draw:formula="logheight"/>
                </draw:enhanced-geometry>
              </draw:custom-shape>
              <draw:custom-shape draw:name="Freeform 32" draw:style-name="gr3" draw:text-style-name="P4" svg:width="4.19mm" svg:height="1.58mm" svg:x="93.07mm" svg:y="10.07mm">
                <text:p/>
                <draw:enhanced-geometry draw:mirror-horizontal="false" draw:mirror-vertical="false" drawooo:sub-view-size="206 82" draw:text-areas="0 0 ?f68 ?f69" svg:viewBox="0 0 0 0" draw:type="ooxml-non-primitive" draw:enhanced-path="M 193 17 L 178 27 161 32 143 36 124 37 103 38 87 40 85 40 81 40 78 40 70 40 59 41 48 42 35 43 24 46 18 50 14 56 15 59 18 61 20 64 23 67 35 74 48 77 63 77 77 76 91 73 103 68 124 62 144 53 163 44 179 31 193 17 Z M 202 0 L 206 2 206 2 199 17 187 31 173 42 157 52 140 60 122 67 104 73 98 75 88 77 76 79 62 81 47 82 33 82 20 81 10 79 3 74 0 68 2 61 6 53 13 47 24 43 37 40 52 37 68 36 84 35 87 35 103 34 118 33 134 32 151 30 167 27 181 20 192 12 202 0 Z N">
                  <draw:equation draw:name="f0" draw:formula="178*logwidth/206"/>
                  <draw:equation draw:name="f1" draw:formula="27*logheight/82"/>
                  <draw:equation draw:name="f2" draw:formula="143*logwidth/206"/>
                  <draw:equation draw:name="f3" draw:formula="36*logheight/82"/>
                  <draw:equation draw:name="f4" draw:formula="103*logwidth/206"/>
                  <draw:equation draw:name="f5" draw:formula="38*logheight/82"/>
                  <draw:equation draw:name="f6" draw:formula="85*logwidth/206"/>
                  <draw:equation draw:name="f7" draw:formula="40*logheight/82"/>
                  <draw:equation draw:name="f8" draw:formula="78*logwidth/206"/>
                  <draw:equation draw:name="f9" draw:formula="40*logheight/82"/>
                  <draw:equation draw:name="f10" draw:formula="59*logwidth/206"/>
                  <draw:equation draw:name="f11" draw:formula="41*logheight/82"/>
                  <draw:equation draw:name="f12" draw:formula="35*logwidth/206"/>
                  <draw:equation draw:name="f13" draw:formula="43*logheight/82"/>
                  <draw:equation draw:name="f14" draw:formula="18*logwidth/206"/>
                  <draw:equation draw:name="f15" draw:formula="50*logheight/82"/>
                  <draw:equation draw:name="f16" draw:formula="15*logwidth/206"/>
                  <draw:equation draw:name="f17" draw:formula="59*logheight/82"/>
                  <draw:equation draw:name="f18" draw:formula="20*logwidth/206"/>
                  <draw:equation draw:name="f19" draw:formula="64*logheight/82"/>
                  <draw:equation draw:name="f20" draw:formula="35*logwidth/206"/>
                  <draw:equation draw:name="f21" draw:formula="74*logheight/82"/>
                  <draw:equation draw:name="f22" draw:formula="63*logwidth/206"/>
                  <draw:equation draw:name="f23" draw:formula="77*logheight/82"/>
                  <draw:equation draw:name="f24" draw:formula="91*logwidth/206"/>
                  <draw:equation draw:name="f25" draw:formula="73*logheight/82"/>
                  <draw:equation draw:name="f26" draw:formula="124*logwidth/206"/>
                  <draw:equation draw:name="f27" draw:formula="62*logheight/82"/>
                  <draw:equation draw:name="f28" draw:formula="163*logwidth/206"/>
                  <draw:equation draw:name="f29" draw:formula="44*logheight/82"/>
                  <draw:equation draw:name="f30" draw:formula="193*logwidth/206"/>
                  <draw:equation draw:name="f31" draw:formula="17*logheight/82"/>
                  <draw:equation draw:name="f32" draw:formula="206*logwidth/206"/>
                  <draw:equation draw:name="f33" draw:formula="2*logheight/82"/>
                  <draw:equation draw:name="f34" draw:formula="199*logwidth/206"/>
                  <draw:equation draw:name="f35" draw:formula="17*logheight/82"/>
                  <draw:equation draw:name="f36" draw:formula="173*logwidth/206"/>
                  <draw:equation draw:name="f37" draw:formula="42*logheight/82"/>
                  <draw:equation draw:name="f38" draw:formula="140*logwidth/206"/>
                  <draw:equation draw:name="f39" draw:formula="60*logheight/82"/>
                  <draw:equation draw:name="f40" draw:formula="104*logwidth/206"/>
                  <draw:equation draw:name="f41" draw:formula="73*logheight/82"/>
                  <draw:equation draw:name="f42" draw:formula="88*logwidth/206"/>
                  <draw:equation draw:name="f43" draw:formula="77*logheight/82"/>
                  <draw:equation draw:name="f44" draw:formula="62*logwidth/206"/>
                  <draw:equation draw:name="f45" draw:formula="81*logheight/82"/>
                  <draw:equation draw:name="f46" draw:formula="33*logwidth/206"/>
                  <draw:equation draw:name="f47" draw:formula="82*logheight/82"/>
                  <draw:equation draw:name="f48" draw:formula="10*logwidth/206"/>
                  <draw:equation draw:name="f49" draw:formula="79*logheight/82"/>
                  <draw:equation draw:name="f50" draw:formula="0*logwidth/206"/>
                  <draw:equation draw:name="f51" draw:formula="68*logheight/82"/>
                  <draw:equation draw:name="f52" draw:formula="6*logwidth/206"/>
                  <draw:equation draw:name="f53" draw:formula="53*logheight/82"/>
                  <draw:equation draw:name="f54" draw:formula="24*logwidth/206"/>
                  <draw:equation draw:name="f55" draw:formula="43*logheight/82"/>
                  <draw:equation draw:name="f56" draw:formula="52*logwidth/206"/>
                  <draw:equation draw:name="f57" draw:formula="37*logheight/82"/>
                  <draw:equation draw:name="f58" draw:formula="84*logwidth/206"/>
                  <draw:equation draw:name="f59" draw:formula="35*logheight/82"/>
                  <draw:equation draw:name="f60" draw:formula="103*logwidth/206"/>
                  <draw:equation draw:name="f61" draw:formula="34*logheight/82"/>
                  <draw:equation draw:name="f62" draw:formula="134*logwidth/206"/>
                  <draw:equation draw:name="f63" draw:formula="32*logheight/82"/>
                  <draw:equation draw:name="f64" draw:formula="167*logwidth/206"/>
                  <draw:equation draw:name="f65" draw:formula="27*logheight/82"/>
                  <draw:equation draw:name="f66" draw:formula="192*logwidth/206"/>
                  <draw:equation draw:name="f67" draw:formula="12*logheight/82"/>
                  <draw:equation draw:name="f68" draw:formula="logwidth"/>
                  <draw:equation draw:name="f69" draw:formula="logheight"/>
                </draw:enhanced-geometry>
              </draw:custom-shape>
              <draw:custom-shape draw:name="Freeform 33" draw:style-name="gr3" draw:text-style-name="P4" svg:width="4.75mm" svg:height="1.31mm" svg:x="96.43mm" svg:y="10.33mm">
                <text:p/>
                <draw:enhanced-geometry draw:mirror-horizontal="false" draw:mirror-vertical="false" drawooo:sub-view-size="212 55" draw:text-areas="0 0 ?f108 ?f109" svg:viewBox="0 0 0 0" draw:type="ooxml-non-primitive" draw:enhanced-path="M 54 4 L 45 5 36 8 27 12 24 15 21 23 23 29 27 35 35 39 42 42 65 47 89 48 112 47 125 45 138 43 146 40 157 36 167 33 175 30 150 26 122 19 106 13 89 8 70 5 54 4 Z M 61 0 L 81 4 101 8 123 14 141 20 159 23 176 24 194 23 212 17 200 22 188 29 182 33 174 36 153 43 130 48 108 52 85 55 62 55 38 52 30 50 19 47 10 42 3 36 0 29 2 21 9 13 23 6 41 0 61 0 Z N">
                  <draw:equation draw:name="f0" draw:formula="54*logwidth/212"/>
                  <draw:equation draw:name="f1" draw:formula="4*logheight/55"/>
                  <draw:equation draw:name="f2" draw:formula="45*logwidth/212"/>
                  <draw:equation draw:name="f3" draw:formula="5*logheight/55"/>
                  <draw:equation draw:name="f4" draw:formula="36*logwidth/212"/>
                  <draw:equation draw:name="f5" draw:formula="8*logheight/55"/>
                  <draw:equation draw:name="f6" draw:formula="27*logwidth/212"/>
                  <draw:equation draw:name="f7" draw:formula="12*logheight/55"/>
                  <draw:equation draw:name="f8" draw:formula="24*logwidth/212"/>
                  <draw:equation draw:name="f9" draw:formula="15*logheight/55"/>
                  <draw:equation draw:name="f10" draw:formula="21*logwidth/212"/>
                  <draw:equation draw:name="f11" draw:formula="23*logheight/55"/>
                  <draw:equation draw:name="f12" draw:formula="23*logwidth/212"/>
                  <draw:equation draw:name="f13" draw:formula="29*logheight/55"/>
                  <draw:equation draw:name="f14" draw:formula="27*logwidth/212"/>
                  <draw:equation draw:name="f15" draw:formula="35*logheight/55"/>
                  <draw:equation draw:name="f16" draw:formula="35*logwidth/212"/>
                  <draw:equation draw:name="f17" draw:formula="39*logheight/55"/>
                  <draw:equation draw:name="f18" draw:formula="42*logwidth/212"/>
                  <draw:equation draw:name="f19" draw:formula="42*logheight/55"/>
                  <draw:equation draw:name="f20" draw:formula="65*logwidth/212"/>
                  <draw:equation draw:name="f21" draw:formula="47*logheight/55"/>
                  <draw:equation draw:name="f22" draw:formula="89*logwidth/212"/>
                  <draw:equation draw:name="f23" draw:formula="48*logheight/55"/>
                  <draw:equation draw:name="f24" draw:formula="112*logwidth/212"/>
                  <draw:equation draw:name="f25" draw:formula="47*logheight/55"/>
                  <draw:equation draw:name="f26" draw:formula="125*logwidth/212"/>
                  <draw:equation draw:name="f27" draw:formula="45*logheight/55"/>
                  <draw:equation draw:name="f28" draw:formula="138*logwidth/212"/>
                  <draw:equation draw:name="f29" draw:formula="43*logheight/55"/>
                  <draw:equation draw:name="f30" draw:formula="146*logwidth/212"/>
                  <draw:equation draw:name="f31" draw:formula="40*logheight/55"/>
                  <draw:equation draw:name="f32" draw:formula="157*logwidth/212"/>
                  <draw:equation draw:name="f33" draw:formula="36*logheight/55"/>
                  <draw:equation draw:name="f34" draw:formula="167*logwidth/212"/>
                  <draw:equation draw:name="f35" draw:formula="33*logheight/55"/>
                  <draw:equation draw:name="f36" draw:formula="175*logwidth/212"/>
                  <draw:equation draw:name="f37" draw:formula="30*logheight/55"/>
                  <draw:equation draw:name="f38" draw:formula="150*logwidth/212"/>
                  <draw:equation draw:name="f39" draw:formula="26*logheight/55"/>
                  <draw:equation draw:name="f40" draw:formula="122*logwidth/212"/>
                  <draw:equation draw:name="f41" draw:formula="19*logheight/55"/>
                  <draw:equation draw:name="f42" draw:formula="106*logwidth/212"/>
                  <draw:equation draw:name="f43" draw:formula="13*logheight/55"/>
                  <draw:equation draw:name="f44" draw:formula="89*logwidth/212"/>
                  <draw:equation draw:name="f45" draw:formula="8*logheight/55"/>
                  <draw:equation draw:name="f46" draw:formula="70*logwidth/212"/>
                  <draw:equation draw:name="f47" draw:formula="5*logheight/55"/>
                  <draw:equation draw:name="f48" draw:formula="54*logwidth/212"/>
                  <draw:equation draw:name="f49" draw:formula="4*logheight/55"/>
                  <draw:equation draw:name="f50" draw:formula="61*logwidth/212"/>
                  <draw:equation draw:name="f51" draw:formula="0*logheight/55"/>
                  <draw:equation draw:name="f52" draw:formula="81*logwidth/212"/>
                  <draw:equation draw:name="f53" draw:formula="4*logheight/55"/>
                  <draw:equation draw:name="f54" draw:formula="101*logwidth/212"/>
                  <draw:equation draw:name="f55" draw:formula="8*logheight/55"/>
                  <draw:equation draw:name="f56" draw:formula="123*logwidth/212"/>
                  <draw:equation draw:name="f57" draw:formula="14*logheight/55"/>
                  <draw:equation draw:name="f58" draw:formula="141*logwidth/212"/>
                  <draw:equation draw:name="f59" draw:formula="20*logheight/55"/>
                  <draw:equation draw:name="f60" draw:formula="159*logwidth/212"/>
                  <draw:equation draw:name="f61" draw:formula="23*logheight/55"/>
                  <draw:equation draw:name="f62" draw:formula="176*logwidth/212"/>
                  <draw:equation draw:name="f63" draw:formula="24*logheight/55"/>
                  <draw:equation draw:name="f64" draw:formula="194*logwidth/212"/>
                  <draw:equation draw:name="f65" draw:formula="23*logheight/55"/>
                  <draw:equation draw:name="f66" draw:formula="212*logwidth/212"/>
                  <draw:equation draw:name="f67" draw:formula="17*logheight/55"/>
                  <draw:equation draw:name="f68" draw:formula="200*logwidth/212"/>
                  <draw:equation draw:name="f69" draw:formula="22*logheight/55"/>
                  <draw:equation draw:name="f70" draw:formula="188*logwidth/212"/>
                  <draw:equation draw:name="f71" draw:formula="29*logheight/55"/>
                  <draw:equation draw:name="f72" draw:formula="182*logwidth/212"/>
                  <draw:equation draw:name="f73" draw:formula="33*logheight/55"/>
                  <draw:equation draw:name="f74" draw:formula="174*logwidth/212"/>
                  <draw:equation draw:name="f75" draw:formula="36*logheight/55"/>
                  <draw:equation draw:name="f76" draw:formula="153*logwidth/212"/>
                  <draw:equation draw:name="f77" draw:formula="43*logheight/55"/>
                  <draw:equation draw:name="f78" draw:formula="130*logwidth/212"/>
                  <draw:equation draw:name="f79" draw:formula="48*logheight/55"/>
                  <draw:equation draw:name="f80" draw:formula="108*logwidth/212"/>
                  <draw:equation draw:name="f81" draw:formula="52*logheight/55"/>
                  <draw:equation draw:name="f82" draw:formula="85*logwidth/212"/>
                  <draw:equation draw:name="f83" draw:formula="55*logheight/55"/>
                  <draw:equation draw:name="f84" draw:formula="62*logwidth/212"/>
                  <draw:equation draw:name="f85" draw:formula="55*logheight/55"/>
                  <draw:equation draw:name="f86" draw:formula="38*logwidth/212"/>
                  <draw:equation draw:name="f87" draw:formula="52*logheight/55"/>
                  <draw:equation draw:name="f88" draw:formula="30*logwidth/212"/>
                  <draw:equation draw:name="f89" draw:formula="50*logheight/55"/>
                  <draw:equation draw:name="f90" draw:formula="19*logwidth/212"/>
                  <draw:equation draw:name="f91" draw:formula="47*logheight/55"/>
                  <draw:equation draw:name="f92" draw:formula="10*logwidth/212"/>
                  <draw:equation draw:name="f93" draw:formula="42*logheight/55"/>
                  <draw:equation draw:name="f94" draw:formula="3*logwidth/212"/>
                  <draw:equation draw:name="f95" draw:formula="36*logheight/55"/>
                  <draw:equation draw:name="f96" draw:formula="0*logwidth/212"/>
                  <draw:equation draw:name="f97" draw:formula="29*logheight/55"/>
                  <draw:equation draw:name="f98" draw:formula="2*logwidth/212"/>
                  <draw:equation draw:name="f99" draw:formula="21*logheight/55"/>
                  <draw:equation draw:name="f100" draw:formula="9*logwidth/212"/>
                  <draw:equation draw:name="f101" draw:formula="13*logheight/55"/>
                  <draw:equation draw:name="f102" draw:formula="23*logwidth/212"/>
                  <draw:equation draw:name="f103" draw:formula="6*logheight/55"/>
                  <draw:equation draw:name="f104" draw:formula="41*logwidth/212"/>
                  <draw:equation draw:name="f105" draw:formula="0*logheight/55"/>
                  <draw:equation draw:name="f106" draw:formula="61*logwidth/212"/>
                  <draw:equation draw:name="f107" draw:formula="0*logheight/55"/>
                  <draw:equation draw:name="f108" draw:formula="logwidth"/>
                  <draw:equation draw:name="f109" draw:formula="logheight"/>
                </draw:enhanced-geometry>
              </draw:custom-shape>
              <draw:custom-shape draw:name="Freeform 34" draw:style-name="gr3" draw:text-style-name="P4" svg:width="3.91mm" svg:height="3.17mm" svg:x="82.16mm" svg:y="11.39mm">
                <text:p/>
                <draw:enhanced-geometry draw:mirror-horizontal="false" draw:mirror-vertical="false" drawooo:sub-view-size="180 150" draw:text-areas="0 0 ?f108 ?f109" svg:viewBox="0 0 0 0" draw:type="ooxml-non-primitive" draw:enhanced-path="M 26 7 L 20 9 15 15 14 24 16 38 22 51 30 63 39 74 51 86 66 98 83 110 102 120 122 128 141 133 158 134 159 134 160 134 160 134 150 112 137 93 121 74 104 58 87 41 71 30 54 18 36 9 26 7 Z M 17 0 L 33 3 50 9 65 18 80 29 92 40 103 50 126 74 146 99 156 115 165 131 172 141 180 150 163 141 144 136 123 130 104 125 83 115 61 103 43 88 27 70 14 50 5 27 0 4 0 2 1 2 17 0 Z N">
                  <draw:equation draw:name="f0" draw:formula="26*logwidth/180"/>
                  <draw:equation draw:name="f1" draw:formula="7*logheight/150"/>
                  <draw:equation draw:name="f2" draw:formula="20*logwidth/180"/>
                  <draw:equation draw:name="f3" draw:formula="9*logheight/150"/>
                  <draw:equation draw:name="f4" draw:formula="15*logwidth/180"/>
                  <draw:equation draw:name="f5" draw:formula="15*logheight/150"/>
                  <draw:equation draw:name="f6" draw:formula="14*logwidth/180"/>
                  <draw:equation draw:name="f7" draw:formula="24*logheight/150"/>
                  <draw:equation draw:name="f8" draw:formula="16*logwidth/180"/>
                  <draw:equation draw:name="f9" draw:formula="38*logheight/150"/>
                  <draw:equation draw:name="f10" draw:formula="22*logwidth/180"/>
                  <draw:equation draw:name="f11" draw:formula="51*logheight/150"/>
                  <draw:equation draw:name="f12" draw:formula="30*logwidth/180"/>
                  <draw:equation draw:name="f13" draw:formula="63*logheight/150"/>
                  <draw:equation draw:name="f14" draw:formula="39*logwidth/180"/>
                  <draw:equation draw:name="f15" draw:formula="74*logheight/150"/>
                  <draw:equation draw:name="f16" draw:formula="51*logwidth/180"/>
                  <draw:equation draw:name="f17" draw:formula="86*logheight/150"/>
                  <draw:equation draw:name="f18" draw:formula="66*logwidth/180"/>
                  <draw:equation draw:name="f19" draw:formula="98*logheight/150"/>
                  <draw:equation draw:name="f20" draw:formula="83*logwidth/180"/>
                  <draw:equation draw:name="f21" draw:formula="110*logheight/150"/>
                  <draw:equation draw:name="f22" draw:formula="102*logwidth/180"/>
                  <draw:equation draw:name="f23" draw:formula="120*logheight/150"/>
                  <draw:equation draw:name="f24" draw:formula="122*logwidth/180"/>
                  <draw:equation draw:name="f25" draw:formula="128*logheight/150"/>
                  <draw:equation draw:name="f26" draw:formula="141*logwidth/180"/>
                  <draw:equation draw:name="f27" draw:formula="133*logheight/150"/>
                  <draw:equation draw:name="f28" draw:formula="158*logwidth/180"/>
                  <draw:equation draw:name="f29" draw:formula="134*logheight/150"/>
                  <draw:equation draw:name="f30" draw:formula="159*logwidth/180"/>
                  <draw:equation draw:name="f31" draw:formula="134*logheight/150"/>
                  <draw:equation draw:name="f32" draw:formula="160*logwidth/180"/>
                  <draw:equation draw:name="f33" draw:formula="134*logheight/150"/>
                  <draw:equation draw:name="f34" draw:formula="160*logwidth/180"/>
                  <draw:equation draw:name="f35" draw:formula="134*logheight/150"/>
                  <draw:equation draw:name="f36" draw:formula="150*logwidth/180"/>
                  <draw:equation draw:name="f37" draw:formula="112*logheight/150"/>
                  <draw:equation draw:name="f38" draw:formula="137*logwidth/180"/>
                  <draw:equation draw:name="f39" draw:formula="93*logheight/150"/>
                  <draw:equation draw:name="f40" draw:formula="121*logwidth/180"/>
                  <draw:equation draw:name="f41" draw:formula="74*logheight/150"/>
                  <draw:equation draw:name="f42" draw:formula="104*logwidth/180"/>
                  <draw:equation draw:name="f43" draw:formula="58*logheight/150"/>
                  <draw:equation draw:name="f44" draw:formula="87*logwidth/180"/>
                  <draw:equation draw:name="f45" draw:formula="41*logheight/150"/>
                  <draw:equation draw:name="f46" draw:formula="71*logwidth/180"/>
                  <draw:equation draw:name="f47" draw:formula="30*logheight/150"/>
                  <draw:equation draw:name="f48" draw:formula="54*logwidth/180"/>
                  <draw:equation draw:name="f49" draw:formula="18*logheight/150"/>
                  <draw:equation draw:name="f50" draw:formula="36*logwidth/180"/>
                  <draw:equation draw:name="f51" draw:formula="9*logheight/150"/>
                  <draw:equation draw:name="f52" draw:formula="26*logwidth/180"/>
                  <draw:equation draw:name="f53" draw:formula="7*logheight/150"/>
                  <draw:equation draw:name="f54" draw:formula="17*logwidth/180"/>
                  <draw:equation draw:name="f55" draw:formula="0*logheight/150"/>
                  <draw:equation draw:name="f56" draw:formula="33*logwidth/180"/>
                  <draw:equation draw:name="f57" draw:formula="3*logheight/150"/>
                  <draw:equation draw:name="f58" draw:formula="50*logwidth/180"/>
                  <draw:equation draw:name="f59" draw:formula="9*logheight/150"/>
                  <draw:equation draw:name="f60" draw:formula="65*logwidth/180"/>
                  <draw:equation draw:name="f61" draw:formula="18*logheight/150"/>
                  <draw:equation draw:name="f62" draw:formula="80*logwidth/180"/>
                  <draw:equation draw:name="f63" draw:formula="29*logheight/150"/>
                  <draw:equation draw:name="f64" draw:formula="92*logwidth/180"/>
                  <draw:equation draw:name="f65" draw:formula="40*logheight/150"/>
                  <draw:equation draw:name="f66" draw:formula="103*logwidth/180"/>
                  <draw:equation draw:name="f67" draw:formula="50*logheight/150"/>
                  <draw:equation draw:name="f68" draw:formula="126*logwidth/180"/>
                  <draw:equation draw:name="f69" draw:formula="74*logheight/150"/>
                  <draw:equation draw:name="f70" draw:formula="146*logwidth/180"/>
                  <draw:equation draw:name="f71" draw:formula="99*logheight/150"/>
                  <draw:equation draw:name="f72" draw:formula="156*logwidth/180"/>
                  <draw:equation draw:name="f73" draw:formula="115*logheight/150"/>
                  <draw:equation draw:name="f74" draw:formula="165*logwidth/180"/>
                  <draw:equation draw:name="f75" draw:formula="131*logheight/150"/>
                  <draw:equation draw:name="f76" draw:formula="172*logwidth/180"/>
                  <draw:equation draw:name="f77" draw:formula="141*logheight/150"/>
                  <draw:equation draw:name="f78" draw:formula="180*logwidth/180"/>
                  <draw:equation draw:name="f79" draw:formula="150*logheight/150"/>
                  <draw:equation draw:name="f80" draw:formula="163*logwidth/180"/>
                  <draw:equation draw:name="f81" draw:formula="141*logheight/150"/>
                  <draw:equation draw:name="f82" draw:formula="144*logwidth/180"/>
                  <draw:equation draw:name="f83" draw:formula="136*logheight/150"/>
                  <draw:equation draw:name="f84" draw:formula="123*logwidth/180"/>
                  <draw:equation draw:name="f85" draw:formula="130*logheight/150"/>
                  <draw:equation draw:name="f86" draw:formula="104*logwidth/180"/>
                  <draw:equation draw:name="f87" draw:formula="125*logheight/150"/>
                  <draw:equation draw:name="f88" draw:formula="83*logwidth/180"/>
                  <draw:equation draw:name="f89" draw:formula="115*logheight/150"/>
                  <draw:equation draw:name="f90" draw:formula="61*logwidth/180"/>
                  <draw:equation draw:name="f91" draw:formula="103*logheight/150"/>
                  <draw:equation draw:name="f92" draw:formula="43*logwidth/180"/>
                  <draw:equation draw:name="f93" draw:formula="88*logheight/150"/>
                  <draw:equation draw:name="f94" draw:formula="27*logwidth/180"/>
                  <draw:equation draw:name="f95" draw:formula="70*logheight/150"/>
                  <draw:equation draw:name="f96" draw:formula="14*logwidth/180"/>
                  <draw:equation draw:name="f97" draw:formula="50*logheight/150"/>
                  <draw:equation draw:name="f98" draw:formula="5*logwidth/180"/>
                  <draw:equation draw:name="f99" draw:formula="27*logheight/150"/>
                  <draw:equation draw:name="f100" draw:formula="0*logwidth/180"/>
                  <draw:equation draw:name="f101" draw:formula="4*logheight/150"/>
                  <draw:equation draw:name="f102" draw:formula="0*logwidth/180"/>
                  <draw:equation draw:name="f103" draw:formula="2*logheight/150"/>
                  <draw:equation draw:name="f104" draw:formula="1*logwidth/180"/>
                  <draw:equation draw:name="f105" draw:formula="2*logheight/150"/>
                  <draw:equation draw:name="f106" draw:formula="17*logwidth/180"/>
                  <draw:equation draw:name="f107" draw:formula="0*logheight/150"/>
                  <draw:equation draw:name="f108" draw:formula="logwidth"/>
                  <draw:equation draw:name="f109" draw:formula="logheight"/>
                </draw:enhanced-geometry>
              </draw:custom-shape>
              <draw:custom-shape draw:name="Freeform 35" draw:style-name="gr3" draw:text-style-name="P4" svg:width="6.99mm" svg:height="1.58mm" svg:x="75.72mm" svg:y="10.07mm">
                <text:p/>
                <draw:enhanced-geometry draw:mirror-horizontal="false" draw:mirror-vertical="false" drawooo:sub-view-size="314 78" draw:text-areas="0 0 ?f88 ?f89" svg:viewBox="0 0 0 0" draw:type="ooxml-non-primitive" draw:enhanced-path="M 113 0 L 139 0 164 4 199 15 229 27 255 39 278 51 290 57 303 63 314 68 312 69 310 71 308 72 306 73 304 75 303 78 295 70 286 61 277 55 253 43 226 31 197 20 163 9 137 4 113 4 89 7 65 10 30 14 21 15 11 15 10 15 7 15 5 15 2 14 0 13 3 12 6 11 8 11 11 11 14 11 31 10 63 6 88 2 113 0 Z N">
                  <draw:equation draw:name="f0" draw:formula="113*logwidth/314"/>
                  <draw:equation draw:name="f1" draw:formula="0*logheight/78"/>
                  <draw:equation draw:name="f2" draw:formula="139*logwidth/314"/>
                  <draw:equation draw:name="f3" draw:formula="0*logheight/78"/>
                  <draw:equation draw:name="f4" draw:formula="164*logwidth/314"/>
                  <draw:equation draw:name="f5" draw:formula="4*logheight/78"/>
                  <draw:equation draw:name="f6" draw:formula="199*logwidth/314"/>
                  <draw:equation draw:name="f7" draw:formula="15*logheight/78"/>
                  <draw:equation draw:name="f8" draw:formula="229*logwidth/314"/>
                  <draw:equation draw:name="f9" draw:formula="27*logheight/78"/>
                  <draw:equation draw:name="f10" draw:formula="255*logwidth/314"/>
                  <draw:equation draw:name="f11" draw:formula="39*logheight/78"/>
                  <draw:equation draw:name="f12" draw:formula="278*logwidth/314"/>
                  <draw:equation draw:name="f13" draw:formula="51*logheight/78"/>
                  <draw:equation draw:name="f14" draw:formula="290*logwidth/314"/>
                  <draw:equation draw:name="f15" draw:formula="57*logheight/78"/>
                  <draw:equation draw:name="f16" draw:formula="303*logwidth/314"/>
                  <draw:equation draw:name="f17" draw:formula="63*logheight/78"/>
                  <draw:equation draw:name="f18" draw:formula="314*logwidth/314"/>
                  <draw:equation draw:name="f19" draw:formula="68*logheight/78"/>
                  <draw:equation draw:name="f20" draw:formula="312*logwidth/314"/>
                  <draw:equation draw:name="f21" draw:formula="69*logheight/78"/>
                  <draw:equation draw:name="f22" draw:formula="310*logwidth/314"/>
                  <draw:equation draw:name="f23" draw:formula="71*logheight/78"/>
                  <draw:equation draw:name="f24" draw:formula="308*logwidth/314"/>
                  <draw:equation draw:name="f25" draw:formula="72*logheight/78"/>
                  <draw:equation draw:name="f26" draw:formula="306*logwidth/314"/>
                  <draw:equation draw:name="f27" draw:formula="73*logheight/78"/>
                  <draw:equation draw:name="f28" draw:formula="304*logwidth/314"/>
                  <draw:equation draw:name="f29" draw:formula="75*logheight/78"/>
                  <draw:equation draw:name="f30" draw:formula="303*logwidth/314"/>
                  <draw:equation draw:name="f31" draw:formula="78*logheight/78"/>
                  <draw:equation draw:name="f32" draw:formula="295*logwidth/314"/>
                  <draw:equation draw:name="f33" draw:formula="70*logheight/78"/>
                  <draw:equation draw:name="f34" draw:formula="286*logwidth/314"/>
                  <draw:equation draw:name="f35" draw:formula="61*logheight/78"/>
                  <draw:equation draw:name="f36" draw:formula="277*logwidth/314"/>
                  <draw:equation draw:name="f37" draw:formula="55*logheight/78"/>
                  <draw:equation draw:name="f38" draw:formula="253*logwidth/314"/>
                  <draw:equation draw:name="f39" draw:formula="43*logheight/78"/>
                  <draw:equation draw:name="f40" draw:formula="226*logwidth/314"/>
                  <draw:equation draw:name="f41" draw:formula="31*logheight/78"/>
                  <draw:equation draw:name="f42" draw:formula="197*logwidth/314"/>
                  <draw:equation draw:name="f43" draw:formula="20*logheight/78"/>
                  <draw:equation draw:name="f44" draw:formula="163*logwidth/314"/>
                  <draw:equation draw:name="f45" draw:formula="9*logheight/78"/>
                  <draw:equation draw:name="f46" draw:formula="137*logwidth/314"/>
                  <draw:equation draw:name="f47" draw:formula="4*logheight/78"/>
                  <draw:equation draw:name="f48" draw:formula="113*logwidth/314"/>
                  <draw:equation draw:name="f49" draw:formula="4*logheight/78"/>
                  <draw:equation draw:name="f50" draw:formula="89*logwidth/314"/>
                  <draw:equation draw:name="f51" draw:formula="7*logheight/78"/>
                  <draw:equation draw:name="f52" draw:formula="65*logwidth/314"/>
                  <draw:equation draw:name="f53" draw:formula="10*logheight/78"/>
                  <draw:equation draw:name="f54" draw:formula="30*logwidth/314"/>
                  <draw:equation draw:name="f55" draw:formula="14*logheight/78"/>
                  <draw:equation draw:name="f56" draw:formula="21*logwidth/314"/>
                  <draw:equation draw:name="f57" draw:formula="15*logheight/78"/>
                  <draw:equation draw:name="f58" draw:formula="11*logwidth/314"/>
                  <draw:equation draw:name="f59" draw:formula="15*logheight/78"/>
                  <draw:equation draw:name="f60" draw:formula="10*logwidth/314"/>
                  <draw:equation draw:name="f61" draw:formula="15*logheight/78"/>
                  <draw:equation draw:name="f62" draw:formula="7*logwidth/314"/>
                  <draw:equation draw:name="f63" draw:formula="15*logheight/78"/>
                  <draw:equation draw:name="f64" draw:formula="5*logwidth/314"/>
                  <draw:equation draw:name="f65" draw:formula="15*logheight/78"/>
                  <draw:equation draw:name="f66" draw:formula="2*logwidth/314"/>
                  <draw:equation draw:name="f67" draw:formula="14*logheight/78"/>
                  <draw:equation draw:name="f68" draw:formula="0*logwidth/314"/>
                  <draw:equation draw:name="f69" draw:formula="13*logheight/78"/>
                  <draw:equation draw:name="f70" draw:formula="3*logwidth/314"/>
                  <draw:equation draw:name="f71" draw:formula="12*logheight/78"/>
                  <draw:equation draw:name="f72" draw:formula="6*logwidth/314"/>
                  <draw:equation draw:name="f73" draw:formula="11*logheight/78"/>
                  <draw:equation draw:name="f74" draw:formula="8*logwidth/314"/>
                  <draw:equation draw:name="f75" draw:formula="11*logheight/78"/>
                  <draw:equation draw:name="f76" draw:formula="11*logwidth/314"/>
                  <draw:equation draw:name="f77" draw:formula="11*logheight/78"/>
                  <draw:equation draw:name="f78" draw:formula="14*logwidth/314"/>
                  <draw:equation draw:name="f79" draw:formula="11*logheight/78"/>
                  <draw:equation draw:name="f80" draw:formula="31*logwidth/314"/>
                  <draw:equation draw:name="f81" draw:formula="10*logheight/78"/>
                  <draw:equation draw:name="f82" draw:formula="63*logwidth/314"/>
                  <draw:equation draw:name="f83" draw:formula="6*logheight/78"/>
                  <draw:equation draw:name="f84" draw:formula="88*logwidth/314"/>
                  <draw:equation draw:name="f85" draw:formula="2*logheight/78"/>
                  <draw:equation draw:name="f86" draw:formula="113*logwidth/314"/>
                  <draw:equation draw:name="f87" draw:formula="0*logheight/78"/>
                  <draw:equation draw:name="f88" draw:formula="logwidth"/>
                  <draw:equation draw:name="f89" draw:formula="logheight"/>
                </draw:enhanced-geometry>
              </draw:custom-shape>
              <draw:custom-shape draw:name="Freeform 36" draw:style-name="gr3" draw:text-style-name="P4" svg:width="2.23mm" svg:height="0.78mm" svg:x="83mm" svg:y="10.6mm">
                <text:p/>
                <draw:enhanced-geometry draw:mirror-horizontal="false" draw:mirror-vertical="false" drawooo:sub-view-size="103 44" draw:text-areas="0 0 ?f106 ?f107" svg:viewBox="0 0 0 0" draw:type="ooxml-non-primitive" draw:enhanced-path="M 99 0 L 98 3 98 5 98 6 99 7 101 10 103 11 100 11 92 13 84 16 76 18 72 19 57 18 41 17 28 15 15 15 18 16 25 21 30 26 35 29 39 30 45 32 53 33 59 34 61 34 61 37 61 41 59 44 45 38 30 32 26 29 23 26 20 22 15 19 12 17 8 16 3 14 0 13 10 10 21 10 31 11 41 13 58 15 75 14 80 14 84 13 87 11 90 10 92 7 93 5 95 3 97 1 99 0 Z N">
                  <draw:equation draw:name="f0" draw:formula="99*logwidth/103"/>
                  <draw:equation draw:name="f1" draw:formula="0*logheight/44"/>
                  <draw:equation draw:name="f2" draw:formula="98*logwidth/103"/>
                  <draw:equation draw:name="f3" draw:formula="3*logheight/44"/>
                  <draw:equation draw:name="f4" draw:formula="98*logwidth/103"/>
                  <draw:equation draw:name="f5" draw:formula="5*logheight/44"/>
                  <draw:equation draw:name="f6" draw:formula="98*logwidth/103"/>
                  <draw:equation draw:name="f7" draw:formula="6*logheight/44"/>
                  <draw:equation draw:name="f8" draw:formula="99*logwidth/103"/>
                  <draw:equation draw:name="f9" draw:formula="7*logheight/44"/>
                  <draw:equation draw:name="f10" draw:formula="101*logwidth/103"/>
                  <draw:equation draw:name="f11" draw:formula="10*logheight/44"/>
                  <draw:equation draw:name="f12" draw:formula="103*logwidth/103"/>
                  <draw:equation draw:name="f13" draw:formula="11*logheight/44"/>
                  <draw:equation draw:name="f14" draw:formula="100*logwidth/103"/>
                  <draw:equation draw:name="f15" draw:formula="11*logheight/44"/>
                  <draw:equation draw:name="f16" draw:formula="92*logwidth/103"/>
                  <draw:equation draw:name="f17" draw:formula="13*logheight/44"/>
                  <draw:equation draw:name="f18" draw:formula="84*logwidth/103"/>
                  <draw:equation draw:name="f19" draw:formula="16*logheight/44"/>
                  <draw:equation draw:name="f20" draw:formula="76*logwidth/103"/>
                  <draw:equation draw:name="f21" draw:formula="18*logheight/44"/>
                  <draw:equation draw:name="f22" draw:formula="72*logwidth/103"/>
                  <draw:equation draw:name="f23" draw:formula="19*logheight/44"/>
                  <draw:equation draw:name="f24" draw:formula="57*logwidth/103"/>
                  <draw:equation draw:name="f25" draw:formula="18*logheight/44"/>
                  <draw:equation draw:name="f26" draw:formula="41*logwidth/103"/>
                  <draw:equation draw:name="f27" draw:formula="17*logheight/44"/>
                  <draw:equation draw:name="f28" draw:formula="28*logwidth/103"/>
                  <draw:equation draw:name="f29" draw:formula="15*logheight/44"/>
                  <draw:equation draw:name="f30" draw:formula="15*logwidth/103"/>
                  <draw:equation draw:name="f31" draw:formula="15*logheight/44"/>
                  <draw:equation draw:name="f32" draw:formula="18*logwidth/103"/>
                  <draw:equation draw:name="f33" draw:formula="16*logheight/44"/>
                  <draw:equation draw:name="f34" draw:formula="25*logwidth/103"/>
                  <draw:equation draw:name="f35" draw:formula="21*logheight/44"/>
                  <draw:equation draw:name="f36" draw:formula="30*logwidth/103"/>
                  <draw:equation draw:name="f37" draw:formula="26*logheight/44"/>
                  <draw:equation draw:name="f38" draw:formula="35*logwidth/103"/>
                  <draw:equation draw:name="f39" draw:formula="29*logheight/44"/>
                  <draw:equation draw:name="f40" draw:formula="39*logwidth/103"/>
                  <draw:equation draw:name="f41" draw:formula="30*logheight/44"/>
                  <draw:equation draw:name="f42" draw:formula="45*logwidth/103"/>
                  <draw:equation draw:name="f43" draw:formula="32*logheight/44"/>
                  <draw:equation draw:name="f44" draw:formula="53*logwidth/103"/>
                  <draw:equation draw:name="f45" draw:formula="33*logheight/44"/>
                  <draw:equation draw:name="f46" draw:formula="59*logwidth/103"/>
                  <draw:equation draw:name="f47" draw:formula="34*logheight/44"/>
                  <draw:equation draw:name="f48" draw:formula="61*logwidth/103"/>
                  <draw:equation draw:name="f49" draw:formula="34*logheight/44"/>
                  <draw:equation draw:name="f50" draw:formula="61*logwidth/103"/>
                  <draw:equation draw:name="f51" draw:formula="37*logheight/44"/>
                  <draw:equation draw:name="f52" draw:formula="61*logwidth/103"/>
                  <draw:equation draw:name="f53" draw:formula="41*logheight/44"/>
                  <draw:equation draw:name="f54" draw:formula="59*logwidth/103"/>
                  <draw:equation draw:name="f55" draw:formula="44*logheight/44"/>
                  <draw:equation draw:name="f56" draw:formula="45*logwidth/103"/>
                  <draw:equation draw:name="f57" draw:formula="38*logheight/44"/>
                  <draw:equation draw:name="f58" draw:formula="30*logwidth/103"/>
                  <draw:equation draw:name="f59" draw:formula="32*logheight/44"/>
                  <draw:equation draw:name="f60" draw:formula="26*logwidth/103"/>
                  <draw:equation draw:name="f61" draw:formula="29*logheight/44"/>
                  <draw:equation draw:name="f62" draw:formula="23*logwidth/103"/>
                  <draw:equation draw:name="f63" draw:formula="26*logheight/44"/>
                  <draw:equation draw:name="f64" draw:formula="20*logwidth/103"/>
                  <draw:equation draw:name="f65" draw:formula="22*logheight/44"/>
                  <draw:equation draw:name="f66" draw:formula="15*logwidth/103"/>
                  <draw:equation draw:name="f67" draw:formula="19*logheight/44"/>
                  <draw:equation draw:name="f68" draw:formula="12*logwidth/103"/>
                  <draw:equation draw:name="f69" draw:formula="17*logheight/44"/>
                  <draw:equation draw:name="f70" draw:formula="8*logwidth/103"/>
                  <draw:equation draw:name="f71" draw:formula="16*logheight/44"/>
                  <draw:equation draw:name="f72" draw:formula="3*logwidth/103"/>
                  <draw:equation draw:name="f73" draw:formula="14*logheight/44"/>
                  <draw:equation draw:name="f74" draw:formula="0*logwidth/103"/>
                  <draw:equation draw:name="f75" draw:formula="13*logheight/44"/>
                  <draw:equation draw:name="f76" draw:formula="10*logwidth/103"/>
                  <draw:equation draw:name="f77" draw:formula="10*logheight/44"/>
                  <draw:equation draw:name="f78" draw:formula="21*logwidth/103"/>
                  <draw:equation draw:name="f79" draw:formula="10*logheight/44"/>
                  <draw:equation draw:name="f80" draw:formula="31*logwidth/103"/>
                  <draw:equation draw:name="f81" draw:formula="11*logheight/44"/>
                  <draw:equation draw:name="f82" draw:formula="41*logwidth/103"/>
                  <draw:equation draw:name="f83" draw:formula="13*logheight/44"/>
                  <draw:equation draw:name="f84" draw:formula="58*logwidth/103"/>
                  <draw:equation draw:name="f85" draw:formula="15*logheight/44"/>
                  <draw:equation draw:name="f86" draw:formula="75*logwidth/103"/>
                  <draw:equation draw:name="f87" draw:formula="14*logheight/44"/>
                  <draw:equation draw:name="f88" draw:formula="80*logwidth/103"/>
                  <draw:equation draw:name="f89" draw:formula="14*logheight/44"/>
                  <draw:equation draw:name="f90" draw:formula="84*logwidth/103"/>
                  <draw:equation draw:name="f91" draw:formula="13*logheight/44"/>
                  <draw:equation draw:name="f92" draw:formula="87*logwidth/103"/>
                  <draw:equation draw:name="f93" draw:formula="11*logheight/44"/>
                  <draw:equation draw:name="f94" draw:formula="90*logwidth/103"/>
                  <draw:equation draw:name="f95" draw:formula="10*logheight/44"/>
                  <draw:equation draw:name="f96" draw:formula="92*logwidth/103"/>
                  <draw:equation draw:name="f97" draw:formula="7*logheight/44"/>
                  <draw:equation draw:name="f98" draw:formula="93*logwidth/103"/>
                  <draw:equation draw:name="f99" draw:formula="5*logheight/44"/>
                  <draw:equation draw:name="f100" draw:formula="95*logwidth/103"/>
                  <draw:equation draw:name="f101" draw:formula="3*logheight/44"/>
                  <draw:equation draw:name="f102" draw:formula="97*logwidth/103"/>
                  <draw:equation draw:name="f103" draw:formula="1*logheight/44"/>
                  <draw:equation draw:name="f104" draw:formula="99*logwidth/103"/>
                  <draw:equation draw:name="f105" draw:formula="0*logheight/44"/>
                  <draw:equation draw:name="f106" draw:formula="logwidth"/>
                  <draw:equation draw:name="f107" draw:formula="logheight"/>
                </draw:enhanced-geometry>
              </draw:custom-shape>
              <draw:custom-shape draw:name="Freeform 37" draw:style-name="gr3" draw:text-style-name="P4" svg:width="3.07mm" svg:height="0.25mm" svg:x="80.2mm" svg:y="10.6mm">
                <text:p/>
                <draw:enhanced-geometry draw:mirror-horizontal="false" draw:mirror-vertical="false" drawooo:sub-view-size="136 20" draw:text-areas="0 0 ?f30 ?f31" svg:viewBox="0 0 0 0" draw:type="ooxml-non-primitive" draw:enhanced-path="M 0 0 L 25 1 49 4 72 9 93 14 114 16 135 16 136 20 114 20 92 17 71 14 50 9 30 5 9 5 0 0 Z N">
                  <draw:equation draw:name="f0" draw:formula="0*logwidth/136"/>
                  <draw:equation draw:name="f1" draw:formula="0*logheight/20"/>
                  <draw:equation draw:name="f2" draw:formula="25*logwidth/136"/>
                  <draw:equation draw:name="f3" draw:formula="1*logheight/20"/>
                  <draw:equation draw:name="f4" draw:formula="49*logwidth/136"/>
                  <draw:equation draw:name="f5" draw:formula="4*logheight/20"/>
                  <draw:equation draw:name="f6" draw:formula="72*logwidth/136"/>
                  <draw:equation draw:name="f7" draw:formula="9*logheight/20"/>
                  <draw:equation draw:name="f8" draw:formula="93*logwidth/136"/>
                  <draw:equation draw:name="f9" draw:formula="14*logheight/20"/>
                  <draw:equation draw:name="f10" draw:formula="114*logwidth/136"/>
                  <draw:equation draw:name="f11" draw:formula="16*logheight/20"/>
                  <draw:equation draw:name="f12" draw:formula="135*logwidth/136"/>
                  <draw:equation draw:name="f13" draw:formula="16*logheight/20"/>
                  <draw:equation draw:name="f14" draw:formula="136*logwidth/136"/>
                  <draw:equation draw:name="f15" draw:formula="20*logheight/20"/>
                  <draw:equation draw:name="f16" draw:formula="114*logwidth/136"/>
                  <draw:equation draw:name="f17" draw:formula="20*logheight/20"/>
                  <draw:equation draw:name="f18" draw:formula="92*logwidth/136"/>
                  <draw:equation draw:name="f19" draw:formula="17*logheight/20"/>
                  <draw:equation draw:name="f20" draw:formula="71*logwidth/136"/>
                  <draw:equation draw:name="f21" draw:formula="14*logheight/20"/>
                  <draw:equation draw:name="f22" draw:formula="50*logwidth/136"/>
                  <draw:equation draw:name="f23" draw:formula="9*logheight/20"/>
                  <draw:equation draw:name="f24" draw:formula="30*logwidth/136"/>
                  <draw:equation draw:name="f25" draw:formula="5*logheight/20"/>
                  <draw:equation draw:name="f26" draw:formula="9*logwidth/136"/>
                  <draw:equation draw:name="f27" draw:formula="5*logheight/20"/>
                  <draw:equation draw:name="f28" draw:formula="0*logwidth/136"/>
                  <draw:equation draw:name="f29" draw:formula="0*logheight/20"/>
                  <draw:equation draw:name="f30" draw:formula="logwidth"/>
                  <draw:equation draw:name="f31" draw:formula="logheight"/>
                </draw:enhanced-geometry>
              </draw:custom-shape>
              <draw:custom-shape draw:name="Freeform 38" draw:style-name="gr3" draw:text-style-name="P4" svg:width="4.75mm" svg:height="0.78mm" svg:x="76.84mm" svg:y="9.54mm">
                <text:p/>
                <draw:enhanced-geometry draw:mirror-horizontal="false" draw:mirror-vertical="false" drawooo:sub-view-size="219 43" draw:text-areas="0 0 ?f40 ?f41" svg:viewBox="0 0 0 0" draw:type="ooxml-non-primitive" draw:enhanced-path="M 218 0 L 219 4 183 7 142 9 100 13 76 18 55 28 38 34 19 41 0 43 0 39 18 37 36 30 53 24 68 17 83 12 100 9 141 3 183 2 218 0 Z N">
                  <draw:equation draw:name="f0" draw:formula="218*logwidth/219"/>
                  <draw:equation draw:name="f1" draw:formula="0*logheight/43"/>
                  <draw:equation draw:name="f2" draw:formula="219*logwidth/219"/>
                  <draw:equation draw:name="f3" draw:formula="4*logheight/43"/>
                  <draw:equation draw:name="f4" draw:formula="183*logwidth/219"/>
                  <draw:equation draw:name="f5" draw:formula="7*logheight/43"/>
                  <draw:equation draw:name="f6" draw:formula="142*logwidth/219"/>
                  <draw:equation draw:name="f7" draw:formula="9*logheight/43"/>
                  <draw:equation draw:name="f8" draw:formula="100*logwidth/219"/>
                  <draw:equation draw:name="f9" draw:formula="13*logheight/43"/>
                  <draw:equation draw:name="f10" draw:formula="76*logwidth/219"/>
                  <draw:equation draw:name="f11" draw:formula="18*logheight/43"/>
                  <draw:equation draw:name="f12" draw:formula="55*logwidth/219"/>
                  <draw:equation draw:name="f13" draw:formula="28*logheight/43"/>
                  <draw:equation draw:name="f14" draw:formula="38*logwidth/219"/>
                  <draw:equation draw:name="f15" draw:formula="34*logheight/43"/>
                  <draw:equation draw:name="f16" draw:formula="19*logwidth/219"/>
                  <draw:equation draw:name="f17" draw:formula="41*logheight/43"/>
                  <draw:equation draw:name="f18" draw:formula="0*logwidth/219"/>
                  <draw:equation draw:name="f19" draw:formula="43*logheight/43"/>
                  <draw:equation draw:name="f20" draw:formula="0*logwidth/219"/>
                  <draw:equation draw:name="f21" draw:formula="39*logheight/43"/>
                  <draw:equation draw:name="f22" draw:formula="18*logwidth/219"/>
                  <draw:equation draw:name="f23" draw:formula="37*logheight/43"/>
                  <draw:equation draw:name="f24" draw:formula="36*logwidth/219"/>
                  <draw:equation draw:name="f25" draw:formula="30*logheight/43"/>
                  <draw:equation draw:name="f26" draw:formula="53*logwidth/219"/>
                  <draw:equation draw:name="f27" draw:formula="24*logheight/43"/>
                  <draw:equation draw:name="f28" draw:formula="68*logwidth/219"/>
                  <draw:equation draw:name="f29" draw:formula="17*logheight/43"/>
                  <draw:equation draw:name="f30" draw:formula="83*logwidth/219"/>
                  <draw:equation draw:name="f31" draw:formula="12*logheight/43"/>
                  <draw:equation draw:name="f32" draw:formula="100*logwidth/219"/>
                  <draw:equation draw:name="f33" draw:formula="9*logheight/43"/>
                  <draw:equation draw:name="f34" draw:formula="141*logwidth/219"/>
                  <draw:equation draw:name="f35" draw:formula="3*logheight/43"/>
                  <draw:equation draw:name="f36" draw:formula="183*logwidth/219"/>
                  <draw:equation draw:name="f37" draw:formula="2*logheight/43"/>
                  <draw:equation draw:name="f38" draw:formula="218*logwidth/219"/>
                  <draw:equation draw:name="f39" draw:formula="0*logheight/43"/>
                  <draw:equation draw:name="f40" draw:formula="logwidth"/>
                  <draw:equation draw:name="f41" draw:formula="logheight"/>
                </draw:enhanced-geometry>
              </draw:custom-shape>
              <draw:custom-shape draw:name="Freeform 39" draw:style-name="gr3" draw:text-style-name="P4" svg:width="1.11mm" svg:height="1.05mm" svg:x="77.4mm" svg:y="9.28mm">
                <text:p/>
                <draw:enhanced-geometry draw:mirror-horizontal="false" draw:mirror-vertical="false" drawooo:sub-view-size="59 45" draw:text-areas="0 0 ?f40 ?f41" svg:viewBox="0 0 0 0" draw:type="ooxml-non-primitive" draw:enhanced-path="M 54 0 L 59 1 52 15 44 24 34 31 24 36 17 40 8 44 0 45 1 45 3 44 5 43 7 40 8 39 15 35 22 32 32 26 40 20 48 13 54 0 Z N">
                  <draw:equation draw:name="f0" draw:formula="54*logwidth/59"/>
                  <draw:equation draw:name="f1" draw:formula="0*logheight/45"/>
                  <draw:equation draw:name="f2" draw:formula="59*logwidth/59"/>
                  <draw:equation draw:name="f3" draw:formula="1*logheight/45"/>
                  <draw:equation draw:name="f4" draw:formula="52*logwidth/59"/>
                  <draw:equation draw:name="f5" draw:formula="15*logheight/45"/>
                  <draw:equation draw:name="f6" draw:formula="44*logwidth/59"/>
                  <draw:equation draw:name="f7" draw:formula="24*logheight/45"/>
                  <draw:equation draw:name="f8" draw:formula="34*logwidth/59"/>
                  <draw:equation draw:name="f9" draw:formula="31*logheight/45"/>
                  <draw:equation draw:name="f10" draw:formula="24*logwidth/59"/>
                  <draw:equation draw:name="f11" draw:formula="36*logheight/45"/>
                  <draw:equation draw:name="f12" draw:formula="17*logwidth/59"/>
                  <draw:equation draw:name="f13" draw:formula="40*logheight/45"/>
                  <draw:equation draw:name="f14" draw:formula="8*logwidth/59"/>
                  <draw:equation draw:name="f15" draw:formula="44*logheight/45"/>
                  <draw:equation draw:name="f16" draw:formula="0*logwidth/59"/>
                  <draw:equation draw:name="f17" draw:formula="45*logheight/45"/>
                  <draw:equation draw:name="f18" draw:formula="1*logwidth/59"/>
                  <draw:equation draw:name="f19" draw:formula="45*logheight/45"/>
                  <draw:equation draw:name="f20" draw:formula="3*logwidth/59"/>
                  <draw:equation draw:name="f21" draw:formula="44*logheight/45"/>
                  <draw:equation draw:name="f22" draw:formula="5*logwidth/59"/>
                  <draw:equation draw:name="f23" draw:formula="43*logheight/45"/>
                  <draw:equation draw:name="f24" draw:formula="7*logwidth/59"/>
                  <draw:equation draw:name="f25" draw:formula="40*logheight/45"/>
                  <draw:equation draw:name="f26" draw:formula="8*logwidth/59"/>
                  <draw:equation draw:name="f27" draw:formula="39*logheight/45"/>
                  <draw:equation draw:name="f28" draw:formula="15*logwidth/59"/>
                  <draw:equation draw:name="f29" draw:formula="35*logheight/45"/>
                  <draw:equation draw:name="f30" draw:formula="22*logwidth/59"/>
                  <draw:equation draw:name="f31" draw:formula="32*logheight/45"/>
                  <draw:equation draw:name="f32" draw:formula="32*logwidth/59"/>
                  <draw:equation draw:name="f33" draw:formula="26*logheight/45"/>
                  <draw:equation draw:name="f34" draw:formula="40*logwidth/59"/>
                  <draw:equation draw:name="f35" draw:formula="20*logheight/45"/>
                  <draw:equation draw:name="f36" draw:formula="48*logwidth/59"/>
                  <draw:equation draw:name="f37" draw:formula="13*logheight/45"/>
                  <draw:equation draw:name="f38" draw:formula="54*logwidth/59"/>
                  <draw:equation draw:name="f39" draw:formula="0*logheight/45"/>
                  <draw:equation draw:name="f40" draw:formula="logwidth"/>
                  <draw:equation draw:name="f41" draw:formula="logheight"/>
                </draw:enhanced-geometry>
              </draw:custom-shape>
              <draw:custom-shape draw:name="Freeform 40" draw:style-name="gr3" draw:text-style-name="P4" svg:width="14.82mm" svg:height="8.19mm" svg:x="51.66mm" svg:y="2.13mm">
                <text:p/>
                <draw:enhanced-geometry draw:mirror-horizontal="false" draw:mirror-vertical="false" drawooo:sub-view-size="680 395" draw:text-areas="0 0 ?f112 ?f113" svg:viewBox="0 0 0 0" draw:type="ooxml-non-primitive" draw:enhanced-path="M 672 15 L 651 55 624 92 594 125 562 157 529 185 493 210 457 234 421 254 386 271 352 287 321 300 292 311 237 330 181 347 124 361 101 367 88 370 75 372 94 373 111 374 128 375 146 373 162 369 178 362 194 356 211 351 229 346 245 340 208 357 171 372 167 373 163 375 157 377 151 380 148 380 159 383 170 385 179 386 188 385 196 382 205 378 261 363 311 347 361 330 372 327 413 311 453 291 491 266 529 239 564 208 595 174 623 137 646 99 663 58 672 15 Z M 676 0 L 680 1 672 42 658 81 639 119 615 155 588 189 557 221 523 249 487 274 449 296 412 316 373 331 363 335 329 346 295 359 261 371 224 381 189 388 154 390 118 388 103 386 87 384 72 384 51 387 29 391 25 391 20 392 13 393 7 395 2 393 0 391 1 387 6 384 13 383 20 383 26 383 48 377 71 370 95 363 100 362 122 357 180 343 236 326 290 307 320 296 352 282 386 266 423 248 459 227 495 204 532 177 566 148 598 116 628 80 654 42 676 0 Z N">
                  <draw:equation draw:name="f0" draw:formula="651*logwidth/680"/>
                  <draw:equation draw:name="f1" draw:formula="55*logheight/395"/>
                  <draw:equation draw:name="f2" draw:formula="594*logwidth/680"/>
                  <draw:equation draw:name="f3" draw:formula="125*logheight/395"/>
                  <draw:equation draw:name="f4" draw:formula="529*logwidth/680"/>
                  <draw:equation draw:name="f5" draw:formula="185*logheight/395"/>
                  <draw:equation draw:name="f6" draw:formula="457*logwidth/680"/>
                  <draw:equation draw:name="f7" draw:formula="234*logheight/395"/>
                  <draw:equation draw:name="f8" draw:formula="386*logwidth/680"/>
                  <draw:equation draw:name="f9" draw:formula="271*logheight/395"/>
                  <draw:equation draw:name="f10" draw:formula="321*logwidth/680"/>
                  <draw:equation draw:name="f11" draw:formula="300*logheight/395"/>
                  <draw:equation draw:name="f12" draw:formula="237*logwidth/680"/>
                  <draw:equation draw:name="f13" draw:formula="330*logheight/395"/>
                  <draw:equation draw:name="f14" draw:formula="124*logwidth/680"/>
                  <draw:equation draw:name="f15" draw:formula="361*logheight/395"/>
                  <draw:equation draw:name="f16" draw:formula="88*logwidth/680"/>
                  <draw:equation draw:name="f17" draw:formula="370*logheight/395"/>
                  <draw:equation draw:name="f18" draw:formula="94*logwidth/680"/>
                  <draw:equation draw:name="f19" draw:formula="373*logheight/395"/>
                  <draw:equation draw:name="f20" draw:formula="128*logwidth/680"/>
                  <draw:equation draw:name="f21" draw:formula="375*logheight/395"/>
                  <draw:equation draw:name="f22" draw:formula="162*logwidth/680"/>
                  <draw:equation draw:name="f23" draw:formula="369*logheight/395"/>
                  <draw:equation draw:name="f24" draw:formula="194*logwidth/680"/>
                  <draw:equation draw:name="f25" draw:formula="356*logheight/395"/>
                  <draw:equation draw:name="f26" draw:formula="229*logwidth/680"/>
                  <draw:equation draw:name="f27" draw:formula="346*logheight/395"/>
                  <draw:equation draw:name="f28" draw:formula="208*logwidth/680"/>
                  <draw:equation draw:name="f29" draw:formula="357*logheight/395"/>
                  <draw:equation draw:name="f30" draw:formula="167*logwidth/680"/>
                  <draw:equation draw:name="f31" draw:formula="373*logheight/395"/>
                  <draw:equation draw:name="f32" draw:formula="157*logwidth/680"/>
                  <draw:equation draw:name="f33" draw:formula="377*logheight/395"/>
                  <draw:equation draw:name="f34" draw:formula="148*logwidth/680"/>
                  <draw:equation draw:name="f35" draw:formula="380*logheight/395"/>
                  <draw:equation draw:name="f36" draw:formula="170*logwidth/680"/>
                  <draw:equation draw:name="f37" draw:formula="385*logheight/395"/>
                  <draw:equation draw:name="f38" draw:formula="188*logwidth/680"/>
                  <draw:equation draw:name="f39" draw:formula="385*logheight/395"/>
                  <draw:equation draw:name="f40" draw:formula="205*logwidth/680"/>
                  <draw:equation draw:name="f41" draw:formula="378*logheight/395"/>
                  <draw:equation draw:name="f42" draw:formula="311*logwidth/680"/>
                  <draw:equation draw:name="f43" draw:formula="347*logheight/395"/>
                  <draw:equation draw:name="f44" draw:formula="372*logwidth/680"/>
                  <draw:equation draw:name="f45" draw:formula="327*logheight/395"/>
                  <draw:equation draw:name="f46" draw:formula="453*logwidth/680"/>
                  <draw:equation draw:name="f47" draw:formula="291*logheight/395"/>
                  <draw:equation draw:name="f48" draw:formula="529*logwidth/680"/>
                  <draw:equation draw:name="f49" draw:formula="239*logheight/395"/>
                  <draw:equation draw:name="f50" draw:formula="595*logwidth/680"/>
                  <draw:equation draw:name="f51" draw:formula="174*logheight/395"/>
                  <draw:equation draw:name="f52" draw:formula="646*logwidth/680"/>
                  <draw:equation draw:name="f53" draw:formula="99*logheight/395"/>
                  <draw:equation draw:name="f54" draw:formula="672*logwidth/680"/>
                  <draw:equation draw:name="f55" draw:formula="15*logheight/395"/>
                  <draw:equation draw:name="f56" draw:formula="680*logwidth/680"/>
                  <draw:equation draw:name="f57" draw:formula="1*logheight/395"/>
                  <draw:equation draw:name="f58" draw:formula="658*logwidth/680"/>
                  <draw:equation draw:name="f59" draw:formula="81*logheight/395"/>
                  <draw:equation draw:name="f60" draw:formula="615*logwidth/680"/>
                  <draw:equation draw:name="f61" draw:formula="155*logheight/395"/>
                  <draw:equation draw:name="f62" draw:formula="557*logwidth/680"/>
                  <draw:equation draw:name="f63" draw:formula="221*logheight/395"/>
                  <draw:equation draw:name="f64" draw:formula="487*logwidth/680"/>
                  <draw:equation draw:name="f65" draw:formula="274*logheight/395"/>
                  <draw:equation draw:name="f66" draw:formula="412*logwidth/680"/>
                  <draw:equation draw:name="f67" draw:formula="316*logheight/395"/>
                  <draw:equation draw:name="f68" draw:formula="363*logwidth/680"/>
                  <draw:equation draw:name="f69" draw:formula="335*logheight/395"/>
                  <draw:equation draw:name="f70" draw:formula="295*logwidth/680"/>
                  <draw:equation draw:name="f71" draw:formula="359*logheight/395"/>
                  <draw:equation draw:name="f72" draw:formula="224*logwidth/680"/>
                  <draw:equation draw:name="f73" draw:formula="381*logheight/395"/>
                  <draw:equation draw:name="f74" draw:formula="154*logwidth/680"/>
                  <draw:equation draw:name="f75" draw:formula="390*logheight/395"/>
                  <draw:equation draw:name="f76" draw:formula="103*logwidth/680"/>
                  <draw:equation draw:name="f77" draw:formula="386*logheight/395"/>
                  <draw:equation draw:name="f78" draw:formula="72*logwidth/680"/>
                  <draw:equation draw:name="f79" draw:formula="384*logheight/395"/>
                  <draw:equation draw:name="f80" draw:formula="29*logwidth/680"/>
                  <draw:equation draw:name="f81" draw:formula="391*logheight/395"/>
                  <draw:equation draw:name="f82" draw:formula="20*logwidth/680"/>
                  <draw:equation draw:name="f83" draw:formula="392*logheight/395"/>
                  <draw:equation draw:name="f84" draw:formula="7*logwidth/680"/>
                  <draw:equation draw:name="f85" draw:formula="395*logheight/395"/>
                  <draw:equation draw:name="f86" draw:formula="0*logwidth/680"/>
                  <draw:equation draw:name="f87" draw:formula="391*logheight/395"/>
                  <draw:equation draw:name="f88" draw:formula="6*logwidth/680"/>
                  <draw:equation draw:name="f89" draw:formula="384*logheight/395"/>
                  <draw:equation draw:name="f90" draw:formula="20*logwidth/680"/>
                  <draw:equation draw:name="f91" draw:formula="383*logheight/395"/>
                  <draw:equation draw:name="f92" draw:formula="48*logwidth/680"/>
                  <draw:equation draw:name="f93" draw:formula="377*logheight/395"/>
                  <draw:equation draw:name="f94" draw:formula="95*logwidth/680"/>
                  <draw:equation draw:name="f95" draw:formula="363*logheight/395"/>
                  <draw:equation draw:name="f96" draw:formula="122*logwidth/680"/>
                  <draw:equation draw:name="f97" draw:formula="357*logheight/395"/>
                  <draw:equation draw:name="f98" draw:formula="236*logwidth/680"/>
                  <draw:equation draw:name="f99" draw:formula="326*logheight/395"/>
                  <draw:equation draw:name="f100" draw:formula="320*logwidth/680"/>
                  <draw:equation draw:name="f101" draw:formula="296*logheight/395"/>
                  <draw:equation draw:name="f102" draw:formula="386*logwidth/680"/>
                  <draw:equation draw:name="f103" draw:formula="266*logheight/395"/>
                  <draw:equation draw:name="f104" draw:formula="459*logwidth/680"/>
                  <draw:equation draw:name="f105" draw:formula="227*logheight/395"/>
                  <draw:equation draw:name="f106" draw:formula="532*logwidth/680"/>
                  <draw:equation draw:name="f107" draw:formula="177*logheight/395"/>
                  <draw:equation draw:name="f108" draw:formula="598*logwidth/680"/>
                  <draw:equation draw:name="f109" draw:formula="116*logheight/395"/>
                  <draw:equation draw:name="f110" draw:formula="654*logwidth/680"/>
                  <draw:equation draw:name="f111" draw:formula="42*logheight/395"/>
                  <draw:equation draw:name="f112" draw:formula="logwidth"/>
                  <draw:equation draw:name="f113" draw:formula="logheight"/>
                </draw:enhanced-geometry>
              </draw:custom-shape>
              <draw:custom-shape draw:name="Freeform 41" draw:style-name="gr3" draw:text-style-name="P4" svg:width="49.8mm" svg:height="3.43mm" svg:x="25.36mm" svg:y="9.54mm">
                <text:p/>
                <draw:enhanced-geometry draw:mirror-horizontal="false" draw:mirror-vertical="false" drawooo:sub-view-size="2318 160" draw:text-areas="0 0 ?f98 ?f99" svg:viewBox="0 0 0 0" draw:type="ooxml-non-primitive" draw:enhanced-path="M 1064 0 L 1093 1 1122 4 1150 9 1177 15 1203 18 1229 18 1243 17 1257 15 1276 11 1298 10 1347 15 1395 21 1444 30 1488 38 1532 45 1574 47 1616 47 1660 47 1704 50 1750 55 1794 59 1837 61 1880 57 1921 56 1962 59 2003 63 2050 67 2099 68 2117 68 2138 69 2158 70 2179 71 2201 72 2223 71 2244 69 2264 63 2282 54 2285 55 2290 55 2297 55 2304 55 2311 56 2315 59 2318 62 2317 67 2315 66 2309 66 2299 66 2290 66 2282 67 2279 68 2266 74 2254 78 2241 81 2207 83 2173 83 2138 82 2117 81 2100 81 2050 80 2002 76 1961 71 1922 69 1881 70 1837 74 1794 72 1749 68 1702 63 1659 60 1616 60 1573 61 1529 57 1485 51 1442 42 1393 34 1345 27 1298 23 1279 24 1259 27 1244 30 1229 31 1201 31 1175 27 1147 22 1120 17 1093 13 1065 12 991 18 917 25 863 30 803 34 745 36 687 37 639 37 588 38 533 40 472 45 408 51 344 61 280 74 256 79 230 85 203 93 175 100 146 109 118 116 91 125 67 132 46 140 30 148 18 153 13 157 13 157 13 155 1 160 0 158 0 155 1 152 7 145 19 139 35 131 56 123 78 115 104 107 130 99 156 92 182 84 207 78 229 72 249 67 263 64 272 62 276 61 341 48 406 38 470 32 532 27 588 25 639 24 687 24 745 23 802 21 862 17 916 12 990 5 1064 0 Z N">
                  <draw:equation draw:name="f0" draw:formula="1122*logwidth/2318"/>
                  <draw:equation draw:name="f1" draw:formula="4*logheight/160"/>
                  <draw:equation draw:name="f2" draw:formula="1203*logwidth/2318"/>
                  <draw:equation draw:name="f3" draw:formula="18*logheight/160"/>
                  <draw:equation draw:name="f4" draw:formula="1257*logwidth/2318"/>
                  <draw:equation draw:name="f5" draw:formula="15*logheight/160"/>
                  <draw:equation draw:name="f6" draw:formula="1347*logwidth/2318"/>
                  <draw:equation draw:name="f7" draw:formula="15*logheight/160"/>
                  <draw:equation draw:name="f8" draw:formula="1488*logwidth/2318"/>
                  <draw:equation draw:name="f9" draw:formula="38*logheight/160"/>
                  <draw:equation draw:name="f10" draw:formula="1616*logwidth/2318"/>
                  <draw:equation draw:name="f11" draw:formula="47*logheight/160"/>
                  <draw:equation draw:name="f12" draw:formula="1750*logwidth/2318"/>
                  <draw:equation draw:name="f13" draw:formula="55*logheight/160"/>
                  <draw:equation draw:name="f14" draw:formula="1880*logwidth/2318"/>
                  <draw:equation draw:name="f15" draw:formula="57*logheight/160"/>
                  <draw:equation draw:name="f16" draw:formula="2003*logwidth/2318"/>
                  <draw:equation draw:name="f17" draw:formula="63*logheight/160"/>
                  <draw:equation draw:name="f18" draw:formula="2117*logwidth/2318"/>
                  <draw:equation draw:name="f19" draw:formula="68*logheight/160"/>
                  <draw:equation draw:name="f20" draw:formula="2179*logwidth/2318"/>
                  <draw:equation draw:name="f21" draw:formula="71*logheight/160"/>
                  <draw:equation draw:name="f22" draw:formula="2244*logwidth/2318"/>
                  <draw:equation draw:name="f23" draw:formula="69*logheight/160"/>
                  <draw:equation draw:name="f24" draw:formula="2285*logwidth/2318"/>
                  <draw:equation draw:name="f25" draw:formula="55*logheight/160"/>
                  <draw:equation draw:name="f26" draw:formula="2304*logwidth/2318"/>
                  <draw:equation draw:name="f27" draw:formula="55*logheight/160"/>
                  <draw:equation draw:name="f28" draw:formula="2318*logwidth/2318"/>
                  <draw:equation draw:name="f29" draw:formula="62*logheight/160"/>
                  <draw:equation draw:name="f30" draw:formula="2309*logwidth/2318"/>
                  <draw:equation draw:name="f31" draw:formula="66*logheight/160"/>
                  <draw:equation draw:name="f32" draw:formula="2282*logwidth/2318"/>
                  <draw:equation draw:name="f33" draw:formula="67*logheight/160"/>
                  <draw:equation draw:name="f34" draw:formula="2254*logwidth/2318"/>
                  <draw:equation draw:name="f35" draw:formula="78*logheight/160"/>
                  <draw:equation draw:name="f36" draw:formula="2173*logwidth/2318"/>
                  <draw:equation draw:name="f37" draw:formula="83*logheight/160"/>
                  <draw:equation draw:name="f38" draw:formula="2100*logwidth/2318"/>
                  <draw:equation draw:name="f39" draw:formula="81*logheight/160"/>
                  <draw:equation draw:name="f40" draw:formula="1961*logwidth/2318"/>
                  <draw:equation draw:name="f41" draw:formula="71*logheight/160"/>
                  <draw:equation draw:name="f42" draw:formula="1837*logwidth/2318"/>
                  <draw:equation draw:name="f43" draw:formula="74*logheight/160"/>
                  <draw:equation draw:name="f44" draw:formula="1702*logwidth/2318"/>
                  <draw:equation draw:name="f45" draw:formula="63*logheight/160"/>
                  <draw:equation draw:name="f46" draw:formula="1573*logwidth/2318"/>
                  <draw:equation draw:name="f47" draw:formula="61*logheight/160"/>
                  <draw:equation draw:name="f48" draw:formula="1442*logwidth/2318"/>
                  <draw:equation draw:name="f49" draw:formula="42*logheight/160"/>
                  <draw:equation draw:name="f50" draw:formula="1298*logwidth/2318"/>
                  <draw:equation draw:name="f51" draw:formula="23*logheight/160"/>
                  <draw:equation draw:name="f52" draw:formula="1244*logwidth/2318"/>
                  <draw:equation draw:name="f53" draw:formula="30*logheight/160"/>
                  <draw:equation draw:name="f54" draw:formula="1175*logwidth/2318"/>
                  <draw:equation draw:name="f55" draw:formula="27*logheight/160"/>
                  <draw:equation draw:name="f56" draw:formula="1093*logwidth/2318"/>
                  <draw:equation draw:name="f57" draw:formula="13*logheight/160"/>
                  <draw:equation draw:name="f58" draw:formula="917*logwidth/2318"/>
                  <draw:equation draw:name="f59" draw:formula="25*logheight/160"/>
                  <draw:equation draw:name="f60" draw:formula="745*logwidth/2318"/>
                  <draw:equation draw:name="f61" draw:formula="36*logheight/160"/>
                  <draw:equation draw:name="f62" draw:formula="588*logwidth/2318"/>
                  <draw:equation draw:name="f63" draw:formula="38*logheight/160"/>
                  <draw:equation draw:name="f64" draw:formula="408*logwidth/2318"/>
                  <draw:equation draw:name="f65" draw:formula="51*logheight/160"/>
                  <draw:equation draw:name="f66" draw:formula="256*logwidth/2318"/>
                  <draw:equation draw:name="f67" draw:formula="79*logheight/160"/>
                  <draw:equation draw:name="f68" draw:formula="175*logwidth/2318"/>
                  <draw:equation draw:name="f69" draw:formula="100*logheight/160"/>
                  <draw:equation draw:name="f70" draw:formula="91*logwidth/2318"/>
                  <draw:equation draw:name="f71" draw:formula="125*logheight/160"/>
                  <draw:equation draw:name="f72" draw:formula="30*logwidth/2318"/>
                  <draw:equation draw:name="f73" draw:formula="148*logheight/160"/>
                  <draw:equation draw:name="f74" draw:formula="13*logwidth/2318"/>
                  <draw:equation draw:name="f75" draw:formula="157*logheight/160"/>
                  <draw:equation draw:name="f76" draw:formula="0*logwidth/2318"/>
                  <draw:equation draw:name="f77" draw:formula="158*logheight/160"/>
                  <draw:equation draw:name="f78" draw:formula="7*logwidth/2318"/>
                  <draw:equation draw:name="f79" draw:formula="145*logheight/160"/>
                  <draw:equation draw:name="f80" draw:formula="56*logwidth/2318"/>
                  <draw:equation draw:name="f81" draw:formula="123*logheight/160"/>
                  <draw:equation draw:name="f82" draw:formula="130*logwidth/2318"/>
                  <draw:equation draw:name="f83" draw:formula="99*logheight/160"/>
                  <draw:equation draw:name="f84" draw:formula="207*logwidth/2318"/>
                  <draw:equation draw:name="f85" draw:formula="78*logheight/160"/>
                  <draw:equation draw:name="f86" draw:formula="263*logwidth/2318"/>
                  <draw:equation draw:name="f87" draw:formula="64*logheight/160"/>
                  <draw:equation draw:name="f88" draw:formula="341*logwidth/2318"/>
                  <draw:equation draw:name="f89" draw:formula="48*logheight/160"/>
                  <draw:equation draw:name="f90" draw:formula="532*logwidth/2318"/>
                  <draw:equation draw:name="f91" draw:formula="27*logheight/160"/>
                  <draw:equation draw:name="f92" draw:formula="687*logwidth/2318"/>
                  <draw:equation draw:name="f93" draw:formula="24*logheight/160"/>
                  <draw:equation draw:name="f94" draw:formula="862*logwidth/2318"/>
                  <draw:equation draw:name="f95" draw:formula="17*logheight/160"/>
                  <draw:equation draw:name="f96" draw:formula="1064*logwidth/2318"/>
                  <draw:equation draw:name="f97" draw:formula="0*logheight/160"/>
                  <draw:equation draw:name="f98" draw:formula="logwidth"/>
                  <draw:equation draw:name="f99" draw:formula="logheight"/>
                </draw:enhanced-geometry>
              </draw:custom-shape>
              <draw:custom-shape draw:name="Freeform 42" draw:style-name="gr3" draw:text-style-name="P4" svg:width="5.59mm" svg:height="0.52mm" svg:x="83mm" svg:y="10.6mm">
                <text:p/>
                <draw:enhanced-geometry draw:mirror-horizontal="false" draw:mirror-vertical="false" drawooo:sub-view-size="263 22" draw:text-areas="0 0 ?f62 ?f63" svg:viewBox="0 0 0 0" draw:type="ooxml-non-primitive" draw:enhanced-path="M 263 0 L 263 4 232 4 202 8 172 13 130 18 88 22 75 21 60 21 51 21 39 21 27 19 20 17 12 14 9 12 6 11 3 10 0 10 9 10 19 12 28 15 39 16 51 16 60 16 75 16 88 17 130 14 171 9 201 3 232 0 263 0 Z N">
                  <draw:equation draw:name="f0" draw:formula="263*logwidth/263"/>
                  <draw:equation draw:name="f1" draw:formula="0*logheight/22"/>
                  <draw:equation draw:name="f2" draw:formula="263*logwidth/263"/>
                  <draw:equation draw:name="f3" draw:formula="4*logheight/22"/>
                  <draw:equation draw:name="f4" draw:formula="232*logwidth/263"/>
                  <draw:equation draw:name="f5" draw:formula="4*logheight/22"/>
                  <draw:equation draw:name="f6" draw:formula="202*logwidth/263"/>
                  <draw:equation draw:name="f7" draw:formula="8*logheight/22"/>
                  <draw:equation draw:name="f8" draw:formula="172*logwidth/263"/>
                  <draw:equation draw:name="f9" draw:formula="13*logheight/22"/>
                  <draw:equation draw:name="f10" draw:formula="130*logwidth/263"/>
                  <draw:equation draw:name="f11" draw:formula="18*logheight/22"/>
                  <draw:equation draw:name="f12" draw:formula="88*logwidth/263"/>
                  <draw:equation draw:name="f13" draw:formula="22*logheight/22"/>
                  <draw:equation draw:name="f14" draw:formula="75*logwidth/263"/>
                  <draw:equation draw:name="f15" draw:formula="21*logheight/22"/>
                  <draw:equation draw:name="f16" draw:formula="60*logwidth/263"/>
                  <draw:equation draw:name="f17" draw:formula="21*logheight/22"/>
                  <draw:equation draw:name="f18" draw:formula="51*logwidth/263"/>
                  <draw:equation draw:name="f19" draw:formula="21*logheight/22"/>
                  <draw:equation draw:name="f20" draw:formula="39*logwidth/263"/>
                  <draw:equation draw:name="f21" draw:formula="21*logheight/22"/>
                  <draw:equation draw:name="f22" draw:formula="27*logwidth/263"/>
                  <draw:equation draw:name="f23" draw:formula="19*logheight/22"/>
                  <draw:equation draw:name="f24" draw:formula="20*logwidth/263"/>
                  <draw:equation draw:name="f25" draw:formula="17*logheight/22"/>
                  <draw:equation draw:name="f26" draw:formula="12*logwidth/263"/>
                  <draw:equation draw:name="f27" draw:formula="14*logheight/22"/>
                  <draw:equation draw:name="f28" draw:formula="9*logwidth/263"/>
                  <draw:equation draw:name="f29" draw:formula="12*logheight/22"/>
                  <draw:equation draw:name="f30" draw:formula="6*logwidth/263"/>
                  <draw:equation draw:name="f31" draw:formula="11*logheight/22"/>
                  <draw:equation draw:name="f32" draw:formula="3*logwidth/263"/>
                  <draw:equation draw:name="f33" draw:formula="10*logheight/22"/>
                  <draw:equation draw:name="f34" draw:formula="0*logwidth/263"/>
                  <draw:equation draw:name="f35" draw:formula="10*logheight/22"/>
                  <draw:equation draw:name="f36" draw:formula="9*logwidth/263"/>
                  <draw:equation draw:name="f37" draw:formula="10*logheight/22"/>
                  <draw:equation draw:name="f38" draw:formula="19*logwidth/263"/>
                  <draw:equation draw:name="f39" draw:formula="12*logheight/22"/>
                  <draw:equation draw:name="f40" draw:formula="28*logwidth/263"/>
                  <draw:equation draw:name="f41" draw:formula="15*logheight/22"/>
                  <draw:equation draw:name="f42" draw:formula="39*logwidth/263"/>
                  <draw:equation draw:name="f43" draw:formula="16*logheight/22"/>
                  <draw:equation draw:name="f44" draw:formula="51*logwidth/263"/>
                  <draw:equation draw:name="f45" draw:formula="16*logheight/22"/>
                  <draw:equation draw:name="f46" draw:formula="60*logwidth/263"/>
                  <draw:equation draw:name="f47" draw:formula="16*logheight/22"/>
                  <draw:equation draw:name="f48" draw:formula="75*logwidth/263"/>
                  <draw:equation draw:name="f49" draw:formula="16*logheight/22"/>
                  <draw:equation draw:name="f50" draw:formula="88*logwidth/263"/>
                  <draw:equation draw:name="f51" draw:formula="17*logheight/22"/>
                  <draw:equation draw:name="f52" draw:formula="130*logwidth/263"/>
                  <draw:equation draw:name="f53" draw:formula="14*logheight/22"/>
                  <draw:equation draw:name="f54" draw:formula="171*logwidth/263"/>
                  <draw:equation draw:name="f55" draw:formula="9*logheight/22"/>
                  <draw:equation draw:name="f56" draw:formula="201*logwidth/263"/>
                  <draw:equation draw:name="f57" draw:formula="3*logheight/22"/>
                  <draw:equation draw:name="f58" draw:formula="232*logwidth/263"/>
                  <draw:equation draw:name="f59" draw:formula="0*logheight/22"/>
                  <draw:equation draw:name="f60" draw:formula="263*logwidth/263"/>
                  <draw:equation draw:name="f61" draw:formula="0*logheight/22"/>
                  <draw:equation draw:name="f62" draw:formula="logwidth"/>
                  <draw:equation draw:name="f63" draw:formula="logheight"/>
                </draw:enhanced-geometry>
              </draw:custom-shape>
              <draw:custom-shape draw:name="Freeform 43" draw:style-name="gr3" draw:text-style-name="P4" svg:width="4.47mm" svg:height="0.78mm" svg:x="83.28mm" svg:y="10.86mm">
                <text:p/>
                <draw:enhanced-geometry draw:mirror-horizontal="false" draw:mirror-vertical="false" drawooo:sub-view-size="201 30" draw:text-areas="0 0 ?f82 ?f83" svg:viewBox="0 0 0 0" draw:type="ooxml-non-primitive" draw:enhanced-path="M 8 0 L 17 2 25 5 32 9 37 11 42 12 61 12 78 10 96 5 114 4 131 5 150 10 151 10 152 10 155 11 157 12 160 13 164 13 165 14 166 14 179 17 190 22 201 26 199 30 189 26 176 22 165 18 149 14 131 10 115 9 97 12 95 12 78 15 60 17 41 16 33 14 24 10 11 5 1 4 0 0 8 0 Z N">
                  <draw:equation draw:name="f0" draw:formula="8*logwidth/201"/>
                  <draw:equation draw:name="f1" draw:formula="0*logheight/30"/>
                  <draw:equation draw:name="f2" draw:formula="17*logwidth/201"/>
                  <draw:equation draw:name="f3" draw:formula="2*logheight/30"/>
                  <draw:equation draw:name="f4" draw:formula="25*logwidth/201"/>
                  <draw:equation draw:name="f5" draw:formula="5*logheight/30"/>
                  <draw:equation draw:name="f6" draw:formula="32*logwidth/201"/>
                  <draw:equation draw:name="f7" draw:formula="9*logheight/30"/>
                  <draw:equation draw:name="f8" draw:formula="37*logwidth/201"/>
                  <draw:equation draw:name="f9" draw:formula="11*logheight/30"/>
                  <draw:equation draw:name="f10" draw:formula="42*logwidth/201"/>
                  <draw:equation draw:name="f11" draw:formula="12*logheight/30"/>
                  <draw:equation draw:name="f12" draw:formula="61*logwidth/201"/>
                  <draw:equation draw:name="f13" draw:formula="12*logheight/30"/>
                  <draw:equation draw:name="f14" draw:formula="78*logwidth/201"/>
                  <draw:equation draw:name="f15" draw:formula="10*logheight/30"/>
                  <draw:equation draw:name="f16" draw:formula="96*logwidth/201"/>
                  <draw:equation draw:name="f17" draw:formula="5*logheight/30"/>
                  <draw:equation draw:name="f18" draw:formula="114*logwidth/201"/>
                  <draw:equation draw:name="f19" draw:formula="4*logheight/30"/>
                  <draw:equation draw:name="f20" draw:formula="131*logwidth/201"/>
                  <draw:equation draw:name="f21" draw:formula="5*logheight/30"/>
                  <draw:equation draw:name="f22" draw:formula="150*logwidth/201"/>
                  <draw:equation draw:name="f23" draw:formula="10*logheight/30"/>
                  <draw:equation draw:name="f24" draw:formula="151*logwidth/201"/>
                  <draw:equation draw:name="f25" draw:formula="10*logheight/30"/>
                  <draw:equation draw:name="f26" draw:formula="152*logwidth/201"/>
                  <draw:equation draw:name="f27" draw:formula="10*logheight/30"/>
                  <draw:equation draw:name="f28" draw:formula="155*logwidth/201"/>
                  <draw:equation draw:name="f29" draw:formula="11*logheight/30"/>
                  <draw:equation draw:name="f30" draw:formula="157*logwidth/201"/>
                  <draw:equation draw:name="f31" draw:formula="12*logheight/30"/>
                  <draw:equation draw:name="f32" draw:formula="160*logwidth/201"/>
                  <draw:equation draw:name="f33" draw:formula="13*logheight/30"/>
                  <draw:equation draw:name="f34" draw:formula="164*logwidth/201"/>
                  <draw:equation draw:name="f35" draw:formula="13*logheight/30"/>
                  <draw:equation draw:name="f36" draw:formula="165*logwidth/201"/>
                  <draw:equation draw:name="f37" draw:formula="14*logheight/30"/>
                  <draw:equation draw:name="f38" draw:formula="166*logwidth/201"/>
                  <draw:equation draw:name="f39" draw:formula="14*logheight/30"/>
                  <draw:equation draw:name="f40" draw:formula="179*logwidth/201"/>
                  <draw:equation draw:name="f41" draw:formula="17*logheight/30"/>
                  <draw:equation draw:name="f42" draw:formula="190*logwidth/201"/>
                  <draw:equation draw:name="f43" draw:formula="22*logheight/30"/>
                  <draw:equation draw:name="f44" draw:formula="201*logwidth/201"/>
                  <draw:equation draw:name="f45" draw:formula="26*logheight/30"/>
                  <draw:equation draw:name="f46" draw:formula="199*logwidth/201"/>
                  <draw:equation draw:name="f47" draw:formula="30*logheight/30"/>
                  <draw:equation draw:name="f48" draw:formula="189*logwidth/201"/>
                  <draw:equation draw:name="f49" draw:formula="26*logheight/30"/>
                  <draw:equation draw:name="f50" draw:formula="176*logwidth/201"/>
                  <draw:equation draw:name="f51" draw:formula="22*logheight/30"/>
                  <draw:equation draw:name="f52" draw:formula="165*logwidth/201"/>
                  <draw:equation draw:name="f53" draw:formula="18*logheight/30"/>
                  <draw:equation draw:name="f54" draw:formula="149*logwidth/201"/>
                  <draw:equation draw:name="f55" draw:formula="14*logheight/30"/>
                  <draw:equation draw:name="f56" draw:formula="131*logwidth/201"/>
                  <draw:equation draw:name="f57" draw:formula="10*logheight/30"/>
                  <draw:equation draw:name="f58" draw:formula="115*logwidth/201"/>
                  <draw:equation draw:name="f59" draw:formula="9*logheight/30"/>
                  <draw:equation draw:name="f60" draw:formula="97*logwidth/201"/>
                  <draw:equation draw:name="f61" draw:formula="12*logheight/30"/>
                  <draw:equation draw:name="f62" draw:formula="95*logwidth/201"/>
                  <draw:equation draw:name="f63" draw:formula="12*logheight/30"/>
                  <draw:equation draw:name="f64" draw:formula="78*logwidth/201"/>
                  <draw:equation draw:name="f65" draw:formula="15*logheight/30"/>
                  <draw:equation draw:name="f66" draw:formula="60*logwidth/201"/>
                  <draw:equation draw:name="f67" draw:formula="17*logheight/30"/>
                  <draw:equation draw:name="f68" draw:formula="41*logwidth/201"/>
                  <draw:equation draw:name="f69" draw:formula="16*logheight/30"/>
                  <draw:equation draw:name="f70" draw:formula="33*logwidth/201"/>
                  <draw:equation draw:name="f71" draw:formula="14*logheight/30"/>
                  <draw:equation draw:name="f72" draw:formula="24*logwidth/201"/>
                  <draw:equation draw:name="f73" draw:formula="10*logheight/30"/>
                  <draw:equation draw:name="f74" draw:formula="11*logwidth/201"/>
                  <draw:equation draw:name="f75" draw:formula="5*logheight/30"/>
                  <draw:equation draw:name="f76" draw:formula="1*logwidth/201"/>
                  <draw:equation draw:name="f77" draw:formula="4*logheight/30"/>
                  <draw:equation draw:name="f78" draw:formula="0*logwidth/201"/>
                  <draw:equation draw:name="f79" draw:formula="0*logheight/30"/>
                  <draw:equation draw:name="f80" draw:formula="8*logwidth/201"/>
                  <draw:equation draw:name="f81" draw:formula="0*logheight/30"/>
                  <draw:equation draw:name="f82" draw:formula="logwidth"/>
                  <draw:equation draw:name="f83" draw:formula="logheight"/>
                </draw:enhanced-geometry>
              </draw:custom-shape>
              <draw:custom-shape draw:name="Freeform 44" draw:style-name="gr3" draw:text-style-name="P4" svg:width="1.67mm" svg:height="0.25mm" svg:x="89.15mm" svg:y="10.86mm">
                <text:p/>
                <draw:enhanced-geometry draw:mirror-horizontal="false" draw:mirror-vertical="false" drawooo:sub-view-size="73 14" draw:text-areas="0 0 ?f34 ?f35" svg:viewBox="0 0 0 0" draw:type="ooxml-non-primitive" draw:enhanced-path="M 22 0 L 36 1 50 3 62 6 73 9 71 14 71 14 66 13 59 10 48 8 35 5 24 4 12 4 2 6 0 3 10 1 22 0 Z N">
                  <draw:equation draw:name="f0" draw:formula="22*logwidth/73"/>
                  <draw:equation draw:name="f1" draw:formula="0*logheight/14"/>
                  <draw:equation draw:name="f2" draw:formula="36*logwidth/73"/>
                  <draw:equation draw:name="f3" draw:formula="1*logheight/14"/>
                  <draw:equation draw:name="f4" draw:formula="50*logwidth/73"/>
                  <draw:equation draw:name="f5" draw:formula="3*logheight/14"/>
                  <draw:equation draw:name="f6" draw:formula="62*logwidth/73"/>
                  <draw:equation draw:name="f7" draw:formula="6*logheight/14"/>
                  <draw:equation draw:name="f8" draw:formula="73*logwidth/73"/>
                  <draw:equation draw:name="f9" draw:formula="9*logheight/14"/>
                  <draw:equation draw:name="f10" draw:formula="71*logwidth/73"/>
                  <draw:equation draw:name="f11" draw:formula="14*logheight/14"/>
                  <draw:equation draw:name="f12" draw:formula="71*logwidth/73"/>
                  <draw:equation draw:name="f13" draw:formula="14*logheight/14"/>
                  <draw:equation draw:name="f14" draw:formula="66*logwidth/73"/>
                  <draw:equation draw:name="f15" draw:formula="13*logheight/14"/>
                  <draw:equation draw:name="f16" draw:formula="59*logwidth/73"/>
                  <draw:equation draw:name="f17" draw:formula="10*logheight/14"/>
                  <draw:equation draw:name="f18" draw:formula="48*logwidth/73"/>
                  <draw:equation draw:name="f19" draw:formula="8*logheight/14"/>
                  <draw:equation draw:name="f20" draw:formula="35*logwidth/73"/>
                  <draw:equation draw:name="f21" draw:formula="5*logheight/14"/>
                  <draw:equation draw:name="f22" draw:formula="24*logwidth/73"/>
                  <draw:equation draw:name="f23" draw:formula="4*logheight/14"/>
                  <draw:equation draw:name="f24" draw:formula="12*logwidth/73"/>
                  <draw:equation draw:name="f25" draw:formula="4*logheight/14"/>
                  <draw:equation draw:name="f26" draw:formula="2*logwidth/73"/>
                  <draw:equation draw:name="f27" draw:formula="6*logheight/14"/>
                  <draw:equation draw:name="f28" draw:formula="0*logwidth/73"/>
                  <draw:equation draw:name="f29" draw:formula="3*logheight/14"/>
                  <draw:equation draw:name="f30" draw:formula="10*logwidth/73"/>
                  <draw:equation draw:name="f31" draw:formula="1*logheight/14"/>
                  <draw:equation draw:name="f32" draw:formula="22*logwidth/73"/>
                  <draw:equation draw:name="f33" draw:formula="0*logheight/14"/>
                  <draw:equation draw:name="f34" draw:formula="logwidth"/>
                  <draw:equation draw:name="f35" draw:formula="logheight"/>
                </draw:enhanced-geometry>
              </draw:custom-shape>
              <draw:custom-shape draw:name="Freeform 45" draw:style-name="gr3" draw:text-style-name="P4" svg:width="2.79mm" svg:height="0.78mm" svg:x="90.27mm" svg:y="10.6mm">
                <text:p/>
                <draw:enhanced-geometry draw:mirror-horizontal="false" draw:mirror-vertical="false" drawooo:sub-view-size="129 34" draw:text-areas="0 0 ?f76 ?f77" svg:viewBox="0 0 0 0" draw:type="ooxml-non-primitive" draw:enhanced-path="M 67 0 L 69 4 57 8 46 11 38 16 44 15 49 15 53 15 57 15 62 16 68 19 73 21 77 25 83 27 101 30 115 29 128 27 129 31 113 34 98 34 81 31 75 29 70 26 66 23 61 20 56 19 51 19 45 19 39 20 30 20 21 21 12 20 5 18 0 15 20 13 38 9 56 3 67 0 Z N">
                  <draw:equation draw:name="f0" draw:formula="67*logwidth/129"/>
                  <draw:equation draw:name="f1" draw:formula="0*logheight/34"/>
                  <draw:equation draw:name="f2" draw:formula="69*logwidth/129"/>
                  <draw:equation draw:name="f3" draw:formula="4*logheight/34"/>
                  <draw:equation draw:name="f4" draw:formula="57*logwidth/129"/>
                  <draw:equation draw:name="f5" draw:formula="8*logheight/34"/>
                  <draw:equation draw:name="f6" draw:formula="46*logwidth/129"/>
                  <draw:equation draw:name="f7" draw:formula="11*logheight/34"/>
                  <draw:equation draw:name="f8" draw:formula="38*logwidth/129"/>
                  <draw:equation draw:name="f9" draw:formula="16*logheight/34"/>
                  <draw:equation draw:name="f10" draw:formula="44*logwidth/129"/>
                  <draw:equation draw:name="f11" draw:formula="15*logheight/34"/>
                  <draw:equation draw:name="f12" draw:formula="49*logwidth/129"/>
                  <draw:equation draw:name="f13" draw:formula="15*logheight/34"/>
                  <draw:equation draw:name="f14" draw:formula="53*logwidth/129"/>
                  <draw:equation draw:name="f15" draw:formula="15*logheight/34"/>
                  <draw:equation draw:name="f16" draw:formula="57*logwidth/129"/>
                  <draw:equation draw:name="f17" draw:formula="15*logheight/34"/>
                  <draw:equation draw:name="f18" draw:formula="62*logwidth/129"/>
                  <draw:equation draw:name="f19" draw:formula="16*logheight/34"/>
                  <draw:equation draw:name="f20" draw:formula="68*logwidth/129"/>
                  <draw:equation draw:name="f21" draw:formula="19*logheight/34"/>
                  <draw:equation draw:name="f22" draw:formula="73*logwidth/129"/>
                  <draw:equation draw:name="f23" draw:formula="21*logheight/34"/>
                  <draw:equation draw:name="f24" draw:formula="77*logwidth/129"/>
                  <draw:equation draw:name="f25" draw:formula="25*logheight/34"/>
                  <draw:equation draw:name="f26" draw:formula="83*logwidth/129"/>
                  <draw:equation draw:name="f27" draw:formula="27*logheight/34"/>
                  <draw:equation draw:name="f28" draw:formula="101*logwidth/129"/>
                  <draw:equation draw:name="f29" draw:formula="30*logheight/34"/>
                  <draw:equation draw:name="f30" draw:formula="115*logwidth/129"/>
                  <draw:equation draw:name="f31" draw:formula="29*logheight/34"/>
                  <draw:equation draw:name="f32" draw:formula="128*logwidth/129"/>
                  <draw:equation draw:name="f33" draw:formula="27*logheight/34"/>
                  <draw:equation draw:name="f34" draw:formula="129*logwidth/129"/>
                  <draw:equation draw:name="f35" draw:formula="31*logheight/34"/>
                  <draw:equation draw:name="f36" draw:formula="113*logwidth/129"/>
                  <draw:equation draw:name="f37" draw:formula="34*logheight/34"/>
                  <draw:equation draw:name="f38" draw:formula="98*logwidth/129"/>
                  <draw:equation draw:name="f39" draw:formula="34*logheight/34"/>
                  <draw:equation draw:name="f40" draw:formula="81*logwidth/129"/>
                  <draw:equation draw:name="f41" draw:formula="31*logheight/34"/>
                  <draw:equation draw:name="f42" draw:formula="75*logwidth/129"/>
                  <draw:equation draw:name="f43" draw:formula="29*logheight/34"/>
                  <draw:equation draw:name="f44" draw:formula="70*logwidth/129"/>
                  <draw:equation draw:name="f45" draw:formula="26*logheight/34"/>
                  <draw:equation draw:name="f46" draw:formula="66*logwidth/129"/>
                  <draw:equation draw:name="f47" draw:formula="23*logheight/34"/>
                  <draw:equation draw:name="f48" draw:formula="61*logwidth/129"/>
                  <draw:equation draw:name="f49" draw:formula="20*logheight/34"/>
                  <draw:equation draw:name="f50" draw:formula="56*logwidth/129"/>
                  <draw:equation draw:name="f51" draw:formula="19*logheight/34"/>
                  <draw:equation draw:name="f52" draw:formula="51*logwidth/129"/>
                  <draw:equation draw:name="f53" draw:formula="19*logheight/34"/>
                  <draw:equation draw:name="f54" draw:formula="45*logwidth/129"/>
                  <draw:equation draw:name="f55" draw:formula="19*logheight/34"/>
                  <draw:equation draw:name="f56" draw:formula="39*logwidth/129"/>
                  <draw:equation draw:name="f57" draw:formula="20*logheight/34"/>
                  <draw:equation draw:name="f58" draw:formula="30*logwidth/129"/>
                  <draw:equation draw:name="f59" draw:formula="20*logheight/34"/>
                  <draw:equation draw:name="f60" draw:formula="21*logwidth/129"/>
                  <draw:equation draw:name="f61" draw:formula="21*logheight/34"/>
                  <draw:equation draw:name="f62" draw:formula="12*logwidth/129"/>
                  <draw:equation draw:name="f63" draw:formula="20*logheight/34"/>
                  <draw:equation draw:name="f64" draw:formula="5*logwidth/129"/>
                  <draw:equation draw:name="f65" draw:formula="18*logheight/34"/>
                  <draw:equation draw:name="f66" draw:formula="0*logwidth/129"/>
                  <draw:equation draw:name="f67" draw:formula="15*logheight/34"/>
                  <draw:equation draw:name="f68" draw:formula="20*logwidth/129"/>
                  <draw:equation draw:name="f69" draw:formula="13*logheight/34"/>
                  <draw:equation draw:name="f70" draw:formula="38*logwidth/129"/>
                  <draw:equation draw:name="f71" draw:formula="9*logheight/34"/>
                  <draw:equation draw:name="f72" draw:formula="56*logwidth/129"/>
                  <draw:equation draw:name="f73" draw:formula="3*logheight/34"/>
                  <draw:equation draw:name="f74" draw:formula="67*logwidth/129"/>
                  <draw:equation draw:name="f75" draw:formula="0*logheight/34"/>
                  <draw:equation draw:name="f76" draw:formula="logwidth"/>
                  <draw:equation draw:name="f77" draw:formula="logheight"/>
                </draw:enhanced-geometry>
              </draw:custom-shape>
            </draw:g>
          </table:table-cell>
          <table:table-cell table:style-name="ce47" table:number-columns-repeated="2"/>
          <table:table-cell table:style-name="Default"/>
          <table:table-cell table:number-columns-repeated="1009"/>
        </table:table-row>
        <table:table-row table:style-name="ro2">
          <table:table-cell table:style-name="ce1"/>
          <table:table-cell table:style-name="ce5" office:value-type="string" calcext:value-type="string">
            <text:p>Stanje</text:p>
          </table:table-cell>
          <table:table-cell table:style-name="Default"/>
          <table:table-cell table:style-name="ce2"/>
          <table:table-cell table:style-name="ce16"/>
          <table:table-cell table:style-name="Default" table:number-columns-repeated="2"/>
          <table:table-cell table:style-name="ce2"/>
          <table:table-cell/>
          <table:table-cell table:style-name="Default">
            <draw:custom-shape table:end-cell-address="'mesečno poročilo'.N7" table:end-x="28.25mm" table:end-y="0.68mm" draw:z-index="5" draw:style-name="gr4" draw:text-style-name="P6" svg:width="173.56mm" svg:height="30.12mm" svg:x="4.98mm" svg:y="2.57mm">
              <text:p><text:span text:style-name="T2">Ta oblika predstavlja razčlenjevalnik. Razčlenjevalniki so podprti v različici Excel 2010 ali novejših različicah.</text:span></text:p>
              <text:p><text:span text:style-name="T2"/></text:p>
              <text:p text:style-name="P5"><text:span text:style-name="T2">Če je bila oblika spremenjena v starejši različici Excela ali pa je bil delovni zvezek shranjen v programu Excel 2003 ali starejši različici, razčlenjevalnika ni mogoče uporabit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42"/>
          <table:table-cell table:style-name="ce48" table:number-columns-repeated="3"/>
          <table:table-cell table:style-name="Default"/>
          <table:table-cell table:number-columns-repeated="1009"/>
        </table:table-row>
        <table:table-row table:style-name="ro3">
          <table:table-cell table:style-name="ce1"/>
          <table:table-cell table:style-name="ce6" office:value-type="string" calcext:value-type="string">
            <text:p>Predvideno stanje</text:p>
          </table:table-cell>
          <table:table-cell table:style-name="ce15" office:value-type="string" calcext:value-type="string">
            <text:p>(Predvideni prihodki brez stroškov)</text:p>
          </table:table-cell>
          <table:table-cell table:style-name="Default"/>
          <table:table-cell table:style-name="ce2"/>
          <table:table-cell table:style-name="Default"/>
          <table:table-cell table:style-name="ce31" table:formula="of:=[.D17]-SUM([$'mesečni stroški'.$D$3:.$D$58])" office:value-type="float" office:value="1665" calcext:value-type="float">
            <text:p>1.665,00 €</text:p>
          </table:table-cell>
          <table:table-cell table:style-name="ce2"/>
          <table:table-cell/>
          <table:table-cell table:style-name="Default"/>
          <table:table-cell table:style-name="ce42"/>
          <table:table-cell table:style-name="ce48" table:number-columns-repeated="3"/>
          <table:table-cell table:style-name="Default"/>
          <table:table-cell table:number-columns-repeated="1009"/>
        </table:table-row>
        <table:table-row table:style-name="ro3">
          <table:table-cell table:style-name="ce1"/>
          <table:table-cell table:style-name="ce6" office:value-type="string" calcext:value-type="string">
            <text:p>Dejansko stanje</text:p>
          </table:table-cell>
          <table:table-cell table:style-name="ce15" office:value-type="string" calcext:value-type="string">
            <text:p>(Dejanski prihodki brez stroškov)</text:p>
          </table:table-cell>
          <table:table-cell table:style-name="Default"/>
          <table:table-cell table:style-name="ce2"/>
          <table:table-cell table:style-name="Default"/>
          <table:table-cell table:style-name="ce31" table:formula="of:=[.D11]-SUM([$'mesečni stroški'.$E$3:.$E$58])" office:value-type="float" office:value="1784" calcext:value-type="float">
            <text:p>1.784,00 €</text:p>
          </table:table-cell>
          <table:table-cell table:style-name="ce2"/>
          <table:table-cell/>
          <table:table-cell table:style-name="Default"/>
          <table:table-cell table:style-name="ce42"/>
          <table:table-cell table:style-name="ce48" table:number-columns-repeated="3"/>
          <table:table-cell table:style-name="Default"/>
          <table:table-cell table:number-columns-repeated="1009"/>
        </table:table-row>
        <table:table-row table:style-name="ro3">
          <table:table-cell table:style-name="Default"/>
          <table:table-cell table:style-name="ce6" office:value-type="string" calcext:value-type="string">
            <text:p>Razlika</text:p>
          </table:table-cell>
          <table:table-cell table:style-name="ce15" office:value-type="string" calcext:value-type="string">
            <text:p>(Dejanski brez predvidenih stroškov)</text:p>
          </table:table-cell>
          <table:table-cell table:style-name="Default"/>
          <table:table-cell table:style-name="ce2"/>
          <table:table-cell table:style-name="Default"/>
          <table:table-cell table:style-name="ce31" table:formula="of:=[.G4]-[.G3]" office:value-type="float" office:value="119" calcext:value-type="float">
            <text:p>119,00 €</text:p>
          </table:table-cell>
          <table:table-cell table:style-name="ce36"/>
          <table:table-cell/>
          <table:table-cell table:style-name="Default"/>
          <table:table-cell table:style-name="ce42"/>
          <table:table-cell table:style-name="ce48" table:number-columns-repeated="3"/>
          <table:table-cell table:style-name="Default"/>
          <table:table-cell table:number-columns-repeated="1009"/>
        </table:table-row>
        <table:table-row table:style-name="ro3">
          <table:table-cell table:style-name="Default"/>
          <table:table-cell table:style-name="ce7"/>
          <table:table-cell table:style-name="ce14"/>
          <table:table-cell table:style-name="ce19"/>
          <table:table-cell table:style-name="ce14" table:number-columns-repeated="3"/>
          <table:table-cell table:style-name="ce19"/>
          <table:table-cell/>
          <table:table-cell table:style-name="Default"/>
          <table:table-cell table:style-name="ce42"/>
          <table:table-cell table:style-name="ce48" table:number-columns-repeated="3"/>
          <table:table-cell table:style-name="Default"/>
          <table:table-cell table:number-columns-repeated="1009"/>
        </table:table-row>
        <table:table-row table:style-name="ro4">
          <table:table-cell table:style-name="ce2"/>
          <table:table-cell table:style-name="ce8" office:value-type="string" calcext:value-type="string">
            <text:p>Prihodki</text:p>
          </table:table-cell>
          <table:table-cell table:style-name="ce16"/>
          <table:table-cell table:style-name="ce20"/>
          <table:table-cell table:style-name="ce23"/>
          <table:table-cell table:style-name="ce8" office:value-type="string" calcext:value-type="string">
            <text:p>Stroški</text:p>
          </table:table-cell>
          <table:table-cell table:style-name="ce32"/>
          <table:table-cell table:style-name="ce16"/>
          <table:table-cell/>
          <table:table-cell table:style-name="ce41" office:value-type="string" calcext:value-type="string">
            <text:p>Z desnim gumbom miške kliknite spodnjo Vrtilno tabelo, nato kliknite <text:span text:style-name="T3">Osveži</text:span><text:span text:style-name="T4"> za posodobitev</text:span></text:p>
          </table:table-cell>
          <table:table-cell table:style-name="ce43"/>
          <table:table-cell table:style-name="ce49" table:number-columns-repeated="3"/>
          <table:table-cell table:style-name="Default"/>
          <table:table-cell table:number-columns-repeated="1009"/>
        </table:table-row>
        <table:table-row table:style-name="ro3">
          <table:table-cell table:style-name="ce2"/>
          <table:table-cell table:style-name="ce9" office:value-type="string" calcext:value-type="string" table:number-columns-spanned="1" table:number-rows-spanned="4">
            <text:p>DEJANSKI</text:p>
          </table:table-cell>
          <table:table-cell table:style-name="ce2" office:value-type="string" calcext:value-type="string">
            <text:p>Prihodek 1</text:p>
          </table:table-cell>
          <table:table-cell table:style-name="ce21" office:value-type="float" office:value="2300" calcext:value-type="float">
            <text:p>2.300,00 €</text:p>
          </table:table-cell>
          <table:table-cell table:style-name="ce24"/>
          <table:table-cell table:style-name="ce9" office:value-type="string" calcext:value-type="string" table:number-columns-spanned="1" table:number-rows-spanned="4">
            <text:p>DEJANSKI</text:p>
          </table:table-cell>
          <table:table-cell table:style-name="ce33" table:formula="of:=SUM([$'mesečni stroški'.$E$3:.$E$58])" office:value-type="float" office:value="2991" calcext:value-type="float" table:number-columns-spanned="1" table:number-rows-spanned="4">
            <text:p><text:s/>2.991,00 € </text:p>
          </table:table-cell>
          <table:table-cell table:style-name="ce2"/>
          <table:table-cell/>
          <table:table-cell table:style-name="Default"/>
          <table:table-cell table:style-name="ce44"/>
          <table:table-cell table:style-name="ce50" table:number-columns-repeated="2"/>
          <table:table-cell table:style-name="ce54"/>
          <table:table-cell table:style-name="Default"/>
          <table:table-cell table:number-columns-repeated="1009"/>
        </table:table-row>
        <table:table-row table:style-name="ro3">
          <table:table-cell table:style-name="ce2"/>
          <table:covered-table-cell table:style-name="ce9"/>
          <table:table-cell table:style-name="ce2" office:value-type="string" calcext:value-type="string">
            <text:p>Prihodek 2</text:p>
          </table:table-cell>
          <table:table-cell table:style-name="ce21" office:value-type="float" office:value="1925" calcext:value-type="float">
            <text:p>1.925,00 €</text:p>
          </table:table-cell>
          <table:table-cell table:style-name="ce24"/>
          <table:covered-table-cell table:style-name="ce9"/>
          <table:covered-table-cell table:style-name="ce33"/>
          <table:table-cell table:style-name="ce2"/>
          <table:table-cell/>
          <table:table-cell table:style-name="Default">
            <draw:g table:end-cell-address="'mesečno poročilo'.J32" table:end-x="21.64mm" table:end-y="2.92mm" draw:z-index="4">
              <draw:custom-shape draw:name="Freeform 50" draw:style-name="gr3" draw:text-style-name="P4" svg:width="10.04mm" svg:height="6.87mm" svg:x="11.07mm" svg:y="25.15mm">
                <text:p/>
                <draw:enhanced-geometry draw:mirror-horizontal="false" draw:mirror-vertical="false" drawooo:sub-view-size="267 203" draw:text-areas="0 0 ?f120 ?f121" svg:viewBox="0 0 0 0" draw:type="ooxml-non-primitive" draw:enhanced-path="M 142 0 L 140 5 139 9 136 14 136 17 133 28 131 36 129 45 124 58 119 72 119 87 120 84 125 78 128 72 131 68 134 64 139 61 143 58 147 54 150 49 155 43 158 37 169 25 172 21 175 17 181 14 185 10 187 9 189 9 192 8 196 7 199 6 201 6 195 23 187 40 181 50 172 61 161 70 152 78 163 77 173 73 182 66 185 62 187 60 190 58 199 54 210 53 221 53 233 55 242 56 247 58 252 58 257 56 261 56 267 55 262 58 258 62 256 63 255 66 253 66 249 68 245 70 244 71 242 72 241 73 240 75 238 75 234 73 232 72 230 71 228 72 227 73 226 75 225 76 224 77 223 78 220 78 219 77 218 75 217 73 215 73 212 73 210 75 207 75 206 76 204 77 202 79 200 81 198 84 197 86 195 88 193 89 193 89 191 88 189 87 187 85 185 84 183 84 175 87 169 92 161 96 146 97 131 99 126 102 122 104 118 106 116 107 114 108 112 111 111 113 110 115 110 117 112 115 114 115 116 115 119 114 126 114 132 113 140 111 140 111 144 111 150 110 156 111 160 113 160 114 160 116 158 119 156 121 154 124 150 127 148 129 146 131 144 132 136 140 132 149 130 159 130 162 128 160 126 159 122 158 120 157 119 155 119 153 118 151 117 149 116 147 115 146 113 146 111 146 108 147 107 148 105 148 103 147 102 146 101 145 101 142 101 141 100 140 99 139 97 138 88 139 78 140 74 140 69 140 64 141 60 143 61 143 63 143 64 143 67 143 67 145 68 147 69 149 69 151 70 155 72 157 75 159 78 160 82 162 86 163 92 164 96 165 98 167 101 169 104 173 101 174 98 176 94 177 91 178 89 178 87 178 85 177 83 176 81 176 78 176 76 176 75 177 73 177 72 177 70 176 68 175 67 174 64 173 63 171 61 171 58 171 55 171 51 172 48 173 46 174 40 175 34 176 29 180 28 180 27 181 26 182 25 184 23 185 22 186 22 186 19 191 15 194 12 198 10 199 7 200 3 201 0 203 0 202 0 201 1 201 2 191 5 182 7 178 8 176 12 173 15 169 18 165 19 160 20 156 20 150 20 149 20 148 20 147 19 142 19 137 19 133 19 131 20 128 20 129 21 130 22 132 22 133 23 136 25 139 27 142 29 145 31 146 33 146 34 147 36 149 36 150 37 147 39 143 39 140 37 137 36 134 35 131 34 120 36 110 36 108 36 107 36 106 36 106 39 96 42 89 46 84 54 76 64 66 75 53 75 56 75 62 75 68 75 71 75 76 74 80 73 84 69 94 63 104 68 99 73 96 77 93 81 89 85 85 91 71 97 58 102 43 107 32 117 19 128 9 142 0 Z N">
                  <draw:equation draw:name="f0" draw:formula="136*logwidth/267"/>
                  <draw:equation draw:name="f1" draw:formula="17*logheight/203"/>
                  <draw:equation draw:name="f2" draw:formula="119*logwidth/267"/>
                  <draw:equation draw:name="f3" draw:formula="72*logheight/203"/>
                  <draw:equation draw:name="f4" draw:formula="131*logwidth/267"/>
                  <draw:equation draw:name="f5" draw:formula="68*logheight/203"/>
                  <draw:equation draw:name="f6" draw:formula="150*logwidth/267"/>
                  <draw:equation draw:name="f7" draw:formula="49*logheight/203"/>
                  <draw:equation draw:name="f8" draw:formula="175*logwidth/267"/>
                  <draw:equation draw:name="f9" draw:formula="17*logheight/203"/>
                  <draw:equation draw:name="f10" draw:formula="192*logwidth/267"/>
                  <draw:equation draw:name="f11" draw:formula="8*logheight/203"/>
                  <draw:equation draw:name="f12" draw:formula="187*logwidth/267"/>
                  <draw:equation draw:name="f13" draw:formula="40*logheight/203"/>
                  <draw:equation draw:name="f14" draw:formula="163*logwidth/267"/>
                  <draw:equation draw:name="f15" draw:formula="77*logheight/203"/>
                  <draw:equation draw:name="f16" draw:formula="190*logwidth/267"/>
                  <draw:equation draw:name="f17" draw:formula="58*logheight/203"/>
                  <draw:equation draw:name="f18" draw:formula="242*logwidth/267"/>
                  <draw:equation draw:name="f19" draw:formula="56*logheight/203"/>
                  <draw:equation draw:name="f20" draw:formula="267*logwidth/267"/>
                  <draw:equation draw:name="f21" draw:formula="55*logheight/203"/>
                  <draw:equation draw:name="f22" draw:formula="253*logwidth/267"/>
                  <draw:equation draw:name="f23" draw:formula="66*logheight/203"/>
                  <draw:equation draw:name="f24" draw:formula="241*logwidth/267"/>
                  <draw:equation draw:name="f25" draw:formula="73*logheight/203"/>
                  <draw:equation draw:name="f26" draw:formula="230*logwidth/267"/>
                  <draw:equation draw:name="f27" draw:formula="71*logheight/203"/>
                  <draw:equation draw:name="f28" draw:formula="224*logwidth/267"/>
                  <draw:equation draw:name="f29" draw:formula="77*logheight/203"/>
                  <draw:equation draw:name="f30" draw:formula="217*logwidth/267"/>
                  <draw:equation draw:name="f31" draw:formula="73*logheight/203"/>
                  <draw:equation draw:name="f32" draw:formula="206*logwidth/267"/>
                  <draw:equation draw:name="f33" draw:formula="76*logheight/203"/>
                  <draw:equation draw:name="f34" draw:formula="197*logwidth/267"/>
                  <draw:equation draw:name="f35" draw:formula="86*logheight/203"/>
                  <draw:equation draw:name="f36" draw:formula="189*logwidth/267"/>
                  <draw:equation draw:name="f37" draw:formula="87*logheight/203"/>
                  <draw:equation draw:name="f38" draw:formula="169*logwidth/267"/>
                  <draw:equation draw:name="f39" draw:formula="92*logheight/203"/>
                  <draw:equation draw:name="f40" draw:formula="122*logwidth/267"/>
                  <draw:equation draw:name="f41" draw:formula="104*logheight/203"/>
                  <draw:equation draw:name="f42" draw:formula="111*logwidth/267"/>
                  <draw:equation draw:name="f43" draw:formula="113*logheight/203"/>
                  <draw:equation draw:name="f44" draw:formula="116*logwidth/267"/>
                  <draw:equation draw:name="f45" draw:formula="115*logheight/203"/>
                  <draw:equation draw:name="f46" draw:formula="140*logwidth/267"/>
                  <draw:equation draw:name="f47" draw:formula="111*logheight/203"/>
                  <draw:equation draw:name="f48" draw:formula="160*logwidth/267"/>
                  <draw:equation draw:name="f49" draw:formula="114*logheight/203"/>
                  <draw:equation draw:name="f50" draw:formula="150*logwidth/267"/>
                  <draw:equation draw:name="f51" draw:formula="127*logheight/203"/>
                  <draw:equation draw:name="f52" draw:formula="132*logwidth/267"/>
                  <draw:equation draw:name="f53" draw:formula="149*logheight/203"/>
                  <draw:equation draw:name="f54" draw:formula="122*logwidth/267"/>
                  <draw:equation draw:name="f55" draw:formula="158*logheight/203"/>
                  <draw:equation draw:name="f56" draw:formula="117*logwidth/267"/>
                  <draw:equation draw:name="f57" draw:formula="149*logheight/203"/>
                  <draw:equation draw:name="f58" draw:formula="108*logwidth/267"/>
                  <draw:equation draw:name="f59" draw:formula="147*logheight/203"/>
                  <draw:equation draw:name="f60" draw:formula="101*logwidth/267"/>
                  <draw:equation draw:name="f61" draw:formula="145*logheight/203"/>
                  <draw:equation draw:name="f62" draw:formula="97*logwidth/267"/>
                  <draw:equation draw:name="f63" draw:formula="138*logheight/203"/>
                  <draw:equation draw:name="f64" draw:formula="64*logwidth/267"/>
                  <draw:equation draw:name="f65" draw:formula="141*logheight/203"/>
                  <draw:equation draw:name="f66" draw:formula="67*logwidth/267"/>
                  <draw:equation draw:name="f67" draw:formula="143*logheight/203"/>
                  <draw:equation draw:name="f68" draw:formula="70*logwidth/267"/>
                  <draw:equation draw:name="f69" draw:formula="155*logheight/203"/>
                  <draw:equation draw:name="f70" draw:formula="86*logwidth/267"/>
                  <draw:equation draw:name="f71" draw:formula="163*logheight/203"/>
                  <draw:equation draw:name="f72" draw:formula="104*logwidth/267"/>
                  <draw:equation draw:name="f73" draw:formula="173*logheight/203"/>
                  <draw:equation draw:name="f74" draw:formula="89*logwidth/267"/>
                  <draw:equation draw:name="f75" draw:formula="178*logheight/203"/>
                  <draw:equation draw:name="f76" draw:formula="78*logwidth/267"/>
                  <draw:equation draw:name="f77" draw:formula="176*logheight/203"/>
                  <draw:equation draw:name="f78" draw:formula="70*logwidth/267"/>
                  <draw:equation draw:name="f79" draw:formula="176*logheight/203"/>
                  <draw:equation draw:name="f80" draw:formula="61*logwidth/267"/>
                  <draw:equation draw:name="f81" draw:formula="171*logheight/203"/>
                  <draw:equation draw:name="f82" draw:formula="46*logwidth/267"/>
                  <draw:equation draw:name="f83" draw:formula="174*logheight/203"/>
                  <draw:equation draw:name="f84" draw:formula="27*logwidth/267"/>
                  <draw:equation draw:name="f85" draw:formula="181*logheight/203"/>
                  <draw:equation draw:name="f86" draw:formula="22*logwidth/267"/>
                  <draw:equation draw:name="f87" draw:formula="186*logheight/203"/>
                  <draw:equation draw:name="f88" draw:formula="7*logwidth/267"/>
                  <draw:equation draw:name="f89" draw:formula="200*logheight/203"/>
                  <draw:equation draw:name="f90" draw:formula="1*logwidth/267"/>
                  <draw:equation draw:name="f91" draw:formula="201*logheight/203"/>
                  <draw:equation draw:name="f92" draw:formula="12*logwidth/267"/>
                  <draw:equation draw:name="f93" draw:formula="173*logheight/203"/>
                  <draw:equation draw:name="f94" draw:formula="20*logwidth/267"/>
                  <draw:equation draw:name="f95" draw:formula="150*logheight/203"/>
                  <draw:equation draw:name="f96" draw:formula="19*logwidth/267"/>
                  <draw:equation draw:name="f97" draw:formula="137*logheight/203"/>
                  <draw:equation draw:name="f98" draw:formula="21*logwidth/267"/>
                  <draw:equation draw:name="f99" draw:formula="130*logheight/203"/>
                  <draw:equation draw:name="f100" draw:formula="27*logwidth/267"/>
                  <draw:equation draw:name="f101" draw:formula="142*logheight/203"/>
                  <draw:equation draw:name="f102" draw:formula="36*logwidth/267"/>
                  <draw:equation draw:name="f103" draw:formula="149*logheight/203"/>
                  <draw:equation draw:name="f104" draw:formula="37*logwidth/267"/>
                  <draw:equation draw:name="f105" draw:formula="137*logheight/203"/>
                  <draw:equation draw:name="f106" draw:formula="36*logwidth/267"/>
                  <draw:equation draw:name="f107" draw:formula="108*logheight/203"/>
                  <draw:equation draw:name="f108" draw:formula="42*logwidth/267"/>
                  <draw:equation draw:name="f109" draw:formula="89*logheight/203"/>
                  <draw:equation draw:name="f110" draw:formula="75*logwidth/267"/>
                  <draw:equation draw:name="f111" draw:formula="56*logheight/203"/>
                  <draw:equation draw:name="f112" draw:formula="74*logwidth/267"/>
                  <draw:equation draw:name="f113" draw:formula="80*logheight/203"/>
                  <draw:equation draw:name="f114" draw:formula="73*logwidth/267"/>
                  <draw:equation draw:name="f115" draw:formula="96*logheight/203"/>
                  <draw:equation draw:name="f116" draw:formula="97*logwidth/267"/>
                  <draw:equation draw:name="f117" draw:formula="58*logheight/203"/>
                  <draw:equation draw:name="f118" draw:formula="142*logwidth/267"/>
                  <draw:equation draw:name="f119" draw:formula="0*logheight/203"/>
                  <draw:equation draw:name="f120" draw:formula="logwidth"/>
                  <draw:equation draw:name="f121" draw:formula="logheight"/>
                </draw:enhanced-geometry>
              </draw:custom-shape>
              <draw:custom-shape draw:name="Freeform 51" draw:style-name="gr3" draw:text-style-name="P4" svg:width="7.66mm" svg:height="8.46mm" svg:x="1.54mm" svg:y="38.11mm">
                <text:p/>
                <draw:enhanced-geometry draw:mirror-horizontal="false" draw:mirror-vertical="false" drawooo:sub-view-size="201 258" draw:text-areas="0 0 ?f108 ?f109" svg:viewBox="0 0 0 0" draw:type="ooxml-non-primitive" draw:enhanced-path="M 42 0 L 55 21 62 33 70 44 75 58 79 74 81 101 83 122 86 143 95 162 98 166 97 161 97 156 99 137 104 118 112 100 123 84 123 84 124 86 125 88 126 92 127 94 128 98 128 100 128 101 127 103 126 105 124 108 122 110 121 112 119 114 119 118 121 119 122 121 123 122 124 125 123 127 123 129 121 131 119 133 118 134 117 135 116 137 117 139 118 142 119 143 122 144 124 144 125 146 125 148 125 151 124 154 123 156 122 160 122 162 117 174 114 186 114 185 116 182 118 180 121 178 122 175 124 172 125 168 126 163 129 156 132 149 138 145 144 143 141 157 140 173 142 187 147 199 156 212 157 213 158 212 160 207 160 201 160 197 160 188 159 180 159 175 160 171 163 166 165 163 166 165 168 170 170 178 173 185 175 191 177 194 179 203 178 212 178 221 179 218 180 217 182 217 183 218 185 221 185 222 185 224 186 227 186 230 186 232 186 231 187 231 188 232 190 232 192 233 193 234 194 234 196 236 199 240 201 243 188 243 174 246 160 250 149 258 152 252 156 248 160 243 165 241 171 239 178 240 185 242 179 233 169 226 160 221 145 213 129 205 113 200 98 197 85 194 72 189 65 187 56 185 44 180 31 175 23 170 27 165 31 163 37 161 51 163 65 169 71 174 78 180 85 185 82 173 75 162 70 152 55 128 54 125 53 121 52 119 52 117 51 113 51 110 50 108 48 107 47 107 46 107 44 107 42 107 41 105 39 103 38 101 38 99 38 96 37 94 36 92 30 88 26 86 21 84 17 77 14 70 11 61 7 53 0 49 13 53 23 60 33 72 42 84 41 81 41 78 40 75 39 67 40 60 42 52 43 49 43 47 43 46 42 44 41 42 40 40 39 39 38 38 37 38 36 37 36 34 36 33 37 32 38 31 39 31 39 30 39 26 38 23 37 21 36 18 34 15 34 14 36 12 37 9 39 7 40 5 41 3 42 1 42 0 Z N">
                  <draw:equation draw:name="f0" draw:formula="70*logwidth/201"/>
                  <draw:equation draw:name="f1" draw:formula="44*logheight/258"/>
                  <draw:equation draw:name="f2" draw:formula="83*logwidth/201"/>
                  <draw:equation draw:name="f3" draw:formula="122*logheight/258"/>
                  <draw:equation draw:name="f4" draw:formula="97*logwidth/201"/>
                  <draw:equation draw:name="f5" draw:formula="161*logheight/258"/>
                  <draw:equation draw:name="f6" draw:formula="112*logwidth/201"/>
                  <draw:equation draw:name="f7" draw:formula="100*logheight/258"/>
                  <draw:equation draw:name="f8" draw:formula="125*logwidth/201"/>
                  <draw:equation draw:name="f9" draw:formula="88*logheight/258"/>
                  <draw:equation draw:name="f10" draw:formula="128*logwidth/201"/>
                  <draw:equation draw:name="f11" draw:formula="100*logheight/258"/>
                  <draw:equation draw:name="f12" draw:formula="124*logwidth/201"/>
                  <draw:equation draw:name="f13" draw:formula="108*logheight/258"/>
                  <draw:equation draw:name="f14" draw:formula="119*logwidth/201"/>
                  <draw:equation draw:name="f15" draw:formula="118*logheight/258"/>
                  <draw:equation draw:name="f16" draw:formula="124*logwidth/201"/>
                  <draw:equation draw:name="f17" draw:formula="125*logheight/258"/>
                  <draw:equation draw:name="f18" draw:formula="119*logwidth/201"/>
                  <draw:equation draw:name="f19" draw:formula="133*logheight/258"/>
                  <draw:equation draw:name="f20" draw:formula="117*logwidth/201"/>
                  <draw:equation draw:name="f21" draw:formula="139*logheight/258"/>
                  <draw:equation draw:name="f22" draw:formula="124*logwidth/201"/>
                  <draw:equation draw:name="f23" draw:formula="144*logheight/258"/>
                  <draw:equation draw:name="f24" draw:formula="124*logwidth/201"/>
                  <draw:equation draw:name="f25" draw:formula="154*logheight/258"/>
                  <draw:equation draw:name="f26" draw:formula="117*logwidth/201"/>
                  <draw:equation draw:name="f27" draw:formula="174*logheight/258"/>
                  <draw:equation draw:name="f28" draw:formula="118*logwidth/201"/>
                  <draw:equation draw:name="f29" draw:formula="180*logheight/258"/>
                  <draw:equation draw:name="f30" draw:formula="125*logwidth/201"/>
                  <draw:equation draw:name="f31" draw:formula="168*logheight/258"/>
                  <draw:equation draw:name="f32" draw:formula="138*logwidth/201"/>
                  <draw:equation draw:name="f33" draw:formula="145*logheight/258"/>
                  <draw:equation draw:name="f34" draw:formula="142*logwidth/201"/>
                  <draw:equation draw:name="f35" draw:formula="187*logheight/258"/>
                  <draw:equation draw:name="f36" draw:formula="158*logwidth/201"/>
                  <draw:equation draw:name="f37" draw:formula="212*logheight/258"/>
                  <draw:equation draw:name="f38" draw:formula="160*logwidth/201"/>
                  <draw:equation draw:name="f39" draw:formula="188*logheight/258"/>
                  <draw:equation draw:name="f40" draw:formula="163*logwidth/201"/>
                  <draw:equation draw:name="f41" draw:formula="166*logheight/258"/>
                  <draw:equation draw:name="f42" draw:formula="170*logwidth/201"/>
                  <draw:equation draw:name="f43" draw:formula="178*logheight/258"/>
                  <draw:equation draw:name="f44" draw:formula="179*logwidth/201"/>
                  <draw:equation draw:name="f45" draw:formula="203*logheight/258"/>
                  <draw:equation draw:name="f46" draw:formula="180*logwidth/201"/>
                  <draw:equation draw:name="f47" draw:formula="217*logheight/258"/>
                  <draw:equation draw:name="f48" draw:formula="185*logwidth/201"/>
                  <draw:equation draw:name="f49" draw:formula="222*logheight/258"/>
                  <draw:equation draw:name="f50" draw:formula="186*logwidth/201"/>
                  <draw:equation draw:name="f51" draw:formula="232*logheight/258"/>
                  <draw:equation draw:name="f52" draw:formula="190*logwidth/201"/>
                  <draw:equation draw:name="f53" draw:formula="232*logheight/258"/>
                  <draw:equation draw:name="f54" draw:formula="196*logwidth/201"/>
                  <draw:equation draw:name="f55" draw:formula="236*logheight/258"/>
                  <draw:equation draw:name="f56" draw:formula="174*logwidth/201"/>
                  <draw:equation draw:name="f57" draw:formula="246*logheight/258"/>
                  <draw:equation draw:name="f58" draw:formula="156*logwidth/201"/>
                  <draw:equation draw:name="f59" draw:formula="248*logheight/258"/>
                  <draw:equation draw:name="f60" draw:formula="178*logwidth/201"/>
                  <draw:equation draw:name="f61" draw:formula="240*logheight/258"/>
                  <draw:equation draw:name="f62" draw:formula="160*logwidth/201"/>
                  <draw:equation draw:name="f63" draw:formula="221*logheight/258"/>
                  <draw:equation draw:name="f64" draw:formula="98*logwidth/201"/>
                  <draw:equation draw:name="f65" draw:formula="197*logheight/258"/>
                  <draw:equation draw:name="f66" draw:formula="56*logwidth/201"/>
                  <draw:equation draw:name="f67" draw:formula="185*logheight/258"/>
                  <draw:equation draw:name="f68" draw:formula="27*logwidth/201"/>
                  <draw:equation draw:name="f69" draw:formula="165*logheight/258"/>
                  <draw:equation draw:name="f70" draw:formula="65*logwidth/201"/>
                  <draw:equation draw:name="f71" draw:formula="169*logheight/258"/>
                  <draw:equation draw:name="f72" draw:formula="82*logwidth/201"/>
                  <draw:equation draw:name="f73" draw:formula="173*logheight/258"/>
                  <draw:equation draw:name="f74" draw:formula="54*logwidth/201"/>
                  <draw:equation draw:name="f75" draw:formula="125*logheight/258"/>
                  <draw:equation draw:name="f76" draw:formula="51*logwidth/201"/>
                  <draw:equation draw:name="f77" draw:formula="113*logheight/258"/>
                  <draw:equation draw:name="f78" draw:formula="47*logwidth/201"/>
                  <draw:equation draw:name="f79" draw:formula="107*logheight/258"/>
                  <draw:equation draw:name="f80" draw:formula="41*logwidth/201"/>
                  <draw:equation draw:name="f81" draw:formula="105*logheight/258"/>
                  <draw:equation draw:name="f82" draw:formula="38*logwidth/201"/>
                  <draw:equation draw:name="f83" draw:formula="96*logheight/258"/>
                  <draw:equation draw:name="f84" draw:formula="26*logwidth/201"/>
                  <draw:equation draw:name="f85" draw:formula="86*logheight/258"/>
                  <draw:equation draw:name="f86" draw:formula="11*logwidth/201"/>
                  <draw:equation draw:name="f87" draw:formula="61*logheight/258"/>
                  <draw:equation draw:name="f88" draw:formula="23*logwidth/201"/>
                  <draw:equation draw:name="f89" draw:formula="60*logheight/258"/>
                  <draw:equation draw:name="f90" draw:formula="41*logwidth/201"/>
                  <draw:equation draw:name="f91" draw:formula="78*logheight/258"/>
                  <draw:equation draw:name="f92" draw:formula="42*logwidth/201"/>
                  <draw:equation draw:name="f93" draw:formula="52*logheight/258"/>
                  <draw:equation draw:name="f94" draw:formula="42*logwidth/201"/>
                  <draw:equation draw:name="f95" draw:formula="44*logheight/258"/>
                  <draw:equation draw:name="f96" draw:formula="38*logwidth/201"/>
                  <draw:equation draw:name="f97" draw:formula="38*logheight/258"/>
                  <draw:equation draw:name="f98" draw:formula="36*logwidth/201"/>
                  <draw:equation draw:name="f99" draw:formula="33*logheight/258"/>
                  <draw:equation draw:name="f100" draw:formula="39*logwidth/201"/>
                  <draw:equation draw:name="f101" draw:formula="30*logheight/258"/>
                  <draw:equation draw:name="f102" draw:formula="36*logwidth/201"/>
                  <draw:equation draw:name="f103" draw:formula="18*logheight/258"/>
                  <draw:equation draw:name="f104" draw:formula="37*logwidth/201"/>
                  <draw:equation draw:name="f105" draw:formula="9*logheight/258"/>
                  <draw:equation draw:name="f106" draw:formula="42*logwidth/201"/>
                  <draw:equation draw:name="f107" draw:formula="1*logheight/258"/>
                  <draw:equation draw:name="f108" draw:formula="logwidth"/>
                  <draw:equation draw:name="f109" draw:formula="logheight"/>
                </draw:enhanced-geometry>
              </draw:custom-shape>
              <draw:custom-shape draw:name="Freeform 52" draw:style-name="gr3" draw:text-style-name="P4" svg:width="5.02mm" svg:height="12.69mm" svg:x="9.75mm" svg:y="50.02mm">
                <text:p/>
                <draw:enhanced-geometry draw:mirror-horizontal="false" draw:mirror-vertical="false" drawooo:sub-view-size="135 387" draw:text-areas="0 0 ?f112 ?f113" svg:viewBox="0 0 0 0" draw:type="ooxml-non-primitive" draw:enhanced-path="M 130 0 L 128 8 129 17 130 26 130 35 126 47 120 59 114 70 110 84 106 96 105 99 105 99 106 98 107 98 107 98 121 93 134 88 131 90 129 96 129 103 128 106 121 120 110 132 98 143 87 154 79 165 71 180 69 186 69 190 68 194 67 198 66 200 66 202 67 204 71 201 74 197 78 193 82 190 85 189 88 188 92 188 96 186 101 183 111 178 122 175 125 174 128 174 131 173 135 174 129 186 121 194 110 201 97 207 84 211 72 216 62 223 58 225 55 229 53 233 51 237 50 239 50 243 50 246 49 249 49 251 48 252 49 255 50 254 51 254 52 255 54 256 55 256 58 256 60 256 63 256 65 256 77 252 92 247 108 246 101 255 93 264 84 271 72 276 60 278 49 281 39 287 34 293 31 297 30 303 29 310 23 323 16 337 11 351 6 369 0 387 0 386 2 371 7 355 11 341 15 330 19 319 22 306 23 293 22 281 17 270 10 261 19 265 28 267 38 267 34 255 26 245 21 234 16 220 13 207 12 195 13 172 16 148 17 154 22 160 26 167 28 173 30 183 33 193 38 202 41 190 40 176 36 162 31 148 29 134 29 134 30 110 35 86 36 92 40 99 44 106 48 113 49 119 49 125 51 132 54 137 59 139 59 136 59 128 58 117 59 105 59 94 59 85 60 79 62 68 63 62 64 58 65 52 68 32 70 11 69 7 73 12 81 25 86 38 90 53 88 59 88 67 87 76 90 82 94 87 95 67 98 47 107 29 114 17 124 6 130 0 Z N">
                  <draw:equation draw:name="f0" draw:formula="129*logwidth/135"/>
                  <draw:equation draw:name="f1" draw:formula="17*logheight/387"/>
                  <draw:equation draw:name="f2" draw:formula="126*logwidth/135"/>
                  <draw:equation draw:name="f3" draw:formula="47*logheight/387"/>
                  <draw:equation draw:name="f4" draw:formula="110*logwidth/135"/>
                  <draw:equation draw:name="f5" draw:formula="84*logheight/387"/>
                  <draw:equation draw:name="f6" draw:formula="105*logwidth/135"/>
                  <draw:equation draw:name="f7" draw:formula="99*logheight/387"/>
                  <draw:equation draw:name="f8" draw:formula="107*logwidth/135"/>
                  <draw:equation draw:name="f9" draw:formula="98*logheight/387"/>
                  <draw:equation draw:name="f10" draw:formula="131*logwidth/135"/>
                  <draw:equation draw:name="f11" draw:formula="90*logheight/387"/>
                  <draw:equation draw:name="f12" draw:formula="128*logwidth/135"/>
                  <draw:equation draw:name="f13" draw:formula="106*logheight/387"/>
                  <draw:equation draw:name="f14" draw:formula="98*logwidth/135"/>
                  <draw:equation draw:name="f15" draw:formula="143*logheight/387"/>
                  <draw:equation draw:name="f16" draw:formula="71*logwidth/135"/>
                  <draw:equation draw:name="f17" draw:formula="180*logheight/387"/>
                  <draw:equation draw:name="f18" draw:formula="68*logwidth/135"/>
                  <draw:equation draw:name="f19" draw:formula="194*logheight/387"/>
                  <draw:equation draw:name="f20" draw:formula="66*logwidth/135"/>
                  <draw:equation draw:name="f21" draw:formula="202*logheight/387"/>
                  <draw:equation draw:name="f22" draw:formula="74*logwidth/135"/>
                  <draw:equation draw:name="f23" draw:formula="197*logheight/387"/>
                  <draw:equation draw:name="f24" draw:formula="85*logwidth/135"/>
                  <draw:equation draw:name="f25" draw:formula="189*logheight/387"/>
                  <draw:equation draw:name="f26" draw:formula="96*logwidth/135"/>
                  <draw:equation draw:name="f27" draw:formula="186*logheight/387"/>
                  <draw:equation draw:name="f28" draw:formula="122*logwidth/135"/>
                  <draw:equation draw:name="f29" draw:formula="175*logheight/387"/>
                  <draw:equation draw:name="f30" draw:formula="131*logwidth/135"/>
                  <draw:equation draw:name="f31" draw:formula="173*logheight/387"/>
                  <draw:equation draw:name="f32" draw:formula="121*logwidth/135"/>
                  <draw:equation draw:name="f33" draw:formula="194*logheight/387"/>
                  <draw:equation draw:name="f34" draw:formula="84*logwidth/135"/>
                  <draw:equation draw:name="f35" draw:formula="211*logheight/387"/>
                  <draw:equation draw:name="f36" draw:formula="58*logwidth/135"/>
                  <draw:equation draw:name="f37" draw:formula="225*logheight/387"/>
                  <draw:equation draw:name="f38" draw:formula="51*logwidth/135"/>
                  <draw:equation draw:name="f39" draw:formula="237*logheight/387"/>
                  <draw:equation draw:name="f40" draw:formula="50*logwidth/135"/>
                  <draw:equation draw:name="f41" draw:formula="246*logheight/387"/>
                  <draw:equation draw:name="f42" draw:formula="48*logwidth/135"/>
                  <draw:equation draw:name="f43" draw:formula="252*logheight/387"/>
                  <draw:equation draw:name="f44" draw:formula="51*logwidth/135"/>
                  <draw:equation draw:name="f45" draw:formula="254*logheight/387"/>
                  <draw:equation draw:name="f46" draw:formula="55*logwidth/135"/>
                  <draw:equation draw:name="f47" draw:formula="256*logheight/387"/>
                  <draw:equation draw:name="f48" draw:formula="63*logwidth/135"/>
                  <draw:equation draw:name="f49" draw:formula="256*logheight/387"/>
                  <draw:equation draw:name="f50" draw:formula="92*logwidth/135"/>
                  <draw:equation draw:name="f51" draw:formula="247*logheight/387"/>
                  <draw:equation draw:name="f52" draw:formula="93*logwidth/135"/>
                  <draw:equation draw:name="f53" draw:formula="264*logheight/387"/>
                  <draw:equation draw:name="f54" draw:formula="60*logwidth/135"/>
                  <draw:equation draw:name="f55" draw:formula="278*logheight/387"/>
                  <draw:equation draw:name="f56" draw:formula="34*logwidth/135"/>
                  <draw:equation draw:name="f57" draw:formula="293*logheight/387"/>
                  <draw:equation draw:name="f58" draw:formula="29*logwidth/135"/>
                  <draw:equation draw:name="f59" draw:formula="310*logheight/387"/>
                  <draw:equation draw:name="f60" draw:formula="11*logwidth/135"/>
                  <draw:equation draw:name="f61" draw:formula="351*logheight/387"/>
                  <draw:equation draw:name="f62" draw:formula="0*logwidth/135"/>
                  <draw:equation draw:name="f63" draw:formula="386*logheight/387"/>
                  <draw:equation draw:name="f64" draw:formula="11*logwidth/135"/>
                  <draw:equation draw:name="f65" draw:formula="341*logheight/387"/>
                  <draw:equation draw:name="f66" draw:formula="22*logwidth/135"/>
                  <draw:equation draw:name="f67" draw:formula="306*logheight/387"/>
                  <draw:equation draw:name="f68" draw:formula="17*logwidth/135"/>
                  <draw:equation draw:name="f69" draw:formula="270*logheight/387"/>
                  <draw:equation draw:name="f70" draw:formula="28*logwidth/135"/>
                  <draw:equation draw:name="f71" draw:formula="267*logheight/387"/>
                  <draw:equation draw:name="f72" draw:formula="26*logwidth/135"/>
                  <draw:equation draw:name="f73" draw:formula="245*logheight/387"/>
                  <draw:equation draw:name="f74" draw:formula="13*logwidth/135"/>
                  <draw:equation draw:name="f75" draw:formula="207*logheight/387"/>
                  <draw:equation draw:name="f76" draw:formula="16*logwidth/135"/>
                  <draw:equation draw:name="f77" draw:formula="148*logheight/387"/>
                  <draw:equation draw:name="f78" draw:formula="26*logwidth/135"/>
                  <draw:equation draw:name="f79" draw:formula="167*logheight/387"/>
                  <draw:equation draw:name="f80" draw:formula="33*logwidth/135"/>
                  <draw:equation draw:name="f81" draw:formula="193*logheight/387"/>
                  <draw:equation draw:name="f82" draw:formula="40*logwidth/135"/>
                  <draw:equation draw:name="f83" draw:formula="176*logheight/387"/>
                  <draw:equation draw:name="f84" draw:formula="29*logwidth/135"/>
                  <draw:equation draw:name="f85" draw:formula="134*logheight/387"/>
                  <draw:equation draw:name="f86" draw:formula="35*logwidth/135"/>
                  <draw:equation draw:name="f87" draw:formula="86*logheight/387"/>
                  <draw:equation draw:name="f88" draw:formula="44*logwidth/135"/>
                  <draw:equation draw:name="f89" draw:formula="106*logheight/387"/>
                  <draw:equation draw:name="f90" draw:formula="49*logwidth/135"/>
                  <draw:equation draw:name="f91" draw:formula="125*logheight/387"/>
                  <draw:equation draw:name="f92" draw:formula="59*logwidth/135"/>
                  <draw:equation draw:name="f93" draw:formula="139*logheight/387"/>
                  <draw:equation draw:name="f94" draw:formula="58*logwidth/135"/>
                  <draw:equation draw:name="f95" draw:formula="117*logheight/387"/>
                  <draw:equation draw:name="f96" draw:formula="59*logwidth/135"/>
                  <draw:equation draw:name="f97" draw:formula="85*logheight/387"/>
                  <draw:equation draw:name="f98" draw:formula="63*logwidth/135"/>
                  <draw:equation draw:name="f99" draw:formula="62*logheight/387"/>
                  <draw:equation draw:name="f100" draw:formula="68*logwidth/135"/>
                  <draw:equation draw:name="f101" draw:formula="32*logheight/387"/>
                  <draw:equation draw:name="f102" draw:formula="73*logwidth/135"/>
                  <draw:equation draw:name="f103" draw:formula="12*logheight/387"/>
                  <draw:equation draw:name="f104" draw:formula="90*logwidth/135"/>
                  <draw:equation draw:name="f105" draw:formula="53*logheight/387"/>
                  <draw:equation draw:name="f106" draw:formula="87*logwidth/135"/>
                  <draw:equation draw:name="f107" draw:formula="76*logheight/387"/>
                  <draw:equation draw:name="f108" draw:formula="95*logwidth/135"/>
                  <draw:equation draw:name="f109" draw:formula="67*logheight/387"/>
                  <draw:equation draw:name="f110" draw:formula="114*logwidth/135"/>
                  <draw:equation draw:name="f111" draw:formula="17*logheight/387"/>
                  <draw:equation draw:name="f112" draw:formula="logwidth"/>
                  <draw:equation draw:name="f113" draw:formula="logheight"/>
                </draw:enhanced-geometry>
              </draw:custom-shape>
              <draw:custom-shape draw:name="Freeform 53" draw:style-name="gr3" draw:text-style-name="P4" svg:width="4.22mm" svg:height="20.1mm" svg:x="6.57mm" svg:y="12.45mm">
                <text:p/>
                <draw:enhanced-geometry draw:mirror-horizontal="false" draw:mirror-vertical="false" drawooo:sub-view-size="109 613" draw:text-areas="0 0 ?f72 ?f73" svg:viewBox="0 0 0 0" draw:type="ooxml-non-primitive" draw:enhanced-path="M 6 0 L 9 3 12 8 14 15 17 21 18 25 22 48 25 72 26 77 26 83 26 89 26 95 30 112 34 129 35 134 39 157 44 178 48 204 50 220 54 241 59 261 91 455 95 482 99 512 104 551 106 567 107 574 108 584 109 593 108 604 104 610 103 612 102 613 101 613 101 613 99 612 98 610 98 608 98 606 97 605 94 578 92 565 91 557 80 483 80 481 79 475 79 469 78 464 78 461 73 425 65 389 59 349 54 329 48 283 44 248 37 214 32 192 25 169 21 145 17 120 13 101 11 83 9 52 5 22 4 20 3 16 2 13 0 9 0 7 0 4 2 3 6 0 Z N">
                  <draw:equation draw:name="f0" draw:formula="9*logwidth/109"/>
                  <draw:equation draw:name="f1" draw:formula="3*logheight/613"/>
                  <draw:equation draw:name="f2" draw:formula="14*logwidth/109"/>
                  <draw:equation draw:name="f3" draw:formula="15*logheight/613"/>
                  <draw:equation draw:name="f4" draw:formula="18*logwidth/109"/>
                  <draw:equation draw:name="f5" draw:formula="25*logheight/613"/>
                  <draw:equation draw:name="f6" draw:formula="25*logwidth/109"/>
                  <draw:equation draw:name="f7" draw:formula="72*logheight/613"/>
                  <draw:equation draw:name="f8" draw:formula="26*logwidth/109"/>
                  <draw:equation draw:name="f9" draw:formula="83*logheight/613"/>
                  <draw:equation draw:name="f10" draw:formula="26*logwidth/109"/>
                  <draw:equation draw:name="f11" draw:formula="95*logheight/613"/>
                  <draw:equation draw:name="f12" draw:formula="34*logwidth/109"/>
                  <draw:equation draw:name="f13" draw:formula="129*logheight/613"/>
                  <draw:equation draw:name="f14" draw:formula="39*logwidth/109"/>
                  <draw:equation draw:name="f15" draw:formula="157*logheight/613"/>
                  <draw:equation draw:name="f16" draw:formula="48*logwidth/109"/>
                  <draw:equation draw:name="f17" draw:formula="204*logheight/613"/>
                  <draw:equation draw:name="f18" draw:formula="54*logwidth/109"/>
                  <draw:equation draw:name="f19" draw:formula="241*logheight/613"/>
                  <draw:equation draw:name="f20" draw:formula="91*logwidth/109"/>
                  <draw:equation draw:name="f21" draw:formula="455*logheight/613"/>
                  <draw:equation draw:name="f22" draw:formula="99*logwidth/109"/>
                  <draw:equation draw:name="f23" draw:formula="512*logheight/613"/>
                  <draw:equation draw:name="f24" draw:formula="106*logwidth/109"/>
                  <draw:equation draw:name="f25" draw:formula="567*logheight/613"/>
                  <draw:equation draw:name="f26" draw:formula="108*logwidth/109"/>
                  <draw:equation draw:name="f27" draw:formula="584*logheight/613"/>
                  <draw:equation draw:name="f28" draw:formula="108*logwidth/109"/>
                  <draw:equation draw:name="f29" draw:formula="604*logheight/613"/>
                  <draw:equation draw:name="f30" draw:formula="103*logwidth/109"/>
                  <draw:equation draw:name="f31" draw:formula="612*logheight/613"/>
                  <draw:equation draw:name="f32" draw:formula="101*logwidth/109"/>
                  <draw:equation draw:name="f33" draw:formula="613*logheight/613"/>
                  <draw:equation draw:name="f34" draw:formula="99*logwidth/109"/>
                  <draw:equation draw:name="f35" draw:formula="612*logheight/613"/>
                  <draw:equation draw:name="f36" draw:formula="98*logwidth/109"/>
                  <draw:equation draw:name="f37" draw:formula="608*logheight/613"/>
                  <draw:equation draw:name="f38" draw:formula="97*logwidth/109"/>
                  <draw:equation draw:name="f39" draw:formula="605*logheight/613"/>
                  <draw:equation draw:name="f40" draw:formula="92*logwidth/109"/>
                  <draw:equation draw:name="f41" draw:formula="565*logheight/613"/>
                  <draw:equation draw:name="f42" draw:formula="80*logwidth/109"/>
                  <draw:equation draw:name="f43" draw:formula="483*logheight/613"/>
                  <draw:equation draw:name="f44" draw:formula="79*logwidth/109"/>
                  <draw:equation draw:name="f45" draw:formula="475*logheight/613"/>
                  <draw:equation draw:name="f46" draw:formula="78*logwidth/109"/>
                  <draw:equation draw:name="f47" draw:formula="464*logheight/613"/>
                  <draw:equation draw:name="f48" draw:formula="73*logwidth/109"/>
                  <draw:equation draw:name="f49" draw:formula="425*logheight/613"/>
                  <draw:equation draw:name="f50" draw:formula="59*logwidth/109"/>
                  <draw:equation draw:name="f51" draw:formula="349*logheight/613"/>
                  <draw:equation draw:name="f52" draw:formula="48*logwidth/109"/>
                  <draw:equation draw:name="f53" draw:formula="283*logheight/613"/>
                  <draw:equation draw:name="f54" draw:formula="37*logwidth/109"/>
                  <draw:equation draw:name="f55" draw:formula="214*logheight/613"/>
                  <draw:equation draw:name="f56" draw:formula="25*logwidth/109"/>
                  <draw:equation draw:name="f57" draw:formula="169*logheight/613"/>
                  <draw:equation draw:name="f58" draw:formula="17*logwidth/109"/>
                  <draw:equation draw:name="f59" draw:formula="120*logheight/613"/>
                  <draw:equation draw:name="f60" draw:formula="11*logwidth/109"/>
                  <draw:equation draw:name="f61" draw:formula="83*logheight/613"/>
                  <draw:equation draw:name="f62" draw:formula="5*logwidth/109"/>
                  <draw:equation draw:name="f63" draw:formula="22*logheight/613"/>
                  <draw:equation draw:name="f64" draw:formula="3*logwidth/109"/>
                  <draw:equation draw:name="f65" draw:formula="16*logheight/613"/>
                  <draw:equation draw:name="f66" draw:formula="0*logwidth/109"/>
                  <draw:equation draw:name="f67" draw:formula="9*logheight/613"/>
                  <draw:equation draw:name="f68" draw:formula="0*logwidth/109"/>
                  <draw:equation draw:name="f69" draw:formula="4*logheight/613"/>
                  <draw:equation draw:name="f70" draw:formula="6*logwidth/109"/>
                  <draw:equation draw:name="f71" draw:formula="0*logheight/613"/>
                  <draw:equation draw:name="f72" draw:formula="logwidth"/>
                  <draw:equation draw:name="f73" draw:formula="logheight"/>
                </draw:enhanced-geometry>
              </draw:custom-shape>
              <draw:custom-shape draw:name="Freeform 54" draw:style-name="gr3" draw:text-style-name="P4" svg:width="7.13mm" svg:height="26.98mm" svg:x="10.8mm" svg:y="5.31mm">
                <text:p/>
                <draw:enhanced-geometry draw:mirror-horizontal="false" draw:mirror-vertical="false" drawooo:sub-view-size="186 818" draw:text-areas="0 0 ?f90 ?f91" svg:viewBox="0 0 0 0" draw:type="ooxml-non-primitive" draw:enhanced-path="M 174 0 L 175 0 177 0 180 0 182 2 184 2 186 2 186 2 182 13 180 25 179 38 176 49 174 55 171 66 167 82 164 100 160 120 155 141 151 164 147 185 142 202 140 212 136 229 132 252 125 278 120 308 114 333 110 357 105 380 100 399 97 415 94 425 91 434 88 449 83 468 78 491 74 516 68 539 63 564 58 586 54 604 52 618 50 626 47 644 34 719 18 794 15 800 13 808 9 815 3 818 4 813 3 806 1 800 0 789 3 778 10 745 18 708 20 692 24 673 28 650 34 626 39 604 44 581 49 565 52 551 54 540 55 534 56 526 60 513 63 498 67 475 72 453 76 434 79 418 92 362 103 312 104 309 111 269 122 231 127 213 132 194 139 163 140 155 141 148 142 141 145 134 152 104 157 78 164 52 169 26 174 0 Z N">
                  <draw:equation draw:name="f0" draw:formula="175*logwidth/186"/>
                  <draw:equation draw:name="f1" draw:formula="0*logheight/818"/>
                  <draw:equation draw:name="f2" draw:formula="180*logwidth/186"/>
                  <draw:equation draw:name="f3" draw:formula="0*logheight/818"/>
                  <draw:equation draw:name="f4" draw:formula="184*logwidth/186"/>
                  <draw:equation draw:name="f5" draw:formula="2*logheight/818"/>
                  <draw:equation draw:name="f6" draw:formula="186*logwidth/186"/>
                  <draw:equation draw:name="f7" draw:formula="2*logheight/818"/>
                  <draw:equation draw:name="f8" draw:formula="180*logwidth/186"/>
                  <draw:equation draw:name="f9" draw:formula="25*logheight/818"/>
                  <draw:equation draw:name="f10" draw:formula="176*logwidth/186"/>
                  <draw:equation draw:name="f11" draw:formula="49*logheight/818"/>
                  <draw:equation draw:name="f12" draw:formula="171*logwidth/186"/>
                  <draw:equation draw:name="f13" draw:formula="66*logheight/818"/>
                  <draw:equation draw:name="f14" draw:formula="164*logwidth/186"/>
                  <draw:equation draw:name="f15" draw:formula="100*logheight/818"/>
                  <draw:equation draw:name="f16" draw:formula="155*logwidth/186"/>
                  <draw:equation draw:name="f17" draw:formula="141*logheight/818"/>
                  <draw:equation draw:name="f18" draw:formula="147*logwidth/186"/>
                  <draw:equation draw:name="f19" draw:formula="185*logheight/818"/>
                  <draw:equation draw:name="f20" draw:formula="140*logwidth/186"/>
                  <draw:equation draw:name="f21" draw:formula="212*logheight/818"/>
                  <draw:equation draw:name="f22" draw:formula="132*logwidth/186"/>
                  <draw:equation draw:name="f23" draw:formula="252*logheight/818"/>
                  <draw:equation draw:name="f24" draw:formula="120*logwidth/186"/>
                  <draw:equation draw:name="f25" draw:formula="308*logheight/818"/>
                  <draw:equation draw:name="f26" draw:formula="110*logwidth/186"/>
                  <draw:equation draw:name="f27" draw:formula="357*logheight/818"/>
                  <draw:equation draw:name="f28" draw:formula="100*logwidth/186"/>
                  <draw:equation draw:name="f29" draw:formula="399*logheight/818"/>
                  <draw:equation draw:name="f30" draw:formula="94*logwidth/186"/>
                  <draw:equation draw:name="f31" draw:formula="425*logheight/818"/>
                  <draw:equation draw:name="f32" draw:formula="88*logwidth/186"/>
                  <draw:equation draw:name="f33" draw:formula="449*logheight/818"/>
                  <draw:equation draw:name="f34" draw:formula="78*logwidth/186"/>
                  <draw:equation draw:name="f35" draw:formula="491*logheight/818"/>
                  <draw:equation draw:name="f36" draw:formula="68*logwidth/186"/>
                  <draw:equation draw:name="f37" draw:formula="539*logheight/818"/>
                  <draw:equation draw:name="f38" draw:formula="58*logwidth/186"/>
                  <draw:equation draw:name="f39" draw:formula="586*logheight/818"/>
                  <draw:equation draw:name="f40" draw:formula="52*logwidth/186"/>
                  <draw:equation draw:name="f41" draw:formula="618*logheight/818"/>
                  <draw:equation draw:name="f42" draw:formula="47*logwidth/186"/>
                  <draw:equation draw:name="f43" draw:formula="644*logheight/818"/>
                  <draw:equation draw:name="f44" draw:formula="18*logwidth/186"/>
                  <draw:equation draw:name="f45" draw:formula="794*logheight/818"/>
                  <draw:equation draw:name="f46" draw:formula="13*logwidth/186"/>
                  <draw:equation draw:name="f47" draw:formula="808*logheight/818"/>
                  <draw:equation draw:name="f48" draw:formula="3*logwidth/186"/>
                  <draw:equation draw:name="f49" draw:formula="818*logheight/818"/>
                  <draw:equation draw:name="f50" draw:formula="3*logwidth/186"/>
                  <draw:equation draw:name="f51" draw:formula="806*logheight/818"/>
                  <draw:equation draw:name="f52" draw:formula="0*logwidth/186"/>
                  <draw:equation draw:name="f53" draw:formula="789*logheight/818"/>
                  <draw:equation draw:name="f54" draw:formula="10*logwidth/186"/>
                  <draw:equation draw:name="f55" draw:formula="745*logheight/818"/>
                  <draw:equation draw:name="f56" draw:formula="20*logwidth/186"/>
                  <draw:equation draw:name="f57" draw:formula="692*logheight/818"/>
                  <draw:equation draw:name="f58" draw:formula="28*logwidth/186"/>
                  <draw:equation draw:name="f59" draw:formula="650*logheight/818"/>
                  <draw:equation draw:name="f60" draw:formula="39*logwidth/186"/>
                  <draw:equation draw:name="f61" draw:formula="604*logheight/818"/>
                  <draw:equation draw:name="f62" draw:formula="49*logwidth/186"/>
                  <draw:equation draw:name="f63" draw:formula="565*logheight/818"/>
                  <draw:equation draw:name="f64" draw:formula="54*logwidth/186"/>
                  <draw:equation draw:name="f65" draw:formula="540*logheight/818"/>
                  <draw:equation draw:name="f66" draw:formula="56*logwidth/186"/>
                  <draw:equation draw:name="f67" draw:formula="526*logheight/818"/>
                  <draw:equation draw:name="f68" draw:formula="63*logwidth/186"/>
                  <draw:equation draw:name="f69" draw:formula="498*logheight/818"/>
                  <draw:equation draw:name="f70" draw:formula="72*logwidth/186"/>
                  <draw:equation draw:name="f71" draw:formula="453*logheight/818"/>
                  <draw:equation draw:name="f72" draw:formula="79*logwidth/186"/>
                  <draw:equation draw:name="f73" draw:formula="418*logheight/818"/>
                  <draw:equation draw:name="f74" draw:formula="103*logwidth/186"/>
                  <draw:equation draw:name="f75" draw:formula="312*logheight/818"/>
                  <draw:equation draw:name="f76" draw:formula="111*logwidth/186"/>
                  <draw:equation draw:name="f77" draw:formula="269*logheight/818"/>
                  <draw:equation draw:name="f78" draw:formula="127*logwidth/186"/>
                  <draw:equation draw:name="f79" draw:formula="213*logheight/818"/>
                  <draw:equation draw:name="f80" draw:formula="139*logwidth/186"/>
                  <draw:equation draw:name="f81" draw:formula="163*logheight/818"/>
                  <draw:equation draw:name="f82" draw:formula="141*logwidth/186"/>
                  <draw:equation draw:name="f83" draw:formula="148*logheight/818"/>
                  <draw:equation draw:name="f84" draw:formula="145*logwidth/186"/>
                  <draw:equation draw:name="f85" draw:formula="134*logheight/818"/>
                  <draw:equation draw:name="f86" draw:formula="157*logwidth/186"/>
                  <draw:equation draw:name="f87" draw:formula="78*logheight/818"/>
                  <draw:equation draw:name="f88" draw:formula="169*logwidth/186"/>
                  <draw:equation draw:name="f89" draw:formula="26*logheight/818"/>
                  <draw:equation draw:name="f90" draw:formula="logwidth"/>
                  <draw:equation draw:name="f91" draw:formula="logheight"/>
                </draw:enhanced-geometry>
              </draw:custom-shape>
              <draw:custom-shape draw:name="Freeform 55" draw:style-name="gr3" draw:text-style-name="P4" svg:width="2.9mm" svg:height="91.79mm" svg:x="8.16mm" svg:y="32.56mm">
                <text:p/>
                <draw:enhanced-geometry draw:mirror-horizontal="false" draw:mirror-vertical="false" drawooo:sub-view-size="77 2775" draw:text-areas="0 0 ?f118 ?f119" svg:viewBox="0 0 0 0" draw:type="ooxml-non-primitive" draw:enhanced-path="M 76 0 L 77 0 77 1 76 2 76 3 75 4 75 8 75 10 76 12 75 14 75 22 73 30 73 36 73 43 72 48 71 53 70 57 70 62 70 64 70 66 70 71 69 77 69 86 67 116 66 157 66 197 66 211 67 220 66 257 63 293 58 330 55 357 53 385 50 432 48 467 49 504 49 535 48 567 48 577 51 604 54 630 54 636 50 699 49 719 49 729 48 743 49 760 49 778 49 794 49 809 49 821 49 829 48 839 48 853 49 870 49 891 50 914 52 937 53 958 54 976 55 990 55 997 56 1005 55 1045 54 1084 55 1100 58 1137 61 1175 62 1231 63 1269 63 1273 65 1308 67 1342 67 1345 67 1397 65 1448 62 1500 58 1556 58 1596 58 1602 58 1615 58 1635 58 1663 58 1696 58 1735 58 1779 58 1826 58 1878 58 1933 58 1988 58 2047 58 2105 58 2164 58 2223 58 2282 58 2337 58 2391 58 2443 58 2491 58 2535 58 2573 58 2607 58 2634 58 2654 58 2668 58 2674 58 2678 58 2684 58 2693 59 2703 59 2714 58 2726 57 2735 54 2741 51 2739 47 2738 43 2736 40 2735 38 2737 39 2737 40 2738 40 2740 40 2741 39 2745 35 2750 29 2756 24 2760 21 2761 20 2760 19 2761 16 2763 15 2765 14 2766 13 2769 14 2771 15 2773 11 2775 8 2775 5 2775 2 2774 1 2772 0 2769 0 2765 1 2754 4 2741 7 2730 9 2722 9 2721 10 2714 11 2699 12 2676 12 2647 13 2612 14 2571 14 2526 15 2476 16 2423 17 2368 17 2310 19 2250 20 2189 20 2128 21 2068 21 2008 22 1950 23 1894 23 1841 24 1791 24 1746 25 1706 26 1671 26 1641 27 1619 27 1603 28 1596 31 1556 34 1517 33 1480 31 1450 31 1449 33 1422 35 1395 35 1391 35 1386 35 1363 36 1342 38 1324 38 1304 39 1266 40 1238 40 1212 39 1194 38 1173 39 1121 40 1094 40 1067 39 1057 36 1013 31 949 30 922 31 901 34 814 33 726 33 694 35 663 37 621 37 609 34 574 31 540 31 524 33 469 35 415 38 361 40 315 41 287 43 260 48 220 48 177 47 153 44 134 45 101 49 67 53 36 53 35 54 30 54 23 55 17 57 10 62 5 63 5 64 4 67 3 69 2 72 1 75 0 76 0 Z N">
                  <draw:equation draw:name="f0" draw:formula="76*logwidth/77"/>
                  <draw:equation draw:name="f1" draw:formula="2*logheight/2775"/>
                  <draw:equation draw:name="f2" draw:formula="75*logwidth/77"/>
                  <draw:equation draw:name="f3" draw:formula="10*logheight/2775"/>
                  <draw:equation draw:name="f4" draw:formula="73*logwidth/77"/>
                  <draw:equation draw:name="f5" draw:formula="30*logheight/2775"/>
                  <draw:equation draw:name="f6" draw:formula="71*logwidth/77"/>
                  <draw:equation draw:name="f7" draw:formula="53*logheight/2775"/>
                  <draw:equation draw:name="f8" draw:formula="70*logwidth/77"/>
                  <draw:equation draw:name="f9" draw:formula="66*logheight/2775"/>
                  <draw:equation draw:name="f10" draw:formula="67*logwidth/77"/>
                  <draw:equation draw:name="f11" draw:formula="116*logheight/2775"/>
                  <draw:equation draw:name="f12" draw:formula="67*logwidth/77"/>
                  <draw:equation draw:name="f13" draw:formula="220*logheight/2775"/>
                  <draw:equation draw:name="f14" draw:formula="55*logwidth/77"/>
                  <draw:equation draw:name="f15" draw:formula="357*logheight/2775"/>
                  <draw:equation draw:name="f16" draw:formula="49*logwidth/77"/>
                  <draw:equation draw:name="f17" draw:formula="504*logheight/2775"/>
                  <draw:equation draw:name="f18" draw:formula="51*logwidth/77"/>
                  <draw:equation draw:name="f19" draw:formula="604*logheight/2775"/>
                  <draw:equation draw:name="f20" draw:formula="49*logwidth/77"/>
                  <draw:equation draw:name="f21" draw:formula="719*logheight/2775"/>
                  <draw:equation draw:name="f22" draw:formula="49*logwidth/77"/>
                  <draw:equation draw:name="f23" draw:formula="778*logheight/2775"/>
                  <draw:equation draw:name="f24" draw:formula="49*logwidth/77"/>
                  <draw:equation draw:name="f25" draw:formula="829*logheight/2775"/>
                  <draw:equation draw:name="f26" draw:formula="49*logwidth/77"/>
                  <draw:equation draw:name="f27" draw:formula="891*logheight/2775"/>
                  <draw:equation draw:name="f28" draw:formula="54*logwidth/77"/>
                  <draw:equation draw:name="f29" draw:formula="976*logheight/2775"/>
                  <draw:equation draw:name="f30" draw:formula="55*logwidth/77"/>
                  <draw:equation draw:name="f31" draw:formula="1045*logheight/2775"/>
                  <draw:equation draw:name="f32" draw:formula="61*logwidth/77"/>
                  <draw:equation draw:name="f33" draw:formula="1175*logheight/2775"/>
                  <draw:equation draw:name="f34" draw:formula="65*logwidth/77"/>
                  <draw:equation draw:name="f35" draw:formula="1308*logheight/2775"/>
                  <draw:equation draw:name="f36" draw:formula="65*logwidth/77"/>
                  <draw:equation draw:name="f37" draw:formula="1448*logheight/2775"/>
                  <draw:equation draw:name="f38" draw:formula="58*logwidth/77"/>
                  <draw:equation draw:name="f39" draw:formula="1602*logheight/2775"/>
                  <draw:equation draw:name="f40" draw:formula="58*logwidth/77"/>
                  <draw:equation draw:name="f41" draw:formula="1696*logheight/2775"/>
                  <draw:equation draw:name="f42" draw:formula="58*logwidth/77"/>
                  <draw:equation draw:name="f43" draw:formula="1878*logheight/2775"/>
                  <draw:equation draw:name="f44" draw:formula="58*logwidth/77"/>
                  <draw:equation draw:name="f45" draw:formula="2105*logheight/2775"/>
                  <draw:equation draw:name="f46" draw:formula="58*logwidth/77"/>
                  <draw:equation draw:name="f47" draw:formula="2337*logheight/2775"/>
                  <draw:equation draw:name="f48" draw:formula="58*logwidth/77"/>
                  <draw:equation draw:name="f49" draw:formula="2535*logheight/2775"/>
                  <draw:equation draw:name="f50" draw:formula="58*logwidth/77"/>
                  <draw:equation draw:name="f51" draw:formula="2654*logheight/2775"/>
                  <draw:equation draw:name="f52" draw:formula="58*logwidth/77"/>
                  <draw:equation draw:name="f53" draw:formula="2684*logheight/2775"/>
                  <draw:equation draw:name="f54" draw:formula="58*logwidth/77"/>
                  <draw:equation draw:name="f55" draw:formula="2726*logheight/2775"/>
                  <draw:equation draw:name="f56" draw:formula="47*logwidth/77"/>
                  <draw:equation draw:name="f57" draw:formula="2738*logheight/2775"/>
                  <draw:equation draw:name="f58" draw:formula="39*logwidth/77"/>
                  <draw:equation draw:name="f59" draw:formula="2737*logheight/2775"/>
                  <draw:equation draw:name="f60" draw:formula="39*logwidth/77"/>
                  <draw:equation draw:name="f61" draw:formula="2745*logheight/2775"/>
                  <draw:equation draw:name="f62" draw:formula="21*logwidth/77"/>
                  <draw:equation draw:name="f63" draw:formula="2761*logheight/2775"/>
                  <draw:equation draw:name="f64" draw:formula="15*logwidth/77"/>
                  <draw:equation draw:name="f65" draw:formula="2765*logheight/2775"/>
                  <draw:equation draw:name="f66" draw:formula="15*logwidth/77"/>
                  <draw:equation draw:name="f67" draw:formula="2773*logheight/2775"/>
                  <draw:equation draw:name="f68" draw:formula="2*logwidth/77"/>
                  <draw:equation draw:name="f69" draw:formula="2774*logheight/2775"/>
                  <draw:equation draw:name="f70" draw:formula="1*logwidth/77"/>
                  <draw:equation draw:name="f71" draw:formula="2754*logheight/2775"/>
                  <draw:equation draw:name="f72" draw:formula="9*logwidth/77"/>
                  <draw:equation draw:name="f73" draw:formula="2721*logheight/2775"/>
                  <draw:equation draw:name="f74" draw:formula="12*logwidth/77"/>
                  <draw:equation draw:name="f75" draw:formula="2647*logheight/2775"/>
                  <draw:equation draw:name="f76" draw:formula="15*logwidth/77"/>
                  <draw:equation draw:name="f77" draw:formula="2476*logheight/2775"/>
                  <draw:equation draw:name="f78" draw:formula="19*logwidth/77"/>
                  <draw:equation draw:name="f79" draw:formula="2250*logheight/2775"/>
                  <draw:equation draw:name="f80" draw:formula="21*logwidth/77"/>
                  <draw:equation draw:name="f81" draw:formula="2008*logheight/2775"/>
                  <draw:equation draw:name="f82" draw:formula="24*logwidth/77"/>
                  <draw:equation draw:name="f83" draw:formula="1791*logheight/2775"/>
                  <draw:equation draw:name="f84" draw:formula="26*logwidth/77"/>
                  <draw:equation draw:name="f85" draw:formula="1641*logheight/2775"/>
                  <draw:equation draw:name="f86" draw:formula="31*logwidth/77"/>
                  <draw:equation draw:name="f87" draw:formula="1556*logheight/2775"/>
                  <draw:equation draw:name="f88" draw:formula="31*logwidth/77"/>
                  <draw:equation draw:name="f89" draw:formula="1449*logheight/2775"/>
                  <draw:equation draw:name="f90" draw:formula="35*logwidth/77"/>
                  <draw:equation draw:name="f91" draw:formula="1386*logheight/2775"/>
                  <draw:equation draw:name="f92" draw:formula="38*logwidth/77"/>
                  <draw:equation draw:name="f93" draw:formula="1304*logheight/2775"/>
                  <draw:equation draw:name="f94" draw:formula="39*logwidth/77"/>
                  <draw:equation draw:name="f95" draw:formula="1194*logheight/2775"/>
                  <draw:equation draw:name="f96" draw:formula="40*logwidth/77"/>
                  <draw:equation draw:name="f97" draw:formula="1067*logheight/2775"/>
                  <draw:equation draw:name="f98" draw:formula="30*logwidth/77"/>
                  <draw:equation draw:name="f99" draw:formula="922*logheight/2775"/>
                  <draw:equation draw:name="f100" draw:formula="33*logwidth/77"/>
                  <draw:equation draw:name="f101" draw:formula="694*logheight/2775"/>
                  <draw:equation draw:name="f102" draw:formula="34*logwidth/77"/>
                  <draw:equation draw:name="f103" draw:formula="574*logheight/2775"/>
                  <draw:equation draw:name="f104" draw:formula="35*logwidth/77"/>
                  <draw:equation draw:name="f105" draw:formula="415*logheight/2775"/>
                  <draw:equation draw:name="f106" draw:formula="43*logwidth/77"/>
                  <draw:equation draw:name="f107" draw:formula="260*logheight/2775"/>
                  <draw:equation draw:name="f108" draw:formula="44*logwidth/77"/>
                  <draw:equation draw:name="f109" draw:formula="134*logheight/2775"/>
                  <draw:equation draw:name="f110" draw:formula="53*logwidth/77"/>
                  <draw:equation draw:name="f111" draw:formula="35*logheight/2775"/>
                  <draw:equation draw:name="f112" draw:formula="57*logwidth/77"/>
                  <draw:equation draw:name="f113" draw:formula="10*logheight/2775"/>
                  <draw:equation draw:name="f114" draw:formula="67*logwidth/77"/>
                  <draw:equation draw:name="f115" draw:formula="3*logheight/2775"/>
                  <draw:equation draw:name="f116" draw:formula="76*logwidth/77"/>
                  <draw:equation draw:name="f117" draw:formula="0*logheight/2775"/>
                  <draw:equation draw:name="f118" draw:formula="logwidth"/>
                  <draw:equation draw:name="f119" draw:formula="logheight"/>
                </draw:enhanced-geometry>
              </draw:custom-shape>
              <draw:custom-shape draw:name="Freeform 56" draw:style-name="gr3" draw:text-style-name="P4" svg:width="2.64mm" svg:height="1.05mm" svg:x="4.19mm" svg:y="11.66mm">
                <text:p/>
                <draw:enhanced-geometry draw:mirror-horizontal="false" draw:mirror-vertical="false" drawooo:sub-view-size="71 36" draw:text-areas="0 0 ?f50 ?f51" svg:viewBox="0 0 0 0" draw:type="ooxml-non-primitive" draw:enhanced-path="M 19 0 L 31 1 42 4 52 9 60 17 64 20 66 24 68 27 69 28 69 30 70 34 70 36 71 36 51 33 31 25 21 19 11 12 9 10 8 8 5 5 3 3 0 2 5 0 13 0 19 0 Z N">
                  <draw:equation draw:name="f0" draw:formula="19*logwidth/71"/>
                  <draw:equation draw:name="f1" draw:formula="0*logheight/36"/>
                  <draw:equation draw:name="f2" draw:formula="31*logwidth/71"/>
                  <draw:equation draw:name="f3" draw:formula="1*logheight/36"/>
                  <draw:equation draw:name="f4" draw:formula="42*logwidth/71"/>
                  <draw:equation draw:name="f5" draw:formula="4*logheight/36"/>
                  <draw:equation draw:name="f6" draw:formula="52*logwidth/71"/>
                  <draw:equation draw:name="f7" draw:formula="9*logheight/36"/>
                  <draw:equation draw:name="f8" draw:formula="60*logwidth/71"/>
                  <draw:equation draw:name="f9" draw:formula="17*logheight/36"/>
                  <draw:equation draw:name="f10" draw:formula="64*logwidth/71"/>
                  <draw:equation draw:name="f11" draw:formula="20*logheight/36"/>
                  <draw:equation draw:name="f12" draw:formula="66*logwidth/71"/>
                  <draw:equation draw:name="f13" draw:formula="24*logheight/36"/>
                  <draw:equation draw:name="f14" draw:formula="68*logwidth/71"/>
                  <draw:equation draw:name="f15" draw:formula="27*logheight/36"/>
                  <draw:equation draw:name="f16" draw:formula="69*logwidth/71"/>
                  <draw:equation draw:name="f17" draw:formula="28*logheight/36"/>
                  <draw:equation draw:name="f18" draw:formula="69*logwidth/71"/>
                  <draw:equation draw:name="f19" draw:formula="30*logheight/36"/>
                  <draw:equation draw:name="f20" draw:formula="70*logwidth/71"/>
                  <draw:equation draw:name="f21" draw:formula="34*logheight/36"/>
                  <draw:equation draw:name="f22" draw:formula="70*logwidth/71"/>
                  <draw:equation draw:name="f23" draw:formula="36*logheight/36"/>
                  <draw:equation draw:name="f24" draw:formula="71*logwidth/71"/>
                  <draw:equation draw:name="f25" draw:formula="36*logheight/36"/>
                  <draw:equation draw:name="f26" draw:formula="51*logwidth/71"/>
                  <draw:equation draw:name="f27" draw:formula="33*logheight/36"/>
                  <draw:equation draw:name="f28" draw:formula="31*logwidth/71"/>
                  <draw:equation draw:name="f29" draw:formula="25*logheight/36"/>
                  <draw:equation draw:name="f30" draw:formula="21*logwidth/71"/>
                  <draw:equation draw:name="f31" draw:formula="19*logheight/36"/>
                  <draw:equation draw:name="f32" draw:formula="11*logwidth/71"/>
                  <draw:equation draw:name="f33" draw:formula="12*logheight/36"/>
                  <draw:equation draw:name="f34" draw:formula="9*logwidth/71"/>
                  <draw:equation draw:name="f35" draw:formula="10*logheight/36"/>
                  <draw:equation draw:name="f36" draw:formula="8*logwidth/71"/>
                  <draw:equation draw:name="f37" draw:formula="8*logheight/36"/>
                  <draw:equation draw:name="f38" draw:formula="5*logwidth/71"/>
                  <draw:equation draw:name="f39" draw:formula="5*logheight/36"/>
                  <draw:equation draw:name="f40" draw:formula="3*logwidth/71"/>
                  <draw:equation draw:name="f41" draw:formula="3*logheight/36"/>
                  <draw:equation draw:name="f42" draw:formula="0*logwidth/71"/>
                  <draw:equation draw:name="f43" draw:formula="2*logheight/36"/>
                  <draw:equation draw:name="f44" draw:formula="5*logwidth/71"/>
                  <draw:equation draw:name="f45" draw:formula="0*logheight/36"/>
                  <draw:equation draw:name="f46" draw:formula="13*logwidth/71"/>
                  <draw:equation draw:name="f47" draw:formula="0*logheight/36"/>
                  <draw:equation draw:name="f48" draw:formula="19*logwidth/71"/>
                  <draw:equation draw:name="f49" draw:formula="0*logheight/36"/>
                  <draw:equation draw:name="f50" draw:formula="logwidth"/>
                  <draw:equation draw:name="f51" draw:formula="logheight"/>
                </draw:enhanced-geometry>
              </draw:custom-shape>
              <draw:custom-shape draw:name="Freeform 57" draw:style-name="gr3" draw:text-style-name="P4" svg:width="2.37mm" svg:height="1.05mm" svg:x="7.1mm" svg:y="11.66mm">
                <text:p/>
                <draw:enhanced-geometry draw:mirror-horizontal="false" draw:mirror-vertical="false" drawooo:sub-view-size="61 32" draw:text-areas="0 0 ?f64 ?f65" svg:viewBox="0 0 0 0" draw:type="ooxml-non-primitive" draw:enhanced-path="M 46 0 L 48 0 51 1 54 1 57 1 60 1 61 0 60 1 59 2 59 4 58 5 54 7 50 11 43 16 34 22 23 27 12 29 11 30 8 30 5 30 3 31 0 31 0 32 0 29 2 26 4 23 6 21 8 18 9 18 19 6 31 1 46 0 Z N">
                  <draw:equation draw:name="f0" draw:formula="46*logwidth/61"/>
                  <draw:equation draw:name="f1" draw:formula="0*logheight/32"/>
                  <draw:equation draw:name="f2" draw:formula="48*logwidth/61"/>
                  <draw:equation draw:name="f3" draw:formula="0*logheight/32"/>
                  <draw:equation draw:name="f4" draw:formula="51*logwidth/61"/>
                  <draw:equation draw:name="f5" draw:formula="1*logheight/32"/>
                  <draw:equation draw:name="f6" draw:formula="54*logwidth/61"/>
                  <draw:equation draw:name="f7" draw:formula="1*logheight/32"/>
                  <draw:equation draw:name="f8" draw:formula="57*logwidth/61"/>
                  <draw:equation draw:name="f9" draw:formula="1*logheight/32"/>
                  <draw:equation draw:name="f10" draw:formula="60*logwidth/61"/>
                  <draw:equation draw:name="f11" draw:formula="1*logheight/32"/>
                  <draw:equation draw:name="f12" draw:formula="61*logwidth/61"/>
                  <draw:equation draw:name="f13" draw:formula="0*logheight/32"/>
                  <draw:equation draw:name="f14" draw:formula="60*logwidth/61"/>
                  <draw:equation draw:name="f15" draw:formula="1*logheight/32"/>
                  <draw:equation draw:name="f16" draw:formula="59*logwidth/61"/>
                  <draw:equation draw:name="f17" draw:formula="2*logheight/32"/>
                  <draw:equation draw:name="f18" draw:formula="59*logwidth/61"/>
                  <draw:equation draw:name="f19" draw:formula="4*logheight/32"/>
                  <draw:equation draw:name="f20" draw:formula="58*logwidth/61"/>
                  <draw:equation draw:name="f21" draw:formula="5*logheight/32"/>
                  <draw:equation draw:name="f22" draw:formula="54*logwidth/61"/>
                  <draw:equation draw:name="f23" draw:formula="7*logheight/32"/>
                  <draw:equation draw:name="f24" draw:formula="50*logwidth/61"/>
                  <draw:equation draw:name="f25" draw:formula="11*logheight/32"/>
                  <draw:equation draw:name="f26" draw:formula="43*logwidth/61"/>
                  <draw:equation draw:name="f27" draw:formula="16*logheight/32"/>
                  <draw:equation draw:name="f28" draw:formula="34*logwidth/61"/>
                  <draw:equation draw:name="f29" draw:formula="22*logheight/32"/>
                  <draw:equation draw:name="f30" draw:formula="23*logwidth/61"/>
                  <draw:equation draw:name="f31" draw:formula="27*logheight/32"/>
                  <draw:equation draw:name="f32" draw:formula="12*logwidth/61"/>
                  <draw:equation draw:name="f33" draw:formula="29*logheight/32"/>
                  <draw:equation draw:name="f34" draw:formula="11*logwidth/61"/>
                  <draw:equation draw:name="f35" draw:formula="30*logheight/32"/>
                  <draw:equation draw:name="f36" draw:formula="8*logwidth/61"/>
                  <draw:equation draw:name="f37" draw:formula="30*logheight/32"/>
                  <draw:equation draw:name="f38" draw:formula="5*logwidth/61"/>
                  <draw:equation draw:name="f39" draw:formula="30*logheight/32"/>
                  <draw:equation draw:name="f40" draw:formula="3*logwidth/61"/>
                  <draw:equation draw:name="f41" draw:formula="31*logheight/32"/>
                  <draw:equation draw:name="f42" draw:formula="0*logwidth/61"/>
                  <draw:equation draw:name="f43" draw:formula="31*logheight/32"/>
                  <draw:equation draw:name="f44" draw:formula="0*logwidth/61"/>
                  <draw:equation draw:name="f45" draw:formula="32*logheight/32"/>
                  <draw:equation draw:name="f46" draw:formula="0*logwidth/61"/>
                  <draw:equation draw:name="f47" draw:formula="29*logheight/32"/>
                  <draw:equation draw:name="f48" draw:formula="2*logwidth/61"/>
                  <draw:equation draw:name="f49" draw:formula="26*logheight/32"/>
                  <draw:equation draw:name="f50" draw:formula="4*logwidth/61"/>
                  <draw:equation draw:name="f51" draw:formula="23*logheight/32"/>
                  <draw:equation draw:name="f52" draw:formula="6*logwidth/61"/>
                  <draw:equation draw:name="f53" draw:formula="21*logheight/32"/>
                  <draw:equation draw:name="f54" draw:formula="8*logwidth/61"/>
                  <draw:equation draw:name="f55" draw:formula="18*logheight/32"/>
                  <draw:equation draw:name="f56" draw:formula="9*logwidth/61"/>
                  <draw:equation draw:name="f57" draw:formula="18*logheight/32"/>
                  <draw:equation draw:name="f58" draw:formula="19*logwidth/61"/>
                  <draw:equation draw:name="f59" draw:formula="6*logheight/32"/>
                  <draw:equation draw:name="f60" draw:formula="31*logwidth/61"/>
                  <draw:equation draw:name="f61" draw:formula="1*logheight/32"/>
                  <draw:equation draw:name="f62" draw:formula="46*logwidth/61"/>
                  <draw:equation draw:name="f63" draw:formula="0*logheight/32"/>
                  <draw:equation draw:name="f64" draw:formula="logwidth"/>
                  <draw:equation draw:name="f65" draw:formula="logheight"/>
                </draw:enhanced-geometry>
              </draw:custom-shape>
              <draw:custom-shape draw:name="Freeform 58" draw:style-name="gr3" draw:text-style-name="P4" svg:width="1.58mm" svg:height="0.78mm" svg:x="17.68mm" svg:y="5.84mm">
                <text:p/>
                <draw:enhanced-geometry draw:mirror-horizontal="false" draw:mirror-vertical="false" drawooo:sub-view-size="47 21" draw:text-areas="0 0 ?f58 ?f59" svg:viewBox="0 0 0 0" draw:type="ooxml-non-primitive" draw:enhanced-path="M 35 0 L 38 0 40 0 43 0 45 0 47 0 45 0 45 2 44 3 42 4 39 6 32 11 26 14 18 17 10 19 9 19 6 19 4 19 2 20 0 20 0 21 0 18 2 15 4 13 6 11 7 11 15 3 24 0 35 0 Z N">
                  <draw:equation draw:name="f0" draw:formula="35*logwidth/47"/>
                  <draw:equation draw:name="f1" draw:formula="0*logheight/21"/>
                  <draw:equation draw:name="f2" draw:formula="38*logwidth/47"/>
                  <draw:equation draw:name="f3" draw:formula="0*logheight/21"/>
                  <draw:equation draw:name="f4" draw:formula="40*logwidth/47"/>
                  <draw:equation draw:name="f5" draw:formula="0*logheight/21"/>
                  <draw:equation draw:name="f6" draw:formula="43*logwidth/47"/>
                  <draw:equation draw:name="f7" draw:formula="0*logheight/21"/>
                  <draw:equation draw:name="f8" draw:formula="45*logwidth/47"/>
                  <draw:equation draw:name="f9" draw:formula="0*logheight/21"/>
                  <draw:equation draw:name="f10" draw:formula="47*logwidth/47"/>
                  <draw:equation draw:name="f11" draw:formula="0*logheight/21"/>
                  <draw:equation draw:name="f12" draw:formula="45*logwidth/47"/>
                  <draw:equation draw:name="f13" draw:formula="0*logheight/21"/>
                  <draw:equation draw:name="f14" draw:formula="45*logwidth/47"/>
                  <draw:equation draw:name="f15" draw:formula="2*logheight/21"/>
                  <draw:equation draw:name="f16" draw:formula="44*logwidth/47"/>
                  <draw:equation draw:name="f17" draw:formula="3*logheight/21"/>
                  <draw:equation draw:name="f18" draw:formula="42*logwidth/47"/>
                  <draw:equation draw:name="f19" draw:formula="4*logheight/21"/>
                  <draw:equation draw:name="f20" draw:formula="39*logwidth/47"/>
                  <draw:equation draw:name="f21" draw:formula="6*logheight/21"/>
                  <draw:equation draw:name="f22" draw:formula="32*logwidth/47"/>
                  <draw:equation draw:name="f23" draw:formula="11*logheight/21"/>
                  <draw:equation draw:name="f24" draw:formula="26*logwidth/47"/>
                  <draw:equation draw:name="f25" draw:formula="14*logheight/21"/>
                  <draw:equation draw:name="f26" draw:formula="18*logwidth/47"/>
                  <draw:equation draw:name="f27" draw:formula="17*logheight/21"/>
                  <draw:equation draw:name="f28" draw:formula="10*logwidth/47"/>
                  <draw:equation draw:name="f29" draw:formula="19*logheight/21"/>
                  <draw:equation draw:name="f30" draw:formula="9*logwidth/47"/>
                  <draw:equation draw:name="f31" draw:formula="19*logheight/21"/>
                  <draw:equation draw:name="f32" draw:formula="6*logwidth/47"/>
                  <draw:equation draw:name="f33" draw:formula="19*logheight/21"/>
                  <draw:equation draw:name="f34" draw:formula="4*logwidth/47"/>
                  <draw:equation draw:name="f35" draw:formula="19*logheight/21"/>
                  <draw:equation draw:name="f36" draw:formula="2*logwidth/47"/>
                  <draw:equation draw:name="f37" draw:formula="20*logheight/21"/>
                  <draw:equation draw:name="f38" draw:formula="0*logwidth/47"/>
                  <draw:equation draw:name="f39" draw:formula="20*logheight/21"/>
                  <draw:equation draw:name="f40" draw:formula="0*logwidth/47"/>
                  <draw:equation draw:name="f41" draw:formula="21*logheight/21"/>
                  <draw:equation draw:name="f42" draw:formula="0*logwidth/47"/>
                  <draw:equation draw:name="f43" draw:formula="18*logheight/21"/>
                  <draw:equation draw:name="f44" draw:formula="2*logwidth/47"/>
                  <draw:equation draw:name="f45" draw:formula="15*logheight/21"/>
                  <draw:equation draw:name="f46" draw:formula="4*logwidth/47"/>
                  <draw:equation draw:name="f47" draw:formula="13*logheight/21"/>
                  <draw:equation draw:name="f48" draw:formula="6*logwidth/47"/>
                  <draw:equation draw:name="f49" draw:formula="11*logheight/21"/>
                  <draw:equation draw:name="f50" draw:formula="7*logwidth/47"/>
                  <draw:equation draw:name="f51" draw:formula="11*logheight/21"/>
                  <draw:equation draw:name="f52" draw:formula="15*logwidth/47"/>
                  <draw:equation draw:name="f53" draw:formula="3*logheight/21"/>
                  <draw:equation draw:name="f54" draw:formula="24*logwidth/47"/>
                  <draw:equation draw:name="f55" draw:formula="0*logheight/21"/>
                  <draw:equation draw:name="f56" draw:formula="35*logwidth/47"/>
                  <draw:equation draw:name="f57" draw:formula="0*logheight/21"/>
                  <draw:equation draw:name="f58" draw:formula="logwidth"/>
                  <draw:equation draw:name="f59" draw:formula="logheight"/>
                </draw:enhanced-geometry>
              </draw:custom-shape>
              <draw:custom-shape draw:name="Freeform 59" draw:style-name="gr3" draw:text-style-name="P4" svg:width="1.84mm" svg:height="2.37mm" svg:x="5.78mm" svg:y="10.07mm">
                <text:p/>
                <draw:enhanced-geometry draw:mirror-horizontal="false" draw:mirror-vertical="false" drawooo:sub-view-size="48 71" draw:text-areas="0 0 ?f74 ?f75" svg:viewBox="0 0 0 0" draw:type="ooxml-non-primitive" draw:enhanced-path="M 48 0 L 48 3 47 12 47 21 46 30 45 36 41 49 34 63 33 65 31 67 29 70 27 71 25 71 23 70 21 67 20 65 20 62 19 59 18 58 13 47 7 36 7 33 0 14 0 10 0 5 0 1 4 1 9 2 12 2 16 3 19 4 24 5 27 4 33 3 41 2 46 1 48 0 Z N">
                  <draw:equation draw:name="f0" draw:formula="48*logwidth/48"/>
                  <draw:equation draw:name="f1" draw:formula="0*logheight/71"/>
                  <draw:equation draw:name="f2" draw:formula="48*logwidth/48"/>
                  <draw:equation draw:name="f3" draw:formula="3*logheight/71"/>
                  <draw:equation draw:name="f4" draw:formula="47*logwidth/48"/>
                  <draw:equation draw:name="f5" draw:formula="12*logheight/71"/>
                  <draw:equation draw:name="f6" draw:formula="47*logwidth/48"/>
                  <draw:equation draw:name="f7" draw:formula="21*logheight/71"/>
                  <draw:equation draw:name="f8" draw:formula="46*logwidth/48"/>
                  <draw:equation draw:name="f9" draw:formula="30*logheight/71"/>
                  <draw:equation draw:name="f10" draw:formula="45*logwidth/48"/>
                  <draw:equation draw:name="f11" draw:formula="36*logheight/71"/>
                  <draw:equation draw:name="f12" draw:formula="41*logwidth/48"/>
                  <draw:equation draw:name="f13" draw:formula="49*logheight/71"/>
                  <draw:equation draw:name="f14" draw:formula="34*logwidth/48"/>
                  <draw:equation draw:name="f15" draw:formula="63*logheight/71"/>
                  <draw:equation draw:name="f16" draw:formula="33*logwidth/48"/>
                  <draw:equation draw:name="f17" draw:formula="65*logheight/71"/>
                  <draw:equation draw:name="f18" draw:formula="31*logwidth/48"/>
                  <draw:equation draw:name="f19" draw:formula="67*logheight/71"/>
                  <draw:equation draw:name="f20" draw:formula="29*logwidth/48"/>
                  <draw:equation draw:name="f21" draw:formula="70*logheight/71"/>
                  <draw:equation draw:name="f22" draw:formula="27*logwidth/48"/>
                  <draw:equation draw:name="f23" draw:formula="71*logheight/71"/>
                  <draw:equation draw:name="f24" draw:formula="25*logwidth/48"/>
                  <draw:equation draw:name="f25" draw:formula="71*logheight/71"/>
                  <draw:equation draw:name="f26" draw:formula="23*logwidth/48"/>
                  <draw:equation draw:name="f27" draw:formula="70*logheight/71"/>
                  <draw:equation draw:name="f28" draw:formula="21*logwidth/48"/>
                  <draw:equation draw:name="f29" draw:formula="67*logheight/71"/>
                  <draw:equation draw:name="f30" draw:formula="20*logwidth/48"/>
                  <draw:equation draw:name="f31" draw:formula="65*logheight/71"/>
                  <draw:equation draw:name="f32" draw:formula="20*logwidth/48"/>
                  <draw:equation draw:name="f33" draw:formula="62*logheight/71"/>
                  <draw:equation draw:name="f34" draw:formula="19*logwidth/48"/>
                  <draw:equation draw:name="f35" draw:formula="59*logheight/71"/>
                  <draw:equation draw:name="f36" draw:formula="18*logwidth/48"/>
                  <draw:equation draw:name="f37" draw:formula="58*logheight/71"/>
                  <draw:equation draw:name="f38" draw:formula="13*logwidth/48"/>
                  <draw:equation draw:name="f39" draw:formula="47*logheight/71"/>
                  <draw:equation draw:name="f40" draw:formula="7*logwidth/48"/>
                  <draw:equation draw:name="f41" draw:formula="36*logheight/71"/>
                  <draw:equation draw:name="f42" draw:formula="7*logwidth/48"/>
                  <draw:equation draw:name="f43" draw:formula="33*logheight/71"/>
                  <draw:equation draw:name="f44" draw:formula="0*logwidth/48"/>
                  <draw:equation draw:name="f45" draw:formula="14*logheight/71"/>
                  <draw:equation draw:name="f46" draw:formula="0*logwidth/48"/>
                  <draw:equation draw:name="f47" draw:formula="10*logheight/71"/>
                  <draw:equation draw:name="f48" draw:formula="0*logwidth/48"/>
                  <draw:equation draw:name="f49" draw:formula="5*logheight/71"/>
                  <draw:equation draw:name="f50" draw:formula="0*logwidth/48"/>
                  <draw:equation draw:name="f51" draw:formula="1*logheight/71"/>
                  <draw:equation draw:name="f52" draw:formula="4*logwidth/48"/>
                  <draw:equation draw:name="f53" draw:formula="1*logheight/71"/>
                  <draw:equation draw:name="f54" draw:formula="9*logwidth/48"/>
                  <draw:equation draw:name="f55" draw:formula="2*logheight/71"/>
                  <draw:equation draw:name="f56" draw:formula="12*logwidth/48"/>
                  <draw:equation draw:name="f57" draw:formula="2*logheight/71"/>
                  <draw:equation draw:name="f58" draw:formula="16*logwidth/48"/>
                  <draw:equation draw:name="f59" draw:formula="3*logheight/71"/>
                  <draw:equation draw:name="f60" draw:formula="19*logwidth/48"/>
                  <draw:equation draw:name="f61" draw:formula="4*logheight/71"/>
                  <draw:equation draw:name="f62" draw:formula="24*logwidth/48"/>
                  <draw:equation draw:name="f63" draw:formula="5*logheight/71"/>
                  <draw:equation draw:name="f64" draw:formula="27*logwidth/48"/>
                  <draw:equation draw:name="f65" draw:formula="4*logheight/71"/>
                  <draw:equation draw:name="f66" draw:formula="33*logwidth/48"/>
                  <draw:equation draw:name="f67" draw:formula="3*logheight/71"/>
                  <draw:equation draw:name="f68" draw:formula="41*logwidth/48"/>
                  <draw:equation draw:name="f69" draw:formula="2*logheight/71"/>
                  <draw:equation draw:name="f70" draw:formula="46*logwidth/48"/>
                  <draw:equation draw:name="f71" draw:formula="1*logheight/71"/>
                  <draw:equation draw:name="f72" draw:formula="48*logwidth/48"/>
                  <draw:equation draw:name="f73" draw:formula="0*logheight/71"/>
                  <draw:equation draw:name="f74" draw:formula="logwidth"/>
                  <draw:equation draw:name="f75" draw:formula="logheight"/>
                </draw:enhanced-geometry>
              </draw:custom-shape>
              <draw:custom-shape draw:name="Freeform 60" draw:style-name="gr3" draw:text-style-name="P4" svg:width="2.64mm" svg:height="2.11mm" svg:x="4.98mm" svg:y="7.95mm">
                <text:p/>
                <draw:enhanced-geometry draw:mirror-horizontal="false" draw:mirror-vertical="false" drawooo:sub-view-size="68 68" draw:text-areas="0 0 ?f66 ?f67" svg:viewBox="0 0 0 0" draw:type="ooxml-non-primitive" draw:enhanced-path="M 5 0 L 14 11 22 20 29 33 31 44 34 56 35 49 39 41 45 35 47 33 51 28 58 24 63 20 67 17 68 15 66 27 63 41 58 53 52 64 50 65 43 65 34 67 26 68 22 68 18 68 15 67 12 64 10 62 7 59 2 45 0 30 2 15 5 0 Z N">
                  <draw:equation draw:name="f0" draw:formula="5*logwidth/68"/>
                  <draw:equation draw:name="f1" draw:formula="0*logheight/68"/>
                  <draw:equation draw:name="f2" draw:formula="14*logwidth/68"/>
                  <draw:equation draw:name="f3" draw:formula="11*logheight/68"/>
                  <draw:equation draw:name="f4" draw:formula="22*logwidth/68"/>
                  <draw:equation draw:name="f5" draw:formula="20*logheight/68"/>
                  <draw:equation draw:name="f6" draw:formula="29*logwidth/68"/>
                  <draw:equation draw:name="f7" draw:formula="33*logheight/68"/>
                  <draw:equation draw:name="f8" draw:formula="31*logwidth/68"/>
                  <draw:equation draw:name="f9" draw:formula="44*logheight/68"/>
                  <draw:equation draw:name="f10" draw:formula="34*logwidth/68"/>
                  <draw:equation draw:name="f11" draw:formula="56*logheight/68"/>
                  <draw:equation draw:name="f12" draw:formula="35*logwidth/68"/>
                  <draw:equation draw:name="f13" draw:formula="49*logheight/68"/>
                  <draw:equation draw:name="f14" draw:formula="39*logwidth/68"/>
                  <draw:equation draw:name="f15" draw:formula="41*logheight/68"/>
                  <draw:equation draw:name="f16" draw:formula="45*logwidth/68"/>
                  <draw:equation draw:name="f17" draw:formula="35*logheight/68"/>
                  <draw:equation draw:name="f18" draw:formula="47*logwidth/68"/>
                  <draw:equation draw:name="f19" draw:formula="33*logheight/68"/>
                  <draw:equation draw:name="f20" draw:formula="51*logwidth/68"/>
                  <draw:equation draw:name="f21" draw:formula="28*logheight/68"/>
                  <draw:equation draw:name="f22" draw:formula="58*logwidth/68"/>
                  <draw:equation draw:name="f23" draw:formula="24*logheight/68"/>
                  <draw:equation draw:name="f24" draw:formula="63*logwidth/68"/>
                  <draw:equation draw:name="f25" draw:formula="20*logheight/68"/>
                  <draw:equation draw:name="f26" draw:formula="67*logwidth/68"/>
                  <draw:equation draw:name="f27" draw:formula="17*logheight/68"/>
                  <draw:equation draw:name="f28" draw:formula="68*logwidth/68"/>
                  <draw:equation draw:name="f29" draw:formula="15*logheight/68"/>
                  <draw:equation draw:name="f30" draw:formula="66*logwidth/68"/>
                  <draw:equation draw:name="f31" draw:formula="27*logheight/68"/>
                  <draw:equation draw:name="f32" draw:formula="63*logwidth/68"/>
                  <draw:equation draw:name="f33" draw:formula="41*logheight/68"/>
                  <draw:equation draw:name="f34" draw:formula="58*logwidth/68"/>
                  <draw:equation draw:name="f35" draw:formula="53*logheight/68"/>
                  <draw:equation draw:name="f36" draw:formula="52*logwidth/68"/>
                  <draw:equation draw:name="f37" draw:formula="64*logheight/68"/>
                  <draw:equation draw:name="f38" draw:formula="50*logwidth/68"/>
                  <draw:equation draw:name="f39" draw:formula="65*logheight/68"/>
                  <draw:equation draw:name="f40" draw:formula="43*logwidth/68"/>
                  <draw:equation draw:name="f41" draw:formula="65*logheight/68"/>
                  <draw:equation draw:name="f42" draw:formula="34*logwidth/68"/>
                  <draw:equation draw:name="f43" draw:formula="67*logheight/68"/>
                  <draw:equation draw:name="f44" draw:formula="26*logwidth/68"/>
                  <draw:equation draw:name="f45" draw:formula="68*logheight/68"/>
                  <draw:equation draw:name="f46" draw:formula="22*logwidth/68"/>
                  <draw:equation draw:name="f47" draw:formula="68*logheight/68"/>
                  <draw:equation draw:name="f48" draw:formula="18*logwidth/68"/>
                  <draw:equation draw:name="f49" draw:formula="68*logheight/68"/>
                  <draw:equation draw:name="f50" draw:formula="15*logwidth/68"/>
                  <draw:equation draw:name="f51" draw:formula="67*logheight/68"/>
                  <draw:equation draw:name="f52" draw:formula="12*logwidth/68"/>
                  <draw:equation draw:name="f53" draw:formula="64*logheight/68"/>
                  <draw:equation draw:name="f54" draw:formula="10*logwidth/68"/>
                  <draw:equation draw:name="f55" draw:formula="62*logheight/68"/>
                  <draw:equation draw:name="f56" draw:formula="7*logwidth/68"/>
                  <draw:equation draw:name="f57" draw:formula="59*logheight/68"/>
                  <draw:equation draw:name="f58" draw:formula="2*logwidth/68"/>
                  <draw:equation draw:name="f59" draw:formula="45*logheight/68"/>
                  <draw:equation draw:name="f60" draw:formula="0*logwidth/68"/>
                  <draw:equation draw:name="f61" draw:formula="30*logheight/68"/>
                  <draw:equation draw:name="f62" draw:formula="2*logwidth/68"/>
                  <draw:equation draw:name="f63" draw:formula="15*logheight/68"/>
                  <draw:equation draw:name="f64" draw:formula="5*logwidth/68"/>
                  <draw:equation draw:name="f65" draw:formula="0*logheight/68"/>
                  <draw:equation draw:name="f66" draw:formula="logwidth"/>
                  <draw:equation draw:name="f67" draw:formula="logheight"/>
                </draw:enhanced-geometry>
              </draw:custom-shape>
              <draw:custom-shape draw:name="Freeform 61" draw:style-name="gr3" draw:text-style-name="P4" svg:width="2.11mm" svg:height="1.31mm" svg:x="3.13mm" svg:y="8.75mm">
                <text:p/>
                <draw:enhanced-geometry draw:mirror-horizontal="false" draw:mirror-vertical="false" drawooo:sub-view-size="57 38" draw:text-areas="0 0 ?f36 ?f37" svg:viewBox="0 0 0 0" draw:type="ooxml-non-primitive" draw:enhanced-path="M 0 0 L 4 0 13 1 24 2 33 2 40 3 45 8 51 12 55 19 57 26 57 32 54 36 46 38 35 36 25 29 15 19 6 9 0 0 Z N">
                  <draw:equation draw:name="f0" draw:formula="0*logwidth/57"/>
                  <draw:equation draw:name="f1" draw:formula="0*logheight/38"/>
                  <draw:equation draw:name="f2" draw:formula="4*logwidth/57"/>
                  <draw:equation draw:name="f3" draw:formula="0*logheight/38"/>
                  <draw:equation draw:name="f4" draw:formula="13*logwidth/57"/>
                  <draw:equation draw:name="f5" draw:formula="1*logheight/38"/>
                  <draw:equation draw:name="f6" draw:formula="24*logwidth/57"/>
                  <draw:equation draw:name="f7" draw:formula="2*logheight/38"/>
                  <draw:equation draw:name="f8" draw:formula="33*logwidth/57"/>
                  <draw:equation draw:name="f9" draw:formula="2*logheight/38"/>
                  <draw:equation draw:name="f10" draw:formula="40*logwidth/57"/>
                  <draw:equation draw:name="f11" draw:formula="3*logheight/38"/>
                  <draw:equation draw:name="f12" draw:formula="45*logwidth/57"/>
                  <draw:equation draw:name="f13" draw:formula="8*logheight/38"/>
                  <draw:equation draw:name="f14" draw:formula="51*logwidth/57"/>
                  <draw:equation draw:name="f15" draw:formula="12*logheight/38"/>
                  <draw:equation draw:name="f16" draw:formula="55*logwidth/57"/>
                  <draw:equation draw:name="f17" draw:formula="19*logheight/38"/>
                  <draw:equation draw:name="f18" draw:formula="57*logwidth/57"/>
                  <draw:equation draw:name="f19" draw:formula="26*logheight/38"/>
                  <draw:equation draw:name="f20" draw:formula="57*logwidth/57"/>
                  <draw:equation draw:name="f21" draw:formula="32*logheight/38"/>
                  <draw:equation draw:name="f22" draw:formula="54*logwidth/57"/>
                  <draw:equation draw:name="f23" draw:formula="36*logheight/38"/>
                  <draw:equation draw:name="f24" draw:formula="46*logwidth/57"/>
                  <draw:equation draw:name="f25" draw:formula="38*logheight/38"/>
                  <draw:equation draw:name="f26" draw:formula="35*logwidth/57"/>
                  <draw:equation draw:name="f27" draw:formula="36*logheight/38"/>
                  <draw:equation draw:name="f28" draw:formula="25*logwidth/57"/>
                  <draw:equation draw:name="f29" draw:formula="29*logheight/38"/>
                  <draw:equation draw:name="f30" draw:formula="15*logwidth/57"/>
                  <draw:equation draw:name="f31" draw:formula="19*logheight/38"/>
                  <draw:equation draw:name="f32" draw:formula="6*logwidth/57"/>
                  <draw:equation draw:name="f33" draw:formula="9*logheight/38"/>
                  <draw:equation draw:name="f34" draw:formula="0*logwidth/57"/>
                  <draw:equation draw:name="f35" draw:formula="0*logheight/38"/>
                  <draw:equation draw:name="f36" draw:formula="logwidth"/>
                  <draw:equation draw:name="f37" draw:formula="logheight"/>
                </draw:enhanced-geometry>
              </draw:custom-shape>
              <draw:custom-shape draw:name="Freeform 62" draw:style-name="gr3" draw:text-style-name="P4" svg:width="1.58mm" svg:height="1.58mm" svg:x="7.36mm" svg:y="8.48mm">
                <text:p/>
                <draw:enhanced-geometry draw:mirror-horizontal="false" draw:mirror-vertical="false" drawooo:sub-view-size="39 45" draw:text-areas="0 0 ?f40 ?f41" svg:viewBox="0 0 0 0" draw:type="ooxml-non-primitive" draw:enhanced-path="M 38 0 L 39 2 38 14 32 26 25 35 21 39 16 42 11 45 5 45 1 43 0 36 1 30 4 23 8 17 10 15 14 11 21 8 27 5 33 1 38 0 Z N">
                  <draw:equation draw:name="f0" draw:formula="38*logwidth/39"/>
                  <draw:equation draw:name="f1" draw:formula="0*logheight/45"/>
                  <draw:equation draw:name="f2" draw:formula="39*logwidth/39"/>
                  <draw:equation draw:name="f3" draw:formula="2*logheight/45"/>
                  <draw:equation draw:name="f4" draw:formula="38*logwidth/39"/>
                  <draw:equation draw:name="f5" draw:formula="14*logheight/45"/>
                  <draw:equation draw:name="f6" draw:formula="32*logwidth/39"/>
                  <draw:equation draw:name="f7" draw:formula="26*logheight/45"/>
                  <draw:equation draw:name="f8" draw:formula="25*logwidth/39"/>
                  <draw:equation draw:name="f9" draw:formula="35*logheight/45"/>
                  <draw:equation draw:name="f10" draw:formula="21*logwidth/39"/>
                  <draw:equation draw:name="f11" draw:formula="39*logheight/45"/>
                  <draw:equation draw:name="f12" draw:formula="16*logwidth/39"/>
                  <draw:equation draw:name="f13" draw:formula="42*logheight/45"/>
                  <draw:equation draw:name="f14" draw:formula="11*logwidth/39"/>
                  <draw:equation draw:name="f15" draw:formula="45*logheight/45"/>
                  <draw:equation draw:name="f16" draw:formula="5*logwidth/39"/>
                  <draw:equation draw:name="f17" draw:formula="45*logheight/45"/>
                  <draw:equation draw:name="f18" draw:formula="1*logwidth/39"/>
                  <draw:equation draw:name="f19" draw:formula="43*logheight/45"/>
                  <draw:equation draw:name="f20" draw:formula="0*logwidth/39"/>
                  <draw:equation draw:name="f21" draw:formula="36*logheight/45"/>
                  <draw:equation draw:name="f22" draw:formula="1*logwidth/39"/>
                  <draw:equation draw:name="f23" draw:formula="30*logheight/45"/>
                  <draw:equation draw:name="f24" draw:formula="4*logwidth/39"/>
                  <draw:equation draw:name="f25" draw:formula="23*logheight/45"/>
                  <draw:equation draw:name="f26" draw:formula="8*logwidth/39"/>
                  <draw:equation draw:name="f27" draw:formula="17*logheight/45"/>
                  <draw:equation draw:name="f28" draw:formula="10*logwidth/39"/>
                  <draw:equation draw:name="f29" draw:formula="15*logheight/45"/>
                  <draw:equation draw:name="f30" draw:formula="14*logwidth/39"/>
                  <draw:equation draw:name="f31" draw:formula="11*logheight/45"/>
                  <draw:equation draw:name="f32" draw:formula="21*logwidth/39"/>
                  <draw:equation draw:name="f33" draw:formula="8*logheight/45"/>
                  <draw:equation draw:name="f34" draw:formula="27*logwidth/39"/>
                  <draw:equation draw:name="f35" draw:formula="5*logheight/45"/>
                  <draw:equation draw:name="f36" draw:formula="33*logwidth/39"/>
                  <draw:equation draw:name="f37" draw:formula="1*logheight/45"/>
                  <draw:equation draw:name="f38" draw:formula="38*logwidth/39"/>
                  <draw:equation draw:name="f39" draw:formula="0*logheight/45"/>
                  <draw:equation draw:name="f40" draw:formula="logwidth"/>
                  <draw:equation draw:name="f41" draw:formula="logheight"/>
                </draw:enhanced-geometry>
              </draw:custom-shape>
              <draw:custom-shape draw:name="Freeform 63" draw:style-name="gr3" draw:text-style-name="P4" svg:width="1.84mm" svg:height="1.58mm" svg:x="2.87mm" svg:y="7.16mm">
                <text:p/>
                <draw:enhanced-geometry draw:mirror-horizontal="false" draw:mirror-vertical="false" drawooo:sub-view-size="51 49" draw:text-areas="0 0 ?f32 ?f33" svg:viewBox="0 0 0 0" draw:type="ooxml-non-primitive" draw:enhanced-path="M 0 0 L 13 3 27 8 39 15 45 23 47 31 49 40 51 49 43 49 36 46 28 42 21 38 12 32 6 23 1 12 0 0 Z N">
                  <draw:equation draw:name="f0" draw:formula="0*logwidth/51"/>
                  <draw:equation draw:name="f1" draw:formula="0*logheight/49"/>
                  <draw:equation draw:name="f2" draw:formula="13*logwidth/51"/>
                  <draw:equation draw:name="f3" draw:formula="3*logheight/49"/>
                  <draw:equation draw:name="f4" draw:formula="27*logwidth/51"/>
                  <draw:equation draw:name="f5" draw:formula="8*logheight/49"/>
                  <draw:equation draw:name="f6" draw:formula="39*logwidth/51"/>
                  <draw:equation draw:name="f7" draw:formula="15*logheight/49"/>
                  <draw:equation draw:name="f8" draw:formula="45*logwidth/51"/>
                  <draw:equation draw:name="f9" draw:formula="23*logheight/49"/>
                  <draw:equation draw:name="f10" draw:formula="47*logwidth/51"/>
                  <draw:equation draw:name="f11" draw:formula="31*logheight/49"/>
                  <draw:equation draw:name="f12" draw:formula="49*logwidth/51"/>
                  <draw:equation draw:name="f13" draw:formula="40*logheight/49"/>
                  <draw:equation draw:name="f14" draw:formula="51*logwidth/51"/>
                  <draw:equation draw:name="f15" draw:formula="49*logheight/49"/>
                  <draw:equation draw:name="f16" draw:formula="43*logwidth/51"/>
                  <draw:equation draw:name="f17" draw:formula="49*logheight/49"/>
                  <draw:equation draw:name="f18" draw:formula="36*logwidth/51"/>
                  <draw:equation draw:name="f19" draw:formula="46*logheight/49"/>
                  <draw:equation draw:name="f20" draw:formula="28*logwidth/51"/>
                  <draw:equation draw:name="f21" draw:formula="42*logheight/49"/>
                  <draw:equation draw:name="f22" draw:formula="21*logwidth/51"/>
                  <draw:equation draw:name="f23" draw:formula="38*logheight/49"/>
                  <draw:equation draw:name="f24" draw:formula="12*logwidth/51"/>
                  <draw:equation draw:name="f25" draw:formula="32*logheight/49"/>
                  <draw:equation draw:name="f26" draw:formula="6*logwidth/51"/>
                  <draw:equation draw:name="f27" draw:formula="23*logheight/49"/>
                  <draw:equation draw:name="f28" draw:formula="1*logwidth/51"/>
                  <draw:equation draw:name="f29" draw:formula="12*logheight/49"/>
                  <draw:equation draw:name="f30" draw:formula="0*logwidth/51"/>
                  <draw:equation draw:name="f31" draw:formula="0*logheight/49"/>
                  <draw:equation draw:name="f32" draw:formula="logwidth"/>
                  <draw:equation draw:name="f33" draw:formula="logheight"/>
                </draw:enhanced-geometry>
              </draw:custom-shape>
              <draw:custom-shape draw:name="Freeform 64" draw:style-name="gr3" draw:text-style-name="P4" svg:width="1.31mm" svg:height="2.11mm" svg:x="4.72mm" svg:y="6.63mm">
                <text:p/>
                <draw:enhanced-geometry draw:mirror-horizontal="false" draw:mirror-vertical="false" drawooo:sub-view-size="34 61" draw:text-areas="0 0 ?f48 ?f49" svg:viewBox="0 0 0 0" draw:type="ooxml-non-primitive" draw:enhanced-path="M 5 0 L 15 10 23 21 30 33 34 48 30 45 28 42 25 40 20 38 17 35 14 38 12 43 10 50 8 58 10 61 4 53 0 47 0 39 1 29 2 24 4 17 6 10 6 5 5 0 Z N">
                  <draw:equation draw:name="f0" draw:formula="5*logwidth/34"/>
                  <draw:equation draw:name="f1" draw:formula="0*logheight/61"/>
                  <draw:equation draw:name="f2" draw:formula="15*logwidth/34"/>
                  <draw:equation draw:name="f3" draw:formula="10*logheight/61"/>
                  <draw:equation draw:name="f4" draw:formula="23*logwidth/34"/>
                  <draw:equation draw:name="f5" draw:formula="21*logheight/61"/>
                  <draw:equation draw:name="f6" draw:formula="30*logwidth/34"/>
                  <draw:equation draw:name="f7" draw:formula="33*logheight/61"/>
                  <draw:equation draw:name="f8" draw:formula="34*logwidth/34"/>
                  <draw:equation draw:name="f9" draw:formula="48*logheight/61"/>
                  <draw:equation draw:name="f10" draw:formula="30*logwidth/34"/>
                  <draw:equation draw:name="f11" draw:formula="45*logheight/61"/>
                  <draw:equation draw:name="f12" draw:formula="28*logwidth/34"/>
                  <draw:equation draw:name="f13" draw:formula="42*logheight/61"/>
                  <draw:equation draw:name="f14" draw:formula="25*logwidth/34"/>
                  <draw:equation draw:name="f15" draw:formula="40*logheight/61"/>
                  <draw:equation draw:name="f16" draw:formula="20*logwidth/34"/>
                  <draw:equation draw:name="f17" draw:formula="38*logheight/61"/>
                  <draw:equation draw:name="f18" draw:formula="17*logwidth/34"/>
                  <draw:equation draw:name="f19" draw:formula="35*logheight/61"/>
                  <draw:equation draw:name="f20" draw:formula="14*logwidth/34"/>
                  <draw:equation draw:name="f21" draw:formula="38*logheight/61"/>
                  <draw:equation draw:name="f22" draw:formula="12*logwidth/34"/>
                  <draw:equation draw:name="f23" draw:formula="43*logheight/61"/>
                  <draw:equation draw:name="f24" draw:formula="10*logwidth/34"/>
                  <draw:equation draw:name="f25" draw:formula="50*logheight/61"/>
                  <draw:equation draw:name="f26" draw:formula="8*logwidth/34"/>
                  <draw:equation draw:name="f27" draw:formula="58*logheight/61"/>
                  <draw:equation draw:name="f28" draw:formula="10*logwidth/34"/>
                  <draw:equation draw:name="f29" draw:formula="61*logheight/61"/>
                  <draw:equation draw:name="f30" draw:formula="4*logwidth/34"/>
                  <draw:equation draw:name="f31" draw:formula="53*logheight/61"/>
                  <draw:equation draw:name="f32" draw:formula="0*logwidth/34"/>
                  <draw:equation draw:name="f33" draw:formula="47*logheight/61"/>
                  <draw:equation draw:name="f34" draw:formula="0*logwidth/34"/>
                  <draw:equation draw:name="f35" draw:formula="39*logheight/61"/>
                  <draw:equation draw:name="f36" draw:formula="1*logwidth/34"/>
                  <draw:equation draw:name="f37" draw:formula="29*logheight/61"/>
                  <draw:equation draw:name="f38" draw:formula="2*logwidth/34"/>
                  <draw:equation draw:name="f39" draw:formula="24*logheight/61"/>
                  <draw:equation draw:name="f40" draw:formula="4*logwidth/34"/>
                  <draw:equation draw:name="f41" draw:formula="17*logheight/61"/>
                  <draw:equation draw:name="f42" draw:formula="6*logwidth/34"/>
                  <draw:equation draw:name="f43" draw:formula="10*logheight/61"/>
                  <draw:equation draw:name="f44" draw:formula="6*logwidth/34"/>
                  <draw:equation draw:name="f45" draw:formula="5*logheight/61"/>
                  <draw:equation draw:name="f46" draw:formula="5*logwidth/34"/>
                  <draw:equation draw:name="f47" draw:formula="0*logheight/61"/>
                  <draw:equation draw:name="f48" draw:formula="logwidth"/>
                  <draw:equation draw:name="f49" draw:formula="logheight"/>
                </draw:enhanced-geometry>
              </draw:custom-shape>
              <draw:custom-shape draw:name="Freeform 65" draw:style-name="gr3" draw:text-style-name="P4" svg:width="0.78mm" svg:height="2.11mm" svg:x="6.04mm" svg:y="6.89mm">
                <text:p/>
                <draw:enhanced-geometry draw:mirror-horizontal="false" draw:mirror-vertical="false" drawooo:sub-view-size="22 61" draw:text-areas="0 0 ?f32 ?f33" svg:viewBox="0 0 0 0" draw:type="ooxml-non-primitive" draw:enhanced-path="M 20 0 L 22 16 22 31 18 47 11 61 11 58 10 56 9 54 6 52 4 51 2 48 0 47 2 35 5 21 11 9 20 0 Z N">
                  <draw:equation draw:name="f0" draw:formula="20*logwidth/22"/>
                  <draw:equation draw:name="f1" draw:formula="0*logheight/61"/>
                  <draw:equation draw:name="f2" draw:formula="22*logwidth/22"/>
                  <draw:equation draw:name="f3" draw:formula="16*logheight/61"/>
                  <draw:equation draw:name="f4" draw:formula="22*logwidth/22"/>
                  <draw:equation draw:name="f5" draw:formula="31*logheight/61"/>
                  <draw:equation draw:name="f6" draw:formula="18*logwidth/22"/>
                  <draw:equation draw:name="f7" draw:formula="47*logheight/61"/>
                  <draw:equation draw:name="f8" draw:formula="11*logwidth/22"/>
                  <draw:equation draw:name="f9" draw:formula="61*logheight/61"/>
                  <draw:equation draw:name="f10" draw:formula="11*logwidth/22"/>
                  <draw:equation draw:name="f11" draw:formula="58*logheight/61"/>
                  <draw:equation draw:name="f12" draw:formula="10*logwidth/22"/>
                  <draw:equation draw:name="f13" draw:formula="56*logheight/61"/>
                  <draw:equation draw:name="f14" draw:formula="9*logwidth/22"/>
                  <draw:equation draw:name="f15" draw:formula="54*logheight/61"/>
                  <draw:equation draw:name="f16" draw:formula="6*logwidth/22"/>
                  <draw:equation draw:name="f17" draw:formula="52*logheight/61"/>
                  <draw:equation draw:name="f18" draw:formula="4*logwidth/22"/>
                  <draw:equation draw:name="f19" draw:formula="51*logheight/61"/>
                  <draw:equation draw:name="f20" draw:formula="2*logwidth/22"/>
                  <draw:equation draw:name="f21" draw:formula="48*logheight/61"/>
                  <draw:equation draw:name="f22" draw:formula="0*logwidth/22"/>
                  <draw:equation draw:name="f23" draw:formula="47*logheight/61"/>
                  <draw:equation draw:name="f24" draw:formula="2*logwidth/22"/>
                  <draw:equation draw:name="f25" draw:formula="35*logheight/61"/>
                  <draw:equation draw:name="f26" draw:formula="5*logwidth/22"/>
                  <draw:equation draw:name="f27" draw:formula="21*logheight/61"/>
                  <draw:equation draw:name="f28" draw:formula="11*logwidth/22"/>
                  <draw:equation draw:name="f29" draw:formula="9*logheight/61"/>
                  <draw:equation draw:name="f30" draw:formula="20*logwidth/22"/>
                  <draw:equation draw:name="f31" draw:formula="0*logheight/61"/>
                  <draw:equation draw:name="f32" draw:formula="logwidth"/>
                  <draw:equation draw:name="f33" draw:formula="logheight"/>
                </draw:enhanced-geometry>
              </draw:custom-shape>
              <draw:custom-shape draw:name="Freeform 66" draw:style-name="gr3" draw:text-style-name="P4" svg:width="1.31mm" svg:height="2.37mm" svg:x="7.1mm" svg:y="6.1mm">
                <text:p/>
                <draw:enhanced-geometry draw:mirror-horizontal="false" draw:mirror-vertical="false" drawooo:sub-view-size="34 79" draw:text-areas="0 0 ?f40 ?f41" svg:viewBox="0 0 0 0" draw:type="ooxml-non-primitive" draw:enhanced-path="M 31 0 L 32 9 34 19 34 28 33 37 30 43 25 49 21 54 17 60 14 64 7 70 3 76 0 79 2 64 1 49 1 34 5 23 11 13 21 5 31 0 Z N">
                  <draw:equation draw:name="f0" draw:formula="31*logwidth/34"/>
                  <draw:equation draw:name="f1" draw:formula="0*logheight/79"/>
                  <draw:equation draw:name="f2" draw:formula="32*logwidth/34"/>
                  <draw:equation draw:name="f3" draw:formula="9*logheight/79"/>
                  <draw:equation draw:name="f4" draw:formula="34*logwidth/34"/>
                  <draw:equation draw:name="f5" draw:formula="19*logheight/79"/>
                  <draw:equation draw:name="f6" draw:formula="34*logwidth/34"/>
                  <draw:equation draw:name="f7" draw:formula="28*logheight/79"/>
                  <draw:equation draw:name="f8" draw:formula="33*logwidth/34"/>
                  <draw:equation draw:name="f9" draw:formula="37*logheight/79"/>
                  <draw:equation draw:name="f10" draw:formula="30*logwidth/34"/>
                  <draw:equation draw:name="f11" draw:formula="43*logheight/79"/>
                  <draw:equation draw:name="f12" draw:formula="25*logwidth/34"/>
                  <draw:equation draw:name="f13" draw:formula="49*logheight/79"/>
                  <draw:equation draw:name="f14" draw:formula="21*logwidth/34"/>
                  <draw:equation draw:name="f15" draw:formula="54*logheight/79"/>
                  <draw:equation draw:name="f16" draw:formula="17*logwidth/34"/>
                  <draw:equation draw:name="f17" draw:formula="60*logheight/79"/>
                  <draw:equation draw:name="f18" draw:formula="14*logwidth/34"/>
                  <draw:equation draw:name="f19" draw:formula="64*logheight/79"/>
                  <draw:equation draw:name="f20" draw:formula="7*logwidth/34"/>
                  <draw:equation draw:name="f21" draw:formula="70*logheight/79"/>
                  <draw:equation draw:name="f22" draw:formula="3*logwidth/34"/>
                  <draw:equation draw:name="f23" draw:formula="76*logheight/79"/>
                  <draw:equation draw:name="f24" draw:formula="0*logwidth/34"/>
                  <draw:equation draw:name="f25" draw:formula="79*logheight/79"/>
                  <draw:equation draw:name="f26" draw:formula="2*logwidth/34"/>
                  <draw:equation draw:name="f27" draw:formula="64*logheight/79"/>
                  <draw:equation draw:name="f28" draw:formula="1*logwidth/34"/>
                  <draw:equation draw:name="f29" draw:formula="49*logheight/79"/>
                  <draw:equation draw:name="f30" draw:formula="1*logwidth/34"/>
                  <draw:equation draw:name="f31" draw:formula="34*logheight/79"/>
                  <draw:equation draw:name="f32" draw:formula="5*logwidth/34"/>
                  <draw:equation draw:name="f33" draw:formula="23*logheight/79"/>
                  <draw:equation draw:name="f34" draw:formula="11*logwidth/34"/>
                  <draw:equation draw:name="f35" draw:formula="13*logheight/79"/>
                  <draw:equation draw:name="f36" draw:formula="21*logwidth/34"/>
                  <draw:equation draw:name="f37" draw:formula="5*logheight/79"/>
                  <draw:equation draw:name="f38" draw:formula="31*logwidth/34"/>
                  <draw:equation draw:name="f39" draw:formula="0*logheight/79"/>
                  <draw:equation draw:name="f40" draw:formula="logwidth"/>
                  <draw:equation draw:name="f41" draw:formula="logheight"/>
                </draw:enhanced-geometry>
              </draw:custom-shape>
              <draw:custom-shape draw:name="Freeform 67" draw:style-name="gr3" draw:text-style-name="P4" svg:width="1.58mm" svg:height="1.58mm" svg:x="3.13mm" svg:y="6.1mm">
                <text:p/>
                <draw:enhanced-geometry draw:mirror-horizontal="false" draw:mirror-vertical="false" drawooo:sub-view-size="38 49" draw:text-areas="0 0 ?f42 ?f43" svg:viewBox="0 0 0 0" draw:type="ooxml-non-primitive" draw:enhanced-path="M 7 0 L 12 2 17 6 23 10 26 14 31 22 36 31 38 41 35 49 31 48 25 44 17 38 10 34 4 31 2 29 1 25 0 18 0 11 0 5 1 1 7 0 Z N">
                  <draw:equation draw:name="f0" draw:formula="7*logwidth/38"/>
                  <draw:equation draw:name="f1" draw:formula="0*logheight/49"/>
                  <draw:equation draw:name="f2" draw:formula="12*logwidth/38"/>
                  <draw:equation draw:name="f3" draw:formula="2*logheight/49"/>
                  <draw:equation draw:name="f4" draw:formula="17*logwidth/38"/>
                  <draw:equation draw:name="f5" draw:formula="6*logheight/49"/>
                  <draw:equation draw:name="f6" draw:formula="23*logwidth/38"/>
                  <draw:equation draw:name="f7" draw:formula="10*logheight/49"/>
                  <draw:equation draw:name="f8" draw:formula="26*logwidth/38"/>
                  <draw:equation draw:name="f9" draw:formula="14*logheight/49"/>
                  <draw:equation draw:name="f10" draw:formula="31*logwidth/38"/>
                  <draw:equation draw:name="f11" draw:formula="22*logheight/49"/>
                  <draw:equation draw:name="f12" draw:formula="36*logwidth/38"/>
                  <draw:equation draw:name="f13" draw:formula="31*logheight/49"/>
                  <draw:equation draw:name="f14" draw:formula="38*logwidth/38"/>
                  <draw:equation draw:name="f15" draw:formula="41*logheight/49"/>
                  <draw:equation draw:name="f16" draw:formula="35*logwidth/38"/>
                  <draw:equation draw:name="f17" draw:formula="49*logheight/49"/>
                  <draw:equation draw:name="f18" draw:formula="31*logwidth/38"/>
                  <draw:equation draw:name="f19" draw:formula="48*logheight/49"/>
                  <draw:equation draw:name="f20" draw:formula="25*logwidth/38"/>
                  <draw:equation draw:name="f21" draw:formula="44*logheight/49"/>
                  <draw:equation draw:name="f22" draw:formula="17*logwidth/38"/>
                  <draw:equation draw:name="f23" draw:formula="38*logheight/49"/>
                  <draw:equation draw:name="f24" draw:formula="10*logwidth/38"/>
                  <draw:equation draw:name="f25" draw:formula="34*logheight/49"/>
                  <draw:equation draw:name="f26" draw:formula="4*logwidth/38"/>
                  <draw:equation draw:name="f27" draw:formula="31*logheight/49"/>
                  <draw:equation draw:name="f28" draw:formula="2*logwidth/38"/>
                  <draw:equation draw:name="f29" draw:formula="29*logheight/49"/>
                  <draw:equation draw:name="f30" draw:formula="1*logwidth/38"/>
                  <draw:equation draw:name="f31" draw:formula="25*logheight/49"/>
                  <draw:equation draw:name="f32" draw:formula="0*logwidth/38"/>
                  <draw:equation draw:name="f33" draw:formula="18*logheight/49"/>
                  <draw:equation draw:name="f34" draw:formula="0*logwidth/38"/>
                  <draw:equation draw:name="f35" draw:formula="11*logheight/49"/>
                  <draw:equation draw:name="f36" draw:formula="0*logwidth/38"/>
                  <draw:equation draw:name="f37" draw:formula="5*logheight/49"/>
                  <draw:equation draw:name="f38" draw:formula="1*logwidth/38"/>
                  <draw:equation draw:name="f39" draw:formula="1*logheight/49"/>
                  <draw:equation draw:name="f40" draw:formula="7*logwidth/38"/>
                  <draw:equation draw:name="f41" draw:formula="0*logheight/49"/>
                  <draw:equation draw:name="f42" draw:formula="logwidth"/>
                  <draw:equation draw:name="f43" draw:formula="logheight"/>
                </draw:enhanced-geometry>
              </draw:custom-shape>
              <draw:custom-shape draw:name="Freeform 68" draw:style-name="gr3" draw:text-style-name="P4" svg:width="1.05mm" svg:height="1.84mm" svg:x="3.66mm" svg:y="4.25mm">
                <text:p/>
                <draw:enhanced-geometry draw:mirror-horizontal="false" draw:mirror-vertical="false" drawooo:sub-view-size="26 50" draw:text-areas="0 0 ?f38 ?f39" svg:viewBox="0 0 0 0" draw:type="ooxml-non-primitive" draw:enhanced-path="M 15 0 L 18 3 22 9 24 15 26 21 25 23 22 28 18 35 14 41 11 47 9 50 3 45 0 37 0 28 1 20 2 14 5 7 10 2 15 0 Z N">
                  <draw:equation draw:name="f0" draw:formula="15*logwidth/26"/>
                  <draw:equation draw:name="f1" draw:formula="0*logheight/50"/>
                  <draw:equation draw:name="f2" draw:formula="18*logwidth/26"/>
                  <draw:equation draw:name="f3" draw:formula="3*logheight/50"/>
                  <draw:equation draw:name="f4" draw:formula="22*logwidth/26"/>
                  <draw:equation draw:name="f5" draw:formula="9*logheight/50"/>
                  <draw:equation draw:name="f6" draw:formula="24*logwidth/26"/>
                  <draw:equation draw:name="f7" draw:formula="15*logheight/50"/>
                  <draw:equation draw:name="f8" draw:formula="26*logwidth/26"/>
                  <draw:equation draw:name="f9" draw:formula="21*logheight/50"/>
                  <draw:equation draw:name="f10" draw:formula="25*logwidth/26"/>
                  <draw:equation draw:name="f11" draw:formula="23*logheight/50"/>
                  <draw:equation draw:name="f12" draw:formula="22*logwidth/26"/>
                  <draw:equation draw:name="f13" draw:formula="28*logheight/50"/>
                  <draw:equation draw:name="f14" draw:formula="18*logwidth/26"/>
                  <draw:equation draw:name="f15" draw:formula="35*logheight/50"/>
                  <draw:equation draw:name="f16" draw:formula="14*logwidth/26"/>
                  <draw:equation draw:name="f17" draw:formula="41*logheight/50"/>
                  <draw:equation draw:name="f18" draw:formula="11*logwidth/26"/>
                  <draw:equation draw:name="f19" draw:formula="47*logheight/50"/>
                  <draw:equation draw:name="f20" draw:formula="9*logwidth/26"/>
                  <draw:equation draw:name="f21" draw:formula="50*logheight/50"/>
                  <draw:equation draw:name="f22" draw:formula="3*logwidth/26"/>
                  <draw:equation draw:name="f23" draw:formula="45*logheight/50"/>
                  <draw:equation draw:name="f24" draw:formula="0*logwidth/26"/>
                  <draw:equation draw:name="f25" draw:formula="37*logheight/50"/>
                  <draw:equation draw:name="f26" draw:formula="0*logwidth/26"/>
                  <draw:equation draw:name="f27" draw:formula="28*logheight/50"/>
                  <draw:equation draw:name="f28" draw:formula="1*logwidth/26"/>
                  <draw:equation draw:name="f29" draw:formula="20*logheight/50"/>
                  <draw:equation draw:name="f30" draw:formula="2*logwidth/26"/>
                  <draw:equation draw:name="f31" draw:formula="14*logheight/50"/>
                  <draw:equation draw:name="f32" draw:formula="5*logwidth/26"/>
                  <draw:equation draw:name="f33" draw:formula="7*logheight/50"/>
                  <draw:equation draw:name="f34" draw:formula="10*logwidth/26"/>
                  <draw:equation draw:name="f35" draw:formula="2*logheight/50"/>
                  <draw:equation draw:name="f36" draw:formula="15*logwidth/26"/>
                  <draw:equation draw:name="f37" draw:formula="0*logheight/50"/>
                  <draw:equation draw:name="f38" draw:formula="logwidth"/>
                  <draw:equation draw:name="f39" draw:formula="logheight"/>
                </draw:enhanced-geometry>
              </draw:custom-shape>
              <draw:custom-shape draw:name="Freeform 69" draw:style-name="gr3" draw:text-style-name="P4" svg:width="0.78mm" svg:height="1.58mm" svg:x="7.36mm" svg:y="4.51mm">
                <text:p/>
                <draw:enhanced-geometry draw:mirror-horizontal="false" draw:mirror-vertical="false" drawooo:sub-view-size="24 51" draw:text-areas="0 0 ?f38 ?f39" svg:viewBox="0 0 0 0" draw:type="ooxml-non-primitive" draw:enhanced-path="M 10 0 L 15 2 19 8 22 14 23 20 24 28 24 37 22 45 16 51 14 47 10 42 7 35 3 28 1 23 0 21 1 16 4 9 7 3 10 0 Z N">
                  <draw:equation draw:name="f0" draw:formula="10*logwidth/24"/>
                  <draw:equation draw:name="f1" draw:formula="0*logheight/51"/>
                  <draw:equation draw:name="f2" draw:formula="15*logwidth/24"/>
                  <draw:equation draw:name="f3" draw:formula="2*logheight/51"/>
                  <draw:equation draw:name="f4" draw:formula="19*logwidth/24"/>
                  <draw:equation draw:name="f5" draw:formula="8*logheight/51"/>
                  <draw:equation draw:name="f6" draw:formula="22*logwidth/24"/>
                  <draw:equation draw:name="f7" draw:formula="14*logheight/51"/>
                  <draw:equation draw:name="f8" draw:formula="23*logwidth/24"/>
                  <draw:equation draw:name="f9" draw:formula="20*logheight/51"/>
                  <draw:equation draw:name="f10" draw:formula="24*logwidth/24"/>
                  <draw:equation draw:name="f11" draw:formula="28*logheight/51"/>
                  <draw:equation draw:name="f12" draw:formula="24*logwidth/24"/>
                  <draw:equation draw:name="f13" draw:formula="37*logheight/51"/>
                  <draw:equation draw:name="f14" draw:formula="22*logwidth/24"/>
                  <draw:equation draw:name="f15" draw:formula="45*logheight/51"/>
                  <draw:equation draw:name="f16" draw:formula="16*logwidth/24"/>
                  <draw:equation draw:name="f17" draw:formula="51*logheight/51"/>
                  <draw:equation draw:name="f18" draw:formula="14*logwidth/24"/>
                  <draw:equation draw:name="f19" draw:formula="47*logheight/51"/>
                  <draw:equation draw:name="f20" draw:formula="10*logwidth/24"/>
                  <draw:equation draw:name="f21" draw:formula="42*logheight/51"/>
                  <draw:equation draw:name="f22" draw:formula="7*logwidth/24"/>
                  <draw:equation draw:name="f23" draw:formula="35*logheight/51"/>
                  <draw:equation draw:name="f24" draw:formula="3*logwidth/24"/>
                  <draw:equation draw:name="f25" draw:formula="28*logheight/51"/>
                  <draw:equation draw:name="f26" draw:formula="1*logwidth/24"/>
                  <draw:equation draw:name="f27" draw:formula="23*logheight/51"/>
                  <draw:equation draw:name="f28" draw:formula="0*logwidth/24"/>
                  <draw:equation draw:name="f29" draw:formula="21*logheight/51"/>
                  <draw:equation draw:name="f30" draw:formula="1*logwidth/24"/>
                  <draw:equation draw:name="f31" draw:formula="16*logheight/51"/>
                  <draw:equation draw:name="f32" draw:formula="4*logwidth/24"/>
                  <draw:equation draw:name="f33" draw:formula="9*logheight/51"/>
                  <draw:equation draw:name="f34" draw:formula="7*logwidth/24"/>
                  <draw:equation draw:name="f35" draw:formula="3*logheight/51"/>
                  <draw:equation draw:name="f36" draw:formula="10*logwidth/24"/>
                  <draw:equation draw:name="f37" draw:formula="0*logheight/51"/>
                  <draw:equation draw:name="f38" draw:formula="logwidth"/>
                  <draw:equation draw:name="f39" draw:formula="logheight"/>
                </draw:enhanced-geometry>
              </draw:custom-shape>
              <draw:custom-shape draw:name="Freeform 70" draw:style-name="gr3" draw:text-style-name="P4" svg:width="1.05mm" svg:height="1.84mm" svg:x="7.89mm" svg:y="6.89mm">
                <text:p/>
                <draw:enhanced-geometry draw:mirror-horizontal="false" draw:mirror-vertical="false" drawooo:sub-view-size="26 55" draw:text-areas="0 0 ?f28 ?f29" svg:viewBox="0 0 0 0" draw:type="ooxml-non-primitive" draw:enhanced-path="M 25 0 L 26 3 25 11 25 20 24 28 23 32 13 46 1 55 0 46 1 35 4 26 10 17 17 7 25 0 Z N">
                  <draw:equation draw:name="f0" draw:formula="25*logwidth/26"/>
                  <draw:equation draw:name="f1" draw:formula="0*logheight/55"/>
                  <draw:equation draw:name="f2" draw:formula="26*logwidth/26"/>
                  <draw:equation draw:name="f3" draw:formula="3*logheight/55"/>
                  <draw:equation draw:name="f4" draw:formula="25*logwidth/26"/>
                  <draw:equation draw:name="f5" draw:formula="11*logheight/55"/>
                  <draw:equation draw:name="f6" draw:formula="25*logwidth/26"/>
                  <draw:equation draw:name="f7" draw:formula="20*logheight/55"/>
                  <draw:equation draw:name="f8" draw:formula="24*logwidth/26"/>
                  <draw:equation draw:name="f9" draw:formula="28*logheight/55"/>
                  <draw:equation draw:name="f10" draw:formula="23*logwidth/26"/>
                  <draw:equation draw:name="f11" draw:formula="32*logheight/55"/>
                  <draw:equation draw:name="f12" draw:formula="13*logwidth/26"/>
                  <draw:equation draw:name="f13" draw:formula="46*logheight/55"/>
                  <draw:equation draw:name="f14" draw:formula="1*logwidth/26"/>
                  <draw:equation draw:name="f15" draw:formula="55*logheight/55"/>
                  <draw:equation draw:name="f16" draw:formula="0*logwidth/26"/>
                  <draw:equation draw:name="f17" draw:formula="46*logheight/55"/>
                  <draw:equation draw:name="f18" draw:formula="1*logwidth/26"/>
                  <draw:equation draw:name="f19" draw:formula="35*logheight/55"/>
                  <draw:equation draw:name="f20" draw:formula="4*logwidth/26"/>
                  <draw:equation draw:name="f21" draw:formula="26*logheight/55"/>
                  <draw:equation draw:name="f22" draw:formula="10*logwidth/26"/>
                  <draw:equation draw:name="f23" draw:formula="17*logheight/55"/>
                  <draw:equation draw:name="f24" draw:formula="17*logwidth/26"/>
                  <draw:equation draw:name="f25" draw:formula="7*logheight/55"/>
                  <draw:equation draw:name="f26" draw:formula="25*logwidth/26"/>
                  <draw:equation draw:name="f27" draw:formula="0*logheight/55"/>
                  <draw:equation draw:name="f28" draw:formula="logwidth"/>
                  <draw:equation draw:name="f29" draw:formula="logheight"/>
                </draw:enhanced-geometry>
              </draw:custom-shape>
              <draw:custom-shape draw:name="Freeform 71" draw:style-name="gr3" draw:text-style-name="P4" svg:width="1.58mm" svg:height="2.11mm" svg:x="5.25mm" svg:y="5.57mm">
                <text:p/>
                <draw:enhanced-geometry draw:mirror-horizontal="false" draw:mirror-vertical="false" drawooo:sub-view-size="37 64" draw:text-areas="0 0 ?f38 ?f39" svg:viewBox="0 0 0 0" draw:type="ooxml-non-primitive" draw:enhanced-path="M 5 0 L 10 2 15 4 19 8 22 10 28 19 32 28 37 37 29 45 24 54 19 64 15 58 13 52 10 45 4 35 0 25 0 13 3 1 5 0 Z N">
                  <draw:equation draw:name="f0" draw:formula="5*logwidth/37"/>
                  <draw:equation draw:name="f1" draw:formula="0*logheight/64"/>
                  <draw:equation draw:name="f2" draw:formula="10*logwidth/37"/>
                  <draw:equation draw:name="f3" draw:formula="2*logheight/64"/>
                  <draw:equation draw:name="f4" draw:formula="15*logwidth/37"/>
                  <draw:equation draw:name="f5" draw:formula="4*logheight/64"/>
                  <draw:equation draw:name="f6" draw:formula="19*logwidth/37"/>
                  <draw:equation draw:name="f7" draw:formula="8*logheight/64"/>
                  <draw:equation draw:name="f8" draw:formula="22*logwidth/37"/>
                  <draw:equation draw:name="f9" draw:formula="10*logheight/64"/>
                  <draw:equation draw:name="f10" draw:formula="28*logwidth/37"/>
                  <draw:equation draw:name="f11" draw:formula="19*logheight/64"/>
                  <draw:equation draw:name="f12" draw:formula="32*logwidth/37"/>
                  <draw:equation draw:name="f13" draw:formula="28*logheight/64"/>
                  <draw:equation draw:name="f14" draw:formula="37*logwidth/37"/>
                  <draw:equation draw:name="f15" draw:formula="37*logheight/64"/>
                  <draw:equation draw:name="f16" draw:formula="29*logwidth/37"/>
                  <draw:equation draw:name="f17" draw:formula="45*logheight/64"/>
                  <draw:equation draw:name="f18" draw:formula="24*logwidth/37"/>
                  <draw:equation draw:name="f19" draw:formula="54*logheight/64"/>
                  <draw:equation draw:name="f20" draw:formula="19*logwidth/37"/>
                  <draw:equation draw:name="f21" draw:formula="64*logheight/64"/>
                  <draw:equation draw:name="f22" draw:formula="15*logwidth/37"/>
                  <draw:equation draw:name="f23" draw:formula="58*logheight/64"/>
                  <draw:equation draw:name="f24" draw:formula="13*logwidth/37"/>
                  <draw:equation draw:name="f25" draw:formula="52*logheight/64"/>
                  <draw:equation draw:name="f26" draw:formula="10*logwidth/37"/>
                  <draw:equation draw:name="f27" draw:formula="45*logheight/64"/>
                  <draw:equation draw:name="f28" draw:formula="4*logwidth/37"/>
                  <draw:equation draw:name="f29" draw:formula="35*logheight/64"/>
                  <draw:equation draw:name="f30" draw:formula="0*logwidth/37"/>
                  <draw:equation draw:name="f31" draw:formula="25*logheight/64"/>
                  <draw:equation draw:name="f32" draw:formula="0*logwidth/37"/>
                  <draw:equation draw:name="f33" draw:formula="13*logheight/64"/>
                  <draw:equation draw:name="f34" draw:formula="3*logwidth/37"/>
                  <draw:equation draw:name="f35" draw:formula="1*logheight/64"/>
                  <draw:equation draw:name="f36" draw:formula="5*logwidth/37"/>
                  <draw:equation draw:name="f37" draw:formula="0*logheight/64"/>
                  <draw:equation draw:name="f38" draw:formula="logwidth"/>
                  <draw:equation draw:name="f39" draw:formula="logheight"/>
                </draw:enhanced-geometry>
              </draw:custom-shape>
              <draw:custom-shape draw:name="Freeform 72" draw:style-name="gr3" draw:text-style-name="P4" svg:width="0.78mm" svg:height="1.58mm" svg:x="6.84mm" svg:y="5.31mm">
                <text:p/>
                <draw:enhanced-geometry draw:mirror-horizontal="false" draw:mirror-vertical="false" drawooo:sub-view-size="22 48" draw:text-areas="0 0 ?f34 ?f35" svg:viewBox="0 0 0 0" draw:type="ooxml-non-primitive" draw:enhanced-path="M 4 0 L 13 7 18 15 22 25 21 27 18 32 15 39 10 44 8 48 4 42 1 34 0 27 0 23 1 16 3 9 4 2 4 0 Z N">
                  <draw:equation draw:name="f0" draw:formula="4*logwidth/22"/>
                  <draw:equation draw:name="f1" draw:formula="0*logheight/48"/>
                  <draw:equation draw:name="f2" draw:formula="13*logwidth/22"/>
                  <draw:equation draw:name="f3" draw:formula="7*logheight/48"/>
                  <draw:equation draw:name="f4" draw:formula="18*logwidth/22"/>
                  <draw:equation draw:name="f5" draw:formula="15*logheight/48"/>
                  <draw:equation draw:name="f6" draw:formula="22*logwidth/22"/>
                  <draw:equation draw:name="f7" draw:formula="25*logheight/48"/>
                  <draw:equation draw:name="f8" draw:formula="21*logwidth/22"/>
                  <draw:equation draw:name="f9" draw:formula="27*logheight/48"/>
                  <draw:equation draw:name="f10" draw:formula="18*logwidth/22"/>
                  <draw:equation draw:name="f11" draw:formula="32*logheight/48"/>
                  <draw:equation draw:name="f12" draw:formula="15*logwidth/22"/>
                  <draw:equation draw:name="f13" draw:formula="39*logheight/48"/>
                  <draw:equation draw:name="f14" draw:formula="10*logwidth/22"/>
                  <draw:equation draw:name="f15" draw:formula="44*logheight/48"/>
                  <draw:equation draw:name="f16" draw:formula="8*logwidth/22"/>
                  <draw:equation draw:name="f17" draw:formula="48*logheight/48"/>
                  <draw:equation draw:name="f18" draw:formula="4*logwidth/22"/>
                  <draw:equation draw:name="f19" draw:formula="42*logheight/48"/>
                  <draw:equation draw:name="f20" draw:formula="1*logwidth/22"/>
                  <draw:equation draw:name="f21" draw:formula="34*logheight/48"/>
                  <draw:equation draw:name="f22" draw:formula="0*logwidth/22"/>
                  <draw:equation draw:name="f23" draw:formula="27*logheight/48"/>
                  <draw:equation draw:name="f24" draw:formula="0*logwidth/22"/>
                  <draw:equation draw:name="f25" draw:formula="23*logheight/48"/>
                  <draw:equation draw:name="f26" draw:formula="1*logwidth/22"/>
                  <draw:equation draw:name="f27" draw:formula="16*logheight/48"/>
                  <draw:equation draw:name="f28" draw:formula="3*logwidth/22"/>
                  <draw:equation draw:name="f29" draw:formula="9*logheight/48"/>
                  <draw:equation draw:name="f30" draw:formula="4*logwidth/22"/>
                  <draw:equation draw:name="f31" draw:formula="2*logheight/48"/>
                  <draw:equation draw:name="f32" draw:formula="4*logwidth/22"/>
                  <draw:equation draw:name="f33" draw:formula="0*logheight/48"/>
                  <draw:equation draw:name="f34" draw:formula="logwidth"/>
                  <draw:equation draw:name="f35" draw:formula="logheight"/>
                </draw:enhanced-geometry>
              </draw:custom-shape>
              <draw:custom-shape draw:name="Freeform 73" draw:style-name="gr3" draw:text-style-name="P4" svg:width="0.78mm" svg:height="1.84mm" svg:x="4.45mm" svg:y="5.04mm">
                <text:p/>
                <draw:enhanced-geometry draw:mirror-horizontal="false" draw:mirror-vertical="false" drawooo:sub-view-size="26 53" draw:text-areas="0 0 ?f30 ?f31" svg:viewBox="0 0 0 0" draw:type="ooxml-non-primitive" draw:enhanced-path="M 13 0 L 15 9 20 17 24 25 26 39 25 53 15 47 6 43 5 41 2 38 1 35 0 25 3 17 8 8 13 0 Z N">
                  <draw:equation draw:name="f0" draw:formula="13*logwidth/26"/>
                  <draw:equation draw:name="f1" draw:formula="0*logheight/53"/>
                  <draw:equation draw:name="f2" draw:formula="15*logwidth/26"/>
                  <draw:equation draw:name="f3" draw:formula="9*logheight/53"/>
                  <draw:equation draw:name="f4" draw:formula="20*logwidth/26"/>
                  <draw:equation draw:name="f5" draw:formula="17*logheight/53"/>
                  <draw:equation draw:name="f6" draw:formula="24*logwidth/26"/>
                  <draw:equation draw:name="f7" draw:formula="25*logheight/53"/>
                  <draw:equation draw:name="f8" draw:formula="26*logwidth/26"/>
                  <draw:equation draw:name="f9" draw:formula="39*logheight/53"/>
                  <draw:equation draw:name="f10" draw:formula="25*logwidth/26"/>
                  <draw:equation draw:name="f11" draw:formula="53*logheight/53"/>
                  <draw:equation draw:name="f12" draw:formula="15*logwidth/26"/>
                  <draw:equation draw:name="f13" draw:formula="47*logheight/53"/>
                  <draw:equation draw:name="f14" draw:formula="6*logwidth/26"/>
                  <draw:equation draw:name="f15" draw:formula="43*logheight/53"/>
                  <draw:equation draw:name="f16" draw:formula="5*logwidth/26"/>
                  <draw:equation draw:name="f17" draw:formula="41*logheight/53"/>
                  <draw:equation draw:name="f18" draw:formula="2*logwidth/26"/>
                  <draw:equation draw:name="f19" draw:formula="38*logheight/53"/>
                  <draw:equation draw:name="f20" draw:formula="1*logwidth/26"/>
                  <draw:equation draw:name="f21" draw:formula="35*logheight/53"/>
                  <draw:equation draw:name="f22" draw:formula="0*logwidth/26"/>
                  <draw:equation draw:name="f23" draw:formula="25*logheight/53"/>
                  <draw:equation draw:name="f24" draw:formula="3*logwidth/26"/>
                  <draw:equation draw:name="f25" draw:formula="17*logheight/53"/>
                  <draw:equation draw:name="f26" draw:formula="8*logwidth/26"/>
                  <draw:equation draw:name="f27" draw:formula="8*logheight/53"/>
                  <draw:equation draw:name="f28" draw:formula="13*logwidth/26"/>
                  <draw:equation draw:name="f29" draw:formula="0*logheight/53"/>
                  <draw:equation draw:name="f30" draw:formula="logwidth"/>
                  <draw:equation draw:name="f31" draw:formula="logheight"/>
                </draw:enhanced-geometry>
              </draw:custom-shape>
              <draw:custom-shape draw:name="Freeform 74" draw:style-name="gr3" draw:text-style-name="P4" svg:width="1.05mm" svg:height="1.84mm" svg:x="4.98mm" svg:y="3.72mm">
                <text:p/>
                <draw:enhanced-geometry draw:mirror-horizontal="false" draw:mirror-vertical="false" drawooo:sub-view-size="29 51" draw:text-areas="0 0 ?f32 ?f33" svg:viewBox="0 0 0 0" draw:type="ooxml-non-primitive" draw:enhanced-path="M 8 0 L 9 2 12 6 17 12 20 18 22 21 25 36 29 51 23 48 18 47 12 48 8 51 2 40 0 31 2 17 8 0 Z N">
                  <draw:equation draw:name="f0" draw:formula="8*logwidth/29"/>
                  <draw:equation draw:name="f1" draw:formula="0*logheight/51"/>
                  <draw:equation draw:name="f2" draw:formula="9*logwidth/29"/>
                  <draw:equation draw:name="f3" draw:formula="2*logheight/51"/>
                  <draw:equation draw:name="f4" draw:formula="12*logwidth/29"/>
                  <draw:equation draw:name="f5" draw:formula="6*logheight/51"/>
                  <draw:equation draw:name="f6" draw:formula="17*logwidth/29"/>
                  <draw:equation draw:name="f7" draw:formula="12*logheight/51"/>
                  <draw:equation draw:name="f8" draw:formula="20*logwidth/29"/>
                  <draw:equation draw:name="f9" draw:formula="18*logheight/51"/>
                  <draw:equation draw:name="f10" draw:formula="22*logwidth/29"/>
                  <draw:equation draw:name="f11" draw:formula="21*logheight/51"/>
                  <draw:equation draw:name="f12" draw:formula="25*logwidth/29"/>
                  <draw:equation draw:name="f13" draw:formula="36*logheight/51"/>
                  <draw:equation draw:name="f14" draw:formula="29*logwidth/29"/>
                  <draw:equation draw:name="f15" draw:formula="51*logheight/51"/>
                  <draw:equation draw:name="f16" draw:formula="23*logwidth/29"/>
                  <draw:equation draw:name="f17" draw:formula="48*logheight/51"/>
                  <draw:equation draw:name="f18" draw:formula="18*logwidth/29"/>
                  <draw:equation draw:name="f19" draw:formula="47*logheight/51"/>
                  <draw:equation draw:name="f20" draw:formula="12*logwidth/29"/>
                  <draw:equation draw:name="f21" draw:formula="48*logheight/51"/>
                  <draw:equation draw:name="f22" draw:formula="8*logwidth/29"/>
                  <draw:equation draw:name="f23" draw:formula="51*logheight/51"/>
                  <draw:equation draw:name="f24" draw:formula="2*logwidth/29"/>
                  <draw:equation draw:name="f25" draw:formula="40*logheight/51"/>
                  <draw:equation draw:name="f26" draw:formula="0*logwidth/29"/>
                  <draw:equation draw:name="f27" draw:formula="31*logheight/51"/>
                  <draw:equation draw:name="f28" draw:formula="2*logwidth/29"/>
                  <draw:equation draw:name="f29" draw:formula="17*logheight/51"/>
                  <draw:equation draw:name="f30" draw:formula="8*logwidth/29"/>
                  <draw:equation draw:name="f31" draw:formula="0*logheight/51"/>
                  <draw:equation draw:name="f32" draw:formula="logwidth"/>
                  <draw:equation draw:name="f33" draw:formula="logheight"/>
                </draw:enhanced-geometry>
              </draw:custom-shape>
              <draw:custom-shape draw:name="Freeform 75" draw:style-name="gr3" draw:text-style-name="P4" svg:width="1.05mm" svg:height="2.11mm" svg:x="6.31mm" svg:y="3.98mm">
                <text:p/>
                <draw:enhanced-geometry draw:mirror-horizontal="false" draw:mirror-vertical="false" drawooo:sub-view-size="23 62" draw:text-areas="0 0 ?f40 ?f41" svg:viewBox="0 0 0 0" draw:type="ooxml-non-primitive" draw:enhanced-path="M 7 0 L 8 2 10 6 13 11 16 17 17 19 21 33 23 46 22 45 19 44 17 44 14 44 12 44 10 44 8 53 7 62 3 61 0 60 0 29 7 0 Z N">
                  <draw:equation draw:name="f0" draw:formula="7*logwidth/23"/>
                  <draw:equation draw:name="f1" draw:formula="0*logheight/62"/>
                  <draw:equation draw:name="f2" draw:formula="8*logwidth/23"/>
                  <draw:equation draw:name="f3" draw:formula="2*logheight/62"/>
                  <draw:equation draw:name="f4" draw:formula="10*logwidth/23"/>
                  <draw:equation draw:name="f5" draw:formula="6*logheight/62"/>
                  <draw:equation draw:name="f6" draw:formula="13*logwidth/23"/>
                  <draw:equation draw:name="f7" draw:formula="11*logheight/62"/>
                  <draw:equation draw:name="f8" draw:formula="16*logwidth/23"/>
                  <draw:equation draw:name="f9" draw:formula="17*logheight/62"/>
                  <draw:equation draw:name="f10" draw:formula="17*logwidth/23"/>
                  <draw:equation draw:name="f11" draw:formula="19*logheight/62"/>
                  <draw:equation draw:name="f12" draw:formula="21*logwidth/23"/>
                  <draw:equation draw:name="f13" draw:formula="33*logheight/62"/>
                  <draw:equation draw:name="f14" draw:formula="23*logwidth/23"/>
                  <draw:equation draw:name="f15" draw:formula="46*logheight/62"/>
                  <draw:equation draw:name="f16" draw:formula="22*logwidth/23"/>
                  <draw:equation draw:name="f17" draw:formula="45*logheight/62"/>
                  <draw:equation draw:name="f18" draw:formula="19*logwidth/23"/>
                  <draw:equation draw:name="f19" draw:formula="44*logheight/62"/>
                  <draw:equation draw:name="f20" draw:formula="17*logwidth/23"/>
                  <draw:equation draw:name="f21" draw:formula="44*logheight/62"/>
                  <draw:equation draw:name="f22" draw:formula="14*logwidth/23"/>
                  <draw:equation draw:name="f23" draw:formula="44*logheight/62"/>
                  <draw:equation draw:name="f24" draw:formula="12*logwidth/23"/>
                  <draw:equation draw:name="f25" draw:formula="44*logheight/62"/>
                  <draw:equation draw:name="f26" draw:formula="10*logwidth/23"/>
                  <draw:equation draw:name="f27" draw:formula="44*logheight/62"/>
                  <draw:equation draw:name="f28" draw:formula="8*logwidth/23"/>
                  <draw:equation draw:name="f29" draw:formula="53*logheight/62"/>
                  <draw:equation draw:name="f30" draw:formula="7*logwidth/23"/>
                  <draw:equation draw:name="f31" draw:formula="62*logheight/62"/>
                  <draw:equation draw:name="f32" draw:formula="3*logwidth/23"/>
                  <draw:equation draw:name="f33" draw:formula="61*logheight/62"/>
                  <draw:equation draw:name="f34" draw:formula="0*logwidth/23"/>
                  <draw:equation draw:name="f35" draw:formula="60*logheight/62"/>
                  <draw:equation draw:name="f36" draw:formula="0*logwidth/23"/>
                  <draw:equation draw:name="f37" draw:formula="29*logheight/62"/>
                  <draw:equation draw:name="f38" draw:formula="7*logwidth/23"/>
                  <draw:equation draw:name="f39" draw:formula="0*logheight/62"/>
                  <draw:equation draw:name="f40" draw:formula="logwidth"/>
                  <draw:equation draw:name="f41" draw:formula="logheight"/>
                </draw:enhanced-geometry>
              </draw:custom-shape>
              <draw:custom-shape draw:name="Freeform 76" draw:style-name="gr3" draw:text-style-name="P4" svg:width="0.78mm" svg:height="1.58mm" svg:x="5.51mm" svg:y="3.19mm">
                <text:p/>
                <draw:enhanced-geometry draw:mirror-horizontal="false" draw:mirror-vertical="false" drawooo:sub-view-size="23 45" draw:text-areas="0 0 ?f36 ?f37" svg:viewBox="0 0 0 0" draw:type="ooxml-non-primitive" draw:enhanced-path="M 4 0 L 6 1 10 4 15 9 20 13 22 16 23 22 22 30 19 38 17 45 17 38 14 33 10 28 7 24 3 18 0 12 0 7 4 0 Z N">
                  <draw:equation draw:name="f0" draw:formula="4*logwidth/23"/>
                  <draw:equation draw:name="f1" draw:formula="0*logheight/45"/>
                  <draw:equation draw:name="f2" draw:formula="6*logwidth/23"/>
                  <draw:equation draw:name="f3" draw:formula="1*logheight/45"/>
                  <draw:equation draw:name="f4" draw:formula="10*logwidth/23"/>
                  <draw:equation draw:name="f5" draw:formula="4*logheight/45"/>
                  <draw:equation draw:name="f6" draw:formula="15*logwidth/23"/>
                  <draw:equation draw:name="f7" draw:formula="9*logheight/45"/>
                  <draw:equation draw:name="f8" draw:formula="20*logwidth/23"/>
                  <draw:equation draw:name="f9" draw:formula="13*logheight/45"/>
                  <draw:equation draw:name="f10" draw:formula="22*logwidth/23"/>
                  <draw:equation draw:name="f11" draw:formula="16*logheight/45"/>
                  <draw:equation draw:name="f12" draw:formula="23*logwidth/23"/>
                  <draw:equation draw:name="f13" draw:formula="22*logheight/45"/>
                  <draw:equation draw:name="f14" draw:formula="22*logwidth/23"/>
                  <draw:equation draw:name="f15" draw:formula="30*logheight/45"/>
                  <draw:equation draw:name="f16" draw:formula="19*logwidth/23"/>
                  <draw:equation draw:name="f17" draw:formula="38*logheight/45"/>
                  <draw:equation draw:name="f18" draw:formula="17*logwidth/23"/>
                  <draw:equation draw:name="f19" draw:formula="45*logheight/45"/>
                  <draw:equation draw:name="f20" draw:formula="17*logwidth/23"/>
                  <draw:equation draw:name="f21" draw:formula="38*logheight/45"/>
                  <draw:equation draw:name="f22" draw:formula="14*logwidth/23"/>
                  <draw:equation draw:name="f23" draw:formula="33*logheight/45"/>
                  <draw:equation draw:name="f24" draw:formula="10*logwidth/23"/>
                  <draw:equation draw:name="f25" draw:formula="28*logheight/45"/>
                  <draw:equation draw:name="f26" draw:formula="7*logwidth/23"/>
                  <draw:equation draw:name="f27" draw:formula="24*logheight/45"/>
                  <draw:equation draw:name="f28" draw:formula="3*logwidth/23"/>
                  <draw:equation draw:name="f29" draw:formula="18*logheight/45"/>
                  <draw:equation draw:name="f30" draw:formula="0*logwidth/23"/>
                  <draw:equation draw:name="f31" draw:formula="12*logheight/45"/>
                  <draw:equation draw:name="f32" draw:formula="0*logwidth/23"/>
                  <draw:equation draw:name="f33" draw:formula="7*logheight/45"/>
                  <draw:equation draw:name="f34" draw:formula="4*logwidth/23"/>
                  <draw:equation draw:name="f35" draw:formula="0*logheight/45"/>
                  <draw:equation draw:name="f36" draw:formula="logwidth"/>
                  <draw:equation draw:name="f37" draw:formula="logheight"/>
                </draw:enhanced-geometry>
              </draw:custom-shape>
              <draw:custom-shape draw:name="Freeform 77" draw:style-name="gr3" draw:text-style-name="P4" svg:width="0.78mm" svg:height="1.58mm" svg:x="4.45mm" svg:y="3.19mm">
                <text:p/>
                <draw:enhanced-geometry draw:mirror-horizontal="false" draw:mirror-vertical="false" drawooo:sub-view-size="19 43" draw:text-areas="0 0 ?f34 ?f35" svg:viewBox="0 0 0 0" draw:type="ooxml-non-primitive" draw:enhanced-path="M 11 0 L 15 0 19 8 18 14 14 22 10 30 7 37 8 43 6 39 4 37 2 34 0 30 1 27 2 19 5 11 8 4 11 0 Z N">
                  <draw:equation draw:name="f0" draw:formula="11*logwidth/19"/>
                  <draw:equation draw:name="f1" draw:formula="0*logheight/43"/>
                  <draw:equation draw:name="f2" draw:formula="15*logwidth/19"/>
                  <draw:equation draw:name="f3" draw:formula="0*logheight/43"/>
                  <draw:equation draw:name="f4" draw:formula="19*logwidth/19"/>
                  <draw:equation draw:name="f5" draw:formula="8*logheight/43"/>
                  <draw:equation draw:name="f6" draw:formula="18*logwidth/19"/>
                  <draw:equation draw:name="f7" draw:formula="14*logheight/43"/>
                  <draw:equation draw:name="f8" draw:formula="14*logwidth/19"/>
                  <draw:equation draw:name="f9" draw:formula="22*logheight/43"/>
                  <draw:equation draw:name="f10" draw:formula="10*logwidth/19"/>
                  <draw:equation draw:name="f11" draw:formula="30*logheight/43"/>
                  <draw:equation draw:name="f12" draw:formula="7*logwidth/19"/>
                  <draw:equation draw:name="f13" draw:formula="37*logheight/43"/>
                  <draw:equation draw:name="f14" draw:formula="8*logwidth/19"/>
                  <draw:equation draw:name="f15" draw:formula="43*logheight/43"/>
                  <draw:equation draw:name="f16" draw:formula="6*logwidth/19"/>
                  <draw:equation draw:name="f17" draw:formula="39*logheight/43"/>
                  <draw:equation draw:name="f18" draw:formula="4*logwidth/19"/>
                  <draw:equation draw:name="f19" draw:formula="37*logheight/43"/>
                  <draw:equation draw:name="f20" draw:formula="2*logwidth/19"/>
                  <draw:equation draw:name="f21" draw:formula="34*logheight/43"/>
                  <draw:equation draw:name="f22" draw:formula="0*logwidth/19"/>
                  <draw:equation draw:name="f23" draw:formula="30*logheight/43"/>
                  <draw:equation draw:name="f24" draw:formula="1*logwidth/19"/>
                  <draw:equation draw:name="f25" draw:formula="27*logheight/43"/>
                  <draw:equation draw:name="f26" draw:formula="2*logwidth/19"/>
                  <draw:equation draw:name="f27" draw:formula="19*logheight/43"/>
                  <draw:equation draw:name="f28" draw:formula="5*logwidth/19"/>
                  <draw:equation draw:name="f29" draw:formula="11*logheight/43"/>
                  <draw:equation draw:name="f30" draw:formula="8*logwidth/19"/>
                  <draw:equation draw:name="f31" draw:formula="4*logheight/43"/>
                  <draw:equation draw:name="f32" draw:formula="11*logwidth/19"/>
                  <draw:equation draw:name="f33" draw:formula="0*logheight/43"/>
                  <draw:equation draw:name="f34" draw:formula="logwidth"/>
                  <draw:equation draw:name="f35" draw:formula="logheight"/>
                </draw:enhanced-geometry>
              </draw:custom-shape>
              <draw:custom-shape draw:name="Freeform 78" draw:style-name="gr3" draw:text-style-name="P4" svg:width="2.37mm" svg:height="1.58mm" svg:x="16.89mm" svg:y="3.72mm">
                <text:p/>
                <draw:enhanced-geometry draw:mirror-horizontal="false" draw:mirror-vertical="false" drawooo:sub-view-size="62 51" draw:text-areas="0 0 ?f62 ?f63" svg:viewBox="0 0 0 0" draw:type="ooxml-non-primitive" draw:enhanced-path="M 7 0 L 13 9 18 17 22 26 22 32 22 37 23 42 24 38 28 35 31 33 34 31 38 28 45 26 53 23 60 20 62 19 62 29 59 38 52 44 45 49 37 50 24 51 13 49 8 47 6 45 4 43 2 40 0 29 0 19 3 9 7 0 Z N">
                  <draw:equation draw:name="f0" draw:formula="7*logwidth/62"/>
                  <draw:equation draw:name="f1" draw:formula="0*logheight/51"/>
                  <draw:equation draw:name="f2" draw:formula="13*logwidth/62"/>
                  <draw:equation draw:name="f3" draw:formula="9*logheight/51"/>
                  <draw:equation draw:name="f4" draw:formula="18*logwidth/62"/>
                  <draw:equation draw:name="f5" draw:formula="17*logheight/51"/>
                  <draw:equation draw:name="f6" draw:formula="22*logwidth/62"/>
                  <draw:equation draw:name="f7" draw:formula="26*logheight/51"/>
                  <draw:equation draw:name="f8" draw:formula="22*logwidth/62"/>
                  <draw:equation draw:name="f9" draw:formula="32*logheight/51"/>
                  <draw:equation draw:name="f10" draw:formula="22*logwidth/62"/>
                  <draw:equation draw:name="f11" draw:formula="37*logheight/51"/>
                  <draw:equation draw:name="f12" draw:formula="23*logwidth/62"/>
                  <draw:equation draw:name="f13" draw:formula="42*logheight/51"/>
                  <draw:equation draw:name="f14" draw:formula="24*logwidth/62"/>
                  <draw:equation draw:name="f15" draw:formula="38*logheight/51"/>
                  <draw:equation draw:name="f16" draw:formula="28*logwidth/62"/>
                  <draw:equation draw:name="f17" draw:formula="35*logheight/51"/>
                  <draw:equation draw:name="f18" draw:formula="31*logwidth/62"/>
                  <draw:equation draw:name="f19" draw:formula="33*logheight/51"/>
                  <draw:equation draw:name="f20" draw:formula="34*logwidth/62"/>
                  <draw:equation draw:name="f21" draw:formula="31*logheight/51"/>
                  <draw:equation draw:name="f22" draw:formula="38*logwidth/62"/>
                  <draw:equation draw:name="f23" draw:formula="28*logheight/51"/>
                  <draw:equation draw:name="f24" draw:formula="45*logwidth/62"/>
                  <draw:equation draw:name="f25" draw:formula="26*logheight/51"/>
                  <draw:equation draw:name="f26" draw:formula="53*logwidth/62"/>
                  <draw:equation draw:name="f27" draw:formula="23*logheight/51"/>
                  <draw:equation draw:name="f28" draw:formula="60*logwidth/62"/>
                  <draw:equation draw:name="f29" draw:formula="20*logheight/51"/>
                  <draw:equation draw:name="f30" draw:formula="62*logwidth/62"/>
                  <draw:equation draw:name="f31" draw:formula="19*logheight/51"/>
                  <draw:equation draw:name="f32" draw:formula="62*logwidth/62"/>
                  <draw:equation draw:name="f33" draw:formula="29*logheight/51"/>
                  <draw:equation draw:name="f34" draw:formula="59*logwidth/62"/>
                  <draw:equation draw:name="f35" draw:formula="38*logheight/51"/>
                  <draw:equation draw:name="f36" draw:formula="52*logwidth/62"/>
                  <draw:equation draw:name="f37" draw:formula="44*logheight/51"/>
                  <draw:equation draw:name="f38" draw:formula="45*logwidth/62"/>
                  <draw:equation draw:name="f39" draw:formula="49*logheight/51"/>
                  <draw:equation draw:name="f40" draw:formula="37*logwidth/62"/>
                  <draw:equation draw:name="f41" draw:formula="50*logheight/51"/>
                  <draw:equation draw:name="f42" draw:formula="24*logwidth/62"/>
                  <draw:equation draw:name="f43" draw:formula="51*logheight/51"/>
                  <draw:equation draw:name="f44" draw:formula="13*logwidth/62"/>
                  <draw:equation draw:name="f45" draw:formula="49*logheight/51"/>
                  <draw:equation draw:name="f46" draw:formula="8*logwidth/62"/>
                  <draw:equation draw:name="f47" draw:formula="47*logheight/51"/>
                  <draw:equation draw:name="f48" draw:formula="6*logwidth/62"/>
                  <draw:equation draw:name="f49" draw:formula="45*logheight/51"/>
                  <draw:equation draw:name="f50" draw:formula="4*logwidth/62"/>
                  <draw:equation draw:name="f51" draw:formula="43*logheight/51"/>
                  <draw:equation draw:name="f52" draw:formula="2*logwidth/62"/>
                  <draw:equation draw:name="f53" draw:formula="40*logheight/51"/>
                  <draw:equation draw:name="f54" draw:formula="0*logwidth/62"/>
                  <draw:equation draw:name="f55" draw:formula="29*logheight/51"/>
                  <draw:equation draw:name="f56" draw:formula="0*logwidth/62"/>
                  <draw:equation draw:name="f57" draw:formula="19*logheight/51"/>
                  <draw:equation draw:name="f58" draw:formula="3*logwidth/62"/>
                  <draw:equation draw:name="f59" draw:formula="9*logheight/51"/>
                  <draw:equation draw:name="f60" draw:formula="7*logwidth/62"/>
                  <draw:equation draw:name="f61" draw:formula="0*logheight/51"/>
                  <draw:equation draw:name="f62" draw:formula="logwidth"/>
                  <draw:equation draw:name="f63" draw:formula="logheight"/>
                </draw:enhanced-geometry>
              </draw:custom-shape>
              <draw:custom-shape draw:name="Freeform 79" draw:style-name="gr3" draw:text-style-name="P4" svg:width="1.05mm" svg:height="1.84mm" svg:x="16.1mm" svg:y="3.45mm">
                <text:p/>
                <draw:enhanced-geometry draw:mirror-horizontal="false" draw:mirror-vertical="false" drawooo:sub-view-size="25 49" draw:text-areas="0 0 ?f36 ?f37" svg:viewBox="0 0 0 0" draw:type="ooxml-non-primitive" draw:enhanced-path="M 0 0 L 2 2 6 7 11 11 15 17 20 21 22 25 24 30 25 37 24 44 22 48 17 49 12 46 6 38 2 29 1 19 0 9 0 0 Z N">
                  <draw:equation draw:name="f0" draw:formula="0*logwidth/25"/>
                  <draw:equation draw:name="f1" draw:formula="0*logheight/49"/>
                  <draw:equation draw:name="f2" draw:formula="2*logwidth/25"/>
                  <draw:equation draw:name="f3" draw:formula="2*logheight/49"/>
                  <draw:equation draw:name="f4" draw:formula="6*logwidth/25"/>
                  <draw:equation draw:name="f5" draw:formula="7*logheight/49"/>
                  <draw:equation draw:name="f6" draw:formula="11*logwidth/25"/>
                  <draw:equation draw:name="f7" draw:formula="11*logheight/49"/>
                  <draw:equation draw:name="f8" draw:formula="15*logwidth/25"/>
                  <draw:equation draw:name="f9" draw:formula="17*logheight/49"/>
                  <draw:equation draw:name="f10" draw:formula="20*logwidth/25"/>
                  <draw:equation draw:name="f11" draw:formula="21*logheight/49"/>
                  <draw:equation draw:name="f12" draw:formula="22*logwidth/25"/>
                  <draw:equation draw:name="f13" draw:formula="25*logheight/49"/>
                  <draw:equation draw:name="f14" draw:formula="24*logwidth/25"/>
                  <draw:equation draw:name="f15" draw:formula="30*logheight/49"/>
                  <draw:equation draw:name="f16" draw:formula="25*logwidth/25"/>
                  <draw:equation draw:name="f17" draw:formula="37*logheight/49"/>
                  <draw:equation draw:name="f18" draw:formula="24*logwidth/25"/>
                  <draw:equation draw:name="f19" draw:formula="44*logheight/49"/>
                  <draw:equation draw:name="f20" draw:formula="22*logwidth/25"/>
                  <draw:equation draw:name="f21" draw:formula="48*logheight/49"/>
                  <draw:equation draw:name="f22" draw:formula="17*logwidth/25"/>
                  <draw:equation draw:name="f23" draw:formula="49*logheight/49"/>
                  <draw:equation draw:name="f24" draw:formula="12*logwidth/25"/>
                  <draw:equation draw:name="f25" draw:formula="46*logheight/49"/>
                  <draw:equation draw:name="f26" draw:formula="6*logwidth/25"/>
                  <draw:equation draw:name="f27" draw:formula="38*logheight/49"/>
                  <draw:equation draw:name="f28" draw:formula="2*logwidth/25"/>
                  <draw:equation draw:name="f29" draw:formula="29*logheight/49"/>
                  <draw:equation draw:name="f30" draw:formula="1*logwidth/25"/>
                  <draw:equation draw:name="f31" draw:formula="19*logheight/49"/>
                  <draw:equation draw:name="f32" draw:formula="0*logwidth/25"/>
                  <draw:equation draw:name="f33" draw:formula="9*logheight/49"/>
                  <draw:equation draw:name="f34" draw:formula="0*logwidth/25"/>
                  <draw:equation draw:name="f35" draw:formula="0*logheight/49"/>
                  <draw:equation draw:name="f36" draw:formula="logwidth"/>
                  <draw:equation draw:name="f37" draw:formula="logheight"/>
                </draw:enhanced-geometry>
              </draw:custom-shape>
              <draw:custom-shape draw:name="Freeform 80" draw:style-name="gr3" draw:text-style-name="P4" svg:width="0.78mm" svg:height="1.31mm" svg:x="17.15mm" svg:y="2.66mm">
                <text:p/>
                <draw:enhanced-geometry draw:mirror-horizontal="false" draw:mirror-vertical="false" drawooo:sub-view-size="25 40" draw:text-areas="0 0 ?f42 ?f43" svg:viewBox="0 0 0 0" draw:type="ooxml-non-primitive" draw:enhanced-path="M 18 0 L 21 10 25 21 24 28 21 35 17 40 14 36 11 33 8 29 3 27 0 25 1 20 3 16 5 11 9 8 10 7 12 5 14 4 16 3 18 2 18 0 Z N">
                  <draw:equation draw:name="f0" draw:formula="18*logwidth/25"/>
                  <draw:equation draw:name="f1" draw:formula="0*logheight/40"/>
                  <draw:equation draw:name="f2" draw:formula="21*logwidth/25"/>
                  <draw:equation draw:name="f3" draw:formula="10*logheight/40"/>
                  <draw:equation draw:name="f4" draw:formula="25*logwidth/25"/>
                  <draw:equation draw:name="f5" draw:formula="21*logheight/40"/>
                  <draw:equation draw:name="f6" draw:formula="24*logwidth/25"/>
                  <draw:equation draw:name="f7" draw:formula="28*logheight/40"/>
                  <draw:equation draw:name="f8" draw:formula="21*logwidth/25"/>
                  <draw:equation draw:name="f9" draw:formula="35*logheight/40"/>
                  <draw:equation draw:name="f10" draw:formula="17*logwidth/25"/>
                  <draw:equation draw:name="f11" draw:formula="40*logheight/40"/>
                  <draw:equation draw:name="f12" draw:formula="14*logwidth/25"/>
                  <draw:equation draw:name="f13" draw:formula="36*logheight/40"/>
                  <draw:equation draw:name="f14" draw:formula="11*logwidth/25"/>
                  <draw:equation draw:name="f15" draw:formula="33*logheight/40"/>
                  <draw:equation draw:name="f16" draw:formula="8*logwidth/25"/>
                  <draw:equation draw:name="f17" draw:formula="29*logheight/40"/>
                  <draw:equation draw:name="f18" draw:formula="3*logwidth/25"/>
                  <draw:equation draw:name="f19" draw:formula="27*logheight/40"/>
                  <draw:equation draw:name="f20" draw:formula="0*logwidth/25"/>
                  <draw:equation draw:name="f21" draw:formula="25*logheight/40"/>
                  <draw:equation draw:name="f22" draw:formula="1*logwidth/25"/>
                  <draw:equation draw:name="f23" draw:formula="20*logheight/40"/>
                  <draw:equation draw:name="f24" draw:formula="3*logwidth/25"/>
                  <draw:equation draw:name="f25" draw:formula="16*logheight/40"/>
                  <draw:equation draw:name="f26" draw:formula="5*logwidth/25"/>
                  <draw:equation draw:name="f27" draw:formula="11*logheight/40"/>
                  <draw:equation draw:name="f28" draw:formula="9*logwidth/25"/>
                  <draw:equation draw:name="f29" draw:formula="8*logheight/40"/>
                  <draw:equation draw:name="f30" draw:formula="10*logwidth/25"/>
                  <draw:equation draw:name="f31" draw:formula="7*logheight/40"/>
                  <draw:equation draw:name="f32" draw:formula="12*logwidth/25"/>
                  <draw:equation draw:name="f33" draw:formula="5*logheight/40"/>
                  <draw:equation draw:name="f34" draw:formula="14*logwidth/25"/>
                  <draw:equation draw:name="f35" draw:formula="4*logheight/40"/>
                  <draw:equation draw:name="f36" draw:formula="16*logwidth/25"/>
                  <draw:equation draw:name="f37" draw:formula="3*logheight/40"/>
                  <draw:equation draw:name="f38" draw:formula="18*logwidth/25"/>
                  <draw:equation draw:name="f39" draw:formula="2*logheight/40"/>
                  <draw:equation draw:name="f40" draw:formula="18*logwidth/25"/>
                  <draw:equation draw:name="f41" draw:formula="0*logheight/40"/>
                  <draw:equation draw:name="f42" draw:formula="logwidth"/>
                  <draw:equation draw:name="f43" draw:formula="logheight"/>
                </draw:enhanced-geometry>
              </draw:custom-shape>
              <draw:custom-shape draw:name="Freeform 81" draw:style-name="gr3" draw:text-style-name="P4" svg:width="1.05mm" svg:height="1.31mm" svg:x="16.89mm" svg:y="1.87mm">
                <text:p/>
                <draw:enhanced-geometry draw:mirror-horizontal="false" draw:mirror-vertical="false" drawooo:sub-view-size="31 39" draw:text-areas="0 0 ?f52 ?f53" svg:viewBox="0 0 0 0" draw:type="ooxml-non-primitive" draw:enhanced-path="M 30 0 L 30 4 31 9 30 12 29 17 26 20 22 23 20 27 17 29 14 32 9 36 6 39 4 39 3 38 2 35 1 31 0 28 0 26 0 25 0 20 2 17 4 12 6 10 14 5 22 3 30 0 Z N">
                  <draw:equation draw:name="f0" draw:formula="30*logwidth/31"/>
                  <draw:equation draw:name="f1" draw:formula="0*logheight/39"/>
                  <draw:equation draw:name="f2" draw:formula="30*logwidth/31"/>
                  <draw:equation draw:name="f3" draw:formula="4*logheight/39"/>
                  <draw:equation draw:name="f4" draw:formula="31*logwidth/31"/>
                  <draw:equation draw:name="f5" draw:formula="9*logheight/39"/>
                  <draw:equation draw:name="f6" draw:formula="30*logwidth/31"/>
                  <draw:equation draw:name="f7" draw:formula="12*logheight/39"/>
                  <draw:equation draw:name="f8" draw:formula="29*logwidth/31"/>
                  <draw:equation draw:name="f9" draw:formula="17*logheight/39"/>
                  <draw:equation draw:name="f10" draw:formula="26*logwidth/31"/>
                  <draw:equation draw:name="f11" draw:formula="20*logheight/39"/>
                  <draw:equation draw:name="f12" draw:formula="22*logwidth/31"/>
                  <draw:equation draw:name="f13" draw:formula="23*logheight/39"/>
                  <draw:equation draw:name="f14" draw:formula="20*logwidth/31"/>
                  <draw:equation draw:name="f15" draw:formula="27*logheight/39"/>
                  <draw:equation draw:name="f16" draw:formula="17*logwidth/31"/>
                  <draw:equation draw:name="f17" draw:formula="29*logheight/39"/>
                  <draw:equation draw:name="f18" draw:formula="14*logwidth/31"/>
                  <draw:equation draw:name="f19" draw:formula="32*logheight/39"/>
                  <draw:equation draw:name="f20" draw:formula="9*logwidth/31"/>
                  <draw:equation draw:name="f21" draw:formula="36*logheight/39"/>
                  <draw:equation draw:name="f22" draw:formula="6*logwidth/31"/>
                  <draw:equation draw:name="f23" draw:formula="39*logheight/39"/>
                  <draw:equation draw:name="f24" draw:formula="4*logwidth/31"/>
                  <draw:equation draw:name="f25" draw:formula="39*logheight/39"/>
                  <draw:equation draw:name="f26" draw:formula="3*logwidth/31"/>
                  <draw:equation draw:name="f27" draw:formula="38*logheight/39"/>
                  <draw:equation draw:name="f28" draw:formula="2*logwidth/31"/>
                  <draw:equation draw:name="f29" draw:formula="35*logheight/39"/>
                  <draw:equation draw:name="f30" draw:formula="1*logwidth/31"/>
                  <draw:equation draw:name="f31" draw:formula="31*logheight/39"/>
                  <draw:equation draw:name="f32" draw:formula="0*logwidth/31"/>
                  <draw:equation draw:name="f33" draw:formula="28*logheight/39"/>
                  <draw:equation draw:name="f34" draw:formula="0*logwidth/31"/>
                  <draw:equation draw:name="f35" draw:formula="26*logheight/39"/>
                  <draw:equation draw:name="f36" draw:formula="0*logwidth/31"/>
                  <draw:equation draw:name="f37" draw:formula="25*logheight/39"/>
                  <draw:equation draw:name="f38" draw:formula="0*logwidth/31"/>
                  <draw:equation draw:name="f39" draw:formula="20*logheight/39"/>
                  <draw:equation draw:name="f40" draw:formula="2*logwidth/31"/>
                  <draw:equation draw:name="f41" draw:formula="17*logheight/39"/>
                  <draw:equation draw:name="f42" draw:formula="4*logwidth/31"/>
                  <draw:equation draw:name="f43" draw:formula="12*logheight/39"/>
                  <draw:equation draw:name="f44" draw:formula="6*logwidth/31"/>
                  <draw:equation draw:name="f45" draw:formula="10*logheight/39"/>
                  <draw:equation draw:name="f46" draw:formula="14*logwidth/31"/>
                  <draw:equation draw:name="f47" draw:formula="5*logheight/39"/>
                  <draw:equation draw:name="f48" draw:formula="22*logwidth/31"/>
                  <draw:equation draw:name="f49" draw:formula="3*logheight/39"/>
                  <draw:equation draw:name="f50" draw:formula="30*logwidth/31"/>
                  <draw:equation draw:name="f51" draw:formula="0*logheight/39"/>
                  <draw:equation draw:name="f52" draw:formula="logwidth"/>
                  <draw:equation draw:name="f53" draw:formula="logheight"/>
                </draw:enhanced-geometry>
              </draw:custom-shape>
              <draw:custom-shape draw:name="Freeform 82" draw:style-name="gr3" draw:text-style-name="P4" svg:width="0.78mm" svg:height="1.05mm" svg:x="17.95mm" svg:y="3.45mm">
                <text:p/>
                <draw:enhanced-geometry draw:mirror-horizontal="false" draw:mirror-vertical="false" drawooo:sub-view-size="22 35" draw:text-areas="0 0 ?f40 ?f41" svg:viewBox="0 0 0 0" draw:type="ooxml-non-primitive" draw:enhanced-path="M 15 0 L 16 1 19 9 22 17 21 26 11 31 1 35 0 29 0 24 0 18 1 15 2 14 3 11 4 9 6 7 7 5 9 2 11 1 13 0 15 0 Z N">
                  <draw:equation draw:name="f0" draw:formula="15*logwidth/22"/>
                  <draw:equation draw:name="f1" draw:formula="0*logheight/35"/>
                  <draw:equation draw:name="f2" draw:formula="16*logwidth/22"/>
                  <draw:equation draw:name="f3" draw:formula="1*logheight/35"/>
                  <draw:equation draw:name="f4" draw:formula="19*logwidth/22"/>
                  <draw:equation draw:name="f5" draw:formula="9*logheight/35"/>
                  <draw:equation draw:name="f6" draw:formula="22*logwidth/22"/>
                  <draw:equation draw:name="f7" draw:formula="17*logheight/35"/>
                  <draw:equation draw:name="f8" draw:formula="21*logwidth/22"/>
                  <draw:equation draw:name="f9" draw:formula="26*logheight/35"/>
                  <draw:equation draw:name="f10" draw:formula="11*logwidth/22"/>
                  <draw:equation draw:name="f11" draw:formula="31*logheight/35"/>
                  <draw:equation draw:name="f12" draw:formula="1*logwidth/22"/>
                  <draw:equation draw:name="f13" draw:formula="35*logheight/35"/>
                  <draw:equation draw:name="f14" draw:formula="0*logwidth/22"/>
                  <draw:equation draw:name="f15" draw:formula="29*logheight/35"/>
                  <draw:equation draw:name="f16" draw:formula="0*logwidth/22"/>
                  <draw:equation draw:name="f17" draw:formula="24*logheight/35"/>
                  <draw:equation draw:name="f18" draw:formula="0*logwidth/22"/>
                  <draw:equation draw:name="f19" draw:formula="18*logheight/35"/>
                  <draw:equation draw:name="f20" draw:formula="1*logwidth/22"/>
                  <draw:equation draw:name="f21" draw:formula="15*logheight/35"/>
                  <draw:equation draw:name="f22" draw:formula="2*logwidth/22"/>
                  <draw:equation draw:name="f23" draw:formula="14*logheight/35"/>
                  <draw:equation draw:name="f24" draw:formula="3*logwidth/22"/>
                  <draw:equation draw:name="f25" draw:formula="11*logheight/35"/>
                  <draw:equation draw:name="f26" draw:formula="4*logwidth/22"/>
                  <draw:equation draw:name="f27" draw:formula="9*logheight/35"/>
                  <draw:equation draw:name="f28" draw:formula="6*logwidth/22"/>
                  <draw:equation draw:name="f29" draw:formula="7*logheight/35"/>
                  <draw:equation draw:name="f30" draw:formula="7*logwidth/22"/>
                  <draw:equation draw:name="f31" draw:formula="5*logheight/35"/>
                  <draw:equation draw:name="f32" draw:formula="9*logwidth/22"/>
                  <draw:equation draw:name="f33" draw:formula="2*logheight/35"/>
                  <draw:equation draw:name="f34" draw:formula="11*logwidth/22"/>
                  <draw:equation draw:name="f35" draw:formula="1*logheight/35"/>
                  <draw:equation draw:name="f36" draw:formula="13*logwidth/22"/>
                  <draw:equation draw:name="f37" draw:formula="0*logheight/35"/>
                  <draw:equation draw:name="f38" draw:formula="15*logwidth/22"/>
                  <draw:equation draw:name="f39" draw:formula="0*logheight/35"/>
                  <draw:equation draw:name="f40" draw:formula="logwidth"/>
                  <draw:equation draw:name="f41" draw:formula="logheight"/>
                </draw:enhanced-geometry>
              </draw:custom-shape>
              <draw:custom-shape draw:name="Freeform 83" draw:style-name="gr3" draw:text-style-name="P4" svg:width="0.52mm" svg:height="1.31mm" svg:x="19.01mm" svg:y="2.92mm">
                <text:p/>
                <draw:enhanced-geometry draw:mirror-horizontal="false" draw:mirror-vertical="false" drawooo:sub-view-size="16 39" draw:text-areas="0 0 ?f38 ?f39" svg:viewBox="0 0 0 0" draw:type="ooxml-non-primitive" draw:enhanced-path="M 7 0 L 8 3 9 5 11 7 13 10 14 13 16 15 16 23 13 31 10 39 9 39 7 39 5 39 3 39 3 39 0 30 2 20 4 8 7 0 Z N">
                  <draw:equation draw:name="f0" draw:formula="7*logwidth/16"/>
                  <draw:equation draw:name="f1" draw:formula="0*logheight/39"/>
                  <draw:equation draw:name="f2" draw:formula="8*logwidth/16"/>
                  <draw:equation draw:name="f3" draw:formula="3*logheight/39"/>
                  <draw:equation draw:name="f4" draw:formula="9*logwidth/16"/>
                  <draw:equation draw:name="f5" draw:formula="5*logheight/39"/>
                  <draw:equation draw:name="f6" draw:formula="11*logwidth/16"/>
                  <draw:equation draw:name="f7" draw:formula="7*logheight/39"/>
                  <draw:equation draw:name="f8" draw:formula="13*logwidth/16"/>
                  <draw:equation draw:name="f9" draw:formula="10*logheight/39"/>
                  <draw:equation draw:name="f10" draw:formula="14*logwidth/16"/>
                  <draw:equation draw:name="f11" draw:formula="13*logheight/39"/>
                  <draw:equation draw:name="f12" draw:formula="16*logwidth/16"/>
                  <draw:equation draw:name="f13" draw:formula="15*logheight/39"/>
                  <draw:equation draw:name="f14" draw:formula="16*logwidth/16"/>
                  <draw:equation draw:name="f15" draw:formula="23*logheight/39"/>
                  <draw:equation draw:name="f16" draw:formula="13*logwidth/16"/>
                  <draw:equation draw:name="f17" draw:formula="31*logheight/39"/>
                  <draw:equation draw:name="f18" draw:formula="10*logwidth/16"/>
                  <draw:equation draw:name="f19" draw:formula="39*logheight/39"/>
                  <draw:equation draw:name="f20" draw:formula="9*logwidth/16"/>
                  <draw:equation draw:name="f21" draw:formula="39*logheight/39"/>
                  <draw:equation draw:name="f22" draw:formula="7*logwidth/16"/>
                  <draw:equation draw:name="f23" draw:formula="39*logheight/39"/>
                  <draw:equation draw:name="f24" draw:formula="5*logwidth/16"/>
                  <draw:equation draw:name="f25" draw:formula="39*logheight/39"/>
                  <draw:equation draw:name="f26" draw:formula="3*logwidth/16"/>
                  <draw:equation draw:name="f27" draw:formula="39*logheight/39"/>
                  <draw:equation draw:name="f28" draw:formula="3*logwidth/16"/>
                  <draw:equation draw:name="f29" draw:formula="39*logheight/39"/>
                  <draw:equation draw:name="f30" draw:formula="0*logwidth/16"/>
                  <draw:equation draw:name="f31" draw:formula="30*logheight/39"/>
                  <draw:equation draw:name="f32" draw:formula="2*logwidth/16"/>
                  <draw:equation draw:name="f33" draw:formula="20*logheight/39"/>
                  <draw:equation draw:name="f34" draw:formula="4*logwidth/16"/>
                  <draw:equation draw:name="f35" draw:formula="8*logheight/39"/>
                  <draw:equation draw:name="f36" draw:formula="7*logwidth/16"/>
                  <draw:equation draw:name="f37" draw:formula="0*logheight/39"/>
                  <draw:equation draw:name="f38" draw:formula="logwidth"/>
                  <draw:equation draw:name="f39" draw:formula="logheight"/>
                </draw:enhanced-geometry>
              </draw:custom-shape>
              <draw:custom-shape draw:name="Freeform 84" draw:style-name="gr3" draw:text-style-name="P4" svg:width="1.05mm" svg:height="1.58mm" svg:x="17.95mm" svg:y="1.87mm">
                <text:p/>
                <draw:enhanced-geometry draw:mirror-horizontal="false" draw:mirror-vertical="false" drawooo:sub-view-size="23 43" draw:text-areas="0 0 ?f38 ?f39" svg:viewBox="0 0 0 0" draw:type="ooxml-non-primitive" draw:enhanced-path="M 6 0 L 13 7 18 15 22 24 23 33 21 36 17 40 12 43 7 43 4 41 2 37 1 33 1 29 0 25 1 22 3 15 4 9 6 3 6 0 Z N">
                  <draw:equation draw:name="f0" draw:formula="6*logwidth/23"/>
                  <draw:equation draw:name="f1" draw:formula="0*logheight/43"/>
                  <draw:equation draw:name="f2" draw:formula="13*logwidth/23"/>
                  <draw:equation draw:name="f3" draw:formula="7*logheight/43"/>
                  <draw:equation draw:name="f4" draw:formula="18*logwidth/23"/>
                  <draw:equation draw:name="f5" draw:formula="15*logheight/43"/>
                  <draw:equation draw:name="f6" draw:formula="22*logwidth/23"/>
                  <draw:equation draw:name="f7" draw:formula="24*logheight/43"/>
                  <draw:equation draw:name="f8" draw:formula="23*logwidth/23"/>
                  <draw:equation draw:name="f9" draw:formula="33*logheight/43"/>
                  <draw:equation draw:name="f10" draw:formula="21*logwidth/23"/>
                  <draw:equation draw:name="f11" draw:formula="36*logheight/43"/>
                  <draw:equation draw:name="f12" draw:formula="17*logwidth/23"/>
                  <draw:equation draw:name="f13" draw:formula="40*logheight/43"/>
                  <draw:equation draw:name="f14" draw:formula="12*logwidth/23"/>
                  <draw:equation draw:name="f15" draw:formula="43*logheight/43"/>
                  <draw:equation draw:name="f16" draw:formula="7*logwidth/23"/>
                  <draw:equation draw:name="f17" draw:formula="43*logheight/43"/>
                  <draw:equation draw:name="f18" draw:formula="4*logwidth/23"/>
                  <draw:equation draw:name="f19" draw:formula="41*logheight/43"/>
                  <draw:equation draw:name="f20" draw:formula="2*logwidth/23"/>
                  <draw:equation draw:name="f21" draw:formula="37*logheight/43"/>
                  <draw:equation draw:name="f22" draw:formula="1*logwidth/23"/>
                  <draw:equation draw:name="f23" draw:formula="33*logheight/43"/>
                  <draw:equation draw:name="f24" draw:formula="1*logwidth/23"/>
                  <draw:equation draw:name="f25" draw:formula="29*logheight/43"/>
                  <draw:equation draw:name="f26" draw:formula="0*logwidth/23"/>
                  <draw:equation draw:name="f27" draw:formula="25*logheight/43"/>
                  <draw:equation draw:name="f28" draw:formula="1*logwidth/23"/>
                  <draw:equation draw:name="f29" draw:formula="22*logheight/43"/>
                  <draw:equation draw:name="f30" draw:formula="3*logwidth/23"/>
                  <draw:equation draw:name="f31" draw:formula="15*logheight/43"/>
                  <draw:equation draw:name="f32" draw:formula="4*logwidth/23"/>
                  <draw:equation draw:name="f33" draw:formula="9*logheight/43"/>
                  <draw:equation draw:name="f34" draw:formula="6*logwidth/23"/>
                  <draw:equation draw:name="f35" draw:formula="3*logheight/43"/>
                  <draw:equation draw:name="f36" draw:formula="6*logwidth/23"/>
                  <draw:equation draw:name="f37" draw:formula="0*logheight/43"/>
                  <draw:equation draw:name="f38" draw:formula="logwidth"/>
                  <draw:equation draw:name="f39" draw:formula="logheight"/>
                </draw:enhanced-geometry>
              </draw:custom-shape>
              <draw:custom-shape draw:name="Freeform 85" draw:style-name="gr3" draw:text-style-name="P4" svg:width="0.78mm" svg:height="1.31mm" svg:x="16.1mm" svg:y="2.66mm">
                <text:p/>
                <draw:enhanced-geometry draw:mirror-horizontal="false" draw:mirror-vertical="false" drawooo:sub-view-size="20 39" draw:text-areas="0 0 ?f44 ?f45" svg:viewBox="0 0 0 0" draw:type="ooxml-non-primitive" draw:enhanced-path="M 8 0 L 9 0 9 1 11 3 12 6 13 9 15 11 17 13 18 15 19 16 20 25 18 32 14 39 11 36 8 34 4 32 3 30 1 29 0 27 0 17 4 8 8 0 Z N">
                  <draw:equation draw:name="f0" draw:formula="8*logwidth/20"/>
                  <draw:equation draw:name="f1" draw:formula="0*logheight/39"/>
                  <draw:equation draw:name="f2" draw:formula="9*logwidth/20"/>
                  <draw:equation draw:name="f3" draw:formula="0*logheight/39"/>
                  <draw:equation draw:name="f4" draw:formula="9*logwidth/20"/>
                  <draw:equation draw:name="f5" draw:formula="1*logheight/39"/>
                  <draw:equation draw:name="f6" draw:formula="11*logwidth/20"/>
                  <draw:equation draw:name="f7" draw:formula="3*logheight/39"/>
                  <draw:equation draw:name="f8" draw:formula="12*logwidth/20"/>
                  <draw:equation draw:name="f9" draw:formula="6*logheight/39"/>
                  <draw:equation draw:name="f10" draw:formula="13*logwidth/20"/>
                  <draw:equation draw:name="f11" draw:formula="9*logheight/39"/>
                  <draw:equation draw:name="f12" draw:formula="15*logwidth/20"/>
                  <draw:equation draw:name="f13" draw:formula="11*logheight/39"/>
                  <draw:equation draw:name="f14" draw:formula="17*logwidth/20"/>
                  <draw:equation draw:name="f15" draw:formula="13*logheight/39"/>
                  <draw:equation draw:name="f16" draw:formula="18*logwidth/20"/>
                  <draw:equation draw:name="f17" draw:formula="15*logheight/39"/>
                  <draw:equation draw:name="f18" draw:formula="19*logwidth/20"/>
                  <draw:equation draw:name="f19" draw:formula="16*logheight/39"/>
                  <draw:equation draw:name="f20" draw:formula="20*logwidth/20"/>
                  <draw:equation draw:name="f21" draw:formula="25*logheight/39"/>
                  <draw:equation draw:name="f22" draw:formula="18*logwidth/20"/>
                  <draw:equation draw:name="f23" draw:formula="32*logheight/39"/>
                  <draw:equation draw:name="f24" draw:formula="14*logwidth/20"/>
                  <draw:equation draw:name="f25" draw:formula="39*logheight/39"/>
                  <draw:equation draw:name="f26" draw:formula="11*logwidth/20"/>
                  <draw:equation draw:name="f27" draw:formula="36*logheight/39"/>
                  <draw:equation draw:name="f28" draw:formula="8*logwidth/20"/>
                  <draw:equation draw:name="f29" draw:formula="34*logheight/39"/>
                  <draw:equation draw:name="f30" draw:formula="4*logwidth/20"/>
                  <draw:equation draw:name="f31" draw:formula="32*logheight/39"/>
                  <draw:equation draw:name="f32" draw:formula="3*logwidth/20"/>
                  <draw:equation draw:name="f33" draw:formula="30*logheight/39"/>
                  <draw:equation draw:name="f34" draw:formula="1*logwidth/20"/>
                  <draw:equation draw:name="f35" draw:formula="29*logheight/39"/>
                  <draw:equation draw:name="f36" draw:formula="0*logwidth/20"/>
                  <draw:equation draw:name="f37" draw:formula="27*logheight/39"/>
                  <draw:equation draw:name="f38" draw:formula="0*logwidth/20"/>
                  <draw:equation draw:name="f39" draw:formula="17*logheight/39"/>
                  <draw:equation draw:name="f40" draw:formula="4*logwidth/20"/>
                  <draw:equation draw:name="f41" draw:formula="8*logheight/39"/>
                  <draw:equation draw:name="f42" draw:formula="8*logwidth/20"/>
                  <draw:equation draw:name="f43" draw:formula="0*logheight/39"/>
                  <draw:equation draw:name="f44" draw:formula="logwidth"/>
                  <draw:equation draw:name="f45" draw:formula="logheight"/>
                </draw:enhanced-geometry>
              </draw:custom-shape>
              <draw:custom-shape draw:name="Freeform 86" draw:style-name="gr3" draw:text-style-name="P4" svg:width="1.05mm" svg:height="2.37mm" svg:x="5.51mm" svg:y="10.07mm">
                <text:p/>
                <draw:enhanced-geometry draw:mirror-horizontal="false" draw:mirror-vertical="false" drawooo:sub-view-size="28 69" draw:text-areas="0 0 ?f74 ?f75" svg:viewBox="0 0 0 0" draw:type="ooxml-non-primitive" draw:enhanced-path="M 0 0 L 6 3 7 6 6 11 6 15 6 20 8 31 10 40 16 52 24 62 24 56 24 50 24 44 24 39 24 34 24 32 22 20 21 9 16 3 23 4 23 8 25 20 26 32 27 38 26 44 26 52 26 60 28 67 26 69 20 61 13 51 8 41 5 32 4 21 2 12 1 4 0 0 Z N">
                  <draw:equation draw:name="f0" draw:formula="0*logwidth/28"/>
                  <draw:equation draw:name="f1" draw:formula="0*logheight/69"/>
                  <draw:equation draw:name="f2" draw:formula="6*logwidth/28"/>
                  <draw:equation draw:name="f3" draw:formula="3*logheight/69"/>
                  <draw:equation draw:name="f4" draw:formula="7*logwidth/28"/>
                  <draw:equation draw:name="f5" draw:formula="6*logheight/69"/>
                  <draw:equation draw:name="f6" draw:formula="6*logwidth/28"/>
                  <draw:equation draw:name="f7" draw:formula="11*logheight/69"/>
                  <draw:equation draw:name="f8" draw:formula="6*logwidth/28"/>
                  <draw:equation draw:name="f9" draw:formula="15*logheight/69"/>
                  <draw:equation draw:name="f10" draw:formula="6*logwidth/28"/>
                  <draw:equation draw:name="f11" draw:formula="20*logheight/69"/>
                  <draw:equation draw:name="f12" draw:formula="8*logwidth/28"/>
                  <draw:equation draw:name="f13" draw:formula="31*logheight/69"/>
                  <draw:equation draw:name="f14" draw:formula="10*logwidth/28"/>
                  <draw:equation draw:name="f15" draw:formula="40*logheight/69"/>
                  <draw:equation draw:name="f16" draw:formula="16*logwidth/28"/>
                  <draw:equation draw:name="f17" draw:formula="52*logheight/69"/>
                  <draw:equation draw:name="f18" draw:formula="24*logwidth/28"/>
                  <draw:equation draw:name="f19" draw:formula="62*logheight/69"/>
                  <draw:equation draw:name="f20" draw:formula="24*logwidth/28"/>
                  <draw:equation draw:name="f21" draw:formula="56*logheight/69"/>
                  <draw:equation draw:name="f22" draw:formula="24*logwidth/28"/>
                  <draw:equation draw:name="f23" draw:formula="50*logheight/69"/>
                  <draw:equation draw:name="f24" draw:formula="24*logwidth/28"/>
                  <draw:equation draw:name="f25" draw:formula="44*logheight/69"/>
                  <draw:equation draw:name="f26" draw:formula="24*logwidth/28"/>
                  <draw:equation draw:name="f27" draw:formula="39*logheight/69"/>
                  <draw:equation draw:name="f28" draw:formula="24*logwidth/28"/>
                  <draw:equation draw:name="f29" draw:formula="34*logheight/69"/>
                  <draw:equation draw:name="f30" draw:formula="24*logwidth/28"/>
                  <draw:equation draw:name="f31" draw:formula="32*logheight/69"/>
                  <draw:equation draw:name="f32" draw:formula="22*logwidth/28"/>
                  <draw:equation draw:name="f33" draw:formula="20*logheight/69"/>
                  <draw:equation draw:name="f34" draw:formula="21*logwidth/28"/>
                  <draw:equation draw:name="f35" draw:formula="9*logheight/69"/>
                  <draw:equation draw:name="f36" draw:formula="16*logwidth/28"/>
                  <draw:equation draw:name="f37" draw:formula="3*logheight/69"/>
                  <draw:equation draw:name="f38" draw:formula="23*logwidth/28"/>
                  <draw:equation draw:name="f39" draw:formula="4*logheight/69"/>
                  <draw:equation draw:name="f40" draw:formula="23*logwidth/28"/>
                  <draw:equation draw:name="f41" draw:formula="8*logheight/69"/>
                  <draw:equation draw:name="f42" draw:formula="25*logwidth/28"/>
                  <draw:equation draw:name="f43" draw:formula="20*logheight/69"/>
                  <draw:equation draw:name="f44" draw:formula="26*logwidth/28"/>
                  <draw:equation draw:name="f45" draw:formula="32*logheight/69"/>
                  <draw:equation draw:name="f46" draw:formula="27*logwidth/28"/>
                  <draw:equation draw:name="f47" draw:formula="38*logheight/69"/>
                  <draw:equation draw:name="f48" draw:formula="26*logwidth/28"/>
                  <draw:equation draw:name="f49" draw:formula="44*logheight/69"/>
                  <draw:equation draw:name="f50" draw:formula="26*logwidth/28"/>
                  <draw:equation draw:name="f51" draw:formula="52*logheight/69"/>
                  <draw:equation draw:name="f52" draw:formula="26*logwidth/28"/>
                  <draw:equation draw:name="f53" draw:formula="60*logheight/69"/>
                  <draw:equation draw:name="f54" draw:formula="28*logwidth/28"/>
                  <draw:equation draw:name="f55" draw:formula="67*logheight/69"/>
                  <draw:equation draw:name="f56" draw:formula="26*logwidth/28"/>
                  <draw:equation draw:name="f57" draw:formula="69*logheight/69"/>
                  <draw:equation draw:name="f58" draw:formula="20*logwidth/28"/>
                  <draw:equation draw:name="f59" draw:formula="61*logheight/69"/>
                  <draw:equation draw:name="f60" draw:formula="13*logwidth/28"/>
                  <draw:equation draw:name="f61" draw:formula="51*logheight/69"/>
                  <draw:equation draw:name="f62" draw:formula="8*logwidth/28"/>
                  <draw:equation draw:name="f63" draw:formula="41*logheight/69"/>
                  <draw:equation draw:name="f64" draw:formula="5*logwidth/28"/>
                  <draw:equation draw:name="f65" draw:formula="32*logheight/69"/>
                  <draw:equation draw:name="f66" draw:formula="4*logwidth/28"/>
                  <draw:equation draw:name="f67" draw:formula="21*logheight/69"/>
                  <draw:equation draw:name="f68" draw:formula="2*logwidth/28"/>
                  <draw:equation draw:name="f69" draw:formula="12*logheight/69"/>
                  <draw:equation draw:name="f70" draw:formula="1*logwidth/28"/>
                  <draw:equation draw:name="f71" draw:formula="4*logheight/69"/>
                  <draw:equation draw:name="f72" draw:formula="0*logwidth/28"/>
                  <draw:equation draw:name="f73" draw:formula="0*logheight/69"/>
                  <draw:equation draw:name="f74" draw:formula="logwidth"/>
                  <draw:equation draw:name="f75" draw:formula="logheight"/>
                </draw:enhanced-geometry>
              </draw:custom-shape>
              <draw:custom-shape draw:name="Freeform 87" draw:style-name="gr3" draw:text-style-name="P4" svg:width="1.05mm" svg:height="2.37mm" svg:x="6.57mm" svg:y="10.07mm">
                <text:p/>
                <draw:enhanced-geometry draw:mirror-horizontal="false" draw:mirror-vertical="false" drawooo:sub-view-size="28 72" draw:text-areas="0 0 ?f64 ?f65" svg:viewBox="0 0 0 0" draw:type="ooxml-non-primitive" draw:enhanced-path="M 28 0 L 28 0 28 3 28 4 28 6 28 6 28 17 28 29 27 40 24 50 20 59 13 67 4 71 0 72 1 69 7 55 9 40 10 33 11 31 10 28 10 23 10 20 9 14 8 8 6 3 7 3 9 2 11 2 13 2 14 2 13 4 12 6 12 8 12 12 12 16 12 20 13 24 13 29 13 31 13 33 12 41 9 55 6 67 6 67 8 66 10 65 12 64 13 63 16 60 19 57 21 51 23 45 24 39 25 30 26 17 24 7 23 4 22 2 20 0 21 0 23 0 25 0 27 0 28 0 Z N">
                  <draw:equation draw:name="f0" draw:formula="28*logwidth/28"/>
                  <draw:equation draw:name="f1" draw:formula="0*logheight/72"/>
                  <draw:equation draw:name="f2" draw:formula="28*logwidth/28"/>
                  <draw:equation draw:name="f3" draw:formula="4*logheight/72"/>
                  <draw:equation draw:name="f4" draw:formula="28*logwidth/28"/>
                  <draw:equation draw:name="f5" draw:formula="6*logheight/72"/>
                  <draw:equation draw:name="f6" draw:formula="28*logwidth/28"/>
                  <draw:equation draw:name="f7" draw:formula="29*logheight/72"/>
                  <draw:equation draw:name="f8" draw:formula="24*logwidth/28"/>
                  <draw:equation draw:name="f9" draw:formula="50*logheight/72"/>
                  <draw:equation draw:name="f10" draw:formula="13*logwidth/28"/>
                  <draw:equation draw:name="f11" draw:formula="67*logheight/72"/>
                  <draw:equation draw:name="f12" draw:formula="0*logwidth/28"/>
                  <draw:equation draw:name="f13" draw:formula="72*logheight/72"/>
                  <draw:equation draw:name="f14" draw:formula="7*logwidth/28"/>
                  <draw:equation draw:name="f15" draw:formula="55*logheight/72"/>
                  <draw:equation draw:name="f16" draw:formula="10*logwidth/28"/>
                  <draw:equation draw:name="f17" draw:formula="33*logheight/72"/>
                  <draw:equation draw:name="f18" draw:formula="10*logwidth/28"/>
                  <draw:equation draw:name="f19" draw:formula="28*logheight/72"/>
                  <draw:equation draw:name="f20" draw:formula="10*logwidth/28"/>
                  <draw:equation draw:name="f21" draw:formula="20*logheight/72"/>
                  <draw:equation draw:name="f22" draw:formula="8*logwidth/28"/>
                  <draw:equation draw:name="f23" draw:formula="8*logheight/72"/>
                  <draw:equation draw:name="f24" draw:formula="7*logwidth/28"/>
                  <draw:equation draw:name="f25" draw:formula="3*logheight/72"/>
                  <draw:equation draw:name="f26" draw:formula="11*logwidth/28"/>
                  <draw:equation draw:name="f27" draw:formula="2*logheight/72"/>
                  <draw:equation draw:name="f28" draw:formula="14*logwidth/28"/>
                  <draw:equation draw:name="f29" draw:formula="2*logheight/72"/>
                  <draw:equation draw:name="f30" draw:formula="12*logwidth/28"/>
                  <draw:equation draw:name="f31" draw:formula="6*logheight/72"/>
                  <draw:equation draw:name="f32" draw:formula="12*logwidth/28"/>
                  <draw:equation draw:name="f33" draw:formula="12*logheight/72"/>
                  <draw:equation draw:name="f34" draw:formula="12*logwidth/28"/>
                  <draw:equation draw:name="f35" draw:formula="20*logheight/72"/>
                  <draw:equation draw:name="f36" draw:formula="13*logwidth/28"/>
                  <draw:equation draw:name="f37" draw:formula="29*logheight/72"/>
                  <draw:equation draw:name="f38" draw:formula="13*logwidth/28"/>
                  <draw:equation draw:name="f39" draw:formula="33*logheight/72"/>
                  <draw:equation draw:name="f40" draw:formula="9*logwidth/28"/>
                  <draw:equation draw:name="f41" draw:formula="55*logheight/72"/>
                  <draw:equation draw:name="f42" draw:formula="6*logwidth/28"/>
                  <draw:equation draw:name="f43" draw:formula="67*logheight/72"/>
                  <draw:equation draw:name="f44" draw:formula="10*logwidth/28"/>
                  <draw:equation draw:name="f45" draw:formula="65*logheight/72"/>
                  <draw:equation draw:name="f46" draw:formula="13*logwidth/28"/>
                  <draw:equation draw:name="f47" draw:formula="63*logheight/72"/>
                  <draw:equation draw:name="f48" draw:formula="19*logwidth/28"/>
                  <draw:equation draw:name="f49" draw:formula="57*logheight/72"/>
                  <draw:equation draw:name="f50" draw:formula="23*logwidth/28"/>
                  <draw:equation draw:name="f51" draw:formula="45*logheight/72"/>
                  <draw:equation draw:name="f52" draw:formula="25*logwidth/28"/>
                  <draw:equation draw:name="f53" draw:formula="30*logheight/72"/>
                  <draw:equation draw:name="f54" draw:formula="24*logwidth/28"/>
                  <draw:equation draw:name="f55" draw:formula="7*logheight/72"/>
                  <draw:equation draw:name="f56" draw:formula="22*logwidth/28"/>
                  <draw:equation draw:name="f57" draw:formula="2*logheight/72"/>
                  <draw:equation draw:name="f58" draw:formula="21*logwidth/28"/>
                  <draw:equation draw:name="f59" draw:formula="0*logheight/72"/>
                  <draw:equation draw:name="f60" draw:formula="25*logwidth/28"/>
                  <draw:equation draw:name="f61" draw:formula="0*logheight/72"/>
                  <draw:equation draw:name="f62" draw:formula="28*logwidth/28"/>
                  <draw:equation draw:name="f63" draw:formula="0*logheight/72"/>
                  <draw:equation draw:name="f64" draw:formula="logwidth"/>
                  <draw:equation draw:name="f65" draw:formula="logheight"/>
                </draw:enhanced-geometry>
              </draw:custom-shape>
              <draw:custom-shape draw:name="Freeform 88" draw:style-name="gr3" draw:text-style-name="P4" svg:width="2.9mm" svg:height="1.31mm" svg:x="3.93mm" svg:y="11.39mm">
                <text:p/>
                <draw:enhanced-geometry draw:mirror-horizontal="false" draw:mirror-vertical="false" drawooo:sub-view-size="77 40" draw:text-areas="0 0 ?f122 ?f123" svg:viewBox="0 0 0 0" draw:type="ooxml-non-primitive" draw:enhanced-path="M 20 3 L 11 3 4 6 10 8 20 12 33 19 41 24 51 29 55 32 57 32 60 33 63 33 68 34 71 35 65 24 56 16 46 10 39 8 29 5 20 3 Z M 18 0 L 36 1 42 3 49 6 61 14 69 24 77 38 74 40 72 38 70 37 68 36 65 36 63 36 58 35 54 34 50 32 49 32 48 31 46 29 43 28 42 27 40 27 40 26 39 26 38 26 36 25 35 24 33 23 32 21 31 21 27 19 19 15 10 11 6 9 3 8 0 8 1 5 5 2 9 1 13 0 18 0 Z N">
                  <draw:equation draw:name="f0" draw:formula="20*logwidth/77"/>
                  <draw:equation draw:name="f1" draw:formula="3*logheight/40"/>
                  <draw:equation draw:name="f2" draw:formula="11*logwidth/77"/>
                  <draw:equation draw:name="f3" draw:formula="3*logheight/40"/>
                  <draw:equation draw:name="f4" draw:formula="4*logwidth/77"/>
                  <draw:equation draw:name="f5" draw:formula="6*logheight/40"/>
                  <draw:equation draw:name="f6" draw:formula="10*logwidth/77"/>
                  <draw:equation draw:name="f7" draw:formula="8*logheight/40"/>
                  <draw:equation draw:name="f8" draw:formula="20*logwidth/77"/>
                  <draw:equation draw:name="f9" draw:formula="12*logheight/40"/>
                  <draw:equation draw:name="f10" draw:formula="33*logwidth/77"/>
                  <draw:equation draw:name="f11" draw:formula="19*logheight/40"/>
                  <draw:equation draw:name="f12" draw:formula="41*logwidth/77"/>
                  <draw:equation draw:name="f13" draw:formula="24*logheight/40"/>
                  <draw:equation draw:name="f14" draw:formula="51*logwidth/77"/>
                  <draw:equation draw:name="f15" draw:formula="29*logheight/40"/>
                  <draw:equation draw:name="f16" draw:formula="55*logwidth/77"/>
                  <draw:equation draw:name="f17" draw:formula="32*logheight/40"/>
                  <draw:equation draw:name="f18" draw:formula="57*logwidth/77"/>
                  <draw:equation draw:name="f19" draw:formula="32*logheight/40"/>
                  <draw:equation draw:name="f20" draw:formula="60*logwidth/77"/>
                  <draw:equation draw:name="f21" draw:formula="33*logheight/40"/>
                  <draw:equation draw:name="f22" draw:formula="63*logwidth/77"/>
                  <draw:equation draw:name="f23" draw:formula="33*logheight/40"/>
                  <draw:equation draw:name="f24" draw:formula="68*logwidth/77"/>
                  <draw:equation draw:name="f25" draw:formula="34*logheight/40"/>
                  <draw:equation draw:name="f26" draw:formula="71*logwidth/77"/>
                  <draw:equation draw:name="f27" draw:formula="35*logheight/40"/>
                  <draw:equation draw:name="f28" draw:formula="65*logwidth/77"/>
                  <draw:equation draw:name="f29" draw:formula="24*logheight/40"/>
                  <draw:equation draw:name="f30" draw:formula="56*logwidth/77"/>
                  <draw:equation draw:name="f31" draw:formula="16*logheight/40"/>
                  <draw:equation draw:name="f32" draw:formula="46*logwidth/77"/>
                  <draw:equation draw:name="f33" draw:formula="10*logheight/40"/>
                  <draw:equation draw:name="f34" draw:formula="39*logwidth/77"/>
                  <draw:equation draw:name="f35" draw:formula="8*logheight/40"/>
                  <draw:equation draw:name="f36" draw:formula="29*logwidth/77"/>
                  <draw:equation draw:name="f37" draw:formula="5*logheight/40"/>
                  <draw:equation draw:name="f38" draw:formula="20*logwidth/77"/>
                  <draw:equation draw:name="f39" draw:formula="3*logheight/40"/>
                  <draw:equation draw:name="f40" draw:formula="18*logwidth/77"/>
                  <draw:equation draw:name="f41" draw:formula="0*logheight/40"/>
                  <draw:equation draw:name="f42" draw:formula="36*logwidth/77"/>
                  <draw:equation draw:name="f43" draw:formula="1*logheight/40"/>
                  <draw:equation draw:name="f44" draw:formula="42*logwidth/77"/>
                  <draw:equation draw:name="f45" draw:formula="3*logheight/40"/>
                  <draw:equation draw:name="f46" draw:formula="49*logwidth/77"/>
                  <draw:equation draw:name="f47" draw:formula="6*logheight/40"/>
                  <draw:equation draw:name="f48" draw:formula="61*logwidth/77"/>
                  <draw:equation draw:name="f49" draw:formula="14*logheight/40"/>
                  <draw:equation draw:name="f50" draw:formula="69*logwidth/77"/>
                  <draw:equation draw:name="f51" draw:formula="24*logheight/40"/>
                  <draw:equation draw:name="f52" draw:formula="77*logwidth/77"/>
                  <draw:equation draw:name="f53" draw:formula="38*logheight/40"/>
                  <draw:equation draw:name="f54" draw:formula="74*logwidth/77"/>
                  <draw:equation draw:name="f55" draw:formula="40*logheight/40"/>
                  <draw:equation draw:name="f56" draw:formula="72*logwidth/77"/>
                  <draw:equation draw:name="f57" draw:formula="38*logheight/40"/>
                  <draw:equation draw:name="f58" draw:formula="70*logwidth/77"/>
                  <draw:equation draw:name="f59" draw:formula="37*logheight/40"/>
                  <draw:equation draw:name="f60" draw:formula="68*logwidth/77"/>
                  <draw:equation draw:name="f61" draw:formula="36*logheight/40"/>
                  <draw:equation draw:name="f62" draw:formula="65*logwidth/77"/>
                  <draw:equation draw:name="f63" draw:formula="36*logheight/40"/>
                  <draw:equation draw:name="f64" draw:formula="63*logwidth/77"/>
                  <draw:equation draw:name="f65" draw:formula="36*logheight/40"/>
                  <draw:equation draw:name="f66" draw:formula="58*logwidth/77"/>
                  <draw:equation draw:name="f67" draw:formula="35*logheight/40"/>
                  <draw:equation draw:name="f68" draw:formula="54*logwidth/77"/>
                  <draw:equation draw:name="f69" draw:formula="34*logheight/40"/>
                  <draw:equation draw:name="f70" draw:formula="50*logwidth/77"/>
                  <draw:equation draw:name="f71" draw:formula="32*logheight/40"/>
                  <draw:equation draw:name="f72" draw:formula="49*logwidth/77"/>
                  <draw:equation draw:name="f73" draw:formula="32*logheight/40"/>
                  <draw:equation draw:name="f74" draw:formula="48*logwidth/77"/>
                  <draw:equation draw:name="f75" draw:formula="31*logheight/40"/>
                  <draw:equation draw:name="f76" draw:formula="46*logwidth/77"/>
                  <draw:equation draw:name="f77" draw:formula="29*logheight/40"/>
                  <draw:equation draw:name="f78" draw:formula="43*logwidth/77"/>
                  <draw:equation draw:name="f79" draw:formula="28*logheight/40"/>
                  <draw:equation draw:name="f80" draw:formula="42*logwidth/77"/>
                  <draw:equation draw:name="f81" draw:formula="27*logheight/40"/>
                  <draw:equation draw:name="f82" draw:formula="40*logwidth/77"/>
                  <draw:equation draw:name="f83" draw:formula="27*logheight/40"/>
                  <draw:equation draw:name="f84" draw:formula="40*logwidth/77"/>
                  <draw:equation draw:name="f85" draw:formula="26*logheight/40"/>
                  <draw:equation draw:name="f86" draw:formula="39*logwidth/77"/>
                  <draw:equation draw:name="f87" draw:formula="26*logheight/40"/>
                  <draw:equation draw:name="f88" draw:formula="38*logwidth/77"/>
                  <draw:equation draw:name="f89" draw:formula="26*logheight/40"/>
                  <draw:equation draw:name="f90" draw:formula="36*logwidth/77"/>
                  <draw:equation draw:name="f91" draw:formula="25*logheight/40"/>
                  <draw:equation draw:name="f92" draw:formula="35*logwidth/77"/>
                  <draw:equation draw:name="f93" draw:formula="24*logheight/40"/>
                  <draw:equation draw:name="f94" draw:formula="33*logwidth/77"/>
                  <draw:equation draw:name="f95" draw:formula="23*logheight/40"/>
                  <draw:equation draw:name="f96" draw:formula="32*logwidth/77"/>
                  <draw:equation draw:name="f97" draw:formula="21*logheight/40"/>
                  <draw:equation draw:name="f98" draw:formula="31*logwidth/77"/>
                  <draw:equation draw:name="f99" draw:formula="21*logheight/40"/>
                  <draw:equation draw:name="f100" draw:formula="27*logwidth/77"/>
                  <draw:equation draw:name="f101" draw:formula="19*logheight/40"/>
                  <draw:equation draw:name="f102" draw:formula="19*logwidth/77"/>
                  <draw:equation draw:name="f103" draw:formula="15*logheight/40"/>
                  <draw:equation draw:name="f104" draw:formula="10*logwidth/77"/>
                  <draw:equation draw:name="f105" draw:formula="11*logheight/40"/>
                  <draw:equation draw:name="f106" draw:formula="6*logwidth/77"/>
                  <draw:equation draw:name="f107" draw:formula="9*logheight/40"/>
                  <draw:equation draw:name="f108" draw:formula="3*logwidth/77"/>
                  <draw:equation draw:name="f109" draw:formula="8*logheight/40"/>
                  <draw:equation draw:name="f110" draw:formula="0*logwidth/77"/>
                  <draw:equation draw:name="f111" draw:formula="8*logheight/40"/>
                  <draw:equation draw:name="f112" draw:formula="1*logwidth/77"/>
                  <draw:equation draw:name="f113" draw:formula="5*logheight/40"/>
                  <draw:equation draw:name="f114" draw:formula="5*logwidth/77"/>
                  <draw:equation draw:name="f115" draw:formula="2*logheight/40"/>
                  <draw:equation draw:name="f116" draw:formula="9*logwidth/77"/>
                  <draw:equation draw:name="f117" draw:formula="1*logheight/40"/>
                  <draw:equation draw:name="f118" draw:formula="13*logwidth/77"/>
                  <draw:equation draw:name="f119" draw:formula="0*logheight/40"/>
                  <draw:equation draw:name="f120" draw:formula="18*logwidth/77"/>
                  <draw:equation draw:name="f121" draw:formula="0*logheight/40"/>
                  <draw:equation draw:name="f122" draw:formula="logwidth"/>
                  <draw:equation draw:name="f123" draw:formula="logheight"/>
                </draw:enhanced-geometry>
              </draw:custom-shape>
              <draw:custom-shape draw:name="Freeform 89" draw:style-name="gr3" draw:text-style-name="P4" svg:width="2.64mm" svg:height="1.84mm" svg:x="6.57mm" svg:y="11.13mm">
                <text:p/>
                <draw:enhanced-geometry draw:mirror-horizontal="false" draw:mirror-vertical="false" drawooo:sub-view-size="73 52" draw:text-areas="0 0 ?f70 ?f71" svg:viewBox="0 0 0 0" draw:type="ooxml-non-primitive" draw:enhanced-path="M 68 8 L 63 9 56 10 51 10 45 9 41 10 37 10 34 13 31 15 29 17 27 21 25 24 23 27 20 30 15 33 13 34 10 36 8 39 6 42 6 44 18 38 32 33 37 32 50 26 59 19 68 8 Z M 73 0 L 73 2 73 5 72 7 71 9 65 17 61 22 57 25 52 28 45 32 38 35 34 36 24 39 14 43 10 45 7 48 3 50 0 52 1 45 4 40 9 34 14 30 14 30 15 30 16 28 17 27 18 27 21 25 23 22 25 19 27 16 29 13 32 10 36 8 40 7 45 7 51 7 55 7 60 7 65 6 67 6 69 5 71 4 72 1 73 0 Z N">
                  <draw:equation draw:name="f0" draw:formula="63*logwidth/73"/>
                  <draw:equation draw:name="f1" draw:formula="9*logheight/52"/>
                  <draw:equation draw:name="f2" draw:formula="51*logwidth/73"/>
                  <draw:equation draw:name="f3" draw:formula="10*logheight/52"/>
                  <draw:equation draw:name="f4" draw:formula="41*logwidth/73"/>
                  <draw:equation draw:name="f5" draw:formula="10*logheight/52"/>
                  <draw:equation draw:name="f6" draw:formula="34*logwidth/73"/>
                  <draw:equation draw:name="f7" draw:formula="13*logheight/52"/>
                  <draw:equation draw:name="f8" draw:formula="29*logwidth/73"/>
                  <draw:equation draw:name="f9" draw:formula="17*logheight/52"/>
                  <draw:equation draw:name="f10" draw:formula="25*logwidth/73"/>
                  <draw:equation draw:name="f11" draw:formula="24*logheight/52"/>
                  <draw:equation draw:name="f12" draw:formula="20*logwidth/73"/>
                  <draw:equation draw:name="f13" draw:formula="30*logheight/52"/>
                  <draw:equation draw:name="f14" draw:formula="13*logwidth/73"/>
                  <draw:equation draw:name="f15" draw:formula="34*logheight/52"/>
                  <draw:equation draw:name="f16" draw:formula="8*logwidth/73"/>
                  <draw:equation draw:name="f17" draw:formula="39*logheight/52"/>
                  <draw:equation draw:name="f18" draw:formula="6*logwidth/73"/>
                  <draw:equation draw:name="f19" draw:formula="44*logheight/52"/>
                  <draw:equation draw:name="f20" draw:formula="32*logwidth/73"/>
                  <draw:equation draw:name="f21" draw:formula="33*logheight/52"/>
                  <draw:equation draw:name="f22" draw:formula="50*logwidth/73"/>
                  <draw:equation draw:name="f23" draw:formula="26*logheight/52"/>
                  <draw:equation draw:name="f24" draw:formula="68*logwidth/73"/>
                  <draw:equation draw:name="f25" draw:formula="8*logheight/52"/>
                  <draw:equation draw:name="f26" draw:formula="73*logwidth/73"/>
                  <draw:equation draw:name="f27" draw:formula="2*logheight/52"/>
                  <draw:equation draw:name="f28" draw:formula="72*logwidth/73"/>
                  <draw:equation draw:name="f29" draw:formula="7*logheight/52"/>
                  <draw:equation draw:name="f30" draw:formula="65*logwidth/73"/>
                  <draw:equation draw:name="f31" draw:formula="17*logheight/52"/>
                  <draw:equation draw:name="f32" draw:formula="57*logwidth/73"/>
                  <draw:equation draw:name="f33" draw:formula="25*logheight/52"/>
                  <draw:equation draw:name="f34" draw:formula="45*logwidth/73"/>
                  <draw:equation draw:name="f35" draw:formula="32*logheight/52"/>
                  <draw:equation draw:name="f36" draw:formula="34*logwidth/73"/>
                  <draw:equation draw:name="f37" draw:formula="36*logheight/52"/>
                  <draw:equation draw:name="f38" draw:formula="14*logwidth/73"/>
                  <draw:equation draw:name="f39" draw:formula="43*logheight/52"/>
                  <draw:equation draw:name="f40" draw:formula="7*logwidth/73"/>
                  <draw:equation draw:name="f41" draw:formula="48*logheight/52"/>
                  <draw:equation draw:name="f42" draw:formula="0*logwidth/73"/>
                  <draw:equation draw:name="f43" draw:formula="52*logheight/52"/>
                  <draw:equation draw:name="f44" draw:formula="4*logwidth/73"/>
                  <draw:equation draw:name="f45" draw:formula="40*logheight/52"/>
                  <draw:equation draw:name="f46" draw:formula="14*logwidth/73"/>
                  <draw:equation draw:name="f47" draw:formula="30*logheight/52"/>
                  <draw:equation draw:name="f48" draw:formula="15*logwidth/73"/>
                  <draw:equation draw:name="f49" draw:formula="30*logheight/52"/>
                  <draw:equation draw:name="f50" draw:formula="17*logwidth/73"/>
                  <draw:equation draw:name="f51" draw:formula="27*logheight/52"/>
                  <draw:equation draw:name="f52" draw:formula="21*logwidth/73"/>
                  <draw:equation draw:name="f53" draw:formula="25*logheight/52"/>
                  <draw:equation draw:name="f54" draw:formula="25*logwidth/73"/>
                  <draw:equation draw:name="f55" draw:formula="19*logheight/52"/>
                  <draw:equation draw:name="f56" draw:formula="29*logwidth/73"/>
                  <draw:equation draw:name="f57" draw:formula="13*logheight/52"/>
                  <draw:equation draw:name="f58" draw:formula="36*logwidth/73"/>
                  <draw:equation draw:name="f59" draw:formula="8*logheight/52"/>
                  <draw:equation draw:name="f60" draw:formula="45*logwidth/73"/>
                  <draw:equation draw:name="f61" draw:formula="7*logheight/52"/>
                  <draw:equation draw:name="f62" draw:formula="55*logwidth/73"/>
                  <draw:equation draw:name="f63" draw:formula="7*logheight/52"/>
                  <draw:equation draw:name="f64" draw:formula="65*logwidth/73"/>
                  <draw:equation draw:name="f65" draw:formula="6*logheight/52"/>
                  <draw:equation draw:name="f66" draw:formula="69*logwidth/73"/>
                  <draw:equation draw:name="f67" draw:formula="5*logheight/52"/>
                  <draw:equation draw:name="f68" draw:formula="72*logwidth/73"/>
                  <draw:equation draw:name="f69" draw:formula="1*logheight/52"/>
                  <draw:equation draw:name="f70" draw:formula="logwidth"/>
                  <draw:equation draw:name="f71" draw:formula="logheight"/>
                </draw:enhanced-geometry>
              </draw:custom-shape>
              <draw:custom-shape draw:name="Freeform 90" draw:style-name="gr3" draw:text-style-name="P4" svg:width="4.49mm" svg:height="20.36mm" svg:x="6.31mm" svg:y="12.45mm">
                <text:p/>
                <draw:enhanced-geometry draw:mirror-horizontal="false" draw:mirror-vertical="false" drawooo:sub-view-size="117 615" draw:text-areas="0 0 ?f118 ?f119" svg:viewBox="0 0 0 0" draw:type="ooxml-non-primitive" draw:enhanced-path="M 20 0 L 26 23 30 47 33 71 34 76 34 82 34 89 34 95 38 111 42 127 43 133 47 157 52 177 55 203 57 219 62 240 67 261 99 453 103 481 107 511 112 550 114 567 115 574 116 584 117 594 116 604 111 612 109 614 106 615 104 615 103 614 102 612 101 610 100 606 100 605 96 578 95 564 93 558 83 482 79 462 75 424 68 389 61 350 57 330 50 282 45 248 39 214 34 193 28 169 24 145 19 119 16 101 14 82 11 52 6 25 0 2 5 3 11 26 14 52 17 82 19 101 22 119 27 144 31 169 36 193 42 213 48 248 53 282 60 328 63 350 71 388 77 424 83 461 83 463 84 468 85 474 85 480 86 482 97 557 97 564 99 577 103 604 103 606 103 607 104 610 104 612 105 612 105 612 106 612 107 612 109 611 113 603 114 594 114 584 112 574 111 567 109 550 104 511 100 481 97 454 63 262 59 240 55 219 53 203 48 178 45 157 41 134 40 128 35 111 32 96 31 89 31 82 31 76 31 71 27 48 22 25 16 3 20 0 Z N">
                  <draw:equation draw:name="f0" draw:formula="26*logwidth/117"/>
                  <draw:equation draw:name="f1" draw:formula="23*logheight/615"/>
                  <draw:equation draw:name="f2" draw:formula="33*logwidth/117"/>
                  <draw:equation draw:name="f3" draw:formula="71*logheight/615"/>
                  <draw:equation draw:name="f4" draw:formula="34*logwidth/117"/>
                  <draw:equation draw:name="f5" draw:formula="82*logheight/615"/>
                  <draw:equation draw:name="f6" draw:formula="34*logwidth/117"/>
                  <draw:equation draw:name="f7" draw:formula="95*logheight/615"/>
                  <draw:equation draw:name="f8" draw:formula="42*logwidth/117"/>
                  <draw:equation draw:name="f9" draw:formula="127*logheight/615"/>
                  <draw:equation draw:name="f10" draw:formula="47*logwidth/117"/>
                  <draw:equation draw:name="f11" draw:formula="157*logheight/615"/>
                  <draw:equation draw:name="f12" draw:formula="55*logwidth/117"/>
                  <draw:equation draw:name="f13" draw:formula="203*logheight/615"/>
                  <draw:equation draw:name="f14" draw:formula="62*logwidth/117"/>
                  <draw:equation draw:name="f15" draw:formula="240*logheight/615"/>
                  <draw:equation draw:name="f16" draw:formula="99*logwidth/117"/>
                  <draw:equation draw:name="f17" draw:formula="453*logheight/615"/>
                  <draw:equation draw:name="f18" draw:formula="107*logwidth/117"/>
                  <draw:equation draw:name="f19" draw:formula="511*logheight/615"/>
                  <draw:equation draw:name="f20" draw:formula="114*logwidth/117"/>
                  <draw:equation draw:name="f21" draw:formula="567*logheight/615"/>
                  <draw:equation draw:name="f22" draw:formula="116*logwidth/117"/>
                  <draw:equation draw:name="f23" draw:formula="584*logheight/615"/>
                  <draw:equation draw:name="f24" draw:formula="116*logwidth/117"/>
                  <draw:equation draw:name="f25" draw:formula="604*logheight/615"/>
                  <draw:equation draw:name="f26" draw:formula="109*logwidth/117"/>
                  <draw:equation draw:name="f27" draw:formula="614*logheight/615"/>
                  <draw:equation draw:name="f28" draw:formula="104*logwidth/117"/>
                  <draw:equation draw:name="f29" draw:formula="615*logheight/615"/>
                  <draw:equation draw:name="f30" draw:formula="102*logwidth/117"/>
                  <draw:equation draw:name="f31" draw:formula="612*logheight/615"/>
                  <draw:equation draw:name="f32" draw:formula="100*logwidth/117"/>
                  <draw:equation draw:name="f33" draw:formula="606*logheight/615"/>
                  <draw:equation draw:name="f34" draw:formula="96*logwidth/117"/>
                  <draw:equation draw:name="f35" draw:formula="578*logheight/615"/>
                  <draw:equation draw:name="f36" draw:formula="93*logwidth/117"/>
                  <draw:equation draw:name="f37" draw:formula="558*logheight/615"/>
                  <draw:equation draw:name="f38" draw:formula="79*logwidth/117"/>
                  <draw:equation draw:name="f39" draw:formula="462*logheight/615"/>
                  <draw:equation draw:name="f40" draw:formula="68*logwidth/117"/>
                  <draw:equation draw:name="f41" draw:formula="389*logheight/615"/>
                  <draw:equation draw:name="f42" draw:formula="57*logwidth/117"/>
                  <draw:equation draw:name="f43" draw:formula="330*logheight/615"/>
                  <draw:equation draw:name="f44" draw:formula="45*logwidth/117"/>
                  <draw:equation draw:name="f45" draw:formula="248*logheight/615"/>
                  <draw:equation draw:name="f46" draw:formula="34*logwidth/117"/>
                  <draw:equation draw:name="f47" draw:formula="193*logheight/615"/>
                  <draw:equation draw:name="f48" draw:formula="24*logwidth/117"/>
                  <draw:equation draw:name="f49" draw:formula="145*logheight/615"/>
                  <draw:equation draw:name="f50" draw:formula="16*logwidth/117"/>
                  <draw:equation draw:name="f51" draw:formula="101*logheight/615"/>
                  <draw:equation draw:name="f52" draw:formula="11*logwidth/117"/>
                  <draw:equation draw:name="f53" draw:formula="52*logheight/615"/>
                  <draw:equation draw:name="f54" draw:formula="0*logwidth/117"/>
                  <draw:equation draw:name="f55" draw:formula="2*logheight/615"/>
                  <draw:equation draw:name="f56" draw:formula="11*logwidth/117"/>
                  <draw:equation draw:name="f57" draw:formula="26*logheight/615"/>
                  <draw:equation draw:name="f58" draw:formula="17*logwidth/117"/>
                  <draw:equation draw:name="f59" draw:formula="82*logheight/615"/>
                  <draw:equation draw:name="f60" draw:formula="22*logwidth/117"/>
                  <draw:equation draw:name="f61" draw:formula="119*logheight/615"/>
                  <draw:equation draw:name="f62" draw:formula="31*logwidth/117"/>
                  <draw:equation draw:name="f63" draw:formula="169*logheight/615"/>
                  <draw:equation draw:name="f64" draw:formula="42*logwidth/117"/>
                  <draw:equation draw:name="f65" draw:formula="213*logheight/615"/>
                  <draw:equation draw:name="f66" draw:formula="53*logwidth/117"/>
                  <draw:equation draw:name="f67" draw:formula="282*logheight/615"/>
                  <draw:equation draw:name="f68" draw:formula="63*logwidth/117"/>
                  <draw:equation draw:name="f69" draw:formula="350*logheight/615"/>
                  <draw:equation draw:name="f70" draw:formula="77*logwidth/117"/>
                  <draw:equation draw:name="f71" draw:formula="424*logheight/615"/>
                  <draw:equation draw:name="f72" draw:formula="83*logwidth/117"/>
                  <draw:equation draw:name="f73" draw:formula="463*logheight/615"/>
                  <draw:equation draw:name="f74" draw:formula="85*logwidth/117"/>
                  <draw:equation draw:name="f75" draw:formula="474*logheight/615"/>
                  <draw:equation draw:name="f76" draw:formula="86*logwidth/117"/>
                  <draw:equation draw:name="f77" draw:formula="482*logheight/615"/>
                  <draw:equation draw:name="f78" draw:formula="97*logwidth/117"/>
                  <draw:equation draw:name="f79" draw:formula="564*logheight/615"/>
                  <draw:equation draw:name="f80" draw:formula="103*logwidth/117"/>
                  <draw:equation draw:name="f81" draw:formula="604*logheight/615"/>
                  <draw:equation draw:name="f82" draw:formula="103*logwidth/117"/>
                  <draw:equation draw:name="f83" draw:formula="607*logheight/615"/>
                  <draw:equation draw:name="f84" draw:formula="104*logwidth/117"/>
                  <draw:equation draw:name="f85" draw:formula="612*logheight/615"/>
                  <draw:equation draw:name="f86" draw:formula="105*logwidth/117"/>
                  <draw:equation draw:name="f87" draw:formula="612*logheight/615"/>
                  <draw:equation draw:name="f88" draw:formula="107*logwidth/117"/>
                  <draw:equation draw:name="f89" draw:formula="612*logheight/615"/>
                  <draw:equation draw:name="f90" draw:formula="113*logwidth/117"/>
                  <draw:equation draw:name="f91" draw:formula="603*logheight/615"/>
                  <draw:equation draw:name="f92" draw:formula="114*logwidth/117"/>
                  <draw:equation draw:name="f93" draw:formula="584*logheight/615"/>
                  <draw:equation draw:name="f94" draw:formula="111*logwidth/117"/>
                  <draw:equation draw:name="f95" draw:formula="567*logheight/615"/>
                  <draw:equation draw:name="f96" draw:formula="104*logwidth/117"/>
                  <draw:equation draw:name="f97" draw:formula="511*logheight/615"/>
                  <draw:equation draw:name="f98" draw:formula="97*logwidth/117"/>
                  <draw:equation draw:name="f99" draw:formula="454*logheight/615"/>
                  <draw:equation draw:name="f100" draw:formula="59*logwidth/117"/>
                  <draw:equation draw:name="f101" draw:formula="240*logheight/615"/>
                  <draw:equation draw:name="f102" draw:formula="53*logwidth/117"/>
                  <draw:equation draw:name="f103" draw:formula="203*logheight/615"/>
                  <draw:equation draw:name="f104" draw:formula="45*logwidth/117"/>
                  <draw:equation draw:name="f105" draw:formula="157*logheight/615"/>
                  <draw:equation draw:name="f106" draw:formula="40*logwidth/117"/>
                  <draw:equation draw:name="f107" draw:formula="128*logheight/615"/>
                  <draw:equation draw:name="f108" draw:formula="32*logwidth/117"/>
                  <draw:equation draw:name="f109" draw:formula="96*logheight/615"/>
                  <draw:equation draw:name="f110" draw:formula="31*logwidth/117"/>
                  <draw:equation draw:name="f111" draw:formula="82*logheight/615"/>
                  <draw:equation draw:name="f112" draw:formula="31*logwidth/117"/>
                  <draw:equation draw:name="f113" draw:formula="71*logheight/615"/>
                  <draw:equation draw:name="f114" draw:formula="22*logwidth/117"/>
                  <draw:equation draw:name="f115" draw:formula="25*logheight/615"/>
                  <draw:equation draw:name="f116" draw:formula="20*logwidth/117"/>
                  <draw:equation draw:name="f117" draw:formula="0*logheight/615"/>
                  <draw:equation draw:name="f118" draw:formula="logwidth"/>
                  <draw:equation draw:name="f119" draw:formula="logheight"/>
                </draw:enhanced-geometry>
              </draw:custom-shape>
              <draw:custom-shape draw:name="Freeform 91" draw:style-name="gr3" draw:text-style-name="P4" svg:width="5.81mm" svg:height="2.64mm" svg:x="3.13mm" svg:y="7.69mm">
                <text:p/>
                <draw:enhanced-geometry draw:mirror-horizontal="false" draw:mirror-vertical="false" drawooo:sub-view-size="156 76" draw:text-areas="0 0 ?f96 ?f97" svg:viewBox="0 0 0 0" draw:type="ooxml-non-primitive" draw:enhanced-path="M 4 26 L 13 40 25 51 38 60 53 67 57 68 56 57 53 45 47 39 41 34 33 31 26 27 18 26 16 26 15 26 12 26 10 27 7 26 5 26 4 26 Z M 147 26 L 142 28 137 31 132 34 127 40 123 48 120 57 120 59 121 62 120 66 120 66 123 65 130 61 138 56 144 50 148 41 148 40 149 36 150 34 150 31 150 28 150 26 147 26 Z M 123 18 L 119 21 116 23 113 25 111 27 106 32 102 36 99 42 97 46 95 52 92 57 92 60 93 63 95 67 96 70 96 72 105 71 110 71 113 67 116 60 118 53 120 42 123 30 123 18 Z M 60 5 L 56 13 55 23 55 30 56 36 57 45 59 58 61 69 68 71 83 72 87 72 87 70 88 66 88 61 88 57 88 52 87 48 86 42 84 37 82 32 79 26 77 23 73 18 70 15 64 10 60 5 Z M 60 0 L 61 1 65 7 72 13 81 22 87 32 89 37 89 43 90 48 96 39 104 30 114 21 121 14 128 9 129 8 130 10 130 16 129 26 126 35 140 26 154 22 156 21 156 22 156 32 152 42 145 53 138 61 130 67 119 71 107 75 95 76 83 76 67 74 50 69 35 62 21 53 10 41 1 25 0 24 2 23 13 23 25 24 35 27 46 32 54 39 54 37 54 37 53 30 52 23 53 15 55 7 59 1 60 0 Z N">
                  <draw:equation draw:name="f0" draw:formula="25*logwidth/156"/>
                  <draw:equation draw:name="f1" draw:formula="51*logheight/76"/>
                  <draw:equation draw:name="f2" draw:formula="57*logwidth/156"/>
                  <draw:equation draw:name="f3" draw:formula="68*logheight/76"/>
                  <draw:equation draw:name="f4" draw:formula="47*logwidth/156"/>
                  <draw:equation draw:name="f5" draw:formula="39*logheight/76"/>
                  <draw:equation draw:name="f6" draw:formula="26*logwidth/156"/>
                  <draw:equation draw:name="f7" draw:formula="27*logheight/76"/>
                  <draw:equation draw:name="f8" draw:formula="15*logwidth/156"/>
                  <draw:equation draw:name="f9" draw:formula="26*logheight/76"/>
                  <draw:equation draw:name="f10" draw:formula="7*logwidth/156"/>
                  <draw:equation draw:name="f11" draw:formula="26*logheight/76"/>
                  <draw:equation draw:name="f12" draw:formula="147*logwidth/156"/>
                  <draw:equation draw:name="f13" draw:formula="26*logheight/76"/>
                  <draw:equation draw:name="f14" draw:formula="132*logwidth/156"/>
                  <draw:equation draw:name="f15" draw:formula="34*logheight/76"/>
                  <draw:equation draw:name="f16" draw:formula="120*logwidth/156"/>
                  <draw:equation draw:name="f17" draw:formula="57*logheight/76"/>
                  <draw:equation draw:name="f18" draw:formula="120*logwidth/156"/>
                  <draw:equation draw:name="f19" draw:formula="66*logheight/76"/>
                  <draw:equation draw:name="f20" draw:formula="130*logwidth/156"/>
                  <draw:equation draw:name="f21" draw:formula="61*logheight/76"/>
                  <draw:equation draw:name="f22" draw:formula="148*logwidth/156"/>
                  <draw:equation draw:name="f23" draw:formula="41*logheight/76"/>
                  <draw:equation draw:name="f24" draw:formula="150*logwidth/156"/>
                  <draw:equation draw:name="f25" draw:formula="34*logheight/76"/>
                  <draw:equation draw:name="f26" draw:formula="150*logwidth/156"/>
                  <draw:equation draw:name="f27" draw:formula="26*logheight/76"/>
                  <draw:equation draw:name="f28" draw:formula="119*logwidth/156"/>
                  <draw:equation draw:name="f29" draw:formula="21*logheight/76"/>
                  <draw:equation draw:name="f30" draw:formula="111*logwidth/156"/>
                  <draw:equation draw:name="f31" draw:formula="27*logheight/76"/>
                  <draw:equation draw:name="f32" draw:formula="99*logwidth/156"/>
                  <draw:equation draw:name="f33" draw:formula="42*logheight/76"/>
                  <draw:equation draw:name="f34" draw:formula="92*logwidth/156"/>
                  <draw:equation draw:name="f35" draw:formula="57*logheight/76"/>
                  <draw:equation draw:name="f36" draw:formula="95*logwidth/156"/>
                  <draw:equation draw:name="f37" draw:formula="67*logheight/76"/>
                  <draw:equation draw:name="f38" draw:formula="105*logwidth/156"/>
                  <draw:equation draw:name="f39" draw:formula="71*logheight/76"/>
                  <draw:equation draw:name="f40" draw:formula="116*logwidth/156"/>
                  <draw:equation draw:name="f41" draw:formula="60*logheight/76"/>
                  <draw:equation draw:name="f42" draw:formula="123*logwidth/156"/>
                  <draw:equation draw:name="f43" draw:formula="30*logheight/76"/>
                  <draw:equation draw:name="f44" draw:formula="56*logwidth/156"/>
                  <draw:equation draw:name="f45" draw:formula="13*logheight/76"/>
                  <draw:equation draw:name="f46" draw:formula="56*logwidth/156"/>
                  <draw:equation draw:name="f47" draw:formula="36*logheight/76"/>
                  <draw:equation draw:name="f48" draw:formula="61*logwidth/156"/>
                  <draw:equation draw:name="f49" draw:formula="69*logheight/76"/>
                  <draw:equation draw:name="f50" draw:formula="87*logwidth/156"/>
                  <draw:equation draw:name="f51" draw:formula="72*logheight/76"/>
                  <draw:equation draw:name="f52" draw:formula="88*logwidth/156"/>
                  <draw:equation draw:name="f53" draw:formula="61*logheight/76"/>
                  <draw:equation draw:name="f54" draw:formula="87*logwidth/156"/>
                  <draw:equation draw:name="f55" draw:formula="48*logheight/76"/>
                  <draw:equation draw:name="f56" draw:formula="82*logwidth/156"/>
                  <draw:equation draw:name="f57" draw:formula="32*logheight/76"/>
                  <draw:equation draw:name="f58" draw:formula="73*logwidth/156"/>
                  <draw:equation draw:name="f59" draw:formula="18*logheight/76"/>
                  <draw:equation draw:name="f60" draw:formula="60*logwidth/156"/>
                  <draw:equation draw:name="f61" draw:formula="5*logheight/76"/>
                  <draw:equation draw:name="f62" draw:formula="65*logwidth/156"/>
                  <draw:equation draw:name="f63" draw:formula="7*logheight/76"/>
                  <draw:equation draw:name="f64" draw:formula="87*logwidth/156"/>
                  <draw:equation draw:name="f65" draw:formula="32*logheight/76"/>
                  <draw:equation draw:name="f66" draw:formula="90*logwidth/156"/>
                  <draw:equation draw:name="f67" draw:formula="48*logheight/76"/>
                  <draw:equation draw:name="f68" draw:formula="114*logwidth/156"/>
                  <draw:equation draw:name="f69" draw:formula="21*logheight/76"/>
                  <draw:equation draw:name="f70" draw:formula="129*logwidth/156"/>
                  <draw:equation draw:name="f71" draw:formula="8*logheight/76"/>
                  <draw:equation draw:name="f72" draw:formula="129*logwidth/156"/>
                  <draw:equation draw:name="f73" draw:formula="26*logheight/76"/>
                  <draw:equation draw:name="f74" draw:formula="154*logwidth/156"/>
                  <draw:equation draw:name="f75" draw:formula="22*logheight/76"/>
                  <draw:equation draw:name="f76" draw:formula="156*logwidth/156"/>
                  <draw:equation draw:name="f77" draw:formula="32*logheight/76"/>
                  <draw:equation draw:name="f78" draw:formula="138*logwidth/156"/>
                  <draw:equation draw:name="f79" draw:formula="61*logheight/76"/>
                  <draw:equation draw:name="f80" draw:formula="107*logwidth/156"/>
                  <draw:equation draw:name="f81" draw:formula="75*logheight/76"/>
                  <draw:equation draw:name="f82" draw:formula="67*logwidth/156"/>
                  <draw:equation draw:name="f83" draw:formula="74*logheight/76"/>
                  <draw:equation draw:name="f84" draw:formula="21*logwidth/156"/>
                  <draw:equation draw:name="f85" draw:formula="53*logheight/76"/>
                  <draw:equation draw:name="f86" draw:formula="0*logwidth/156"/>
                  <draw:equation draw:name="f87" draw:formula="24*logheight/76"/>
                  <draw:equation draw:name="f88" draw:formula="25*logwidth/156"/>
                  <draw:equation draw:name="f89" draw:formula="24*logheight/76"/>
                  <draw:equation draw:name="f90" draw:formula="54*logwidth/156"/>
                  <draw:equation draw:name="f91" draw:formula="39*logheight/76"/>
                  <draw:equation draw:name="f92" draw:formula="53*logwidth/156"/>
                  <draw:equation draw:name="f93" draw:formula="30*logheight/76"/>
                  <draw:equation draw:name="f94" draw:formula="55*logwidth/156"/>
                  <draw:equation draw:name="f95" draw:formula="7*logheight/76"/>
                  <draw:equation draw:name="f96" draw:formula="logwidth"/>
                  <draw:equation draw:name="f97" draw:formula="logheight"/>
                </draw:enhanced-geometry>
              </draw:custom-shape>
              <draw:custom-shape draw:name="Freeform 92" draw:style-name="gr3" draw:text-style-name="P4" svg:width="1.58mm" svg:height="2.11mm" svg:x="7.89mm" svg:y="6.36mm">
                <text:p/>
                <draw:enhanced-geometry draw:mirror-horizontal="false" draw:mirror-vertical="false" drawooo:sub-view-size="39 62" draw:text-areas="0 0 ?f120 ?f121" svg:viewBox="0 0 0 0" draw:type="ooxml-non-primitive" draw:enhanced-path="M 28 0 L 28 0 29 1 30 2 34 9 37 18 39 26 36 39 32 51 31 53 30 56 29 59 27 61 25 62 23 62 22 62 20 61 19 61 22 57 25 54 26 51 28 46 29 43 30 40 30 37 31 34 31 28 32 23 31 18 31 17 31 14 30 12 30 9 29 8 28 5 27 5 26 7 25 8 23 10 23 12 22 13 17 22 13 28 8 35 4 42 3 48 2 48 1 48 0 48 1 45 2 42 4 37 6 34 7 31 14 22 19 14 22 9 25 3 27 1 28 0 Z N">
                  <draw:equation draw:name="f0" draw:formula="28*logwidth/39"/>
                  <draw:equation draw:name="f1" draw:formula="0*logheight/62"/>
                  <draw:equation draw:name="f2" draw:formula="28*logwidth/39"/>
                  <draw:equation draw:name="f3" draw:formula="0*logheight/62"/>
                  <draw:equation draw:name="f4" draw:formula="29*logwidth/39"/>
                  <draw:equation draw:name="f5" draw:formula="1*logheight/62"/>
                  <draw:equation draw:name="f6" draw:formula="30*logwidth/39"/>
                  <draw:equation draw:name="f7" draw:formula="2*logheight/62"/>
                  <draw:equation draw:name="f8" draw:formula="34*logwidth/39"/>
                  <draw:equation draw:name="f9" draw:formula="9*logheight/62"/>
                  <draw:equation draw:name="f10" draw:formula="37*logwidth/39"/>
                  <draw:equation draw:name="f11" draw:formula="18*logheight/62"/>
                  <draw:equation draw:name="f12" draw:formula="39*logwidth/39"/>
                  <draw:equation draw:name="f13" draw:formula="26*logheight/62"/>
                  <draw:equation draw:name="f14" draw:formula="36*logwidth/39"/>
                  <draw:equation draw:name="f15" draw:formula="39*logheight/62"/>
                  <draw:equation draw:name="f16" draw:formula="32*logwidth/39"/>
                  <draw:equation draw:name="f17" draw:formula="51*logheight/62"/>
                  <draw:equation draw:name="f18" draw:formula="31*logwidth/39"/>
                  <draw:equation draw:name="f19" draw:formula="53*logheight/62"/>
                  <draw:equation draw:name="f20" draw:formula="30*logwidth/39"/>
                  <draw:equation draw:name="f21" draw:formula="56*logheight/62"/>
                  <draw:equation draw:name="f22" draw:formula="29*logwidth/39"/>
                  <draw:equation draw:name="f23" draw:formula="59*logheight/62"/>
                  <draw:equation draw:name="f24" draw:formula="27*logwidth/39"/>
                  <draw:equation draw:name="f25" draw:formula="61*logheight/62"/>
                  <draw:equation draw:name="f26" draw:formula="25*logwidth/39"/>
                  <draw:equation draw:name="f27" draw:formula="62*logheight/62"/>
                  <draw:equation draw:name="f28" draw:formula="23*logwidth/39"/>
                  <draw:equation draw:name="f29" draw:formula="62*logheight/62"/>
                  <draw:equation draw:name="f30" draw:formula="22*logwidth/39"/>
                  <draw:equation draw:name="f31" draw:formula="62*logheight/62"/>
                  <draw:equation draw:name="f32" draw:formula="20*logwidth/39"/>
                  <draw:equation draw:name="f33" draw:formula="61*logheight/62"/>
                  <draw:equation draw:name="f34" draw:formula="19*logwidth/39"/>
                  <draw:equation draw:name="f35" draw:formula="61*logheight/62"/>
                  <draw:equation draw:name="f36" draw:formula="22*logwidth/39"/>
                  <draw:equation draw:name="f37" draw:formula="57*logheight/62"/>
                  <draw:equation draw:name="f38" draw:formula="25*logwidth/39"/>
                  <draw:equation draw:name="f39" draw:formula="54*logheight/62"/>
                  <draw:equation draw:name="f40" draw:formula="26*logwidth/39"/>
                  <draw:equation draw:name="f41" draw:formula="51*logheight/62"/>
                  <draw:equation draw:name="f42" draw:formula="28*logwidth/39"/>
                  <draw:equation draw:name="f43" draw:formula="46*logheight/62"/>
                  <draw:equation draw:name="f44" draw:formula="29*logwidth/39"/>
                  <draw:equation draw:name="f45" draw:formula="43*logheight/62"/>
                  <draw:equation draw:name="f46" draw:formula="30*logwidth/39"/>
                  <draw:equation draw:name="f47" draw:formula="40*logheight/62"/>
                  <draw:equation draw:name="f48" draw:formula="30*logwidth/39"/>
                  <draw:equation draw:name="f49" draw:formula="37*logheight/62"/>
                  <draw:equation draw:name="f50" draw:formula="31*logwidth/39"/>
                  <draw:equation draw:name="f51" draw:formula="34*logheight/62"/>
                  <draw:equation draw:name="f52" draw:formula="31*logwidth/39"/>
                  <draw:equation draw:name="f53" draw:formula="28*logheight/62"/>
                  <draw:equation draw:name="f54" draw:formula="32*logwidth/39"/>
                  <draw:equation draw:name="f55" draw:formula="23*logheight/62"/>
                  <draw:equation draw:name="f56" draw:formula="31*logwidth/39"/>
                  <draw:equation draw:name="f57" draw:formula="18*logheight/62"/>
                  <draw:equation draw:name="f58" draw:formula="31*logwidth/39"/>
                  <draw:equation draw:name="f59" draw:formula="17*logheight/62"/>
                  <draw:equation draw:name="f60" draw:formula="31*logwidth/39"/>
                  <draw:equation draw:name="f61" draw:formula="14*logheight/62"/>
                  <draw:equation draw:name="f62" draw:formula="30*logwidth/39"/>
                  <draw:equation draw:name="f63" draw:formula="12*logheight/62"/>
                  <draw:equation draw:name="f64" draw:formula="30*logwidth/39"/>
                  <draw:equation draw:name="f65" draw:formula="9*logheight/62"/>
                  <draw:equation draw:name="f66" draw:formula="29*logwidth/39"/>
                  <draw:equation draw:name="f67" draw:formula="8*logheight/62"/>
                  <draw:equation draw:name="f68" draw:formula="28*logwidth/39"/>
                  <draw:equation draw:name="f69" draw:formula="5*logheight/62"/>
                  <draw:equation draw:name="f70" draw:formula="27*logwidth/39"/>
                  <draw:equation draw:name="f71" draw:formula="5*logheight/62"/>
                  <draw:equation draw:name="f72" draw:formula="26*logwidth/39"/>
                  <draw:equation draw:name="f73" draw:formula="7*logheight/62"/>
                  <draw:equation draw:name="f74" draw:formula="25*logwidth/39"/>
                  <draw:equation draw:name="f75" draw:formula="8*logheight/62"/>
                  <draw:equation draw:name="f76" draw:formula="23*logwidth/39"/>
                  <draw:equation draw:name="f77" draw:formula="10*logheight/62"/>
                  <draw:equation draw:name="f78" draw:formula="23*logwidth/39"/>
                  <draw:equation draw:name="f79" draw:formula="12*logheight/62"/>
                  <draw:equation draw:name="f80" draw:formula="22*logwidth/39"/>
                  <draw:equation draw:name="f81" draw:formula="13*logheight/62"/>
                  <draw:equation draw:name="f82" draw:formula="17*logwidth/39"/>
                  <draw:equation draw:name="f83" draw:formula="22*logheight/62"/>
                  <draw:equation draw:name="f84" draw:formula="13*logwidth/39"/>
                  <draw:equation draw:name="f85" draw:formula="28*logheight/62"/>
                  <draw:equation draw:name="f86" draw:formula="8*logwidth/39"/>
                  <draw:equation draw:name="f87" draw:formula="35*logheight/62"/>
                  <draw:equation draw:name="f88" draw:formula="4*logwidth/39"/>
                  <draw:equation draw:name="f89" draw:formula="42*logheight/62"/>
                  <draw:equation draw:name="f90" draw:formula="3*logwidth/39"/>
                  <draw:equation draw:name="f91" draw:formula="48*logheight/62"/>
                  <draw:equation draw:name="f92" draw:formula="2*logwidth/39"/>
                  <draw:equation draw:name="f93" draw:formula="48*logheight/62"/>
                  <draw:equation draw:name="f94" draw:formula="1*logwidth/39"/>
                  <draw:equation draw:name="f95" draw:formula="48*logheight/62"/>
                  <draw:equation draw:name="f96" draw:formula="0*logwidth/39"/>
                  <draw:equation draw:name="f97" draw:formula="48*logheight/62"/>
                  <draw:equation draw:name="f98" draw:formula="1*logwidth/39"/>
                  <draw:equation draw:name="f99" draw:formula="45*logheight/62"/>
                  <draw:equation draw:name="f100" draw:formula="2*logwidth/39"/>
                  <draw:equation draw:name="f101" draw:formula="42*logheight/62"/>
                  <draw:equation draw:name="f102" draw:formula="4*logwidth/39"/>
                  <draw:equation draw:name="f103" draw:formula="37*logheight/62"/>
                  <draw:equation draw:name="f104" draw:formula="6*logwidth/39"/>
                  <draw:equation draw:name="f105" draw:formula="34*logheight/62"/>
                  <draw:equation draw:name="f106" draw:formula="7*logwidth/39"/>
                  <draw:equation draw:name="f107" draw:formula="31*logheight/62"/>
                  <draw:equation draw:name="f108" draw:formula="14*logwidth/39"/>
                  <draw:equation draw:name="f109" draw:formula="22*logheight/62"/>
                  <draw:equation draw:name="f110" draw:formula="19*logwidth/39"/>
                  <draw:equation draw:name="f111" draw:formula="14*logheight/62"/>
                  <draw:equation draw:name="f112" draw:formula="22*logwidth/39"/>
                  <draw:equation draw:name="f113" draw:formula="9*logheight/62"/>
                  <draw:equation draw:name="f114" draw:formula="25*logwidth/39"/>
                  <draw:equation draw:name="f115" draw:formula="3*logheight/62"/>
                  <draw:equation draw:name="f116" draw:formula="27*logwidth/39"/>
                  <draw:equation draw:name="f117" draw:formula="1*logheight/62"/>
                  <draw:equation draw:name="f118" draw:formula="28*logwidth/39"/>
                  <draw:equation draw:name="f119" draw:formula="0*logheight/62"/>
                  <draw:equation draw:name="f120" draw:formula="logwidth"/>
                  <draw:equation draw:name="f121" draw:formula="logheight"/>
                </draw:enhanced-geometry>
              </draw:custom-shape>
              <draw:custom-shape draw:name="Freeform 93" draw:style-name="gr3" draw:text-style-name="P4" svg:width="1.31mm" svg:height="2.11mm" svg:x="6.04mm" svg:y="6.63mm">
                <text:p/>
                <draw:enhanced-geometry draw:mirror-horizontal="false" draw:mirror-vertical="false" drawooo:sub-view-size="35 61" draw:text-areas="0 0 ?f76 ?f77" svg:viewBox="0 0 0 0" draw:type="ooxml-non-primitive" draw:enhanced-path="M 24 0 L 25 1 32 14 35 30 35 35 35 40 34 46 33 48 33 51 32 54 32 56 29 58 28 60 25 61 29 49 31 37 29 31 28 26 28 20 27 15 25 12 24 9 23 5 19 9 15 13 12 19 9 23 5 34 3 45 4 49 5 54 1 55 0 43 1 32 7 22 13 12 21 3 24 0 Z N">
                  <draw:equation draw:name="f0" draw:formula="24*logwidth/35"/>
                  <draw:equation draw:name="f1" draw:formula="0*logheight/61"/>
                  <draw:equation draw:name="f2" draw:formula="25*logwidth/35"/>
                  <draw:equation draw:name="f3" draw:formula="1*logheight/61"/>
                  <draw:equation draw:name="f4" draw:formula="32*logwidth/35"/>
                  <draw:equation draw:name="f5" draw:formula="14*logheight/61"/>
                  <draw:equation draw:name="f6" draw:formula="35*logwidth/35"/>
                  <draw:equation draw:name="f7" draw:formula="30*logheight/61"/>
                  <draw:equation draw:name="f8" draw:formula="35*logwidth/35"/>
                  <draw:equation draw:name="f9" draw:formula="35*logheight/61"/>
                  <draw:equation draw:name="f10" draw:formula="35*logwidth/35"/>
                  <draw:equation draw:name="f11" draw:formula="40*logheight/61"/>
                  <draw:equation draw:name="f12" draw:formula="34*logwidth/35"/>
                  <draw:equation draw:name="f13" draw:formula="46*logheight/61"/>
                  <draw:equation draw:name="f14" draw:formula="33*logwidth/35"/>
                  <draw:equation draw:name="f15" draw:formula="48*logheight/61"/>
                  <draw:equation draw:name="f16" draw:formula="33*logwidth/35"/>
                  <draw:equation draw:name="f17" draw:formula="51*logheight/61"/>
                  <draw:equation draw:name="f18" draw:formula="32*logwidth/35"/>
                  <draw:equation draw:name="f19" draw:formula="54*logheight/61"/>
                  <draw:equation draw:name="f20" draw:formula="32*logwidth/35"/>
                  <draw:equation draw:name="f21" draw:formula="56*logheight/61"/>
                  <draw:equation draw:name="f22" draw:formula="29*logwidth/35"/>
                  <draw:equation draw:name="f23" draw:formula="58*logheight/61"/>
                  <draw:equation draw:name="f24" draw:formula="28*logwidth/35"/>
                  <draw:equation draw:name="f25" draw:formula="60*logheight/61"/>
                  <draw:equation draw:name="f26" draw:formula="25*logwidth/35"/>
                  <draw:equation draw:name="f27" draw:formula="61*logheight/61"/>
                  <draw:equation draw:name="f28" draw:formula="29*logwidth/35"/>
                  <draw:equation draw:name="f29" draw:formula="49*logheight/61"/>
                  <draw:equation draw:name="f30" draw:formula="31*logwidth/35"/>
                  <draw:equation draw:name="f31" draw:formula="37*logheight/61"/>
                  <draw:equation draw:name="f32" draw:formula="29*logwidth/35"/>
                  <draw:equation draw:name="f33" draw:formula="31*logheight/61"/>
                  <draw:equation draw:name="f34" draw:formula="28*logwidth/35"/>
                  <draw:equation draw:name="f35" draw:formula="26*logheight/61"/>
                  <draw:equation draw:name="f36" draw:formula="28*logwidth/35"/>
                  <draw:equation draw:name="f37" draw:formula="20*logheight/61"/>
                  <draw:equation draw:name="f38" draw:formula="27*logwidth/35"/>
                  <draw:equation draw:name="f39" draw:formula="15*logheight/61"/>
                  <draw:equation draw:name="f40" draw:formula="25*logwidth/35"/>
                  <draw:equation draw:name="f41" draw:formula="12*logheight/61"/>
                  <draw:equation draw:name="f42" draw:formula="24*logwidth/35"/>
                  <draw:equation draw:name="f43" draw:formula="9*logheight/61"/>
                  <draw:equation draw:name="f44" draw:formula="23*logwidth/35"/>
                  <draw:equation draw:name="f45" draw:formula="5*logheight/61"/>
                  <draw:equation draw:name="f46" draw:formula="19*logwidth/35"/>
                  <draw:equation draw:name="f47" draw:formula="9*logheight/61"/>
                  <draw:equation draw:name="f48" draw:formula="15*logwidth/35"/>
                  <draw:equation draw:name="f49" draw:formula="13*logheight/61"/>
                  <draw:equation draw:name="f50" draw:formula="12*logwidth/35"/>
                  <draw:equation draw:name="f51" draw:formula="19*logheight/61"/>
                  <draw:equation draw:name="f52" draw:formula="9*logwidth/35"/>
                  <draw:equation draw:name="f53" draw:formula="23*logheight/61"/>
                  <draw:equation draw:name="f54" draw:formula="5*logwidth/35"/>
                  <draw:equation draw:name="f55" draw:formula="34*logheight/61"/>
                  <draw:equation draw:name="f56" draw:formula="3*logwidth/35"/>
                  <draw:equation draw:name="f57" draw:formula="45*logheight/61"/>
                  <draw:equation draw:name="f58" draw:formula="4*logwidth/35"/>
                  <draw:equation draw:name="f59" draw:formula="49*logheight/61"/>
                  <draw:equation draw:name="f60" draw:formula="5*logwidth/35"/>
                  <draw:equation draw:name="f61" draw:formula="54*logheight/61"/>
                  <draw:equation draw:name="f62" draw:formula="1*logwidth/35"/>
                  <draw:equation draw:name="f63" draw:formula="55*logheight/61"/>
                  <draw:equation draw:name="f64" draw:formula="0*logwidth/35"/>
                  <draw:equation draw:name="f65" draw:formula="43*logheight/61"/>
                  <draw:equation draw:name="f66" draw:formula="1*logwidth/35"/>
                  <draw:equation draw:name="f67" draw:formula="32*logheight/61"/>
                  <draw:equation draw:name="f68" draw:formula="7*logwidth/35"/>
                  <draw:equation draw:name="f69" draw:formula="22*logheight/61"/>
                  <draw:equation draw:name="f70" draw:formula="13*logwidth/35"/>
                  <draw:equation draw:name="f71" draw:formula="12*logheight/61"/>
                  <draw:equation draw:name="f72" draw:formula="21*logwidth/35"/>
                  <draw:equation draw:name="f73" draw:formula="3*logheight/61"/>
                  <draw:equation draw:name="f74" draw:formula="24*logwidth/35"/>
                  <draw:equation draw:name="f75" draw:formula="0*logheight/61"/>
                  <draw:equation draw:name="f76" draw:formula="logwidth"/>
                  <draw:equation draw:name="f77" draw:formula="logheight"/>
                </draw:enhanced-geometry>
              </draw:custom-shape>
              <draw:custom-shape draw:name="Freeform 94" draw:style-name="gr3" draw:text-style-name="P4" svg:width="1.84mm" svg:height="1.31mm" svg:x="7.1mm" svg:y="5.84mm">
                <text:p/>
                <draw:enhanced-geometry draw:mirror-horizontal="false" draw:mirror-vertical="false" drawooo:sub-view-size="46 44" draw:text-areas="0 0 ?f72 ?f73" svg:viewBox="0 0 0 0" draw:type="ooxml-non-primitive" draw:enhanced-path="M 37 0 L 38 1 39 2 41 4 42 7 43 10 43 11 46 17 46 23 44 29 40 33 41 29 41 21 39 13 37 7 36 5 20 17 9 27 4 36 4 37 4 38 4 40 3 41 3 42 3 44 1 42 0 40 0 38 1 35 3 32 4 30 5 28 13 18 24 9 35 2 37 0 Z N">
                  <draw:equation draw:name="f0" draw:formula="37*logwidth/46"/>
                  <draw:equation draw:name="f1" draw:formula="0*logheight/44"/>
                  <draw:equation draw:name="f2" draw:formula="38*logwidth/46"/>
                  <draw:equation draw:name="f3" draw:formula="1*logheight/44"/>
                  <draw:equation draw:name="f4" draw:formula="39*logwidth/46"/>
                  <draw:equation draw:name="f5" draw:formula="2*logheight/44"/>
                  <draw:equation draw:name="f6" draw:formula="41*logwidth/46"/>
                  <draw:equation draw:name="f7" draw:formula="4*logheight/44"/>
                  <draw:equation draw:name="f8" draw:formula="42*logwidth/46"/>
                  <draw:equation draw:name="f9" draw:formula="7*logheight/44"/>
                  <draw:equation draw:name="f10" draw:formula="43*logwidth/46"/>
                  <draw:equation draw:name="f11" draw:formula="10*logheight/44"/>
                  <draw:equation draw:name="f12" draw:formula="43*logwidth/46"/>
                  <draw:equation draw:name="f13" draw:formula="11*logheight/44"/>
                  <draw:equation draw:name="f14" draw:formula="46*logwidth/46"/>
                  <draw:equation draw:name="f15" draw:formula="17*logheight/44"/>
                  <draw:equation draw:name="f16" draw:formula="46*logwidth/46"/>
                  <draw:equation draw:name="f17" draw:formula="23*logheight/44"/>
                  <draw:equation draw:name="f18" draw:formula="44*logwidth/46"/>
                  <draw:equation draw:name="f19" draw:formula="29*logheight/44"/>
                  <draw:equation draw:name="f20" draw:formula="40*logwidth/46"/>
                  <draw:equation draw:name="f21" draw:formula="33*logheight/44"/>
                  <draw:equation draw:name="f22" draw:formula="41*logwidth/46"/>
                  <draw:equation draw:name="f23" draw:formula="29*logheight/44"/>
                  <draw:equation draw:name="f24" draw:formula="41*logwidth/46"/>
                  <draw:equation draw:name="f25" draw:formula="21*logheight/44"/>
                  <draw:equation draw:name="f26" draw:formula="39*logwidth/46"/>
                  <draw:equation draw:name="f27" draw:formula="13*logheight/44"/>
                  <draw:equation draw:name="f28" draw:formula="37*logwidth/46"/>
                  <draw:equation draw:name="f29" draw:formula="7*logheight/44"/>
                  <draw:equation draw:name="f30" draw:formula="36*logwidth/46"/>
                  <draw:equation draw:name="f31" draw:formula="5*logheight/44"/>
                  <draw:equation draw:name="f32" draw:formula="20*logwidth/46"/>
                  <draw:equation draw:name="f33" draw:formula="17*logheight/44"/>
                  <draw:equation draw:name="f34" draw:formula="9*logwidth/46"/>
                  <draw:equation draw:name="f35" draw:formula="27*logheight/44"/>
                  <draw:equation draw:name="f36" draw:formula="4*logwidth/46"/>
                  <draw:equation draw:name="f37" draw:formula="36*logheight/44"/>
                  <draw:equation draw:name="f38" draw:formula="4*logwidth/46"/>
                  <draw:equation draw:name="f39" draw:formula="37*logheight/44"/>
                  <draw:equation draw:name="f40" draw:formula="4*logwidth/46"/>
                  <draw:equation draw:name="f41" draw:formula="38*logheight/44"/>
                  <draw:equation draw:name="f42" draw:formula="4*logwidth/46"/>
                  <draw:equation draw:name="f43" draw:formula="40*logheight/44"/>
                  <draw:equation draw:name="f44" draw:formula="3*logwidth/46"/>
                  <draw:equation draw:name="f45" draw:formula="41*logheight/44"/>
                  <draw:equation draw:name="f46" draw:formula="3*logwidth/46"/>
                  <draw:equation draw:name="f47" draw:formula="42*logheight/44"/>
                  <draw:equation draw:name="f48" draw:formula="3*logwidth/46"/>
                  <draw:equation draw:name="f49" draw:formula="44*logheight/44"/>
                  <draw:equation draw:name="f50" draw:formula="1*logwidth/46"/>
                  <draw:equation draw:name="f51" draw:formula="42*logheight/44"/>
                  <draw:equation draw:name="f52" draw:formula="0*logwidth/46"/>
                  <draw:equation draw:name="f53" draw:formula="40*logheight/44"/>
                  <draw:equation draw:name="f54" draw:formula="0*logwidth/46"/>
                  <draw:equation draw:name="f55" draw:formula="38*logheight/44"/>
                  <draw:equation draw:name="f56" draw:formula="1*logwidth/46"/>
                  <draw:equation draw:name="f57" draw:formula="35*logheight/44"/>
                  <draw:equation draw:name="f58" draw:formula="3*logwidth/46"/>
                  <draw:equation draw:name="f59" draw:formula="32*logheight/44"/>
                  <draw:equation draw:name="f60" draw:formula="4*logwidth/46"/>
                  <draw:equation draw:name="f61" draw:formula="30*logheight/44"/>
                  <draw:equation draw:name="f62" draw:formula="5*logwidth/46"/>
                  <draw:equation draw:name="f63" draw:formula="28*logheight/44"/>
                  <draw:equation draw:name="f64" draw:formula="13*logwidth/46"/>
                  <draw:equation draw:name="f65" draw:formula="18*logheight/44"/>
                  <draw:equation draw:name="f66" draw:formula="24*logwidth/46"/>
                  <draw:equation draw:name="f67" draw:formula="9*logheight/44"/>
                  <draw:equation draw:name="f68" draw:formula="35*logwidth/46"/>
                  <draw:equation draw:name="f69" draw:formula="2*logheight/44"/>
                  <draw:equation draw:name="f70" draw:formula="37*logwidth/46"/>
                  <draw:equation draw:name="f71" draw:formula="0*logheight/44"/>
                  <draw:equation draw:name="f72" draw:formula="logwidth"/>
                  <draw:equation draw:name="f73" draw:formula="logheight"/>
                </draw:enhanced-geometry>
              </draw:custom-shape>
              <draw:custom-shape draw:name="Freeform 95" draw:style-name="gr3" draw:text-style-name="P4" svg:width="1.31mm" svg:height="1.84mm" svg:x="6.57mm" svg:y="5.04mm">
                <text:p/>
                <draw:enhanced-geometry draw:mirror-horizontal="false" draw:mirror-vertical="false" drawooo:sub-view-size="35 53" draw:text-areas="0 0 ?f86 ?f87" svg:viewBox="0 0 0 0" draw:type="ooxml-non-primitive" draw:enhanced-path="M 11 0 L 12 1 22 9 31 19 33 25 35 31 35 33 35 35 34 35 33 36 32 36 30 38 27 30 23 22 18 15 17 14 16 12 13 10 12 9 10 8 8 9 7 10 6 13 6 16 5 18 4 25 4 32 4 39 7 45 7 47 8 48 9 50 9 51 8 51 7 52 6 53 5 53 4 45 2 38 0 28 4 15 10 1 11 0 Z N">
                  <draw:equation draw:name="f0" draw:formula="11*logwidth/35"/>
                  <draw:equation draw:name="f1" draw:formula="0*logheight/53"/>
                  <draw:equation draw:name="f2" draw:formula="12*logwidth/35"/>
                  <draw:equation draw:name="f3" draw:formula="1*logheight/53"/>
                  <draw:equation draw:name="f4" draw:formula="22*logwidth/35"/>
                  <draw:equation draw:name="f5" draw:formula="9*logheight/53"/>
                  <draw:equation draw:name="f6" draw:formula="31*logwidth/35"/>
                  <draw:equation draw:name="f7" draw:formula="19*logheight/53"/>
                  <draw:equation draw:name="f8" draw:formula="33*logwidth/35"/>
                  <draw:equation draw:name="f9" draw:formula="25*logheight/53"/>
                  <draw:equation draw:name="f10" draw:formula="35*logwidth/35"/>
                  <draw:equation draw:name="f11" draw:formula="31*logheight/53"/>
                  <draw:equation draw:name="f12" draw:formula="35*logwidth/35"/>
                  <draw:equation draw:name="f13" draw:formula="33*logheight/53"/>
                  <draw:equation draw:name="f14" draw:formula="35*logwidth/35"/>
                  <draw:equation draw:name="f15" draw:formula="35*logheight/53"/>
                  <draw:equation draw:name="f16" draw:formula="34*logwidth/35"/>
                  <draw:equation draw:name="f17" draw:formula="35*logheight/53"/>
                  <draw:equation draw:name="f18" draw:formula="33*logwidth/35"/>
                  <draw:equation draw:name="f19" draw:formula="36*logheight/53"/>
                  <draw:equation draw:name="f20" draw:formula="32*logwidth/35"/>
                  <draw:equation draw:name="f21" draw:formula="36*logheight/53"/>
                  <draw:equation draw:name="f22" draw:formula="30*logwidth/35"/>
                  <draw:equation draw:name="f23" draw:formula="38*logheight/53"/>
                  <draw:equation draw:name="f24" draw:formula="27*logwidth/35"/>
                  <draw:equation draw:name="f25" draw:formula="30*logheight/53"/>
                  <draw:equation draw:name="f26" draw:formula="23*logwidth/35"/>
                  <draw:equation draw:name="f27" draw:formula="22*logheight/53"/>
                  <draw:equation draw:name="f28" draw:formula="18*logwidth/35"/>
                  <draw:equation draw:name="f29" draw:formula="15*logheight/53"/>
                  <draw:equation draw:name="f30" draw:formula="17*logwidth/35"/>
                  <draw:equation draw:name="f31" draw:formula="14*logheight/53"/>
                  <draw:equation draw:name="f32" draw:formula="16*logwidth/35"/>
                  <draw:equation draw:name="f33" draw:formula="12*logheight/53"/>
                  <draw:equation draw:name="f34" draw:formula="13*logwidth/35"/>
                  <draw:equation draw:name="f35" draw:formula="10*logheight/53"/>
                  <draw:equation draw:name="f36" draw:formula="12*logwidth/35"/>
                  <draw:equation draw:name="f37" draw:formula="9*logheight/53"/>
                  <draw:equation draw:name="f38" draw:formula="10*logwidth/35"/>
                  <draw:equation draw:name="f39" draw:formula="8*logheight/53"/>
                  <draw:equation draw:name="f40" draw:formula="8*logwidth/35"/>
                  <draw:equation draw:name="f41" draw:formula="9*logheight/53"/>
                  <draw:equation draw:name="f42" draw:formula="7*logwidth/35"/>
                  <draw:equation draw:name="f43" draw:formula="10*logheight/53"/>
                  <draw:equation draw:name="f44" draw:formula="6*logwidth/35"/>
                  <draw:equation draw:name="f45" draw:formula="13*logheight/53"/>
                  <draw:equation draw:name="f46" draw:formula="6*logwidth/35"/>
                  <draw:equation draw:name="f47" draw:formula="16*logheight/53"/>
                  <draw:equation draw:name="f48" draw:formula="5*logwidth/35"/>
                  <draw:equation draw:name="f49" draw:formula="18*logheight/53"/>
                  <draw:equation draw:name="f50" draw:formula="4*logwidth/35"/>
                  <draw:equation draw:name="f51" draw:formula="25*logheight/53"/>
                  <draw:equation draw:name="f52" draw:formula="4*logwidth/35"/>
                  <draw:equation draw:name="f53" draw:formula="32*logheight/53"/>
                  <draw:equation draw:name="f54" draw:formula="4*logwidth/35"/>
                  <draw:equation draw:name="f55" draw:formula="39*logheight/53"/>
                  <draw:equation draw:name="f56" draw:formula="7*logwidth/35"/>
                  <draw:equation draw:name="f57" draw:formula="45*logheight/53"/>
                  <draw:equation draw:name="f58" draw:formula="7*logwidth/35"/>
                  <draw:equation draw:name="f59" draw:formula="47*logheight/53"/>
                  <draw:equation draw:name="f60" draw:formula="8*logwidth/35"/>
                  <draw:equation draw:name="f61" draw:formula="48*logheight/53"/>
                  <draw:equation draw:name="f62" draw:formula="9*logwidth/35"/>
                  <draw:equation draw:name="f63" draw:formula="50*logheight/53"/>
                  <draw:equation draw:name="f64" draw:formula="9*logwidth/35"/>
                  <draw:equation draw:name="f65" draw:formula="51*logheight/53"/>
                  <draw:equation draw:name="f66" draw:formula="8*logwidth/35"/>
                  <draw:equation draw:name="f67" draw:formula="51*logheight/53"/>
                  <draw:equation draw:name="f68" draw:formula="7*logwidth/35"/>
                  <draw:equation draw:name="f69" draw:formula="52*logheight/53"/>
                  <draw:equation draw:name="f70" draw:formula="6*logwidth/35"/>
                  <draw:equation draw:name="f71" draw:formula="53*logheight/53"/>
                  <draw:equation draw:name="f72" draw:formula="5*logwidth/35"/>
                  <draw:equation draw:name="f73" draw:formula="53*logheight/53"/>
                  <draw:equation draw:name="f74" draw:formula="4*logwidth/35"/>
                  <draw:equation draw:name="f75" draw:formula="45*logheight/53"/>
                  <draw:equation draw:name="f76" draw:formula="2*logwidth/35"/>
                  <draw:equation draw:name="f77" draw:formula="38*logheight/53"/>
                  <draw:equation draw:name="f78" draw:formula="0*logwidth/35"/>
                  <draw:equation draw:name="f79" draw:formula="28*logheight/53"/>
                  <draw:equation draw:name="f80" draw:formula="4*logwidth/35"/>
                  <draw:equation draw:name="f81" draw:formula="15*logheight/53"/>
                  <draw:equation draw:name="f82" draw:formula="10*logwidth/35"/>
                  <draw:equation draw:name="f83" draw:formula="1*logheight/53"/>
                  <draw:equation draw:name="f84" draw:formula="11*logwidth/35"/>
                  <draw:equation draw:name="f85" draw:formula="0*logheight/53"/>
                  <draw:equation draw:name="f86" draw:formula="logwidth"/>
                  <draw:equation draw:name="f87" draw:formula="logheight"/>
                </draw:enhanced-geometry>
              </draw:custom-shape>
              <draw:custom-shape draw:name="Freeform 96" draw:style-name="gr3" draw:text-style-name="P4" svg:width="1.58mm" svg:height="1.84mm" svg:x="5.25mm" svg:y="5.31mm">
                <text:p/>
                <draw:enhanced-geometry draw:mirror-horizontal="false" draw:mirror-vertical="false" drawooo:sub-view-size="38 56" draw:text-areas="0 0 ?f72 ?f73" svg:viewBox="0 0 0 0" draw:type="ooxml-non-primitive" draw:enhanced-path="M 3 0 L 5 1 12 3 17 7 23 10 25 12 28 15 31 18 33 20 36 24 37 27 38 37 29 25 19 15 9 8 6 10 5 12 4 16 3 20 3 25 3 29 4 34 5 42 8 50 11 56 4 52 3 48 2 44 1 39 1 35 1 29 0 21 1 13 2 9 3 4 3 0 Z N">
                  <draw:equation draw:name="f0" draw:formula="3*logwidth/38"/>
                  <draw:equation draw:name="f1" draw:formula="0*logheight/56"/>
                  <draw:equation draw:name="f2" draw:formula="5*logwidth/38"/>
                  <draw:equation draw:name="f3" draw:formula="1*logheight/56"/>
                  <draw:equation draw:name="f4" draw:formula="12*logwidth/38"/>
                  <draw:equation draw:name="f5" draw:formula="3*logheight/56"/>
                  <draw:equation draw:name="f6" draw:formula="17*logwidth/38"/>
                  <draw:equation draw:name="f7" draw:formula="7*logheight/56"/>
                  <draw:equation draw:name="f8" draw:formula="23*logwidth/38"/>
                  <draw:equation draw:name="f9" draw:formula="10*logheight/56"/>
                  <draw:equation draw:name="f10" draw:formula="25*logwidth/38"/>
                  <draw:equation draw:name="f11" draw:formula="12*logheight/56"/>
                  <draw:equation draw:name="f12" draw:formula="28*logwidth/38"/>
                  <draw:equation draw:name="f13" draw:formula="15*logheight/56"/>
                  <draw:equation draw:name="f14" draw:formula="31*logwidth/38"/>
                  <draw:equation draw:name="f15" draw:formula="18*logheight/56"/>
                  <draw:equation draw:name="f16" draw:formula="33*logwidth/38"/>
                  <draw:equation draw:name="f17" draw:formula="20*logheight/56"/>
                  <draw:equation draw:name="f18" draw:formula="36*logwidth/38"/>
                  <draw:equation draw:name="f19" draw:formula="24*logheight/56"/>
                  <draw:equation draw:name="f20" draw:formula="37*logwidth/38"/>
                  <draw:equation draw:name="f21" draw:formula="27*logheight/56"/>
                  <draw:equation draw:name="f22" draw:formula="38*logwidth/38"/>
                  <draw:equation draw:name="f23" draw:formula="37*logheight/56"/>
                  <draw:equation draw:name="f24" draw:formula="29*logwidth/38"/>
                  <draw:equation draw:name="f25" draw:formula="25*logheight/56"/>
                  <draw:equation draw:name="f26" draw:formula="19*logwidth/38"/>
                  <draw:equation draw:name="f27" draw:formula="15*logheight/56"/>
                  <draw:equation draw:name="f28" draw:formula="9*logwidth/38"/>
                  <draw:equation draw:name="f29" draw:formula="8*logheight/56"/>
                  <draw:equation draw:name="f30" draw:formula="6*logwidth/38"/>
                  <draw:equation draw:name="f31" draw:formula="10*logheight/56"/>
                  <draw:equation draw:name="f32" draw:formula="5*logwidth/38"/>
                  <draw:equation draw:name="f33" draw:formula="12*logheight/56"/>
                  <draw:equation draw:name="f34" draw:formula="4*logwidth/38"/>
                  <draw:equation draw:name="f35" draw:formula="16*logheight/56"/>
                  <draw:equation draw:name="f36" draw:formula="3*logwidth/38"/>
                  <draw:equation draw:name="f37" draw:formula="20*logheight/56"/>
                  <draw:equation draw:name="f38" draw:formula="3*logwidth/38"/>
                  <draw:equation draw:name="f39" draw:formula="25*logheight/56"/>
                  <draw:equation draw:name="f40" draw:formula="3*logwidth/38"/>
                  <draw:equation draw:name="f41" draw:formula="29*logheight/56"/>
                  <draw:equation draw:name="f42" draw:formula="4*logwidth/38"/>
                  <draw:equation draw:name="f43" draw:formula="34*logheight/56"/>
                  <draw:equation draw:name="f44" draw:formula="5*logwidth/38"/>
                  <draw:equation draw:name="f45" draw:formula="42*logheight/56"/>
                  <draw:equation draw:name="f46" draw:formula="8*logwidth/38"/>
                  <draw:equation draw:name="f47" draw:formula="50*logheight/56"/>
                  <draw:equation draw:name="f48" draw:formula="11*logwidth/38"/>
                  <draw:equation draw:name="f49" draw:formula="56*logheight/56"/>
                  <draw:equation draw:name="f50" draw:formula="4*logwidth/38"/>
                  <draw:equation draw:name="f51" draw:formula="52*logheight/56"/>
                  <draw:equation draw:name="f52" draw:formula="3*logwidth/38"/>
                  <draw:equation draw:name="f53" draw:formula="48*logheight/56"/>
                  <draw:equation draw:name="f54" draw:formula="2*logwidth/38"/>
                  <draw:equation draw:name="f55" draw:formula="44*logheight/56"/>
                  <draw:equation draw:name="f56" draw:formula="1*logwidth/38"/>
                  <draw:equation draw:name="f57" draw:formula="39*logheight/56"/>
                  <draw:equation draw:name="f58" draw:formula="1*logwidth/38"/>
                  <draw:equation draw:name="f59" draw:formula="35*logheight/56"/>
                  <draw:equation draw:name="f60" draw:formula="1*logwidth/38"/>
                  <draw:equation draw:name="f61" draw:formula="29*logheight/56"/>
                  <draw:equation draw:name="f62" draw:formula="0*logwidth/38"/>
                  <draw:equation draw:name="f63" draw:formula="21*logheight/56"/>
                  <draw:equation draw:name="f64" draw:formula="1*logwidth/38"/>
                  <draw:equation draw:name="f65" draw:formula="13*logheight/56"/>
                  <draw:equation draw:name="f66" draw:formula="2*logwidth/38"/>
                  <draw:equation draw:name="f67" draw:formula="9*logheight/56"/>
                  <draw:equation draw:name="f68" draw:formula="3*logwidth/38"/>
                  <draw:equation draw:name="f69" draw:formula="4*logheight/56"/>
                  <draw:equation draw:name="f70" draw:formula="3*logwidth/38"/>
                  <draw:equation draw:name="f71" draw:formula="0*logheight/56"/>
                  <draw:equation draw:name="f72" draw:formula="logwidth"/>
                  <draw:equation draw:name="f73" draw:formula="logheight"/>
                </draw:enhanced-geometry>
              </draw:custom-shape>
              <draw:custom-shape draw:name="Freeform 97" draw:style-name="gr3" draw:text-style-name="P4" svg:width="1.58mm" svg:height="2.37mm" svg:x="4.45mm" svg:y="6.36mm">
                <text:p/>
                <draw:enhanced-geometry draw:mirror-horizontal="false" draw:mirror-vertical="false" drawooo:sub-view-size="46 70" draw:text-areas="0 0 ?f88 ?f89" svg:viewBox="0 0 0 0" draw:type="ooxml-non-primitive" draw:enhanced-path="M 9 0 L 14 4 20 10 25 15 29 17 33 19 34 20 42 33 46 47 43 47 42 46 40 34 32 22 30 21 29 20 26 18 24 17 19 12 14 9 11 7 9 12 7 18 5 22 4 27 4 32 4 32 5 41 9 50 14 58 19 63 20 70 14 63 8 53 3 42 0 32 0 32 1 26 3 21 5 17 6 13 7 8 8 3 8 1 9 0 Z N">
                  <draw:equation draw:name="f0" draw:formula="9*logwidth/46"/>
                  <draw:equation draw:name="f1" draw:formula="0*logheight/70"/>
                  <draw:equation draw:name="f2" draw:formula="14*logwidth/46"/>
                  <draw:equation draw:name="f3" draw:formula="4*logheight/70"/>
                  <draw:equation draw:name="f4" draw:formula="20*logwidth/46"/>
                  <draw:equation draw:name="f5" draw:formula="10*logheight/70"/>
                  <draw:equation draw:name="f6" draw:formula="25*logwidth/46"/>
                  <draw:equation draw:name="f7" draw:formula="15*logheight/70"/>
                  <draw:equation draw:name="f8" draw:formula="29*logwidth/46"/>
                  <draw:equation draw:name="f9" draw:formula="17*logheight/70"/>
                  <draw:equation draw:name="f10" draw:formula="33*logwidth/46"/>
                  <draw:equation draw:name="f11" draw:formula="19*logheight/70"/>
                  <draw:equation draw:name="f12" draw:formula="34*logwidth/46"/>
                  <draw:equation draw:name="f13" draw:formula="20*logheight/70"/>
                  <draw:equation draw:name="f14" draw:formula="42*logwidth/46"/>
                  <draw:equation draw:name="f15" draw:formula="33*logheight/70"/>
                  <draw:equation draw:name="f16" draw:formula="46*logwidth/46"/>
                  <draw:equation draw:name="f17" draw:formula="47*logheight/70"/>
                  <draw:equation draw:name="f18" draw:formula="43*logwidth/46"/>
                  <draw:equation draw:name="f19" draw:formula="47*logheight/70"/>
                  <draw:equation draw:name="f20" draw:formula="42*logwidth/46"/>
                  <draw:equation draw:name="f21" draw:formula="46*logheight/70"/>
                  <draw:equation draw:name="f22" draw:formula="40*logwidth/46"/>
                  <draw:equation draw:name="f23" draw:formula="34*logheight/70"/>
                  <draw:equation draw:name="f24" draw:formula="32*logwidth/46"/>
                  <draw:equation draw:name="f25" draw:formula="22*logheight/70"/>
                  <draw:equation draw:name="f26" draw:formula="30*logwidth/46"/>
                  <draw:equation draw:name="f27" draw:formula="21*logheight/70"/>
                  <draw:equation draw:name="f28" draw:formula="29*logwidth/46"/>
                  <draw:equation draw:name="f29" draw:formula="20*logheight/70"/>
                  <draw:equation draw:name="f30" draw:formula="26*logwidth/46"/>
                  <draw:equation draw:name="f31" draw:formula="18*logheight/70"/>
                  <draw:equation draw:name="f32" draw:formula="24*logwidth/46"/>
                  <draw:equation draw:name="f33" draw:formula="17*logheight/70"/>
                  <draw:equation draw:name="f34" draw:formula="19*logwidth/46"/>
                  <draw:equation draw:name="f35" draw:formula="12*logheight/70"/>
                  <draw:equation draw:name="f36" draw:formula="14*logwidth/46"/>
                  <draw:equation draw:name="f37" draw:formula="9*logheight/70"/>
                  <draw:equation draw:name="f38" draw:formula="11*logwidth/46"/>
                  <draw:equation draw:name="f39" draw:formula="7*logheight/70"/>
                  <draw:equation draw:name="f40" draw:formula="9*logwidth/46"/>
                  <draw:equation draw:name="f41" draw:formula="12*logheight/70"/>
                  <draw:equation draw:name="f42" draw:formula="7*logwidth/46"/>
                  <draw:equation draw:name="f43" draw:formula="18*logheight/70"/>
                  <draw:equation draw:name="f44" draw:formula="5*logwidth/46"/>
                  <draw:equation draw:name="f45" draw:formula="22*logheight/70"/>
                  <draw:equation draw:name="f46" draw:formula="4*logwidth/46"/>
                  <draw:equation draw:name="f47" draw:formula="27*logheight/70"/>
                  <draw:equation draw:name="f48" draw:formula="4*logwidth/46"/>
                  <draw:equation draw:name="f49" draw:formula="32*logheight/70"/>
                  <draw:equation draw:name="f50" draw:formula="4*logwidth/46"/>
                  <draw:equation draw:name="f51" draw:formula="32*logheight/70"/>
                  <draw:equation draw:name="f52" draw:formula="5*logwidth/46"/>
                  <draw:equation draw:name="f53" draw:formula="41*logheight/70"/>
                  <draw:equation draw:name="f54" draw:formula="9*logwidth/46"/>
                  <draw:equation draw:name="f55" draw:formula="50*logheight/70"/>
                  <draw:equation draw:name="f56" draw:formula="14*logwidth/46"/>
                  <draw:equation draw:name="f57" draw:formula="58*logheight/70"/>
                  <draw:equation draw:name="f58" draw:formula="19*logwidth/46"/>
                  <draw:equation draw:name="f59" draw:formula="63*logheight/70"/>
                  <draw:equation draw:name="f60" draw:formula="20*logwidth/46"/>
                  <draw:equation draw:name="f61" draw:formula="70*logheight/70"/>
                  <draw:equation draw:name="f62" draw:formula="14*logwidth/46"/>
                  <draw:equation draw:name="f63" draw:formula="63*logheight/70"/>
                  <draw:equation draw:name="f64" draw:formula="8*logwidth/46"/>
                  <draw:equation draw:name="f65" draw:formula="53*logheight/70"/>
                  <draw:equation draw:name="f66" draw:formula="3*logwidth/46"/>
                  <draw:equation draw:name="f67" draw:formula="42*logheight/70"/>
                  <draw:equation draw:name="f68" draw:formula="0*logwidth/46"/>
                  <draw:equation draw:name="f69" draw:formula="32*logheight/70"/>
                  <draw:equation draw:name="f70" draw:formula="0*logwidth/46"/>
                  <draw:equation draw:name="f71" draw:formula="32*logheight/70"/>
                  <draw:equation draw:name="f72" draw:formula="1*logwidth/46"/>
                  <draw:equation draw:name="f73" draw:formula="26*logheight/70"/>
                  <draw:equation draw:name="f74" draw:formula="3*logwidth/46"/>
                  <draw:equation draw:name="f75" draw:formula="21*logheight/70"/>
                  <draw:equation draw:name="f76" draw:formula="5*logwidth/46"/>
                  <draw:equation draw:name="f77" draw:formula="17*logheight/70"/>
                  <draw:equation draw:name="f78" draw:formula="6*logwidth/46"/>
                  <draw:equation draw:name="f79" draw:formula="13*logheight/70"/>
                  <draw:equation draw:name="f80" draw:formula="7*logwidth/46"/>
                  <draw:equation draw:name="f81" draw:formula="8*logheight/70"/>
                  <draw:equation draw:name="f82" draw:formula="8*logwidth/46"/>
                  <draw:equation draw:name="f83" draw:formula="3*logheight/70"/>
                  <draw:equation draw:name="f84" draw:formula="8*logwidth/46"/>
                  <draw:equation draw:name="f85" draw:formula="1*logheight/70"/>
                  <draw:equation draw:name="f86" draw:formula="9*logwidth/46"/>
                  <draw:equation draw:name="f87" draw:formula="0*logheight/70"/>
                  <draw:equation draw:name="f88" draw:formula="logwidth"/>
                  <draw:equation draw:name="f89" draw:formula="logheight"/>
                </draw:enhanced-geometry>
              </draw:custom-shape>
              <draw:custom-shape draw:name="Freeform 98" draw:style-name="gr3" draw:text-style-name="P4" svg:width="1.84mm" svg:height="1.58mm" svg:x="2.6mm" svg:y="6.89mm">
                <text:p/>
                <draw:enhanced-geometry draw:mirror-horizontal="false" draw:mirror-vertical="false" drawooo:sub-view-size="49 46" draw:text-areas="0 0 ?f44 ?f45" svg:viewBox="0 0 0 0" draw:type="ooxml-non-primitive" draw:enhanced-path="M 2 0 L 3 0 21 4 36 13 49 23 48 25 35 16 21 8 4 3 3 8 2 12 6 23 12 34 20 43 21 44 18 46 17 45 10 35 3 25 0 13 2 1 2 0 Z N">
                  <draw:equation draw:name="f0" draw:formula="2*logwidth/49"/>
                  <draw:equation draw:name="f1" draw:formula="0*logheight/46"/>
                  <draw:equation draw:name="f2" draw:formula="3*logwidth/49"/>
                  <draw:equation draw:name="f3" draw:formula="0*logheight/46"/>
                  <draw:equation draw:name="f4" draw:formula="21*logwidth/49"/>
                  <draw:equation draw:name="f5" draw:formula="4*logheight/46"/>
                  <draw:equation draw:name="f6" draw:formula="36*logwidth/49"/>
                  <draw:equation draw:name="f7" draw:formula="13*logheight/46"/>
                  <draw:equation draw:name="f8" draw:formula="49*logwidth/49"/>
                  <draw:equation draw:name="f9" draw:formula="23*logheight/46"/>
                  <draw:equation draw:name="f10" draw:formula="48*logwidth/49"/>
                  <draw:equation draw:name="f11" draw:formula="25*logheight/46"/>
                  <draw:equation draw:name="f12" draw:formula="35*logwidth/49"/>
                  <draw:equation draw:name="f13" draw:formula="16*logheight/46"/>
                  <draw:equation draw:name="f14" draw:formula="21*logwidth/49"/>
                  <draw:equation draw:name="f15" draw:formula="8*logheight/46"/>
                  <draw:equation draw:name="f16" draw:formula="4*logwidth/49"/>
                  <draw:equation draw:name="f17" draw:formula="3*logheight/46"/>
                  <draw:equation draw:name="f18" draw:formula="3*logwidth/49"/>
                  <draw:equation draw:name="f19" draw:formula="8*logheight/46"/>
                  <draw:equation draw:name="f20" draw:formula="2*logwidth/49"/>
                  <draw:equation draw:name="f21" draw:formula="12*logheight/46"/>
                  <draw:equation draw:name="f22" draw:formula="6*logwidth/49"/>
                  <draw:equation draw:name="f23" draw:formula="23*logheight/46"/>
                  <draw:equation draw:name="f24" draw:formula="12*logwidth/49"/>
                  <draw:equation draw:name="f25" draw:formula="34*logheight/46"/>
                  <draw:equation draw:name="f26" draw:formula="20*logwidth/49"/>
                  <draw:equation draw:name="f27" draw:formula="43*logheight/46"/>
                  <draw:equation draw:name="f28" draw:formula="21*logwidth/49"/>
                  <draw:equation draw:name="f29" draw:formula="44*logheight/46"/>
                  <draw:equation draw:name="f30" draw:formula="18*logwidth/49"/>
                  <draw:equation draw:name="f31" draw:formula="46*logheight/46"/>
                  <draw:equation draw:name="f32" draw:formula="17*logwidth/49"/>
                  <draw:equation draw:name="f33" draw:formula="45*logheight/46"/>
                  <draw:equation draw:name="f34" draw:formula="10*logwidth/49"/>
                  <draw:equation draw:name="f35" draw:formula="35*logheight/46"/>
                  <draw:equation draw:name="f36" draw:formula="3*logwidth/49"/>
                  <draw:equation draw:name="f37" draw:formula="25*logheight/46"/>
                  <draw:equation draw:name="f38" draw:formula="0*logwidth/49"/>
                  <draw:equation draw:name="f39" draw:formula="13*logheight/46"/>
                  <draw:equation draw:name="f40" draw:formula="2*logwidth/49"/>
                  <draw:equation draw:name="f41" draw:formula="1*logheight/46"/>
                  <draw:equation draw:name="f42" draw:formula="2*logwidth/49"/>
                  <draw:equation draw:name="f43" draw:formula="0*logheight/46"/>
                  <draw:equation draw:name="f44" draw:formula="logwidth"/>
                  <draw:equation draw:name="f45" draw:formula="logheight"/>
                </draw:enhanced-geometry>
              </draw:custom-shape>
              <draw:custom-shape draw:name="Freeform 99" draw:style-name="gr3" draw:text-style-name="P4" svg:width="1.31mm" svg:height="1.58mm" svg:x="3.13mm" svg:y="5.84mm">
                <text:p/>
                <draw:enhanced-geometry draw:mirror-horizontal="false" draw:mirror-vertical="false" drawooo:sub-view-size="38 48" draw:text-areas="0 0 ?f64 ?f65" svg:viewBox="0 0 0 0" draw:type="ooxml-non-primitive" draw:enhanced-path="M 3 0 L 4 0 19 6 31 19 33 25 37 29 38 35 38 38 38 40 37 41 37 44 35 46 34 48 35 36 31 25 24 16 15 8 4 3 3 10 2 17 3 22 3 23 4 31 7 37 12 43 5 38 2 32 1 23 0 23 0 11 2 1 3 0 Z N">
                  <draw:equation draw:name="f0" draw:formula="3*logwidth/38"/>
                  <draw:equation draw:name="f1" draw:formula="0*logheight/48"/>
                  <draw:equation draw:name="f2" draw:formula="4*logwidth/38"/>
                  <draw:equation draw:name="f3" draw:formula="0*logheight/48"/>
                  <draw:equation draw:name="f4" draw:formula="19*logwidth/38"/>
                  <draw:equation draw:name="f5" draw:formula="6*logheight/48"/>
                  <draw:equation draw:name="f6" draw:formula="31*logwidth/38"/>
                  <draw:equation draw:name="f7" draw:formula="19*logheight/48"/>
                  <draw:equation draw:name="f8" draw:formula="33*logwidth/38"/>
                  <draw:equation draw:name="f9" draw:formula="25*logheight/48"/>
                  <draw:equation draw:name="f10" draw:formula="37*logwidth/38"/>
                  <draw:equation draw:name="f11" draw:formula="29*logheight/48"/>
                  <draw:equation draw:name="f12" draw:formula="38*logwidth/38"/>
                  <draw:equation draw:name="f13" draw:formula="35*logheight/48"/>
                  <draw:equation draw:name="f14" draw:formula="38*logwidth/38"/>
                  <draw:equation draw:name="f15" draw:formula="38*logheight/48"/>
                  <draw:equation draw:name="f16" draw:formula="38*logwidth/38"/>
                  <draw:equation draw:name="f17" draw:formula="40*logheight/48"/>
                  <draw:equation draw:name="f18" draw:formula="37*logwidth/38"/>
                  <draw:equation draw:name="f19" draw:formula="41*logheight/48"/>
                  <draw:equation draw:name="f20" draw:formula="37*logwidth/38"/>
                  <draw:equation draw:name="f21" draw:formula="44*logheight/48"/>
                  <draw:equation draw:name="f22" draw:formula="35*logwidth/38"/>
                  <draw:equation draw:name="f23" draw:formula="46*logheight/48"/>
                  <draw:equation draw:name="f24" draw:formula="34*logwidth/38"/>
                  <draw:equation draw:name="f25" draw:formula="48*logheight/48"/>
                  <draw:equation draw:name="f26" draw:formula="35*logwidth/38"/>
                  <draw:equation draw:name="f27" draw:formula="36*logheight/48"/>
                  <draw:equation draw:name="f28" draw:formula="31*logwidth/38"/>
                  <draw:equation draw:name="f29" draw:formula="25*logheight/48"/>
                  <draw:equation draw:name="f30" draw:formula="24*logwidth/38"/>
                  <draw:equation draw:name="f31" draw:formula="16*logheight/48"/>
                  <draw:equation draw:name="f32" draw:formula="15*logwidth/38"/>
                  <draw:equation draw:name="f33" draw:formula="8*logheight/48"/>
                  <draw:equation draw:name="f34" draw:formula="4*logwidth/38"/>
                  <draw:equation draw:name="f35" draw:formula="3*logheight/48"/>
                  <draw:equation draw:name="f36" draw:formula="3*logwidth/38"/>
                  <draw:equation draw:name="f37" draw:formula="10*logheight/48"/>
                  <draw:equation draw:name="f38" draw:formula="2*logwidth/38"/>
                  <draw:equation draw:name="f39" draw:formula="17*logheight/48"/>
                  <draw:equation draw:name="f40" draw:formula="3*logwidth/38"/>
                  <draw:equation draw:name="f41" draw:formula="22*logheight/48"/>
                  <draw:equation draw:name="f42" draw:formula="3*logwidth/38"/>
                  <draw:equation draw:name="f43" draw:formula="23*logheight/48"/>
                  <draw:equation draw:name="f44" draw:formula="4*logwidth/38"/>
                  <draw:equation draw:name="f45" draw:formula="31*logheight/48"/>
                  <draw:equation draw:name="f46" draw:formula="7*logwidth/38"/>
                  <draw:equation draw:name="f47" draw:formula="37*logheight/48"/>
                  <draw:equation draw:name="f48" draw:formula="12*logwidth/38"/>
                  <draw:equation draw:name="f49" draw:formula="43*logheight/48"/>
                  <draw:equation draw:name="f50" draw:formula="5*logwidth/38"/>
                  <draw:equation draw:name="f51" draw:formula="38*logheight/48"/>
                  <draw:equation draw:name="f52" draw:formula="2*logwidth/38"/>
                  <draw:equation draw:name="f53" draw:formula="32*logheight/48"/>
                  <draw:equation draw:name="f54" draw:formula="1*logwidth/38"/>
                  <draw:equation draw:name="f55" draw:formula="23*logheight/48"/>
                  <draw:equation draw:name="f56" draw:formula="0*logwidth/38"/>
                  <draw:equation draw:name="f57" draw:formula="23*logheight/48"/>
                  <draw:equation draw:name="f58" draw:formula="0*logwidth/38"/>
                  <draw:equation draw:name="f59" draw:formula="11*logheight/48"/>
                  <draw:equation draw:name="f60" draw:formula="2*logwidth/38"/>
                  <draw:equation draw:name="f61" draw:formula="1*logheight/48"/>
                  <draw:equation draw:name="f62" draw:formula="3*logwidth/38"/>
                  <draw:equation draw:name="f63" draw:formula="0*logheight/48"/>
                  <draw:equation draw:name="f64" draw:formula="logwidth"/>
                  <draw:equation draw:name="f65" draw:formula="logheight"/>
                </draw:enhanced-geometry>
              </draw:custom-shape>
              <draw:custom-shape draw:name="Freeform 100" draw:style-name="gr3" draw:text-style-name="P4" svg:width="1.31mm" svg:height="1.84mm" svg:x="4.19mm" svg:y="4.78mm">
                <text:p/>
                <draw:enhanced-geometry draw:mirror-horizontal="false" draw:mirror-vertical="false" drawooo:sub-view-size="35 53" draw:text-areas="0 0 ?f82 ?f83" svg:viewBox="0 0 0 0" draw:type="ooxml-non-primitive" draw:enhanced-path="M 16 0 L 18 2 20 6 22 10 26 13 26 13 26 15 27 16 28 18 29 19 29 19 30 21 32 27 34 32 35 37 34 41 34 37 33 34 31 29 29 26 28 23 27 20 22 15 19 10 17 7 15 12 10 19 5 32 2 43 3 47 5 51 3 53 1 47 0 43 2 30 8 18 10 15 13 10 15 6 16 1 16 0 Z N">
                  <draw:equation draw:name="f0" draw:formula="16*logwidth/35"/>
                  <draw:equation draw:name="f1" draw:formula="0*logheight/53"/>
                  <draw:equation draw:name="f2" draw:formula="18*logwidth/35"/>
                  <draw:equation draw:name="f3" draw:formula="2*logheight/53"/>
                  <draw:equation draw:name="f4" draw:formula="20*logwidth/35"/>
                  <draw:equation draw:name="f5" draw:formula="6*logheight/53"/>
                  <draw:equation draw:name="f6" draw:formula="22*logwidth/35"/>
                  <draw:equation draw:name="f7" draw:formula="10*logheight/53"/>
                  <draw:equation draw:name="f8" draw:formula="26*logwidth/35"/>
                  <draw:equation draw:name="f9" draw:formula="13*logheight/53"/>
                  <draw:equation draw:name="f10" draw:formula="26*logwidth/35"/>
                  <draw:equation draw:name="f11" draw:formula="13*logheight/53"/>
                  <draw:equation draw:name="f12" draw:formula="26*logwidth/35"/>
                  <draw:equation draw:name="f13" draw:formula="15*logheight/53"/>
                  <draw:equation draw:name="f14" draw:formula="27*logwidth/35"/>
                  <draw:equation draw:name="f15" draw:formula="16*logheight/53"/>
                  <draw:equation draw:name="f16" draw:formula="28*logwidth/35"/>
                  <draw:equation draw:name="f17" draw:formula="18*logheight/53"/>
                  <draw:equation draw:name="f18" draw:formula="29*logwidth/35"/>
                  <draw:equation draw:name="f19" draw:formula="19*logheight/53"/>
                  <draw:equation draw:name="f20" draw:formula="29*logwidth/35"/>
                  <draw:equation draw:name="f21" draw:formula="19*logheight/53"/>
                  <draw:equation draw:name="f22" draw:formula="30*logwidth/35"/>
                  <draw:equation draw:name="f23" draw:formula="21*logheight/53"/>
                  <draw:equation draw:name="f24" draw:formula="32*logwidth/35"/>
                  <draw:equation draw:name="f25" draw:formula="27*logheight/53"/>
                  <draw:equation draw:name="f26" draw:formula="34*logwidth/35"/>
                  <draw:equation draw:name="f27" draw:formula="32*logheight/53"/>
                  <draw:equation draw:name="f28" draw:formula="35*logwidth/35"/>
                  <draw:equation draw:name="f29" draw:formula="37*logheight/53"/>
                  <draw:equation draw:name="f30" draw:formula="34*logwidth/35"/>
                  <draw:equation draw:name="f31" draw:formula="41*logheight/53"/>
                  <draw:equation draw:name="f32" draw:formula="34*logwidth/35"/>
                  <draw:equation draw:name="f33" draw:formula="37*logheight/53"/>
                  <draw:equation draw:name="f34" draw:formula="33*logwidth/35"/>
                  <draw:equation draw:name="f35" draw:formula="34*logheight/53"/>
                  <draw:equation draw:name="f36" draw:formula="31*logwidth/35"/>
                  <draw:equation draw:name="f37" draw:formula="29*logheight/53"/>
                  <draw:equation draw:name="f38" draw:formula="29*logwidth/35"/>
                  <draw:equation draw:name="f39" draw:formula="26*logheight/53"/>
                  <draw:equation draw:name="f40" draw:formula="28*logwidth/35"/>
                  <draw:equation draw:name="f41" draw:formula="23*logheight/53"/>
                  <draw:equation draw:name="f42" draw:formula="27*logwidth/35"/>
                  <draw:equation draw:name="f43" draw:formula="20*logheight/53"/>
                  <draw:equation draw:name="f44" draw:formula="22*logwidth/35"/>
                  <draw:equation draw:name="f45" draw:formula="15*logheight/53"/>
                  <draw:equation draw:name="f46" draw:formula="19*logwidth/35"/>
                  <draw:equation draw:name="f47" draw:formula="10*logheight/53"/>
                  <draw:equation draw:name="f48" draw:formula="17*logwidth/35"/>
                  <draw:equation draw:name="f49" draw:formula="7*logheight/53"/>
                  <draw:equation draw:name="f50" draw:formula="15*logwidth/35"/>
                  <draw:equation draw:name="f51" draw:formula="12*logheight/53"/>
                  <draw:equation draw:name="f52" draw:formula="10*logwidth/35"/>
                  <draw:equation draw:name="f53" draw:formula="19*logheight/53"/>
                  <draw:equation draw:name="f54" draw:formula="5*logwidth/35"/>
                  <draw:equation draw:name="f55" draw:formula="32*logheight/53"/>
                  <draw:equation draw:name="f56" draw:formula="2*logwidth/35"/>
                  <draw:equation draw:name="f57" draw:formula="43*logheight/53"/>
                  <draw:equation draw:name="f58" draw:formula="3*logwidth/35"/>
                  <draw:equation draw:name="f59" draw:formula="47*logheight/53"/>
                  <draw:equation draw:name="f60" draw:formula="5*logwidth/35"/>
                  <draw:equation draw:name="f61" draw:formula="51*logheight/53"/>
                  <draw:equation draw:name="f62" draw:formula="3*logwidth/35"/>
                  <draw:equation draw:name="f63" draw:formula="53*logheight/53"/>
                  <draw:equation draw:name="f64" draw:formula="1*logwidth/35"/>
                  <draw:equation draw:name="f65" draw:formula="47*logheight/53"/>
                  <draw:equation draw:name="f66" draw:formula="0*logwidth/35"/>
                  <draw:equation draw:name="f67" draw:formula="43*logheight/53"/>
                  <draw:equation draw:name="f68" draw:formula="2*logwidth/35"/>
                  <draw:equation draw:name="f69" draw:formula="30*logheight/53"/>
                  <draw:equation draw:name="f70" draw:formula="8*logwidth/35"/>
                  <draw:equation draw:name="f71" draw:formula="18*logheight/53"/>
                  <draw:equation draw:name="f72" draw:formula="10*logwidth/35"/>
                  <draw:equation draw:name="f73" draw:formula="15*logheight/53"/>
                  <draw:equation draw:name="f74" draw:formula="13*logwidth/35"/>
                  <draw:equation draw:name="f75" draw:formula="10*logheight/53"/>
                  <draw:equation draw:name="f76" draw:formula="15*logwidth/35"/>
                  <draw:equation draw:name="f77" draw:formula="6*logheight/53"/>
                  <draw:equation draw:name="f78" draw:formula="16*logwidth/35"/>
                  <draw:equation draw:name="f79" draw:formula="1*logheight/53"/>
                  <draw:equation draw:name="f80" draw:formula="16*logwidth/35"/>
                  <draw:equation draw:name="f81" draw:formula="0*logheight/53"/>
                  <draw:equation draw:name="f82" draw:formula="logwidth"/>
                  <draw:equation draw:name="f83" draw:formula="logheight"/>
                </draw:enhanced-geometry>
              </draw:custom-shape>
              <draw:custom-shape draw:name="Freeform 101" draw:style-name="gr3" draw:text-style-name="P4" svg:width="1.58mm" svg:height="2.11mm" svg:x="4.72mm" svg:y="3.72mm">
                <text:p/>
                <draw:enhanced-geometry draw:mirror-horizontal="false" draw:mirror-vertical="false" drawooo:sub-view-size="40 67" draw:text-areas="0 0 ?f94 ?f95" svg:viewBox="0 0 0 0" draw:type="ooxml-non-primitive" draw:enhanced-path="M 11 0 L 11 1 12 2 13 3 15 6 16 8 17 10 18 11 18 11 27 24 35 37 39 52 40 67 39 66 38 64 36 63 33 62 32 61 32 60 32 47 29 35 23 24 16 14 16 12 15 11 14 10 13 8 12 7 11 10 10 14 6 23 3 33 4 38 4 44 4 50 2 49 1 46 0 44 0 41 0 38 0 36 2 24 7 12 8 9 10 6 10 3 11 0 Z N">
                  <draw:equation draw:name="f0" draw:formula="11*logwidth/40"/>
                  <draw:equation draw:name="f1" draw:formula="0*logheight/67"/>
                  <draw:equation draw:name="f2" draw:formula="11*logwidth/40"/>
                  <draw:equation draw:name="f3" draw:formula="1*logheight/67"/>
                  <draw:equation draw:name="f4" draw:formula="12*logwidth/40"/>
                  <draw:equation draw:name="f5" draw:formula="2*logheight/67"/>
                  <draw:equation draw:name="f6" draw:formula="13*logwidth/40"/>
                  <draw:equation draw:name="f7" draw:formula="3*logheight/67"/>
                  <draw:equation draw:name="f8" draw:formula="15*logwidth/40"/>
                  <draw:equation draw:name="f9" draw:formula="6*logheight/67"/>
                  <draw:equation draw:name="f10" draw:formula="16*logwidth/40"/>
                  <draw:equation draw:name="f11" draw:formula="8*logheight/67"/>
                  <draw:equation draw:name="f12" draw:formula="17*logwidth/40"/>
                  <draw:equation draw:name="f13" draw:formula="10*logheight/67"/>
                  <draw:equation draw:name="f14" draw:formula="18*logwidth/40"/>
                  <draw:equation draw:name="f15" draw:formula="11*logheight/67"/>
                  <draw:equation draw:name="f16" draw:formula="18*logwidth/40"/>
                  <draw:equation draw:name="f17" draw:formula="11*logheight/67"/>
                  <draw:equation draw:name="f18" draw:formula="27*logwidth/40"/>
                  <draw:equation draw:name="f19" draw:formula="24*logheight/67"/>
                  <draw:equation draw:name="f20" draw:formula="35*logwidth/40"/>
                  <draw:equation draw:name="f21" draw:formula="37*logheight/67"/>
                  <draw:equation draw:name="f22" draw:formula="39*logwidth/40"/>
                  <draw:equation draw:name="f23" draw:formula="52*logheight/67"/>
                  <draw:equation draw:name="f24" draw:formula="40*logwidth/40"/>
                  <draw:equation draw:name="f25" draw:formula="67*logheight/67"/>
                  <draw:equation draw:name="f26" draw:formula="39*logwidth/40"/>
                  <draw:equation draw:name="f27" draw:formula="66*logheight/67"/>
                  <draw:equation draw:name="f28" draw:formula="38*logwidth/40"/>
                  <draw:equation draw:name="f29" draw:formula="64*logheight/67"/>
                  <draw:equation draw:name="f30" draw:formula="36*logwidth/40"/>
                  <draw:equation draw:name="f31" draw:formula="63*logheight/67"/>
                  <draw:equation draw:name="f32" draw:formula="33*logwidth/40"/>
                  <draw:equation draw:name="f33" draw:formula="62*logheight/67"/>
                  <draw:equation draw:name="f34" draw:formula="32*logwidth/40"/>
                  <draw:equation draw:name="f35" draw:formula="61*logheight/67"/>
                  <draw:equation draw:name="f36" draw:formula="32*logwidth/40"/>
                  <draw:equation draw:name="f37" draw:formula="60*logheight/67"/>
                  <draw:equation draw:name="f38" draw:formula="32*logwidth/40"/>
                  <draw:equation draw:name="f39" draw:formula="47*logheight/67"/>
                  <draw:equation draw:name="f40" draw:formula="29*logwidth/40"/>
                  <draw:equation draw:name="f41" draw:formula="35*logheight/67"/>
                  <draw:equation draw:name="f42" draw:formula="23*logwidth/40"/>
                  <draw:equation draw:name="f43" draw:formula="24*logheight/67"/>
                  <draw:equation draw:name="f44" draw:formula="16*logwidth/40"/>
                  <draw:equation draw:name="f45" draw:formula="14*logheight/67"/>
                  <draw:equation draw:name="f46" draw:formula="16*logwidth/40"/>
                  <draw:equation draw:name="f47" draw:formula="12*logheight/67"/>
                  <draw:equation draw:name="f48" draw:formula="15*logwidth/40"/>
                  <draw:equation draw:name="f49" draw:formula="11*logheight/67"/>
                  <draw:equation draw:name="f50" draw:formula="14*logwidth/40"/>
                  <draw:equation draw:name="f51" draw:formula="10*logheight/67"/>
                  <draw:equation draw:name="f52" draw:formula="13*logwidth/40"/>
                  <draw:equation draw:name="f53" draw:formula="8*logheight/67"/>
                  <draw:equation draw:name="f54" draw:formula="12*logwidth/40"/>
                  <draw:equation draw:name="f55" draw:formula="7*logheight/67"/>
                  <draw:equation draw:name="f56" draw:formula="11*logwidth/40"/>
                  <draw:equation draw:name="f57" draw:formula="10*logheight/67"/>
                  <draw:equation draw:name="f58" draw:formula="10*logwidth/40"/>
                  <draw:equation draw:name="f59" draw:formula="14*logheight/67"/>
                  <draw:equation draw:name="f60" draw:formula="6*logwidth/40"/>
                  <draw:equation draw:name="f61" draw:formula="23*logheight/67"/>
                  <draw:equation draw:name="f62" draw:formula="3*logwidth/40"/>
                  <draw:equation draw:name="f63" draw:formula="33*logheight/67"/>
                  <draw:equation draw:name="f64" draw:formula="4*logwidth/40"/>
                  <draw:equation draw:name="f65" draw:formula="38*logheight/67"/>
                  <draw:equation draw:name="f66" draw:formula="4*logwidth/40"/>
                  <draw:equation draw:name="f67" draw:formula="44*logheight/67"/>
                  <draw:equation draw:name="f68" draw:formula="4*logwidth/40"/>
                  <draw:equation draw:name="f69" draw:formula="50*logheight/67"/>
                  <draw:equation draw:name="f70" draw:formula="2*logwidth/40"/>
                  <draw:equation draw:name="f71" draw:formula="49*logheight/67"/>
                  <draw:equation draw:name="f72" draw:formula="1*logwidth/40"/>
                  <draw:equation draw:name="f73" draw:formula="46*logheight/67"/>
                  <draw:equation draw:name="f74" draw:formula="0*logwidth/40"/>
                  <draw:equation draw:name="f75" draw:formula="44*logheight/67"/>
                  <draw:equation draw:name="f76" draw:formula="0*logwidth/40"/>
                  <draw:equation draw:name="f77" draw:formula="41*logheight/67"/>
                  <draw:equation draw:name="f78" draw:formula="0*logwidth/40"/>
                  <draw:equation draw:name="f79" draw:formula="38*logheight/67"/>
                  <draw:equation draw:name="f80" draw:formula="0*logwidth/40"/>
                  <draw:equation draw:name="f81" draw:formula="36*logheight/67"/>
                  <draw:equation draw:name="f82" draw:formula="2*logwidth/40"/>
                  <draw:equation draw:name="f83" draw:formula="24*logheight/67"/>
                  <draw:equation draw:name="f84" draw:formula="7*logwidth/40"/>
                  <draw:equation draw:name="f85" draw:formula="12*logheight/67"/>
                  <draw:equation draw:name="f86" draw:formula="8*logwidth/40"/>
                  <draw:equation draw:name="f87" draw:formula="9*logheight/67"/>
                  <draw:equation draw:name="f88" draw:formula="10*logwidth/40"/>
                  <draw:equation draw:name="f89" draw:formula="6*logheight/67"/>
                  <draw:equation draw:name="f90" draw:formula="10*logwidth/40"/>
                  <draw:equation draw:name="f91" draw:formula="3*logheight/67"/>
                  <draw:equation draw:name="f92" draw:formula="11*logwidth/40"/>
                  <draw:equation draw:name="f93" draw:formula="0*logheight/67"/>
                  <draw:equation draw:name="f94" draw:formula="logwidth"/>
                  <draw:equation draw:name="f95" draw:formula="logheight"/>
                </draw:enhanced-geometry>
              </draw:custom-shape>
              <draw:custom-shape draw:name="Freeform 102" draw:style-name="gr3" draw:text-style-name="P4" svg:width="1.58mm" svg:height="1.84mm" svg:x="6.04mm" svg:y="3.72mm">
                <text:p/>
                <draw:enhanced-geometry draw:mirror-horizontal="false" draw:mirror-vertical="false" drawooo:sub-view-size="36 53" draw:text-areas="0 0 ?f82 ?f83" svg:viewBox="0 0 0 0" draw:type="ooxml-non-primitive" draw:enhanced-path="M 17 0 L 17 2 19 5 21 9 23 11 25 13 32 24 35 36 36 41 35 47 35 53 33 50 31 48 29 46 31 39 29 31 25 24 25 23 23 21 22 19 20 17 18 13 17 11 16 10 16 9 12 11 10 14 8 18 7 22 5 27 4 36 4 44 1 52 0 37 4 23 6 17 10 10 11 7 14 4 16 2 17 0 Z N">
                  <draw:equation draw:name="f0" draw:formula="17*logwidth/36"/>
                  <draw:equation draw:name="f1" draw:formula="0*logheight/53"/>
                  <draw:equation draw:name="f2" draw:formula="17*logwidth/36"/>
                  <draw:equation draw:name="f3" draw:formula="2*logheight/53"/>
                  <draw:equation draw:name="f4" draw:formula="19*logwidth/36"/>
                  <draw:equation draw:name="f5" draw:formula="5*logheight/53"/>
                  <draw:equation draw:name="f6" draw:formula="21*logwidth/36"/>
                  <draw:equation draw:name="f7" draw:formula="9*logheight/53"/>
                  <draw:equation draw:name="f8" draw:formula="23*logwidth/36"/>
                  <draw:equation draw:name="f9" draw:formula="11*logheight/53"/>
                  <draw:equation draw:name="f10" draw:formula="25*logwidth/36"/>
                  <draw:equation draw:name="f11" draw:formula="13*logheight/53"/>
                  <draw:equation draw:name="f12" draw:formula="32*logwidth/36"/>
                  <draw:equation draw:name="f13" draw:formula="24*logheight/53"/>
                  <draw:equation draw:name="f14" draw:formula="35*logwidth/36"/>
                  <draw:equation draw:name="f15" draw:formula="36*logheight/53"/>
                  <draw:equation draw:name="f16" draw:formula="36*logwidth/36"/>
                  <draw:equation draw:name="f17" draw:formula="41*logheight/53"/>
                  <draw:equation draw:name="f18" draw:formula="35*logwidth/36"/>
                  <draw:equation draw:name="f19" draw:formula="47*logheight/53"/>
                  <draw:equation draw:name="f20" draw:formula="35*logwidth/36"/>
                  <draw:equation draw:name="f21" draw:formula="53*logheight/53"/>
                  <draw:equation draw:name="f22" draw:formula="33*logwidth/36"/>
                  <draw:equation draw:name="f23" draw:formula="50*logheight/53"/>
                  <draw:equation draw:name="f24" draw:formula="31*logwidth/36"/>
                  <draw:equation draw:name="f25" draw:formula="48*logheight/53"/>
                  <draw:equation draw:name="f26" draw:formula="29*logwidth/36"/>
                  <draw:equation draw:name="f27" draw:formula="46*logheight/53"/>
                  <draw:equation draw:name="f28" draw:formula="31*logwidth/36"/>
                  <draw:equation draw:name="f29" draw:formula="39*logheight/53"/>
                  <draw:equation draw:name="f30" draw:formula="29*logwidth/36"/>
                  <draw:equation draw:name="f31" draw:formula="31*logheight/53"/>
                  <draw:equation draw:name="f32" draw:formula="25*logwidth/36"/>
                  <draw:equation draw:name="f33" draw:formula="24*logheight/53"/>
                  <draw:equation draw:name="f34" draw:formula="25*logwidth/36"/>
                  <draw:equation draw:name="f35" draw:formula="23*logheight/53"/>
                  <draw:equation draw:name="f36" draw:formula="23*logwidth/36"/>
                  <draw:equation draw:name="f37" draw:formula="21*logheight/53"/>
                  <draw:equation draw:name="f38" draw:formula="22*logwidth/36"/>
                  <draw:equation draw:name="f39" draw:formula="19*logheight/53"/>
                  <draw:equation draw:name="f40" draw:formula="20*logwidth/36"/>
                  <draw:equation draw:name="f41" draw:formula="17*logheight/53"/>
                  <draw:equation draw:name="f42" draw:formula="18*logwidth/36"/>
                  <draw:equation draw:name="f43" draw:formula="13*logheight/53"/>
                  <draw:equation draw:name="f44" draw:formula="17*logwidth/36"/>
                  <draw:equation draw:name="f45" draw:formula="11*logheight/53"/>
                  <draw:equation draw:name="f46" draw:formula="16*logwidth/36"/>
                  <draw:equation draw:name="f47" draw:formula="10*logheight/53"/>
                  <draw:equation draw:name="f48" draw:formula="16*logwidth/36"/>
                  <draw:equation draw:name="f49" draw:formula="9*logheight/53"/>
                  <draw:equation draw:name="f50" draw:formula="12*logwidth/36"/>
                  <draw:equation draw:name="f51" draw:formula="11*logheight/53"/>
                  <draw:equation draw:name="f52" draw:formula="10*logwidth/36"/>
                  <draw:equation draw:name="f53" draw:formula="14*logheight/53"/>
                  <draw:equation draw:name="f54" draw:formula="8*logwidth/36"/>
                  <draw:equation draw:name="f55" draw:formula="18*logheight/53"/>
                  <draw:equation draw:name="f56" draw:formula="7*logwidth/36"/>
                  <draw:equation draw:name="f57" draw:formula="22*logheight/53"/>
                  <draw:equation draw:name="f58" draw:formula="5*logwidth/36"/>
                  <draw:equation draw:name="f59" draw:formula="27*logheight/53"/>
                  <draw:equation draw:name="f60" draw:formula="4*logwidth/36"/>
                  <draw:equation draw:name="f61" draw:formula="36*logheight/53"/>
                  <draw:equation draw:name="f62" draw:formula="4*logwidth/36"/>
                  <draw:equation draw:name="f63" draw:formula="44*logheight/53"/>
                  <draw:equation draw:name="f64" draw:formula="1*logwidth/36"/>
                  <draw:equation draw:name="f65" draw:formula="52*logheight/53"/>
                  <draw:equation draw:name="f66" draw:formula="0*logwidth/36"/>
                  <draw:equation draw:name="f67" draw:formula="37*logheight/53"/>
                  <draw:equation draw:name="f68" draw:formula="4*logwidth/36"/>
                  <draw:equation draw:name="f69" draw:formula="23*logheight/53"/>
                  <draw:equation draw:name="f70" draw:formula="6*logwidth/36"/>
                  <draw:equation draw:name="f71" draw:formula="17*logheight/53"/>
                  <draw:equation draw:name="f72" draw:formula="10*logwidth/36"/>
                  <draw:equation draw:name="f73" draw:formula="10*logheight/53"/>
                  <draw:equation draw:name="f74" draw:formula="11*logwidth/36"/>
                  <draw:equation draw:name="f75" draw:formula="7*logheight/53"/>
                  <draw:equation draw:name="f76" draw:formula="14*logwidth/36"/>
                  <draw:equation draw:name="f77" draw:formula="4*logheight/53"/>
                  <draw:equation draw:name="f78" draw:formula="16*logwidth/36"/>
                  <draw:equation draw:name="f79" draw:formula="2*logheight/53"/>
                  <draw:equation draw:name="f80" draw:formula="17*logwidth/36"/>
                  <draw:equation draw:name="f81" draw:formula="0*logheight/53"/>
                  <draw:equation draw:name="f82" draw:formula="logwidth"/>
                  <draw:equation draw:name="f83" draw:formula="logheight"/>
                </draw:enhanced-geometry>
              </draw:custom-shape>
              <draw:custom-shape draw:name="Freeform 103" draw:style-name="gr3" draw:text-style-name="P4" svg:width="1.05mm" svg:height="1.84mm" svg:x="7.36mm" svg:y="4.25mm">
                <text:p/>
                <draw:enhanced-geometry draw:mirror-horizontal="false" draw:mirror-vertical="false" drawooo:sub-view-size="34 56" draw:text-areas="0 0 ?f86 ?f87" svg:viewBox="0 0 0 0" draw:type="ooxml-non-primitive" draw:enhanced-path="M 4 0 L 7 4 11 9 16 12 19 16 22 19 25 22 28 27 32 37 34 49 34 51 34 53 33 54 33 55 32 55 31 56 30 56 29 56 30 49 28 42 25 35 22 28 19 22 18 20 17 18 15 16 13 13 10 11 8 10 7 10 5 11 4 12 4 14 4 17 3 19 3 21 2 19 2 17 1 14 1 12 0 11 2 5 4 0 Z N">
                  <draw:equation draw:name="f0" draw:formula="4*logwidth/34"/>
                  <draw:equation draw:name="f1" draw:formula="0*logheight/56"/>
                  <draw:equation draw:name="f2" draw:formula="7*logwidth/34"/>
                  <draw:equation draw:name="f3" draw:formula="4*logheight/56"/>
                  <draw:equation draw:name="f4" draw:formula="11*logwidth/34"/>
                  <draw:equation draw:name="f5" draw:formula="9*logheight/56"/>
                  <draw:equation draw:name="f6" draw:formula="16*logwidth/34"/>
                  <draw:equation draw:name="f7" draw:formula="12*logheight/56"/>
                  <draw:equation draw:name="f8" draw:formula="19*logwidth/34"/>
                  <draw:equation draw:name="f9" draw:formula="16*logheight/56"/>
                  <draw:equation draw:name="f10" draw:formula="22*logwidth/34"/>
                  <draw:equation draw:name="f11" draw:formula="19*logheight/56"/>
                  <draw:equation draw:name="f12" draw:formula="25*logwidth/34"/>
                  <draw:equation draw:name="f13" draw:formula="22*logheight/56"/>
                  <draw:equation draw:name="f14" draw:formula="28*logwidth/34"/>
                  <draw:equation draw:name="f15" draw:formula="27*logheight/56"/>
                  <draw:equation draw:name="f16" draw:formula="32*logwidth/34"/>
                  <draw:equation draw:name="f17" draw:formula="37*logheight/56"/>
                  <draw:equation draw:name="f18" draw:formula="34*logwidth/34"/>
                  <draw:equation draw:name="f19" draw:formula="49*logheight/56"/>
                  <draw:equation draw:name="f20" draw:formula="34*logwidth/34"/>
                  <draw:equation draw:name="f21" draw:formula="51*logheight/56"/>
                  <draw:equation draw:name="f22" draw:formula="34*logwidth/34"/>
                  <draw:equation draw:name="f23" draw:formula="53*logheight/56"/>
                  <draw:equation draw:name="f24" draw:formula="33*logwidth/34"/>
                  <draw:equation draw:name="f25" draw:formula="54*logheight/56"/>
                  <draw:equation draw:name="f26" draw:formula="33*logwidth/34"/>
                  <draw:equation draw:name="f27" draw:formula="55*logheight/56"/>
                  <draw:equation draw:name="f28" draw:formula="32*logwidth/34"/>
                  <draw:equation draw:name="f29" draw:formula="55*logheight/56"/>
                  <draw:equation draw:name="f30" draw:formula="31*logwidth/34"/>
                  <draw:equation draw:name="f31" draw:formula="56*logheight/56"/>
                  <draw:equation draw:name="f32" draw:formula="30*logwidth/34"/>
                  <draw:equation draw:name="f33" draw:formula="56*logheight/56"/>
                  <draw:equation draw:name="f34" draw:formula="29*logwidth/34"/>
                  <draw:equation draw:name="f35" draw:formula="56*logheight/56"/>
                  <draw:equation draw:name="f36" draw:formula="30*logwidth/34"/>
                  <draw:equation draw:name="f37" draw:formula="49*logheight/56"/>
                  <draw:equation draw:name="f38" draw:formula="28*logwidth/34"/>
                  <draw:equation draw:name="f39" draw:formula="42*logheight/56"/>
                  <draw:equation draw:name="f40" draw:formula="25*logwidth/34"/>
                  <draw:equation draw:name="f41" draw:formula="35*logheight/56"/>
                  <draw:equation draw:name="f42" draw:formula="22*logwidth/34"/>
                  <draw:equation draw:name="f43" draw:formula="28*logheight/56"/>
                  <draw:equation draw:name="f44" draw:formula="19*logwidth/34"/>
                  <draw:equation draw:name="f45" draw:formula="22*logheight/56"/>
                  <draw:equation draw:name="f46" draw:formula="18*logwidth/34"/>
                  <draw:equation draw:name="f47" draw:formula="20*logheight/56"/>
                  <draw:equation draw:name="f48" draw:formula="17*logwidth/34"/>
                  <draw:equation draw:name="f49" draw:formula="18*logheight/56"/>
                  <draw:equation draw:name="f50" draw:formula="15*logwidth/34"/>
                  <draw:equation draw:name="f51" draw:formula="16*logheight/56"/>
                  <draw:equation draw:name="f52" draw:formula="13*logwidth/34"/>
                  <draw:equation draw:name="f53" draw:formula="13*logheight/56"/>
                  <draw:equation draw:name="f54" draw:formula="10*logwidth/34"/>
                  <draw:equation draw:name="f55" draw:formula="11*logheight/56"/>
                  <draw:equation draw:name="f56" draw:formula="8*logwidth/34"/>
                  <draw:equation draw:name="f57" draw:formula="10*logheight/56"/>
                  <draw:equation draw:name="f58" draw:formula="7*logwidth/34"/>
                  <draw:equation draw:name="f59" draw:formula="10*logheight/56"/>
                  <draw:equation draw:name="f60" draw:formula="5*logwidth/34"/>
                  <draw:equation draw:name="f61" draw:formula="11*logheight/56"/>
                  <draw:equation draw:name="f62" draw:formula="4*logwidth/34"/>
                  <draw:equation draw:name="f63" draw:formula="12*logheight/56"/>
                  <draw:equation draw:name="f64" draw:formula="4*logwidth/34"/>
                  <draw:equation draw:name="f65" draw:formula="14*logheight/56"/>
                  <draw:equation draw:name="f66" draw:formula="4*logwidth/34"/>
                  <draw:equation draw:name="f67" draw:formula="17*logheight/56"/>
                  <draw:equation draw:name="f68" draw:formula="3*logwidth/34"/>
                  <draw:equation draw:name="f69" draw:formula="19*logheight/56"/>
                  <draw:equation draw:name="f70" draw:formula="3*logwidth/34"/>
                  <draw:equation draw:name="f71" draw:formula="21*logheight/56"/>
                  <draw:equation draw:name="f72" draw:formula="2*logwidth/34"/>
                  <draw:equation draw:name="f73" draw:formula="19*logheight/56"/>
                  <draw:equation draw:name="f74" draw:formula="2*logwidth/34"/>
                  <draw:equation draw:name="f75" draw:formula="17*logheight/56"/>
                  <draw:equation draw:name="f76" draw:formula="1*logwidth/34"/>
                  <draw:equation draw:name="f77" draw:formula="14*logheight/56"/>
                  <draw:equation draw:name="f78" draw:formula="1*logwidth/34"/>
                  <draw:equation draw:name="f79" draw:formula="12*logheight/56"/>
                  <draw:equation draw:name="f80" draw:formula="0*logwidth/34"/>
                  <draw:equation draw:name="f81" draw:formula="11*logheight/56"/>
                  <draw:equation draw:name="f82" draw:formula="2*logwidth/34"/>
                  <draw:equation draw:name="f83" draw:formula="5*logheight/56"/>
                  <draw:equation draw:name="f84" draw:formula="4*logwidth/34"/>
                  <draw:equation draw:name="f85" draw:formula="0*logheight/56"/>
                  <draw:equation draw:name="f86" draw:formula="logwidth"/>
                  <draw:equation draw:name="f87" draw:formula="logheight"/>
                </draw:enhanced-geometry>
              </draw:custom-shape>
              <draw:custom-shape draw:name="Freeform 104" draw:style-name="gr3" draw:text-style-name="P4" svg:width="1.31mm" svg:height="2.11mm" svg:x="3.4mm" svg:y="3.98mm">
                <text:p/>
                <draw:enhanced-geometry draw:mirror-horizontal="false" draw:mirror-vertical="false" drawooo:sub-view-size="34 60" draw:text-areas="0 0 ?f62 ?f63" svg:viewBox="0 0 0 0" draw:type="ooxml-non-primitive" draw:enhanced-path="M 21 0 L 22 3 24 6 25 8 26 12 27 13 32 22 34 32 31 33 30 23 25 14 24 13 22 10 21 6 18 12 14 17 9 29 5 39 4 49 5 55 6 59 4 60 0 49 3 38 7 26 12 16 14 13 16 10 18 5 19 2 21 0 Z N">
                  <draw:equation draw:name="f0" draw:formula="21*logwidth/34"/>
                  <draw:equation draw:name="f1" draw:formula="0*logheight/60"/>
                  <draw:equation draw:name="f2" draw:formula="22*logwidth/34"/>
                  <draw:equation draw:name="f3" draw:formula="3*logheight/60"/>
                  <draw:equation draw:name="f4" draw:formula="24*logwidth/34"/>
                  <draw:equation draw:name="f5" draw:formula="6*logheight/60"/>
                  <draw:equation draw:name="f6" draw:formula="25*logwidth/34"/>
                  <draw:equation draw:name="f7" draw:formula="8*logheight/60"/>
                  <draw:equation draw:name="f8" draw:formula="26*logwidth/34"/>
                  <draw:equation draw:name="f9" draw:formula="12*logheight/60"/>
                  <draw:equation draw:name="f10" draw:formula="27*logwidth/34"/>
                  <draw:equation draw:name="f11" draw:formula="13*logheight/60"/>
                  <draw:equation draw:name="f12" draw:formula="32*logwidth/34"/>
                  <draw:equation draw:name="f13" draw:formula="22*logheight/60"/>
                  <draw:equation draw:name="f14" draw:formula="34*logwidth/34"/>
                  <draw:equation draw:name="f15" draw:formula="32*logheight/60"/>
                  <draw:equation draw:name="f16" draw:formula="31*logwidth/34"/>
                  <draw:equation draw:name="f17" draw:formula="33*logheight/60"/>
                  <draw:equation draw:name="f18" draw:formula="30*logwidth/34"/>
                  <draw:equation draw:name="f19" draw:formula="23*logheight/60"/>
                  <draw:equation draw:name="f20" draw:formula="25*logwidth/34"/>
                  <draw:equation draw:name="f21" draw:formula="14*logheight/60"/>
                  <draw:equation draw:name="f22" draw:formula="24*logwidth/34"/>
                  <draw:equation draw:name="f23" draw:formula="13*logheight/60"/>
                  <draw:equation draw:name="f24" draw:formula="22*logwidth/34"/>
                  <draw:equation draw:name="f25" draw:formula="10*logheight/60"/>
                  <draw:equation draw:name="f26" draw:formula="21*logwidth/34"/>
                  <draw:equation draw:name="f27" draw:formula="6*logheight/60"/>
                  <draw:equation draw:name="f28" draw:formula="18*logwidth/34"/>
                  <draw:equation draw:name="f29" draw:formula="12*logheight/60"/>
                  <draw:equation draw:name="f30" draw:formula="14*logwidth/34"/>
                  <draw:equation draw:name="f31" draw:formula="17*logheight/60"/>
                  <draw:equation draw:name="f32" draw:formula="9*logwidth/34"/>
                  <draw:equation draw:name="f33" draw:formula="29*logheight/60"/>
                  <draw:equation draw:name="f34" draw:formula="5*logwidth/34"/>
                  <draw:equation draw:name="f35" draw:formula="39*logheight/60"/>
                  <draw:equation draw:name="f36" draw:formula="4*logwidth/34"/>
                  <draw:equation draw:name="f37" draw:formula="49*logheight/60"/>
                  <draw:equation draw:name="f38" draw:formula="5*logwidth/34"/>
                  <draw:equation draw:name="f39" draw:formula="55*logheight/60"/>
                  <draw:equation draw:name="f40" draw:formula="6*logwidth/34"/>
                  <draw:equation draw:name="f41" draw:formula="59*logheight/60"/>
                  <draw:equation draw:name="f42" draw:formula="4*logwidth/34"/>
                  <draw:equation draw:name="f43" draw:formula="60*logheight/60"/>
                  <draw:equation draw:name="f44" draw:formula="0*logwidth/34"/>
                  <draw:equation draw:name="f45" draw:formula="49*logheight/60"/>
                  <draw:equation draw:name="f46" draw:formula="3*logwidth/34"/>
                  <draw:equation draw:name="f47" draw:formula="38*logheight/60"/>
                  <draw:equation draw:name="f48" draw:formula="7*logwidth/34"/>
                  <draw:equation draw:name="f49" draw:formula="26*logheight/60"/>
                  <draw:equation draw:name="f50" draw:formula="12*logwidth/34"/>
                  <draw:equation draw:name="f51" draw:formula="16*logheight/60"/>
                  <draw:equation draw:name="f52" draw:formula="14*logwidth/34"/>
                  <draw:equation draw:name="f53" draw:formula="13*logheight/60"/>
                  <draw:equation draw:name="f54" draw:formula="16*logwidth/34"/>
                  <draw:equation draw:name="f55" draw:formula="10*logheight/60"/>
                  <draw:equation draw:name="f56" draw:formula="18*logwidth/34"/>
                  <draw:equation draw:name="f57" draw:formula="5*logheight/60"/>
                  <draw:equation draw:name="f58" draw:formula="19*logwidth/34"/>
                  <draw:equation draw:name="f59" draw:formula="2*logheight/60"/>
                  <draw:equation draw:name="f60" draw:formula="21*logwidth/34"/>
                  <draw:equation draw:name="f61" draw:formula="0*logheight/60"/>
                  <draw:equation draw:name="f62" draw:formula="logwidth"/>
                  <draw:equation draw:name="f63" draw:formula="logheight"/>
                </draw:enhanced-geometry>
              </draw:custom-shape>
              <draw:custom-shape draw:name="Freeform 105" draw:style-name="gr3" draw:text-style-name="P4" svg:width="1.31mm" svg:height="1.31mm" svg:x="4.19mm" svg:y="3.19mm">
                <text:p/>
                <draw:enhanced-geometry draw:mirror-horizontal="false" draw:mirror-vertical="false" drawooo:sub-view-size="32 39" draw:text-areas="0 0 ?f58 ?f59" svg:viewBox="0 0 0 0" draw:type="ooxml-non-primitive" draw:enhanced-path="M 23 0 L 24 2 28 9 31 15 32 23 29 22 29 21 29 17 27 12 25 8 22 4 16 11 11 19 6 28 3 39 3 38 2 37 1 36 0 34 0 31 0 29 2 27 3 23 6 21 13 11 22 1 22 1 22 0 23 0 Z N">
                  <draw:equation draw:name="f0" draw:formula="23*logwidth/32"/>
                  <draw:equation draw:name="f1" draw:formula="0*logheight/39"/>
                  <draw:equation draw:name="f2" draw:formula="24*logwidth/32"/>
                  <draw:equation draw:name="f3" draw:formula="2*logheight/39"/>
                  <draw:equation draw:name="f4" draw:formula="28*logwidth/32"/>
                  <draw:equation draw:name="f5" draw:formula="9*logheight/39"/>
                  <draw:equation draw:name="f6" draw:formula="31*logwidth/32"/>
                  <draw:equation draw:name="f7" draw:formula="15*logheight/39"/>
                  <draw:equation draw:name="f8" draw:formula="32*logwidth/32"/>
                  <draw:equation draw:name="f9" draw:formula="23*logheight/39"/>
                  <draw:equation draw:name="f10" draw:formula="29*logwidth/32"/>
                  <draw:equation draw:name="f11" draw:formula="22*logheight/39"/>
                  <draw:equation draw:name="f12" draw:formula="29*logwidth/32"/>
                  <draw:equation draw:name="f13" draw:formula="21*logheight/39"/>
                  <draw:equation draw:name="f14" draw:formula="29*logwidth/32"/>
                  <draw:equation draw:name="f15" draw:formula="17*logheight/39"/>
                  <draw:equation draw:name="f16" draw:formula="27*logwidth/32"/>
                  <draw:equation draw:name="f17" draw:formula="12*logheight/39"/>
                  <draw:equation draw:name="f18" draw:formula="25*logwidth/32"/>
                  <draw:equation draw:name="f19" draw:formula="8*logheight/39"/>
                  <draw:equation draw:name="f20" draw:formula="22*logwidth/32"/>
                  <draw:equation draw:name="f21" draw:formula="4*logheight/39"/>
                  <draw:equation draw:name="f22" draw:formula="16*logwidth/32"/>
                  <draw:equation draw:name="f23" draw:formula="11*logheight/39"/>
                  <draw:equation draw:name="f24" draw:formula="11*logwidth/32"/>
                  <draw:equation draw:name="f25" draw:formula="19*logheight/39"/>
                  <draw:equation draw:name="f26" draw:formula="6*logwidth/32"/>
                  <draw:equation draw:name="f27" draw:formula="28*logheight/39"/>
                  <draw:equation draw:name="f28" draw:formula="3*logwidth/32"/>
                  <draw:equation draw:name="f29" draw:formula="39*logheight/39"/>
                  <draw:equation draw:name="f30" draw:formula="3*logwidth/32"/>
                  <draw:equation draw:name="f31" draw:formula="38*logheight/39"/>
                  <draw:equation draw:name="f32" draw:formula="2*logwidth/32"/>
                  <draw:equation draw:name="f33" draw:formula="37*logheight/39"/>
                  <draw:equation draw:name="f34" draw:formula="1*logwidth/32"/>
                  <draw:equation draw:name="f35" draw:formula="36*logheight/39"/>
                  <draw:equation draw:name="f36" draw:formula="0*logwidth/32"/>
                  <draw:equation draw:name="f37" draw:formula="34*logheight/39"/>
                  <draw:equation draw:name="f38" draw:formula="0*logwidth/32"/>
                  <draw:equation draw:name="f39" draw:formula="31*logheight/39"/>
                  <draw:equation draw:name="f40" draw:formula="0*logwidth/32"/>
                  <draw:equation draw:name="f41" draw:formula="29*logheight/39"/>
                  <draw:equation draw:name="f42" draw:formula="2*logwidth/32"/>
                  <draw:equation draw:name="f43" draw:formula="27*logheight/39"/>
                  <draw:equation draw:name="f44" draw:formula="3*logwidth/32"/>
                  <draw:equation draw:name="f45" draw:formula="23*logheight/39"/>
                  <draw:equation draw:name="f46" draw:formula="6*logwidth/32"/>
                  <draw:equation draw:name="f47" draw:formula="21*logheight/39"/>
                  <draw:equation draw:name="f48" draw:formula="13*logwidth/32"/>
                  <draw:equation draw:name="f49" draw:formula="11*logheight/39"/>
                  <draw:equation draw:name="f50" draw:formula="22*logwidth/32"/>
                  <draw:equation draw:name="f51" draw:formula="1*logheight/39"/>
                  <draw:equation draw:name="f52" draw:formula="22*logwidth/32"/>
                  <draw:equation draw:name="f53" draw:formula="1*logheight/39"/>
                  <draw:equation draw:name="f54" draw:formula="22*logwidth/32"/>
                  <draw:equation draw:name="f55" draw:formula="0*logheight/39"/>
                  <draw:equation draw:name="f56" draw:formula="23*logwidth/32"/>
                  <draw:equation draw:name="f57" draw:formula="0*logheight/39"/>
                  <draw:equation draw:name="f58" draw:formula="logwidth"/>
                  <draw:equation draw:name="f59" draw:formula="logheight"/>
                </draw:enhanced-geometry>
              </draw:custom-shape>
              <draw:custom-shape draw:name="Freeform 106" draw:style-name="gr3" draw:text-style-name="P4" svg:width="1.31mm" svg:height="1.31mm" svg:x="5.51mm" svg:y="2.92mm">
                <text:p/>
                <draw:enhanced-geometry draw:mirror-horizontal="false" draw:mirror-vertical="false" drawooo:sub-view-size="35 36" draw:text-areas="0 0 ?f50 ?f51" svg:viewBox="0 0 0 0" draw:type="ooxml-non-primitive" draw:enhanced-path="M 2 0 L 4 1 24 17 28 22 32 28 34 30 35 31 34 33 32 34 30 36 23 26 14 16 4 9 2 19 1 30 1 29 1 28 0 27 0 26 0 25 0 22 0 20 1 13 2 7 2 0 Z N">
                  <draw:equation draw:name="f0" draw:formula="2*logwidth/35"/>
                  <draw:equation draw:name="f1" draw:formula="0*logheight/36"/>
                  <draw:equation draw:name="f2" draw:formula="4*logwidth/35"/>
                  <draw:equation draw:name="f3" draw:formula="1*logheight/36"/>
                  <draw:equation draw:name="f4" draw:formula="24*logwidth/35"/>
                  <draw:equation draw:name="f5" draw:formula="17*logheight/36"/>
                  <draw:equation draw:name="f6" draw:formula="28*logwidth/35"/>
                  <draw:equation draw:name="f7" draw:formula="22*logheight/36"/>
                  <draw:equation draw:name="f8" draw:formula="32*logwidth/35"/>
                  <draw:equation draw:name="f9" draw:formula="28*logheight/36"/>
                  <draw:equation draw:name="f10" draw:formula="34*logwidth/35"/>
                  <draw:equation draw:name="f11" draw:formula="30*logheight/36"/>
                  <draw:equation draw:name="f12" draw:formula="35*logwidth/35"/>
                  <draw:equation draw:name="f13" draw:formula="31*logheight/36"/>
                  <draw:equation draw:name="f14" draw:formula="34*logwidth/35"/>
                  <draw:equation draw:name="f15" draw:formula="33*logheight/36"/>
                  <draw:equation draw:name="f16" draw:formula="32*logwidth/35"/>
                  <draw:equation draw:name="f17" draw:formula="34*logheight/36"/>
                  <draw:equation draw:name="f18" draw:formula="30*logwidth/35"/>
                  <draw:equation draw:name="f19" draw:formula="36*logheight/36"/>
                  <draw:equation draw:name="f20" draw:formula="23*logwidth/35"/>
                  <draw:equation draw:name="f21" draw:formula="26*logheight/36"/>
                  <draw:equation draw:name="f22" draw:formula="14*logwidth/35"/>
                  <draw:equation draw:name="f23" draw:formula="16*logheight/36"/>
                  <draw:equation draw:name="f24" draw:formula="4*logwidth/35"/>
                  <draw:equation draw:name="f25" draw:formula="9*logheight/36"/>
                  <draw:equation draw:name="f26" draw:formula="2*logwidth/35"/>
                  <draw:equation draw:name="f27" draw:formula="19*logheight/36"/>
                  <draw:equation draw:name="f28" draw:formula="1*logwidth/35"/>
                  <draw:equation draw:name="f29" draw:formula="30*logheight/36"/>
                  <draw:equation draw:name="f30" draw:formula="1*logwidth/35"/>
                  <draw:equation draw:name="f31" draw:formula="29*logheight/36"/>
                  <draw:equation draw:name="f32" draw:formula="1*logwidth/35"/>
                  <draw:equation draw:name="f33" draw:formula="28*logheight/36"/>
                  <draw:equation draw:name="f34" draw:formula="0*logwidth/35"/>
                  <draw:equation draw:name="f35" draw:formula="27*logheight/36"/>
                  <draw:equation draw:name="f36" draw:formula="0*logwidth/35"/>
                  <draw:equation draw:name="f37" draw:formula="26*logheight/36"/>
                  <draw:equation draw:name="f38" draw:formula="0*logwidth/35"/>
                  <draw:equation draw:name="f39" draw:formula="25*logheight/36"/>
                  <draw:equation draw:name="f40" draw:formula="0*logwidth/35"/>
                  <draw:equation draw:name="f41" draw:formula="22*logheight/36"/>
                  <draw:equation draw:name="f42" draw:formula="0*logwidth/35"/>
                  <draw:equation draw:name="f43" draw:formula="20*logheight/36"/>
                  <draw:equation draw:name="f44" draw:formula="1*logwidth/35"/>
                  <draw:equation draw:name="f45" draw:formula="13*logheight/36"/>
                  <draw:equation draw:name="f46" draw:formula="2*logwidth/35"/>
                  <draw:equation draw:name="f47" draw:formula="7*logheight/36"/>
                  <draw:equation draw:name="f48" draw:formula="2*logwidth/35"/>
                  <draw:equation draw:name="f49" draw:formula="0*logheight/36"/>
                  <draw:equation draw:name="f50" draw:formula="logwidth"/>
                  <draw:equation draw:name="f51" draw:formula="logheight"/>
                </draw:enhanced-geometry>
              </draw:custom-shape>
              <draw:custom-shape draw:name="Freeform 107" draw:style-name="gr3" draw:text-style-name="P4" svg:width="2.11mm" svg:height="1.58mm" svg:x="17.68mm" svg:y="3.98mm">
                <text:p/>
                <draw:enhanced-geometry draw:mirror-horizontal="false" draw:mirror-vertical="false" drawooo:sub-view-size="55 42" draw:text-areas="0 0 ?f124 ?f125" svg:viewBox="0 0 0 0" draw:type="ooxml-non-primitive" draw:enhanced-path="M 40 4 L 38 4 36 5 35 5 29 7 24 8 19 11 15 13 11 16 8 21 5 23 4 26 2 31 2 34 3 37 8 39 14 39 23 37 27 35 30 34 35 30 38 26 40 21 42 16 42 12 43 8 43 7 43 6 43 5 42 4 40 4 Z M 52 0 L 55 0 53 3 53 4 52 6 51 8 49 11 47 14 45 19 43 23 41 25 40 28 38 31 35 34 32 37 28 38 24 40 17 41 12 42 5 41 1 39 0 37 0 33 0 30 1 25 8 15 18 8 29 4 41 0 52 0 52 0 Z N">
                  <draw:equation draw:name="f0" draw:formula="40*logwidth/55"/>
                  <draw:equation draw:name="f1" draw:formula="4*logheight/42"/>
                  <draw:equation draw:name="f2" draw:formula="38*logwidth/55"/>
                  <draw:equation draw:name="f3" draw:formula="4*logheight/42"/>
                  <draw:equation draw:name="f4" draw:formula="36*logwidth/55"/>
                  <draw:equation draw:name="f5" draw:formula="5*logheight/42"/>
                  <draw:equation draw:name="f6" draw:formula="35*logwidth/55"/>
                  <draw:equation draw:name="f7" draw:formula="5*logheight/42"/>
                  <draw:equation draw:name="f8" draw:formula="29*logwidth/55"/>
                  <draw:equation draw:name="f9" draw:formula="7*logheight/42"/>
                  <draw:equation draw:name="f10" draw:formula="24*logwidth/55"/>
                  <draw:equation draw:name="f11" draw:formula="8*logheight/42"/>
                  <draw:equation draw:name="f12" draw:formula="19*logwidth/55"/>
                  <draw:equation draw:name="f13" draw:formula="11*logheight/42"/>
                  <draw:equation draw:name="f14" draw:formula="15*logwidth/55"/>
                  <draw:equation draw:name="f15" draw:formula="13*logheight/42"/>
                  <draw:equation draw:name="f16" draw:formula="11*logwidth/55"/>
                  <draw:equation draw:name="f17" draw:formula="16*logheight/42"/>
                  <draw:equation draw:name="f18" draw:formula="8*logwidth/55"/>
                  <draw:equation draw:name="f19" draw:formula="21*logheight/42"/>
                  <draw:equation draw:name="f20" draw:formula="5*logwidth/55"/>
                  <draw:equation draw:name="f21" draw:formula="23*logheight/42"/>
                  <draw:equation draw:name="f22" draw:formula="4*logwidth/55"/>
                  <draw:equation draw:name="f23" draw:formula="26*logheight/42"/>
                  <draw:equation draw:name="f24" draw:formula="2*logwidth/55"/>
                  <draw:equation draw:name="f25" draw:formula="31*logheight/42"/>
                  <draw:equation draw:name="f26" draw:formula="2*logwidth/55"/>
                  <draw:equation draw:name="f27" draw:formula="34*logheight/42"/>
                  <draw:equation draw:name="f28" draw:formula="3*logwidth/55"/>
                  <draw:equation draw:name="f29" draw:formula="37*logheight/42"/>
                  <draw:equation draw:name="f30" draw:formula="8*logwidth/55"/>
                  <draw:equation draw:name="f31" draw:formula="39*logheight/42"/>
                  <draw:equation draw:name="f32" draw:formula="14*logwidth/55"/>
                  <draw:equation draw:name="f33" draw:formula="39*logheight/42"/>
                  <draw:equation draw:name="f34" draw:formula="23*logwidth/55"/>
                  <draw:equation draw:name="f35" draw:formula="37*logheight/42"/>
                  <draw:equation draw:name="f36" draw:formula="27*logwidth/55"/>
                  <draw:equation draw:name="f37" draw:formula="35*logheight/42"/>
                  <draw:equation draw:name="f38" draw:formula="30*logwidth/55"/>
                  <draw:equation draw:name="f39" draw:formula="34*logheight/42"/>
                  <draw:equation draw:name="f40" draw:formula="35*logwidth/55"/>
                  <draw:equation draw:name="f41" draw:formula="30*logheight/42"/>
                  <draw:equation draw:name="f42" draw:formula="38*logwidth/55"/>
                  <draw:equation draw:name="f43" draw:formula="26*logheight/42"/>
                  <draw:equation draw:name="f44" draw:formula="40*logwidth/55"/>
                  <draw:equation draw:name="f45" draw:formula="21*logheight/42"/>
                  <draw:equation draw:name="f46" draw:formula="42*logwidth/55"/>
                  <draw:equation draw:name="f47" draw:formula="16*logheight/42"/>
                  <draw:equation draw:name="f48" draw:formula="42*logwidth/55"/>
                  <draw:equation draw:name="f49" draw:formula="12*logheight/42"/>
                  <draw:equation draw:name="f50" draw:formula="43*logwidth/55"/>
                  <draw:equation draw:name="f51" draw:formula="8*logheight/42"/>
                  <draw:equation draw:name="f52" draw:formula="43*logwidth/55"/>
                  <draw:equation draw:name="f53" draw:formula="7*logheight/42"/>
                  <draw:equation draw:name="f54" draw:formula="43*logwidth/55"/>
                  <draw:equation draw:name="f55" draw:formula="6*logheight/42"/>
                  <draw:equation draw:name="f56" draw:formula="43*logwidth/55"/>
                  <draw:equation draw:name="f57" draw:formula="5*logheight/42"/>
                  <draw:equation draw:name="f58" draw:formula="42*logwidth/55"/>
                  <draw:equation draw:name="f59" draw:formula="4*logheight/42"/>
                  <draw:equation draw:name="f60" draw:formula="40*logwidth/55"/>
                  <draw:equation draw:name="f61" draw:formula="4*logheight/42"/>
                  <draw:equation draw:name="f62" draw:formula="52*logwidth/55"/>
                  <draw:equation draw:name="f63" draw:formula="0*logheight/42"/>
                  <draw:equation draw:name="f64" draw:formula="55*logwidth/55"/>
                  <draw:equation draw:name="f65" draw:formula="0*logheight/42"/>
                  <draw:equation draw:name="f66" draw:formula="53*logwidth/55"/>
                  <draw:equation draw:name="f67" draw:formula="3*logheight/42"/>
                  <draw:equation draw:name="f68" draw:formula="53*logwidth/55"/>
                  <draw:equation draw:name="f69" draw:formula="4*logheight/42"/>
                  <draw:equation draw:name="f70" draw:formula="52*logwidth/55"/>
                  <draw:equation draw:name="f71" draw:formula="6*logheight/42"/>
                  <draw:equation draw:name="f72" draw:formula="51*logwidth/55"/>
                  <draw:equation draw:name="f73" draw:formula="8*logheight/42"/>
                  <draw:equation draw:name="f74" draw:formula="49*logwidth/55"/>
                  <draw:equation draw:name="f75" draw:formula="11*logheight/42"/>
                  <draw:equation draw:name="f76" draw:formula="47*logwidth/55"/>
                  <draw:equation draw:name="f77" draw:formula="14*logheight/42"/>
                  <draw:equation draw:name="f78" draw:formula="45*logwidth/55"/>
                  <draw:equation draw:name="f79" draw:formula="19*logheight/42"/>
                  <draw:equation draw:name="f80" draw:formula="43*logwidth/55"/>
                  <draw:equation draw:name="f81" draw:formula="23*logheight/42"/>
                  <draw:equation draw:name="f82" draw:formula="41*logwidth/55"/>
                  <draw:equation draw:name="f83" draw:formula="25*logheight/42"/>
                  <draw:equation draw:name="f84" draw:formula="40*logwidth/55"/>
                  <draw:equation draw:name="f85" draw:formula="28*logheight/42"/>
                  <draw:equation draw:name="f86" draw:formula="38*logwidth/55"/>
                  <draw:equation draw:name="f87" draw:formula="31*logheight/42"/>
                  <draw:equation draw:name="f88" draw:formula="35*logwidth/55"/>
                  <draw:equation draw:name="f89" draw:formula="34*logheight/42"/>
                  <draw:equation draw:name="f90" draw:formula="32*logwidth/55"/>
                  <draw:equation draw:name="f91" draw:formula="37*logheight/42"/>
                  <draw:equation draw:name="f92" draw:formula="28*logwidth/55"/>
                  <draw:equation draw:name="f93" draw:formula="38*logheight/42"/>
                  <draw:equation draw:name="f94" draw:formula="24*logwidth/55"/>
                  <draw:equation draw:name="f95" draw:formula="40*logheight/42"/>
                  <draw:equation draw:name="f96" draw:formula="17*logwidth/55"/>
                  <draw:equation draw:name="f97" draw:formula="41*logheight/42"/>
                  <draw:equation draw:name="f98" draw:formula="12*logwidth/55"/>
                  <draw:equation draw:name="f99" draw:formula="42*logheight/42"/>
                  <draw:equation draw:name="f100" draw:formula="5*logwidth/55"/>
                  <draw:equation draw:name="f101" draw:formula="41*logheight/42"/>
                  <draw:equation draw:name="f102" draw:formula="1*logwidth/55"/>
                  <draw:equation draw:name="f103" draw:formula="39*logheight/42"/>
                  <draw:equation draw:name="f104" draw:formula="0*logwidth/55"/>
                  <draw:equation draw:name="f105" draw:formula="37*logheight/42"/>
                  <draw:equation draw:name="f106" draw:formula="0*logwidth/55"/>
                  <draw:equation draw:name="f107" draw:formula="33*logheight/42"/>
                  <draw:equation draw:name="f108" draw:formula="0*logwidth/55"/>
                  <draw:equation draw:name="f109" draw:formula="30*logheight/42"/>
                  <draw:equation draw:name="f110" draw:formula="1*logwidth/55"/>
                  <draw:equation draw:name="f111" draw:formula="25*logheight/42"/>
                  <draw:equation draw:name="f112" draw:formula="8*logwidth/55"/>
                  <draw:equation draw:name="f113" draw:formula="15*logheight/42"/>
                  <draw:equation draw:name="f114" draw:formula="18*logwidth/55"/>
                  <draw:equation draw:name="f115" draw:formula="8*logheight/42"/>
                  <draw:equation draw:name="f116" draw:formula="29*logwidth/55"/>
                  <draw:equation draw:name="f117" draw:formula="4*logheight/42"/>
                  <draw:equation draw:name="f118" draw:formula="41*logwidth/55"/>
                  <draw:equation draw:name="f119" draw:formula="0*logheight/42"/>
                  <draw:equation draw:name="f120" draw:formula="52*logwidth/55"/>
                  <draw:equation draw:name="f121" draw:formula="0*logheight/42"/>
                  <draw:equation draw:name="f122" draw:formula="52*logwidth/55"/>
                  <draw:equation draw:name="f123" draw:formula="0*logheight/42"/>
                  <draw:equation draw:name="f124" draw:formula="logwidth"/>
                  <draw:equation draw:name="f125" draw:formula="logheight"/>
                </draw:enhanced-geometry>
              </draw:custom-shape>
              <draw:custom-shape draw:name="Freeform 108" draw:style-name="gr3" draw:text-style-name="P4" svg:width="1.31mm" svg:height="1.84mm" svg:x="16.63mm" svg:y="3.45mm">
                <text:p/>
                <draw:enhanced-geometry draw:mirror-horizontal="false" draw:mirror-vertical="false" drawooo:sub-view-size="32 58" draw:text-areas="0 0 ?f124 ?f125" svg:viewBox="0 0 0 0" draw:type="ooxml-non-primitive" draw:enhanced-path="M 8 6 L 8 6 7 9 4 22 3 35 4 40 5 43 7 47 9 50 12 53 15 55 18 56 20 56 22 55 23 53 25 49 26 43 27 38 27 34 27 31 27 29 26 25 25 22 23 20 21 16 19 13 15 9 14 9 13 8 11 7 9 7 8 6 Z M 6 0 L 7 0 9 2 11 3 17 5 19 7 21 8 23 11 24 12 25 13 28 16 29 21 30 25 30 31 32 41 29 50 28 52 26 55 23 57 20 58 15 58 11 56 7 52 5 49 1 44 0 40 1 24 5 8 5 4 6 0 Z N">
                  <draw:equation draw:name="f0" draw:formula="8*logwidth/32"/>
                  <draw:equation draw:name="f1" draw:formula="6*logheight/58"/>
                  <draw:equation draw:name="f2" draw:formula="8*logwidth/32"/>
                  <draw:equation draw:name="f3" draw:formula="6*logheight/58"/>
                  <draw:equation draw:name="f4" draw:formula="7*logwidth/32"/>
                  <draw:equation draw:name="f5" draw:formula="9*logheight/58"/>
                  <draw:equation draw:name="f6" draw:formula="4*logwidth/32"/>
                  <draw:equation draw:name="f7" draw:formula="22*logheight/58"/>
                  <draw:equation draw:name="f8" draw:formula="3*logwidth/32"/>
                  <draw:equation draw:name="f9" draw:formula="35*logheight/58"/>
                  <draw:equation draw:name="f10" draw:formula="4*logwidth/32"/>
                  <draw:equation draw:name="f11" draw:formula="40*logheight/58"/>
                  <draw:equation draw:name="f12" draw:formula="5*logwidth/32"/>
                  <draw:equation draw:name="f13" draw:formula="43*logheight/58"/>
                  <draw:equation draw:name="f14" draw:formula="7*logwidth/32"/>
                  <draw:equation draw:name="f15" draw:formula="47*logheight/58"/>
                  <draw:equation draw:name="f16" draw:formula="9*logwidth/32"/>
                  <draw:equation draw:name="f17" draw:formula="50*logheight/58"/>
                  <draw:equation draw:name="f18" draw:formula="12*logwidth/32"/>
                  <draw:equation draw:name="f19" draw:formula="53*logheight/58"/>
                  <draw:equation draw:name="f20" draw:formula="15*logwidth/32"/>
                  <draw:equation draw:name="f21" draw:formula="55*logheight/58"/>
                  <draw:equation draw:name="f22" draw:formula="18*logwidth/32"/>
                  <draw:equation draw:name="f23" draw:formula="56*logheight/58"/>
                  <draw:equation draw:name="f24" draw:formula="20*logwidth/32"/>
                  <draw:equation draw:name="f25" draw:formula="56*logheight/58"/>
                  <draw:equation draw:name="f26" draw:formula="22*logwidth/32"/>
                  <draw:equation draw:name="f27" draw:formula="55*logheight/58"/>
                  <draw:equation draw:name="f28" draw:formula="23*logwidth/32"/>
                  <draw:equation draw:name="f29" draw:formula="53*logheight/58"/>
                  <draw:equation draw:name="f30" draw:formula="25*logwidth/32"/>
                  <draw:equation draw:name="f31" draw:formula="49*logheight/58"/>
                  <draw:equation draw:name="f32" draw:formula="26*logwidth/32"/>
                  <draw:equation draw:name="f33" draw:formula="43*logheight/58"/>
                  <draw:equation draw:name="f34" draw:formula="27*logwidth/32"/>
                  <draw:equation draw:name="f35" draw:formula="38*logheight/58"/>
                  <draw:equation draw:name="f36" draw:formula="27*logwidth/32"/>
                  <draw:equation draw:name="f37" draw:formula="34*logheight/58"/>
                  <draw:equation draw:name="f38" draw:formula="27*logwidth/32"/>
                  <draw:equation draw:name="f39" draw:formula="31*logheight/58"/>
                  <draw:equation draw:name="f40" draw:formula="27*logwidth/32"/>
                  <draw:equation draw:name="f41" draw:formula="29*logheight/58"/>
                  <draw:equation draw:name="f42" draw:formula="26*logwidth/32"/>
                  <draw:equation draw:name="f43" draw:formula="25*logheight/58"/>
                  <draw:equation draw:name="f44" draw:formula="25*logwidth/32"/>
                  <draw:equation draw:name="f45" draw:formula="22*logheight/58"/>
                  <draw:equation draw:name="f46" draw:formula="23*logwidth/32"/>
                  <draw:equation draw:name="f47" draw:formula="20*logheight/58"/>
                  <draw:equation draw:name="f48" draw:formula="21*logwidth/32"/>
                  <draw:equation draw:name="f49" draw:formula="16*logheight/58"/>
                  <draw:equation draw:name="f50" draw:formula="19*logwidth/32"/>
                  <draw:equation draw:name="f51" draw:formula="13*logheight/58"/>
                  <draw:equation draw:name="f52" draw:formula="15*logwidth/32"/>
                  <draw:equation draw:name="f53" draw:formula="9*logheight/58"/>
                  <draw:equation draw:name="f54" draw:formula="14*logwidth/32"/>
                  <draw:equation draw:name="f55" draw:formula="9*logheight/58"/>
                  <draw:equation draw:name="f56" draw:formula="13*logwidth/32"/>
                  <draw:equation draw:name="f57" draw:formula="8*logheight/58"/>
                  <draw:equation draw:name="f58" draw:formula="11*logwidth/32"/>
                  <draw:equation draw:name="f59" draw:formula="7*logheight/58"/>
                  <draw:equation draw:name="f60" draw:formula="9*logwidth/32"/>
                  <draw:equation draw:name="f61" draw:formula="7*logheight/58"/>
                  <draw:equation draw:name="f62" draw:formula="8*logwidth/32"/>
                  <draw:equation draw:name="f63" draw:formula="6*logheight/58"/>
                  <draw:equation draw:name="f64" draw:formula="6*logwidth/32"/>
                  <draw:equation draw:name="f65" draw:formula="0*logheight/58"/>
                  <draw:equation draw:name="f66" draw:formula="7*logwidth/32"/>
                  <draw:equation draw:name="f67" draw:formula="0*logheight/58"/>
                  <draw:equation draw:name="f68" draw:formula="9*logwidth/32"/>
                  <draw:equation draw:name="f69" draw:formula="2*logheight/58"/>
                  <draw:equation draw:name="f70" draw:formula="11*logwidth/32"/>
                  <draw:equation draw:name="f71" draw:formula="3*logheight/58"/>
                  <draw:equation draw:name="f72" draw:formula="17*logwidth/32"/>
                  <draw:equation draw:name="f73" draw:formula="5*logheight/58"/>
                  <draw:equation draw:name="f74" draw:formula="19*logwidth/32"/>
                  <draw:equation draw:name="f75" draw:formula="7*logheight/58"/>
                  <draw:equation draw:name="f76" draw:formula="21*logwidth/32"/>
                  <draw:equation draw:name="f77" draw:formula="8*logheight/58"/>
                  <draw:equation draw:name="f78" draw:formula="23*logwidth/32"/>
                  <draw:equation draw:name="f79" draw:formula="11*logheight/58"/>
                  <draw:equation draw:name="f80" draw:formula="24*logwidth/32"/>
                  <draw:equation draw:name="f81" draw:formula="12*logheight/58"/>
                  <draw:equation draw:name="f82" draw:formula="25*logwidth/32"/>
                  <draw:equation draw:name="f83" draw:formula="13*logheight/58"/>
                  <draw:equation draw:name="f84" draw:formula="28*logwidth/32"/>
                  <draw:equation draw:name="f85" draw:formula="16*logheight/58"/>
                  <draw:equation draw:name="f86" draw:formula="29*logwidth/32"/>
                  <draw:equation draw:name="f87" draw:formula="21*logheight/58"/>
                  <draw:equation draw:name="f88" draw:formula="30*logwidth/32"/>
                  <draw:equation draw:name="f89" draw:formula="25*logheight/58"/>
                  <draw:equation draw:name="f90" draw:formula="30*logwidth/32"/>
                  <draw:equation draw:name="f91" draw:formula="31*logheight/58"/>
                  <draw:equation draw:name="f92" draw:formula="32*logwidth/32"/>
                  <draw:equation draw:name="f93" draw:formula="41*logheight/58"/>
                  <draw:equation draw:name="f94" draw:formula="29*logwidth/32"/>
                  <draw:equation draw:name="f95" draw:formula="50*logheight/58"/>
                  <draw:equation draw:name="f96" draw:formula="28*logwidth/32"/>
                  <draw:equation draw:name="f97" draw:formula="52*logheight/58"/>
                  <draw:equation draw:name="f98" draw:formula="26*logwidth/32"/>
                  <draw:equation draw:name="f99" draw:formula="55*logheight/58"/>
                  <draw:equation draw:name="f100" draw:formula="23*logwidth/32"/>
                  <draw:equation draw:name="f101" draw:formula="57*logheight/58"/>
                  <draw:equation draw:name="f102" draw:formula="20*logwidth/32"/>
                  <draw:equation draw:name="f103" draw:formula="58*logheight/58"/>
                  <draw:equation draw:name="f104" draw:formula="15*logwidth/32"/>
                  <draw:equation draw:name="f105" draw:formula="58*logheight/58"/>
                  <draw:equation draw:name="f106" draw:formula="11*logwidth/32"/>
                  <draw:equation draw:name="f107" draw:formula="56*logheight/58"/>
                  <draw:equation draw:name="f108" draw:formula="7*logwidth/32"/>
                  <draw:equation draw:name="f109" draw:formula="52*logheight/58"/>
                  <draw:equation draw:name="f110" draw:formula="5*logwidth/32"/>
                  <draw:equation draw:name="f111" draw:formula="49*logheight/58"/>
                  <draw:equation draw:name="f112" draw:formula="1*logwidth/32"/>
                  <draw:equation draw:name="f113" draw:formula="44*logheight/58"/>
                  <draw:equation draw:name="f114" draw:formula="0*logwidth/32"/>
                  <draw:equation draw:name="f115" draw:formula="40*logheight/58"/>
                  <draw:equation draw:name="f116" draw:formula="1*logwidth/32"/>
                  <draw:equation draw:name="f117" draw:formula="24*logheight/58"/>
                  <draw:equation draw:name="f118" draw:formula="5*logwidth/32"/>
                  <draw:equation draw:name="f119" draw:formula="8*logheight/58"/>
                  <draw:equation draw:name="f120" draw:formula="5*logwidth/32"/>
                  <draw:equation draw:name="f121" draw:formula="4*logheight/58"/>
                  <draw:equation draw:name="f122" draw:formula="6*logwidth/32"/>
                  <draw:equation draw:name="f123" draw:formula="0*logheight/58"/>
                  <draw:equation draw:name="f124" draw:formula="logwidth"/>
                  <draw:equation draw:name="f125" draw:formula="logheight"/>
                </draw:enhanced-geometry>
              </draw:custom-shape>
              <draw:custom-shape draw:name="Freeform 109" draw:style-name="gr3" draw:text-style-name="P4" svg:width="1.31mm" svg:height="1.05mm" svg:x="17.68mm" svg:y="3.19mm">
                <text:p/>
                <draw:enhanced-geometry draw:mirror-horizontal="false" draw:mirror-vertical="false" drawooo:sub-view-size="31 34" draw:text-areas="0 0 ?f72 ?f73" svg:viewBox="0 0 0 0" draw:type="ooxml-non-primitive" draw:enhanced-path="M 25 0 L 26 1 27 7 28 12 30 18 31 25 30 33 28 32 28 28 28 24 27 21 26 17 25 13 23 9 20 7 14 12 9 17 7 22 5 26 3 30 3 32 2 34 2 34 1 33 1 33 0 31 0 30 1 27 2 25 5 21 7 16 11 10 16 6 22 1 24 0 25 0 Z N">
                  <draw:equation draw:name="f0" draw:formula="25*logwidth/31"/>
                  <draw:equation draw:name="f1" draw:formula="0*logheight/34"/>
                  <draw:equation draw:name="f2" draw:formula="26*logwidth/31"/>
                  <draw:equation draw:name="f3" draw:formula="1*logheight/34"/>
                  <draw:equation draw:name="f4" draw:formula="27*logwidth/31"/>
                  <draw:equation draw:name="f5" draw:formula="7*logheight/34"/>
                  <draw:equation draw:name="f6" draw:formula="28*logwidth/31"/>
                  <draw:equation draw:name="f7" draw:formula="12*logheight/34"/>
                  <draw:equation draw:name="f8" draw:formula="30*logwidth/31"/>
                  <draw:equation draw:name="f9" draw:formula="18*logheight/34"/>
                  <draw:equation draw:name="f10" draw:formula="31*logwidth/31"/>
                  <draw:equation draw:name="f11" draw:formula="25*logheight/34"/>
                  <draw:equation draw:name="f12" draw:formula="30*logwidth/31"/>
                  <draw:equation draw:name="f13" draw:formula="33*logheight/34"/>
                  <draw:equation draw:name="f14" draw:formula="28*logwidth/31"/>
                  <draw:equation draw:name="f15" draw:formula="32*logheight/34"/>
                  <draw:equation draw:name="f16" draw:formula="28*logwidth/31"/>
                  <draw:equation draw:name="f17" draw:formula="28*logheight/34"/>
                  <draw:equation draw:name="f18" draw:formula="28*logwidth/31"/>
                  <draw:equation draw:name="f19" draw:formula="24*logheight/34"/>
                  <draw:equation draw:name="f20" draw:formula="27*logwidth/31"/>
                  <draw:equation draw:name="f21" draw:formula="21*logheight/34"/>
                  <draw:equation draw:name="f22" draw:formula="26*logwidth/31"/>
                  <draw:equation draw:name="f23" draw:formula="17*logheight/34"/>
                  <draw:equation draw:name="f24" draw:formula="25*logwidth/31"/>
                  <draw:equation draw:name="f25" draw:formula="13*logheight/34"/>
                  <draw:equation draw:name="f26" draw:formula="23*logwidth/31"/>
                  <draw:equation draw:name="f27" draw:formula="9*logheight/34"/>
                  <draw:equation draw:name="f28" draw:formula="20*logwidth/31"/>
                  <draw:equation draw:name="f29" draw:formula="7*logheight/34"/>
                  <draw:equation draw:name="f30" draw:formula="14*logwidth/31"/>
                  <draw:equation draw:name="f31" draw:formula="12*logheight/34"/>
                  <draw:equation draw:name="f32" draw:formula="9*logwidth/31"/>
                  <draw:equation draw:name="f33" draw:formula="17*logheight/34"/>
                  <draw:equation draw:name="f34" draw:formula="7*logwidth/31"/>
                  <draw:equation draw:name="f35" draw:formula="22*logheight/34"/>
                  <draw:equation draw:name="f36" draw:formula="5*logwidth/31"/>
                  <draw:equation draw:name="f37" draw:formula="26*logheight/34"/>
                  <draw:equation draw:name="f38" draw:formula="3*logwidth/31"/>
                  <draw:equation draw:name="f39" draw:formula="30*logheight/34"/>
                  <draw:equation draw:name="f40" draw:formula="3*logwidth/31"/>
                  <draw:equation draw:name="f41" draw:formula="32*logheight/34"/>
                  <draw:equation draw:name="f42" draw:formula="2*logwidth/31"/>
                  <draw:equation draw:name="f43" draw:formula="34*logheight/34"/>
                  <draw:equation draw:name="f44" draw:formula="2*logwidth/31"/>
                  <draw:equation draw:name="f45" draw:formula="34*logheight/34"/>
                  <draw:equation draw:name="f46" draw:formula="1*logwidth/31"/>
                  <draw:equation draw:name="f47" draw:formula="33*logheight/34"/>
                  <draw:equation draw:name="f48" draw:formula="1*logwidth/31"/>
                  <draw:equation draw:name="f49" draw:formula="33*logheight/34"/>
                  <draw:equation draw:name="f50" draw:formula="0*logwidth/31"/>
                  <draw:equation draw:name="f51" draw:formula="31*logheight/34"/>
                  <draw:equation draw:name="f52" draw:formula="0*logwidth/31"/>
                  <draw:equation draw:name="f53" draw:formula="30*logheight/34"/>
                  <draw:equation draw:name="f54" draw:formula="1*logwidth/31"/>
                  <draw:equation draw:name="f55" draw:formula="27*logheight/34"/>
                  <draw:equation draw:name="f56" draw:formula="2*logwidth/31"/>
                  <draw:equation draw:name="f57" draw:formula="25*logheight/34"/>
                  <draw:equation draw:name="f58" draw:formula="5*logwidth/31"/>
                  <draw:equation draw:name="f59" draw:formula="21*logheight/34"/>
                  <draw:equation draw:name="f60" draw:formula="7*logwidth/31"/>
                  <draw:equation draw:name="f61" draw:formula="16*logheight/34"/>
                  <draw:equation draw:name="f62" draw:formula="11*logwidth/31"/>
                  <draw:equation draw:name="f63" draw:formula="10*logheight/34"/>
                  <draw:equation draw:name="f64" draw:formula="16*logwidth/31"/>
                  <draw:equation draw:name="f65" draw:formula="6*logheight/34"/>
                  <draw:equation draw:name="f66" draw:formula="22*logwidth/31"/>
                  <draw:equation draw:name="f67" draw:formula="1*logheight/34"/>
                  <draw:equation draw:name="f68" draw:formula="24*logwidth/31"/>
                  <draw:equation draw:name="f69" draw:formula="0*logheight/34"/>
                  <draw:equation draw:name="f70" draw:formula="25*logwidth/31"/>
                  <draw:equation draw:name="f71" draw:formula="0*logheight/34"/>
                  <draw:equation draw:name="f72" draw:formula="logwidth"/>
                  <draw:equation draw:name="f73" draw:formula="logheight"/>
                </draw:enhanced-geometry>
              </draw:custom-shape>
              <draw:custom-shape draw:name="Freeform 110" draw:style-name="gr3" draw:text-style-name="P4" svg:width="0.78mm" svg:height="1.58mm" svg:x="18.74mm" svg:y="2.66mm">
                <text:p/>
                <draw:enhanced-geometry draw:mirror-horizontal="false" draw:mirror-vertical="false" drawooo:sub-view-size="23 47" draw:text-areas="0 0 ?f74 ?f75" svg:viewBox="0 0 0 0" draw:type="ooxml-non-primitive" draw:enhanced-path="M 8 0 L 10 3 18 12 23 23 23 35 23 39 22 41 21 43 19 46 12 47 14 42 14 39 16 31 17 26 17 22 17 18 16 14 15 12 14 9 13 9 12 8 11 8 10 7 10 7 9 9 8 13 7 15 5 18 4 22 3 25 1 28 0 24 2 20 4 13 7 7 8 4 8 0 Z N">
                  <draw:equation draw:name="f0" draw:formula="8*logwidth/23"/>
                  <draw:equation draw:name="f1" draw:formula="0*logheight/47"/>
                  <draw:equation draw:name="f2" draw:formula="10*logwidth/23"/>
                  <draw:equation draw:name="f3" draw:formula="3*logheight/47"/>
                  <draw:equation draw:name="f4" draw:formula="18*logwidth/23"/>
                  <draw:equation draw:name="f5" draw:formula="12*logheight/47"/>
                  <draw:equation draw:name="f6" draw:formula="23*logwidth/23"/>
                  <draw:equation draw:name="f7" draw:formula="23*logheight/47"/>
                  <draw:equation draw:name="f8" draw:formula="23*logwidth/23"/>
                  <draw:equation draw:name="f9" draw:formula="35*logheight/47"/>
                  <draw:equation draw:name="f10" draw:formula="23*logwidth/23"/>
                  <draw:equation draw:name="f11" draw:formula="39*logheight/47"/>
                  <draw:equation draw:name="f12" draw:formula="22*logwidth/23"/>
                  <draw:equation draw:name="f13" draw:formula="41*logheight/47"/>
                  <draw:equation draw:name="f14" draw:formula="21*logwidth/23"/>
                  <draw:equation draw:name="f15" draw:formula="43*logheight/47"/>
                  <draw:equation draw:name="f16" draw:formula="19*logwidth/23"/>
                  <draw:equation draw:name="f17" draw:formula="46*logheight/47"/>
                  <draw:equation draw:name="f18" draw:formula="12*logwidth/23"/>
                  <draw:equation draw:name="f19" draw:formula="47*logheight/47"/>
                  <draw:equation draw:name="f20" draw:formula="14*logwidth/23"/>
                  <draw:equation draw:name="f21" draw:formula="42*logheight/47"/>
                  <draw:equation draw:name="f22" draw:formula="14*logwidth/23"/>
                  <draw:equation draw:name="f23" draw:formula="39*logheight/47"/>
                  <draw:equation draw:name="f24" draw:formula="16*logwidth/23"/>
                  <draw:equation draw:name="f25" draw:formula="31*logheight/47"/>
                  <draw:equation draw:name="f26" draw:formula="17*logwidth/23"/>
                  <draw:equation draw:name="f27" draw:formula="26*logheight/47"/>
                  <draw:equation draw:name="f28" draw:formula="17*logwidth/23"/>
                  <draw:equation draw:name="f29" draw:formula="22*logheight/47"/>
                  <draw:equation draw:name="f30" draw:formula="17*logwidth/23"/>
                  <draw:equation draw:name="f31" draw:formula="18*logheight/47"/>
                  <draw:equation draw:name="f32" draw:formula="16*logwidth/23"/>
                  <draw:equation draw:name="f33" draw:formula="14*logheight/47"/>
                  <draw:equation draw:name="f34" draw:formula="15*logwidth/23"/>
                  <draw:equation draw:name="f35" draw:formula="12*logheight/47"/>
                  <draw:equation draw:name="f36" draw:formula="14*logwidth/23"/>
                  <draw:equation draw:name="f37" draw:formula="9*logheight/47"/>
                  <draw:equation draw:name="f38" draw:formula="13*logwidth/23"/>
                  <draw:equation draw:name="f39" draw:formula="9*logheight/47"/>
                  <draw:equation draw:name="f40" draw:formula="12*logwidth/23"/>
                  <draw:equation draw:name="f41" draw:formula="8*logheight/47"/>
                  <draw:equation draw:name="f42" draw:formula="11*logwidth/23"/>
                  <draw:equation draw:name="f43" draw:formula="8*logheight/47"/>
                  <draw:equation draw:name="f44" draw:formula="10*logwidth/23"/>
                  <draw:equation draw:name="f45" draw:formula="7*logheight/47"/>
                  <draw:equation draw:name="f46" draw:formula="10*logwidth/23"/>
                  <draw:equation draw:name="f47" draw:formula="7*logheight/47"/>
                  <draw:equation draw:name="f48" draw:formula="9*logwidth/23"/>
                  <draw:equation draw:name="f49" draw:formula="9*logheight/47"/>
                  <draw:equation draw:name="f50" draw:formula="8*logwidth/23"/>
                  <draw:equation draw:name="f51" draw:formula="13*logheight/47"/>
                  <draw:equation draw:name="f52" draw:formula="7*logwidth/23"/>
                  <draw:equation draw:name="f53" draw:formula="15*logheight/47"/>
                  <draw:equation draw:name="f54" draw:formula="5*logwidth/23"/>
                  <draw:equation draw:name="f55" draw:formula="18*logheight/47"/>
                  <draw:equation draw:name="f56" draw:formula="4*logwidth/23"/>
                  <draw:equation draw:name="f57" draw:formula="22*logheight/47"/>
                  <draw:equation draw:name="f58" draw:formula="3*logwidth/23"/>
                  <draw:equation draw:name="f59" draw:formula="25*logheight/47"/>
                  <draw:equation draw:name="f60" draw:formula="1*logwidth/23"/>
                  <draw:equation draw:name="f61" draw:formula="28*logheight/47"/>
                  <draw:equation draw:name="f62" draw:formula="0*logwidth/23"/>
                  <draw:equation draw:name="f63" draw:formula="24*logheight/47"/>
                  <draw:equation draw:name="f64" draw:formula="2*logwidth/23"/>
                  <draw:equation draw:name="f65" draw:formula="20*logheight/47"/>
                  <draw:equation draw:name="f66" draw:formula="4*logwidth/23"/>
                  <draw:equation draw:name="f67" draw:formula="13*logheight/47"/>
                  <draw:equation draw:name="f68" draw:formula="7*logwidth/23"/>
                  <draw:equation draw:name="f69" draw:formula="7*logheight/47"/>
                  <draw:equation draw:name="f70" draw:formula="8*logwidth/23"/>
                  <draw:equation draw:name="f71" draw:formula="4*logheight/47"/>
                  <draw:equation draw:name="f72" draw:formula="8*logwidth/23"/>
                  <draw:equation draw:name="f73" draw:formula="0*logheight/47"/>
                  <draw:equation draw:name="f74" draw:formula="logwidth"/>
                  <draw:equation draw:name="f75" draw:formula="logheight"/>
                </draw:enhanced-geometry>
              </draw:custom-shape>
              <draw:custom-shape draw:name="Freeform 111" draw:style-name="gr3" draw:text-style-name="P4" svg:width="1.05mm" svg:height="0.78mm" svg:x="17.15mm" svg:y="2.66mm">
                <text:p/>
                <draw:enhanced-geometry draw:mirror-horizontal="false" draw:mirror-vertical="false" drawooo:sub-view-size="30 31" draw:text-areas="0 0 ?f72 ?f73" svg:viewBox="0 0 0 0" draw:type="ooxml-non-primitive" draw:enhanced-path="M 17 0 L 23 9 27 16 29 23 30 31 29 31 28 31 28 31 27 30 27 30 27 29 27 27 27 25 26 24 25 21 23 16 19 12 16 7 12 9 10 13 6 16 4 18 3 22 2 24 1 25 2 27 0 25 0 23 0 19 2 17 3 15 5 13 8 10 12 6 16 1 17 0 Z N">
                  <draw:equation draw:name="f0" draw:formula="17*logwidth/30"/>
                  <draw:equation draw:name="f1" draw:formula="0*logheight/31"/>
                  <draw:equation draw:name="f2" draw:formula="23*logwidth/30"/>
                  <draw:equation draw:name="f3" draw:formula="9*logheight/31"/>
                  <draw:equation draw:name="f4" draw:formula="27*logwidth/30"/>
                  <draw:equation draw:name="f5" draw:formula="16*logheight/31"/>
                  <draw:equation draw:name="f6" draw:formula="29*logwidth/30"/>
                  <draw:equation draw:name="f7" draw:formula="23*logheight/31"/>
                  <draw:equation draw:name="f8" draw:formula="30*logwidth/30"/>
                  <draw:equation draw:name="f9" draw:formula="31*logheight/31"/>
                  <draw:equation draw:name="f10" draw:formula="29*logwidth/30"/>
                  <draw:equation draw:name="f11" draw:formula="31*logheight/31"/>
                  <draw:equation draw:name="f12" draw:formula="28*logwidth/30"/>
                  <draw:equation draw:name="f13" draw:formula="31*logheight/31"/>
                  <draw:equation draw:name="f14" draw:formula="28*logwidth/30"/>
                  <draw:equation draw:name="f15" draw:formula="31*logheight/31"/>
                  <draw:equation draw:name="f16" draw:formula="27*logwidth/30"/>
                  <draw:equation draw:name="f17" draw:formula="30*logheight/31"/>
                  <draw:equation draw:name="f18" draw:formula="27*logwidth/30"/>
                  <draw:equation draw:name="f19" draw:formula="30*logheight/31"/>
                  <draw:equation draw:name="f20" draw:formula="27*logwidth/30"/>
                  <draw:equation draw:name="f21" draw:formula="29*logheight/31"/>
                  <draw:equation draw:name="f22" draw:formula="27*logwidth/30"/>
                  <draw:equation draw:name="f23" draw:formula="27*logheight/31"/>
                  <draw:equation draw:name="f24" draw:formula="27*logwidth/30"/>
                  <draw:equation draw:name="f25" draw:formula="25*logheight/31"/>
                  <draw:equation draw:name="f26" draw:formula="26*logwidth/30"/>
                  <draw:equation draw:name="f27" draw:formula="24*logheight/31"/>
                  <draw:equation draw:name="f28" draw:formula="25*logwidth/30"/>
                  <draw:equation draw:name="f29" draw:formula="21*logheight/31"/>
                  <draw:equation draw:name="f30" draw:formula="23*logwidth/30"/>
                  <draw:equation draw:name="f31" draw:formula="16*logheight/31"/>
                  <draw:equation draw:name="f32" draw:formula="19*logwidth/30"/>
                  <draw:equation draw:name="f33" draw:formula="12*logheight/31"/>
                  <draw:equation draw:name="f34" draw:formula="16*logwidth/30"/>
                  <draw:equation draw:name="f35" draw:formula="7*logheight/31"/>
                  <draw:equation draw:name="f36" draw:formula="12*logwidth/30"/>
                  <draw:equation draw:name="f37" draw:formula="9*logheight/31"/>
                  <draw:equation draw:name="f38" draw:formula="10*logwidth/30"/>
                  <draw:equation draw:name="f39" draw:formula="13*logheight/31"/>
                  <draw:equation draw:name="f40" draw:formula="6*logwidth/30"/>
                  <draw:equation draw:name="f41" draw:formula="16*logheight/31"/>
                  <draw:equation draw:name="f42" draw:formula="4*logwidth/30"/>
                  <draw:equation draw:name="f43" draw:formula="18*logheight/31"/>
                  <draw:equation draw:name="f44" draw:formula="3*logwidth/30"/>
                  <draw:equation draw:name="f45" draw:formula="22*logheight/31"/>
                  <draw:equation draw:name="f46" draw:formula="2*logwidth/30"/>
                  <draw:equation draw:name="f47" draw:formula="24*logheight/31"/>
                  <draw:equation draw:name="f48" draw:formula="1*logwidth/30"/>
                  <draw:equation draw:name="f49" draw:formula="25*logheight/31"/>
                  <draw:equation draw:name="f50" draw:formula="2*logwidth/30"/>
                  <draw:equation draw:name="f51" draw:formula="27*logheight/31"/>
                  <draw:equation draw:name="f52" draw:formula="0*logwidth/30"/>
                  <draw:equation draw:name="f53" draw:formula="25*logheight/31"/>
                  <draw:equation draw:name="f54" draw:formula="0*logwidth/30"/>
                  <draw:equation draw:name="f55" draw:formula="23*logheight/31"/>
                  <draw:equation draw:name="f56" draw:formula="0*logwidth/30"/>
                  <draw:equation draw:name="f57" draw:formula="19*logheight/31"/>
                  <draw:equation draw:name="f58" draw:formula="2*logwidth/30"/>
                  <draw:equation draw:name="f59" draw:formula="17*logheight/31"/>
                  <draw:equation draw:name="f60" draw:formula="3*logwidth/30"/>
                  <draw:equation draw:name="f61" draw:formula="15*logheight/31"/>
                  <draw:equation draw:name="f62" draw:formula="5*logwidth/30"/>
                  <draw:equation draw:name="f63" draw:formula="13*logheight/31"/>
                  <draw:equation draw:name="f64" draw:formula="8*logwidth/30"/>
                  <draw:equation draw:name="f65" draw:formula="10*logheight/31"/>
                  <draw:equation draw:name="f66" draw:formula="12*logwidth/30"/>
                  <draw:equation draw:name="f67" draw:formula="6*logheight/31"/>
                  <draw:equation draw:name="f68" draw:formula="16*logwidth/30"/>
                  <draw:equation draw:name="f69" draw:formula="1*logheight/31"/>
                  <draw:equation draw:name="f70" draw:formula="17*logwidth/30"/>
                  <draw:equation draw:name="f71" draw:formula="0*logheight/31"/>
                  <draw:equation draw:name="f72" draw:formula="logwidth"/>
                  <draw:equation draw:name="f73" draw:formula="logheight"/>
                </draw:enhanced-geometry>
              </draw:custom-shape>
              <draw:custom-shape draw:name="Freeform 112" draw:style-name="gr3" draw:text-style-name="P4" svg:width="1.58mm" svg:height="1.84mm" svg:x="15.83mm" svg:y="3.45mm">
                <text:p/>
                <draw:enhanced-geometry draw:mirror-horizontal="false" draw:mirror-vertical="false" drawooo:sub-view-size="37 55" draw:text-areas="0 0 ?f80 ?f81" svg:viewBox="0 0 0 0" draw:type="ooxml-non-primitive" draw:enhanced-path="M 2 0 L 6 2 13 6 19 10 21 12 23 13 25 15 25 18 25 19 25 21 25 23 23 22 23 21 23 21 22 19 21 17 19 14 17 12 14 10 11 9 7 8 3 8 3 11 2 15 3 20 4 23 6 30 9 35 13 40 20 47 29 52 37 52 37 55 28 54 19 49 11 43 3 29 0 14 1 1 2 0 Z N">
                  <draw:equation draw:name="f0" draw:formula="2*logwidth/37"/>
                  <draw:equation draw:name="f1" draw:formula="0*logheight/55"/>
                  <draw:equation draw:name="f2" draw:formula="6*logwidth/37"/>
                  <draw:equation draw:name="f3" draw:formula="2*logheight/55"/>
                  <draw:equation draw:name="f4" draw:formula="13*logwidth/37"/>
                  <draw:equation draw:name="f5" draw:formula="6*logheight/55"/>
                  <draw:equation draw:name="f6" draw:formula="19*logwidth/37"/>
                  <draw:equation draw:name="f7" draw:formula="10*logheight/55"/>
                  <draw:equation draw:name="f8" draw:formula="21*logwidth/37"/>
                  <draw:equation draw:name="f9" draw:formula="12*logheight/55"/>
                  <draw:equation draw:name="f10" draw:formula="23*logwidth/37"/>
                  <draw:equation draw:name="f11" draw:formula="13*logheight/55"/>
                  <draw:equation draw:name="f12" draw:formula="25*logwidth/37"/>
                  <draw:equation draw:name="f13" draw:formula="15*logheight/55"/>
                  <draw:equation draw:name="f14" draw:formula="25*logwidth/37"/>
                  <draw:equation draw:name="f15" draw:formula="18*logheight/55"/>
                  <draw:equation draw:name="f16" draw:formula="25*logwidth/37"/>
                  <draw:equation draw:name="f17" draw:formula="19*logheight/55"/>
                  <draw:equation draw:name="f18" draw:formula="25*logwidth/37"/>
                  <draw:equation draw:name="f19" draw:formula="21*logheight/55"/>
                  <draw:equation draw:name="f20" draw:formula="25*logwidth/37"/>
                  <draw:equation draw:name="f21" draw:formula="23*logheight/55"/>
                  <draw:equation draw:name="f22" draw:formula="23*logwidth/37"/>
                  <draw:equation draw:name="f23" draw:formula="22*logheight/55"/>
                  <draw:equation draw:name="f24" draw:formula="23*logwidth/37"/>
                  <draw:equation draw:name="f25" draw:formula="21*logheight/55"/>
                  <draw:equation draw:name="f26" draw:formula="23*logwidth/37"/>
                  <draw:equation draw:name="f27" draw:formula="21*logheight/55"/>
                  <draw:equation draw:name="f28" draw:formula="22*logwidth/37"/>
                  <draw:equation draw:name="f29" draw:formula="19*logheight/55"/>
                  <draw:equation draw:name="f30" draw:formula="21*logwidth/37"/>
                  <draw:equation draw:name="f31" draw:formula="17*logheight/55"/>
                  <draw:equation draw:name="f32" draw:formula="19*logwidth/37"/>
                  <draw:equation draw:name="f33" draw:formula="14*logheight/55"/>
                  <draw:equation draw:name="f34" draw:formula="17*logwidth/37"/>
                  <draw:equation draw:name="f35" draw:formula="12*logheight/55"/>
                  <draw:equation draw:name="f36" draw:formula="14*logwidth/37"/>
                  <draw:equation draw:name="f37" draw:formula="10*logheight/55"/>
                  <draw:equation draw:name="f38" draw:formula="11*logwidth/37"/>
                  <draw:equation draw:name="f39" draw:formula="9*logheight/55"/>
                  <draw:equation draw:name="f40" draw:formula="7*logwidth/37"/>
                  <draw:equation draw:name="f41" draw:formula="8*logheight/55"/>
                  <draw:equation draw:name="f42" draw:formula="3*logwidth/37"/>
                  <draw:equation draw:name="f43" draw:formula="8*logheight/55"/>
                  <draw:equation draw:name="f44" draw:formula="3*logwidth/37"/>
                  <draw:equation draw:name="f45" draw:formula="11*logheight/55"/>
                  <draw:equation draw:name="f46" draw:formula="2*logwidth/37"/>
                  <draw:equation draw:name="f47" draw:formula="15*logheight/55"/>
                  <draw:equation draw:name="f48" draw:formula="3*logwidth/37"/>
                  <draw:equation draw:name="f49" draw:formula="20*logheight/55"/>
                  <draw:equation draw:name="f50" draw:formula="4*logwidth/37"/>
                  <draw:equation draw:name="f51" draw:formula="23*logheight/55"/>
                  <draw:equation draw:name="f52" draw:formula="6*logwidth/37"/>
                  <draw:equation draw:name="f53" draw:formula="30*logheight/55"/>
                  <draw:equation draw:name="f54" draw:formula="9*logwidth/37"/>
                  <draw:equation draw:name="f55" draw:formula="35*logheight/55"/>
                  <draw:equation draw:name="f56" draw:formula="13*logwidth/37"/>
                  <draw:equation draw:name="f57" draw:formula="40*logheight/55"/>
                  <draw:equation draw:name="f58" draw:formula="20*logwidth/37"/>
                  <draw:equation draw:name="f59" draw:formula="47*logheight/55"/>
                  <draw:equation draw:name="f60" draw:formula="29*logwidth/37"/>
                  <draw:equation draw:name="f61" draw:formula="52*logheight/55"/>
                  <draw:equation draw:name="f62" draw:formula="37*logwidth/37"/>
                  <draw:equation draw:name="f63" draw:formula="52*logheight/55"/>
                  <draw:equation draw:name="f64" draw:formula="37*logwidth/37"/>
                  <draw:equation draw:name="f65" draw:formula="55*logheight/55"/>
                  <draw:equation draw:name="f66" draw:formula="28*logwidth/37"/>
                  <draw:equation draw:name="f67" draw:formula="54*logheight/55"/>
                  <draw:equation draw:name="f68" draw:formula="19*logwidth/37"/>
                  <draw:equation draw:name="f69" draw:formula="49*logheight/55"/>
                  <draw:equation draw:name="f70" draw:formula="11*logwidth/37"/>
                  <draw:equation draw:name="f71" draw:formula="43*logheight/55"/>
                  <draw:equation draw:name="f72" draw:formula="3*logwidth/37"/>
                  <draw:equation draw:name="f73" draw:formula="29*logheight/55"/>
                  <draw:equation draw:name="f74" draw:formula="0*logwidth/37"/>
                  <draw:equation draw:name="f75" draw:formula="14*logheight/55"/>
                  <draw:equation draw:name="f76" draw:formula="1*logwidth/37"/>
                  <draw:equation draw:name="f77" draw:formula="1*logheight/55"/>
                  <draw:equation draw:name="f78" draw:formula="2*logwidth/37"/>
                  <draw:equation draw:name="f79" draw:formula="0*logheight/55"/>
                  <draw:equation draw:name="f80" draw:formula="logwidth"/>
                  <draw:equation draw:name="f81" draw:formula="logheight"/>
                </draw:enhanced-geometry>
              </draw:custom-shape>
              <draw:custom-shape draw:name="Freeform 113" draw:style-name="gr3" draw:text-style-name="P4" svg:width="1.05mm" svg:height="1.31mm" svg:x="16.1mm" svg:y="2.4mm">
                <text:p/>
                <draw:enhanced-geometry draw:mirror-horizontal="false" draw:mirror-vertical="false" drawooo:sub-view-size="28 43" draw:text-areas="0 0 ?f74 ?f75" svg:viewBox="0 0 0 0" draw:type="ooxml-non-primitive" draw:enhanced-path="M 13 0 L 14 1 16 2 17 3 17 5 22 11 25 17 26 20 28 24 28 29 28 35 26 34 26 34 25 34 25 32 25 29 23 27 22 22 20 17 18 14 16 11 14 10 12 8 9 13 6 19 4 23 3 27 3 31 3 35 6 39 8 43 4 43 0 34 1 24 4 15 9 8 13 0 Z N">
                  <draw:equation draw:name="f0" draw:formula="13*logwidth/28"/>
                  <draw:equation draw:name="f1" draw:formula="0*logheight/43"/>
                  <draw:equation draw:name="f2" draw:formula="14*logwidth/28"/>
                  <draw:equation draw:name="f3" draw:formula="1*logheight/43"/>
                  <draw:equation draw:name="f4" draw:formula="16*logwidth/28"/>
                  <draw:equation draw:name="f5" draw:formula="2*logheight/43"/>
                  <draw:equation draw:name="f6" draw:formula="17*logwidth/28"/>
                  <draw:equation draw:name="f7" draw:formula="3*logheight/43"/>
                  <draw:equation draw:name="f8" draw:formula="17*logwidth/28"/>
                  <draw:equation draw:name="f9" draw:formula="5*logheight/43"/>
                  <draw:equation draw:name="f10" draw:formula="22*logwidth/28"/>
                  <draw:equation draw:name="f11" draw:formula="11*logheight/43"/>
                  <draw:equation draw:name="f12" draw:formula="25*logwidth/28"/>
                  <draw:equation draw:name="f13" draw:formula="17*logheight/43"/>
                  <draw:equation draw:name="f14" draw:formula="26*logwidth/28"/>
                  <draw:equation draw:name="f15" draw:formula="20*logheight/43"/>
                  <draw:equation draw:name="f16" draw:formula="28*logwidth/28"/>
                  <draw:equation draw:name="f17" draw:formula="24*logheight/43"/>
                  <draw:equation draw:name="f18" draw:formula="28*logwidth/28"/>
                  <draw:equation draw:name="f19" draw:formula="29*logheight/43"/>
                  <draw:equation draw:name="f20" draw:formula="28*logwidth/28"/>
                  <draw:equation draw:name="f21" draw:formula="35*logheight/43"/>
                  <draw:equation draw:name="f22" draw:formula="26*logwidth/28"/>
                  <draw:equation draw:name="f23" draw:formula="34*logheight/43"/>
                  <draw:equation draw:name="f24" draw:formula="26*logwidth/28"/>
                  <draw:equation draw:name="f25" draw:formula="34*logheight/43"/>
                  <draw:equation draw:name="f26" draw:formula="25*logwidth/28"/>
                  <draw:equation draw:name="f27" draw:formula="34*logheight/43"/>
                  <draw:equation draw:name="f28" draw:formula="25*logwidth/28"/>
                  <draw:equation draw:name="f29" draw:formula="32*logheight/43"/>
                  <draw:equation draw:name="f30" draw:formula="25*logwidth/28"/>
                  <draw:equation draw:name="f31" draw:formula="29*logheight/43"/>
                  <draw:equation draw:name="f32" draw:formula="23*logwidth/28"/>
                  <draw:equation draw:name="f33" draw:formula="27*logheight/43"/>
                  <draw:equation draw:name="f34" draw:formula="22*logwidth/28"/>
                  <draw:equation draw:name="f35" draw:formula="22*logheight/43"/>
                  <draw:equation draw:name="f36" draw:formula="20*logwidth/28"/>
                  <draw:equation draw:name="f37" draw:formula="17*logheight/43"/>
                  <draw:equation draw:name="f38" draw:formula="18*logwidth/28"/>
                  <draw:equation draw:name="f39" draw:formula="14*logheight/43"/>
                  <draw:equation draw:name="f40" draw:formula="16*logwidth/28"/>
                  <draw:equation draw:name="f41" draw:formula="11*logheight/43"/>
                  <draw:equation draw:name="f42" draw:formula="14*logwidth/28"/>
                  <draw:equation draw:name="f43" draw:formula="10*logheight/43"/>
                  <draw:equation draw:name="f44" draw:formula="12*logwidth/28"/>
                  <draw:equation draw:name="f45" draw:formula="8*logheight/43"/>
                  <draw:equation draw:name="f46" draw:formula="9*logwidth/28"/>
                  <draw:equation draw:name="f47" draw:formula="13*logheight/43"/>
                  <draw:equation draw:name="f48" draw:formula="6*logwidth/28"/>
                  <draw:equation draw:name="f49" draw:formula="19*logheight/43"/>
                  <draw:equation draw:name="f50" draw:formula="4*logwidth/28"/>
                  <draw:equation draw:name="f51" draw:formula="23*logheight/43"/>
                  <draw:equation draw:name="f52" draw:formula="3*logwidth/28"/>
                  <draw:equation draw:name="f53" draw:formula="27*logheight/43"/>
                  <draw:equation draw:name="f54" draw:formula="3*logwidth/28"/>
                  <draw:equation draw:name="f55" draw:formula="31*logheight/43"/>
                  <draw:equation draw:name="f56" draw:formula="3*logwidth/28"/>
                  <draw:equation draw:name="f57" draw:formula="35*logheight/43"/>
                  <draw:equation draw:name="f58" draw:formula="6*logwidth/28"/>
                  <draw:equation draw:name="f59" draw:formula="39*logheight/43"/>
                  <draw:equation draw:name="f60" draw:formula="8*logwidth/28"/>
                  <draw:equation draw:name="f61" draw:formula="43*logheight/43"/>
                  <draw:equation draw:name="f62" draw:formula="4*logwidth/28"/>
                  <draw:equation draw:name="f63" draw:formula="43*logheight/43"/>
                  <draw:equation draw:name="f64" draw:formula="0*logwidth/28"/>
                  <draw:equation draw:name="f65" draw:formula="34*logheight/43"/>
                  <draw:equation draw:name="f66" draw:formula="1*logwidth/28"/>
                  <draw:equation draw:name="f67" draw:formula="24*logheight/43"/>
                  <draw:equation draw:name="f68" draw:formula="4*logwidth/28"/>
                  <draw:equation draw:name="f69" draw:formula="15*logheight/43"/>
                  <draw:equation draw:name="f70" draw:formula="9*logwidth/28"/>
                  <draw:equation draw:name="f71" draw:formula="8*logheight/43"/>
                  <draw:equation draw:name="f72" draw:formula="13*logwidth/28"/>
                  <draw:equation draw:name="f73" draw:formula="0*logheight/43"/>
                  <draw:equation draw:name="f74" draw:formula="logwidth"/>
                  <draw:equation draw:name="f75" draw:formula="logheight"/>
                </draw:enhanced-geometry>
              </draw:custom-shape>
              <draw:custom-shape draw:name="Freeform 114" draw:style-name="gr3" draw:text-style-name="P4" svg:width="1.05mm" svg:height="1.05mm" svg:x="17.95mm" svg:y="1.87mm">
                <text:p/>
                <draw:enhanced-geometry draw:mirror-horizontal="false" draw:mirror-vertical="false" drawooo:sub-view-size="34 38" draw:text-areas="0 0 ?f90 ?f91" svg:viewBox="0 0 0 0" draw:type="ooxml-non-primitive" draw:enhanced-path="M 11 0 L 13 2 15 3 21 7 26 13 31 20 33 25 34 30 34 32 33 33 33 35 32 35 31 37 31 38 29 34 28 31 27 28 25 22 23 17 20 13 17 9 15 8 14 8 12 7 12 7 11 8 10 9 10 11 7 16 5 22 4 24 4 26 3 29 3 31 3 33 3 34 3 37 1 34 0 33 0 31 0 26 1 23 5 16 8 9 11 0 Z N">
                  <draw:equation draw:name="f0" draw:formula="11*logwidth/34"/>
                  <draw:equation draw:name="f1" draw:formula="0*logheight/38"/>
                  <draw:equation draw:name="f2" draw:formula="13*logwidth/34"/>
                  <draw:equation draw:name="f3" draw:formula="2*logheight/38"/>
                  <draw:equation draw:name="f4" draw:formula="15*logwidth/34"/>
                  <draw:equation draw:name="f5" draw:formula="3*logheight/38"/>
                  <draw:equation draw:name="f6" draw:formula="21*logwidth/34"/>
                  <draw:equation draw:name="f7" draw:formula="7*logheight/38"/>
                  <draw:equation draw:name="f8" draw:formula="26*logwidth/34"/>
                  <draw:equation draw:name="f9" draw:formula="13*logheight/38"/>
                  <draw:equation draw:name="f10" draw:formula="31*logwidth/34"/>
                  <draw:equation draw:name="f11" draw:formula="20*logheight/38"/>
                  <draw:equation draw:name="f12" draw:formula="33*logwidth/34"/>
                  <draw:equation draw:name="f13" draw:formula="25*logheight/38"/>
                  <draw:equation draw:name="f14" draw:formula="34*logwidth/34"/>
                  <draw:equation draw:name="f15" draw:formula="30*logheight/38"/>
                  <draw:equation draw:name="f16" draw:formula="34*logwidth/34"/>
                  <draw:equation draw:name="f17" draw:formula="32*logheight/38"/>
                  <draw:equation draw:name="f18" draw:formula="33*logwidth/34"/>
                  <draw:equation draw:name="f19" draw:formula="33*logheight/38"/>
                  <draw:equation draw:name="f20" draw:formula="33*logwidth/34"/>
                  <draw:equation draw:name="f21" draw:formula="35*logheight/38"/>
                  <draw:equation draw:name="f22" draw:formula="32*logwidth/34"/>
                  <draw:equation draw:name="f23" draw:formula="35*logheight/38"/>
                  <draw:equation draw:name="f24" draw:formula="31*logwidth/34"/>
                  <draw:equation draw:name="f25" draw:formula="37*logheight/38"/>
                  <draw:equation draw:name="f26" draw:formula="31*logwidth/34"/>
                  <draw:equation draw:name="f27" draw:formula="38*logheight/38"/>
                  <draw:equation draw:name="f28" draw:formula="29*logwidth/34"/>
                  <draw:equation draw:name="f29" draw:formula="34*logheight/38"/>
                  <draw:equation draw:name="f30" draw:formula="28*logwidth/34"/>
                  <draw:equation draw:name="f31" draw:formula="31*logheight/38"/>
                  <draw:equation draw:name="f32" draw:formula="27*logwidth/34"/>
                  <draw:equation draw:name="f33" draw:formula="28*logheight/38"/>
                  <draw:equation draw:name="f34" draw:formula="25*logwidth/34"/>
                  <draw:equation draw:name="f35" draw:formula="22*logheight/38"/>
                  <draw:equation draw:name="f36" draw:formula="23*logwidth/34"/>
                  <draw:equation draw:name="f37" draw:formula="17*logheight/38"/>
                  <draw:equation draw:name="f38" draw:formula="20*logwidth/34"/>
                  <draw:equation draw:name="f39" draw:formula="13*logheight/38"/>
                  <draw:equation draw:name="f40" draw:formula="17*logwidth/34"/>
                  <draw:equation draw:name="f41" draw:formula="9*logheight/38"/>
                  <draw:equation draw:name="f42" draw:formula="15*logwidth/34"/>
                  <draw:equation draw:name="f43" draw:formula="8*logheight/38"/>
                  <draw:equation draw:name="f44" draw:formula="14*logwidth/34"/>
                  <draw:equation draw:name="f45" draw:formula="8*logheight/38"/>
                  <draw:equation draw:name="f46" draw:formula="12*logwidth/34"/>
                  <draw:equation draw:name="f47" draw:formula="7*logheight/38"/>
                  <draw:equation draw:name="f48" draw:formula="12*logwidth/34"/>
                  <draw:equation draw:name="f49" draw:formula="7*logheight/38"/>
                  <draw:equation draw:name="f50" draw:formula="11*logwidth/34"/>
                  <draw:equation draw:name="f51" draw:formula="8*logheight/38"/>
                  <draw:equation draw:name="f52" draw:formula="10*logwidth/34"/>
                  <draw:equation draw:name="f53" draw:formula="9*logheight/38"/>
                  <draw:equation draw:name="f54" draw:formula="10*logwidth/34"/>
                  <draw:equation draw:name="f55" draw:formula="11*logheight/38"/>
                  <draw:equation draw:name="f56" draw:formula="7*logwidth/34"/>
                  <draw:equation draw:name="f57" draw:formula="16*logheight/38"/>
                  <draw:equation draw:name="f58" draw:formula="5*logwidth/34"/>
                  <draw:equation draw:name="f59" draw:formula="22*logheight/38"/>
                  <draw:equation draw:name="f60" draw:formula="4*logwidth/34"/>
                  <draw:equation draw:name="f61" draw:formula="24*logheight/38"/>
                  <draw:equation draw:name="f62" draw:formula="4*logwidth/34"/>
                  <draw:equation draw:name="f63" draw:formula="26*logheight/38"/>
                  <draw:equation draw:name="f64" draw:formula="3*logwidth/34"/>
                  <draw:equation draw:name="f65" draw:formula="29*logheight/38"/>
                  <draw:equation draw:name="f66" draw:formula="3*logwidth/34"/>
                  <draw:equation draw:name="f67" draw:formula="31*logheight/38"/>
                  <draw:equation draw:name="f68" draw:formula="3*logwidth/34"/>
                  <draw:equation draw:name="f69" draw:formula="33*logheight/38"/>
                  <draw:equation draw:name="f70" draw:formula="3*logwidth/34"/>
                  <draw:equation draw:name="f71" draw:formula="34*logheight/38"/>
                  <draw:equation draw:name="f72" draw:formula="3*logwidth/34"/>
                  <draw:equation draw:name="f73" draw:formula="37*logheight/38"/>
                  <draw:equation draw:name="f74" draw:formula="1*logwidth/34"/>
                  <draw:equation draw:name="f75" draw:formula="34*logheight/38"/>
                  <draw:equation draw:name="f76" draw:formula="0*logwidth/34"/>
                  <draw:equation draw:name="f77" draw:formula="33*logheight/38"/>
                  <draw:equation draw:name="f78" draw:formula="0*logwidth/34"/>
                  <draw:equation draw:name="f79" draw:formula="31*logheight/38"/>
                  <draw:equation draw:name="f80" draw:formula="0*logwidth/34"/>
                  <draw:equation draw:name="f81" draw:formula="26*logheight/38"/>
                  <draw:equation draw:name="f82" draw:formula="1*logwidth/34"/>
                  <draw:equation draw:name="f83" draw:formula="23*logheight/38"/>
                  <draw:equation draw:name="f84" draw:formula="5*logwidth/34"/>
                  <draw:equation draw:name="f85" draw:formula="16*logheight/38"/>
                  <draw:equation draw:name="f86" draw:formula="8*logwidth/34"/>
                  <draw:equation draw:name="f87" draw:formula="9*logheight/38"/>
                  <draw:equation draw:name="f88" draw:formula="11*logwidth/34"/>
                  <draw:equation draw:name="f89" draw:formula="0*logheight/38"/>
                  <draw:equation draw:name="f90" draw:formula="logwidth"/>
                  <draw:equation draw:name="f91" draw:formula="logheight"/>
                </draw:enhanced-geometry>
              </draw:custom-shape>
              <draw:custom-shape draw:name="Freeform 115" draw:style-name="gr3" draw:text-style-name="P4" svg:width="1.58mm" svg:height="1.05mm" svg:x="16.63mm" svg:y="1.6mm">
                <text:p/>
                <draw:enhanced-geometry draw:mirror-horizontal="false" draw:mirror-vertical="false" drawooo:sub-view-size="42 27" draw:text-areas="0 0 ?f68 ?f69" svg:viewBox="0 0 0 0" draw:type="ooxml-non-primitive" draw:enhanced-path="M 40 0 L 41 6 42 10 41 12 39 15 39 12 39 10 38 6 37 5 35 2 29 5 25 7 21 9 16 11 12 14 8 17 4 22 4 23 3 25 2 25 2 26 2 27 1 27 1 26 0 26 0 25 0 24 1 22 2 19 10 12 20 7 30 2 39 0 40 0 Z N">
                  <draw:equation draw:name="f0" draw:formula="40*logwidth/42"/>
                  <draw:equation draw:name="f1" draw:formula="0*logheight/27"/>
                  <draw:equation draw:name="f2" draw:formula="41*logwidth/42"/>
                  <draw:equation draw:name="f3" draw:formula="6*logheight/27"/>
                  <draw:equation draw:name="f4" draw:formula="42*logwidth/42"/>
                  <draw:equation draw:name="f5" draw:formula="10*logheight/27"/>
                  <draw:equation draw:name="f6" draw:formula="41*logwidth/42"/>
                  <draw:equation draw:name="f7" draw:formula="12*logheight/27"/>
                  <draw:equation draw:name="f8" draw:formula="39*logwidth/42"/>
                  <draw:equation draw:name="f9" draw:formula="15*logheight/27"/>
                  <draw:equation draw:name="f10" draw:formula="39*logwidth/42"/>
                  <draw:equation draw:name="f11" draw:formula="12*logheight/27"/>
                  <draw:equation draw:name="f12" draw:formula="39*logwidth/42"/>
                  <draw:equation draw:name="f13" draw:formula="10*logheight/27"/>
                  <draw:equation draw:name="f14" draw:formula="38*logwidth/42"/>
                  <draw:equation draw:name="f15" draw:formula="6*logheight/27"/>
                  <draw:equation draw:name="f16" draw:formula="37*logwidth/42"/>
                  <draw:equation draw:name="f17" draw:formula="5*logheight/27"/>
                  <draw:equation draw:name="f18" draw:formula="35*logwidth/42"/>
                  <draw:equation draw:name="f19" draw:formula="2*logheight/27"/>
                  <draw:equation draw:name="f20" draw:formula="29*logwidth/42"/>
                  <draw:equation draw:name="f21" draw:formula="5*logheight/27"/>
                  <draw:equation draw:name="f22" draw:formula="25*logwidth/42"/>
                  <draw:equation draw:name="f23" draw:formula="7*logheight/27"/>
                  <draw:equation draw:name="f24" draw:formula="21*logwidth/42"/>
                  <draw:equation draw:name="f25" draw:formula="9*logheight/27"/>
                  <draw:equation draw:name="f26" draw:formula="16*logwidth/42"/>
                  <draw:equation draw:name="f27" draw:formula="11*logheight/27"/>
                  <draw:equation draw:name="f28" draw:formula="12*logwidth/42"/>
                  <draw:equation draw:name="f29" draw:formula="14*logheight/27"/>
                  <draw:equation draw:name="f30" draw:formula="8*logwidth/42"/>
                  <draw:equation draw:name="f31" draw:formula="17*logheight/27"/>
                  <draw:equation draw:name="f32" draw:formula="4*logwidth/42"/>
                  <draw:equation draw:name="f33" draw:formula="22*logheight/27"/>
                  <draw:equation draw:name="f34" draw:formula="4*logwidth/42"/>
                  <draw:equation draw:name="f35" draw:formula="23*logheight/27"/>
                  <draw:equation draw:name="f36" draw:formula="3*logwidth/42"/>
                  <draw:equation draw:name="f37" draw:formula="25*logheight/27"/>
                  <draw:equation draw:name="f38" draw:formula="2*logwidth/42"/>
                  <draw:equation draw:name="f39" draw:formula="25*logheight/27"/>
                  <draw:equation draw:name="f40" draw:formula="2*logwidth/42"/>
                  <draw:equation draw:name="f41" draw:formula="26*logheight/27"/>
                  <draw:equation draw:name="f42" draw:formula="2*logwidth/42"/>
                  <draw:equation draw:name="f43" draw:formula="27*logheight/27"/>
                  <draw:equation draw:name="f44" draw:formula="1*logwidth/42"/>
                  <draw:equation draw:name="f45" draw:formula="27*logheight/27"/>
                  <draw:equation draw:name="f46" draw:formula="1*logwidth/42"/>
                  <draw:equation draw:name="f47" draw:formula="26*logheight/27"/>
                  <draw:equation draw:name="f48" draw:formula="0*logwidth/42"/>
                  <draw:equation draw:name="f49" draw:formula="26*logheight/27"/>
                  <draw:equation draw:name="f50" draw:formula="0*logwidth/42"/>
                  <draw:equation draw:name="f51" draw:formula="25*logheight/27"/>
                  <draw:equation draw:name="f52" draw:formula="0*logwidth/42"/>
                  <draw:equation draw:name="f53" draw:formula="24*logheight/27"/>
                  <draw:equation draw:name="f54" draw:formula="1*logwidth/42"/>
                  <draw:equation draw:name="f55" draw:formula="22*logheight/27"/>
                  <draw:equation draw:name="f56" draw:formula="2*logwidth/42"/>
                  <draw:equation draw:name="f57" draw:formula="19*logheight/27"/>
                  <draw:equation draw:name="f58" draw:formula="10*logwidth/42"/>
                  <draw:equation draw:name="f59" draw:formula="12*logheight/27"/>
                  <draw:equation draw:name="f60" draw:formula="20*logwidth/42"/>
                  <draw:equation draw:name="f61" draw:formula="7*logheight/27"/>
                  <draw:equation draw:name="f62" draw:formula="30*logwidth/42"/>
                  <draw:equation draw:name="f63" draw:formula="2*logheight/27"/>
                  <draw:equation draw:name="f64" draw:formula="39*logwidth/42"/>
                  <draw:equation draw:name="f65" draw:formula="0*logheight/27"/>
                  <draw:equation draw:name="f66" draw:formula="40*logwidth/42"/>
                  <draw:equation draw:name="f67" draw:formula="0*logheight/27"/>
                  <draw:equation draw:name="f68" draw:formula="logwidth"/>
                  <draw:equation draw:name="f69" draw:formula="logheight"/>
                </draw:enhanced-geometry>
              </draw:custom-shape>
              <draw:custom-shape draw:name="Freeform 116" draw:style-name="gr3" draw:text-style-name="P4" svg:width="2.11mm" svg:height="1.05mm" svg:x="17.15mm" svg:y="5.57mm">
                <text:p/>
                <draw:enhanced-geometry draw:mirror-horizontal="false" draw:mirror-vertical="false" drawooo:sub-view-size="56 28" draw:text-areas="0 0 ?f104 ?f105" svg:viewBox="0 0 0 0" draw:type="ooxml-non-primitive" draw:enhanced-path="M 42 3 L 40 3 36 3 30 3 26 4 21 5 16 8 12 11 9 16 7 18 7 19 6 20 6 21 11 19 16 17 23 16 23 16 25 16 27 14 28 14 29 14 33 13 35 12 40 9 42 7 46 4 42 3 Z M 56 0 L 54 3 52 7 49 9 44 10 41 12 37 14 34 17 30 18 23 19 13 21 4 26 0 28 1 25 8 12 15 5 25 2 36 1 47 1 49 1 52 1 53 1 54 1 56 1 56 0 Z N">
                  <draw:equation draw:name="f0" draw:formula="42*logwidth/56"/>
                  <draw:equation draw:name="f1" draw:formula="3*logheight/28"/>
                  <draw:equation draw:name="f2" draw:formula="40*logwidth/56"/>
                  <draw:equation draw:name="f3" draw:formula="3*logheight/28"/>
                  <draw:equation draw:name="f4" draw:formula="36*logwidth/56"/>
                  <draw:equation draw:name="f5" draw:formula="3*logheight/28"/>
                  <draw:equation draw:name="f6" draw:formula="30*logwidth/56"/>
                  <draw:equation draw:name="f7" draw:formula="3*logheight/28"/>
                  <draw:equation draw:name="f8" draw:formula="26*logwidth/56"/>
                  <draw:equation draw:name="f9" draw:formula="4*logheight/28"/>
                  <draw:equation draw:name="f10" draw:formula="21*logwidth/56"/>
                  <draw:equation draw:name="f11" draw:formula="5*logheight/28"/>
                  <draw:equation draw:name="f12" draw:formula="16*logwidth/56"/>
                  <draw:equation draw:name="f13" draw:formula="8*logheight/28"/>
                  <draw:equation draw:name="f14" draw:formula="12*logwidth/56"/>
                  <draw:equation draw:name="f15" draw:formula="11*logheight/28"/>
                  <draw:equation draw:name="f16" draw:formula="9*logwidth/56"/>
                  <draw:equation draw:name="f17" draw:formula="16*logheight/28"/>
                  <draw:equation draw:name="f18" draw:formula="7*logwidth/56"/>
                  <draw:equation draw:name="f19" draw:formula="18*logheight/28"/>
                  <draw:equation draw:name="f20" draw:formula="7*logwidth/56"/>
                  <draw:equation draw:name="f21" draw:formula="19*logheight/28"/>
                  <draw:equation draw:name="f22" draw:formula="6*logwidth/56"/>
                  <draw:equation draw:name="f23" draw:formula="20*logheight/28"/>
                  <draw:equation draw:name="f24" draw:formula="6*logwidth/56"/>
                  <draw:equation draw:name="f25" draw:formula="21*logheight/28"/>
                  <draw:equation draw:name="f26" draw:formula="11*logwidth/56"/>
                  <draw:equation draw:name="f27" draw:formula="19*logheight/28"/>
                  <draw:equation draw:name="f28" draw:formula="16*logwidth/56"/>
                  <draw:equation draw:name="f29" draw:formula="17*logheight/28"/>
                  <draw:equation draw:name="f30" draw:formula="23*logwidth/56"/>
                  <draw:equation draw:name="f31" draw:formula="16*logheight/28"/>
                  <draw:equation draw:name="f32" draw:formula="23*logwidth/56"/>
                  <draw:equation draw:name="f33" draw:formula="16*logheight/28"/>
                  <draw:equation draw:name="f34" draw:formula="25*logwidth/56"/>
                  <draw:equation draw:name="f35" draw:formula="16*logheight/28"/>
                  <draw:equation draw:name="f36" draw:formula="27*logwidth/56"/>
                  <draw:equation draw:name="f37" draw:formula="14*logheight/28"/>
                  <draw:equation draw:name="f38" draw:formula="28*logwidth/56"/>
                  <draw:equation draw:name="f39" draw:formula="14*logheight/28"/>
                  <draw:equation draw:name="f40" draw:formula="29*logwidth/56"/>
                  <draw:equation draw:name="f41" draw:formula="14*logheight/28"/>
                  <draw:equation draw:name="f42" draw:formula="33*logwidth/56"/>
                  <draw:equation draw:name="f43" draw:formula="13*logheight/28"/>
                  <draw:equation draw:name="f44" draw:formula="35*logwidth/56"/>
                  <draw:equation draw:name="f45" draw:formula="12*logheight/28"/>
                  <draw:equation draw:name="f46" draw:formula="40*logwidth/56"/>
                  <draw:equation draw:name="f47" draw:formula="9*logheight/28"/>
                  <draw:equation draw:name="f48" draw:formula="42*logwidth/56"/>
                  <draw:equation draw:name="f49" draw:formula="7*logheight/28"/>
                  <draw:equation draw:name="f50" draw:formula="46*logwidth/56"/>
                  <draw:equation draw:name="f51" draw:formula="4*logheight/28"/>
                  <draw:equation draw:name="f52" draw:formula="42*logwidth/56"/>
                  <draw:equation draw:name="f53" draw:formula="3*logheight/28"/>
                  <draw:equation draw:name="f54" draw:formula="56*logwidth/56"/>
                  <draw:equation draw:name="f55" draw:formula="0*logheight/28"/>
                  <draw:equation draw:name="f56" draw:formula="54*logwidth/56"/>
                  <draw:equation draw:name="f57" draw:formula="3*logheight/28"/>
                  <draw:equation draw:name="f58" draw:formula="52*logwidth/56"/>
                  <draw:equation draw:name="f59" draw:formula="7*logheight/28"/>
                  <draw:equation draw:name="f60" draw:formula="49*logwidth/56"/>
                  <draw:equation draw:name="f61" draw:formula="9*logheight/28"/>
                  <draw:equation draw:name="f62" draw:formula="44*logwidth/56"/>
                  <draw:equation draw:name="f63" draw:formula="10*logheight/28"/>
                  <draw:equation draw:name="f64" draw:formula="41*logwidth/56"/>
                  <draw:equation draw:name="f65" draw:formula="12*logheight/28"/>
                  <draw:equation draw:name="f66" draw:formula="37*logwidth/56"/>
                  <draw:equation draw:name="f67" draw:formula="14*logheight/28"/>
                  <draw:equation draw:name="f68" draw:formula="34*logwidth/56"/>
                  <draw:equation draw:name="f69" draw:formula="17*logheight/28"/>
                  <draw:equation draw:name="f70" draw:formula="30*logwidth/56"/>
                  <draw:equation draw:name="f71" draw:formula="18*logheight/28"/>
                  <draw:equation draw:name="f72" draw:formula="23*logwidth/56"/>
                  <draw:equation draw:name="f73" draw:formula="19*logheight/28"/>
                  <draw:equation draw:name="f74" draw:formula="13*logwidth/56"/>
                  <draw:equation draw:name="f75" draw:formula="21*logheight/28"/>
                  <draw:equation draw:name="f76" draw:formula="4*logwidth/56"/>
                  <draw:equation draw:name="f77" draw:formula="26*logheight/28"/>
                  <draw:equation draw:name="f78" draw:formula="0*logwidth/56"/>
                  <draw:equation draw:name="f79" draw:formula="28*logheight/28"/>
                  <draw:equation draw:name="f80" draw:formula="1*logwidth/56"/>
                  <draw:equation draw:name="f81" draw:formula="25*logheight/28"/>
                  <draw:equation draw:name="f82" draw:formula="8*logwidth/56"/>
                  <draw:equation draw:name="f83" draw:formula="12*logheight/28"/>
                  <draw:equation draw:name="f84" draw:formula="15*logwidth/56"/>
                  <draw:equation draw:name="f85" draw:formula="5*logheight/28"/>
                  <draw:equation draw:name="f86" draw:formula="25*logwidth/56"/>
                  <draw:equation draw:name="f87" draw:formula="2*logheight/28"/>
                  <draw:equation draw:name="f88" draw:formula="36*logwidth/56"/>
                  <draw:equation draw:name="f89" draw:formula="1*logheight/28"/>
                  <draw:equation draw:name="f90" draw:formula="47*logwidth/56"/>
                  <draw:equation draw:name="f91" draw:formula="1*logheight/28"/>
                  <draw:equation draw:name="f92" draw:formula="49*logwidth/56"/>
                  <draw:equation draw:name="f93" draw:formula="1*logheight/28"/>
                  <draw:equation draw:name="f94" draw:formula="52*logwidth/56"/>
                  <draw:equation draw:name="f95" draw:formula="1*logheight/28"/>
                  <draw:equation draw:name="f96" draw:formula="53*logwidth/56"/>
                  <draw:equation draw:name="f97" draw:formula="1*logheight/28"/>
                  <draw:equation draw:name="f98" draw:formula="54*logwidth/56"/>
                  <draw:equation draw:name="f99" draw:formula="1*logheight/28"/>
                  <draw:equation draw:name="f100" draw:formula="56*logwidth/56"/>
                  <draw:equation draw:name="f101" draw:formula="1*logheight/28"/>
                  <draw:equation draw:name="f102" draw:formula="56*logwidth/56"/>
                  <draw:equation draw:name="f103" draw:formula="0*logheight/28"/>
                  <draw:equation draw:name="f104" draw:formula="logwidth"/>
                  <draw:equation draw:name="f105" draw:formula="logheight"/>
                </draw:enhanced-geometry>
              </draw:custom-shape>
              <draw:custom-shape draw:name="Freeform 117" draw:style-name="gr3" draw:text-style-name="P4" svg:width="7.13mm" svg:height="26.98mm" svg:x="10.54mm" svg:y="5.31mm">
                <text:p/>
                <draw:enhanced-geometry draw:mirror-horizontal="false" draw:mirror-vertical="false" drawooo:sub-view-size="188 822" draw:text-areas="0 0 ?f116 ?f117" svg:viewBox="0 0 0 0" draw:type="ooxml-non-primitive" draw:enhanced-path="M 186 0 L 188 3 183 10 181 20 179 32 177 42 174 51 173 57 170 69 167 84 162 103 159 124 155 144 149 167 145 187 142 204 140 215 135 232 130 255 125 282 119 311 114 336 109 360 104 382 100 402 96 417 92 429 90 438 87 452 83 472 77 493 72 518 67 543 62 566 57 588 54 607 50 621 49 629 46 647 38 696 28 746 16 796 15 804 12 810 9 817 2 822 3 816 1 809 0 803 0 791 1 780 10 747 16 711 19 695 24 675 28 653 33 630 39 606 44 583 47 568 50 554 53 543 55 536 56 529 58 516 62 500 67 478 71 457 75 437 78 422 90 364 102 316 103 311 111 273 120 234 126 215 130 196 138 165 140 159 141 151 142 144 144 136 151 107 159 54 167 3 169 4 162 54 154 108 146 137 144 144 143 152 142 159 141 167 133 197 129 216 124 234 113 273 105 311 104 316 94 365 81 422 77 438 74 457 69 478 64 500 61 517 59 529 57 537 56 544 54 554 50 568 46 585 41 606 35 630 31 653 26 676 21 695 19 711 12 748 4 781 2 787 2 791 2 797 2 798 2 800 2 803 3 806 3 808 4 810 5 812 6 813 7 812 10 809 13 800 15 790 17 780 33 701 43 647 46 629 48 621 50 606 55 588 59 565 64 542 70 517 75 493 80 470 84 451 88 437 90 428 94 416 97 400 101 381 106 359 111 335 116 310 123 281 128 254 132 231 137 214 139 206 141 194 144 179 148 162 152 143 156 121 160 101 165 83 168 67 170 56 172 50 174 41 175 31 177 19 181 8 186 0 Z N">
                  <draw:equation draw:name="f0" draw:formula="183*logwidth/188"/>
                  <draw:equation draw:name="f1" draw:formula="10*logheight/822"/>
                  <draw:equation draw:name="f2" draw:formula="177*logwidth/188"/>
                  <draw:equation draw:name="f3" draw:formula="42*logheight/822"/>
                  <draw:equation draw:name="f4" draw:formula="170*logwidth/188"/>
                  <draw:equation draw:name="f5" draw:formula="69*logheight/822"/>
                  <draw:equation draw:name="f6" draw:formula="159*logwidth/188"/>
                  <draw:equation draw:name="f7" draw:formula="124*logheight/822"/>
                  <draw:equation draw:name="f8" draw:formula="145*logwidth/188"/>
                  <draw:equation draw:name="f9" draw:formula="187*logheight/822"/>
                  <draw:equation draw:name="f10" draw:formula="135*logwidth/188"/>
                  <draw:equation draw:name="f11" draw:formula="232*logheight/822"/>
                  <draw:equation draw:name="f12" draw:formula="119*logwidth/188"/>
                  <draw:equation draw:name="f13" draw:formula="311*logheight/822"/>
                  <draw:equation draw:name="f14" draw:formula="104*logwidth/188"/>
                  <draw:equation draw:name="f15" draw:formula="382*logheight/822"/>
                  <draw:equation draw:name="f16" draw:formula="92*logwidth/188"/>
                  <draw:equation draw:name="f17" draw:formula="429*logheight/822"/>
                  <draw:equation draw:name="f18" draw:formula="83*logwidth/188"/>
                  <draw:equation draw:name="f19" draw:formula="472*logheight/822"/>
                  <draw:equation draw:name="f20" draw:formula="67*logwidth/188"/>
                  <draw:equation draw:name="f21" draw:formula="543*logheight/822"/>
                  <draw:equation draw:name="f22" draw:formula="54*logwidth/188"/>
                  <draw:equation draw:name="f23" draw:formula="607*logheight/822"/>
                  <draw:equation draw:name="f24" draw:formula="46*logwidth/188"/>
                  <draw:equation draw:name="f25" draw:formula="647*logheight/822"/>
                  <draw:equation draw:name="f26" draw:formula="16*logwidth/188"/>
                  <draw:equation draw:name="f27" draw:formula="796*logheight/822"/>
                  <draw:equation draw:name="f28" draw:formula="9*logwidth/188"/>
                  <draw:equation draw:name="f29" draw:formula="817*logheight/822"/>
                  <draw:equation draw:name="f30" draw:formula="1*logwidth/188"/>
                  <draw:equation draw:name="f31" draw:formula="809*logheight/822"/>
                  <draw:equation draw:name="f32" draw:formula="1*logwidth/188"/>
                  <draw:equation draw:name="f33" draw:formula="780*logheight/822"/>
                  <draw:equation draw:name="f34" draw:formula="19*logwidth/188"/>
                  <draw:equation draw:name="f35" draw:formula="695*logheight/822"/>
                  <draw:equation draw:name="f36" draw:formula="33*logwidth/188"/>
                  <draw:equation draw:name="f37" draw:formula="630*logheight/822"/>
                  <draw:equation draw:name="f38" draw:formula="47*logwidth/188"/>
                  <draw:equation draw:name="f39" draw:formula="568*logheight/822"/>
                  <draw:equation draw:name="f40" draw:formula="55*logwidth/188"/>
                  <draw:equation draw:name="f41" draw:formula="536*logheight/822"/>
                  <draw:equation draw:name="f42" draw:formula="62*logwidth/188"/>
                  <draw:equation draw:name="f43" draw:formula="500*logheight/822"/>
                  <draw:equation draw:name="f44" draw:formula="75*logwidth/188"/>
                  <draw:equation draw:name="f45" draw:formula="437*logheight/822"/>
                  <draw:equation draw:name="f46" draw:formula="102*logwidth/188"/>
                  <draw:equation draw:name="f47" draw:formula="316*logheight/822"/>
                  <draw:equation draw:name="f48" draw:formula="120*logwidth/188"/>
                  <draw:equation draw:name="f49" draw:formula="234*logheight/822"/>
                  <draw:equation draw:name="f50" draw:formula="138*logwidth/188"/>
                  <draw:equation draw:name="f51" draw:formula="165*logheight/822"/>
                  <draw:equation draw:name="f52" draw:formula="142*logwidth/188"/>
                  <draw:equation draw:name="f53" draw:formula="144*logheight/822"/>
                  <draw:equation draw:name="f54" draw:formula="159*logwidth/188"/>
                  <draw:equation draw:name="f55" draw:formula="54*logheight/822"/>
                  <draw:equation draw:name="f56" draw:formula="162*logwidth/188"/>
                  <draw:equation draw:name="f57" draw:formula="54*logheight/822"/>
                  <draw:equation draw:name="f58" draw:formula="144*logwidth/188"/>
                  <draw:equation draw:name="f59" draw:formula="144*logheight/822"/>
                  <draw:equation draw:name="f60" draw:formula="141*logwidth/188"/>
                  <draw:equation draw:name="f61" draw:formula="167*logheight/822"/>
                  <draw:equation draw:name="f62" draw:formula="124*logwidth/188"/>
                  <draw:equation draw:name="f63" draw:formula="234*logheight/822"/>
                  <draw:equation draw:name="f64" draw:formula="104*logwidth/188"/>
                  <draw:equation draw:name="f65" draw:formula="316*logheight/822"/>
                  <draw:equation draw:name="f66" draw:formula="77*logwidth/188"/>
                  <draw:equation draw:name="f67" draw:formula="438*logheight/822"/>
                  <draw:equation draw:name="f68" draw:formula="64*logwidth/188"/>
                  <draw:equation draw:name="f69" draw:formula="500*logheight/822"/>
                  <draw:equation draw:name="f70" draw:formula="57*logwidth/188"/>
                  <draw:equation draw:name="f71" draw:formula="537*logheight/822"/>
                  <draw:equation draw:name="f72" draw:formula="50*logwidth/188"/>
                  <draw:equation draw:name="f73" draw:formula="568*logheight/822"/>
                  <draw:equation draw:name="f74" draw:formula="35*logwidth/188"/>
                  <draw:equation draw:name="f75" draw:formula="630*logheight/822"/>
                  <draw:equation draw:name="f76" draw:formula="21*logwidth/188"/>
                  <draw:equation draw:name="f77" draw:formula="695*logheight/822"/>
                  <draw:equation draw:name="f78" draw:formula="4*logwidth/188"/>
                  <draw:equation draw:name="f79" draw:formula="781*logheight/822"/>
                  <draw:equation draw:name="f80" draw:formula="2*logwidth/188"/>
                  <draw:equation draw:name="f81" draw:formula="797*logheight/822"/>
                  <draw:equation draw:name="f82" draw:formula="2*logwidth/188"/>
                  <draw:equation draw:name="f83" draw:formula="803*logheight/822"/>
                  <draw:equation draw:name="f84" draw:formula="4*logwidth/188"/>
                  <draw:equation draw:name="f85" draw:formula="810*logheight/822"/>
                  <draw:equation draw:name="f86" draw:formula="7*logwidth/188"/>
                  <draw:equation draw:name="f87" draw:formula="812*logheight/822"/>
                  <draw:equation draw:name="f88" draw:formula="15*logwidth/188"/>
                  <draw:equation draw:name="f89" draw:formula="790*logheight/822"/>
                  <draw:equation draw:name="f90" draw:formula="43*logwidth/188"/>
                  <draw:equation draw:name="f91" draw:formula="647*logheight/822"/>
                  <draw:equation draw:name="f92" draw:formula="50*logwidth/188"/>
                  <draw:equation draw:name="f93" draw:formula="606*logheight/822"/>
                  <draw:equation draw:name="f94" draw:formula="64*logwidth/188"/>
                  <draw:equation draw:name="f95" draw:formula="542*logheight/822"/>
                  <draw:equation draw:name="f96" draw:formula="80*logwidth/188"/>
                  <draw:equation draw:name="f97" draw:formula="470*logheight/822"/>
                  <draw:equation draw:name="f98" draw:formula="90*logwidth/188"/>
                  <draw:equation draw:name="f99" draw:formula="428*logheight/822"/>
                  <draw:equation draw:name="f100" draw:formula="101*logwidth/188"/>
                  <draw:equation draw:name="f101" draw:formula="381*logheight/822"/>
                  <draw:equation draw:name="f102" draw:formula="116*logwidth/188"/>
                  <draw:equation draw:name="f103" draw:formula="310*logheight/822"/>
                  <draw:equation draw:name="f104" draw:formula="132*logwidth/188"/>
                  <draw:equation draw:name="f105" draw:formula="231*logheight/822"/>
                  <draw:equation draw:name="f106" draw:formula="141*logwidth/188"/>
                  <draw:equation draw:name="f107" draw:formula="194*logheight/822"/>
                  <draw:equation draw:name="f108" draw:formula="152*logwidth/188"/>
                  <draw:equation draw:name="f109" draw:formula="143*logheight/822"/>
                  <draw:equation draw:name="f110" draw:formula="165*logwidth/188"/>
                  <draw:equation draw:name="f111" draw:formula="83*logheight/822"/>
                  <draw:equation draw:name="f112" draw:formula="172*logwidth/188"/>
                  <draw:equation draw:name="f113" draw:formula="50*logheight/822"/>
                  <draw:equation draw:name="f114" draw:formula="177*logwidth/188"/>
                  <draw:equation draw:name="f115" draw:formula="19*logheight/822"/>
                  <draw:equation draw:name="f116" draw:formula="logwidth"/>
                  <draw:equation draw:name="f117" draw:formula="logheight"/>
                </draw:enhanced-geometry>
              </draw:custom-shape>
              <draw:custom-shape draw:name="Freeform 118" draw:style-name="gr3" draw:text-style-name="P4" svg:width="10.57mm" svg:height="6.87mm" svg:x="11.07mm" svg:y="24.88mm">
                <text:p/>
                <draw:enhanced-geometry draw:mirror-horizontal="false" draw:mirror-vertical="false" drawooo:sub-view-size="278 215" draw:text-areas="0 0 ?f114 ?f115" svg:viewBox="0 0 0 0" draw:type="ooxml-non-primitive" draw:enhanced-path="M 145 7 L 132 16 120 26 112 38 105 50 100 65 94 78 88 91 85 95 80 100 76 103 72 107 66 110 72 101 76 91 77 86 78 83 79 78 79 74 78 69 78 64 78 59 68 71 57 83 49 90 45 96 43 103 41 113 40 113 40 114 40 116 40 116 37 127 38 137 40 140 41 144 42 146 42 151 42 154 41 157 40 155 38 154 36 153 34 152 32 151 31 149 29 146 27 143 26 140 26 138 24 136 23 135 23 135 23 137 22 140 22 144 23 149 23 154 23 155 23 156 23 157 23 162 22 166 21 172 18 175 15 180 13 182 11 186 9 189 6 198 4 207 4 208 3 209 3 210 6 208 9 206 13 205 15 204 19 200 22 197 26 193 26 192 27 192 28 190 29 189 31 188 31 187 32 187 37 182 43 181 49 181 52 180 56 179 59 178 61 177 64 177 66 178 68 179 70 181 71 182 73 183 75 184 77 184 78 183 79 183 82 182 84 182 86 183 88 184 90 184 92 186 94 186 98 184 101 182 104 181 107 180 104 177 101 174 99 172 95 171 89 169 85 169 82 168 78 166 76 164 74 161 73 158 72 156 72 153 71 151 70 151 68 149 66 149 65 149 64 151 68 148 73 147 77 146 83 146 91 145 100 145 102 145 103 146 104 148 104 149 105 151 105 153 106 154 108 154 111 154 113 153 114 153 116 152 118 153 120 154 121 155 121 157 122 160 123 162 125 163 126 165 129 166 131 168 133 168 133 166 135 156 141 147 147 139 149 137 151 136 155 134 157 130 160 128 162 126 163 122 163 120 163 119 160 117 154 117 147 117 143 118 143 118 136 119 122 121 120 121 117 121 115 122 113 123 114 121 114 119 116 117 117 116 119 114 121 113 126 110 130 108 134 105 149 104 165 102 172 99 178 94 186 91 188 91 190 92 192 93 194 95 197 96 197 95 198 94 200 93 202 91 204 88 206 85 208 84 210 82 211 82 213 81 215 81 218 81 220 81 221 82 222 83 225 84 226 84 228 84 228 83 229 82 230 79 231 78 234 78 236 78 239 81 241 81 243 81 244 81 246 79 247 78 248 77 253 75 257 73 258 71 259 70 261 68 267 65 270 61 264 62 260 64 256 65 250 64 245 64 236 61 225 60 213 59 203 60 193 64 190 66 188 69 186 71 176 81 168 84 156 85 165 77 175 67 184 57 191 47 198 30 204 12 202 13 199 14 196 14 192 15 190 16 189 16 184 20 179 24 175 27 172 31 162 44 158 50 155 56 150 61 146 65 142 68 137 71 134 75 131 78 128 84 125 90 122 93 123 78 127 65 132 51 135 43 136 35 140 23 140 21 142 15 143 10 145 7 Z M 151 0 L 150 3 149 5 147 8 146 10 144 16 143 22 142 24 140 35 137 44 135 52 133 57 131 61 129 65 128 69 128 73 128 74 129 75 141 66 150 55 160 42 170 30 177 22 187 14 194 12 202 9 208 6 206 16 202 26 193 48 185 60 175 70 172 74 170 76 169 77 169 78 170 78 172 78 174 78 177 77 180 74 184 70 186 67 189 64 192 61 202 58 213 57 225 57 236 59 245 60 250 61 255 61 260 61 263 60 269 59 274 59 278 59 273 62 268 67 263 70 261 73 259 74 258 75 253 78 247 82 242 86 236 90 221 96 207 101 196 103 185 104 172 105 157 105 142 107 129 111 119 119 125 118 130 118 135 117 142 114 143 114 148 114 155 113 161 114 165 118 167 123 162 129 157 135 151 139 149 142 142 149 136 160 136 170 137 173 134 172 121 166 106 163 101 163 98 163 94 162 91 161 89 158 87 155 86 153 85 152 83 151 82 149 77 149 73 149 74 153 75 155 75 157 76 160 78 162 80 163 83 164 86 165 89 166 97 168 100 170 103 172 105 174 108 177 111 178 113 179 116 180 114 180 112 181 108 182 106 183 105 183 102 184 98 187 92 189 87 190 76 191 66 189 66 189 64 188 63 188 61 187 61 187 51 183 42 183 34 188 28 196 24 199 20 203 17 206 15 207 12 209 8 210 5 212 3 214 2 215 0 215 1 207 3 197 6 188 8 184 11 181 14 178 16 174 19 170 20 166 20 162 20 157 20 156 20 155 20 154 20 149 20 144 20 140 20 137 21 134 23 130 24 129 27 134 28 137 29 142 30 145 32 148 34 149 36 151 37 149 38 149 38 149 38 148 38 146 37 145 36 142 35 132 35 123 37 116 37 112 40 102 43 94 47 88 56 81 69 66 82 51 83 53 82 57 82 60 82 64 82 68 82 74 82 78 82 83 80 87 78 92 76 97 86 87 92 77 98 64 103 49 109 35 118 24 133 12 149 1 151 0 Z N">
                  <draw:equation draw:name="f0" draw:formula="85*logwidth/278"/>
                  <draw:equation draw:name="f1" draw:formula="95*logheight/215"/>
                  <draw:equation draw:name="f2" draw:formula="79*logwidth/278"/>
                  <draw:equation draw:name="f3" draw:formula="78*logheight/215"/>
                  <draw:equation draw:name="f4" draw:formula="43*logwidth/278"/>
                  <draw:equation draw:name="f5" draw:formula="103*logheight/215"/>
                  <draw:equation draw:name="f6" draw:formula="41*logwidth/278"/>
                  <draw:equation draw:name="f7" draw:formula="144*logheight/215"/>
                  <draw:equation draw:name="f8" draw:formula="32*logwidth/278"/>
                  <draw:equation draw:name="f9" draw:formula="151*logheight/215"/>
                  <draw:equation draw:name="f10" draw:formula="23*logwidth/278"/>
                  <draw:equation draw:name="f11" draw:formula="137*logheight/215"/>
                  <draw:equation draw:name="f12" draw:formula="22*logwidth/278"/>
                  <draw:equation draw:name="f13" draw:formula="166*logheight/215"/>
                  <draw:equation draw:name="f14" draw:formula="4*logwidth/278"/>
                  <draw:equation draw:name="f15" draw:formula="208*logheight/215"/>
                  <draw:equation draw:name="f16" draw:formula="26*logwidth/278"/>
                  <draw:equation draw:name="f17" draw:formula="193*logheight/215"/>
                  <draw:equation draw:name="f18" draw:formula="43*logwidth/278"/>
                  <draw:equation draw:name="f19" draw:formula="181*logheight/215"/>
                  <draw:equation draw:name="f20" draw:formula="70*logwidth/278"/>
                  <draw:equation draw:name="f21" draw:formula="181*logheight/215"/>
                  <draw:equation draw:name="f22" draw:formula="86*logwidth/278"/>
                  <draw:equation draw:name="f23" draw:formula="183*logheight/215"/>
                  <draw:equation draw:name="f24" draw:formula="104*logwidth/278"/>
                  <draw:equation draw:name="f25" draw:formula="177*logheight/215"/>
                  <draw:equation draw:name="f26" draw:formula="74*logwidth/278"/>
                  <draw:equation draw:name="f27" draw:formula="161*logheight/215"/>
                  <draw:equation draw:name="f28" draw:formula="64*logwidth/278"/>
                  <draw:equation draw:name="f29" draw:formula="151*logheight/215"/>
                  <draw:equation draw:name="f30" draw:formula="104*logwidth/278"/>
                  <draw:equation draw:name="f31" draw:formula="148*logheight/215"/>
                  <draw:equation draw:name="f32" draw:formula="116*logwidth/278"/>
                  <draw:equation draw:name="f33" draw:formula="152*logheight/215"/>
                  <draw:equation draw:name="f34" draw:formula="129*logwidth/278"/>
                  <draw:equation draw:name="f35" draw:formula="166*logheight/215"/>
                  <draw:equation draw:name="f36" draw:formula="155*logwidth/278"/>
                  <draw:equation draw:name="f37" draw:formula="134*logheight/215"/>
                  <draw:equation draw:name="f38" draw:formula="147*logwidth/278"/>
                  <draw:equation draw:name="f39" draw:formula="117*logheight/215"/>
                  <draw:equation draw:name="f40" draw:formula="114*logwidth/278"/>
                  <draw:equation draw:name="f41" draw:formula="121*logheight/215"/>
                  <draw:equation draw:name="f42" draw:formula="149*logwidth/278"/>
                  <draw:equation draw:name="f43" draw:formula="104*logheight/215"/>
                  <draw:equation draw:name="f44" draw:formula="197*logwidth/278"/>
                  <draw:equation draw:name="f45" draw:formula="96*logheight/215"/>
                  <draw:equation draw:name="f46" draw:formula="211*logwidth/278"/>
                  <draw:equation draw:name="f47" draw:formula="82*logheight/215"/>
                  <draw:equation draw:name="f48" draw:formula="228*logwidth/278"/>
                  <draw:equation draw:name="f49" draw:formula="84*logheight/215"/>
                  <draw:equation draw:name="f50" draw:formula="243*logwidth/278"/>
                  <draw:equation draw:name="f51" draw:formula="81*logheight/215"/>
                  <draw:equation draw:name="f52" draw:formula="261*logwidth/278"/>
                  <draw:equation draw:name="f53" draw:formula="68*logheight/215"/>
                  <draw:equation draw:name="f54" draw:formula="225*logwidth/278"/>
                  <draw:equation draw:name="f55" draw:formula="60*logheight/215"/>
                  <draw:equation draw:name="f56" draw:formula="156*logwidth/278"/>
                  <draw:equation draw:name="f57" draw:formula="85*logheight/215"/>
                  <draw:equation draw:name="f58" draw:formula="196*logwidth/278"/>
                  <draw:equation draw:name="f59" draw:formula="14*logheight/215"/>
                  <draw:equation draw:name="f60" draw:formula="158*logwidth/278"/>
                  <draw:equation draw:name="f61" draw:formula="50*logheight/215"/>
                  <draw:equation draw:name="f62" draw:formula="125*logwidth/278"/>
                  <draw:equation draw:name="f63" draw:formula="90*logheight/215"/>
                  <draw:equation draw:name="f64" draw:formula="142*logwidth/278"/>
                  <draw:equation draw:name="f65" draw:formula="15*logheight/215"/>
                  <draw:equation draw:name="f66" draw:formula="143*logwidth/278"/>
                  <draw:equation draw:name="f67" draw:formula="22*logheight/215"/>
                  <draw:equation draw:name="f68" draw:formula="128*logwidth/278"/>
                  <draw:equation draw:name="f69" draw:formula="73*logheight/215"/>
                  <draw:equation draw:name="f70" draw:formula="194*logwidth/278"/>
                  <draw:equation draw:name="f71" draw:formula="12*logheight/215"/>
                  <draw:equation draw:name="f72" draw:formula="170*logwidth/278"/>
                  <draw:equation draw:name="f73" draw:formula="76*logheight/215"/>
                  <draw:equation draw:name="f74" draw:formula="186*logwidth/278"/>
                  <draw:equation draw:name="f75" draw:formula="67*logheight/215"/>
                  <draw:equation draw:name="f76" draw:formula="255*logwidth/278"/>
                  <draw:equation draw:name="f77" draw:formula="61*logheight/215"/>
                  <draw:equation draw:name="f78" draw:formula="261*logwidth/278"/>
                  <draw:equation draw:name="f79" draw:formula="73*logheight/215"/>
                  <draw:equation draw:name="f80" draw:formula="196*logwidth/278"/>
                  <draw:equation draw:name="f81" draw:formula="103*logheight/215"/>
                  <draw:equation draw:name="f82" draw:formula="135*logwidth/278"/>
                  <draw:equation draw:name="f83" draw:formula="117*logheight/215"/>
                  <draw:equation draw:name="f84" draw:formula="157*logwidth/278"/>
                  <draw:equation draw:name="f85" draw:formula="135*logheight/215"/>
                  <draw:equation draw:name="f86" draw:formula="106*logwidth/278"/>
                  <draw:equation draw:name="f87" draw:formula="163*logheight/215"/>
                  <draw:equation draw:name="f88" draw:formula="83*logwidth/278"/>
                  <draw:equation draw:name="f89" draw:formula="151*logheight/215"/>
                  <draw:equation draw:name="f90" draw:formula="80*logwidth/278"/>
                  <draw:equation draw:name="f91" draw:formula="163*logheight/215"/>
                  <draw:equation draw:name="f92" draw:formula="111*logwidth/278"/>
                  <draw:equation draw:name="f93" draw:formula="178*logheight/215"/>
                  <draw:equation draw:name="f94" draw:formula="98*logwidth/278"/>
                  <draw:equation draw:name="f95" draw:formula="187*logheight/215"/>
                  <draw:equation draw:name="f96" draw:formula="61*logwidth/278"/>
                  <draw:equation draw:name="f97" draw:formula="187*logheight/215"/>
                  <draw:equation draw:name="f98" draw:formula="12*logwidth/278"/>
                  <draw:equation draw:name="f99" draw:formula="209*logheight/215"/>
                  <draw:equation draw:name="f100" draw:formula="8*logwidth/278"/>
                  <draw:equation draw:name="f101" draw:formula="184*logheight/215"/>
                  <draw:equation draw:name="f102" draw:formula="20*logwidth/278"/>
                  <draw:equation draw:name="f103" draw:formula="155*logheight/215"/>
                  <draw:equation draw:name="f104" draw:formula="27*logwidth/278"/>
                  <draw:equation draw:name="f105" draw:formula="134*logheight/215"/>
                  <draw:equation draw:name="f106" draw:formula="38*logwidth/278"/>
                  <draw:equation draw:name="f107" draw:formula="149*logheight/215"/>
                  <draw:equation draw:name="f108" draw:formula="40*logwidth/278"/>
                  <draw:equation draw:name="f109" draw:formula="102*logheight/215"/>
                  <draw:equation draw:name="f110" draw:formula="82*logwidth/278"/>
                  <draw:equation draw:name="f111" draw:formula="64*logheight/215"/>
                  <draw:equation draw:name="f112" draw:formula="92*logwidth/278"/>
                  <draw:equation draw:name="f113" draw:formula="77*logheight/215"/>
                  <draw:equation draw:name="f114" draw:formula="logwidth"/>
                  <draw:equation draw:name="f115" draw:formula="logheight"/>
                </draw:enhanced-geometry>
              </draw:custom-shape>
              <draw:custom-shape draw:name="Freeform 119" draw:style-name="gr3" draw:text-style-name="P4" svg:width="3.17mm" svg:height="92.59mm" svg:x="7.89mm" svg:y="32.03mm">
                <text:p/>
                <draw:enhanced-geometry draw:mirror-horizontal="false" draw:mirror-vertical="false" drawooo:sub-view-size="88 2802" draw:text-areas="0 0 ?f120 ?f121" svg:viewBox="0 0 0 0" draw:type="ooxml-non-primitive" draw:enhanced-path="M 78 23 L 76 23 74 24 72 25 68 26 66 27 64 29 63 29 60 34 58 40 57 47 56 53 56 58 56 59 51 91 48 125 47 159 48 177 50 201 49 243 45 284 43 311 43 338 40 384 36 439 35 492 33 547 33 563 36 597 39 632 39 644 37 687 35 719 35 749 35 837 34 924 33 946 33 973 37 1036 42 1080 42 1092 42 1118 40 1145 40 1198 42 1217 43 1226 43 1235 43 1262 42 1289 40 1329 39 1347 38 1365 36 1388 36 1409 36 1415 37 1418 35 1445 34 1472 34 1473 35 1503 35 1540 34 1580 30 1619 30 1626 29 1642 29 1664 28 1694 28 1729 26 1769 26 1815 25 1864 24 1917 24 1974 23 2032 22 2091 22 2152 21 2213 20 2273 20 2333 19 2391 18 2447 18 2500 17 2549 16 2595 16 2636 15 2671 14 2700 13 2723 13 2738 11 2744 11 2746 9 2753 6 2765 3 2777 2 2788 3 2792 4 2795 5 2797 7 2799 10 2799 14 2799 18 2797 17 2794 16 2792 16 2790 17 2788 19 2787 21 2784 22 2784 23 2784 26 2783 32 2779 37 2774 42 2768 43 2766 43 2764 42 2762 42 2761 40 2760 43 2758 45 2760 49 2761 52 2762 57 2765 60 2756 61 2742 61 2726 61 2716 60 2707 60 2703 60 2698 60 2692 60 2679 61 2657 61 2630 61 2596 61 2558 61 2514 61 2466 61 2416 61 2361 61 2305 61 2247 61 2187 61 2129 61 2070 61 2012 61 1956 61 1902 61 1851 61 1802 61 1759 61 1720 61 1687 61 1659 61 1638 61 1625 61 1619 61 1580 64 1523 67 1472 70 1422 70 1370 70 1366 67 1331 64 1296 64 1293 64 1255 63 1199 61 1161 58 1123 57 1107 57 1068 58 1030 58 1022 57 1014 57 1000 54 982 53 961 52 937 51 914 50 893 50 876 50 862 50 852 50 844 51 833 50 818 50 801 50 783 50 767 50 753 51 743 52 723 57 660 57 653 53 627 50 601 50 590 51 558 50 527 50 492 52 456 56 408 58 381 60 353 65 318 68 281 68 243 68 234 67 222 67 181 70 139 71 109 72 100 73 95 73 90 73 87 73 85 73 81 73 76 74 72 75 66 76 60 76 53 76 46 77 38 77 35 77 33 77 31 77 29 77 27 78 25 78 24 79 23 78 23 Z M 88 0 L 87 1 87 3 88 4 88 6 88 8 88 9 87 15 85 20 84 25 82 29 82 30 81 31 81 33 80 34 80 37 80 37 79 42 79 48 78 53 78 60 78 67 77 73 76 77 75 82 75 87 75 92 75 96 75 101 74 110 73 140 71 172 71 204 72 234 72 274 68 314 63 353 60 381 59 409 54 457 52 492 53 527 54 558 52 591 53 609 56 627 58 643 59 660 56 723 53 743 53 753 53 767 53 783 53 801 53 818 53 833 53 844 53 853 52 866 52 884 53 906 54 930 57 955 58 978 59 998 60 1013 61 1022 61 1045 60 1068 59 1096 60 1123 64 1167 66 1211 66 1255 67 1293 70 1331 72 1370 72 1422 70 1472 67 1523 63 1581 63 1619 63 1625 63 1638 63 1659 63 1687 63 1720 63 1759 63 1802 63 1851 63 1902 63 1956 63 2012 63 2070 63 2129 63 2189 63 2247 63 2305 63 2361 63 2416 63 2466 63 2514 63 2558 63 2596 63 2630 63 2657 63 2679 63 2692 63 2698 63 2706 63 2716 64 2731 64 2746 62 2759 58 2768 57 2769 56 2768 53 2766 51 2765 48 2764 45 2762 45 2764 45 2766 43 2773 37 2778 31 2783 25 2786 24 2787 22 2787 22 2787 21 2788 20 2790 19 2791 19 2792 19 2793 20 2795 21 2797 22 2799 20 2800 15 2801 10 2802 6 2801 3 2800 0 2793 0 2784 1 2774 4 2764 6 2753 8 2744 9 2744 9 2736 10 2722 11 2699 11 2670 13 2635 14 2594 15 2549 15 2499 16 2446 17 2391 17 2332 18 2273 19 2212 19 2151 20 2090 21 2032 21 1973 22 1917 22 1864 23 1815 24 1769 24 1729 25 1694 25 1664 26 1642 26 1626 28 1619 32 1570 33 1521 31 1475 31 1460 33 1445 34 1431 34 1415 34 1390 35 1365 37 1347 37 1329 38 1309 38 1289 40 1253 38 1218 37 1181 38 1145 39 1113 38 1081 35 1037 31 991 30 946 31 924 33 837 32 750 32 718 34 686 36 644 35 621 33 598 31 573 31 547 32 492 34 439 37 384 39 338 40 311 43 283 46 249 48 214 46 177 44 148 46 118 49 87 52 59 52 58 53 53 54 43 57 34 57 33 58 31 59 29 60 26 61 24 61 22 61 20 61 20 63 20 65 18 67 16 68 14 71 12 73 9 76 7 80 5 84 3 88 0 Z N">
                  <draw:equation draw:name="f0" draw:formula="63*logwidth/88"/>
                  <draw:equation draw:name="f1" draw:formula="29*logheight/2802"/>
                  <draw:equation draw:name="f2" draw:formula="48*logwidth/88"/>
                  <draw:equation draw:name="f3" draw:formula="125*logheight/2802"/>
                  <draw:equation draw:name="f4" draw:formula="40*logwidth/88"/>
                  <draw:equation draw:name="f5" draw:formula="384*logheight/2802"/>
                  <draw:equation draw:name="f6" draw:formula="37*logwidth/88"/>
                  <draw:equation draw:name="f7" draw:formula="687*logheight/2802"/>
                  <draw:equation draw:name="f8" draw:formula="42*logwidth/88"/>
                  <draw:equation draw:name="f9" draw:formula="1080*logheight/2802"/>
                  <draw:equation draw:name="f10" draw:formula="43*logwidth/88"/>
                  <draw:equation draw:name="f11" draw:formula="1262*logheight/2802"/>
                  <draw:equation draw:name="f12" draw:formula="37*logwidth/88"/>
                  <draw:equation draw:name="f13" draw:formula="1418*logheight/2802"/>
                  <draw:equation draw:name="f14" draw:formula="30*logwidth/88"/>
                  <draw:equation draw:name="f15" draw:formula="1626*logheight/2802"/>
                  <draw:equation draw:name="f16" draw:formula="24*logwidth/88"/>
                  <draw:equation draw:name="f17" draw:formula="1917*logheight/2802"/>
                  <draw:equation draw:name="f18" draw:formula="19*logwidth/88"/>
                  <draw:equation draw:name="f19" draw:formula="2391*logheight/2802"/>
                  <draw:equation draw:name="f20" draw:formula="13*logwidth/88"/>
                  <draw:equation draw:name="f21" draw:formula="2723*logheight/2802"/>
                  <draw:equation draw:name="f22" draw:formula="3*logwidth/88"/>
                  <draw:equation draw:name="f23" draw:formula="2792*logheight/2802"/>
                  <draw:equation draw:name="f24" draw:formula="16*logwidth/88"/>
                  <draw:equation draw:name="f25" draw:formula="2792*logheight/2802"/>
                  <draw:equation draw:name="f26" draw:formula="32*logwidth/88"/>
                  <draw:equation draw:name="f27" draw:formula="2779*logheight/2802"/>
                  <draw:equation draw:name="f28" draw:formula="43*logwidth/88"/>
                  <draw:equation draw:name="f29" draw:formula="2758*logheight/2802"/>
                  <draw:equation draw:name="f30" draw:formula="61*logwidth/88"/>
                  <draw:equation draw:name="f31" draw:formula="2716*logheight/2802"/>
                  <draw:equation draw:name="f32" draw:formula="61*logwidth/88"/>
                  <draw:equation draw:name="f33" draw:formula="2596*logheight/2802"/>
                  <draw:equation draw:name="f34" draw:formula="61*logwidth/88"/>
                  <draw:equation draw:name="f35" draw:formula="2187*logheight/2802"/>
                  <draw:equation draw:name="f36" draw:formula="61*logwidth/88"/>
                  <draw:equation draw:name="f37" draw:formula="1759*logheight/2802"/>
                  <draw:equation draw:name="f38" draw:formula="64*logwidth/88"/>
                  <draw:equation draw:name="f39" draw:formula="1523*logheight/2802"/>
                  <draw:equation draw:name="f40" draw:formula="64*logwidth/88"/>
                  <draw:equation draw:name="f41" draw:formula="1255*logheight/2802"/>
                  <draw:equation draw:name="f42" draw:formula="57*logwidth/88"/>
                  <draw:equation draw:name="f43" draw:formula="1014*logheight/2802"/>
                  <draw:equation draw:name="f44" draw:formula="50*logwidth/88"/>
                  <draw:equation draw:name="f45" draw:formula="862*logheight/2802"/>
                  <draw:equation draw:name="f46" draw:formula="50*logwidth/88"/>
                  <draw:equation draw:name="f47" draw:formula="753*logheight/2802"/>
                  <draw:equation draw:name="f48" draw:formula="51*logwidth/88"/>
                  <draw:equation draw:name="f49" draw:formula="558*logheight/2802"/>
                  <draw:equation draw:name="f50" draw:formula="68*logwidth/88"/>
                  <draw:equation draw:name="f51" draw:formula="281*logheight/2802"/>
                  <draw:equation draw:name="f52" draw:formula="73*logwidth/88"/>
                  <draw:equation draw:name="f53" draw:formula="95*logheight/2802"/>
                  <draw:equation draw:name="f54" draw:formula="76*logwidth/88"/>
                  <draw:equation draw:name="f55" draw:formula="60*logheight/2802"/>
                  <draw:equation draw:name="f56" draw:formula="77*logwidth/88"/>
                  <draw:equation draw:name="f57" draw:formula="27*logheight/2802"/>
                  <draw:equation draw:name="f58" draw:formula="88*logwidth/88"/>
                  <draw:equation draw:name="f59" draw:formula="4*logheight/2802"/>
                  <draw:equation draw:name="f60" draw:formula="82*logwidth/88"/>
                  <draw:equation draw:name="f61" draw:formula="30*logheight/2802"/>
                  <draw:equation draw:name="f62" draw:formula="78*logwidth/88"/>
                  <draw:equation draw:name="f63" draw:formula="53*logheight/2802"/>
                  <draw:equation draw:name="f64" draw:formula="75*logwidth/88"/>
                  <draw:equation draw:name="f65" draw:formula="96*logheight/2802"/>
                  <draw:equation draw:name="f66" draw:formula="68*logwidth/88"/>
                  <draw:equation draw:name="f67" draw:formula="314*logheight/2802"/>
                  <draw:equation draw:name="f68" draw:formula="52*logwidth/88"/>
                  <draw:equation draw:name="f69" draw:formula="591*logheight/2802"/>
                  <draw:equation draw:name="f70" draw:formula="53*logwidth/88"/>
                  <draw:equation draw:name="f71" draw:formula="767*logheight/2802"/>
                  <draw:equation draw:name="f72" draw:formula="52*logwidth/88"/>
                  <draw:equation draw:name="f73" draw:formula="884*logheight/2802"/>
                  <draw:equation draw:name="f74" draw:formula="61*logwidth/88"/>
                  <draw:equation draw:name="f75" draw:formula="1045*logheight/2802"/>
                  <draw:equation draw:name="f76" draw:formula="70*logwidth/88"/>
                  <draw:equation draw:name="f77" draw:formula="1331*logheight/2802"/>
                  <draw:equation draw:name="f78" draw:formula="63*logwidth/88"/>
                  <draw:equation draw:name="f79" draw:formula="1638*logheight/2802"/>
                  <draw:equation draw:name="f80" draw:formula="63*logwidth/88"/>
                  <draw:equation draw:name="f81" draw:formula="1956*logheight/2802"/>
                  <draw:equation draw:name="f82" draw:formula="63*logwidth/88"/>
                  <draw:equation draw:name="f83" draw:formula="2416*logheight/2802"/>
                  <draw:equation draw:name="f84" draw:formula="63*logwidth/88"/>
                  <draw:equation draw:name="f85" draw:formula="2692*logheight/2802"/>
                  <draw:equation draw:name="f86" draw:formula="57*logwidth/88"/>
                  <draw:equation draw:name="f87" draw:formula="2769*logheight/2802"/>
                  <draw:equation draw:name="f88" draw:formula="43*logwidth/88"/>
                  <draw:equation draw:name="f89" draw:formula="2773*logheight/2802"/>
                  <draw:equation draw:name="f90" draw:formula="20*logwidth/88"/>
                  <draw:equation draw:name="f91" draw:formula="2790*logheight/2802"/>
                  <draw:equation draw:name="f92" draw:formula="15*logwidth/88"/>
                  <draw:equation draw:name="f93" draw:formula="2801*logheight/2802"/>
                  <draw:equation draw:name="f94" draw:formula="6*logwidth/88"/>
                  <draw:equation draw:name="f95" draw:formula="2753*logheight/2802"/>
                  <draw:equation draw:name="f96" draw:formula="14*logwidth/88"/>
                  <draw:equation draw:name="f97" draw:formula="2594*logheight/2802"/>
                  <draw:equation draw:name="f98" draw:formula="19*logwidth/88"/>
                  <draw:equation draw:name="f99" draw:formula="2151*logheight/2802"/>
                  <draw:equation draw:name="f100" draw:formula="24*logwidth/88"/>
                  <draw:equation draw:name="f101" draw:formula="1729*logheight/2802"/>
                  <draw:equation draw:name="f102" draw:formula="31*logwidth/88"/>
                  <draw:equation draw:name="f103" draw:formula="1475*logheight/2802"/>
                  <draw:equation draw:name="f104" draw:formula="37*logwidth/88"/>
                  <draw:equation draw:name="f105" draw:formula="1329*logheight/2802"/>
                  <draw:equation draw:name="f106" draw:formula="38*logwidth/88"/>
                  <draw:equation draw:name="f107" draw:formula="1081*logheight/2802"/>
                  <draw:equation draw:name="f108" draw:formula="34*logwidth/88"/>
                  <draw:equation draw:name="f109" draw:formula="686*logheight/2802"/>
                  <draw:equation draw:name="f110" draw:formula="37*logwidth/88"/>
                  <draw:equation draw:name="f111" draw:formula="384*logheight/2802"/>
                  <draw:equation draw:name="f112" draw:formula="46*logwidth/88"/>
                  <draw:equation draw:name="f113" draw:formula="118*logheight/2802"/>
                  <draw:equation draw:name="f114" draw:formula="58*logwidth/88"/>
                  <draw:equation draw:name="f115" draw:formula="31*logheight/2802"/>
                  <draw:equation draw:name="f116" draw:formula="65*logwidth/88"/>
                  <draw:equation draw:name="f117" draw:formula="18*logheight/2802"/>
                  <draw:equation draw:name="f118" draw:formula="88*logwidth/88"/>
                  <draw:equation draw:name="f119" draw:formula="0*logheight/2802"/>
                  <draw:equation draw:name="f120" draw:formula="logwidth"/>
                  <draw:equation draw:name="f121" draw:formula="logheight"/>
                </draw:enhanced-geometry>
              </draw:custom-shape>
              <draw:custom-shape draw:name="Freeform 120" draw:style-name="gr3" draw:text-style-name="P4" svg:width="8.19mm" svg:height="9.51mm" svg:x="1.01mm" svg:y="37.58mm">
                <text:p/>
                <draw:enhanced-geometry draw:mirror-horizontal="false" draw:mirror-vertical="false" drawooo:sub-view-size="215 281" draw:text-areas="0 0 ?f110 ?f111" svg:viewBox="0 0 0 0" draw:type="ooxml-non-primitive" draw:enhanced-path="M 52 8 L 52 8 51 10 49 11 48 15 47 17 45 19 45 22 44 23 45 25 46 28 47 31 48 33 48 36 48 37 47 39 46 40 45 41 45 42 46 44 46 45 47 45 48 45 49 48 51 50 52 51 53 53 53 54 53 57 52 60 49 68 49 74 51 83 51 85 51 88 52 92 43 79 33 68 23 60 11 56 16 60 20 68 25 77 27 85 31 91 36 94 40 96 45 100 47 102 47 104 47 106 47 109 48 111 51 112 53 113 54 114 56 114 57 114 58 114 59 115 60 117 61 120 61 123 61 127 62 129 63 131 65 135 80 159 86 170 91 181 95 191 87 187 81 181 74 175 61 170 46 169 41 170 37 173 32 178 42 183 54 188 67 192 74 195 82 197 95 201 108 205 124 208 139 213 155 219 170 228 180 234 188 241 195 249 187 246 182 246 174 248 170 251 166 256 161 260 158 265 170 258 184 253 198 251 211 251 209 248 205 244 203 242 202 241 201 241 200 240 198 239 197 239 196 239 196 239 196 236 196 234 196 232 195 230 195 227 194 225 192 224 189 224 188 225 187 228 187 219 188 210 186 201 185 198 183 192 181 184 178 178 175 172 174 170 172 174 170 178 169 182 169 188 170 196 171 204 170 209 170 214 168 218 168 220 166 219 157 207 152 193 151 180 151 164 154 149 147 152 142 157 139 164 137 171 134 175 133 179 131 183 130 185 128 187 126 189 125 191 124 193 127 181 131 169 132 166 132 164 133 161 134 158 134 155 134 153 133 152 131 150 130 149 128 149 127 147 127 145 127 143 128 140 129 139 131 138 132 137 133 135 133 132 132 130 131 128 130 127 129 124 129 122 130 120 131 118 133 115 136 113 137 111 138 109 138 106 138 104 137 102 136 98 134 96 133 93 133 92 132 91 123 108 114 124 109 144 107 164 108 169 108 174 104 169 96 149 93 129 91 109 89 82 85 66 80 52 73 40 65 28 52 8 Z M 53 0 L 54 4 55 7 57 10 58 13 67 26 75 39 83 51 88 65 91 80 94 109 95 127 98 145 104 163 105 143 111 126 118 109 127 95 137 83 138 80 142 97 145 110 146 122 146 127 146 131 144 144 140 155 143 150 148 147 155 146 160 144 159 148 157 153 155 158 153 180 155 192 159 204 167 215 168 210 168 205 167 196 167 188 169 174 178 163 178 166 178 170 180 173 181 176 182 179 189 202 195 218 202 235 205 239 210 243 213 250 215 256 213 259 213 257 212 254 210 253 207 253 204 253 201 253 199 253 180 258 170 261 161 266 158 269 155 272 153 277 151 281 153 269 159 258 169 248 180 243 165 233 146 222 127 213 107 207 94 204 81 199 73 197 66 195 42 187 24 179 31 174 38 169 46 165 58 166 70 171 80 176 71 159 60 144 48 130 37 115 27 101 18 84 16 75 13 66 9 58 6 53 4 50 2 48 0 43 13 50 26 58 33 63 41 70 46 78 43 61 41 42 41 28 44 15 51 4 53 0 Z N">
                  <draw:equation draw:name="f0" draw:formula="47*logwidth/215"/>
                  <draw:equation draw:name="f1" draw:formula="17*logheight/281"/>
                  <draw:equation draw:name="f2" draw:formula="47*logwidth/215"/>
                  <draw:equation draw:name="f3" draw:formula="31*logheight/281"/>
                  <draw:equation draw:name="f4" draw:formula="45*logwidth/215"/>
                  <draw:equation draw:name="f5" draw:formula="41*logheight/281"/>
                  <draw:equation draw:name="f6" draw:formula="49*logwidth/215"/>
                  <draw:equation draw:name="f7" draw:formula="48*logheight/281"/>
                  <draw:equation draw:name="f8" draw:formula="52*logwidth/215"/>
                  <draw:equation draw:name="f9" draw:formula="60*logheight/281"/>
                  <draw:equation draw:name="f10" draw:formula="52*logwidth/215"/>
                  <draw:equation draw:name="f11" draw:formula="92*logheight/281"/>
                  <draw:equation draw:name="f12" draw:formula="20*logwidth/215"/>
                  <draw:equation draw:name="f13" draw:formula="68*logheight/281"/>
                  <draw:equation draw:name="f14" draw:formula="45*logwidth/215"/>
                  <draw:equation draw:name="f15" draw:formula="100*logheight/281"/>
                  <draw:equation draw:name="f16" draw:formula="51*logwidth/215"/>
                  <draw:equation draw:name="f17" draw:formula="112*logheight/281"/>
                  <draw:equation draw:name="f18" draw:formula="59*logwidth/215"/>
                  <draw:equation draw:name="f19" draw:formula="115*logheight/281"/>
                  <draw:equation draw:name="f20" draw:formula="63*logwidth/215"/>
                  <draw:equation draw:name="f21" draw:formula="131*logheight/281"/>
                  <draw:equation draw:name="f22" draw:formula="87*logwidth/215"/>
                  <draw:equation draw:name="f23" draw:formula="187*logheight/281"/>
                  <draw:equation draw:name="f24" draw:formula="37*logwidth/215"/>
                  <draw:equation draw:name="f25" draw:formula="173*logheight/281"/>
                  <draw:equation draw:name="f26" draw:formula="82*logwidth/215"/>
                  <draw:equation draw:name="f27" draw:formula="197*logheight/281"/>
                  <draw:equation draw:name="f28" draw:formula="170*logwidth/215"/>
                  <draw:equation draw:name="f29" draw:formula="228*logheight/281"/>
                  <draw:equation draw:name="f30" draw:formula="174*logwidth/215"/>
                  <draw:equation draw:name="f31" draw:formula="248*logheight/281"/>
                  <draw:equation draw:name="f32" draw:formula="184*logwidth/215"/>
                  <draw:equation draw:name="f33" draw:formula="253*logheight/281"/>
                  <draw:equation draw:name="f34" draw:formula="202*logwidth/215"/>
                  <draw:equation draw:name="f35" draw:formula="241*logheight/281"/>
                  <draw:equation draw:name="f36" draw:formula="196*logwidth/215"/>
                  <draw:equation draw:name="f37" draw:formula="239*logheight/281"/>
                  <draw:equation draw:name="f38" draw:formula="194*logwidth/215"/>
                  <draw:equation draw:name="f39" draw:formula="225*logheight/281"/>
                  <draw:equation draw:name="f40" draw:formula="188*logwidth/215"/>
                  <draw:equation draw:name="f41" draw:formula="210*logheight/281"/>
                  <draw:equation draw:name="f42" draw:formula="175*logwidth/215"/>
                  <draw:equation draw:name="f43" draw:formula="172*logheight/281"/>
                  <draw:equation draw:name="f44" draw:formula="170*logwidth/215"/>
                  <draw:equation draw:name="f45" draw:formula="196*logheight/281"/>
                  <draw:equation draw:name="f46" draw:formula="166*logwidth/215"/>
                  <draw:equation draw:name="f47" draw:formula="219*logheight/281"/>
                  <draw:equation draw:name="f48" draw:formula="147*logwidth/215"/>
                  <draw:equation draw:name="f49" draw:formula="152*logheight/281"/>
                  <draw:equation draw:name="f50" draw:formula="131*logwidth/215"/>
                  <draw:equation draw:name="f51" draw:formula="183*logheight/281"/>
                  <draw:equation draw:name="f52" draw:formula="127*logwidth/215"/>
                  <draw:equation draw:name="f53" draw:formula="181*logheight/281"/>
                  <draw:equation draw:name="f54" draw:formula="134*logwidth/215"/>
                  <draw:equation draw:name="f55" draw:formula="155*logheight/281"/>
                  <draw:equation draw:name="f56" draw:formula="127*logwidth/215"/>
                  <draw:equation draw:name="f57" draw:formula="147*logheight/281"/>
                  <draw:equation draw:name="f58" draw:formula="132*logwidth/215"/>
                  <draw:equation draw:name="f59" draw:formula="137*logheight/281"/>
                  <draw:equation draw:name="f60" draw:formula="129*logwidth/215"/>
                  <draw:equation draw:name="f61" draw:formula="124*logheight/281"/>
                  <draw:equation draw:name="f62" draw:formula="137*logwidth/215"/>
                  <draw:equation draw:name="f63" draw:formula="111*logheight/281"/>
                  <draw:equation draw:name="f64" draw:formula="134*logwidth/215"/>
                  <draw:equation draw:name="f65" draw:formula="96*logheight/281"/>
                  <draw:equation draw:name="f66" draw:formula="109*logwidth/215"/>
                  <draw:equation draw:name="f67" draw:formula="144*logheight/281"/>
                  <draw:equation draw:name="f68" draw:formula="93*logwidth/215"/>
                  <draw:equation draw:name="f69" draw:formula="129*logheight/281"/>
                  <draw:equation draw:name="f70" draw:formula="65*logwidth/215"/>
                  <draw:equation draw:name="f71" draw:formula="28*logheight/281"/>
                  <draw:equation draw:name="f72" draw:formula="58*logwidth/215"/>
                  <draw:equation draw:name="f73" draw:formula="13*logheight/281"/>
                  <draw:equation draw:name="f74" draw:formula="94*logwidth/215"/>
                  <draw:equation draw:name="f75" draw:formula="109*logheight/281"/>
                  <draw:equation draw:name="f76" draw:formula="118*logwidth/215"/>
                  <draw:equation draw:name="f77" draw:formula="109*logheight/281"/>
                  <draw:equation draw:name="f78" draw:formula="146*logwidth/215"/>
                  <draw:equation draw:name="f79" draw:formula="122*logheight/281"/>
                  <draw:equation draw:name="f80" draw:formula="148*logwidth/215"/>
                  <draw:equation draw:name="f81" draw:formula="147*logheight/281"/>
                  <draw:equation draw:name="f82" draw:formula="153*logwidth/215"/>
                  <draw:equation draw:name="f83" draw:formula="180*logheight/281"/>
                  <draw:equation draw:name="f84" draw:formula="167*logwidth/215"/>
                  <draw:equation draw:name="f85" draw:formula="196*logheight/281"/>
                  <draw:equation draw:name="f86" draw:formula="180*logwidth/215"/>
                  <draw:equation draw:name="f87" draw:formula="173*logheight/281"/>
                  <draw:equation draw:name="f88" draw:formula="205*logwidth/215"/>
                  <draw:equation draw:name="f89" draw:formula="239*logheight/281"/>
                  <draw:equation draw:name="f90" draw:formula="212*logwidth/215"/>
                  <draw:equation draw:name="f91" draw:formula="254*logheight/281"/>
                  <draw:equation draw:name="f92" draw:formula="180*logwidth/215"/>
                  <draw:equation draw:name="f93" draw:formula="258*logheight/281"/>
                  <draw:equation draw:name="f94" draw:formula="151*logwidth/215"/>
                  <draw:equation draw:name="f95" draw:formula="281*logheight/281"/>
                  <draw:equation draw:name="f96" draw:formula="146*logwidth/215"/>
                  <draw:equation draw:name="f97" draw:formula="222*logheight/281"/>
                  <draw:equation draw:name="f98" draw:formula="66*logwidth/215"/>
                  <draw:equation draw:name="f99" draw:formula="195*logheight/281"/>
                  <draw:equation draw:name="f100" draw:formula="58*logwidth/215"/>
                  <draw:equation draw:name="f101" draw:formula="166*logheight/281"/>
                  <draw:equation draw:name="f102" draw:formula="37*logwidth/215"/>
                  <draw:equation draw:name="f103" draw:formula="115*logheight/281"/>
                  <draw:equation draw:name="f104" draw:formula="6*logwidth/215"/>
                  <draw:equation draw:name="f105" draw:formula="53*logheight/281"/>
                  <draw:equation draw:name="f106" draw:formula="33*logwidth/215"/>
                  <draw:equation draw:name="f107" draw:formula="63*logheight/281"/>
                  <draw:equation draw:name="f108" draw:formula="44*logwidth/215"/>
                  <draw:equation draw:name="f109" draw:formula="15*logheight/281"/>
                  <draw:equation draw:name="f110" draw:formula="logwidth"/>
                  <draw:equation draw:name="f111" draw:formula="logheight"/>
                </draw:enhanced-geometry>
              </draw:custom-shape>
              <draw:custom-shape draw:name="Freeform 121" draw:style-name="gr3" draw:text-style-name="P4" svg:width="6.34mm" svg:height="14.28mm" svg:x="9.75mm" svg:y="48.96mm">
                <text:p/>
                <draw:enhanced-geometry draw:mirror-horizontal="false" draw:mirror-vertical="false" drawooo:sub-view-size="167 427" draw:text-areas="0 0 ?f124 ?f125" svg:viewBox="0 0 0 0" draw:type="ooxml-non-primitive" draw:enhanced-path="M 133 31 L 126 37 116 48 109 60 101 79 98 98 97 118 92 113 91 106 91 98 92 90 92 83 90 69 83 56 76 44 72 37 72 43 71 63 67 82 66 88 65 94 65 98 63 110 62 116 62 125 62 136 62 149 62 159 62 167 63 170 56 168 53 164 51 157 51 150 50 144 47 138 42 130 38 123 37 116 33 140 31 166 31 166 34 179 39 193 42 206 44 220 40 234 35 225 33 214 30 203 28 199 24 191 21 184 20 179 15 202 14 226 15 238 19 252 23 264 28 275 36 287 40 297 30 298 21 296 12 292 20 301 24 312 25 324 24 336 21 349 17 361 14 373 10 386 5 402 2 418 3 419 9 401 14 382 20 368 26 354 31 340 33 333 34 328 36 323 41 318 52 313 63 309 76 306 86 303 96 296 104 287 110 278 95 279 79 283 68 287 65 288 63 288 60 288 58 288 57 288 54 287 53 286 52 286 51 286 50 283 51 282 51 280 52 277 52 274 53 271 53 267 55 264 57 260 60 256 64 253 74 247 86 243 99 237 112 232 123 226 133 217 137 205 134 204 130 204 128 205 125 205 114 209 104 214 98 217 95 218 92 219 87 219 84 221 81 223 77 228 73 231 70 235 68 232 69 231 69 228 70 225 71 221 72 218 73 210 81 196 90 185 100 174 112 164 123 151 130 138 131 133 133 127 134 122 136 118 123 124 110 130 107 130 108 127 113 114 116 101 122 90 128 78 133 66 133 57 131 48 130 39 133 31 Z M 151 0 L 151 3 151 8 151 11 149 16 148 21 148 27 147 33 145 37 145 43 144 61 139 77 135 82 130 87 127 91 125 96 122 99 119 109 115 117 112 125 118 124 123 121 128 118 135 114 143 110 152 107 159 107 167 110 159 112 154 113 149 117 145 123 143 129 141 134 137 148 129 159 120 168 110 174 100 179 92 187 83 197 77 211 74 219 73 225 72 229 74 226 79 222 83 218 87 217 91 216 94 216 97 214 102 211 113 206 124 203 126 202 131 202 136 200 141 199 144 196 145 195 148 193 150 191 150 195 150 199 149 203 148 208 147 213 144 219 142 223 135 230 127 236 119 239 118 239 107 243 96 245 85 247 74 251 66 255 63 258 59 262 57 265 56 269 55 271 55 274 54 279 53 283 55 283 57 284 58 284 60 284 63 286 65 284 67 284 79 281 91 277 105 274 116 277 129 280 118 288 108 297 84 312 72 316 63 318 56 319 50 322 44 326 38 335 34 344 31 348 23 365 16 383 11 401 3 427 1 427 0 412 2 399 7 385 11 371 14 352 15 345 16 338 17 330 19 321 17 312 15 304 13 301 11 299 9 296 7 293 6 290 6 288 5 284 6 281 6 277 6 274 12 279 16 281 21 284 23 287 25 290 28 292 25 279 21 265 16 253 13 238 12 226 12 209 14 192 15 185 15 177 15 175 16 173 17 170 19 169 21 173 22 176 22 179 24 183 26 186 28 190 31 196 35 202 33 190 30 178 29 166 29 166 31 131 33 122 35 112 38 104 37 106 37 108 38 110 38 114 39 116 40 118 43 124 47 130 51 135 56 143 56 141 57 126 59 110 62 98 63 94 64 88 65 82 67 70 69 56 69 43 69 35 66 26 62 19 68 26 73 34 78 42 86 54 93 68 96 83 102 65 111 51 122 37 134 25 141 16 145 10 148 5 151 0 Z N">
                  <draw:equation draw:name="f0" draw:formula="98*logwidth/167"/>
                  <draw:equation draw:name="f1" draw:formula="98*logheight/427"/>
                  <draw:equation draw:name="f2" draw:formula="92*logwidth/167"/>
                  <draw:equation draw:name="f3" draw:formula="83*logheight/427"/>
                  <draw:equation draw:name="f4" draw:formula="71*logwidth/167"/>
                  <draw:equation draw:name="f5" draw:formula="63*logheight/427"/>
                  <draw:equation draw:name="f6" draw:formula="62*logwidth/167"/>
                  <draw:equation draw:name="f7" draw:formula="116*logheight/427"/>
                  <draw:equation draw:name="f8" draw:formula="63*logwidth/167"/>
                  <draw:equation draw:name="f9" draw:formula="170*logheight/427"/>
                  <draw:equation draw:name="f10" draw:formula="47*logwidth/167"/>
                  <draw:equation draw:name="f11" draw:formula="138*logheight/427"/>
                  <draw:equation draw:name="f12" draw:formula="31*logwidth/167"/>
                  <draw:equation draw:name="f13" draw:formula="166*logheight/427"/>
                  <draw:equation draw:name="f14" draw:formula="35*logwidth/167"/>
                  <draw:equation draw:name="f15" draw:formula="225*logheight/427"/>
                  <draw:equation draw:name="f16" draw:formula="20*logwidth/167"/>
                  <draw:equation draw:name="f17" draw:formula="179*logheight/427"/>
                  <draw:equation draw:name="f18" draw:formula="28*logwidth/167"/>
                  <draw:equation draw:name="f19" draw:formula="275*logheight/427"/>
                  <draw:equation draw:name="f20" draw:formula="20*logwidth/167"/>
                  <draw:equation draw:name="f21" draw:formula="301*logheight/427"/>
                  <draw:equation draw:name="f22" draw:formula="14*logwidth/167"/>
                  <draw:equation draw:name="f23" draw:formula="373*logheight/427"/>
                  <draw:equation draw:name="f24" draw:formula="14*logwidth/167"/>
                  <draw:equation draw:name="f25" draw:formula="382*logheight/427"/>
                  <draw:equation draw:name="f26" draw:formula="36*logwidth/167"/>
                  <draw:equation draw:name="f27" draw:formula="323*logheight/427"/>
                  <draw:equation draw:name="f28" draw:formula="96*logwidth/167"/>
                  <draw:equation draw:name="f29" draw:formula="296*logheight/427"/>
                  <draw:equation draw:name="f30" draw:formula="65*logwidth/167"/>
                  <draw:equation draw:name="f31" draw:formula="288*logheight/427"/>
                  <draw:equation draw:name="f32" draw:formula="53*logwidth/167"/>
                  <draw:equation draw:name="f33" draw:formula="286*logheight/427"/>
                  <draw:equation draw:name="f34" draw:formula="52*logwidth/167"/>
                  <draw:equation draw:name="f35" draw:formula="277*logheight/427"/>
                  <draw:equation draw:name="f36" draw:formula="60*logwidth/167"/>
                  <draw:equation draw:name="f37" draw:formula="256*logheight/427"/>
                  <draw:equation draw:name="f38" draw:formula="123*logwidth/167"/>
                  <draw:equation draw:name="f39" draw:formula="226*logheight/427"/>
                  <draw:equation draw:name="f40" draw:formula="125*logwidth/167"/>
                  <draw:equation draw:name="f41" draw:formula="205*logheight/427"/>
                  <draw:equation draw:name="f42" draw:formula="87*logwidth/167"/>
                  <draw:equation draw:name="f43" draw:formula="219*logheight/427"/>
                  <draw:equation draw:name="f44" draw:formula="68*logwidth/167"/>
                  <draw:equation draw:name="f45" draw:formula="232*logheight/427"/>
                  <draw:equation draw:name="f46" draw:formula="73*logwidth/167"/>
                  <draw:equation draw:name="f47" draw:formula="210*logheight/427"/>
                  <draw:equation draw:name="f48" draw:formula="130*logwidth/167"/>
                  <draw:equation draw:name="f49" draw:formula="138*logheight/427"/>
                  <draw:equation draw:name="f50" draw:formula="110*logwidth/167"/>
                  <draw:equation draw:name="f51" draw:formula="130*logheight/427"/>
                  <draw:equation draw:name="f52" draw:formula="128*logwidth/167"/>
                  <draw:equation draw:name="f53" draw:formula="78*logheight/427"/>
                  <draw:equation draw:name="f54" draw:formula="151*logwidth/167"/>
                  <draw:equation draw:name="f55" draw:formula="0*logheight/427"/>
                  <draw:equation draw:name="f56" draw:formula="148*logwidth/167"/>
                  <draw:equation draw:name="f57" draw:formula="27*logheight/427"/>
                  <draw:equation draw:name="f58" draw:formula="135*logwidth/167"/>
                  <draw:equation draw:name="f59" draw:formula="82*logheight/427"/>
                  <draw:equation draw:name="f60" draw:formula="115*logwidth/167"/>
                  <draw:equation draw:name="f61" draw:formula="117*logheight/427"/>
                  <draw:equation draw:name="f62" draw:formula="143*logwidth/167"/>
                  <draw:equation draw:name="f63" draw:formula="110*logheight/427"/>
                  <draw:equation draw:name="f64" draw:formula="149*logwidth/167"/>
                  <draw:equation draw:name="f65" draw:formula="117*logheight/427"/>
                  <draw:equation draw:name="f66" draw:formula="120*logwidth/167"/>
                  <draw:equation draw:name="f67" draw:formula="168*logheight/427"/>
                  <draw:equation draw:name="f68" draw:formula="74*logwidth/167"/>
                  <draw:equation draw:name="f69" draw:formula="219*logheight/427"/>
                  <draw:equation draw:name="f70" draw:formula="87*logwidth/167"/>
                  <draw:equation draw:name="f71" draw:formula="217*logheight/427"/>
                  <draw:equation draw:name="f72" draw:formula="124*logwidth/167"/>
                  <draw:equation draw:name="f73" draw:formula="203*logheight/427"/>
                  <draw:equation draw:name="f74" draw:formula="145*logwidth/167"/>
                  <draw:equation draw:name="f75" draw:formula="195*logheight/427"/>
                  <draw:equation draw:name="f76" draw:formula="148*logwidth/167"/>
                  <draw:equation draw:name="f77" draw:formula="208*logheight/427"/>
                  <draw:equation draw:name="f78" draw:formula="119*logwidth/167"/>
                  <draw:equation draw:name="f79" draw:formula="239*logheight/427"/>
                  <draw:equation draw:name="f80" draw:formula="66*logwidth/167"/>
                  <draw:equation draw:name="f81" draw:formula="255*logheight/427"/>
                  <draw:equation draw:name="f82" draw:formula="55*logwidth/167"/>
                  <draw:equation draw:name="f83" draw:formula="274*logheight/427"/>
                  <draw:equation draw:name="f84" draw:formula="60*logwidth/167"/>
                  <draw:equation draw:name="f85" draw:formula="284*logheight/427"/>
                  <draw:equation draw:name="f86" draw:formula="105*logwidth/167"/>
                  <draw:equation draw:name="f87" draw:formula="274*logheight/427"/>
                  <draw:equation draw:name="f88" draw:formula="72*logwidth/167"/>
                  <draw:equation draw:name="f89" draw:formula="316*logheight/427"/>
                  <draw:equation draw:name="f90" draw:formula="34*logwidth/167"/>
                  <draw:equation draw:name="f91" draw:formula="344*logheight/427"/>
                  <draw:equation draw:name="f92" draw:formula="1*logwidth/167"/>
                  <draw:equation draw:name="f93" draw:formula="427*logheight/427"/>
                  <draw:equation draw:name="f94" draw:formula="15*logwidth/167"/>
                  <draw:equation draw:name="f95" draw:formula="345*logheight/427"/>
                  <draw:equation draw:name="f96" draw:formula="13*logwidth/167"/>
                  <draw:equation draw:name="f97" draw:formula="301*logheight/427"/>
                  <draw:equation draw:name="f98" draw:formula="5*logwidth/167"/>
                  <draw:equation draw:name="f99" draw:formula="284*logheight/427"/>
                  <draw:equation draw:name="f100" draw:formula="21*logwidth/167"/>
                  <draw:equation draw:name="f101" draw:formula="284*logheight/427"/>
                  <draw:equation draw:name="f102" draw:formula="16*logwidth/167"/>
                  <draw:equation draw:name="f103" draw:formula="253*logheight/427"/>
                  <draw:equation draw:name="f104" draw:formula="15*logwidth/167"/>
                  <draw:equation draw:name="f105" draw:formula="177*logheight/427"/>
                  <draw:equation draw:name="f106" draw:formula="22*logwidth/167"/>
                  <draw:equation draw:name="f107" draw:formula="176*logheight/427"/>
                  <draw:equation draw:name="f108" draw:formula="35*logwidth/167"/>
                  <draw:equation draw:name="f109" draw:formula="202*logheight/427"/>
                  <draw:equation draw:name="f110" draw:formula="33*logwidth/167"/>
                  <draw:equation draw:name="f111" draw:formula="122*logheight/427"/>
                  <draw:equation draw:name="f112" draw:formula="38*logwidth/167"/>
                  <draw:equation draw:name="f113" draw:formula="114*logheight/427"/>
                  <draw:equation draw:name="f114" draw:formula="56*logwidth/167"/>
                  <draw:equation draw:name="f115" draw:formula="143*logheight/427"/>
                  <draw:equation draw:name="f116" draw:formula="64*logwidth/167"/>
                  <draw:equation draw:name="f117" draw:formula="88*logheight/427"/>
                  <draw:equation draw:name="f118" draw:formula="66*logwidth/167"/>
                  <draw:equation draw:name="f119" draw:formula="26*logheight/427"/>
                  <draw:equation draw:name="f120" draw:formula="93*logwidth/167"/>
                  <draw:equation draw:name="f121" draw:formula="68*logheight/427"/>
                  <draw:equation draw:name="f122" draw:formula="141*logwidth/167"/>
                  <draw:equation draw:name="f123" draw:formula="16*logheight/427"/>
                  <draw:equation draw:name="f124" draw:formula="logwidth"/>
                  <draw:equation draw:name="f125" draw:formula="logheight"/>
                </draw:enhanced-geometry>
              </draw:custom-shape>
            </draw:g>
          </table:table-cell>
          <table:table-cell table:style-name="ce45" office:value-type="string" calcext:value-type="string">
            <text:p>Kategorija</text:p>
          </table:table-cell>
          <table:table-cell table:style-name="ce51" office:value-type="string" calcext:value-type="string">
            <text:p>Predvideni stroški</text:p>
          </table:table-cell>
          <table:table-cell table:style-name="ce51" office:value-type="string" calcext:value-type="string">
            <text:p>Dejanski stroški</text:p>
          </table:table-cell>
          <table:table-cell table:style-name="ce51" office:value-type="string" calcext:value-type="string">
            <text:p>Razlika</text:p>
          </table:table-cell>
          <table:table-cell table:style-name="ce16"/>
          <table:table-cell table:number-columns-repeated="1009"/>
        </table:table-row>
        <table:table-header-rows>
          <table:table-row table:style-name="ro3">
            <table:table-cell table:style-name="ce2"/>
            <table:covered-table-cell table:style-name="ce9"/>
            <table:table-cell table:style-name="ce2" office:value-type="string" calcext:value-type="string">
              <text:p>Dodatni prihodek</text:p>
            </table:table-cell>
            <table:table-cell table:style-name="ce21" office:value-type="float" office:value="550" calcext:value-type="float">
              <text:p>550,00 €</text:p>
            </table:table-cell>
            <table:table-cell table:style-name="ce24"/>
            <table:covered-table-cell table:style-name="ce9"/>
            <table:covered-table-cell table:style-name="ce33"/>
            <table:table-cell table:style-name="ce37"/>
            <table:table-cell/>
            <table:table-cell table:style-name="Default"/>
            <table:table-cell table:style-name="ce46" office:value-type="string" calcext:value-type="string">
              <text:p>Darila in dobrodelnost</text:p>
            </table:table-cell>
            <table:table-cell table:style-name="ce52" office:value-type="float" office:value="35" calcext:value-type="float">
              <text:p>35,00 €</text:p>
            </table:table-cell>
            <table:table-cell table:style-name="ce52" office:value-type="float" office:value="40" calcext:value-type="float">
              <text:p>40,00 €</text:p>
            </table:table-cell>
            <table:table-cell table:style-name="ce52" office:value-type="float" office:value="-5" calcext:value-type="float">
              <text:p>-5,00 €</text:p>
            </table:table-cell>
            <table:table-cell table:number-columns-repeated="1010"/>
          </table:table-row>
        </table:table-header-rows>
        <table:table-row table:style-name="ro3">
          <table:table-cell table:style-name="ce2"/>
          <table:covered-table-cell table:style-name="ce9"/>
          <table:table-cell table:style-name="ce17" office:value-type="string" calcext:value-type="string">
            <text:p>Skupni prihodki</text:p>
          </table:table-cell>
          <table:table-cell table:style-name="ce22" table:formula="of:=SUM([.D8:.D10])" office:value-type="float" office:value="4775" calcext:value-type="float">
            <text:p>4.775,00 €</text:p>
          </table:table-cell>
          <table:table-cell table:style-name="ce24"/>
          <table:covered-table-cell table:style-name="ce9"/>
          <table:covered-table-cell table:style-name="ce33"/>
          <table:table-cell table:style-name="ce37"/>
          <table:table-cell/>
          <table:table-cell table:style-name="Default"/>
          <table:table-cell table:style-name="ce46"/>
          <table:table-cell table:style-name="ce52" table:number-columns-repeated="3"/>
          <table:table-cell table:number-columns-repeated="1010"/>
        </table:table-row>
        <table:table-row table:style-name="ro3">
          <table:table-cell table:style-name="ce2"/>
          <table:table-cell table:style-name="ce10"/>
          <table:table-cell table:style-name="ce14" table:number-columns-repeated="2"/>
          <table:table-cell table:style-name="ce25"/>
          <table:table-cell table:style-name="ce29"/>
          <table:table-cell table:style-name="ce34"/>
          <table:table-cell table:style-name="ce14"/>
          <table:table-cell/>
          <table:table-cell table:style-name="Default"/>
          <table:table-cell table:style-name="ce46" office:value-type="string" calcext:value-type="string">
            <text:p>Davki</text:p>
          </table:table-cell>
          <table:table-cell table:number-columns-repeated="2" table:style-name="ce52" office:value-type="float" office:value="50" calcext:value-type="float">
            <text:p>50,00 €</text:p>
          </table:table-cell>
          <table:table-cell table:style-name="ce52" office:value-type="float" office:value="0" calcext:value-type="float">
            <text:p>0,00 €</text:p>
          </table:table-cell>
          <table:table-cell table:number-columns-repeated="1010"/>
        </table:table-row>
        <table:table-row table:style-name="ro3">
          <table:table-cell table:style-name="ce2"/>
          <table:table-cell table:style-name="ce11" office:value-type="string" calcext:value-type="string" table:number-columns-spanned="1" table:number-rows-spanned="5">
            <text:p>PREDVIDENI</text:p>
          </table:table-cell>
          <table:table-cell table:style-name="ce2" table:number-columns-repeated="2"/>
          <table:table-cell table:style-name="ce24"/>
          <table:table-cell table:style-name="ce11" office:value-type="string" calcext:value-type="string" table:number-columns-spanned="1" table:number-rows-spanned="5">
            <text:p>PREDVIDENI</text:p>
          </table:table-cell>
          <table:table-cell table:style-name="ce35" table:formula="of:=SUM([$'mesečni stroški'.$D$3:.$D$58])" office:value-type="float" office:value="3105" calcext:value-type="float" table:number-columns-spanned="1" table:number-rows-spanned="5">
            <text:p><text:s/>3.105,00 € </text:p>
          </table:table-cell>
          <table:table-cell table:style-name="ce2"/>
          <table:table-cell/>
          <table:table-cell table:style-name="Default"/>
          <table:table-cell table:style-name="ce46"/>
          <table:table-cell table:style-name="ce52" table:number-columns-repeated="3"/>
          <table:table-cell table:number-columns-repeated="1010"/>
        </table:table-row>
        <table:table-row table:style-name="ro3">
          <table:table-cell table:style-name="ce2"/>
          <table:covered-table-cell table:style-name="ce12"/>
          <table:table-cell table:style-name="ce2" office:value-type="string" calcext:value-type="string">
            <text:p>Prihodek 1</text:p>
          </table:table-cell>
          <table:table-cell table:style-name="ce21" office:value-type="float" office:value="2300" calcext:value-type="float">
            <text:p>2.300,00 €</text:p>
          </table:table-cell>
          <table:table-cell table:style-name="ce24"/>
          <table:covered-table-cell table:style-name="ce12"/>
          <table:covered-table-cell table:style-name="ce33"/>
          <table:table-cell table:style-name="ce2"/>
          <table:table-cell/>
          <table:table-cell table:style-name="Default"/>
          <table:table-cell table:style-name="ce46" office:value-type="string" calcext:value-type="string">
            <text:p>Hišni ljubljenčki</text:p>
          </table:table-cell>
          <table:table-cell table:style-name="ce52" office:value-type="float" office:value="120" calcext:value-type="float">
            <text:p>120,00 €</text:p>
          </table:table-cell>
          <table:table-cell table:style-name="ce52" office:value-type="float" office:value="90" calcext:value-type="float">
            <text:p>90,00 €</text:p>
          </table:table-cell>
          <table:table-cell table:style-name="ce52" office:value-type="float" office:value="30" calcext:value-type="float">
            <text:p>30,00 €</text:p>
          </table:table-cell>
          <table:table-cell table:number-columns-repeated="1010"/>
        </table:table-row>
        <table:table-row table:style-name="ro3">
          <table:table-cell table:style-name="ce2"/>
          <table:covered-table-cell table:style-name="ce12"/>
          <table:table-cell table:style-name="ce2" office:value-type="string" calcext:value-type="string">
            <text:p>Prihodek 2</text:p>
          </table:table-cell>
          <table:table-cell table:style-name="ce21" office:value-type="float" office:value="1900" calcext:value-type="float">
            <text:p>1.900,00 €</text:p>
          </table:table-cell>
          <table:table-cell table:style-name="ce24"/>
          <table:covered-table-cell table:style-name="ce12"/>
          <table:covered-table-cell table:style-name="ce33"/>
          <table:table-cell table:style-name="ce37"/>
          <table:table-cell/>
          <table:table-cell table:style-name="Default"/>
          <table:table-cell table:style-name="ce46"/>
          <table:table-cell table:style-name="ce52" table:number-columns-repeated="3"/>
          <table:table-cell table:number-columns-repeated="1010"/>
        </table:table-row>
        <table:table-row table:style-name="ro3">
          <table:table-cell table:style-name="ce2"/>
          <table:covered-table-cell table:style-name="ce12"/>
          <table:table-cell table:style-name="ce2" office:value-type="string" calcext:value-type="string">
            <text:p>Dodatni prihodek</text:p>
          </table:table-cell>
          <table:table-cell table:style-name="ce21" office:value-type="float" office:value="570" calcext:value-type="float">
            <text:p>570,00 €</text:p>
          </table:table-cell>
          <table:table-cell table:style-name="ce24"/>
          <table:covered-table-cell table:style-name="ce12"/>
          <table:covered-table-cell table:style-name="ce33"/>
          <table:table-cell table:style-name="ce37"/>
          <table:table-cell/>
          <table:table-cell table:style-name="Default"/>
          <table:table-cell table:style-name="ce46" office:value-type="string" calcext:value-type="string">
            <text:p>Hrana</text:p>
          </table:table-cell>
          <table:table-cell table:style-name="ce52" office:value-type="float" office:value="700" calcext:value-type="float">
            <text:p>700,00 €</text:p>
          </table:table-cell>
          <table:table-cell table:style-name="ce52" office:value-type="float" office:value="660" calcext:value-type="float">
            <text:p>660,00 €</text:p>
          </table:table-cell>
          <table:table-cell table:style-name="ce52" office:value-type="float" office:value="40" calcext:value-type="float">
            <text:p>40,00 €</text:p>
          </table:table-cell>
          <table:table-cell table:number-columns-repeated="1010"/>
        </table:table-row>
        <table:table-row table:style-name="ro3">
          <table:table-cell table:style-name="ce2"/>
          <table:covered-table-cell table:style-name="ce12"/>
          <table:table-cell table:style-name="ce17" office:value-type="string" calcext:value-type="string">
            <text:p>Skupni prihodki</text:p>
          </table:table-cell>
          <table:table-cell table:style-name="ce22" table:formula="of:=SUM([.D14:.D16])" office:value-type="float" office:value="4770" calcext:value-type="float">
            <text:p>4.770,00 €</text:p>
          </table:table-cell>
          <table:table-cell table:style-name="ce26"/>
          <table:covered-table-cell table:style-name="ce12"/>
          <table:covered-table-cell table:style-name="ce33"/>
          <table:table-cell table:style-name="ce38"/>
          <table:table-cell/>
          <table:table-cell table:style-name="Default"/>
          <table:table-cell table:style-name="ce46"/>
          <table:table-cell table:style-name="ce52" table:number-columns-repeated="3"/>
          <table:table-cell table:number-columns-repeated="1010"/>
        </table:table-row>
        <table:table-row table:style-name="ro3">
          <table:table-cell table:style-name="ce2"/>
          <table:table-cell table:style-name="ce13"/>
          <table:table-cell table:style-name="ce18" table:number-columns-repeated="2"/>
          <table:table-cell table:style-name="ce27"/>
          <table:table-cell table:style-name="ce29"/>
          <table:table-cell table:style-name="ce34"/>
          <table:table-cell table:style-name="ce18"/>
          <table:table-cell/>
          <table:table-cell table:style-name="Default"/>
          <table:table-cell table:style-name="ce46" office:value-type="string" calcext:value-type="string">
            <text:p>Krediti</text:p>
          </table:table-cell>
          <table:table-cell table:number-columns-repeated="2" table:style-name="ce52" office:value-type="float" office:value="200" calcext:value-type="float">
            <text:p>200,00 €</text:p>
          </table:table-cell>
          <table:table-cell table:style-name="ce52" office:value-type="float" office:value="0" calcext:value-type="float">
            <text:p>0,00 €</text:p>
          </table:table-cell>
          <table:table-cell table:number-columns-repeated="1010"/>
        </table:table-row>
        <table:table-row table:style-name="ro3">
          <table:table-cell/>
          <table:table-cell>
            <draw:frame table:end-cell-address="'mesečno poročilo'.H36" table:end-x="4.56mm" table:end-y="4.15mm" draw:z-index="1" draw:name="BudgetOverview" draw:style-name="gr5" draw:text-style-name="P3" svg:width="165.78mm" svg:height="91.91mm" svg:x="3.03mm" svg:y="2.2mm">
              <loext:p draw:notify-on-update-of-ranges="dodatno.B3:dodatno.B15 dodatno.C2:dodatno.C2 dodatno.C3:dodatno.C15"/>
              <draw:object xlink:href="./Object 1" xlink:type="simple" xlink:show="embed" xlink:actuate="onLoad"/>
              <draw:image xlink:href="./ObjectReplacements/Object 1" xlink:type="simple" xlink:show="embed" xlink:actuate="onLoad"/>
            </draw:frame>
          </table:table-cell>
          <table:table-cell table:number-columns-repeated="2"/>
          <table:table-cell table:style-name="Default" table:number-columns-repeated="3"/>
          <table:table-cell table:style-name="ce2"/>
          <table:table-cell/>
          <table:table-cell table:style-name="Default"/>
          <table:table-cell table:style-name="ce46"/>
          <table:table-cell table:style-name="ce52" table:number-columns-repeated="3"/>
          <table:table-cell table:number-columns-repeated="1010"/>
        </table:table-row>
        <table:table-row table:style-name="ro3">
          <table:table-cell table:number-columns-repeated="4"/>
          <table:table-cell table:style-name="ce28"/>
          <table:table-cell table:style-name="Default" table:number-columns-repeated="2"/>
          <table:table-cell table:style-name="ce2"/>
          <table:table-cell/>
          <table:table-cell table:style-name="Default"/>
          <table:table-cell table:style-name="ce46" office:value-type="string" calcext:value-type="string">
            <text:p>Namestitev</text:p>
          </table:table-cell>
          <table:table-cell table:style-name="ce52" office:value-type="float" office:value="545" calcext:value-type="float">
            <text:p>545,00 €</text:p>
          </table:table-cell>
          <table:table-cell table:style-name="ce52" office:value-type="float" office:value="525" calcext:value-type="float">
            <text:p>525,00 €</text:p>
          </table:table-cell>
          <table:table-cell table:style-name="ce52" office:value-type="float" office:value="20" calcext:value-type="float">
            <text:p>20,00 €</text:p>
          </table:table-cell>
          <table:table-cell table:number-columns-repeated="1010"/>
        </table:table-row>
        <table:table-row table:style-name="ro3">
          <table:table-cell table:number-columns-repeated="4"/>
          <table:table-cell table:style-name="ce28"/>
          <table:table-cell table:style-name="Default" table:number-columns-repeated="2"/>
          <table:table-cell table:style-name="ce2"/>
          <table:table-cell/>
          <table:table-cell table:style-name="Default"/>
          <table:table-cell table:style-name="ce46"/>
          <table:table-cell table:style-name="ce52" table:number-columns-repeated="3"/>
          <table:table-cell table:number-columns-repeated="1010"/>
        </table:table-row>
        <table:table-row table:style-name="ro3">
          <table:table-cell table:number-columns-repeated="4"/>
          <table:table-cell table:style-name="ce28"/>
          <table:table-cell table:style-name="Default" table:number-columns-repeated="2"/>
          <table:table-cell table:style-name="ce2"/>
          <table:table-cell/>
          <table:table-cell table:style-name="Default"/>
          <table:table-cell table:style-name="ce46" office:value-type="string" calcext:value-type="string">
            <text:p>Osebna nega</text:p>
          </table:table-cell>
          <table:table-cell table:style-name="ce52" office:value-type="float" office:value="150" calcext:value-type="float">
            <text:p>150,00 €</text:p>
          </table:table-cell>
          <table:table-cell table:style-name="ce52" office:value-type="float" office:value="140" calcext:value-type="float">
            <text:p>140,00 €</text:p>
          </table:table-cell>
          <table:table-cell table:style-name="ce52" office:value-type="float" office:value="10" calcext:value-type="float">
            <text:p>10,00 €</text:p>
          </table:table-cell>
          <table:table-cell table:number-columns-repeated="1010"/>
        </table:table-row>
        <table:table-row table:style-name="ro3">
          <table:table-cell table:number-columns-repeated="4"/>
          <table:table-cell table:style-name="ce28"/>
          <table:table-cell table:style-name="Default" table:number-columns-repeated="2"/>
          <table:table-cell table:style-name="ce2"/>
          <table:table-cell/>
          <table:table-cell table:style-name="Default"/>
          <table:table-cell table:style-name="ce46"/>
          <table:table-cell table:style-name="ce52" table:number-columns-repeated="3"/>
          <table:table-cell table:number-columns-repeated="1010"/>
        </table:table-row>
        <table:table-row table:style-name="ro3">
          <table:table-cell table:number-columns-repeated="4"/>
          <table:table-cell table:style-name="ce28"/>
          <table:table-cell table:style-name="Default" table:number-columns-repeated="2"/>
          <table:table-cell table:style-name="ce2"/>
          <table:table-cell/>
          <table:table-cell table:style-name="Default"/>
          <table:table-cell table:style-name="ce46" office:value-type="string" calcext:value-type="string">
            <text:p>Otroci</text:p>
          </table:table-cell>
          <table:table-cell table:style-name="ce52" office:value-type="float" office:value="230" calcext:value-type="float">
            <text:p>230,00 €</text:p>
          </table:table-cell>
          <table:table-cell table:style-name="ce52" office:value-type="float" office:value="240" calcext:value-type="float">
            <text:p>240,00 €</text:p>
          </table:table-cell>
          <table:table-cell table:style-name="ce52" office:value-type="float" office:value="-10" calcext:value-type="float">
            <text:p>-10,00 €</text:p>
          </table:table-cell>
          <table:table-cell table:number-columns-repeated="1010"/>
        </table:table-row>
        <table:table-row table:style-name="ro3">
          <table:table-cell table:number-columns-repeated="4"/>
          <table:table-cell table:style-name="ce28"/>
          <table:table-cell table:style-name="Default" table:number-columns-repeated="2"/>
          <table:table-cell table:style-name="ce2"/>
          <table:table-cell/>
          <table:table-cell table:style-name="Default"/>
          <table:table-cell table:style-name="ce46"/>
          <table:table-cell table:style-name="ce52" table:number-columns-repeated="3"/>
          <table:table-cell table:number-columns-repeated="1010"/>
        </table:table-row>
        <table:table-row table:style-name="ro3">
          <table:table-cell table:number-columns-repeated="4"/>
          <table:table-cell table:style-name="ce28"/>
          <table:table-cell table:style-name="Default" table:number-columns-repeated="2"/>
          <table:table-cell table:style-name="ce2"/>
          <table:table-cell/>
          <table:table-cell table:style-name="Default"/>
          <table:table-cell table:style-name="ce46" office:value-type="string" calcext:value-type="string">
            <text:p>Prevoz</text:p>
          </table:table-cell>
          <table:table-cell table:style-name="ce52" office:value-type="float" office:value="560" calcext:value-type="float">
            <text:p>560,00 €</text:p>
          </table:table-cell>
          <table:table-cell table:style-name="ce52" office:value-type="float" office:value="545" calcext:value-type="float">
            <text:p>545,00 €</text:p>
          </table:table-cell>
          <table:table-cell table:style-name="ce52" office:value-type="float" office:value="15" calcext:value-type="float">
            <text:p>15,00 €</text:p>
          </table:table-cell>
          <table:table-cell table:number-columns-repeated="1010"/>
        </table:table-row>
        <table:table-row table:style-name="ro3">
          <table:table-cell table:number-columns-repeated="4"/>
          <table:table-cell table:style-name="ce28"/>
          <table:table-cell table:style-name="Default" table:number-columns-repeated="2"/>
          <table:table-cell table:style-name="ce2"/>
          <table:table-cell/>
          <table:table-cell table:style-name="Default"/>
          <table:table-cell table:style-name="ce46"/>
          <table:table-cell table:style-name="ce52" table:number-columns-repeated="3"/>
          <table:table-cell table:number-columns-repeated="1010"/>
        </table:table-row>
        <table:table-row table:style-name="ro3">
          <table:table-cell table:number-columns-repeated="4"/>
          <table:table-cell table:style-name="ce28"/>
          <table:table-cell table:style-name="Default" table:number-columns-repeated="2"/>
          <table:table-cell table:style-name="ce2"/>
          <table:table-cell/>
          <table:table-cell table:style-name="Default"/>
          <table:table-cell table:style-name="ce46" office:value-type="string" calcext:value-type="string">
            <text:p>Prihranki ali naložbe</text:p>
          </table:table-cell>
          <table:table-cell table:number-columns-repeated="2" table:style-name="ce52" office:value-type="float" office:value="100" calcext:value-type="float">
            <text:p>100,00 €</text:p>
          </table:table-cell>
          <table:table-cell table:style-name="ce52" office:value-type="float" office:value="0" calcext:value-type="float">
            <text:p>0,00 €</text:p>
          </table:table-cell>
          <table:table-cell table:number-columns-repeated="1010"/>
        </table:table-row>
        <table:table-row table:style-name="ro3">
          <table:table-cell table:number-columns-repeated="4"/>
          <table:table-cell table:style-name="ce28"/>
          <table:table-cell table:style-name="Default" table:number-columns-repeated="2"/>
          <table:table-cell table:style-name="ce2"/>
          <table:table-cell/>
          <table:table-cell table:style-name="Default"/>
          <table:table-cell table:style-name="ce46"/>
          <table:table-cell table:style-name="ce52" table:number-columns-repeated="3"/>
          <table:table-cell table:number-columns-repeated="1010"/>
        </table:table-row>
        <table:table-row table:style-name="ro3">
          <table:table-cell table:number-columns-repeated="4"/>
          <table:table-cell table:style-name="ce28"/>
          <table:table-cell table:style-name="Default" table:number-columns-repeated="2"/>
          <table:table-cell table:style-name="ce2"/>
          <table:table-cell/>
          <table:table-cell table:style-name="Default"/>
          <table:table-cell table:style-name="ce46" office:value-type="string" calcext:value-type="string">
            <text:p>Zabava</text:p>
          </table:table-cell>
          <table:table-cell table:style-name="ce52" office:value-type="float" office:value="210" calcext:value-type="float">
            <text:p>210,00 €</text:p>
          </table:table-cell>
          <table:table-cell table:style-name="ce52" office:value-type="float" office:value="193" calcext:value-type="float">
            <text:p>193,00 €</text:p>
          </table:table-cell>
          <table:table-cell table:style-name="ce52" office:value-type="float" office:value="17" calcext:value-type="float">
            <text:p>17,00 €</text:p>
          </table:table-cell>
          <table:table-cell table:number-columns-repeated="1010"/>
        </table:table-row>
        <table:table-row table:style-name="ro3">
          <table:table-cell table:number-columns-repeated="4"/>
          <table:table-cell table:style-name="ce28"/>
          <table:table-cell table:style-name="Default" table:number-columns-repeated="2"/>
          <table:table-cell table:style-name="ce2"/>
          <table:table-cell/>
          <table:table-cell table:style-name="Default"/>
          <table:table-cell table:style-name="ce46"/>
          <table:table-cell table:style-name="ce52" table:number-columns-repeated="3"/>
          <table:table-cell table:number-columns-repeated="1010"/>
        </table:table-row>
        <table:table-row table:style-name="ro3">
          <table:table-cell table:number-columns-repeated="4"/>
          <table:table-cell table:style-name="ce28"/>
          <table:table-cell table:style-name="Default" table:number-columns-repeated="2"/>
          <table:table-cell table:style-name="ce2"/>
          <table:table-cell/>
          <table:table-cell table:style-name="Default"/>
          <table:table-cell table:style-name="ce46" office:value-type="string" calcext:value-type="string">
            <text:p>Zavarovanje</text:p>
          </table:table-cell>
          <table:table-cell table:style-name="ce52" office:value-type="float" office:value="205" calcext:value-type="float">
            <text:p>205,00 €</text:p>
          </table:table-cell>
          <table:table-cell table:style-name="ce52" office:value-type="float" office:value="208" calcext:value-type="float">
            <text:p>208,00 €</text:p>
          </table:table-cell>
          <table:table-cell table:style-name="ce52" office:value-type="float" office:value="-3" calcext:value-type="float">
            <text:p>-3,00 €</text:p>
          </table:table-cell>
          <table:table-cell table:number-columns-repeated="1010"/>
        </table:table-row>
        <table:table-row table:style-name="ro3">
          <table:table-cell table:number-columns-repeated="4"/>
          <table:table-cell table:style-name="ce28"/>
          <table:table-cell table:style-name="Default" table:number-columns-repeated="2"/>
          <table:table-cell table:style-name="ce2"/>
          <table:table-cell/>
          <table:table-cell table:style-name="Default"/>
          <table:table-cell table:style-name="ce46"/>
          <table:table-cell table:style-name="ce52" table:number-columns-repeated="3"/>
          <table:table-cell table:number-columns-repeated="1010"/>
        </table:table-row>
        <table:table-row table:style-name="ro3">
          <table:table-cell table:number-columns-repeated="4"/>
          <table:table-cell table:style-name="ce28"/>
          <table:table-cell table:style-name="Default" table:number-columns-repeated="2"/>
          <table:table-cell table:style-name="ce2"/>
          <table:table-cell/>
          <table:table-cell table:style-name="Default"/>
          <table:table-cell table:style-name="ce46" office:value-type="string" calcext:value-type="string">
            <text:p>Skupna vsota</text:p>
          </table:table-cell>
          <table:table-cell table:style-name="ce52" office:value-type="float" office:value="3105" calcext:value-type="float">
            <text:p>3.105,00 €</text:p>
          </table:table-cell>
          <table:table-cell table:style-name="ce52" office:value-type="float" office:value="2991" calcext:value-type="float">
            <text:p>2.991,00 €</text:p>
          </table:table-cell>
          <table:table-cell table:style-name="ce52" office:value-type="float" office:value="114" calcext:value-type="float">
            <text:p>114,00 €</text:p>
          </table:table-cell>
          <table:table-cell table:number-columns-repeated="1010"/>
        </table:table-row>
        <table:table-row table:style-name="ro3">
          <table:table-cell table:number-columns-repeated="4"/>
          <table:table-cell table:style-name="ce28"/>
          <table:table-cell table:style-name="Default" table:number-columns-repeated="2"/>
          <table:table-cell table:style-name="ce2"/>
          <table:table-cell/>
          <table:table-cell table:style-name="Default"/>
          <table:table-cell table:number-columns-repeated="3"/>
          <table:table-cell table:style-name="Default"/>
          <table:table-cell table:number-columns-repeated="1010"/>
        </table:table-row>
        <table:table-row table:style-name="ro3" table:number-rows-repeated="6">
          <table:table-cell table:number-columns-repeated="4"/>
          <table:table-cell table:style-name="ce28"/>
          <table:table-cell table:style-name="ce30" table:number-columns-repeated="2"/>
          <table:table-cell table:style-name="ce39"/>
          <table:table-cell/>
          <table:table-cell table:style-name="Default"/>
          <table:table-cell table:number-columns-repeated="3"/>
          <table:table-cell table:style-name="Default"/>
          <table:table-cell table:number-columns-repeated="1010"/>
        </table:table-row>
        <table:table-row table:style-name="ro3" table:number-rows-repeated="5">
          <table:table-cell table:number-columns-repeated="9"/>
          <table:table-cell table:style-name="Default"/>
          <table:table-cell table:number-columns-repeated="3"/>
          <table:table-cell table:style-name="Default"/>
          <table:table-cell table:number-columns-repeated="1010"/>
        </table:table-row>
        <table:table-row table:style-name="ro5" table:number-rows-repeated="74">
          <table:table-cell table:number-columns-repeated="9"/>
          <table:table-cell table:style-name="Default"/>
          <table:table-cell table:number-columns-repeated="3"/>
          <table:table-cell table:style-name="Default"/>
          <table:table-cell table:number-columns-repeated="1010"/>
        </table:table-row>
        <table:table-row table:style-name="ro5" table:number-rows-repeated="51">
          <table:table-cell table:number-columns-repeated="9"/>
          <table:table-cell table:style-name="Default"/>
          <table:table-cell table:number-columns-repeated="3"/>
          <table:table-cell table:style-name="ce52"/>
          <table:table-cell table:number-columns-repeated="1010"/>
        </table:table-row>
        <table:table-row table:style-name="ro5">
          <table:table-cell table:number-columns-repeated="1024"/>
        </table:table-row>
        <table:table-row table:style-name="ro5" table:number-rows-repeated="1048403">
          <table:table-cell table:number-columns-repeated="1024"/>
        </table:table-row>
        <table:table-row table:style-name="ro5">
          <table:table-cell table:number-columns-repeated="1024"/>
        </table:table-row>
        <table:named-expressions>
          <table:named-expression table:name="_xlnm.Print_Titles" table:base-cell-address="$'mesečno poročilo'.$A$1" table:expression="[$'mesečno poročilo'.$K$1:.$K$1048576];[$'mesečno poročilo'.$A$10:.$AMJ$10]"/>
        </table:named-expressions>
      </table:table>
      <table:table table:name="mesečni stroški" table:style-name="ta2" table:protected="true">
        <loext:table-protection loext:select-unprotected-cells="true"/>
        <table:table-column table:style-name="co16" table:default-cell-style-name="Default"/>
        <table:table-column table:style-name="co17" table:default-cell-style-name="Default"/>
        <table:table-column table:style-name="co18" table:default-cell-style-name="Default"/>
        <table:table-column table:style-name="co19" table:default-cell-style-name="ce52"/>
        <table:table-column table:style-name="co20" table:default-cell-style-name="ce52"/>
        <table:table-column table:style-name="co21" table:default-cell-style-name="ce52"/>
        <table:table-column table:style-name="co22" table:default-cell-style-name="Default"/>
        <table:table-column table:style-name="co23" table:number-columns-repeated="1017" table:default-cell-style-name="Default"/>
        <table:table-row table:style-name="ro6">
          <table:table-cell/>
          <table:table-cell table:style-name="ce55" office:value-type="string" calcext:value-type="string">
            <text:p>Mesečni stroški</text:p>
          </table:table-cell>
          <table:table-cell table:style-name="ce58"/>
          <table:table-cell table:style-name="ce59" table:number-columns-repeated="3"/>
          <table:table-cell table:style-name="ce58">
            <draw:a xlink:type="simple" xlink:href="#'mesečno poročilo'.A1">
              <draw:custom-shape table:end-cell-address="'mesečni stroški'.G1" table:end-x="47.43mm" table:end-y="10.54mm" draw:z-index="0" draw:name="Budget Report" draw:style-name="gr1" draw:text-style-name="P2" svg:width="41.39mm" svg:height="7.61mm" svg:x="6.04mm" svg:y="2.93mm">
                <text:p text:style-name="P1"><text:span text:style-name="T1">Poročilo proraču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a>
          </table:table-cell>
          <table:table-cell table:number-columns-repeated="1017"/>
        </table:table-row>
        <table:table-header-rows>
          <table:table-row table:style-name="ro7">
            <table:table-cell/>
            <table:table-cell table:style-name="ce56" office:value-type="string" calcext:value-type="string">
              <text:p>Opis</text:p>
            </table:table-cell>
            <table:table-cell table:style-name="ce56" office:value-type="string" calcext:value-type="string">
              <text:p>Kategorija</text:p>
            </table:table-cell>
            <table:table-cell table:style-name="ce60" office:value-type="string" calcext:value-type="string">
              <text:p>Predvideni stroški</text:p>
            </table:table-cell>
            <table:table-cell table:style-name="ce60" office:value-type="string" calcext:value-type="string">
              <text:p>Dejanski stroški</text:p>
            </table:table-cell>
            <table:table-cell table:style-name="ce60" office:value-type="string" calcext:value-type="string">
              <text:p>Razlika</text:p>
            </table:table-cell>
            <table:table-cell table:style-name="ce56" office:value-type="string" calcext:value-type="string">
              <text:p>Dejanski pregled stroškov</text:p>
            </table:table-cell>
            <table:table-cell table:number-columns-repeated="1017"/>
          </table:table-row>
        </table:table-header-rows>
        <table:table-row table:style-name="ro8">
          <table:table-cell/>
          <table:table-cell table:style-name="ce57" office:value-type="string" calcext:value-type="string">
            <text:p>Obšolske dejavnosti</text:p>
          </table:table-cell>
          <table:table-cell table:style-name="ce57" table:content-validation-name="val1" office:value-type="string" calcext:value-type="string">
            <text:p>Otroci</text:p>
          </table:table-cell>
          <table:table-cell table:style-name="ce61" office:value-type="float" office:value="100" calcext:value-type="float">
            <text:p>100,00 €</text:p>
          </table:table-cell>
          <table:table-cell table:style-name="ce61" office:value-type="float" office:value="120" calcext:value-type="float">
            <text:p>120,00 €</text:p>
          </table:table-cell>
          <table:table-cell table:style-name="ce62" table:formula="of:=[$'mesečni stroški'.$D3]-[$'mesečni stroški'.$E3]" office:value-type="float" office:value="-20" calcext:value-type="float">
            <text:p>-20,00 €</text:p>
          </table:table-cell>
          <table:table-cell table:style-name="ce63" table:formula="of:=[$'mesečni stroški'.$E3]" office:value-type="float" office:value="120" calcext:value-type="float">
            <text:p>$120 </text:p>
          </table:table-cell>
          <table:table-cell table:number-columns-repeated="1017"/>
        </table:table-row>
        <table:table-row table:style-name="ro8">
          <table:table-cell/>
          <table:table-cell table:style-name="ce57" office:value-type="string" calcext:value-type="string">
            <text:p>Zdravje in dobro počutje</text:p>
          </table:table-cell>
          <table:table-cell table:style-name="ce57" table:content-validation-name="val1" office:value-type="string" calcext:value-type="string">
            <text:p>Otroci</text:p>
          </table:table-cell>
          <table:table-cell table:style-name="ce61" table:number-columns-repeated="2"/>
          <table:table-cell table:style-name="ce62" table:formula="of:=[$'mesečni stroški'.$D4]-[$'mesečni stroški'.$E4]" office:value-type="float" office:value="0" calcext:value-type="float">
            <text:p>0,00 €</text:p>
          </table:table-cell>
          <table:table-cell table:style-name="ce63" table:formula="of:=[$'mesečni stroški'.$E4]" office:value-type="float" office:value="0" calcext:value-type="float">
            <text:p>$0 </text:p>
          </table:table-cell>
          <table:table-cell table:number-columns-repeated="1017"/>
        </table:table-row>
        <table:table-row table:style-name="ro8">
          <table:table-cell/>
          <table:table-cell table:style-name="ce57" office:value-type="string" calcext:value-type="string">
            <text:p>Šolske potrebščine</text:p>
          </table:table-cell>
          <table:table-cell table:style-name="ce57" table:content-validation-name="val1" office:value-type="string" calcext:value-type="string">
            <text:p>Otroci</text:p>
          </table:table-cell>
          <table:table-cell table:style-name="ce61" office:value-type="float" office:value="30" calcext:value-type="float">
            <text:p>30,00 €</text:p>
          </table:table-cell>
          <table:table-cell table:style-name="ce61" office:value-type="float" office:value="20" calcext:value-type="float">
            <text:p>20,00 €</text:p>
          </table:table-cell>
          <table:table-cell table:style-name="ce62" table:formula="of:=[$'mesečni stroški'.$D5]-[$'mesečni stroški'.$E5]" office:value-type="float" office:value="10" calcext:value-type="float">
            <text:p>10,00 €</text:p>
          </table:table-cell>
          <table:table-cell table:style-name="ce63" table:formula="of:=[$'mesečni stroški'.$E5]" office:value-type="float" office:value="20" calcext:value-type="float">
            <text:p>$20 </text:p>
          </table:table-cell>
          <table:table-cell table:number-columns-repeated="1017"/>
        </table:table-row>
        <table:table-row table:style-name="ro8">
          <table:table-cell/>
          <table:table-cell table:style-name="ce57" office:value-type="string" calcext:value-type="string">
            <text:p>Šolnina</text:p>
          </table:table-cell>
          <table:table-cell table:style-name="ce57" table:content-validation-name="val1" office:value-type="string" calcext:value-type="string">
            <text:p>Otroci</text:p>
          </table:table-cell>
          <table:table-cell table:number-columns-repeated="2" table:style-name="ce61" office:value-type="float" office:value="100" calcext:value-type="float">
            <text:p>100,00 €</text:p>
          </table:table-cell>
          <table:table-cell table:style-name="ce62" table:formula="of:=[$'mesečni stroški'.$D6]-[$'mesečni stroški'.$E6]" office:value-type="float" office:value="0" calcext:value-type="float">
            <text:p>0,00 €</text:p>
          </table:table-cell>
          <table:table-cell table:style-name="ce63" table:formula="of:=[$'mesečni stroški'.$E6]" office:value-type="float" office:value="100" calcext:value-type="float">
            <text:p>$100 </text:p>
          </table:table-cell>
          <table:table-cell table:number-columns-repeated="1017"/>
        </table:table-row>
        <table:table-row table:style-name="ro8">
          <table:table-cell/>
          <table:table-cell table:style-name="ce57" office:value-type="string" calcext:value-type="string">
            <text:p>Koncerti</text:p>
          </table:table-cell>
          <table:table-cell table:style-name="ce57" table:content-validation-name="val1" office:value-type="string" calcext:value-type="string">
            <text:p>Zabava</text:p>
          </table:table-cell>
          <table:table-cell table:style-name="ce61" office:value-type="float" office:value="50" calcext:value-type="float">
            <text:p>50,00 €</text:p>
          </table:table-cell>
          <table:table-cell table:style-name="ce61" office:value-type="float" office:value="40" calcext:value-type="float">
            <text:p>40,00 €</text:p>
          </table:table-cell>
          <table:table-cell table:style-name="ce62" table:formula="of:=[$'mesečni stroški'.$D7]-[$'mesečni stroški'.$E7]" office:value-type="float" office:value="10" calcext:value-type="float">
            <text:p>10,00 €</text:p>
          </table:table-cell>
          <table:table-cell table:style-name="ce63" table:formula="of:=[$'mesečni stroški'.$E7]" office:value-type="float" office:value="40" calcext:value-type="float">
            <text:p>$40 </text:p>
          </table:table-cell>
          <table:table-cell table:number-columns-repeated="1017"/>
        </table:table-row>
        <table:table-row table:style-name="ro8">
          <table:table-cell/>
          <table:table-cell table:style-name="ce57" office:value-type="string" calcext:value-type="string">
            <text:p>Gledališče</text:p>
          </table:table-cell>
          <table:table-cell table:style-name="ce57" table:content-validation-name="val1" office:value-type="string" calcext:value-type="string">
            <text:p>Zabava</text:p>
          </table:table-cell>
          <table:table-cell table:style-name="ce61" office:value-type="float" office:value="50" calcext:value-type="float">
            <text:p>50,00 €</text:p>
          </table:table-cell>
          <table:table-cell table:style-name="ce61" office:value-type="float" office:value="30" calcext:value-type="float">
            <text:p>30,00 €</text:p>
          </table:table-cell>
          <table:table-cell table:style-name="ce62" table:formula="of:=[$'mesečni stroški'.$D8]-[$'mesečni stroški'.$E8]" office:value-type="float" office:value="20" calcext:value-type="float">
            <text:p>20,00 €</text:p>
          </table:table-cell>
          <table:table-cell table:style-name="ce63" table:formula="of:=[$'mesečni stroški'.$E8]" office:value-type="float" office:value="30" calcext:value-type="float">
            <text:p>$30 </text:p>
          </table:table-cell>
          <table:table-cell table:number-columns-repeated="1017"/>
        </table:table-row>
        <table:table-row table:style-name="ro8">
          <table:table-cell/>
          <table:table-cell table:style-name="ce57" office:value-type="string" calcext:value-type="string">
            <text:p>Kino</text:p>
          </table:table-cell>
          <table:table-cell table:style-name="ce57" table:content-validation-name="val1" office:value-type="string" calcext:value-type="string">
            <text:p>Zabava</text:p>
          </table:table-cell>
          <table:table-cell table:style-name="ce61" office:value-type="float" office:value="40" calcext:value-type="float">
            <text:p>40,00 €</text:p>
          </table:table-cell>
          <table:table-cell table:style-name="ce61" office:value-type="float" office:value="28" calcext:value-type="float">
            <text:p>28,00 €</text:p>
          </table:table-cell>
          <table:table-cell table:style-name="ce62" table:formula="of:=[$'mesečni stroški'.$D9]-[$'mesečni stroški'.$E9]" office:value-type="float" office:value="12" calcext:value-type="float">
            <text:p>12,00 €</text:p>
          </table:table-cell>
          <table:table-cell table:style-name="ce63" table:formula="of:=[$'mesečni stroški'.$E9]" office:value-type="float" office:value="28" calcext:value-type="float">
            <text:p>$28 </text:p>
          </table:table-cell>
          <table:table-cell table:number-columns-repeated="1017"/>
        </table:table-row>
        <table:table-row table:style-name="ro8">
          <table:table-cell/>
          <table:table-cell table:style-name="ce57" office:value-type="string" calcext:value-type="string">
            <text:p>Glasba</text:p>
          </table:table-cell>
          <table:table-cell table:style-name="ce57" table:content-validation-name="val1" office:value-type="string" calcext:value-type="string">
            <text:p>Zabava</text:p>
          </table:table-cell>
          <table:table-cell table:style-name="ce61" office:value-type="float" office:value="40" calcext:value-type="float">
            <text:p>40,00 €</text:p>
          </table:table-cell>
          <table:table-cell table:style-name="ce61" office:value-type="float" office:value="30" calcext:value-type="float">
            <text:p>30,00 €</text:p>
          </table:table-cell>
          <table:table-cell table:style-name="ce62" table:formula="of:=[$'mesečni stroški'.$D10]-[$'mesečni stroški'.$E10]" office:value-type="float" office:value="10" calcext:value-type="float">
            <text:p>10,00 €</text:p>
          </table:table-cell>
          <table:table-cell table:style-name="ce63" table:formula="of:=[$'mesečni stroški'.$E10]" office:value-type="float" office:value="30" calcext:value-type="float">
            <text:p>$30 </text:p>
          </table:table-cell>
          <table:table-cell table:number-columns-repeated="1017"/>
        </table:table-row>
        <table:table-row table:style-name="ro8">
          <table:table-cell/>
          <table:table-cell table:style-name="ce57" office:value-type="string" calcext:value-type="string">
            <text:p>Športni dogodki</text:p>
          </table:table-cell>
          <table:table-cell table:style-name="ce57" table:content-validation-name="val1" office:value-type="string" calcext:value-type="string">
            <text:p>Zabava</text:p>
          </table:table-cell>
          <table:table-cell table:style-name="ce61" office:value-type="float" office:value="0" calcext:value-type="float">
            <text:p>0,00 €</text:p>
          </table:table-cell>
          <table:table-cell table:style-name="ce61" office:value-type="float" office:value="40" calcext:value-type="float">
            <text:p>40,00 €</text:p>
          </table:table-cell>
          <table:table-cell table:style-name="ce62" table:formula="of:=[$'mesečni stroški'.$D11]-[$'mesečni stroški'.$E11]" office:value-type="float" office:value="-40" calcext:value-type="float">
            <text:p>-40,00 €</text:p>
          </table:table-cell>
          <table:table-cell table:style-name="ce63" table:formula="of:=[$'mesečni stroški'.$E11]" office:value-type="float" office:value="40" calcext:value-type="float">
            <text:p>$40 </text:p>
          </table:table-cell>
          <table:table-cell table:number-columns-repeated="1017"/>
        </table:table-row>
        <table:table-row table:style-name="ro8">
          <table:table-cell/>
          <table:table-cell table:style-name="ce57" office:value-type="string" calcext:value-type="string">
            <text:p>Nakup video/DVD</text:p>
          </table:table-cell>
          <table:table-cell table:style-name="ce57" table:content-validation-name="val1" office:value-type="string" calcext:value-type="string">
            <text:p>Zabava</text:p>
          </table:table-cell>
          <table:table-cell table:style-name="ce61" table:number-columns-repeated="2"/>
          <table:table-cell table:style-name="ce62" table:formula="of:=[$'mesečni stroški'.$D12]-[$'mesečni stroški'.$E12]" office:value-type="float" office:value="0" calcext:value-type="float">
            <text:p>0,00 €</text:p>
          </table:table-cell>
          <table:table-cell table:style-name="ce63" table:formula="of:=[$'mesečni stroški'.$E12]" office:value-type="float" office:value="0" calcext:value-type="float">
            <text:p>$0 </text:p>
          </table:table-cell>
          <table:table-cell table:number-columns-repeated="1017"/>
        </table:table-row>
        <table:table-row table:style-name="ro8">
          <table:table-cell/>
          <table:table-cell table:style-name="ce57" office:value-type="string" calcext:value-type="string">
            <text:p>Izposoja video/DVD</text:p>
          </table:table-cell>
          <table:table-cell table:style-name="ce57" table:content-validation-name="val1" office:value-type="string" calcext:value-type="string">
            <text:p>Zabava</text:p>
          </table:table-cell>
          <table:table-cell table:style-name="ce61" office:value-type="float" office:value="30" calcext:value-type="float">
            <text:p>30,00 €</text:p>
          </table:table-cell>
          <table:table-cell table:style-name="ce61" office:value-type="float" office:value="25" calcext:value-type="float">
            <text:p>25,00 €</text:p>
          </table:table-cell>
          <table:table-cell table:style-name="ce62" table:formula="of:=[$'mesečni stroški'.$D13]-[$'mesečni stroški'.$E13]" office:value-type="float" office:value="5" calcext:value-type="float">
            <text:p>5,00 €</text:p>
          </table:table-cell>
          <table:table-cell table:style-name="ce63" table:formula="of:=[$'mesečni stroški'.$E13]" office:value-type="float" office:value="25" calcext:value-type="float">
            <text:p>$25 </text:p>
          </table:table-cell>
          <table:table-cell table:number-columns-repeated="1017"/>
        </table:table-row>
        <table:table-row table:style-name="ro8">
          <table:table-cell/>
          <table:table-cell table:style-name="ce57" office:value-type="string" calcext:value-type="string">
            <text:p>Restavracije</text:p>
          </table:table-cell>
          <table:table-cell table:style-name="ce57" table:content-validation-name="val1" office:value-type="string" calcext:value-type="string">
            <text:p>Hrana</text:p>
          </table:table-cell>
          <table:table-cell table:style-name="ce61" office:value-type="float" office:value="100" calcext:value-type="float">
            <text:p>100,00 €</text:p>
          </table:table-cell>
          <table:table-cell table:style-name="ce61" office:value-type="float" office:value="80" calcext:value-type="float">
            <text:p>80,00 €</text:p>
          </table:table-cell>
          <table:table-cell table:style-name="ce62" table:formula="of:=[$'mesečni stroški'.$D14]-[$'mesečni stroški'.$E14]" office:value-type="float" office:value="20" calcext:value-type="float">
            <text:p>20,00 €</text:p>
          </table:table-cell>
          <table:table-cell table:style-name="ce63" table:formula="of:=[$'mesečni stroški'.$E14]" office:value-type="float" office:value="80" calcext:value-type="float">
            <text:p>$80 </text:p>
          </table:table-cell>
          <table:table-cell table:number-columns-repeated="1017"/>
        </table:table-row>
        <table:table-row table:style-name="ro8">
          <table:table-cell/>
          <table:table-cell table:style-name="ce57" office:value-type="string" calcext:value-type="string">
            <text:p>Živila</text:p>
          </table:table-cell>
          <table:table-cell table:style-name="ce57" table:content-validation-name="val1" office:value-type="string" calcext:value-type="string">
            <text:p>Hrana</text:p>
          </table:table-cell>
          <table:table-cell table:style-name="ce61" office:value-type="float" office:value="600" calcext:value-type="float">
            <text:p>600,00 €</text:p>
          </table:table-cell>
          <table:table-cell table:style-name="ce61" office:value-type="float" office:value="580" calcext:value-type="float">
            <text:p>580,00 €</text:p>
          </table:table-cell>
          <table:table-cell table:style-name="ce62" table:formula="of:=[$'mesečni stroški'.$D15]-[$'mesečni stroški'.$E15]" office:value-type="float" office:value="20" calcext:value-type="float">
            <text:p>20,00 €</text:p>
          </table:table-cell>
          <table:table-cell table:style-name="ce63" table:formula="of:=[$'mesečni stroški'.$E15]" office:value-type="float" office:value="580" calcext:value-type="float">
            <text:p>$580 </text:p>
          </table:table-cell>
          <table:table-cell table:number-columns-repeated="1017"/>
        </table:table-row>
        <table:table-row table:style-name="ro8">
          <table:table-cell/>
          <table:table-cell table:style-name="ce57" office:value-type="string" calcext:value-type="string">
            <text:p>Dobrodelnost 1</text:p>
          </table:table-cell>
          <table:table-cell table:style-name="ce57" table:content-validation-name="val1" office:value-type="string" calcext:value-type="string">
            <text:p>Darila in dobrodelnost</text:p>
          </table:table-cell>
          <table:table-cell table:number-columns-repeated="2" table:style-name="ce61" office:value-type="float" office:value="20" calcext:value-type="float">
            <text:p>20,00 €</text:p>
          </table:table-cell>
          <table:table-cell table:style-name="ce62" table:formula="of:=[$'mesečni stroški'.$D16]-[$'mesečni stroški'.$E16]" office:value-type="float" office:value="0" calcext:value-type="float">
            <text:p>0,00 €</text:p>
          </table:table-cell>
          <table:table-cell table:style-name="ce63" table:formula="of:=[$'mesečni stroški'.$E16]" office:value-type="float" office:value="20" calcext:value-type="float">
            <text:p>$20 </text:p>
          </table:table-cell>
          <table:table-cell table:number-columns-repeated="1017"/>
        </table:table-row>
        <table:table-row table:style-name="ro8">
          <table:table-cell/>
          <table:table-cell table:style-name="ce57" office:value-type="string" calcext:value-type="string">
            <text:p>Dobrodelnost 2</text:p>
          </table:table-cell>
          <table:table-cell table:style-name="ce57" table:content-validation-name="val1" office:value-type="string" calcext:value-type="string">
            <text:p>Darila in dobrodelnost</text:p>
          </table:table-cell>
          <table:table-cell table:style-name="ce61" office:value-type="float" office:value="15" calcext:value-type="float">
            <text:p>15,00 €</text:p>
          </table:table-cell>
          <table:table-cell table:style-name="ce61" office:value-type="float" office:value="20" calcext:value-type="float">
            <text:p>20,00 €</text:p>
          </table:table-cell>
          <table:table-cell table:style-name="ce62" table:formula="of:=[$'mesečni stroški'.$D17]-[$'mesečni stroški'.$E17]" office:value-type="float" office:value="-5" calcext:value-type="float">
            <text:p>-5,00 €</text:p>
          </table:table-cell>
          <table:table-cell table:style-name="ce63" table:formula="of:=[$'mesečni stroški'.$E17]" office:value-type="float" office:value="20" calcext:value-type="float">
            <text:p>$20 </text:p>
          </table:table-cell>
          <table:table-cell table:number-columns-repeated="1017"/>
        </table:table-row>
        <table:table-row table:style-name="ro8">
          <table:table-cell/>
          <table:table-cell table:style-name="ce57" office:value-type="string" calcext:value-type="string">
            <text:p>Darilo 1</text:p>
          </table:table-cell>
          <table:table-cell table:style-name="ce57" table:content-validation-name="val1" office:value-type="string" calcext:value-type="string">
            <text:p>Darila in dobrodelnost</text:p>
          </table:table-cell>
          <table:table-cell table:style-name="ce61" table:number-columns-repeated="2"/>
          <table:table-cell table:style-name="ce62" table:formula="of:=[$'mesečni stroški'.$D18]-[$'mesečni stroški'.$E18]" office:value-type="float" office:value="0" calcext:value-type="float">
            <text:p>0,00 €</text:p>
          </table:table-cell>
          <table:table-cell table:style-name="ce63" table:formula="of:=[$'mesečni stroški'.$E18]" office:value-type="float" office:value="0" calcext:value-type="float">
            <text:p>$0 </text:p>
          </table:table-cell>
          <table:table-cell table:number-columns-repeated="1017"/>
        </table:table-row>
        <table:table-row table:style-name="ro8">
          <table:table-cell/>
          <table:table-cell table:style-name="ce57" office:value-type="string" calcext:value-type="string">
            <text:p>Darilo 2</text:p>
          </table:table-cell>
          <table:table-cell table:style-name="ce57" table:content-validation-name="val1" office:value-type="string" calcext:value-type="string">
            <text:p>Darila in dobrodelnost</text:p>
          </table:table-cell>
          <table:table-cell table:style-name="ce61" table:number-columns-repeated="2"/>
          <table:table-cell table:style-name="ce62" table:formula="of:=[$'mesečni stroški'.$D19]-[$'mesečni stroški'.$E19]" office:value-type="float" office:value="0" calcext:value-type="float">
            <text:p>0,00 €</text:p>
          </table:table-cell>
          <table:table-cell table:style-name="ce63" table:formula="of:=[$'mesečni stroški'.$E19]" office:value-type="float" office:value="0" calcext:value-type="float">
            <text:p>$0 </text:p>
          </table:table-cell>
          <table:table-cell table:number-columns-repeated="1017"/>
        </table:table-row>
        <table:table-row table:style-name="ro8">
          <table:table-cell/>
          <table:table-cell table:style-name="ce57" office:value-type="string" calcext:value-type="string">
            <text:p>Kabelska/satelitska TV</text:p>
          </table:table-cell>
          <table:table-cell table:style-name="ce57" table:content-validation-name="val1" office:value-type="string" calcext:value-type="string">
            <text:p>Namestitev</text:p>
          </table:table-cell>
          <table:table-cell table:number-columns-repeated="2" table:style-name="ce61" office:value-type="float" office:value="40" calcext:value-type="float">
            <text:p>40,00 €</text:p>
          </table:table-cell>
          <table:table-cell table:style-name="ce62" table:formula="of:=[$'mesečni stroški'.$D20]-[$'mesečni stroški'.$E20]" office:value-type="float" office:value="0" calcext:value-type="float">
            <text:p>0,00 €</text:p>
          </table:table-cell>
          <table:table-cell table:style-name="ce63" table:formula="of:=[$'mesečni stroški'.$E20]" office:value-type="float" office:value="40" calcext:value-type="float">
            <text:p>$40 </text:p>
          </table:table-cell>
          <table:table-cell table:number-columns-repeated="1017"/>
        </table:table-row>
        <table:table-row table:style-name="ro8">
          <table:table-cell/>
          <table:table-cell table:style-name="ce57" office:value-type="string" calcext:value-type="string">
            <text:p>Elektrika</text:p>
          </table:table-cell>
          <table:table-cell table:style-name="ce57" table:content-validation-name="val1" office:value-type="string" calcext:value-type="string">
            <text:p>Namestitev</text:p>
          </table:table-cell>
          <table:table-cell table:style-name="ce61" office:value-type="float" office:value="45" calcext:value-type="float">
            <text:p>45,00 €</text:p>
          </table:table-cell>
          <table:table-cell table:style-name="ce61" office:value-type="float" office:value="50" calcext:value-type="float">
            <text:p>50,00 €</text:p>
          </table:table-cell>
          <table:table-cell table:style-name="ce62" table:formula="of:=[$'mesečni stroški'.$D21]-[$'mesečni stroški'.$E21]" office:value-type="float" office:value="-5" calcext:value-type="float">
            <text:p>-5,00 €</text:p>
          </table:table-cell>
          <table:table-cell table:style-name="ce63" table:formula="of:=[$'mesečni stroški'.$E21]" office:value-type="float" office:value="50" calcext:value-type="float">
            <text:p>$50 </text:p>
          </table:table-cell>
          <table:table-cell table:number-columns-repeated="1017"/>
        </table:table-row>
        <table:table-row table:style-name="ro8">
          <table:table-cell/>
          <table:table-cell table:style-name="ce57" office:value-type="string" calcext:value-type="string">
            <text:p>Plin</text:p>
          </table:table-cell>
          <table:table-cell table:style-name="ce57" table:content-validation-name="val1" office:value-type="string" calcext:value-type="string">
            <text:p>Namestitev</text:p>
          </table:table-cell>
          <table:table-cell table:style-name="ce61" office:value-type="float" office:value="80" calcext:value-type="float">
            <text:p>80,00 €</text:p>
          </table:table-cell>
          <table:table-cell table:style-name="ce61" office:value-type="float" office:value="100" calcext:value-type="float">
            <text:p>100,00 €</text:p>
          </table:table-cell>
          <table:table-cell table:style-name="ce62" table:formula="of:=[$'mesečni stroški'.$D22]-[$'mesečni stroški'.$E22]" office:value-type="float" office:value="-20" calcext:value-type="float">
            <text:p>-20,00 €</text:p>
          </table:table-cell>
          <table:table-cell table:style-name="ce63" table:formula="of:=[$'mesečni stroški'.$E22]" office:value-type="float" office:value="100" calcext:value-type="float">
            <text:p>$100 </text:p>
          </table:table-cell>
          <table:table-cell table:number-columns-repeated="1017"/>
        </table:table-row>
        <table:table-row table:style-name="ro8">
          <table:table-cell/>
          <table:table-cell table:style-name="ce57" office:value-type="string" calcext:value-type="string">
            <text:p>Čiščenje</text:p>
          </table:table-cell>
          <table:table-cell table:style-name="ce57" table:content-validation-name="val1" office:value-type="string" calcext:value-type="string">
            <text:p>Namestitev</text:p>
          </table:table-cell>
          <table:table-cell table:style-name="ce61" table:number-columns-repeated="2"/>
          <table:table-cell table:style-name="ce62" table:formula="of:=[$'mesečni stroški'.$D23]-[$'mesečni stroški'.$E23]" office:value-type="float" office:value="0" calcext:value-type="float">
            <text:p>0,00 €</text:p>
          </table:table-cell>
          <table:table-cell table:style-name="ce63" table:formula="of:=[$'mesečni stroški'.$E23]" office:value-type="float" office:value="0" calcext:value-type="float">
            <text:p>$0 </text:p>
          </table:table-cell>
          <table:table-cell table:number-columns-repeated="1017"/>
        </table:table-row>
        <table:table-row table:style-name="ro8">
          <table:table-cell/>
          <table:table-cell table:style-name="ce57" office:value-type="string" calcext:value-type="string">
            <text:p>Vzdrževanje</text:p>
          </table:table-cell>
          <table:table-cell table:style-name="ce57" table:content-validation-name="val1" office:value-type="string" calcext:value-type="string">
            <text:p>Namestitev</text:p>
          </table:table-cell>
          <table:table-cell table:style-name="ce61" office:value-type="float" office:value="200" calcext:value-type="float">
            <text:p>200,00 €</text:p>
          </table:table-cell>
          <table:table-cell table:style-name="ce61" office:value-type="float" office:value="150" calcext:value-type="float">
            <text:p>150,00 €</text:p>
          </table:table-cell>
          <table:table-cell table:style-name="ce62" table:formula="of:=[$'mesečni stroški'.$D24]-[$'mesečni stroški'.$E24]" office:value-type="float" office:value="50" calcext:value-type="float">
            <text:p>50,00 €</text:p>
          </table:table-cell>
          <table:table-cell table:style-name="ce63" table:formula="of:=[$'mesečni stroški'.$E24]" office:value-type="float" office:value="150" calcext:value-type="float">
            <text:p>$150 </text:p>
          </table:table-cell>
          <table:table-cell table:number-columns-repeated="1017"/>
        </table:table-row>
        <table:table-row table:style-name="ro8">
          <table:table-cell/>
          <table:table-cell table:style-name="ce57" office:value-type="string" calcext:value-type="string">
            <text:p>Posojilo ali najemnina</text:p>
          </table:table-cell>
          <table:table-cell table:style-name="ce57" table:content-validation-name="val1" office:value-type="string" calcext:value-type="string">
            <text:p>Namestitev</text:p>
          </table:table-cell>
          <table:table-cell table:style-name="ce61" table:number-columns-repeated="2"/>
          <table:table-cell table:style-name="ce62" table:formula="of:=[$'mesečni stroški'.$D25]-[$'mesečni stroški'.$E25]" office:value-type="float" office:value="0" calcext:value-type="float">
            <text:p>0,00 €</text:p>
          </table:table-cell>
          <table:table-cell table:style-name="ce63" table:formula="of:=[$'mesečni stroški'.$E25]" office:value-type="float" office:value="0" calcext:value-type="float">
            <text:p>$0 </text:p>
          </table:table-cell>
          <table:table-cell table:number-columns-repeated="1017"/>
        </table:table-row>
        <table:table-row table:style-name="ro8">
          <table:table-cell/>
          <table:table-cell table:style-name="ce57" office:value-type="string" calcext:value-type="string">
            <text:p>Kurilno olje</text:p>
          </table:table-cell>
          <table:table-cell table:style-name="ce57" table:content-validation-name="val1" office:value-type="string" calcext:value-type="string">
            <text:p>Namestitev</text:p>
          </table:table-cell>
          <table:table-cell table:style-name="ce61" table:number-columns-repeated="2"/>
          <table:table-cell table:style-name="ce62" table:formula="of:=[$'mesečni stroški'.$D26]-[$'mesečni stroški'.$E26]" office:value-type="float" office:value="0" calcext:value-type="float">
            <text:p>0,00 €</text:p>
          </table:table-cell>
          <table:table-cell table:style-name="ce63" table:formula="of:=[$'mesečni stroški'.$E26]" office:value-type="float" office:value="0" calcext:value-type="float">
            <text:p>$0 </text:p>
          </table:table-cell>
          <table:table-cell table:number-columns-repeated="1017"/>
        </table:table-row>
        <table:table-row table:style-name="ro8">
          <table:table-cell/>
          <table:table-cell table:style-name="ce57" office:value-type="string" calcext:value-type="string">
            <text:p>Internet</text:p>
          </table:table-cell>
          <table:table-cell table:style-name="ce57" table:content-validation-name="val1" office:value-type="string" calcext:value-type="string">
            <text:p>Namestitev</text:p>
          </table:table-cell>
          <table:table-cell table:style-name="ce61" office:value-type="float" office:value="40" calcext:value-type="float">
            <text:p>40,00 €</text:p>
          </table:table-cell>
          <table:table-cell table:style-name="ce61" office:value-type="float" office:value="38" calcext:value-type="float">
            <text:p>38,00 €</text:p>
          </table:table-cell>
          <table:table-cell table:style-name="ce62" table:formula="of:=[$'mesečni stroški'.$D27]-[$'mesečni stroški'.$E27]" office:value-type="float" office:value="2" calcext:value-type="float">
            <text:p>2,00 €</text:p>
          </table:table-cell>
          <table:table-cell table:style-name="ce63" table:formula="of:=[$'mesečni stroški'.$E27]" office:value-type="float" office:value="38" calcext:value-type="float">
            <text:p>$38 </text:p>
          </table:table-cell>
          <table:table-cell table:number-columns-repeated="1017"/>
        </table:table-row>
        <table:table-row table:style-name="ro8">
          <table:table-cell/>
          <table:table-cell table:style-name="ce57" office:value-type="string" calcext:value-type="string">
            <text:p>Mobilna telefonija</text:p>
          </table:table-cell>
          <table:table-cell table:style-name="ce57" table:content-validation-name="val1" office:value-type="string" calcext:value-type="string">
            <text:p>Namestitev</text:p>
          </table:table-cell>
          <table:table-cell table:style-name="ce61" office:value-type="float" office:value="30" calcext:value-type="float">
            <text:p>30,00 €</text:p>
          </table:table-cell>
          <table:table-cell table:style-name="ce61" office:value-type="float" office:value="28" calcext:value-type="float">
            <text:p>28,00 €</text:p>
          </table:table-cell>
          <table:table-cell table:style-name="ce62" table:formula="of:=[$'mesečni stroški'.$D28]-[$'mesečni stroški'.$E28]" office:value-type="float" office:value="2" calcext:value-type="float">
            <text:p>2,00 €</text:p>
          </table:table-cell>
          <table:table-cell table:style-name="ce63" table:formula="of:=[$'mesečni stroški'.$E28]" office:value-type="float" office:value="28" calcext:value-type="float">
            <text:p>$28 </text:p>
          </table:table-cell>
          <table:table-cell table:number-columns-repeated="1017"/>
        </table:table-row>
        <table:table-row table:style-name="ro8">
          <table:table-cell/>
          <table:table-cell table:style-name="ce57" office:value-type="string" calcext:value-type="string">
            <text:p>Stacionarna telefonija</text:p>
          </table:table-cell>
          <table:table-cell table:style-name="ce57" table:content-validation-name="val1" office:value-type="string" calcext:value-type="string">
            <text:p>Namestitev</text:p>
          </table:table-cell>
          <table:table-cell table:style-name="ce61" office:value-type="float" office:value="20" calcext:value-type="float">
            <text:p>20,00 €</text:p>
          </table:table-cell>
          <table:table-cell table:style-name="ce61" office:value-type="float" office:value="16" calcext:value-type="float">
            <text:p>16,00 €</text:p>
          </table:table-cell>
          <table:table-cell table:style-name="ce62" table:formula="of:=[$'mesečni stroški'.$D29]-[$'mesečni stroški'.$E29]" office:value-type="float" office:value="4" calcext:value-type="float">
            <text:p>4,00 €</text:p>
          </table:table-cell>
          <table:table-cell table:style-name="ce63" table:formula="of:=[$'mesečni stroški'.$E29]" office:value-type="float" office:value="16" calcext:value-type="float">
            <text:p>$16 </text:p>
          </table:table-cell>
          <table:table-cell table:number-columns-repeated="1017"/>
        </table:table-row>
        <table:table-row table:style-name="ro8">
          <table:table-cell/>
          <table:table-cell table:style-name="ce57" office:value-type="string" calcext:value-type="string">
            <text:p>Zaloge</text:p>
          </table:table-cell>
          <table:table-cell table:style-name="ce57" table:content-validation-name="val1" office:value-type="string" calcext:value-type="string">
            <text:p>Namestitev</text:p>
          </table:table-cell>
          <table:table-cell table:style-name="ce61" office:value-type="float" office:value="40" calcext:value-type="float">
            <text:p>40,00 €</text:p>
          </table:table-cell>
          <table:table-cell table:style-name="ce61" office:value-type="float" office:value="55" calcext:value-type="float">
            <text:p>55,00 €</text:p>
          </table:table-cell>
          <table:table-cell table:style-name="ce62" table:formula="of:=[$'mesečni stroški'.$D30]-[$'mesečni stroški'.$E30]" office:value-type="float" office:value="-15" calcext:value-type="float">
            <text:p>-15,00 €</text:p>
          </table:table-cell>
          <table:table-cell table:style-name="ce63" table:formula="of:=[$'mesečni stroški'.$E30]" office:value-type="float" office:value="55" calcext:value-type="float">
            <text:p>$55 </text:p>
          </table:table-cell>
          <table:table-cell table:number-columns-repeated="1017"/>
        </table:table-row>
        <table:table-row table:style-name="ro8">
          <table:table-cell/>
          <table:table-cell table:style-name="ce57" office:value-type="string" calcext:value-type="string">
            <text:p>Odvoz smeti</text:p>
          </table:table-cell>
          <table:table-cell table:style-name="ce57" table:content-validation-name="val1" office:value-type="string" calcext:value-type="string">
            <text:p>Namestitev</text:p>
          </table:table-cell>
          <table:table-cell table:style-name="ce61" office:value-type="float" office:value="25" calcext:value-type="float">
            <text:p>25,00 €</text:p>
          </table:table-cell>
          <table:table-cell table:style-name="ce61" office:value-type="float" office:value="22" calcext:value-type="float">
            <text:p>22,00 €</text:p>
          </table:table-cell>
          <table:table-cell table:style-name="ce62" table:formula="of:=[$'mesečni stroški'.$D31]-[$'mesečni stroški'.$E31]" office:value-type="float" office:value="3" calcext:value-type="float">
            <text:p>3,00 €</text:p>
          </table:table-cell>
          <table:table-cell table:style-name="ce63" table:formula="of:=[$'mesečni stroški'.$E31]" office:value-type="float" office:value="22" calcext:value-type="float">
            <text:p>$22 </text:p>
          </table:table-cell>
          <table:table-cell table:number-columns-repeated="1017"/>
        </table:table-row>
        <table:table-row table:style-name="ro8">
          <table:table-cell/>
          <table:table-cell table:style-name="ce57" office:value-type="string" calcext:value-type="string">
            <text:p>Voda in kanalizacija</text:p>
          </table:table-cell>
          <table:table-cell table:style-name="ce57" table:content-validation-name="val1" office:value-type="string" calcext:value-type="string">
            <text:p>Namestitev</text:p>
          </table:table-cell>
          <table:table-cell table:style-name="ce61" office:value-type="float" office:value="25" calcext:value-type="float">
            <text:p>25,00 €</text:p>
          </table:table-cell>
          <table:table-cell table:style-name="ce61" office:value-type="float" office:value="26" calcext:value-type="float">
            <text:p>26,00 €</text:p>
          </table:table-cell>
          <table:table-cell table:style-name="ce62" table:formula="of:=[$'mesečni stroški'.$D32]-[$'mesečni stroški'.$E32]" office:value-type="float" office:value="-1" calcext:value-type="float">
            <text:p>-1,00 €</text:p>
          </table:table-cell>
          <table:table-cell table:style-name="ce63" table:formula="of:=[$'mesečni stroški'.$E32]" office:value-type="float" office:value="26" calcext:value-type="float">
            <text:p>$26 </text:p>
          </table:table-cell>
          <table:table-cell table:number-columns-repeated="1017"/>
        </table:table-row>
        <table:table-row table:style-name="ro8">
          <table:table-cell/>
          <table:table-cell table:style-name="ce57" office:value-type="string" calcext:value-type="string">
            <text:p>Zdravstveno zavarovanje</text:p>
          </table:table-cell>
          <table:table-cell table:style-name="ce57" table:content-validation-name="val1" office:value-type="string" calcext:value-type="string">
            <text:p>Zavarovanje</text:p>
          </table:table-cell>
          <table:table-cell table:number-columns-repeated="2" table:style-name="ce61" office:value-type="float" office:value="130" calcext:value-type="float">
            <text:p>130,00 €</text:p>
          </table:table-cell>
          <table:table-cell table:style-name="ce62" table:formula="of:=[$'mesečni stroški'.$D33]-[$'mesečni stroški'.$E33]" office:value-type="float" office:value="0" calcext:value-type="float">
            <text:p>0,00 €</text:p>
          </table:table-cell>
          <table:table-cell table:style-name="ce63" table:formula="of:=[$'mesečni stroški'.$E33]" office:value-type="float" office:value="130" calcext:value-type="float">
            <text:p>$130 </text:p>
          </table:table-cell>
          <table:table-cell table:number-columns-repeated="1017"/>
        </table:table-row>
        <table:table-row table:style-name="ro8">
          <table:table-cell/>
          <table:table-cell table:style-name="ce57" office:value-type="string" calcext:value-type="string">
            <text:p>Zavarovanje doma</text:p>
          </table:table-cell>
          <table:table-cell table:style-name="ce57" table:content-validation-name="val1" office:value-type="string" calcext:value-type="string">
            <text:p>Zavarovanje</text:p>
          </table:table-cell>
          <table:table-cell table:style-name="ce61" office:value-type="float" office:value="50" calcext:value-type="float">
            <text:p>50,00 €</text:p>
          </table:table-cell>
          <table:table-cell table:style-name="ce61" office:value-type="float" office:value="55" calcext:value-type="float">
            <text:p>55,00 €</text:p>
          </table:table-cell>
          <table:table-cell table:style-name="ce62" table:formula="of:=[$'mesečni stroški'.$D34]-[$'mesečni stroški'.$E34]" office:value-type="float" office:value="-5" calcext:value-type="float">
            <text:p>-5,00 €</text:p>
          </table:table-cell>
          <table:table-cell table:style-name="ce63" table:formula="of:=[$'mesečni stroški'.$E34]" office:value-type="float" office:value="55" calcext:value-type="float">
            <text:p>$55 </text:p>
          </table:table-cell>
          <table:table-cell table:number-columns-repeated="1017"/>
        </table:table-row>
        <table:table-row table:style-name="ro8">
          <table:table-cell/>
          <table:table-cell table:style-name="ce57" office:value-type="string" calcext:value-type="string">
            <text:p>Življenjsko zavarovanje</text:p>
          </table:table-cell>
          <table:table-cell table:style-name="ce57" table:content-validation-name="val1" office:value-type="string" calcext:value-type="string">
            <text:p>Zavarovanje</text:p>
          </table:table-cell>
          <table:table-cell table:style-name="ce61" office:value-type="float" office:value="25" calcext:value-type="float">
            <text:p>25,00 €</text:p>
          </table:table-cell>
          <table:table-cell table:style-name="ce61" office:value-type="float" office:value="23" calcext:value-type="float">
            <text:p>23,00 €</text:p>
          </table:table-cell>
          <table:table-cell table:style-name="ce62" table:formula="of:=[$'mesečni stroški'.$D35]-[$'mesečni stroški'.$E35]" office:value-type="float" office:value="2" calcext:value-type="float">
            <text:p>2,00 €</text:p>
          </table:table-cell>
          <table:table-cell table:style-name="ce63" table:formula="of:=[$'mesečni stroški'.$E35]" office:value-type="float" office:value="23" calcext:value-type="float">
            <text:p>$23 </text:p>
          </table:table-cell>
          <table:table-cell table:number-columns-repeated="1017"/>
        </table:table-row>
        <table:table-row table:style-name="ro8">
          <table:table-cell/>
          <table:table-cell table:style-name="ce57" office:value-type="string" calcext:value-type="string">
            <text:p>Kreditna kartica 1</text:p>
          </table:table-cell>
          <table:table-cell table:style-name="ce57" table:content-validation-name="val1" office:value-type="string" calcext:value-type="string">
            <text:p>Krediti</text:p>
          </table:table-cell>
          <table:table-cell table:number-columns-repeated="2" table:style-name="ce61" office:value-type="float" office:value="200" calcext:value-type="float">
            <text:p>200,00 €</text:p>
          </table:table-cell>
          <table:table-cell table:style-name="ce62" table:formula="of:=[$'mesečni stroški'.$D36]-[$'mesečni stroški'.$E36]" office:value-type="float" office:value="0" calcext:value-type="float">
            <text:p>0,00 €</text:p>
          </table:table-cell>
          <table:table-cell table:style-name="ce63" table:formula="of:=[$'mesečni stroški'.$E36]" office:value-type="float" office:value="200" calcext:value-type="float">
            <text:p>$200 </text:p>
          </table:table-cell>
          <table:table-cell table:number-columns-repeated="1017"/>
        </table:table-row>
        <table:table-row table:style-name="ro8">
          <table:table-cell/>
          <table:table-cell table:style-name="ce57" office:value-type="string" calcext:value-type="string">
            <text:p>Kreditna kartica 2</text:p>
          </table:table-cell>
          <table:table-cell table:style-name="ce57" table:content-validation-name="val1" office:value-type="string" calcext:value-type="string">
            <text:p>Krediti</text:p>
          </table:table-cell>
          <table:table-cell table:style-name="ce61" table:number-columns-repeated="2"/>
          <table:table-cell table:style-name="ce62" table:formula="of:=[$'mesečni stroški'.$D37]-[$'mesečni stroški'.$E37]" office:value-type="float" office:value="0" calcext:value-type="float">
            <text:p>0,00 €</text:p>
          </table:table-cell>
          <table:table-cell table:style-name="ce63" table:formula="of:=[$'mesečni stroški'.$E37]" office:value-type="float" office:value="0" calcext:value-type="float">
            <text:p>$0 </text:p>
          </table:table-cell>
          <table:table-cell table:number-columns-repeated="1017"/>
        </table:table-row>
        <table:table-row table:style-name="ro8">
          <table:table-cell/>
          <table:table-cell table:style-name="ce57" office:value-type="string" calcext:value-type="string">
            <text:p>Kreditna kartica 3</text:p>
          </table:table-cell>
          <table:table-cell table:style-name="ce57" table:content-validation-name="val1" office:value-type="string" calcext:value-type="string">
            <text:p>Krediti</text:p>
          </table:table-cell>
          <table:table-cell table:style-name="ce61" table:number-columns-repeated="2"/>
          <table:table-cell table:style-name="ce62" table:formula="of:=[$'mesečni stroški'.$D38]-[$'mesečni stroški'.$E38]" office:value-type="float" office:value="0" calcext:value-type="float">
            <text:p>0,00 €</text:p>
          </table:table-cell>
          <table:table-cell table:style-name="ce63" table:formula="of:=[$'mesečni stroški'.$E38]" office:value-type="float" office:value="0" calcext:value-type="float">
            <text:p>$0 </text:p>
          </table:table-cell>
          <table:table-cell table:number-columns-repeated="1017"/>
        </table:table-row>
        <table:table-row table:style-name="ro8">
          <table:table-cell/>
          <table:table-cell table:style-name="ce57" office:value-type="string" calcext:value-type="string">
            <text:p>Osebno posojilo</text:p>
          </table:table-cell>
          <table:table-cell table:style-name="ce57" table:content-validation-name="val1" office:value-type="string" calcext:value-type="string">
            <text:p>Krediti</text:p>
          </table:table-cell>
          <table:table-cell table:style-name="ce61" table:number-columns-repeated="2"/>
          <table:table-cell table:style-name="ce62" table:formula="of:=[$'mesečni stroški'.$D39]-[$'mesečni stroški'.$E39]" office:value-type="float" office:value="0" calcext:value-type="float">
            <text:p>0,00 €</text:p>
          </table:table-cell>
          <table:table-cell table:style-name="ce63" table:formula="of:=[$'mesečni stroški'.$E39]" office:value-type="float" office:value="0" calcext:value-type="float">
            <text:p>$0 </text:p>
          </table:table-cell>
          <table:table-cell table:number-columns-repeated="1017"/>
        </table:table-row>
        <table:table-row table:style-name="ro8">
          <table:table-cell/>
          <table:table-cell table:style-name="ce57" office:value-type="string" calcext:value-type="string">
            <text:p>Posojilo za študij</text:p>
          </table:table-cell>
          <table:table-cell table:style-name="ce57" table:content-validation-name="val1" office:value-type="string" calcext:value-type="string">
            <text:p>Krediti</text:p>
          </table:table-cell>
          <table:table-cell table:style-name="ce61" table:number-columns-repeated="2"/>
          <table:table-cell table:style-name="ce62" table:formula="of:=[$'mesečni stroški'.$D40]-[$'mesečni stroški'.$E40]" office:value-type="float" office:value="0" calcext:value-type="float">
            <text:p>0,00 €</text:p>
          </table:table-cell>
          <table:table-cell table:style-name="ce63" table:formula="of:=[$'mesečni stroški'.$E40]" office:value-type="float" office:value="0" calcext:value-type="float">
            <text:p>$0 </text:p>
          </table:table-cell>
          <table:table-cell table:number-columns-repeated="1017"/>
        </table:table-row>
        <table:table-row table:style-name="ro8">
          <table:table-cell/>
          <table:table-cell table:style-name="ce57" office:value-type="string" calcext:value-type="string">
            <text:p>Oblačila</text:p>
          </table:table-cell>
          <table:table-cell table:style-name="ce57" table:content-validation-name="val1" office:value-type="string" calcext:value-type="string">
            <text:p>Osebna nega</text:p>
          </table:table-cell>
          <table:table-cell table:style-name="ce61" office:value-type="float" office:value="150" calcext:value-type="float">
            <text:p>150,00 €</text:p>
          </table:table-cell>
          <table:table-cell table:style-name="ce61" office:value-type="float" office:value="140" calcext:value-type="float">
            <text:p>140,00 €</text:p>
          </table:table-cell>
          <table:table-cell table:style-name="ce62" table:formula="of:=[$'mesečni stroški'.$D41]-[$'mesečni stroški'.$E41]" office:value-type="float" office:value="10" calcext:value-type="float">
            <text:p>10,00 €</text:p>
          </table:table-cell>
          <table:table-cell table:style-name="ce63" table:formula="of:=[$'mesečni stroški'.$E41]" office:value-type="float" office:value="140" calcext:value-type="float">
            <text:p>$140 </text:p>
          </table:table-cell>
          <table:table-cell table:number-columns-repeated="1017"/>
        </table:table-row>
        <table:table-row table:style-name="ro8">
          <table:table-cell/>
          <table:table-cell table:style-name="ce57" office:value-type="string" calcext:value-type="string">
            <text:p>Čistilnica</text:p>
          </table:table-cell>
          <table:table-cell table:style-name="ce57" table:content-validation-name="val1" office:value-type="string" calcext:value-type="string">
            <text:p>Osebna nega</text:p>
          </table:table-cell>
          <table:table-cell table:style-name="ce61" table:number-columns-repeated="2"/>
          <table:table-cell table:style-name="ce62" table:formula="of:=[$'mesečni stroški'.$D42]-[$'mesečni stroški'.$E42]" office:value-type="float" office:value="0" calcext:value-type="float">
            <text:p>0,00 €</text:p>
          </table:table-cell>
          <table:table-cell table:style-name="ce63" table:formula="of:=[$'mesečni stroški'.$E42]" office:value-type="float" office:value="0" calcext:value-type="float">
            <text:p>$0 </text:p>
          </table:table-cell>
          <table:table-cell table:number-columns-repeated="1017"/>
        </table:table-row>
        <table:table-row table:style-name="ro8">
          <table:table-cell/>
          <table:table-cell table:style-name="ce57" office:value-type="string" calcext:value-type="string">
            <text:p>Frizer/maniker</text:p>
          </table:table-cell>
          <table:table-cell table:style-name="ce57" table:content-validation-name="val1" office:value-type="string" calcext:value-type="string">
            <text:p>Osebna nega</text:p>
          </table:table-cell>
          <table:table-cell table:style-name="ce61" table:number-columns-repeated="2"/>
          <table:table-cell table:style-name="ce62" table:formula="of:=[$'mesečni stroški'.$D43]-[$'mesečni stroški'.$E43]" office:value-type="float" office:value="0" calcext:value-type="float">
            <text:p>0,00 €</text:p>
          </table:table-cell>
          <table:table-cell table:style-name="ce63" table:formula="of:=[$'mesečni stroški'.$E43]" office:value-type="float" office:value="0" calcext:value-type="float">
            <text:p>$0 </text:p>
          </table:table-cell>
          <table:table-cell table:number-columns-repeated="1017"/>
        </table:table-row>
        <table:table-row table:style-name="ro8">
          <table:table-cell/>
          <table:table-cell table:style-name="ce57" office:value-type="string" calcext:value-type="string">
            <text:p>Zdravje in dobro počutje</text:p>
          </table:table-cell>
          <table:table-cell table:style-name="ce57" table:content-validation-name="val1" office:value-type="string" calcext:value-type="string">
            <text:p>Osebna nega</text:p>
          </table:table-cell>
          <table:table-cell table:style-name="ce61" table:number-columns-repeated="2"/>
          <table:table-cell table:style-name="ce62" table:formula="of:=[$'mesečni stroški'.$D44]-[$'mesečni stroški'.$E44]" office:value-type="float" office:value="0" calcext:value-type="float">
            <text:p>0,00 €</text:p>
          </table:table-cell>
          <table:table-cell table:style-name="ce63" table:formula="of:=[$'mesečni stroški'.$E44]" office:value-type="float" office:value="0" calcext:value-type="float">
            <text:p>$0 </text:p>
          </table:table-cell>
          <table:table-cell table:number-columns-repeated="1017"/>
        </table:table-row>
        <table:table-row table:style-name="ro8">
          <table:table-cell/>
          <table:table-cell table:style-name="ce57" office:value-type="string" calcext:value-type="string">
            <text:p>Hrana</text:p>
          </table:table-cell>
          <table:table-cell table:style-name="ce57" table:content-validation-name="val1" office:value-type="string" calcext:value-type="string">
            <text:p>Hišni ljubljenčki</text:p>
          </table:table-cell>
          <table:table-cell table:style-name="ce61" office:value-type="float" office:value="100" calcext:value-type="float">
            <text:p>100,00 €</text:p>
          </table:table-cell>
          <table:table-cell table:style-name="ce61" office:value-type="float" office:value="75" calcext:value-type="float">
            <text:p>75,00 €</text:p>
          </table:table-cell>
          <table:table-cell table:style-name="ce62" table:formula="of:=[$'mesečni stroški'.$D45]-[$'mesečni stroški'.$E45]" office:value-type="float" office:value="25" calcext:value-type="float">
            <text:p>25,00 €</text:p>
          </table:table-cell>
          <table:table-cell table:style-name="ce63" table:formula="of:=[$'mesečni stroški'.$E45]" office:value-type="float" office:value="75" calcext:value-type="float">
            <text:p>$75 </text:p>
          </table:table-cell>
          <table:table-cell table:number-columns-repeated="1017"/>
        </table:table-row>
        <table:table-row table:style-name="ro8">
          <table:table-cell/>
          <table:table-cell table:style-name="ce57" office:value-type="string" calcext:value-type="string">
            <text:p>Nega</text:p>
          </table:table-cell>
          <table:table-cell table:style-name="ce57" table:content-validation-name="val1" office:value-type="string" calcext:value-type="string">
            <text:p>Hišni ljubljenčki</text:p>
          </table:table-cell>
          <table:table-cell table:style-name="ce61" office:value-type="float" office:value="20" calcext:value-type="float">
            <text:p>20,00 €</text:p>
          </table:table-cell>
          <table:table-cell table:style-name="ce61" office:value-type="float" office:value="15" calcext:value-type="float">
            <text:p>15,00 €</text:p>
          </table:table-cell>
          <table:table-cell table:style-name="ce62" table:formula="of:=[$'mesečni stroški'.$D46]-[$'mesečni stroški'.$E46]" office:value-type="float" office:value="5" calcext:value-type="float">
            <text:p>5,00 €</text:p>
          </table:table-cell>
          <table:table-cell table:style-name="ce63" table:formula="of:=[$'mesečni stroški'.$E46]" office:value-type="float" office:value="15" calcext:value-type="float">
            <text:p>$15 </text:p>
          </table:table-cell>
          <table:table-cell table:number-columns-repeated="1017"/>
        </table:table-row>
        <table:table-row table:style-name="ro8">
          <table:table-cell/>
          <table:table-cell table:style-name="ce57" office:value-type="string" calcext:value-type="string">
            <text:p>Zdravje</text:p>
          </table:table-cell>
          <table:table-cell table:style-name="ce57" table:content-validation-name="val1" office:value-type="string" calcext:value-type="string">
            <text:p>Hišni ljubljenčki</text:p>
          </table:table-cell>
          <table:table-cell table:style-name="ce61" table:number-columns-repeated="2"/>
          <table:table-cell table:style-name="ce62" table:formula="of:=[$'mesečni stroški'.$D47]-[$'mesečni stroški'.$E47]" office:value-type="float" office:value="0" calcext:value-type="float">
            <text:p>0,00 €</text:p>
          </table:table-cell>
          <table:table-cell table:style-name="ce63" table:formula="of:=[$'mesečni stroški'.$E47]" office:value-type="float" office:value="0" calcext:value-type="float">
            <text:p>$0 </text:p>
          </table:table-cell>
          <table:table-cell table:number-columns-repeated="1017"/>
        </table:table-row>
        <table:table-row table:style-name="ro8">
          <table:table-cell/>
          <table:table-cell table:style-name="ce57" office:value-type="string" calcext:value-type="string">
            <text:p>Igrače</text:p>
          </table:table-cell>
          <table:table-cell table:style-name="ce57" table:content-validation-name="val1" office:value-type="string" calcext:value-type="string">
            <text:p>Hišni ljubljenčki</text:p>
          </table:table-cell>
          <table:table-cell table:style-name="ce61" table:number-columns-repeated="2"/>
          <table:table-cell table:style-name="ce62" table:formula="of:=[$'mesečni stroški'.$D48]-[$'mesečni stroški'.$E48]" office:value-type="float" office:value="0" calcext:value-type="float">
            <text:p>0,00 €</text:p>
          </table:table-cell>
          <table:table-cell table:style-name="ce63" table:formula="of:=[$'mesečni stroški'.$E48]" office:value-type="float" office:value="0" calcext:value-type="float">
            <text:p>$0 </text:p>
          </table:table-cell>
          <table:table-cell table:number-columns-repeated="1017"/>
        </table:table-row>
        <table:table-row table:style-name="ro8">
          <table:table-cell/>
          <table:table-cell table:style-name="ce57" office:value-type="string" calcext:value-type="string">
            <text:p>Naložbeni račun</text:p>
          </table:table-cell>
          <table:table-cell table:style-name="ce57" table:content-validation-name="val1" office:value-type="string" calcext:value-type="string">
            <text:p>Prihranki ali naložbe</text:p>
          </table:table-cell>
          <table:table-cell table:number-columns-repeated="2" table:style-name="ce61" office:value-type="float" office:value="100" calcext:value-type="float">
            <text:p>100,00 €</text:p>
          </table:table-cell>
          <table:table-cell table:style-name="ce62" table:formula="of:=[$'mesečni stroški'.$D49]-[$'mesečni stroški'.$E49]" office:value-type="float" office:value="0" calcext:value-type="float">
            <text:p>0,00 €</text:p>
          </table:table-cell>
          <table:table-cell table:style-name="ce63" table:formula="of:=[$'mesečni stroški'.$E49]" office:value-type="float" office:value="100" calcext:value-type="float">
            <text:p>$100 </text:p>
          </table:table-cell>
          <table:table-cell table:number-columns-repeated="1017"/>
        </table:table-row>
        <table:table-row table:style-name="ro8">
          <table:table-cell/>
          <table:table-cell table:style-name="ce57" office:value-type="string" calcext:value-type="string">
            <text:p>Pokojninski račun</text:p>
          </table:table-cell>
          <table:table-cell table:style-name="ce57" table:content-validation-name="val1" office:value-type="string" calcext:value-type="string">
            <text:p>Prihranki ali naložbe</text:p>
          </table:table-cell>
          <table:table-cell table:style-name="ce61" table:number-columns-repeated="2"/>
          <table:table-cell table:style-name="ce62" table:formula="of:=[$'mesečni stroški'.$D50]-[$'mesečni stroški'.$E50]" office:value-type="float" office:value="0" calcext:value-type="float">
            <text:p>0,00 €</text:p>
          </table:table-cell>
          <table:table-cell table:style-name="ce63" table:formula="of:=[$'mesečni stroški'.$E50]" office:value-type="float" office:value="0" calcext:value-type="float">
            <text:p>$0 </text:p>
          </table:table-cell>
          <table:table-cell table:number-columns-repeated="1017"/>
        </table:table-row>
        <table:table-row table:style-name="ro8">
          <table:table-cell/>
          <table:table-cell table:style-name="ce57" office:value-type="string" calcext:value-type="string">
            <text:p>Državni</text:p>
          </table:table-cell>
          <table:table-cell table:style-name="ce57" table:content-validation-name="val1" office:value-type="string" calcext:value-type="string">
            <text:p>Davki</text:p>
          </table:table-cell>
          <table:table-cell table:number-columns-repeated="2" table:style-name="ce61" office:value-type="float" office:value="50" calcext:value-type="float">
            <text:p>50,00 €</text:p>
          </table:table-cell>
          <table:table-cell table:style-name="ce62" table:formula="of:=[$'mesečni stroški'.$D51]-[$'mesečni stroški'.$E51]" office:value-type="float" office:value="0" calcext:value-type="float">
            <text:p>0,00 €</text:p>
          </table:table-cell>
          <table:table-cell table:style-name="ce63" table:formula="of:=[$'mesečni stroški'.$E51]" office:value-type="float" office:value="50" calcext:value-type="float">
            <text:p>$50 </text:p>
          </table:table-cell>
          <table:table-cell table:number-columns-repeated="1017"/>
        </table:table-row>
        <table:table-row table:style-name="ro8">
          <table:table-cell/>
          <table:table-cell table:style-name="ce57" office:value-type="string" calcext:value-type="string">
            <text:p>Občinski</text:p>
          </table:table-cell>
          <table:table-cell table:style-name="ce57" table:content-validation-name="val1" office:value-type="string" calcext:value-type="string">
            <text:p>Davki</text:p>
          </table:table-cell>
          <table:table-cell table:style-name="ce61" table:number-columns-repeated="2"/>
          <table:table-cell table:style-name="ce62" table:formula="of:=[$'mesečni stroški'.$D52]-[$'mesečni stroški'.$E52]" office:value-type="float" office:value="0" calcext:value-type="float">
            <text:p>0,00 €</text:p>
          </table:table-cell>
          <table:table-cell table:style-name="ce63" table:formula="of:=[$'mesečni stroški'.$E52]" office:value-type="float" office:value="0" calcext:value-type="float">
            <text:p>$0 </text:p>
          </table:table-cell>
          <table:table-cell table:number-columns-repeated="1017"/>
        </table:table-row>
        <table:table-row table:style-name="ro8">
          <table:table-cell/>
          <table:table-cell table:style-name="ce57" office:value-type="string" calcext:value-type="string">
            <text:p>Avtobus/vlak/taksi</text:p>
          </table:table-cell>
          <table:table-cell table:style-name="ce57" table:content-validation-name="val1" office:value-type="string" calcext:value-type="string">
            <text:p>Prevoz</text:p>
          </table:table-cell>
          <table:table-cell table:style-name="ce61" office:value-type="float" office:value="40" calcext:value-type="float">
            <text:p>40,00 €</text:p>
          </table:table-cell>
          <table:table-cell table:style-name="ce61" office:value-type="float" office:value="38" calcext:value-type="float">
            <text:p>38,00 €</text:p>
          </table:table-cell>
          <table:table-cell table:style-name="ce62" table:formula="of:=[$'mesečni stroški'.$D53]-[$'mesečni stroški'.$E53]" office:value-type="float" office:value="2" calcext:value-type="float">
            <text:p>2,00 €</text:p>
          </table:table-cell>
          <table:table-cell table:style-name="ce63" table:formula="of:=[$'mesečni stroški'.$E53]" office:value-type="float" office:value="38" calcext:value-type="float">
            <text:p>$38 </text:p>
          </table:table-cell>
          <table:table-cell table:number-columns-repeated="1017"/>
        </table:table-row>
        <table:table-row table:style-name="ro8">
          <table:table-cell/>
          <table:table-cell table:style-name="ce57" office:value-type="string" calcext:value-type="string">
            <text:p>Gorivo</text:p>
          </table:table-cell>
          <table:table-cell table:style-name="ce57" table:content-validation-name="val1" office:value-type="string" calcext:value-type="string">
            <text:p>Prevoz</text:p>
          </table:table-cell>
          <table:table-cell table:style-name="ce61" office:value-type="float" office:value="100" calcext:value-type="float">
            <text:p>100,00 €</text:p>
          </table:table-cell>
          <table:table-cell table:style-name="ce61" office:value-type="float" office:value="120" calcext:value-type="float">
            <text:p>120,00 €</text:p>
          </table:table-cell>
          <table:table-cell table:style-name="ce62" table:formula="of:=[$'mesečni stroški'.$D54]-[$'mesečni stroški'.$E54]" office:value-type="float" office:value="-20" calcext:value-type="float">
            <text:p>-20,00 €</text:p>
          </table:table-cell>
          <table:table-cell table:style-name="ce63" table:formula="of:=[$'mesečni stroški'.$E54]" office:value-type="float" office:value="120" calcext:value-type="float">
            <text:p>$120 </text:p>
          </table:table-cell>
          <table:table-cell table:number-columns-repeated="1017"/>
        </table:table-row>
        <table:table-row table:style-name="ro8">
          <table:table-cell/>
          <table:table-cell table:style-name="ce57" office:value-type="string" calcext:value-type="string">
            <text:p>Zavarovanje</text:p>
          </table:table-cell>
          <table:table-cell table:style-name="ce57" table:content-validation-name="val1" office:value-type="string" calcext:value-type="string">
            <text:p>Prevoz</text:p>
          </table:table-cell>
          <table:table-cell table:style-name="ce61" office:value-type="float" office:value="40" calcext:value-type="float">
            <text:p>40,00 €</text:p>
          </table:table-cell>
          <table:table-cell table:style-name="ce61" office:value-type="float" office:value="37" calcext:value-type="float">
            <text:p>37,00 €</text:p>
          </table:table-cell>
          <table:table-cell table:style-name="ce62" table:formula="of:=[$'mesečni stroški'.$D55]-[$'mesečni stroški'.$E55]" office:value-type="float" office:value="3" calcext:value-type="float">
            <text:p>3,00 €</text:p>
          </table:table-cell>
          <table:table-cell table:style-name="ce63" table:formula="of:=[$'mesečni stroški'.$E55]" office:value-type="float" office:value="37" calcext:value-type="float">
            <text:p>$37 </text:p>
          </table:table-cell>
          <table:table-cell table:number-columns-repeated="1017"/>
        </table:table-row>
        <table:table-row table:style-name="ro8">
          <table:table-cell/>
          <table:table-cell table:style-name="ce57" office:value-type="string" calcext:value-type="string">
            <text:p>Vzdrževanje</text:p>
          </table:table-cell>
          <table:table-cell table:style-name="ce57" table:content-validation-name="val1" office:value-type="string" calcext:value-type="string">
            <text:p>Prevoz</text:p>
          </table:table-cell>
          <table:table-cell table:style-name="ce61" office:value-type="float" office:value="80" calcext:value-type="float">
            <text:p>80,00 €</text:p>
          </table:table-cell>
          <table:table-cell table:style-name="ce61" office:value-type="float" office:value="50" calcext:value-type="float">
            <text:p>50,00 €</text:p>
          </table:table-cell>
          <table:table-cell table:style-name="ce62" table:formula="of:=[$'mesečni stroški'.$D56]-[$'mesečni stroški'.$E56]" office:value-type="float" office:value="30" calcext:value-type="float">
            <text:p>30,00 €</text:p>
          </table:table-cell>
          <table:table-cell table:style-name="ce63" table:formula="of:=[$'mesečni stroški'.$E56]" office:value-type="float" office:value="50" calcext:value-type="float">
            <text:p>$50 </text:p>
          </table:table-cell>
          <table:table-cell table:number-columns-repeated="1017"/>
        </table:table-row>
        <table:table-row table:style-name="ro8">
          <table:table-cell/>
          <table:table-cell table:style-name="ce57" office:value-type="string" calcext:value-type="string">
            <text:p>Parkirnina</text:p>
          </table:table-cell>
          <table:table-cell table:style-name="ce57" table:content-validation-name="val1" office:value-type="string" calcext:value-type="string">
            <text:p>Prevoz</text:p>
          </table:table-cell>
          <table:table-cell table:style-name="ce61" table:number-columns-repeated="2"/>
          <table:table-cell table:style-name="ce62" table:formula="of:=[$'mesečni stroški'.$D57]-[$'mesečni stroški'.$E57]" office:value-type="float" office:value="0" calcext:value-type="float">
            <text:p>0,00 €</text:p>
          </table:table-cell>
          <table:table-cell table:style-name="ce63" table:formula="of:=[$'mesečni stroški'.$E57]" office:value-type="float" office:value="0" calcext:value-type="float">
            <text:p>$0 </text:p>
          </table:table-cell>
          <table:table-cell table:number-columns-repeated="1017"/>
        </table:table-row>
        <table:table-row table:style-name="ro8">
          <table:table-cell/>
          <table:table-cell table:style-name="ce57" office:value-type="string" calcext:value-type="string">
            <text:p>Odplačilo vozila</text:p>
          </table:table-cell>
          <table:table-cell table:style-name="ce57" table:content-validation-name="val1" office:value-type="string" calcext:value-type="string">
            <text:p>Prevoz</text:p>
          </table:table-cell>
          <table:table-cell table:number-columns-repeated="2" table:style-name="ce61" office:value-type="float" office:value="300" calcext:value-type="float">
            <text:p>300,00 €</text:p>
          </table:table-cell>
          <table:table-cell table:style-name="ce62" table:formula="of:=[$'mesečni stroški'.$D58]-[$'mesečni stroški'.$E58]" office:value-type="float" office:value="0" calcext:value-type="float">
            <text:p>0,00 €</text:p>
          </table:table-cell>
          <table:table-cell table:style-name="ce63" table:formula="of:=[$'mesečni stroški'.$E58]" office:value-type="float" office:value="300" calcext:value-type="float">
            <text:p>$300 </text:p>
          </table:table-cell>
          <table:table-cell table:number-columns-repeated="1017"/>
        </table:table-row>
        <table:table-row table:style-name="ro8">
          <table:table-cell/>
          <table:table-cell office:value-type="string" calcext:value-type="string">
            <text:p>Skupaj</text:p>
          </table:table-cell>
          <table:table-cell/>
          <table:table-cell table:formula="of:=SUBTOTAL(109;[$'mesečni stroški'.$D$3:.$D$58])" office:value-type="float" office:value="3105" calcext:value-type="float">
            <text:p>3.105,00 €</text:p>
          </table:table-cell>
          <table:table-cell table:formula="of:=SUBTOTAL(109;[$'mesečni stroški'.$E$3:.$E$58])" office:value-type="float" office:value="2991" calcext:value-type="float">
            <text:p>2.991,00 €</text:p>
          </table:table-cell>
          <table:table-cell table:formula="of:=SUBTOTAL(109;[$'mesečni stroški'.$F$3:.$F$58])" office:value-type="float" office:value="114" calcext:value-type="float">
            <text:p>114,00 €</text:p>
          </table:table-cell>
          <table:table-cell table:style-name="ce64"/>
          <table:table-cell table:number-columns-repeated="1017"/>
        </table:table-row>
        <table:table-row table:style-name="ro8" table:number-rows-repeated="289">
          <table:table-cell table:number-columns-repeated="1024"/>
        </table:table-row>
        <table:table-row table:style-name="ro5" table:number-rows-repeated="1048227">
          <table:table-cell table:number-columns-repeated="1024"/>
        </table:table-row>
        <table:table-row table:style-name="ro5">
          <table:table-cell table:number-columns-repeated="1024"/>
        </table:table-row>
        <table:named-expressions>
          <table:named-range table:name="_xlnm.Print_Titles" table:base-cell-address="$'mesečno poročilo'.$A$1" table:cell-range-address="$'mesečni stroški'.$A$2:.$AMJ$2" table:range-usable-as="repeat-column repeat-row"/>
        </table:named-expressions>
        <calcext:conditional-formats>
          <calcext:conditional-format calcext:target-range-address="'mesečni stroški'.F3:'mesečni stroški'.F58">
            <calcext:condition calcext:apply-style-name="ConditionalStyle_14" calcext:value="formula-is([.F3]&lt;0)" calcext:base-cell-address="'mesečni stroški'.F3"/>
            <calcext:icon-set calcext:icon-set-type="3Triangles">
              <calcext:formatting-entry calcext:value="0" calcext:type="percent"/>
              <calcext:formatting-entry calcext:value="0" calcext:type="number"/>
              <calcext:formatting-entry calcext:value="1" calcext:type="number"/>
            </calcext:icon-set>
          </calcext:conditional-format>
          <calcext:conditional-format calcext:target-range-address="'mesečni stroški'.G3:'mesečni stroški'.G58">
            <calcext:data-bar calcext:gradient="false" calcext:show-value="false" calcext:min-length="10" calcext:max-length="90" calcext:negative-color="#ff0000" calcext:positive-color="#9dab6d" calcext:axis-color="#000000">
              <calcext:formatting-entry calcext:value="0" calcext:type="auto-minimum"/>
              <calcext:formatting-entry calcext:value="0" calcext:type="auto-maximum"/>
            </calcext:data-bar>
          </calcext:conditional-format>
        </calcext:conditional-formats>
      </table:table>
      <table:table table:name="dodatno" table:style-name="ta3" table:protected="true">
        <loext:table-protection loext:select-unprotected-cells="true"/>
        <table:table-column table:style-name="co1" table:default-cell-style-name="Default"/>
        <table:table-column table:style-name="co24" table:default-cell-style-name="Default"/>
        <table:table-column table:style-name="co25" table:default-cell-style-name="ce52"/>
        <table:table-column table:style-name="co26" table:default-cell-style-name="Default"/>
        <table:table-column table:style-name="co27" table:default-cell-style-name="Default"/>
        <table:table-column table:style-name="co23" table:number-columns-repeated="1019" table:default-cell-style-name="Default"/>
        <table:table-row table:style-name="ro9">
          <table:table-cell/>
          <table:table-cell table:style-name="ce65" office:value-type="string" calcext:value-type="string">
            <text:p>Vrtilna tabela za grafikon Pregled proračuna</text:p>
          </table:table-cell>
          <table:table-cell table:style-name="Default"/>
          <table:table-cell/>
          <table:table-cell table:style-name="ce65" office:value-type="string" calcext:value-type="string">
            <text:p>Vrednosti v padajočem seznamu kategorij</text:p>
          </table:table-cell>
          <table:table-cell table:number-columns-repeated="1019"/>
        </table:table-row>
        <table:table-row table:style-name="ro5">
          <table:table-cell/>
          <table:table-cell table:style-name="ce45" office:value-type="string" calcext:value-type="string">
            <text:p>Kategorija</text:p>
          </table:table-cell>
          <table:table-cell table:style-name="ce66" office:value-type="string" calcext:value-type="string">
            <text:p>Dejanski stroški2</text:p>
          </table:table-cell>
          <table:table-cell/>
          <table:table-cell table:style-name="ce67" office:value-type="string" calcext:value-type="string">
            <text:p>Seznam kategorij</text:p>
          </table:table-cell>
          <table:table-cell table:number-columns-repeated="1019"/>
        </table:table-row>
        <table:table-row table:style-name="ro8">
          <table:table-cell/>
          <table:table-cell table:style-name="ce46" office:value-type="string" calcext:value-type="string">
            <text:p>Darila in dobrodelnost</text:p>
          </table:table-cell>
          <table:table-cell office:value-type="float" office:value="40" calcext:value-type="float">
            <text:p>40,00 €</text:p>
          </table:table-cell>
          <table:table-cell/>
          <table:table-cell office:value-type="string" calcext:value-type="string">
            <text:p>Otroci</text:p>
          </table:table-cell>
          <table:table-cell table:number-columns-repeated="1019"/>
        </table:table-row>
        <table:table-row table:style-name="ro8">
          <table:table-cell/>
          <table:table-cell table:style-name="ce46" office:value-type="string" calcext:value-type="string">
            <text:p>Davki</text:p>
          </table:table-cell>
          <table:table-cell office:value-type="float" office:value="50" calcext:value-type="float">
            <text:p>50,00 €</text:p>
          </table:table-cell>
          <table:table-cell/>
          <table:table-cell office:value-type="string" calcext:value-type="string">
            <text:p>Zabava</text:p>
          </table:table-cell>
          <table:table-cell table:number-columns-repeated="1019"/>
        </table:table-row>
        <table:table-row table:style-name="ro8">
          <table:table-cell/>
          <table:table-cell table:style-name="ce46" office:value-type="string" calcext:value-type="string">
            <text:p>Hišni ljubljenčki</text:p>
          </table:table-cell>
          <table:table-cell office:value-type="float" office:value="90" calcext:value-type="float">
            <text:p>90,00 €</text:p>
          </table:table-cell>
          <table:table-cell/>
          <table:table-cell office:value-type="string" calcext:value-type="string">
            <text:p>Hrana</text:p>
          </table:table-cell>
          <table:table-cell table:number-columns-repeated="1019"/>
        </table:table-row>
        <table:table-row table:style-name="ro8">
          <table:table-cell/>
          <table:table-cell table:style-name="ce46" office:value-type="string" calcext:value-type="string">
            <text:p>Hrana</text:p>
          </table:table-cell>
          <table:table-cell office:value-type="float" office:value="660" calcext:value-type="float">
            <text:p>660,00 €</text:p>
          </table:table-cell>
          <table:table-cell/>
          <table:table-cell office:value-type="string" calcext:value-type="string">
            <text:p>Darila in dobrodelnost</text:p>
          </table:table-cell>
          <table:table-cell table:number-columns-repeated="1019"/>
        </table:table-row>
        <table:table-row table:style-name="ro8">
          <table:table-cell/>
          <table:table-cell table:style-name="ce46" office:value-type="string" calcext:value-type="string">
            <text:p>Krediti</text:p>
          </table:table-cell>
          <table:table-cell office:value-type="float" office:value="200" calcext:value-type="float">
            <text:p>200,00 €</text:p>
          </table:table-cell>
          <table:table-cell/>
          <table:table-cell office:value-type="string" calcext:value-type="string">
            <text:p>Namestitev</text:p>
          </table:table-cell>
          <table:table-cell table:number-columns-repeated="1019"/>
        </table:table-row>
        <table:table-row table:style-name="ro8">
          <table:table-cell/>
          <table:table-cell table:style-name="ce46" office:value-type="string" calcext:value-type="string">
            <text:p>Namestitev</text:p>
          </table:table-cell>
          <table:table-cell office:value-type="float" office:value="525" calcext:value-type="float">
            <text:p>525,00 €</text:p>
          </table:table-cell>
          <table:table-cell/>
          <table:table-cell office:value-type="string" calcext:value-type="string">
            <text:p>Zavarovanje</text:p>
          </table:table-cell>
          <table:table-cell table:number-columns-repeated="1019"/>
        </table:table-row>
        <table:table-row table:style-name="ro8">
          <table:table-cell/>
          <table:table-cell table:style-name="ce46" office:value-type="string" calcext:value-type="string">
            <text:p>Osebna nega</text:p>
          </table:table-cell>
          <table:table-cell office:value-type="float" office:value="140" calcext:value-type="float">
            <text:p>140,00 €</text:p>
          </table:table-cell>
          <table:table-cell/>
          <table:table-cell office:value-type="string" calcext:value-type="string">
            <text:p>Krediti</text:p>
          </table:table-cell>
          <table:table-cell table:number-columns-repeated="1019"/>
        </table:table-row>
        <table:table-row table:style-name="ro8">
          <table:table-cell/>
          <table:table-cell table:style-name="ce46" office:value-type="string" calcext:value-type="string">
            <text:p>Otroci</text:p>
          </table:table-cell>
          <table:table-cell office:value-type="float" office:value="240" calcext:value-type="float">
            <text:p>240,00 €</text:p>
          </table:table-cell>
          <table:table-cell/>
          <table:table-cell office:value-type="string" calcext:value-type="string">
            <text:p>Osebna nega</text:p>
          </table:table-cell>
          <table:table-cell table:number-columns-repeated="1019"/>
        </table:table-row>
        <table:table-row table:style-name="ro8">
          <table:table-cell/>
          <table:table-cell table:style-name="ce46" office:value-type="string" calcext:value-type="string">
            <text:p>Prevoz</text:p>
          </table:table-cell>
          <table:table-cell office:value-type="float" office:value="545" calcext:value-type="float">
            <text:p>545,00 €</text:p>
          </table:table-cell>
          <table:table-cell/>
          <table:table-cell office:value-type="string" calcext:value-type="string">
            <text:p>Hišni ljubljenčki</text:p>
          </table:table-cell>
          <table:table-cell table:number-columns-repeated="1019"/>
        </table:table-row>
        <table:table-row table:style-name="ro8">
          <table:table-cell/>
          <table:table-cell table:style-name="ce46" office:value-type="string" calcext:value-type="string">
            <text:p>Prihranki ali naložbe</text:p>
          </table:table-cell>
          <table:table-cell office:value-type="float" office:value="100" calcext:value-type="float">
            <text:p>100,00 €</text:p>
          </table:table-cell>
          <table:table-cell/>
          <table:table-cell office:value-type="string" calcext:value-type="string">
            <text:p>Prihranki ali naložbe</text:p>
          </table:table-cell>
          <table:table-cell table:number-columns-repeated="1019"/>
        </table:table-row>
        <table:table-row table:style-name="ro8">
          <table:table-cell/>
          <table:table-cell table:style-name="ce46" office:value-type="string" calcext:value-type="string">
            <text:p>Zabava</text:p>
          </table:table-cell>
          <table:table-cell office:value-type="float" office:value="193" calcext:value-type="float">
            <text:p>193,00 €</text:p>
          </table:table-cell>
          <table:table-cell/>
          <table:table-cell office:value-type="string" calcext:value-type="string">
            <text:p>Davki</text:p>
          </table:table-cell>
          <table:table-cell table:number-columns-repeated="1019"/>
        </table:table-row>
        <table:table-row table:style-name="ro8">
          <table:table-cell/>
          <table:table-cell table:style-name="ce46" office:value-type="string" calcext:value-type="string">
            <text:p>Zavarovanje</text:p>
          </table:table-cell>
          <table:table-cell office:value-type="float" office:value="208" calcext:value-type="float">
            <text:p>208,00 €</text:p>
          </table:table-cell>
          <table:table-cell/>
          <table:table-cell office:value-type="string" calcext:value-type="string">
            <text:p>Prevoz</text:p>
          </table:table-cell>
          <table:table-cell table:number-columns-repeated="1019"/>
        </table:table-row>
        <table:table-row table:style-name="ro8">
          <table:table-cell/>
          <table:table-cell table:style-name="ce46" office:value-type="string" calcext:value-type="string">
            <text:p>Skupna vsota</text:p>
          </table:table-cell>
          <table:table-cell office:value-type="float" office:value="2991" calcext:value-type="float">
            <text:p>2.991,00 €</text:p>
          </table:table-cell>
          <table:table-cell table:number-columns-repeated="1021"/>
        </table:table-row>
        <table:table-row table:style-name="ro5" table:number-rows-repeated="1048560">
          <table:table-cell table:number-columns-repeated="1024"/>
        </table:table-row>
        <table:table-row table:style-name="ro5">
          <table:table-cell table:number-columns-repeated="1024"/>
        </table:table-row>
      </table:table>
      <table:named-expressions>
        <table:named-expression table:name="BudgetCategory" table:base-cell-address="$'mesečno poročilo'.$A$1" table:expression="[$dodatno.$E$3:.$E$14]"/>
        <table:named-expression table:name="Razčlenjevalnik_Kategorija" table:base-cell-address="$'mesečno poročilo'.$A$1" table:expression="#N/A"/>
      </table:named-expressions>
      <table:database-ranges>
        <table:database-range table:name="BudgetCategoryLookup" table:target-range-address="dodatno.E2:dodatno.E14" table:display-filter-buttons="true">
          <table:filter>
            <table:filter-and>
              <table:filter-condition table:field-number="0" table:value="Krediti" table:operator="="/>
            </table:filter-and>
          </table:filter>
        </table:database-range>
        <table:database-range table:name="BudgetDetails" table:target-range-address="'mesečni stroški'.B2:'mesečni stroški'.G59"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2" svg:font-family="Cambria"/>
    <style:font-face style:name="Cambria1" svg:font-family="Cambria" style:font-family-generic="roman"/>
    <style:font-face style:name="Cambria" svg:font-family="Cambria" style:font-family-generic="swiss"/>
    <style:font-face style:name="Franklin Gothic Book" svg:font-family="'Franklin Gothic Book'"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sl" fo:country="non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sl" fo:country="non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14P0" style:volatile="true">
      <loext:text> </loext:text>
      <loext:fill-character> </loext:fill-character>
      <number:number number:decimal-places="2" loext:min-decimal-places="2" number:min-integer-digits="1" number:grouping="true"/>
      <number:text> € </number:text>
    </number:number-style>
    <number:number-style style:name="N114P1" style:volatile="true">
      <loext:text>-</loext:text>
      <loext:fill-character> </loext:fill-character>
      <number:number number:decimal-places="2" loext:min-decimal-places="2" number:min-integer-digits="1" number:grouping="true"/>
      <number:text> € </number:text>
    </number:number-style>
    <number:number-style style:name="N114P2" style:volatile="true">
      <loext:text> </loext:text>
      <loext:fill-character> </loext:fill-character>
      <number:text>-</number:text>
      <number:number number:decimal-places="0" loext:min-decimal-places="0" number:min-integer-digits="0"/>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currency-style style:name="N124P0" style:volatile="true">
      <number:number number:decimal-places="2" loext:min-decimal-places="2" number:min-integer-digits="1" number:grouping="true"/>
      <number:text> </number:text>
      <number:currency-symbol number:language="sl" number:country="SI">€</number:currency-symbol>
    </number:currency-style>
    <number:currency-style style:name="N124">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24P0"/>
    </number:currency-style>
    <number:number-style style:name="N107P0" style:volatile="true">
      <number:number number:decimal-places="2" loext:min-decimal-places="2" number:min-integer-digits="1" number:grouping="true"/>
      <number:text> €</number:text>
    </number:number-style>
    <number:number-style style:name="N107">
      <style:text-properties fo:color="#ff0000"/>
      <number:text>-</number:text>
      <number:number number:decimal-places="2" loext:min-decimal-places="2"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number-style>
    <number:number-style style:name="N108">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0" loext:min-decimal-places="0" number:min-integer-digits="1" number:grouping="true"/>
    </number:number-style>
    <number:number-style style:name="N109">
      <style:text-properties fo:color="#ff0000"/>
      <number:text>-</number:text>
      <number:number number:decimal-places="0" loext:min-decimal-places="0"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number:text>-</number:text>
      <number:number number:decimal-places="2" loext:min-decimal-places="2"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style:text-properties fo:color="#ff0000"/>
      <number:text>-</number:text>
      <number:number number:decimal-places="2" loext:min-decimal-places="2" number:min-integer-digits="1" number:grouping="true"/>
      <style:map style:condition="value()&gt;=0" style:apply-style-name="N111P0"/>
    </number:number-style>
    <number:number-style style:name="N112P0" style:volatile="true">
      <loext:text> </loext:text>
      <loext:fill-character> </loext:fill-character>
      <number:number number:decimal-places="0" loext:min-decimal-places="0" number:min-integer-digits="1" number:grouping="true"/>
      <number:text> </number:text>
    </number:number-style>
    <number:number-style style:name="N112P1" style:volatile="true">
      <loext:text>-</loext:text>
      <loext:fill-character> </loext:fill-character>
      <number:number number:decimal-places="0" loext:min-decimal-places="0" number:min-integer-digits="1" number:grouping="true"/>
      <number:text> </number:text>
    </number:number-style>
    <number:number-style style:name="N112P2" style:volatile="true">
      <loext:text> </loext:text>
      <loext:fill-character> </loext:fill-character>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loext:text> </loext:text>
      <loext:fill-character> </loext:fill-character>
      <number:number number:decimal-places="2" loext:min-decimal-places="2" number:min-integer-digits="1" number:grouping="true"/>
      <number:text> </number:text>
    </number:number-style>
    <number:number-style style:name="N113P1" style:volatile="true">
      <loext:text>-</loext:text>
      <loext:fill-character> </loext:fill-character>
      <number:number number:decimal-places="2" loext:min-decimal-places="2" number:min-integer-digits="1" number:grouping="true"/>
      <number:text> </number:text>
    </number:number-style>
    <number:number-style style:name="N113P2" style:volatile="true">
      <loext:text> </loext:text>
      <loext:fill-character> </loext:fill-character>
      <number:text>-</number:text>
      <number:number number:decimal-places="0" loext:min-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0">
      <number:text>$</number:text>
      <number:number number:decimal-places="0" loext:min-decimal-places="0" number:min-integer-digits="1" number:grouping="true"/>
    </number:number-style>
    <number:number-style style:name="N121">
      <number:number number:decimal-places="2" loext:min-decimal-places="2" number:min-integer-digits="1" number:grouping="true"/>
      <number:text> €</number:text>
    </number:number-style>
    <number:number-style style:name="N122P0" style:volatile="true">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   </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style:style style:name="Default" style:family="table-cell">
      <style:table-cell-properties style:rotation-align="none" style:vertical-align="bottom"/>
      <style:text-properties fo:color="#2f2b20" style:font-name="Franklin Gothic Book" fo:font-family="'Franklin Gothic Book'" style:font-family-generic="swis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eading_20_1" style:display-name="Excel Built-in Heading 1" style:family="table-cell" style:parent-style-name="Default">
      <style:table-cell-properties style:diagonal-bl-tr="none" style:diagonal-tl-br="none" fo:border="none"/>
      <style:text-properties fo:color="#60594e" style:text-outline="false" style:text-line-through-style="none" style:text-line-through-type="none" style:font-name="Franklin Gothic Book" fo:font-family="'Franklin Gothic Book'"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Title" style:display-name="Excel Built-in Title" style:family="table-cell" style:parent-style-name="Default">
      <style:text-properties fo:color="#60594e"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onditionalStyle_5f_14" style:display-name="ConditionalStyle_14" style:family="table-cell" style:parent-style-name="Default">
      <style:text-properties fo:color="#ff0000"/>
    </style:style>
    <style:style style:name="Excel_20_Built-in_20_Currency" style:display-name="Excel Built-in Currency" style:family="table-cell" style:parent-style-name="Default" style:data-style-name="N114"/>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6.35mm" fo:margin-bottom="6.35mm" fo:margin-left="6.35mm" fo:margin-right="6.35mm" style:print-page-order="ttb" style:first-page-number="continue" style:scale-to="100%" style:table-centering="both"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15.9mm" fo:page-height="279.4mm" style:num-format="1" style:print-orientation="portrait" fo:margin-top="19.05mm" fo:margin-bottom="19.05mm" fo:margin-left="12.7mm" fo:margin-right="12.7mm" style:print-page-order="ttb" style:first-page-number="continue" loext:scale-to-X="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1-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odatno" style:display-name="PageStyle_dodatno" style:page-layout-name="Mpm3">
      <style:header style:display="false"/>
      <style:header-left style:display="false"/>
      <style:footer style:display="false"/>
      <style:footer-left style:display="false"/>
    </style:master-page>
    <style:master-page style:name="PageStyle_5f_mesečno_20_poročilo" style:display-name="PageStyle_mesečno poročilo" style:page-layout-name="Mpm4">
      <style:header style:display="false"/>
      <style:header-left style:display="false"/>
      <style:footer style:display="false"/>
      <style:footer-left style:display="false"/>
    </style:master-page>
    <style:master-page style:name="PageStyle_5f_mesečni_20_stroški" style:display-name="PageStyle_mesečni stroški"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želj Gregor</meta:initial-creator>
    <dc:creator>Anželj Gregor</dc:creator>
    <meta:creation-date>2012-08-23T20:13:10</meta:creation-date>
    <dc:date>2021-01-07T14:54:01</dc:date>
    <meta:editing-duration>P0D</meta:editing-duration>
    <meta:generator>LibreOffice/5.0.6.3$Windows_x86 LibreOffice_project/490fc03b25318460cfc54456516ea2519c11d1aa</meta:generator>
    <meta:document-statistic meta:table-count="3" meta:cell-count="445" meta:object-count="7"/>
    <meta:user-defined meta:name="AppVersion">16.0300</meta:user-defined>
    <meta:user-defined meta:name="ContentTypeId">0x0101006EDDDB5EE6D98C44930B742096920B300400F5B6D36B3EF94B4E9A635CDF2A18F5B8</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7P0" style:volatile="true">
      <number:number number:decimal-places="2" loext:min-decimal-places="2" number:min-integer-digits="1" number:grouping="true"/>
      <number:text> €</number:text>
    </number:number-style>
    <number:number-style style:name="N107">
      <style:text-properties fo:color="#ff0000"/>
      <number:text>-</number:text>
      <number:number number:decimal-places="2" loext:min-decimal-places="2" number:min-integer-digits="1" number:grouping="true"/>
      <number:text> €</number:text>
      <style:map style:condition="value()&gt;=0" style:apply-style-name="N107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style:style style:name="ch1" style:family="chart">
      <style:graphic-properties draw:stroke="none" draw:fill="none"/>
    </style:style>
    <style:style style:name="ch2" style:family="chart">
      <style:chart-properties chart:include-hidden-cells="false" chart:treat-empty-cells="leave-gap" chart:data-label-number="percentage" chart:data-label-text="true" chart:data-label-symbol="false"/>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chart:label-arrangement="side-by-side" chart:link-data-style-to-source="true" chart:visible="false" chart:axis-position="0" chart:tick-mark-position="at-axis"/>
      <style:graphic-properties svg:stroke-width="0.026cm" svg:stroke-color="#8b8a89"/>
      <style:text-properties fo:color="#2f2b20" style:text-position="0% 100%" fo:font-family="'Franklin Gothic Book'" fo:font-size="10pt" style:font-size-asian="10pt" style:font-size-complex="10pt"/>
    </style:style>
    <style:style style:name="ch4" style:family="chart" style:data-style-name="N107">
      <style:chart-properties chart:display-label="true" chart:tick-marks-major-inner="true" chart:tick-marks-major-outer="true" chart:tick-marks-minor-inner="true" chart:tick-marks-minor-outer="true" chart:logarithmic="false" chart:reverse-direction="true" text:line-break="false" chart:link-data-style-to-source="true" chart:visible="false" chart:axis-position="0" chart:tick-mark-position="at-axis"/>
      <style:graphic-properties svg:stroke-width="0.026cm" svg:stroke-color="#8b8a89"/>
      <style:text-properties fo:color="#2f2b20" style:text-position="0% 100%" fo:font-family="'Franklin Gothic Book'" fo:font-size="10pt" style:font-size-asian="10pt" style:font-size-complex="10pt"/>
    </style:style>
    <style:style style:name="ch5" style:family="chart" style:data-style-name="N123">
      <style:chart-properties chart:link-data-style-to-source="true" chart:data-label-number="percentage" chart:data-label-text="true" chart:data-label-symbol="false" chart:label-position="outside">
        <chart:label-separator>
          <text:p>; </text:p>
        </chart:label-separator>
      </style:chart-properties>
      <style:graphic-properties draw:stroke="none" draw:fill="gradient" draw:fill-gradient-name="msFillGradient_20_1"/>
      <style:text-properties fo:color="#2f2b20" style:text-position="0% 100%" fo:font-family="'Franklin Gothic Book'" fo:font-size="10pt" style:font-size-asian="10pt" style:font-size-complex="10pt"/>
    </style:style>
    <style:style style:name="ch6" style:family="chart">
      <style:chart-properties chart:solid-type="cuboid"/>
      <style:graphic-properties draw:fill-color="#004586" draw:fill-gradient-name="msFillGradient_20_2"/>
    </style:style>
    <style:style style:name="ch7" style:family="chart">
      <style:chart-properties chart:solid-type="cuboid"/>
      <style:graphic-properties draw:fill-color="#ff420e" draw:fill-gradient-name="msFillGradient_20_3"/>
    </style:style>
    <style:style style:name="ch8" style:family="chart">
      <style:chart-properties chart:solid-type="cuboid"/>
      <style:graphic-properties draw:fill-color="#ffd320" draw:fill-gradient-name="msFillGradient_20_4"/>
    </style:style>
    <style:style style:name="ch9" style:family="chart">
      <style:chart-properties chart:solid-type="cuboid"/>
      <style:graphic-properties draw:fill-color="#579d1c" draw:fill-gradient-name="msFillGradient_20_5"/>
    </style:style>
    <style:style style:name="ch10" style:family="chart">
      <style:chart-properties chart:solid-type="cuboid"/>
      <style:graphic-properties draw:fill-color="#7e0021" draw:fill-gradient-name="msFillGradient_20_6"/>
    </style:style>
    <style:style style:name="ch11" style:family="chart">
      <style:chart-properties chart:solid-type="cuboid"/>
      <style:graphic-properties draw:fill-color="#83caff" draw:fill-gradient-name="msFillGradient_20_7"/>
    </style:style>
    <style:style style:name="ch12" style:family="chart">
      <style:chart-properties chart:solid-type="cuboid"/>
      <style:graphic-properties draw:fill-color="#314004" draw:fill-gradient-name="msFillGradient_20_8"/>
    </style:style>
    <style:style style:name="ch13" style:family="chart">
      <style:chart-properties chart:solid-type="cuboid"/>
      <style:graphic-properties draw:fill-color="#aecf00" draw:fill-gradient-name="msFillGradient_20_9"/>
    </style:style>
    <style:style style:name="ch14" style:family="chart">
      <style:chart-properties chart:solid-type="cuboid"/>
      <style:graphic-properties draw:fill-color="#4b1f6f" draw:fill-gradient-name="msFillGradient_20_10"/>
    </style:style>
    <style:style style:name="ch15" style:family="chart">
      <style:chart-properties chart:solid-type="cuboid"/>
      <style:graphic-properties draw:fill-color="#ff950e" draw:fill-gradient-name="msFillGradient_20_11"/>
    </style:style>
    <style:style style:name="ch16" style:family="chart">
      <style:chart-properties chart:solid-type="cuboid"/>
      <style:graphic-properties draw:fill-color="#c5000b" draw:fill-gradient-name="msFillGradient_20_12"/>
    </style:style>
    <style:style style:name="ch17" style:family="chart">
      <style:chart-properties chart:solid-type="cuboid"/>
      <style:graphic-properties draw:fill-color="#0084d1" draw:fill-gradient-name="msFillGradient_20_13"/>
    </style:style>
    <style:style style:name="ch18" style:family="chart">
      <style:chart-properties chart:solid-type="cuboid"/>
      <style:graphic-properties draw:fill-color="#004586" draw:fill-gradient-name="msFillGradient_20_14"/>
    </style:style>
    <style:style style:name="ch19" style:family="chart">
      <style:graphic-properties draw:fill="solid" draw:fill-color="#ffffff"/>
    </style:style>
    <style:style style:name="ch20" style:family="chart">
      <style:graphic-properties draw:fill-color="#d9d9d9"/>
    </style:style>
  </office:automatic-styles>
  <office:body>
    <office:chart>
      <chart:chart svg:width="16.579cm" svg:height="9.192cm" xlink:href=".." xlink:type="simple" chart:class="chart:circle" chart:style-name="ch1">
        <chart:plot-area chart:style-name="ch2" table:cell-range-address="dodatno.B2:dodatno.C15" chart:data-source-has-labels="both" svg:x="1.259cm" svg:y="0.049cm" svg:width="14.085cm" svg:height="9.278cm">
          <chartooo:coordinate-region svg:x="0.816cm" svg:y="0.645cm" svg:width="15.313cm" svg:height="8.113cm"/>
          <chart:axis chart:dimension="x" chart:name="primary-x" chart:style-name="ch3" chartooo:axis-type="text">
            <chart:categories table:cell-range-address="dodatno.B3:dodatno.B15"/>
          </chart:axis>
          <chart:axis chart:dimension="y" chart:name="primary-y" chart:style-name="ch4"/>
          <chart:series chart:style-name="ch5" chart:values-cell-range-address="dodatno.C3:dodatno.C15" chart:label-cell-address="dodatno.C2:dodatno.C2" chart:class="chart:circle">
            <chart:data-point chart:style-name="ch6"/>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series>
          <chart:wall chart:style-name="ch19"/>
          <chart:floor chart:style-name="ch20"/>
        </chart:plot-area>
        <table:table table:name="local-table">
          <table:table-header-columns>
            <table:table-column/>
          </table:table-header-columns>
          <table:table-columns>
            <table:table-column/>
          </table:table-columns>
          <table:table-header-rows>
            <table:table-row>
              <table:table-cell>
                <text:p/>
              </table:table-cell>
              <table:table-cell office:value-type="string">
                <text:p>Dejanski stroški2</text:p>
                <draw:g>
                  <svg:desc>dodatno.C2:dodatno.C2</svg:desc>
                </draw:g>
              </table:table-cell>
            </table:table-row>
          </table:table-header-rows>
          <table:table-rows>
            <table:table-row>
              <table:table-cell office:value-type="string">
                <text:p>Darila in dobrodelnost</text:p>
                <draw:g>
                  <svg:desc>dodatno.B3:dodatno.B15</svg:desc>
                </draw:g>
              </table:table-cell>
              <table:table-cell office:value-type="float" office:value="40">
                <text:p>40</text:p>
                <draw:g>
                  <svg:desc>dodatno.C3:dodatno.C15</svg:desc>
                </draw:g>
              </table:table-cell>
            </table:table-row>
            <table:table-row>
              <table:table-cell office:value-type="string">
                <text:p>Davki</text:p>
              </table:table-cell>
              <table:table-cell office:value-type="float" office:value="50">
                <text:p>50</text:p>
              </table:table-cell>
            </table:table-row>
            <table:table-row>
              <table:table-cell office:value-type="string">
                <text:p>Hišni ljubljenčki</text:p>
              </table:table-cell>
              <table:table-cell office:value-type="float" office:value="90">
                <text:p>90</text:p>
              </table:table-cell>
            </table:table-row>
            <table:table-row>
              <table:table-cell office:value-type="string">
                <text:p>Hrana</text:p>
              </table:table-cell>
              <table:table-cell office:value-type="float" office:value="660">
                <text:p>660</text:p>
              </table:table-cell>
            </table:table-row>
            <table:table-row>
              <table:table-cell office:value-type="string">
                <text:p>Krediti</text:p>
              </table:table-cell>
              <table:table-cell office:value-type="float" office:value="200">
                <text:p>200</text:p>
              </table:table-cell>
            </table:table-row>
            <table:table-row>
              <table:table-cell office:value-type="string">
                <text:p>Namestitev</text:p>
              </table:table-cell>
              <table:table-cell office:value-type="float" office:value="525">
                <text:p>525</text:p>
              </table:table-cell>
            </table:table-row>
            <table:table-row>
              <table:table-cell office:value-type="string">
                <text:p>Osebna nega</text:p>
              </table:table-cell>
              <table:table-cell office:value-type="float" office:value="140">
                <text:p>140</text:p>
              </table:table-cell>
            </table:table-row>
            <table:table-row>
              <table:table-cell office:value-type="string">
                <text:p>Otroci</text:p>
              </table:table-cell>
              <table:table-cell office:value-type="float" office:value="240">
                <text:p>240</text:p>
              </table:table-cell>
            </table:table-row>
            <table:table-row>
              <table:table-cell office:value-type="string">
                <text:p>Prevoz</text:p>
              </table:table-cell>
              <table:table-cell office:value-type="float" office:value="545">
                <text:p>545</text:p>
              </table:table-cell>
            </table:table-row>
            <table:table-row>
              <table:table-cell office:value-type="string">
                <text:p>Prihranki ali naložbe</text:p>
              </table:table-cell>
              <table:table-cell office:value-type="float" office:value="100">
                <text:p>100</text:p>
              </table:table-cell>
            </table:table-row>
            <table:table-row>
              <table:table-cell office:value-type="string">
                <text:p>Zabava</text:p>
              </table:table-cell>
              <table:table-cell office:value-type="float" office:value="193">
                <text:p>193</text:p>
              </table:table-cell>
            </table:table-row>
            <table:table-row>
              <table:table-cell office:value-type="string">
                <text:p>Zavarovanje</text:p>
              </table:table-cell>
              <table:table-cell office:value-type="float" office:value="208">
                <text:p>208</text:p>
              </table:table-cell>
            </table:table-row>
            <table:table-row>
              <table:table-cell office:value-type="string">
                <text:p>Skupna vsota</text:p>
              </table:table-cell>
              <table:table-cell office:value-type="float" office:value="2991">
                <text:p>299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6.3$Windows_x86 LibreOffice_project/490fc03b25318460cfc54456516ea2519c11d1aa</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msFillGradient_20_1" draw:display-name="msFillGradient 1" draw:style="linear" draw:start-color="#a1b363" draw:end-color="#e0f2af" draw:start-intensity="100%" draw:end-intensity="100%" draw:angle="1800" draw:border="0%"/>
    <draw:gradient draw:name="msFillGradient_20_10" draw:display-name="msFillGradient 10" draw:style="linear" draw:start-color="#b8c493" draw:end-color="#e7f1c4" draw:start-intensity="100%" draw:end-intensity="100%" draw:angle="1800" draw:border="0%"/>
    <draw:gradient draw:name="msFillGradient_20_11" draw:display-name="msFillGradient 11" draw:style="linear" draw:start-color="#c2cca6" draw:end-color="#e7f5cb" draw:start-intensity="100%" draw:end-intensity="100%" draw:angle="1800" draw:border="0%"/>
    <draw:gradient draw:name="msFillGradient_20_12" draw:display-name="msFillGradient 12" draw:style="linear" draw:start-color="#ccd3b6" draw:end-color="#ebf6d3" draw:start-intensity="100%" draw:end-intensity="100%" draw:angle="1800" draw:border="0%"/>
    <draw:gradient draw:name="msFillGradient_20_13" draw:display-name="msFillGradient 13" draw:style="linear" draw:start-color="#d5dcc3" draw:end-color="#f0f7db" draw:start-intensity="100%" draw:end-intensity="100%" draw:angle="1800" draw:border="0%"/>
    <draw:gradient draw:name="msFillGradient_20_14" draw:display-name="msFillGradient 14" draw:style="linear" draw:start-color="#dee3d1" draw:end-color="#f3fae1" draw:start-intensity="100%" draw:end-intensity="100%" draw:angle="1800" draw:border="0%"/>
    <draw:gradient draw:name="msFillGradient_20_2" draw:display-name="msFillGradient 2" draw:style="linear" draw:start-color="#6b7742" draw:end-color="#cad1b8" draw:start-intensity="100%" draw:end-intensity="100%" draw:angle="1800" draw:border="0%"/>
    <draw:gradient draw:name="msFillGradient_20_3" draw:display-name="msFillGradient 3" draw:style="linear" draw:start-color="#778448" draw:end-color="#ced9b5" draw:start-intensity="100%" draw:end-intensity="100%" draw:angle="1800" draw:border="0%"/>
    <draw:gradient draw:name="msFillGradient_20_4" draw:display-name="msFillGradient 4" draw:style="linear" draw:start-color="#808e4f" draw:end-color="#d1dcb5" draw:start-intensity="100%" draw:end-intensity="100%" draw:angle="1800" draw:border="0%"/>
    <draw:gradient draw:name="msFillGradient_20_5" draw:display-name="msFillGradient 5" draw:style="linear" draw:start-color="#899954" draw:end-color="#d7e1b4" draw:start-intensity="100%" draw:end-intensity="100%" draw:angle="1800" draw:border="0%"/>
    <draw:gradient draw:name="msFillGradient_20_6" draw:display-name="msFillGradient 6" draw:style="linear" draw:start-color="#92a358" draw:end-color="#d9e7b2" draw:start-intensity="100%" draw:end-intensity="100%" draw:angle="1800" draw:border="0%"/>
    <draw:gradient draw:name="msFillGradient_20_7" draw:display-name="msFillGradient 7" draw:style="linear" draw:start-color="#99ab5e" draw:end-color="#dbecb1" draw:start-intensity="100%" draw:end-intensity="100%" draw:angle="1800" draw:border="0%"/>
    <draw:gradient draw:name="msFillGradient_20_8" draw:display-name="msFillGradient 8" draw:style="linear" draw:start-color="#a1b363" draw:end-color="#e0f2af" draw:start-intensity="100%" draw:end-intensity="100%" draw:angle="1800" draw:border="0%"/>
    <draw:gradient draw:name="msFillGradient_20_9" draw:display-name="msFillGradient 9" draw:style="linear" draw:start-color="#adbb7d" draw:end-color="#e2f3b8" draw:start-intensity="100%" draw:end-intensity="100%" draw:angle="1800" draw:border="0%"/>
  </office:styles>
</office:document-styles>
</file>